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28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7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3138in"/>
    </style:style>
    <style:style style:name="co7" style:family="table-column">
      <style:table-column-properties fo:break-before="auto" style:column-width="2.0083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7.653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8398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7319in"/>
    </style:style>
    <style:style style:name="co15" style:family="table-column">
      <style:table-column-properties fo:break-before="auto" style:column-width="1.0752in"/>
    </style:style>
    <style:style style:name="co16" style:family="table-column">
      <style:table-column-properties fo:break-before="auto" style:column-width="1.0327in"/>
    </style:style>
    <style:style style:name="co17" style:family="table-column">
      <style:table-column-properties fo:break-before="auto" style:column-width="23.0764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11.385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66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0"/>
    <style:style style:name="ce3" style:family="table-cell" style:parent-style-name="Default" style:data-style-name="N11"/>
    <style:style style:name="ce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 style:data-style-name="N120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 style:data-style-name="N11">
      <style:table-cell-properties fo:border-bottom="none" fo:border-left="0.99pt solid #000000" fo:border-right="none" fo:border-top="none"/>
    </style:style>
    <style:style style:name="ce13" style:family="table-cell" style:parent-style-name="Pivot_20_Table_20_Value" style:data-style-name="N11">
      <style:table-cell-properties fo:border-bottom="2.01pt solid #000000" fo:border-left="0.99pt solid #000000" fo:border-right="none" fo:border-top="none"/>
    </style:style>
    <style:style style:name="ce14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5" style:family="table-cell" style:parent-style-name="Pivot_20_Table_20_Category">
      <style:table-cell-properties fo:border-bottom="0.99pt solid #000000" fo:border-left="none" fo:border-right="none" fo:border-top="none"/>
    </style:style>
    <style:style style:name="ce16" style:family="table-cell" style:parent-style-name="Pivot_20_Table_20_Value" style:data-style-name="N120">
      <style:table-cell-properties fo:border-bottom="none" fo:border-left="none" fo:border-right="none" fo:border-top="0.99pt solid #000000"/>
    </style:style>
    <style:style style:name="ce17" style:family="table-cell" style:parent-style-name="Pivot_20_Table_20_Value" style:data-style-name="N11"/>
    <style:style style:name="ce18" style:family="table-cell" style:parent-style-name="Pivot_20_Table_20_Value" style:data-style-name="N11">
      <style:table-cell-properties fo:border-bottom="2.01pt solid #000000" fo:border-left="none" fo:border-right="none" fo:border-top="none"/>
    </style:style>
    <style:style style:name="ce19" style:family="table-cell" style:parent-style-name="Pivot_20_Table_20_Value" style:data-style-name="N120">
      <style:table-cell-properties fo:border-bottom="none" fo:border-left="none" fo:border-right="0.99pt solid #000000" fo:border-top="0.99pt solid #000000"/>
    </style:style>
    <style:style style:name="ce20" style:family="table-cell" style:parent-style-name="Pivot_20_Table_20_Value" style:data-style-name="N11">
      <style:table-cell-properties fo:border-bottom="none" fo:border-left="none" fo:border-right="0.99pt solid #000000" fo:border-top="none"/>
    </style:style>
    <style:style style:name="ce21" style:family="table-cell" style:parent-style-name="Pivot_20_Table_20_Value" style:data-style-name="N11">
      <style:table-cell-properties fo:border-bottom="2.01pt solid #000000" fo:border-left="none" fo:border-right="0.99pt solid #000000" fo:border-top="none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12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11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11">
      <style:table-cell-properties fo:border-bottom="2.01pt solid #000000" fo:border-left="0.99pt solid #000000" fo:border-right="2.01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ce2"/>
        <table:table-column table:style-name="co17" table:visibility="collapse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number-columns-repeated="3" table:default-cell-style-name="ce3"/>
        <table:table-row table:style-name="ro1">
          <table:table-cell office:value-type="string">
            <text:p>#==================== COMMENTS ====================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TRSP benchmark (../Instances/trsp/pillac/crew25)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 office:value-type="string">
            <text:p>#==================================================</text:p>
          </table:table-cell>
          <table:table-cell table:number-columns-repeated="6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9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2">
          <table:table-cell office:value-type="string">
            <text:p>name</text:p>
          </table:table-cell>
          <table:table-cell office:value-type="string">
            <text:p>group</text:p>
          </table:table-cell>
          <table:table-cell office:value-type="string">
            <text:p>size</text:p>
          </table:table-cell>
          <table:table-cell office:value-type="string">
            <text:p>crew</text:p>
          </table:table-cell>
          <table:table-cell office:value-type="string">
            <text:p>dod</text:p>
          </table:table-cell>
          <table:table-cell office:value-type="string">
            <text:p>run</text:p>
          </table:table-cell>
          <table:table-cell office:value-type="string">
            <text:p>comment</text:p>
          </table:table-cell>
          <table:table-cell table:style-name="Default" office:value-type="string">
            <text:p>terminated</text:p>
          </table:table-cell>
          <table:table-cell office:value-type="string">
            <text:p>times</text:p>
          </table:table-cell>
          <table:table-cell office:value-type="string">
            <text:p>final_cost</text:p>
          </table:table-cell>
          <table:table-cell office:value-type="string">
            <text:p>final_dur</text:p>
          </table:table-cell>
          <table:table-cell office:value-type="string">
            <text:p>final_bal</text:p>
          </table:table-cell>
          <table:table-cell office:value-type="string">
            <text:p>bks</text:p>
          </table:table-cell>
          <table:table-cell office:value-type="string">
            <text:p>static_cost</text:p>
          </table:table-cell>
          <table:table-cell office:value-type="string">
            <text:p>static_dur</text:p>
          </table:table-cell>
          <table:table-cell office:value-type="string">
            <text:p>static_bal</text:p>
          </table:table-cell>
          <table:table-cell office:value-type="string">
            <text:p>static_num_req</text:p>
          </table:table-cell>
          <table:table-cell table:style-name="Default" office:value-type="string">
            <text:p>rejected_count</text:p>
          </table:table-cell>
          <table:table-cell office:value-type="string">
            <text:p>rejected</text:p>
          </table:table-cell>
          <table:table-cell office:value-type="string">
            <text:p>seeds</text:p>
          </table:table-cell>
          <table:table-cell office:value-type="string">
            <text:p>final_sol</text:p>
          </table:table-cell>
          <table:table-cell table:style-name="Default" office:value-type="string">
            <text:p>vi</text:p>
          </table:table-cell>
          <table:table-cell table:style-name="Default" office:value-type="string">
            <text:p>vi_dist</text:p>
          </table:table-cell>
          <table:table-cell table:style-name="Default" office:value-type="string">
            <text:p>vi_bal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1.100_25-5-5-5_rd_10.txt</text:p>
          </table:table-cell>
          <table:table-cell office:value-type="string">
            <text:p>true</text:p>
          </table:table-cell>
          <table:table-cell office:value-type="string">
            <text:p>22786,5589,6765,7234,7955,9241,10374,11374,11548,12206,11848</text:p>
          </table:table-cell>
          <table:table-cell office:value-type="float" office:value="12960.2287">
            <text:p>12960.2287</text:p>
          </table:table-cell>
          <table:table-cell office:value-type="float" office:value="14544.3686">
            <text:p>14544.3686</text:p>
          </table:table-cell>
          <table:table-cell office:value-type="float" office:value="970.4827">
            <text:p>970.4827</text:p>
          </table:table-cell>
          <table:table-cell office:value-type="float" office:value="11082.8108">
            <text:p>11082.8108</text:p>
          </table:table-cell>
          <table:table-cell office:value-type="float" office:value="12944.0566">
            <text:p>12944.0566</text:p>
          </table:table-cell>
          <table:table-cell office:value-type="float" office:value="11967.9478">
            <text:p>11967.9478</text:p>
          </table:table-cell>
          <table:table-cell office:value-type="float" office:value="975.1088">
            <text:p>975.1088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38, 72, 109]</text:p>
          </table:table-cell>
          <table:table-cell office:value-type="string">
            <text:p>[1,2,3,4,5,6]</text:p>
          </table:table-cell>
          <table:table-cell office:value-type="string">
            <text:p>&lt;1,83,85,84,105,126|2,30,127|3,57,58,128|4,154,69,71,70,73,76,75,129|5,155,31,29,27,130|6,156,68,66,65,131|7,157,110,125,124,26,100,132|8,45,28,32,33,133|9,159,49,50,52,134|10,160,121,44,40,41,39,37,135|11,34,51,48,47,77,74,136|12,162,42,43,54,55,53,137|13,163,89,93,91,94,138|14,164,92,80,139|15,106,103,87,35,36,140|16,56,166,99,98,102,114,116,141|17,123,142|18,168,82,79,143|19,112,144|20,170,60,62,63,64,61,59,46,145|21,115,171,120,119,117,118,122,113,146|22,172,90,88,108,107,147|23,173,67,111,96,148|24,78,81,97,149|25,101,95,86,104,150&gt;</text:p>
          </table:table-cell>
          <table:table-cell table:formula="of:=([.J7]-[.N7])/[.N7]" office:value-type="percentage" office:value="0.00124938421545528">
            <text:p>0.12%</text:p>
          </table:table-cell>
          <table:table-cell table:formula="of:=([.K7]-[.O7])/[.O7]" office:value-type="percentage" office:value="0.215276741096748">
            <text:p>21.53%</text:p>
          </table:table-cell>
          <table:table-cell table:formula="of:=([.L7]-[.P7])/[.P7]" office:value-type="percentage" office:value="-0.00474418854593452">
            <text:p>-0.47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1.100_25-5-5-5_rd_30.txt</text:p>
          </table:table-cell>
          <table:table-cell office:value-type="string">
            <text:p>true</text:p>
          </table:table-cell>
          <table:table-cell office:value-type="string">
            <text:p>16790,4226,5104,8305,6721,7564,7990,8881,9533,10457,11385,11695,13232,14373,15573,15380,16891,18267,19146,19414,20663,22015,20762,20754,21321,20608,22373,19995,16885,10676</text:p>
          </table:table-cell>
          <table:table-cell office:value-type="float" office:value="16587.0448">
            <text:p>16587.0448</text:p>
          </table:table-cell>
          <table:table-cell office:value-type="float" office:value="15510.5604">
            <text:p>15510.5604</text:p>
          </table:table-cell>
          <table:table-cell office:value-type="float" office:value="1075.4843">
            <text:p>1075.4843</text:p>
          </table:table-cell>
          <table:table-cell office:value-type="float" office:value="11082.8108">
            <text:p>11082.8108</text:p>
          </table:table-cell>
          <table:table-cell office:value-type="float" office:value="12999.0905">
            <text:p>12999.0905</text:p>
          </table:table-cell>
          <table:table-cell office:value-type="float" office:value="11852.746">
            <text:p>11852.746</text:p>
          </table:table-cell>
          <table:table-cell office:value-type="float" office:value="1145.3445">
            <text:p>1145.3445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8, 49, 52, 92]</text:p>
          </table:table-cell>
          <table:table-cell office:value-type="string">
            <text:p>[1,2,3,4,5,6]</text:p>
          </table:table-cell>
          <table:table-cell office:value-type="string">
            <text:p>&lt;1,151,80,126|2,152,127|3,57,58,128|4,154,112,88,129|5,155,39,37,29,130|6,156,68,79,78,81,131|7,157,107,109,102,104,27,26,100,132|8,45,158,28,32,133|9,82,159,71,70,73,91,94,134|10,160,42,44,40,110,135|11,99,97,161,53,31,124,136|12,162,67,33,54,48,137|13,163,90,101,96,95,98,89,93,138|14,164,87,139|15,106,111,108,140|16,115,141|17,123,167,50,119,117,118,142|18,168,41,51,76,47,143|19,169,103,144|20,170,55,34,113,105,46,145|21,30,171,66,60,62,63,64,61,59,75,77,72,146|22,172,121,120,35,36,122,125,114,116,74,147|23,173,56,65,69,83,85,148|24,43,149|25,86,84,150&gt;</text:p>
          </table:table-cell>
          <table:table-cell table:formula="of:=([.J8]-[.N8])/[.N8]" office:value-type="percentage" office:value="0.27601579510505">
            <text:p>27.60%</text:p>
          </table:table-cell>
          <table:table-cell table:formula="of:=([.K8]-[.O8])/[.O8]" office:value-type="percentage" office:value="0.308604807696039">
            <text:p>30.86%</text:p>
          </table:table-cell>
          <table:table-cell table:formula="of:=([.L8]-[.P8])/[.P8]" office:value-type="percentage" office:value="-0.0609949233614863">
            <text:p>-6.10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1.100_25-5-5-5_rd_50.txt</text:p>
          </table:table-cell>
          <table:table-cell office:value-type="string">
            <text:p>true</text:p>
          </table:table-cell>
          <table:table-cell office:value-type="string">
            <text:p>10076,2508,2776,3472,3612,5455,4471,5535,5635,6913,6674,8132,7934,9487,8890,10816,10756,12930,12350,13565,13939,13811,13962,15430,16006,14741,17208,18332,18008,19099,20739,20085,20772,20287,22115,21372,21803,19886,22053,18557,19892,20337,20053,16586,14005</text:p>
          </table:table-cell>
          <table:table-cell office:value-type="float" office:value="16603.2052">
            <text:p>16603.2052</text:p>
          </table:table-cell>
          <table:table-cell office:value-type="float" office:value="16400.2862">
            <text:p>16400.2862</text:p>
          </table:table-cell>
          <table:table-cell office:value-type="float" office:value="976.0229">
            <text:p>976.0229</text:p>
          </table:table-cell>
          <table:table-cell office:value-type="float" office:value="11082.8108">
            <text:p>11082.8108</text:p>
          </table:table-cell>
          <table:table-cell office:value-type="float" office:value="12339.1563">
            <text:p>12339.1563</text:p>
          </table:table-cell>
          <table:table-cell office:value-type="float" office:value="11366.3016">
            <text:p>11366.3016</text:p>
          </table:table-cell>
          <table:table-cell office:value-type="float" office:value="971.8547">
            <text:p>971.8547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28, 30, 51, 58, 67, 68, 123]</text:p>
          </table:table-cell>
          <table:table-cell office:value-type="string">
            <text:p>[1,2,3,4,5,6]</text:p>
          </table:table-cell>
          <table:table-cell office:value-type="string">
            <text:p>&lt;1,90,151,71,39,37,126|2,152,32,127|3,57,153,78,128|4,154,49,50,52,54,129|5,155,88,130|6,156,45,66,131|7,157,121,63,125,124,132|8,38,42,43,158,95,86,73,76,75,77,72,133|9,159,56,60,62,102,104,105,134|10,44,160,109,110,113,135|11,119,40,41,136|12,162,53,137|13,163,80,36,34,89,114,116,138|14,164,106,103,101,96,98,31,48,139|15,115,55,70,29,27,26,100,140|16,166,69,83,85,93,91,94,141|17,167,108,107,118,122,142|18,168,79,143|19,169,65,81,97,61,59,144|20,170,47,46,74,145|21,92,171,120,33,35,146|22,172,112,111,147|23,173,87,99,148|24,82,149|25,117,64,84,150&gt;</text:p>
          </table:table-cell>
          <table:table-cell table:formula="of:=([.J9]-[.N9])/[.N9]" office:value-type="percentage" office:value="0.345570539535187">
            <text:p>34.56%</text:p>
          </table:table-cell>
          <table:table-cell table:formula="of:=([.K9]-[.O9])/[.O9]" office:value-type="percentage" office:value="0.442886769782706">
            <text:p>44.29%</text:p>
          </table:table-cell>
          <table:table-cell table:formula="of:=([.L9]-[.P9])/[.P9]" office:value-type="percentage" office:value="0.00428891273561786">
            <text:p>0.43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1.100_25-5-5-5_rd_70.txt</text:p>
          </table:table-cell>
          <table:table-cell office:value-type="string">
            <text:p>true</text:p>
          </table:table-cell>
          <table:table-cell office:value-type="string">
            <text:p>4368,1170,1329,1698,1725,2360,2158,2721,2671,3711,3221,3870,3770,4458,4366,5426,4961,5911,5991,6701,6899,7874,7576,8723,8440,9533,9148,9872,9983,11524,10876,12480,11872,13737,13474,16188,15150,16705,17023,19099,18476,20563,20428,21320,20615,20413,21522,24298,22286,24470,24984,25784,26462,27181,25850,24024,24631,25172,28377,28564,24912,24225,25084,24339,26389,22582,22285,13192,12614</text:p>
          </table:table-cell>
          <table:table-cell office:value-type="float" office:value="17185.3605">
            <text:p>17185.3605</text:p>
          </table:table-cell>
          <table:table-cell office:value-type="float" office:value="16200.0381">
            <text:p>16200.0381</text:p>
          </table:table-cell>
          <table:table-cell office:value-type="float" office:value="984.3224">
            <text:p>984.3224</text:p>
          </table:table-cell>
          <table:table-cell office:value-type="float" office:value="11082.8108">
            <text:p>11082.8108</text:p>
          </table:table-cell>
          <table:table-cell office:value-type="float" office:value="11682.535">
            <text:p>11682.535</text:p>
          </table:table-cell>
          <table:table-cell office:value-type="float" office:value="11022.6102">
            <text:p>11022.6102</text:p>
          </table:table-cell>
          <table:table-cell office:value-type="float" office:value="658.9248">
            <text:p>658.9248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29, 33, 38, 42, 49, 51, 53, 54, 57, 67, 94, 115, 119]</text:p>
          </table:table-cell>
          <table:table-cell office:value-type="string">
            <text:p>[1,2,3,4,5,6]</text:p>
          </table:table-cell>
          <table:table-cell office:value-type="string">
            <text:p>&lt;1,120,151,62,126|2,152,52,55,64,127|3,153,32,71,70,73,75,77,74,128|4,154,92,66,129|5,97,86,130|6,156,61,59,131|7,157,121,132|8,158,112,133|9,159,103,101,96,95,110,104,105,134|10,160,56,60,135|11,30,161,43,44,40,63,31,124,116,100,136|12,162,113,93,137|13,163,82,99,36,39,37,27,26,72,138|14,164,45,50,139|15,65,140|16,28,166,83,85,48,47,46,141|17,123,167,89,142|18,168,79,78,81,98,102,114,143|19,169,90,88,108,107,109,122,125,144|20,170,35,41,34,145|21,171,106,146|22,172,80,87,117,118,76,91,147|23,173,111,69,148|24,58,149|25,68,84,150&gt;</text:p>
          </table:table-cell>
          <table:table-cell table:formula="of:=([.J10]-[.N10])/[.N10]" office:value-type="percentage" office:value="0.471030088931897">
            <text:p>47.10%</text:p>
          </table:table-cell>
          <table:table-cell table:formula="of:=([.K10]-[.O10])/[.O10]" office:value-type="percentage" office:value="0.469709787977443">
            <text:p>46.97%</text:p>
          </table:table-cell>
          <table:table-cell table:formula="of:=([.L10]-[.P10])/[.P10]" office:value-type="percentage" office:value="0.493831162524161">
            <text:p>49.38%</text:p>
          </table:table-cell>
        </table:table-row>
        <table:table-row table:style-name="ro1">
          <table:table-cell office:value-type="string">
            <text:p>C101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1.100_25-5-5-5_rd_90.txt</text:p>
          </table:table-cell>
          <table:table-cell office:value-type="string">
            <text:p>true</text:p>
          </table:table-cell>
          <table:table-cell office:value-type="string">
            <text:p>1701,3105,585,786,669,858,828,1030,1010,1209,1375,1684,1711,2019,2099,2427,2450,3330,2848,3383,3324,3757,3626,4290,4122,4970,5183,5729,5136,6026,6369,7161,6884,8208,8067,9498,8974,9922,10453,11986,11938,12561,13194,14354,15353,16327,16751,17193,16610,18282,18704,19079,20627,19439,21325,21863,24527,25592,26234,28670,29400,31838,30551,31002,33202,31299,29996,28226,27903,21779,21450,22486,23276,21414,19832,18853,17431,15358,15427,7789</text:p>
          </table:table-cell>
          <table:table-cell office:value-type="float" office:value="17641.9367">
            <text:p>17641.9367</text:p>
          </table:table-cell>
          <table:table-cell office:value-type="float" office:value="16626.2004">
            <text:p>16626.2004</text:p>
          </table:table-cell>
          <table:table-cell office:value-type="float" office:value="1014.7363">
            <text:p>1014.7363</text:p>
          </table:table-cell>
          <table:table-cell office:value-type="float" office:value="11082.8108">
            <text:p>11082.8108</text:p>
          </table:table-cell>
          <table:table-cell office:value-type="float" office:value="11716.3157">
            <text:p>11716.3157</text:p>
          </table:table-cell>
          <table:table-cell office:value-type="float" office:value="10892.992">
            <text:p>10892.992</text:p>
          </table:table-cell>
          <table:table-cell office:value-type="float" office:value="822.3237">
            <text:p>822.3237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32, 34, 42, 43, 45, 56, 58, 67, 82, 106, 111, 121, 123]</text:p>
          </table:table-cell>
          <table:table-cell office:value-type="string">
            <text:p>[1,2,3,4,5,6]</text:p>
          </table:table-cell>
          <table:table-cell office:value-type="string">
            <text:p>&lt;1,99,151,71,70,73,126|2,30,127|3,57,124,153,94,128|4,154,49,129|5,155,84,76,77,74,130|6,156,68,66,131|7,157,28,120,119,117,53,132|8,38,158,31,133|9,159,87,110,29,27,26,72,134|10,160,112,44,40,41,39,37,135|11,51,48,136|12,162,33,62,63,75,137|13,163,103,101,96,95,98,102,105,138|14,164,122,139|15,36,86,89,140|16,166,35,93,91,46,100,141|17,167,79,78,97,142|18,168,52,54,55,64,61,59,47,143|19,169,90,144|20,115,170,125,145|21,92,171,88,146|22,172,80,108,107,109,113,114,116,147|23,173,65,81,83,85,148|24,118,149|25,50,60,69,104,150&gt;</text:p>
          </table:table-cell>
          <table:table-cell table:formula="of:=([.J11]-[.N11])/[.N11]" office:value-type="percentage" office:value="0.505758051569061">
            <text:p>50.58%</text:p>
          </table:table-cell>
          <table:table-cell table:formula="of:=([.K11]-[.O11])/[.O11]" office:value-type="percentage" office:value="0.526320812500367">
            <text:p>52.63%</text:p>
          </table:table-cell>
          <table:table-cell table:formula="of:=([.L11]-[.P11])/[.P11]" office:value-type="percentage" office:value="0.233986445970121">
            <text:p>23.40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2.100_25-5-5-5_rd_10.txt</text:p>
          </table:table-cell>
          <table:table-cell office:value-type="string">
            <text:p>true</text:p>
          </table:table-cell>
          <table:table-cell office:value-type="string">
            <text:p>33959,7922,7583,9873,9642,11330,12469,11089,9719,8718</text:p>
          </table:table-cell>
          <table:table-cell office:value-type="float" office:value="14884.1298">
            <text:p>14884.1298</text:p>
          </table:table-cell>
          <table:table-cell office:value-type="float" office:value="13942.346">
            <text:p>13942.346</text:p>
          </table:table-cell>
          <table:table-cell office:value-type="float" office:value="940.7838">
            <text:p>940.7838</text:p>
          </table:table-cell>
          <table:table-cell office:value-type="float" office:value="10735.6333">
            <text:p>10735.6333</text:p>
          </table:table-cell>
          <table:table-cell office:value-type="float" office:value="11775.8941">
            <text:p>11775.8941</text:p>
          </table:table-cell>
          <table:table-cell office:value-type="float" office:value="10826.6392">
            <text:p>10826.6392</text:p>
          </table:table-cell>
          <table:table-cell office:value-type="float" office:value="948.2549">
            <text:p>948.254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42]</text:p>
          </table:table-cell>
          <table:table-cell office:value-type="string">
            <text:p>[1,2,3,4,5,6]</text:p>
          </table:table-cell>
          <table:table-cell office:value-type="string">
            <text:p>&lt;1,48,151,47,126|2,152,62,59,127|3,117,118,122,125,153,77,128|4,154,33,35,75,129|5,155,92,110,130|6,66,65,131|7,157,119,120,132|8,158,86,113,124,30,26,133|9,106,103,101,96,109,108,134|10,82,67,78,135|11,63,89,93,91,136|12,115,112,111,121,116,137|13,52,54,55,64,32,138|14,164,68,100,139|15,165,73,50,69,97,140|16,43,44,37,141|17,167,57,58,142|18,36,34,31,29,27,143|19,80,79,169,81,83,85,84,76,144|20,38,170,99,71,53,61,74,145|21,46,95,98,102,104,105,51,72,146|22,172,40,41,39,28,123,94,107,147|23,45,49,60,56,148|24,174,90,88,87,149|25,70,114,150&gt;</text:p>
          </table:table-cell>
          <table:table-cell table:formula="of:=([.J12]-[.N12])/[.N12]" office:value-type="percentage" office:value="0.263949019378495">
            <text:p>26.39%</text:p>
          </table:table-cell>
          <table:table-cell table:formula="of:=([.K12]-[.O12])/[.O12]" office:value-type="percentage" office:value="0.28778153057876">
            <text:p>28.78%</text:p>
          </table:table-cell>
          <table:table-cell table:formula="of:=([.L12]-[.P12])/[.P12]" office:value-type="percentage" office:value="-0.00787878870966022">
            <text:p>-0.79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2.100_25-5-5-5_rd_30.txt</text:p>
          </table:table-cell>
          <table:table-cell office:value-type="string">
            <text:p>true</text:p>
          </table:table-cell>
          <table:table-cell office:value-type="string">
            <text:p>24097,5510,4751,7006,6430,9081,7918,10861,9936,12697,11839,17694,13219,17736,15058,18434,17963,25923,19528,23185,16517,19129,16326,18113,16519,12337</text:p>
          </table:table-cell>
          <table:table-cell office:value-type="float" office:value="14649.0686">
            <text:p>14649.0686</text:p>
          </table:table-cell>
          <table:table-cell office:value-type="float" office:value="13648.9469">
            <text:p>13648.9469</text:p>
          </table:table-cell>
          <table:table-cell office:value-type="float" office:value="1005.1447">
            <text:p>1005.1447</text:p>
          </table:table-cell>
          <table:table-cell office:value-type="float" office:value="10735.6333">
            <text:p>10735.6333</text:p>
          </table:table-cell>
          <table:table-cell office:value-type="float" office:value="11360.8534">
            <text:p>11360.8534</text:p>
          </table:table-cell>
          <table:table-cell office:value-type="float" office:value="10233.1892">
            <text:p>10233.1892</text:p>
          </table:table-cell>
          <table:table-cell office:value-type="float" office:value="1126.6643">
            <text:p>1126.6643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50, 52, 65, 66, 69, 81]</text:p>
          </table:table-cell>
          <table:table-cell office:value-type="string">
            <text:p>[1,2,3,4,5,6]</text:p>
          </table:table-cell>
          <table:table-cell office:value-type="string">
            <text:p>&lt;1,151,45,126|2,152,68,49,127|3,117,118,122,128|4,115,112,111,154,35,129|5,155,123,107,73,77,130|6,79,78,95,98,131|7,90,88,157,108,110,116,132|8,158,102,104,105,62,59,133|9,106,103,40,41,39,125,134|10,82,67,87,99,109,135|11,63,85,93,91,136|12,97,86,89,124,26,120,137|13,54,55,53,113,138|14,100,37,139|15,165,30,27,140|16,32,119,33,28,141|17,48,47,167,94,72,142|18,38,42,43,143|19,80,169,36,34,31,114,144|20,170,44,71,64,76,46,51,145|21,171,121,101,96,29,146|22,92,147|23,57,58,60,56,148|24,174,75,84,149|25,83,70,61,175,74,150&gt;</text:p>
          </table:table-cell>
          <table:table-cell table:formula="of:=([.J13]-[.N13])/[.N13]" office:value-type="percentage" office:value="0.289433820174108">
            <text:p>28.94%</text:p>
          </table:table-cell>
          <table:table-cell table:formula="of:=([.K13]-[.O13])/[.O13]" office:value-type="percentage" office:value="0.333792098752557">
            <text:p>33.38%</text:p>
          </table:table-cell>
          <table:table-cell table:formula="of:=([.L13]-[.P13])/[.P13]" office:value-type="percentage" office:value="-0.107857859701421">
            <text:p>-10.79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2.100_25-5-5-5_rd_50.txt</text:p>
          </table:table-cell>
          <table:table-cell office:value-type="string">
            <text:p>true</text:p>
          </table:table-cell>
          <table:table-cell office:value-type="string">
            <text:p>10166,3814,3577,4432,4905,6356,6320,9021,7607,9455,9061,11558,10549,12692,12405,15882,13644,17173,15351,17822,17479,24393,20514,23661,22826,25141,20982,26418,21675,24969,22401,24561,21352,21922</text:p>
          </table:table-cell>
          <table:table-cell office:value-type="float" office:value="14200.2201">
            <text:p>14200.2201</text:p>
          </table:table-cell>
          <table:table-cell office:value-type="float" office:value="14013.0364">
            <text:p>14013.0364</text:p>
          </table:table-cell>
          <table:table-cell office:value-type="float" office:value="731.9639">
            <text:p>731.9639</text:p>
          </table:table-cell>
          <table:table-cell office:value-type="float" office:value="10735.6333">
            <text:p>10735.6333</text:p>
          </table:table-cell>
          <table:table-cell office:value-type="float" office:value="11666.3872">
            <text:p>11666.3872</text:p>
          </table:table-cell>
          <table:table-cell office:value-type="float" office:value="10643.6908">
            <text:p>10643.6908</text:p>
          </table:table-cell>
          <table:table-cell office:value-type="float" office:value="1021.6964">
            <text:p>1021.6964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61, 66, 80, 88]</text:p>
          </table:table-cell>
          <table:table-cell office:value-type="string">
            <text:p>[1,2,3,4,5,6]</text:p>
          </table:table-cell>
          <table:table-cell office:value-type="string">
            <text:p>&lt;1,151,45,119,126|2,152,92,90,26,127|3,46,100,33,128|4,49,154,60,81,56,129|5,155,107,123,130|6,57,62,131|7,120,157,95,98,132|8,158,83,86,104,105,133|9,106,103,101,96,109,70,134|10,69,71,53,31,29,30,28,135|11,59,84,75,136|12,35,36,34,113,124,121,137|13,68,50,52,54,55,102,27,138|14,37,164,32,97,117,122,125,139|15,165,118,89,93,140|16,110,108,141|17,48,167,47,51,74,142|18,42,43,44,143|19,169,116,79,78,144|20,38,170,73,145|21,82,67,87,146|22,172,40,41,39,147|23,58,77,65,85,76,148|24,174,115,112,111,63,64,149|25,99,114,91,94,72,150&gt;</text:p>
          </table:table-cell>
          <table:table-cell table:formula="of:=([.J14]-[.N14])/[.N14]" office:value-type="percentage" office:value="0.217190879795246">
            <text:p>21.72%</text:p>
          </table:table-cell>
          <table:table-cell table:formula="of:=([.K14]-[.O14])/[.O14]" office:value-type="percentage" office:value="0.316558012000875">
            <text:p>31.66%</text:p>
          </table:table-cell>
          <table:table-cell table:formula="of:=([.L14]-[.P14])/[.P14]" office:value-type="percentage" office:value="-0.283579838394263">
            <text:p>-28.36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2.100_25-5-5-5_rd_70.txt</text:p>
          </table:table-cell>
          <table:table-cell office:value-type="string">
            <text:p>true</text:p>
          </table:table-cell>
          <table:table-cell office:value-type="string">
            <text:p>4599,2157,1825,2742,2618,3518,3373,4638,4114,6402,4952,6830,6083,8517,7365,10660,8898,13368,10016,14495,11021,14953,12468,18328,13891,17952,14677,19251,16126,22772,18162,24113,20859,24915,20273,23985,20768,28133,24861,28385,25635,28650,25327,29201,26884,32530,31494,28992,23355,24605,27427,30415,22776</text:p>
          </table:table-cell>
          <table:table-cell office:value-type="float" office:value="15187.6676">
            <text:p>15187.6676</text:p>
          </table:table-cell>
          <table:table-cell office:value-type="float" office:value="14166.5699">
            <text:p>14166.5699</text:p>
          </table:table-cell>
          <table:table-cell office:value-type="float" office:value="1020.0978">
            <text:p>1020.0978</text:p>
          </table:table-cell>
          <table:table-cell office:value-type="float" office:value="10735.6333">
            <text:p>10735.6333</text:p>
          </table:table-cell>
          <table:table-cell office:value-type="float" office:value="11741.3443">
            <text:p>11741.3443</text:p>
          </table:table-cell>
          <table:table-cell office:value-type="float" office:value="10617.5233">
            <text:p>10617.5233</text:p>
          </table:table-cell>
          <table:table-cell office:value-type="float" office:value="1122.821">
            <text:p>1122.821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38, 66, 112]</text:p>
          </table:table-cell>
          <table:table-cell office:value-type="string">
            <text:p>[1,2,3,4,5,6]</text:p>
          </table:table-cell>
          <table:table-cell office:value-type="string">
            <text:p>&lt;1,151,60,126|2,152,115,116,65,40,53,127|3,69,36,34,31,128|4,154,30,26,33,81,83,113,124,100,129|5,155,73,87,99,70,48,47,94,108,130|6,95,98,104,114,131|7,157,106,132|8,158,111,59,133|9,107,28,134|10,67,51,52,54,63,64,61,135|11,68,88,96,161,71,85,136|12,121,62,137|13,97,138|14,164,27,110,77,122,125,29,32,139|15,165,123,140|16,119,46,117,118,89,105,75,74,141|17,167,44,37,142|18,45,42,43,35,55,168,102,93,91,72,143|19,169,80,79,84,144|20,103,170,78,41,39,76,145|21,82,171,50,120,109,86,146|22,172,101,147|23,57,58,56,148|24,174,92,90,149|25,49,150&gt;</text:p>
          </table:table-cell>
          <table:table-cell table:formula="of:=([.J15]-[.N15])/[.N15]" office:value-type="percentage" office:value="0.293520333953583">
            <text:p>29.35%</text:p>
          </table:table-cell>
          <table:table-cell table:formula="of:=([.K15]-[.O15])/[.O15]" office:value-type="percentage" office:value="0.334263132721357">
            <text:p>33.43%</text:p>
          </table:table-cell>
          <table:table-cell table:formula="of:=([.L15]-[.P15])/[.P15]" office:value-type="percentage" office:value="-0.0914867107045557">
            <text:p>-9.15%</text:p>
          </table:table-cell>
        </table:table-row>
        <table:table-row table:style-name="ro1">
          <table:table-cell office:value-type="string">
            <text:p>C102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2.100_25-5-5-5_rd_90.txt</text:p>
          </table:table-cell>
          <table:table-cell office:value-type="string">
            <text:p>true</text:p>
          </table:table-cell>
          <table:table-cell office:value-type="string">
            <text:p>1681,2406,504,556,621,729,767,1092,856,1229,1006,1325,1188,1763,1367,1695,1546,2057,1752,2213,1977,2434,2416,3498,2762,3441,2831,4387,3237,4375,3789,5413,4397,7591,5224,6343,5442,6833,6528,9617,7777,9817,9124,12540,7419,9145,8546,11395,11191,14538,11919,13549,13011,15299,13873,15388,14538,15577,15411,16657,14822,8386,4641</text:p>
          </table:table-cell>
          <table:table-cell office:value-type="float" office:value="12085.9282">
            <text:p>12085.9282</text:p>
          </table:table-cell>
          <table:table-cell office:value-type="float" office:value="11230.4644">
            <text:p>11230.4644</text:p>
          </table:table-cell>
          <table:table-cell office:value-type="float" office:value="854.4638">
            <text:p>854.4638</text:p>
          </table:table-cell>
          <table:table-cell office:value-type="float" office:value="10735.6333">
            <text:p>10735.6333</text:p>
          </table:table-cell>
          <table:table-cell office:value-type="float" office:value="8193.801">
            <text:p>8193.801</text:p>
          </table:table-cell>
          <table:table-cell office:value-type="float" office:value="7439.2224">
            <text:p>7439.2224</text:p>
          </table:table-cell>
          <table:table-cell office:value-type="float" office:value="753.5786">
            <text:p>753.5786</text:p>
          </table:table-cell>
          <table:table-cell office:value-type="float" office:value="63">
            <text:p>63</text:p>
          </table:table-cell>
          <table:table-cell office:value-type="float" office:value="37">
            <text:p>37.0</text:p>
          </table:table-cell>
          <table:table-cell office:value-type="string">
            <text:p>[26, 27, 28, 32, 37, 38, 43, 46, 51, 56, 59, 61, 62, 63, 66, 67, 68, 73, 75, 76, 77, 82, 84, 90, 97, 100, 101, 106, 107, 108, 115, 116, 117, 119, 120, 121, 123]</text:p>
          </table:table-cell>
          <table:table-cell office:value-type="string">
            <text:p>[1,2,3,4,5,6]</text:p>
          </table:table-cell>
          <table:table-cell office:value-type="string">
            <text:p>&lt;1,151,45,126|2,35,152,55,64,124,127|3,99,86,89,128|4,49,154,95,129|5,155,130|6,57,131|7,157,132|8,42,133|9,69,70,31,134|10,52,135|11,80,136|12,30,137|13,54,138|14,164,88,81,98,102,105,139|15,165,50,53,93,140|16,44,40,41,141|17,167,48,142|18,112,111,33,118,122,143|19,60,109,169,110,29,47,74,144|20,92,103,78,170,71,39,125,145|21,36,34,113,146|22,96,147|23,58,148|24,174,79,87,83,85,104,149|25,65,114,91,94,72,150&gt;</text:p>
          </table:table-cell>
          <table:table-cell table:formula="of:=([.J16]-[.N16])/[.N16]" office:value-type="percentage" office:value="0.475008753568704">
            <text:p>47.50%</text:p>
          </table:table-cell>
          <table:table-cell table:formula="of:=([.K16]-[.O16])/[.O16]" office:value-type="percentage" office:value="0.509628802064044">
            <text:p>50.96%</text:p>
          </table:table-cell>
          <table:table-cell table:formula="of:=([.L16]-[.P16])/[.P16]" office:value-type="percentage" office:value="0.13387482075526">
            <text:p>13.39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3.100_25-5-5-5_rd_10.txt</text:p>
          </table:table-cell>
          <table:table-cell office:value-type="string">
            <text:p>true</text:p>
          </table:table-cell>
          <table:table-cell office:value-type="string">
            <text:p>27275,7037,6879,9256,9184,11634,10783,7125</text:p>
          </table:table-cell>
          <table:table-cell office:value-type="float" office:value="16105.9617">
            <text:p>16105.9617</text:p>
          </table:table-cell>
          <table:table-cell office:value-type="float" office:value="15781.8683">
            <text:p>15781.8683</text:p>
          </table:table-cell>
          <table:table-cell office:value-type="float" office:value="997.5161">
            <text:p>997.5161</text:p>
          </table:table-cell>
          <table:table-cell office:value-type="float" office:value="10557.0357">
            <text:p>10557.0357</text:p>
          </table:table-cell>
          <table:table-cell office:value-type="float" office:value="11954.7253">
            <text:p>11954.7253</text:p>
          </table:table-cell>
          <table:table-cell office:value-type="float" office:value="10823.4223">
            <text:p>10823.4223</text:p>
          </table:table-cell>
          <table:table-cell office:value-type="float" office:value="1130.3029">
            <text:p>1130.302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88,45,108,56,62,126|2,152,92,90,111,114,127|3,153,63,89,93,53,57,59,128|4,44,42,52,40,43,72,129|5,155,58,33,95,47,130|6,156,27,51,131|7,38,157,50,78,81,83,105,132|8,158,41,39,74,133|9,98,103,87,134|10,82,85,65,69,100,135|11,102,104,106,136|12,162,77,64,61,115,137|13,163,117,118,125,124,26,75,68,138|14,97,112,60,73,54,29,91,94,84,139|15,165,32,35,109,140|16,36,34,31,48,37,141|17,167,107,110,142|18,168,123,99,79,143|19,86,80,119,46,49,144|20,55,70,113,28,145|21,171,71,66,146|22,172,116,30,147|23,173,121,120,122,148|24,76,67,149|25,96,101,150&gt;</text:p>
          </table:table-cell>
          <table:table-cell table:formula="of:=([.J17]-[.N17])/[.N17]" office:value-type="percentage" office:value="0.347246490055275">
            <text:p>34.72%</text:p>
          </table:table-cell>
          <table:table-cell table:formula="of:=([.K17]-[.O17])/[.O17]" office:value-type="percentage" office:value="0.458121827141495">
            <text:p>45.81%</text:p>
          </table:table-cell>
          <table:table-cell table:formula="of:=([.L17]-[.P17])/[.P17]" office:value-type="percentage" office:value="-0.117478951880951">
            <text:p>-11.75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3.100_25-5-5-5_rd_30.txt</text:p>
          </table:table-cell>
          <table:table-cell office:value-type="string">
            <text:p>true</text:p>
          </table:table-cell>
          <table:table-cell office:value-type="string">
            <text:p>16533,5704,6188,8146,8341,9679,10179,11155,11617,11645,10646,11377,7726</text:p>
          </table:table-cell>
          <table:table-cell office:value-type="float" office:value="14073.904">
            <text:p>14073.904</text:p>
          </table:table-cell>
          <table:table-cell office:value-type="float" office:value="14209.6992">
            <text:p>14209.6992</text:p>
          </table:table-cell>
          <table:table-cell office:value-type="float" office:value="840.541">
            <text:p>840.541</text:p>
          </table:table-cell>
          <table:table-cell office:value-type="float" office:value="10557.0357">
            <text:p>10557.0357</text:p>
          </table:table-cell>
          <table:table-cell office:value-type="float" office:value="11833.1187">
            <text:p>11833.1187</text:p>
          </table:table-cell>
          <table:table-cell office:value-type="float" office:value="10692.7545">
            <text:p>10692.7545</text:p>
          </table:table-cell>
          <table:table-cell office:value-type="float" office:value="1139.3642">
            <text:p>1139.364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0]</text:p>
          </table:table-cell>
          <table:table-cell office:value-type="string">
            <text:p>[1,2,3,4,5,6]</text:p>
          </table:table-cell>
          <table:table-cell office:value-type="string">
            <text:p>&lt;1,85,103,101,126|2,52,83,70,48,152,47,111,127|3,153,75,51,62,128|4,44,42,43,129|5,72,59,57,53,63,64,61,130|6,156,112,27,81,84,82,131|7,38,32,30,132|8,67,66,65,158,39,133|9,71,78,134|10,73,46,160,121,115,135|11,99,109,102,136|12,114,162,76,54,137|13,36,125,124,138|14,92,90,88,139|15,165,68,89,93,140|16,37,116,41,40,34,31,29,141|17,167,26,122,142|18,96,98,168,87,95,143|19,97,91,94,74,144|20,120,28,123,119,117,145|21,171,58,60,56,146|22,33,172,35,118,104,105,110,147|23,173,106,107,108,148|24,79,80,69,55,149|25,45,175,77,86,49,100,113,150&gt;</text:p>
          </table:table-cell>
          <table:table-cell table:formula="of:=([.J18]-[.N18])/[.N18]" office:value-type="percentage" office:value="0.189365572746262">
            <text:p>18.94%</text:p>
          </table:table-cell>
          <table:table-cell table:formula="of:=([.K18]-[.O18])/[.O18]" office:value-type="percentage" office:value="0.328909141232037">
            <text:p>32.89%</text:p>
          </table:table-cell>
          <table:table-cell table:formula="of:=([.L18]-[.P18])/[.P18]" office:value-type="percentage" office:value="-0.262271888128484">
            <text:p>-26.23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3.100_25-5-5-5_rd_50.txt</text:p>
          </table:table-cell>
          <table:table-cell office:value-type="string">
            <text:p>true</text:p>
          </table:table-cell>
          <table:table-cell office:value-type="string">
            <text:p>8426,3949,3909,5524,5376,7769,7248,9721,9210,14118,10887,14399,12881,16555,14520,18381,16033,19925,16252,14672,12137,13569,12527,14223,12768,14121,12065,7801</text:p>
          </table:table-cell>
          <table:table-cell office:value-type="float" office:value="15392.1046">
            <text:p>15392.1046</text:p>
          </table:table-cell>
          <table:table-cell office:value-type="float" office:value="14296.6541">
            <text:p>14296.6541</text:p>
          </table:table-cell>
          <table:table-cell office:value-type="float" office:value="1094.4505">
            <text:p>1094.4505</text:p>
          </table:table-cell>
          <table:table-cell office:value-type="float" office:value="10557.0357">
            <text:p>10557.0357</text:p>
          </table:table-cell>
          <table:table-cell office:value-type="float" office:value="11763.9738">
            <text:p>11763.9738</text:p>
          </table:table-cell>
          <table:table-cell office:value-type="float" office:value="10666.5803">
            <text:p>10666.5803</text:p>
          </table:table-cell>
          <table:table-cell office:value-type="float" office:value="1096.3936">
            <text:p>1096.3936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3]</text:p>
          </table:table-cell>
          <table:table-cell office:value-type="string">
            <text:p>[1,2,3,4,5,6]</text:p>
          </table:table-cell>
          <table:table-cell office:value-type="string">
            <text:p>&lt;1,82,126|2,152,92,90,110,35,68,64,61,115,108,127|3,57,59,128|4,42,39,129|5,155,95,109,102,93,130|6,156,73,51,43,40,36,34,125,124,94,84,131|7,38,41,132|8,44,158,97,54,55,70,48,91,72,74,133|9,159,85,78,134|10,77,160,66,135|11,106,121,120,136|12,162,76,47,137|13,163,65,117,118,104,105,111,138|14,123,88,139|15,165,71,67,86,140|16,37,100,32,53,31,29,141|17,167,62,56,60,69,114,113,107,142|18,96,98,143|19,45,169,101,144|20,28,26,52,99,46,145|21,27,50,171,87,146|22,172,58,30,33,119,147|23,173,112,122,81,83,89,116,148|24,79,80,75,149|25,103,49,150&gt;</text:p>
          </table:table-cell>
          <table:table-cell table:formula="of:=([.J19]-[.N19])/[.N19]" office:value-type="percentage" office:value="0.308410309448326">
            <text:p>30.84%</text:p>
          </table:table-cell>
          <table:table-cell table:formula="of:=([.K19]-[.O19])/[.O19]" office:value-type="percentage" office:value="0.340322174296105">
            <text:p>34.03%</text:p>
          </table:table-cell>
          <table:table-cell table:formula="of:=([.L19]-[.P19])/[.P19]" office:value-type="percentage" office:value="-0.00177226499680424">
            <text:p>-0.18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3.100_25-5-5-5_rd_70.txt</text:p>
          </table:table-cell>
          <table:table-cell office:value-type="string">
            <text:p>true</text:p>
          </table:table-cell>
          <table:table-cell office:value-type="string">
            <text:p>3881,3126,2973,4499,4206,6395,5573,8677,6654,8661,8273,10771,9735,12586,11289,14996,13197,16301,15231,18517,16772,18830,18821,22641,21158,24083,21662,21143,17419,15861,15918,18264,17526,19821,19045,19009,18700,14990,9672</text:p>
          </table:table-cell>
          <table:table-cell office:value-type="float" office:value="14408.3606">
            <text:p>14408.3606</text:p>
          </table:table-cell>
          <table:table-cell office:value-type="float" office:value="13469.9367">
            <text:p>13469.9367</text:p>
          </table:table-cell>
          <table:table-cell office:value-type="float" office:value="937.4239">
            <text:p>937.4239</text:p>
          </table:table-cell>
          <table:table-cell office:value-type="float" office:value="10557.0357">
            <text:p>10557.0357</text:p>
          </table:table-cell>
          <table:table-cell office:value-type="float" office:value="11684.9685">
            <text:p>11684.9685</text:p>
          </table:table-cell>
          <table:table-cell office:value-type="float" office:value="10498.439">
            <text:p>10498.439</text:p>
          </table:table-cell>
          <table:table-cell office:value-type="float" office:value="1185.5295">
            <text:p>1185.5295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2, 90, 118]</text:p>
          </table:table-cell>
          <table:table-cell office:value-type="string">
            <text:p>[1,2,3,4,5,6]</text:p>
          </table:table-cell>
          <table:table-cell office:value-type="string">
            <text:p>&lt;1,76,84,126|2,152,86,98,35,127|3,50,153,87,128|4,39,100,129|5,72,44,71,57,63,64,61,130|6,156,56,53,52,40,34,125,131|7,68,157,107,108,37,32,113,124,132|8,158,41,133|9,54,58,59,73,109,31,159,105,134|10,66,65,69,135|11,80,99,83,70,48,47,136|12,162,115,112,137|13,163,51,138|14,92,123,114,111,122,26,29,43,74,139|15,165,95,106,102,104,140|16,38,28,27,141|17,167,97,110,142|18,168,79,143|19,169,45,75,49,81,82,144|20,88,46,60,145|21,171,67,85,78,36,77,146|22,172,116,121,147|23,173,33,30,55,89,93,91,94,148|24,62,119,120,117,149|25,96,103,101,150&gt;</text:p>
          </table:table-cell>
          <table:table-cell table:formula="of:=([.J20]-[.N20])/[.N20]" office:value-type="percentage" office:value="0.233067988159318">
            <text:p>23.31%</text:p>
          </table:table-cell>
          <table:table-cell table:formula="of:=([.K20]-[.O20])/[.O20]" office:value-type="percentage" office:value="0.283041859842211">
            <text:p>28.30%</text:p>
          </table:table-cell>
          <table:table-cell table:formula="of:=([.L20]-[.P20])/[.P20]" office:value-type="percentage" office:value="-0.209278301383475">
            <text:p>-20.93%</text:p>
          </table:table-cell>
        </table:table-row>
        <table:table-row table:style-name="ro1">
          <table:table-cell office:value-type="string">
            <text:p>C103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3.100_25-5-5-5_rd_90.txt</text:p>
          </table:table-cell>
          <table:table-cell office:value-type="string">
            <text:p>true</text:p>
          </table:table-cell>
          <table:table-cell office:value-type="string">
            <text:p>1715,5528,505,585,570,741,716,926,790,931,974,1125,1083,1288,1368,1496,1599,2004,2152,2356,2133,2776,2491,3244,3105,3907,2988,3934,3459,4140,3040,3536,3190,3609,3585,4078,3562,4232,4996,5026,4370,5074,4355,4934,5406,4710</text:p>
          </table:table-cell>
          <table:table-cell office:value-type="float" office:value="9222.2353">
            <text:p>9222.2353</text:p>
          </table:table-cell>
          <table:table-cell office:value-type="float" office:value="9218.7775">
            <text:p>9218.7775</text:p>
          </table:table-cell>
          <table:table-cell office:value-type="float" office:value="1090.6254">
            <text:p>1090.6254</text:p>
          </table:table-cell>
          <table:table-cell office:value-type="float" office:value="10557.0357">
            <text:p>10557.0357</text:p>
          </table:table-cell>
          <table:table-cell office:value-type="float" office:value="6765.5368">
            <text:p>6765.5368</text:p>
          </table:table-cell>
          <table:table-cell office:value-type="float" office:value="5887.8515">
            <text:p>5887.8515</text:p>
          </table:table-cell>
          <table:table-cell office:value-type="float" office:value="876.6852">
            <text:p>876.6852</text:p>
          </table:table-cell>
          <table:table-cell office:value-type="float" office:value="49">
            <text:p>49</text:p>
          </table:table-cell>
          <table:table-cell office:value-type="float" office:value="51">
            <text:p>51.0</text:p>
          </table:table-cell>
          <table:table-cell office:value-type="string">
            <text:p>[27, 30, 32, 37, 39, 41, 43, 44, 45, 49, 51, 53, 54, 56, 57, 59, 62, 67, 68, 71, 72, 73, 76, 77, 79, 84, 85, 86, 88, 94, 96, 97, 98, 99, 100, 103, 106, 108, 109, 110, 111, 113, 114, 115, 116, 117, 119, 120, 121, 122, 123]</text:p>
          </table:table-cell>
          <table:table-cell office:value-type="string">
            <text:p>[1,2,3,4,5,6]</text:p>
          </table:table-cell>
          <table:table-cell office:value-type="string">
            <text:p>&lt;1,75,126|2,46,26,52,81,34,152,48,47,127|3,50,128|4,40,64,61,129|5,66,155,95,130|6,58,156,82,131|7,35,125,124,132|8,42,133|9,78,159,63,134|10,70,135|11,101,136|12,162,137|13,163,107,138|14,112,139|15,87,165,83,89,93,140|16,28,141|17,167,74,142|18,69,168,118,143|19,92,144|20,38,145|21,171,36,102,104,105,146|22,33,147|23,173,90,65,55,31,29,91,148|24,80,149|25,60,150&gt;</text:p>
          </table:table-cell>
          <table:table-cell table:formula="of:=([.J21]-[.N21])/[.N21]" office:value-type="percentage" office:value="0.363119523642233">
            <text:p>36.31%</text:p>
          </table:table-cell>
          <table:table-cell table:formula="of:=([.K21]-[.O21])/[.O21]" office:value-type="percentage" office:value="0.565728602360301">
            <text:p>56.57%</text:p>
          </table:table-cell>
          <table:table-cell table:formula="of:=([.L21]-[.P21])/[.P21]" office:value-type="percentage" office:value="0.244033091923988">
            <text:p>24.40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4.100_25-5-5-5_rd_10.txt</text:p>
          </table:table-cell>
          <table:table-cell office:value-type="string">
            <text:p>true</text:p>
          </table:table-cell>
          <table:table-cell office:value-type="string">
            <text:p>28888,6884,4479,3698</text:p>
          </table:table-cell>
          <table:table-cell office:value-type="float" office:value="16674.3246">
            <text:p>16674.3246</text:p>
          </table:table-cell>
          <table:table-cell office:value-type="float" office:value="15490.7568">
            <text:p>15490.7568</text:p>
          </table:table-cell>
          <table:table-cell office:value-type="float" office:value="1182.5678">
            <text:p>1182.5678</text:p>
          </table:table-cell>
          <table:table-cell office:value-type="float" office:value="10299.3588">
            <text:p>10299.3588</text:p>
          </table:table-cell>
          <table:table-cell office:value-type="float" office:value="11645.3105">
            <text:p>11645.3105</text:p>
          </table:table-cell>
          <table:table-cell office:value-type="float" office:value="10466.2398">
            <text:p>10466.2398</text:p>
          </table:table-cell>
          <table:table-cell office:value-type="float" office:value="1178.0706">
            <text:p>1178.070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31,88,48,66,94,126|2,27,152,37,35,125,29,127|3,57,59,61,64,60,63,62,128|4,80,82,78,79,129|5,56,117,122,93,130|6,95,102,45,105,131|7,51,55,132|8,158,42,39,40,41,84,133|9,85,99,83,81,118,134|10,92,160,119,54,47,49,52,135|11,161,112,111,108,116,114,136|12,97,137|13,163,46,50,87,86,124,138|14,164,73,65,71,67,68,70,139|15,140|16,107,166,101,98,103,96,53,141|17,72,58,142|18,32,26,34,123,30,143|19,113,144|20,170,100,28,33,115,36,44,145|21,171,69,90,146|22,89,91,147|23,38,43,173,76,74,77,75,148|24,106,104,174,121,120,110,149|25,109,150&gt;</text:p>
          </table:table-cell>
          <table:table-cell table:formula="of:=([.J22]-[.N22])/[.N22]" office:value-type="percentage" office:value="0.431848863111035">
            <text:p>43.18%</text:p>
          </table:table-cell>
          <table:table-cell table:formula="of:=([.K22]-[.O22])/[.O22]" office:value-type="percentage" office:value="0.480068973768401">
            <text:p>48.01%</text:p>
          </table:table-cell>
          <table:table-cell table:formula="of:=([.L22]-[.P22])/[.P22]" office:value-type="percentage" office:value="0.00381742825939296">
            <text:p>0.38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4.100_25-5-5-5_rd_30.txt</text:p>
          </table:table-cell>
          <table:table-cell office:value-type="string">
            <text:p>true</text:p>
          </table:table-cell>
          <table:table-cell office:value-type="string">
            <text:p>14987,5677,5489,8436,7784,10257,9472,12180,8486</text:p>
          </table:table-cell>
          <table:table-cell office:value-type="float" office:value="13569.6516">
            <text:p>13569.6516</text:p>
          </table:table-cell>
          <table:table-cell office:value-type="float" office:value="16093.9031">
            <text:p>16093.9031</text:p>
          </table:table-cell>
          <table:table-cell office:value-type="float" office:value="865.6411">
            <text:p>865.6411</text:p>
          </table:table-cell>
          <table:table-cell office:value-type="float" office:value="10299.3588">
            <text:p>10299.3588</text:p>
          </table:table-cell>
          <table:table-cell office:value-type="float" office:value="11600.5415">
            <text:p>11600.5415</text:p>
          </table:table-cell>
          <table:table-cell office:value-type="float" office:value="10430.6478">
            <text:p>10430.6478</text:p>
          </table:table-cell>
          <table:table-cell office:value-type="float" office:value="1168.8937">
            <text:p>1168.893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72,66,115,104,126|2,152,125,124,37,44,127|3,70,68,71,67,128|4,75,74,76,69,79,129|5,121,122,120,119,123,130|6,95,105,102,131|7,59,62,57,61,132|8,49,158,50,55,53,54,133|9,77,83,81,134|10,92,64,56,60,135|11,161,36,100,136|12,82,73,78,84,137|13,118,30,46,138|14,111,164,101,116,107,108,139|15,112,165,26,33,117,140|16,166,52,48,47,141|17,58,45,51,142|18,41,40,34,143|19,113,110,109,114,144|20,27,170,31,28,35,29,32,145|21,171,90,97,87,99,63,146|22,88,94,91,65,147|23,38,43,39,42,148|24,174,80,98,106,96,103,149|25,175,85,93,86,89,150&gt;</text:p>
          </table:table-cell>
          <table:table-cell table:formula="of:=([.J23]-[.N23])/[.N23]" office:value-type="percentage" office:value="0.169742946913297">
            <text:p>16.97%</text:p>
          </table:table-cell>
          <table:table-cell table:formula="of:=([.K23]-[.O23])/[.O23]" office:value-type="percentage" office:value="0.542943775745165">
            <text:p>54.29%</text:p>
          </table:table-cell>
          <table:table-cell table:formula="of:=([.L23]-[.P23])/[.P23]" office:value-type="percentage" office:value="-0.259435567152086">
            <text:p>-25.94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4.100_25-5-5-5_rd_50.txt</text:p>
          </table:table-cell>
          <table:table-cell office:value-type="string">
            <text:p>true</text:p>
          </table:table-cell>
          <table:table-cell office:value-type="string">
            <text:p>9178,5393,4879,7620,6716,10074,7813,9438,9111,10137,9549,10828,8575,9025</text:p>
          </table:table-cell>
          <table:table-cell office:value-type="float" office:value="14053.5999">
            <text:p>14053.5999</text:p>
          </table:table-cell>
          <table:table-cell office:value-type="float" office:value="13756.3556">
            <text:p>13756.3556</text:p>
          </table:table-cell>
          <table:table-cell office:value-type="float" office:value="866.9561">
            <text:p>866.9561</text:p>
          </table:table-cell>
          <table:table-cell office:value-type="float" office:value="10299.3588">
            <text:p>10299.3588</text:p>
          </table:table-cell>
          <table:table-cell office:value-type="float" office:value="11612.4683">
            <text:p>11612.4683</text:p>
          </table:table-cell>
          <table:table-cell office:value-type="float" office:value="10462.7397">
            <text:p>10462.7397</text:p>
          </table:table-cell>
          <table:table-cell office:value-type="float" office:value="1148.7286">
            <text:p>1148.728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56,151,28,126|2,152,52,47,35,127|3,70,153,42,39,40,46,128|4,154,86,106,67,69,66,129|5,120,118,119,123,122,130|6,84,111,78,131|7,87,99,109,116,132|8,54,53,55,133|9,81,108,107,134|10,96,103,101,98,95,125,135|11,161,71,77,76,73,136|12,162,79,75,90,137|13,51,45,163,68,65,138|14,164,61,44,31,36,34,104,43,27,139|15,112,33,117,165,102,48,49,100,41,140|16,166,38,37,141|17,72,167,29,88,142|18,74,30,32,143|19,121,113,114,110,144|20,115,60,57,58,145|21,82,171,50,85,146|22,83,124,94,147|23,64,59,26,62,63,148|24,174,92,93,91,89,149|25,80,97,105,150&gt;</text:p>
          </table:table-cell>
          <table:table-cell table:formula="of:=([.J24]-[.N24])/[.N24]" office:value-type="percentage" office:value="0.210216427458407">
            <text:p>21.02%</text:p>
          </table:table-cell>
          <table:table-cell table:formula="of:=([.K24]-[.O24])/[.O24]" office:value-type="percentage" office:value="0.314794785537864">
            <text:p>31.48%</text:p>
          </table:table-cell>
          <table:table-cell table:formula="of:=([.L24]-[.P24])/[.P24]" office:value-type="percentage" office:value="-0.245290750138893">
            <text:p>-24.53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4.100_25-5-5-5_rd_70.txt</text:p>
          </table:table-cell>
          <table:table-cell office:value-type="string">
            <text:p>true</text:p>
          </table:table-cell>
          <table:table-cell office:value-type="string">
            <text:p>3939,4846,4564,7093,6542,10008,8590,12328,10775,13684,12711,17096,13712,14792,14215,10510</text:p>
          </table:table-cell>
          <table:table-cell office:value-type="float" office:value="15072.7744">
            <text:p>15072.7744</text:p>
          </table:table-cell>
          <table:table-cell office:value-type="float" office:value="14236.6975">
            <text:p>14236.6975</text:p>
          </table:table-cell>
          <table:table-cell office:value-type="float" office:value="835.0769">
            <text:p>835.0769</text:p>
          </table:table-cell>
          <table:table-cell office:value-type="float" office:value="10299.3588">
            <text:p>10299.3588</text:p>
          </table:table-cell>
          <table:table-cell office:value-type="float" office:value="11638.3232">
            <text:p>11638.3232</text:p>
          </table:table-cell>
          <table:table-cell office:value-type="float" office:value="10449.8857">
            <text:p>10449.8857</text:p>
          </table:table-cell>
          <table:table-cell office:value-type="float" office:value="1187.4376">
            <text:p>1187.4376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8,126|2,44,152,37,125,29,94,91,127|3,153,80,73,71,70,128|4,154,90,75,66,69,129|5,120,122,123,118,121,84,130|6,95,105,109,131|7,30,100,36,34,132|8,38,158,39,41,133|9,86,87,99,83,134|10,92,160,27,35,89,135|11,161,64,62,61,63,136|12,110,162,81,79,85,137|13,46,77,53,45,138|14,164,112,116,113,114,139|15,165,31,28,33,140|16,111,117,102,104,96,107,141|17,167,58,56,57,142|18,55,42,32,143|19,74,72,144|20,54,170,51,47,52,115,48,145|21,82,67,76,146|22,101,103,98,147|23,43,49,50,97,59,60,148|24,106,93,88,149|25,119,175,65,40,68,26,124,108,150&gt;</text:p>
          </table:table-cell>
          <table:table-cell table:formula="of:=([.J25]-[.N25])/[.N25]" office:value-type="percentage" office:value="0.295098455420107">
            <text:p>29.51%</text:p>
          </table:table-cell>
          <table:table-cell table:formula="of:=([.K25]-[.O25])/[.O25]" office:value-type="percentage" office:value="0.362378298549237">
            <text:p>36.24%</text:p>
          </table:table-cell>
          <table:table-cell table:formula="of:=([.L25]-[.P25])/[.P25]" office:value-type="percentage" office:value="-0.296740392926752">
            <text:p>-29.67%</text:p>
          </table:table-cell>
        </table:table-row>
        <table:table-row table:style-name="ro1">
          <table:table-cell office:value-type="string">
            <text:p>C104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4.100_25-5-5-5_rd_90.txt</text:p>
          </table:table-cell>
          <table:table-cell office:value-type="string">
            <text:p>true</text:p>
          </table:table-cell>
          <table:table-cell office:value-type="string">
            <text:p>1605,9513,462,539,532,654,622,776,671,784,703,935,850,1033,924,1289,1093,1309,1289,1452,985,1039,1025</text:p>
          </table:table-cell>
          <table:table-cell office:value-type="float" office:value="4011.0031">
            <text:p>4011.0031</text:p>
          </table:table-cell>
          <table:table-cell office:value-type="float" office:value="4693.8954">
            <text:p>4693.8954</text:p>
          </table:table-cell>
          <table:table-cell office:value-type="float" office:value="881.7611">
            <text:p>881.7611</text:p>
          </table:table-cell>
          <table:table-cell office:value-type="float" office:value="10299.3588">
            <text:p>10299.3588</text:p>
          </table:table-cell>
          <table:table-cell office:value-type="float" office:value="2758.6259">
            <text:p>2758.6259</text:p>
          </table:table-cell>
          <table:table-cell office:value-type="float" office:value="2424.7145">
            <text:p>2424.7145</text:p>
          </table:table-cell>
          <table:table-cell office:value-type="float" office:value="332.9115">
            <text:p>332.9115</text:p>
          </table:table-cell>
          <table:table-cell office:value-type="float" office:value="21">
            <text:p>21</text:p>
          </table:table-cell>
          <table:table-cell office:value-type="float" office:value="79">
            <text:p>79.0</text:p>
          </table:table-cell>
          <table:table-cell office:value-type="string">
            <text:p>[26, 27, 28, 30, 31, 32, 35, 37, 39, 40, 42, 43, 44, 45, 47, 49, 50, 51, 52, 54, 55, 56, 57, 58, 59, 60, 61, 62, 63, 64, 65, 66, 67, 68, 70, 71, 73, 74, 75, 76, 77, 78, 79, 81, 82, 85, 86, 87, 88, 89, 90, 91, 93, 94, 95, 96, 97, 98, 99, 100, 101, 103, 105, 107, 109, 110, 111, 112, 113, 114, 115, 116, 118, 119, 120, 121, 122, 123, 124]</text:p>
          </table:table-cell>
          <table:table-cell office:value-type="string">
            <text:p>[1,2,3,4,5,6]</text:p>
          </table:table-cell>
          <table:table-cell office:value-type="string">
            <text:p>&lt;1,72,126|2,36,127|3,69,84,128|4,80,129|5,125,130|6,131|7,38,132|8,158,48,133|9,134|10,92,135|11,33,136|12,102,137|13,46,138|14,104,139|15,117,140|16,166,34,141|17,167,29,142|18,41,143|19,108,144|20,170,145|21,146|22,83,147|23,53,148|24,106,149|25,150&gt;</text:p>
          </table:table-cell>
          <table:table-cell table:formula="of:=([.J26]-[.N26])/[.N26]" office:value-type="percentage" office:value="0.453985877534174">
            <text:p>45.40%</text:p>
          </table:table-cell>
          <table:table-cell table:formula="of:=([.K26]-[.O26])/[.O26]" office:value-type="percentage" office:value="0.935854881059193">
            <text:p>93.59%</text:p>
          </table:table-cell>
          <table:table-cell table:formula="of:=([.L26]-[.P26])/[.P26]" office:value-type="percentage" office:value="1.64863514777952">
            <text:p>164.86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5.100_25-5-5-5_rd_10.txt</text:p>
          </table:table-cell>
          <table:table-cell office:value-type="string">
            <text:p>true</text:p>
          </table:table-cell>
          <table:table-cell office:value-type="string">
            <text:p>22840,5750,6819,7445,8622,10022,9416,9137,9869,10991,10101</text:p>
          </table:table-cell>
          <table:table-cell office:value-type="float" office:value="13307.8147">
            <text:p>13307.8147</text:p>
          </table:table-cell>
          <table:table-cell office:value-type="float" office:value="14591.8594">
            <text:p>14591.8594</text:p>
          </table:table-cell>
          <table:table-cell office:value-type="float" office:value="742.8274">
            <text:p>742.8274</text:p>
          </table:table-cell>
          <table:table-cell office:value-type="float" office:value="11003.0448">
            <text:p>11003.0448</text:p>
          </table:table-cell>
          <table:table-cell office:value-type="float" office:value="12044.59">
            <text:p>12044.59</text:p>
          </table:table-cell>
          <table:table-cell office:value-type="float" office:value="10955.1967">
            <text:p>10955.1967</text:p>
          </table:table-cell>
          <table:table-cell office:value-type="float" office:value="1088.3933">
            <text:p>1088.3933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5, 81, 90]</text:p>
          </table:table-cell>
          <table:table-cell office:value-type="string">
            <text:p>[1,2,3,4,5,6]</text:p>
          </table:table-cell>
          <table:table-cell office:value-type="string">
            <text:p>&lt;1,28,151,106,126|2,39,51,48,47,46,127|3,115,111,108,128|4,154,89,124,129|5,117,118,122,130|6,99,86,73,76,75,77,72,74,131|7,92,157,88,132|8,158,103,101,96,95,98,104,105,133|9,53,159,93,91,94,100,134|10,160,60,135|11,161,57,58,78,83,102,136|12,162,49,66,65,137|13,163,123,121,120,71,70,85,84,138|14,112,119,107,139|15,165,82,80,140|16,166,56,141|17,55,61,59,142|18,168,68,50,52,35,36,37,143|19,67,79,69,144|20,170,30,32,33,145|21,171,113,114,116,146|22,172,38,42,43,44,40,41,31,147|23,173,34,125,27,26,148|24,174,87,97,109,110,149|25,54,62,63,64,29,150&gt;</text:p>
          </table:table-cell>
          <table:table-cell table:formula="of:=([.J27]-[.N27])/[.N27]" office:value-type="percentage" office:value="0.10487901207098">
            <text:p>10.49%</text:p>
          </table:table-cell>
          <table:table-cell table:formula="of:=([.K27]-[.O27])/[.O27]" office:value-type="percentage" office:value="0.33195777306308">
            <text:p>33.20%</text:p>
          </table:table-cell>
          <table:table-cell table:formula="of:=([.L27]-[.P27])/[.P27]" office:value-type="percentage" office:value="-0.317500943822421">
            <text:p>-31.75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5.100_25-5-5-5_rd_30.txt</text:p>
          </table:table-cell>
          <table:table-cell office:value-type="string">
            <text:p>true</text:p>
          </table:table-cell>
          <table:table-cell office:value-type="string">
            <text:p>14238,3861,4221,5058,5515,6553,7238,8136,8658,9621,10288,11699,12708,14471,14449,15917,15317,17053,16883,15598,17163,19167,19493,19128,21061,20626,22388,17662,18889,13463</text:p>
          </table:table-cell>
          <table:table-cell office:value-type="float" office:value="14932.4143">
            <text:p>14932.4143</text:p>
          </table:table-cell>
          <table:table-cell office:value-type="float" office:value="14410.6106">
            <text:p>14410.6106</text:p>
          </table:table-cell>
          <table:table-cell office:value-type="float" office:value="1112.7883">
            <text:p>1112.7883</text:p>
          </table:table-cell>
          <table:table-cell office:value-type="float" office:value="11003.0448">
            <text:p>11003.0448</text:p>
          </table:table-cell>
          <table:table-cell office:value-type="float" office:value="12294.8717">
            <text:p>12294.8717</text:p>
          </table:table-cell>
          <table:table-cell office:value-type="float" office:value="11217.2884">
            <text:p>11217.2884</text:p>
          </table:table-cell>
          <table:table-cell office:value-type="float" office:value="1076.5833">
            <text:p>1076.5833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30, 45]</text:p>
          </table:table-cell>
          <table:table-cell office:value-type="string">
            <text:p>[1,2,3,4,5,6]</text:p>
          </table:table-cell>
          <table:table-cell office:value-type="string">
            <text:p>&lt;1,151,58,56,69,126|2,41,39,29,27,127|3,115,153,111,108,107,128|4,154,36,37,31,124,94,129|5,117,118,122,113,130|6,67,131|7,92,157,90,132|8,158,82,133|9,68,159,88,134|10,160,65,99,97,86,85,114,77,74,72,135|11,161,79,78,81,83,102,104,105,136|12,162,80,66,137|13,163,71,70,84,138|14,123,112,120,119,139|15,103,101,95,109,110,140|16,166,141|17,167,28,32,33,35,34,142|18,168,57,50,52,54,55,143|19,169,49,43,44,40,53,73,76,116,46,144|20,170,106,96,145|21,125,47,146|22,172,38,42,147|23,173,51,48,75,148|24,87,98,174,89,93,91,149|25,121,175,60,62,63,64,61,59,26,100,150&gt;</text:p>
          </table:table-cell>
          <table:table-cell table:formula="of:=([.J28]-[.N28])/[.N28]" office:value-type="percentage" office:value="0.214523800195491">
            <text:p>21.45%</text:p>
          </table:table-cell>
          <table:table-cell table:formula="of:=([.K28]-[.O28])/[.O28]" office:value-type="percentage" office:value="0.284678621617681">
            <text:p>28.47%</text:p>
          </table:table-cell>
          <table:table-cell table:formula="of:=([.L28]-[.P28])/[.P28]" office:value-type="percentage" office:value="0.0336295389311723">
            <text:p>3.36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5.100_25-5-5-5_rd_50.txt</text:p>
          </table:table-cell>
          <table:table-cell office:value-type="string">
            <text:p>true</text:p>
          </table:table-cell>
          <table:table-cell office:value-type="string">
            <text:p>8126,2137,2400,3000,3149,4025,3852,5023,4698,6625,5792,7203,6686,9192,7965,9551,9851,11474,11068,13370,12785,15461,14851,17088,16076,18993,17770,19416,19136,22038,20958,22043,19960,20499,21018,22098,20740,20485,20776,22095,23382,18600,21083,19655,16595,14598,15169,10543</text:p>
          </table:table-cell>
          <table:table-cell office:value-type="float" office:value="16313.1086">
            <text:p>16313.1086</text:p>
          </table:table-cell>
          <table:table-cell office:value-type="float" office:value="15187.5156">
            <text:p>15187.5156</text:p>
          </table:table-cell>
          <table:table-cell office:value-type="float" office:value="1124.5929">
            <text:p>1124.5929</text:p>
          </table:table-cell>
          <table:table-cell office:value-type="float" office:value="11003.0448">
            <text:p>11003.0448</text:p>
          </table:table-cell>
          <table:table-cell office:value-type="float" office:value="12129.3606">
            <text:p>12129.3606</text:p>
          </table:table-cell>
          <table:table-cell office:value-type="float" office:value="10952.4961">
            <text:p>10952.4961</text:p>
          </table:table-cell>
          <table:table-cell office:value-type="float" office:value="1175.8644">
            <text:p>1175.8644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7, 115, 120, 121]</text:p>
          </table:table-cell>
          <table:table-cell office:value-type="string">
            <text:p>[1,2,3,4,5,6]</text:p>
          </table:table-cell>
          <table:table-cell office:value-type="string">
            <text:p>&lt;1,151,126|2,152,78,99,86,37,127|3,153,119,117,97,51,48,27,26,74,128|4,154,28,129|5,118,122,125,114,116,130|6,43,52,35,71,70,84,76,75,77,72,131|7,157,90,80,107,132|8,33,158,108,95,98,102,104,133|9,159,68,66,87,60,63,53,93,91,94,100,134|10,160,82,79,135|11,161,92,88,136|12,162,45,49,50,54,36,137|13,163,34,31,73,138|14,123,112,111,139|15,165,103,101,96,140|16,166,81,83,85,141|17,167,55,142|18,168,67,56,62,41,143|19,58,169,65,144|20,170,106,145|21,171,30,69,39,29,47,46,146|22,172,38,42,44,89,124,147|23,173,64,61,59,148|24,174,40,109,110,113,105,149|25,32,150&gt;</text:p>
          </table:table-cell>
          <table:table-cell table:formula="of:=([.J29]-[.N29])/[.N29]" office:value-type="percentage" office:value="0.344927332773007">
            <text:p>34.49%</text:p>
          </table:table-cell>
          <table:table-cell table:formula="of:=([.K29]-[.O29])/[.O29]" office:value-type="percentage" office:value="0.386671628214504">
            <text:p>38.67%</text:p>
          </table:table-cell>
          <table:table-cell table:formula="of:=([.L29]-[.P29])/[.P29]" office:value-type="percentage" office:value="-0.0436032420064761">
            <text:p>-4.36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5.100_25-5-5-5_rd_70.txt</text:p>
          </table:table-cell>
          <table:table-cell office:value-type="string">
            <text:p>true</text:p>
          </table:table-cell>
          <table:table-cell office:value-type="string">
            <text:p>3951,1170,1221,1490,1702,2229,2148,2884,2549,3266,3294,4064,3829,4421,4570,5676,5254,6356,5994,7323,6779,8322,8240,10024,10068,12402,11718,13484,12518,14783,14434,15222,14690,17882,16463,19068,17329,18263,17227,17785,17505,19114,18975,20016,20811,21612,22579,23446,24834,25140,27737,27788,21886,22328,23580,25032,24320,24084,24930,23400,22843,19516,18290,17690</text:p>
          </table:table-cell>
          <table:table-cell office:value-type="float" office:value="15639.2396">
            <text:p>15639.2396</text:p>
          </table:table-cell>
          <table:table-cell office:value-type="float" office:value="15308.083">
            <text:p>15308.083</text:p>
          </table:table-cell>
          <table:table-cell office:value-type="float" office:value="1148.3773">
            <text:p>1148.3773</text:p>
          </table:table-cell>
          <table:table-cell office:value-type="float" office:value="11003.0448">
            <text:p>11003.0448</text:p>
          </table:table-cell>
          <table:table-cell office:value-type="float" office:value="12000.9987">
            <text:p>12000.9987</text:p>
          </table:table-cell>
          <table:table-cell office:value-type="float" office:value="10908.5321">
            <text:p>10908.5321</text:p>
          </table:table-cell>
          <table:table-cell office:value-type="float" office:value="1091.4667">
            <text:p>1091.4667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38, 57, 58, 88, 120]</text:p>
          </table:table-cell>
          <table:table-cell office:value-type="string">
            <text:p>[1,2,3,4,5,6]</text:p>
          </table:table-cell>
          <table:table-cell office:value-type="string">
            <text:p>&lt;1,151,113,37,116,126|2,30,28,32,127|3,153,45,56,60,107,114,27,26,100,128|4,103,129|5,117,118,122,125,130|6,82,131|7,157,80,79,132|8,158,68,108,96,98,102,104,105,75,133|9,159,115,112,111,69,109,110,93,91,134|10,160,42,43,52,54,86,73,135|11,161,90,92,78,81,84,136|12,162,49,66,65,87,97,137|13,163,71,70,85,138|14,101,139|15,165,123,121,140|16,166,99,41,53,51,48,47,46,74,141|17,167,35,36,34,39,142|18,168,44,40,143|19,67,83,89,76,59,94,72,144|20,170,106,145|21,171,146|22,95,172,147|23,173,77,148|24,50,174,119,55,31,124,149|25,33,175,62,63,64,61,29,150&gt;</text:p>
          </table:table-cell>
          <table:table-cell table:formula="of:=([.J30]-[.N30])/[.N30]" office:value-type="percentage" office:value="0.30316151104991">
            <text:p>30.32%</text:p>
          </table:table-cell>
          <table:table-cell table:formula="of:=([.K30]-[.O30])/[.O30]" office:value-type="percentage" office:value="0.40331282519671">
            <text:p>40.33%</text:p>
          </table:table-cell>
          <table:table-cell table:formula="of:=([.L30]-[.P30])/[.P30]" office:value-type="percentage" office:value="0.0521413983587407">
            <text:p>5.21%</text:p>
          </table:table-cell>
        </table:table-row>
        <table:table-row table:style-name="ro1">
          <table:table-cell office:value-type="string">
            <text:p>C105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5.100_25-5-5-5_rd_90.txt</text:p>
          </table:table-cell>
          <table:table-cell office:value-type="string">
            <text:p>true</text:p>
          </table:table-cell>
          <table:table-cell office:value-type="string">
            <text:p>1687,3156,472,709,592,5004,616,723,773,1034,1027,6669,967,1229,1111,9080,1335,10845,1610,1768,1654,1892,1848,2375,2176,2725,2411,2963,2758,3237,3109,3641,3537,4157,4026,4668,4838,5739,5807,7321,6503,7522,7960,8454,8086,9169,8862,10778,9898,11775,11246,12565,12454,13968,13712,16352,16208,17323,17137,19479,18439,19028,18931,20444,20018,20089,20713,20274,20448,21699,22082,23131,21486,22590,21470,22559,24271,23093,24514,16134,14332,14770,11332,7402,5807</text:p>
          </table:table-cell>
          <table:table-cell office:value-type="float" office:value="16425.9934">
            <text:p>16425.9934</text:p>
          </table:table-cell>
          <table:table-cell office:value-type="float" office:value="15371.1341">
            <text:p>15371.1341</text:p>
          </table:table-cell>
          <table:table-cell office:value-type="float" office:value="1053.8593">
            <text:p>1053.8593</text:p>
          </table:table-cell>
          <table:table-cell office:value-type="float" office:value="11003.0448">
            <text:p>11003.0448</text:p>
          </table:table-cell>
          <table:table-cell office:value-type="float" office:value="9873.7337">
            <text:p>9873.7337</text:p>
          </table:table-cell>
          <table:table-cell office:value-type="float" office:value="8973.5909">
            <text:p>8973.5909</text:p>
          </table:table-cell>
          <table:table-cell office:value-type="float" office:value="899.1427">
            <text:p>899.1427</text:p>
          </table:table-cell>
          <table:table-cell office:value-type="float" office:value="77">
            <text:p>77</text:p>
          </table:table-cell>
          <table:table-cell office:value-type="float" office:value="23">
            <text:p>23.0</text:p>
          </table:table-cell>
          <table:table-cell office:value-type="string">
            <text:p>[28, 30, 38, 42, 45, 51, 57, 58, 61, 68, 80, 81, 82, 83, 90, 92, 99, 103, 112, 118, 120, 122, 123]</text:p>
          </table:table-cell>
          <table:table-cell office:value-type="string">
            <text:p>[1,2,3,4,5,6]</text:p>
          </table:table-cell>
          <table:table-cell office:value-type="string">
            <text:p>&lt;1,151,126|2,96,127|3,111,153,114,116,46,100,128|4,154,129|5,155,64,130|6,52,131|7,157,87,78,98,113,93,91,26,132|8,158,72,133|9,159,49,50,54,71,102,76,134|10,160,32,33,63,85,48,75,77,74,135|11,161,79,95,53,31,84,47,136|12,162,107,109,110,137|13,163,67,138|14,43,139|15,165,106,101,55,39,37,140|16,166,141|17,167,108,35,36,34,142|18,168,115,56,60,41,89,104,105,94,143|19,88,65,69,144|20,170,145|21,171,121,146|22,172,44,40,124,147|23,173,70,125,29,148|24,62,174,73,149|25,175,66,119,117,97,86,59,27,150&gt;</text:p>
          </table:table-cell>
          <table:table-cell table:formula="of:=([.J31]-[.N31])/[.N31]" office:value-type="percentage" office:value="0.663605065629833">
            <text:p>66.36%</text:p>
          </table:table-cell>
          <table:table-cell table:formula="of:=([.K31]-[.O31])/[.O31]" office:value-type="percentage" office:value="0.712930115858079">
            <text:p>71.29%</text:p>
          </table:table-cell>
          <table:table-cell table:formula="of:=([.L31]-[.P31])/[.P31]" office:value-type="percentage" office:value="0.172071240749661">
            <text:p>17.21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6.100_25-5-5-5_rd_10.txt</text:p>
          </table:table-cell>
          <table:table-cell office:value-type="string">
            <text:p>true</text:p>
          </table:table-cell>
          <table:table-cell office:value-type="string">
            <text:p>23708,6394,7193,8516,9151,10617,10226,11097,12105,11006,3963</text:p>
          </table:table-cell>
          <table:table-cell office:value-type="float" office:value="14128.0594">
            <text:p>14128.0594</text:p>
          </table:table-cell>
          <table:table-cell office:value-type="float" office:value="13538.7876">
            <text:p>13538.7876</text:p>
          </table:table-cell>
          <table:table-cell office:value-type="float" office:value="662.6384">
            <text:p>662.6384</text:p>
          </table:table-cell>
          <table:table-cell office:value-type="float" office:value="10698.3455">
            <text:p>10698.3455</text:p>
          </table:table-cell>
          <table:table-cell office:value-type="float" office:value="12166.9428">
            <text:p>12166.9428</text:p>
          </table:table-cell>
          <table:table-cell office:value-type="float" office:value="11007.9157">
            <text:p>11007.9157</text:p>
          </table:table-cell>
          <table:table-cell office:value-type="float" office:value="1158.0271">
            <text:p>1158.0271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52, 82]</text:p>
          </table:table-cell>
          <table:table-cell office:value-type="string">
            <text:p>[1,2,3,4,5,6]</text:p>
          </table:table-cell>
          <table:table-cell office:value-type="string">
            <text:p>&lt;1,53,151,51,91,94,126|2,79,78,81,85,83,31,116,127|3,153,121,117,128|4,114,27,26,100,129|5,123,120,130|6,118,122,48,47,46,131|7,157,45,57,60,132|8,158,54,55,70,89,93,133|9,159,28,32,44,40,41,134|10,62,63,64,61,59,135|11,161,92,90,99,86,84,136|12,162,115,103,106,96,137|13,38,80,138|14,164,49,66,139|15,165,30,111,69,71,140|16,166,88,141|17,42,43,142|18,168,68,67,101,98,143|19,95,102,105,104,144|20,170,112,119,35,34,39,37,125,145|21,171,50,33,146|22,172,58,56,65,97,147|23,173,87,109,110,113,124,29,148|24,174,108,107,36,149|25,73,76,75,72,77,74,150&gt;</text:p>
          </table:table-cell>
          <table:table-cell table:formula="of:=([.J32]-[.N32])/[.N32]" office:value-type="percentage" office:value="0.161184007538853">
            <text:p>16.12%</text:p>
          </table:table-cell>
          <table:table-cell table:formula="of:=([.K32]-[.O32])/[.O32]" office:value-type="percentage" office:value="0.229913815564558">
            <text:p>22.99%</text:p>
          </table:table-cell>
          <table:table-cell table:formula="of:=([.L32]-[.P32])/[.P32]" office:value-type="percentage" office:value="-0.427786793590582">
            <text:p>-42.78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6.100_25-5-5-5_rd_30.txt</text:p>
          </table:table-cell>
          <table:table-cell office:value-type="string">
            <text:p>true</text:p>
          </table:table-cell>
          <table:table-cell office:value-type="string">
            <text:p>15223,4154,4706,5684,5865,7085,7590,9038,8980,10626,10950,12661,12900,15766,13850,15193,14720,16855,16241,15413,17233,17766,19043,19534,20866,19515,21358,18672,11797,12096,8900</text:p>
          </table:table-cell>
          <table:table-cell office:value-type="float" office:value="15874.6418">
            <text:p>15874.6418</text:p>
          </table:table-cell>
          <table:table-cell office:value-type="float" office:value="15010.0073">
            <text:p>15010.0073</text:p>
          </table:table-cell>
          <table:table-cell office:value-type="float" office:value="863.6345">
            <text:p>863.6345</text:p>
          </table:table-cell>
          <table:table-cell office:value-type="float" office:value="10698.3455">
            <text:p>10698.3455</text:p>
          </table:table-cell>
          <table:table-cell office:value-type="float" office:value="11983.8196">
            <text:p>11983.8196</text:p>
          </table:table-cell>
          <table:table-cell office:value-type="float" office:value="10900.3169">
            <text:p>10900.3169</text:p>
          </table:table-cell>
          <table:table-cell office:value-type="float" office:value="1082.5027">
            <text:p>1082.5027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9, 100, 115]</text:p>
          </table:table-cell>
          <table:table-cell office:value-type="string">
            <text:p>[1,2,3,4,5,6]</text:p>
          </table:table-cell>
          <table:table-cell office:value-type="string">
            <text:p>&lt;1,151,90,92,126|2,82,78,102,83,127|3,153,96,128|4,154,29,27,129|5,45,155,32,130|6,156,30,28,117,119,41,34,31,91,72,131|7,157,35,55,39,37,132|8,68,158,56,133|9,38,42,43,134|10,108,81,85,135|11,161,79,88,99,97,136|12,162,111,112,137|13,80,67,66,65,69,163,53,84,138|14,58,139|15,165,123,87,62,63,64,61,59,94,140|16,166,120,141|17,50,40,36,167,51,48,47,46,142|18,168,52,143|19,33,110,104,105,116,26,144|20,170,103,106,101,118,125,122,145|21,171,44,146|22,172,60,54,71,70,89,93,114,147|23,173,57,95,107,109,86,124,148|24,174,121,149|25,98,113,73,76,75,77,74,150&gt;</text:p>
          </table:table-cell>
          <table:table-cell table:formula="of:=([.J33]-[.N33])/[.N33]" office:value-type="percentage" office:value="0.324672961532231">
            <text:p>32.47%</text:p>
          </table:table-cell>
          <table:table-cell table:formula="of:=([.K33]-[.O33])/[.O33]" office:value-type="percentage" office:value="0.377024855121414">
            <text:p>37.70%</text:p>
          </table:table-cell>
          <table:table-cell table:formula="of:=([.L33]-[.P33])/[.P33]" office:value-type="percentage" office:value="-0.202187209325205">
            <text:p>-20.22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6.100_25-5-5-5_rd_50.txt</text:p>
          </table:table-cell>
          <table:table-cell office:value-type="string">
            <text:p>true</text:p>
          </table:table-cell>
          <table:table-cell office:value-type="string">
            <text:p>8948,2565,2447,3528,3383,4677,4190,5774,5534,7375,7114,8285,8104,9611,9683,11444,11377,13289,12682,15447,14778,17292,17219,17874,18361,20154,20354,23169,22820,24276,25646,26912,25704,26243,28180,29037,31898,30152,29594,30054,30238,31249,34290,35401,32957,29026,32094,13394</text:p>
          </table:table-cell>
          <table:table-cell office:value-type="float" office:value="15827.1264">
            <text:p>15827.1264</text:p>
          </table:table-cell>
          <table:table-cell office:value-type="float" office:value="14980.7272">
            <text:p>14980.7272</text:p>
          </table:table-cell>
          <table:table-cell office:value-type="float" office:value="845.3992">
            <text:p>845.3992</text:p>
          </table:table-cell>
          <table:table-cell office:value-type="float" office:value="10698.3455">
            <text:p>10698.3455</text:p>
          </table:table-cell>
          <table:table-cell office:value-type="float" office:value="11695.0786">
            <text:p>11695.0786</text:p>
          </table:table-cell>
          <table:table-cell office:value-type="float" office:value="10545.9907">
            <text:p>10545.9907</text:p>
          </table:table-cell>
          <table:table-cell office:value-type="float" office:value="1148.0879">
            <text:p>1148.0879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28, 38, 90, 103, 108]</text:p>
          </table:table-cell>
          <table:table-cell office:value-type="string">
            <text:p>[1,2,3,4,5,6]</text:p>
          </table:table-cell>
          <table:table-cell office:value-type="string">
            <text:p>&lt;1,57,151,109,36,39,37,75,77,74,126|2,82,79,81,85,127|3,153,56,128|4,154,98,113,114,29,27,129|5,155,101,95,130|6,42,65,69,55,53,51,105,131|7,157,121,120,117,132|8,158,88,52,133|9,30,87,83,34,124,125,116,26,134|10,66,160,54,63,64,61,59,72,135|11,161,50,136|12,162,112,111,137|13,163,68,58,99,86,97,89,93,91,94,138|14,164,115,60,71,70,73,76,84,139|15,165,96,40,41,31,140|16,80,166,44,35,141|17,167,107,110,142|18,168,123,32,143|19,102,104,48,47,46,100,144|20,170,45,67,33,145|21,171,118,122,146|22,172,78,147|23,173,49,43,148|24,174,92,106,149|25,119,62,150&gt;</text:p>
          </table:table-cell>
          <table:table-cell table:formula="of:=([.J34]-[.N34])/[.N34]" office:value-type="percentage" office:value="0.353315094436389">
            <text:p>35.33%</text:p>
          </table:table-cell>
          <table:table-cell table:formula="of:=([.K34]-[.O34])/[.O34]" office:value-type="percentage" office:value="0.420513977885454">
            <text:p>42.05%</text:p>
          </table:table-cell>
          <table:table-cell table:formula="of:=([.L34]-[.P34])/[.P34]" office:value-type="percentage" office:value="-0.263645928155849">
            <text:p>-26.36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6.100_25-5-5-5_rd_70.txt</text:p>
          </table:table-cell>
          <table:table-cell office:value-type="string">
            <text:p>true</text:p>
          </table:table-cell>
          <table:table-cell office:value-type="string">
            <text:p>4448,1326,1375,2036,1799,2353,2215,2723,2866,3956,3793,5610,4608,6205,5390,7369,6460,7664,7807,9147,9033,11084,10339,12557,11967,14181,13294,16171,13872,16873,15249,18312,17527,20935,19819,24053,20719,21680,22014,21804,23113,25897,24709,24879,25875,29334,26834,29600,27230,30568,30501,31191,31032,32863,32084,32573,28606,26485,19242,15586,13554,14645,12062,7465</text:p>
          </table:table-cell>
          <table:table-cell office:value-type="float" office:value="15709.8101">
            <text:p>15709.8101</text:p>
          </table:table-cell>
          <table:table-cell office:value-type="float" office:value="14608.6434">
            <text:p>14608.6434</text:p>
          </table:table-cell>
          <table:table-cell office:value-type="float" office:value="1100.1666">
            <text:p>1100.1666</text:p>
          </table:table-cell>
          <table:table-cell office:value-type="float" office:value="10698.3455">
            <text:p>10698.3455</text:p>
          </table:table-cell>
          <table:table-cell office:value-type="float" office:value="11945.7275">
            <text:p>11945.7275</text:p>
          </table:table-cell>
          <table:table-cell office:value-type="float" office:value="10933.1144">
            <text:p>10933.1144</text:p>
          </table:table-cell>
          <table:table-cell office:value-type="float" office:value="1011.6131">
            <text:p>1011.6131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44, 57, 76, 101]</text:p>
          </table:table-cell>
          <table:table-cell office:value-type="string">
            <text:p>[1,2,3,4,5,6]</text:p>
          </table:table-cell>
          <table:table-cell office:value-type="string">
            <text:p>&lt;1,151,88,87,96,86,89,73,84,94,126|2,58,60,83,124,127|3,153,128|4,45,154,115,129|5,123,155,95,34,130|6,90,156,66,65,40,122,114,48,47,131|7,157,49,50,69,55,53,61,132|8,158,108,52,54,71,133|9,38,42,43,134|10,67,135|11,161,79,99,36,136|12,162,31,113,105,116,137|13,163,82,80,138|14,164,56,139|15,165,111,112,106,98,102,104,140|16,166,62,63,70,93,75,74,77,72,141|17,51,27,46,142|18,103,168,92,143|19,78,81,85,144|20,68,170,120,117,119,118,125,59,91,26,100,145|21,171,121,97,39,37,29,146|22,172,147|23,173,30,28,148|24,174,32,33,107,110,109,149|25,35,41,64,150&gt;</text:p>
          </table:table-cell>
          <table:table-cell table:formula="of:=([.J35]-[.N35])/[.N35]" office:value-type="percentage" office:value="0.315098649286952">
            <text:p>31.51%</text:p>
          </table:table-cell>
          <table:table-cell table:formula="of:=([.K35]-[.O35])/[.O35]" office:value-type="percentage" office:value="0.336183164789714">
            <text:p>33.62%</text:p>
          </table:table-cell>
          <table:table-cell table:formula="of:=([.L35]-[.P35])/[.P35]" office:value-type="percentage" office:value="0.0875369249370139">
            <text:p>8.75%</text:p>
          </table:table-cell>
        </table:table-row>
        <table:table-row table:style-name="ro1">
          <table:table-cell office:value-type="string">
            <text:p>C106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6.100_25-5-5-5_rd_90.txt</text:p>
          </table:table-cell>
          <table:table-cell office:value-type="string">
            <text:p>true</text:p>
          </table:table-cell>
          <table:table-cell office:value-type="string">
            <text:p>1740,498,510,614,596,5460,725,857,880,1263,1349,1623,1592,1864,1873,2606,2272,2801,2640,3358,3534,4484,3709,4280,4463,4981,5296,5904,6185,6950,7041,7748,8030,9369,9140,10306,10564,12372,11944,12326,12230,14612,13770,16100,15645,18035,17386,19793,18995,20179,19206,20689,20949,22532,22813,26643,23853,25432,22717,24957,25075,27378,26491,29488,29450,30002,30185,32345,29132,27301,27881,31902,27677,28358,19604</text:p>
          </table:table-cell>
          <table:table-cell office:value-type="float" office:value="14003.5398">
            <text:p>14003.5398</text:p>
          </table:table-cell>
          <table:table-cell office:value-type="float" office:value="13153.7691">
            <text:p>13153.7691</text:p>
          </table:table-cell>
          <table:table-cell office:value-type="float" office:value="848.7706">
            <text:p>848.7706</text:p>
          </table:table-cell>
          <table:table-cell office:value-type="float" office:value="10698.3455">
            <text:p>10698.3455</text:p>
          </table:table-cell>
          <table:table-cell office:value-type="float" office:value="10688.1609">
            <text:p>10688.1609</text:p>
          </table:table-cell>
          <table:table-cell office:value-type="float" office:value="9703.2679">
            <text:p>9703.2679</text:p>
          </table:table-cell>
          <table:table-cell office:value-type="float" office:value="983.893">
            <text:p>983.893</text:p>
          </table:table-cell>
          <table:table-cell office:value-type="float" office:value="85">
            <text:p>85</text:p>
          </table:table-cell>
          <table:table-cell office:value-type="float" office:value="15">
            <text:p>15.0</text:p>
          </table:table-cell>
          <table:table-cell office:value-type="string">
            <text:p>[30, 40, 42, 45, 57, 63, 76, 82, 83, 92, 108, 110, 111, 119, 121]</text:p>
          </table:table-cell>
          <table:table-cell office:value-type="string">
            <text:p>[1,2,3,4,5,6]</text:p>
          </table:table-cell>
          <table:table-cell office:value-type="string">
            <text:p>&lt;1,151,103,126|2,66,87,78,127|3,153,112,128|4,68,154,115,129|5,123,130|6,156,80,131|7,157,106,88,60,62,64,132|8,117,158,55,70,133|9,35,41,34,31,124,26,100,134|10,36,53,61,91,135|11,161,43,44,136|12,162,86,89,29,105,137|13,163,49,120,69,81,85,37,27,138|14,164,50,52,71,73,84,94,139|15,165,67,98,113,116,140|16,166,58,141|17,79,65,54,122,109,93,114,142|18,90,143|19,95,102,51,48,47,46,144|20,170,101,96,118,39,125,145|21,171,56,99,97,104,146|22,172,147|23,38,148|24,28,174,32,33,107,149|25,59,75,72,77,74,150&gt;</text:p>
          </table:table-cell>
          <table:table-cell table:formula="of:=([.J36]-[.N36])/[.N36]" office:value-type="percentage" office:value="0.310191709408117">
            <text:p>31.02%</text:p>
          </table:table-cell>
          <table:table-cell table:formula="of:=([.K36]-[.O36])/[.O36]" office:value-type="percentage" office:value="0.355601971991312">
            <text:p>35.56%</text:p>
          </table:table-cell>
          <table:table-cell table:formula="of:=([.L36]-[.P36])/[.P36]" office:value-type="percentage" office:value="-0.137334445920441">
            <text:p>-13.73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7.100_25-5-5-5_rd_10.txt</text:p>
          </table:table-cell>
          <table:table-cell office:value-type="string">
            <text:p>true</text:p>
          </table:table-cell>
          <table:table-cell office:value-type="string">
            <text:p>23636,5954,6346,8109,8720,10174,10636,13007,9597,11235,8419</text:p>
          </table:table-cell>
          <table:table-cell office:value-type="float" office:value="14376.5285">
            <text:p>14376.5285</text:p>
          </table:table-cell>
          <table:table-cell office:value-type="float" office:value="15547.7887">
            <text:p>15547.7887</text:p>
          </table:table-cell>
          <table:table-cell office:value-type="float" office:value="963.9505">
            <text:p>963.9505</text:p>
          </table:table-cell>
          <table:table-cell office:value-type="float" office:value="10700.0543">
            <text:p>10700.0543</text:p>
          </table:table-cell>
          <table:table-cell office:value-type="float" office:value="12356.1595">
            <text:p>12356.1595</text:p>
          </table:table-cell>
          <table:table-cell office:value-type="float" office:value="11235.9084">
            <text:p>11235.9084</text:p>
          </table:table-cell>
          <table:table-cell office:value-type="float" office:value="1119.2512">
            <text:p>1119.251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21,28,50,151,36,34,31,114,126|2,152,63,85,127|3,153,103,106,101,96,128|4,154,93,27,100,72,129|5,115,33,35,130|6,30,38,32,131|7,157,43,108,107,109,110,125,132|8,158,67,68,52,54,55,39,133|9,159,90,78,134|10,160,73,48,47,26,135|11,161,112,42,136|12,92,88,44,137|13,120,163,65,69,71,70,76,84,138|14,49,123,139|15,165,58,111,140|16,95,37,124,29,116,141|17,60,40,41,64,61,59,142|18,168,45,82,56,143|19,169,62,53,51,144|20,97,86,89,75,46,77,74,145|21,171,57,80,81,83,98,102,146|22,172,66,87,99,117,118,122,147|23,119,148|24,174,113,104,105,91,94,149|25,175,79,150&gt;</text:p>
          </table:table-cell>
          <table:table-cell table:formula="of:=([.J37]-[.N37])/[.N37]" office:value-type="percentage" office:value="0.163511081254657">
            <text:p>16.35%</text:p>
          </table:table-cell>
          <table:table-cell table:formula="of:=([.K37]-[.O37])/[.O37]" office:value-type="percentage" office:value="0.383758940220623">
            <text:p>38.38%</text:p>
          </table:table-cell>
          <table:table-cell table:formula="of:=([.L37]-[.P37])/[.P37]" office:value-type="percentage" office:value="-0.138754106316795">
            <text:p>-13.88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7.100_25-5-5-5_rd_30.txt</text:p>
          </table:table-cell>
          <table:table-cell office:value-type="string">
            <text:p>true</text:p>
          </table:table-cell>
          <table:table-cell office:value-type="string">
            <text:p>17258,4344,4279,5692,5551,7712,6880,8700,8385,11560,10669,12580,12081,14715,13902,17130,16287,20847,16992,20654,18200,21230,19197,17633,15446,19498,14792,16131,10525</text:p>
          </table:table-cell>
          <table:table-cell office:value-type="float" office:value="14639.6074">
            <text:p>14639.6074</text:p>
          </table:table-cell>
          <table:table-cell office:value-type="float" office:value="14500.2473">
            <text:p>14500.2473</text:p>
          </table:table-cell>
          <table:table-cell office:value-type="float" office:value="1112.6535">
            <text:p>1112.6535</text:p>
          </table:table-cell>
          <table:table-cell office:value-type="float" office:value="10700.0543">
            <text:p>10700.0543</text:p>
          </table:table-cell>
          <table:table-cell office:value-type="float" office:value="12127.1428">
            <text:p>12127.1428</text:p>
          </table:table-cell>
          <table:table-cell office:value-type="float" office:value="10950.5299">
            <text:p>10950.5299</text:p>
          </table:table-cell>
          <table:table-cell office:value-type="float" office:value="1175.6129">
            <text:p>1175.6129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2, 106]</text:p>
          </table:table-cell>
          <table:table-cell office:value-type="string">
            <text:p>[1,2,3,4,5,6]</text:p>
          </table:table-cell>
          <table:table-cell office:value-type="string">
            <text:p>&lt;1,30,121,65,151,39,37,73,76,126|2,152,58,56,81,122,85,93,127|3,153,77,72,100,128|4,154,55,70,53,51,59,129|5,155,130|6,123,131|7,157,32,87,44,110,132|8,158,68,49,52,54,40,41,133|9,78,159,71,34,84,26,94,134|10,115,160,45,50,33,135|11,161,69,35,36,31,125,124,136|12,79,137|13,28,163,92,119,99,97,138|14,114,27,139|15,165,103,140|16,109,113,29,116,47,46,141|17,57,38,142|18,62,168,63,64,61,48,75,74,143|19,112,144|20,80,82,60,83,86,89,91,145|21,171,43,120,96,98,102,104,105,146|22,172,111,108,117,118,147|23,67,148|24,174,90,88,101,95,149|25,175,66,107,150&gt;</text:p>
          </table:table-cell>
          <table:table-cell table:formula="of:=([.J38]-[.N38])/[.N38]" office:value-type="percentage" office:value="0.207176961748979">
            <text:p>20.72%</text:p>
          </table:table-cell>
          <table:table-cell table:formula="of:=([.K38]-[.O38])/[.O38]" office:value-type="percentage" office:value="0.324159418075284">
            <text:p>32.42%</text:p>
          </table:table-cell>
          <table:table-cell table:formula="of:=([.L38]-[.P38])/[.P38]" office:value-type="percentage" office:value="-0.0535545331290599">
            <text:p>-5.36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7.100_25-5-5-5_rd_50.txt</text:p>
          </table:table-cell>
          <table:table-cell office:value-type="string">
            <text:p>true</text:p>
          </table:table-cell>
          <table:table-cell office:value-type="string">
            <text:p>8055,2359,2373,3230,3277,4531,4202,5659,5116,7050,6246,8443,7277,8786,8222,11413,9497,11631,10943,12905,12050,13877,13586,17654,15622,19105,17943,20595,19018,22413,18495,19596,19242,21324,19901,21986,22186,25024,24431,29773,22839,24709,25374,28236,25315,20471,16789,15291,9229</text:p>
          </table:table-cell>
          <table:table-cell office:value-type="float" office:value="14947.2514">
            <text:p>14947.2514</text:p>
          </table:table-cell>
          <table:table-cell office:value-type="float" office:value="14094.6897">
            <text:p>14094.6897</text:p>
          </table:table-cell>
          <table:table-cell office:value-type="float" office:value="851.5617">
            <text:p>851.5617</text:p>
          </table:table-cell>
          <table:table-cell office:value-type="float" office:value="10700.0543">
            <text:p>10700.0543</text:p>
          </table:table-cell>
          <table:table-cell office:value-type="float" office:value="11487.1119">
            <text:p>11487.1119</text:p>
          </table:table-cell>
          <table:table-cell office:value-type="float" office:value="10332.4225">
            <text:p>10332.4225</text:p>
          </table:table-cell>
          <table:table-cell office:value-type="float" office:value="1153.6894">
            <text:p>1153.6894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33, 54, 65, 71, 88, 115, 121]</text:p>
          </table:table-cell>
          <table:table-cell office:value-type="string">
            <text:p>[1,2,3,4,5,6]</text:p>
          </table:table-cell>
          <table:table-cell office:value-type="string">
            <text:p>&lt;1,28,119,107,151,70,122,126|2,152,68,66,43,127|3,153,78,85,84,93,114,128|4,154,30,99,129|5,117,55,155,130|6,38,52,131|7,157,67,57,132|8,158,58,56,133|9,159,44,36,34,31,48,47,94,134|10,60,62,63,135|11,161,101,64,61,51,27,26,136|12,92,111,137|13,76,163,59,77,72,74,138|14,49,139|15,165,90,106,140|16,166,112,81,83,86,89,113,91,141|17,103,142|18,79,69,143|19,42,97,169,53,73,75,46,144|20,82,80,108,145|21,171,45,50,146|22,172,123,96,95,98,109,110,125,124,147|23,35,41,148|24,174,32,87,118,102,104,105,149|25,175,120,40,39,37,29,116,100,150&gt;</text:p>
          </table:table-cell>
          <table:table-cell table:formula="of:=([.J39]-[.N39])/[.N39]" office:value-type="percentage" office:value="0.301219273401524">
            <text:p>30.12%</text:p>
          </table:table-cell>
          <table:table-cell table:formula="of:=([.K39]-[.O39])/[.O39]" office:value-type="percentage" office:value="0.364122469827381">
            <text:p>36.41%</text:p>
          </table:table-cell>
          <table:table-cell table:formula="of:=([.L39]-[.P39])/[.P39]" office:value-type="percentage" office:value="-0.261879583881069">
            <text:p>-26.19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7.100_25-5-5-5_rd_70.txt</text:p>
          </table:table-cell>
          <table:table-cell office:value-type="string">
            <text:p>true</text:p>
          </table:table-cell>
          <table:table-cell office:value-type="string">
            <text:p>3950,1189,1200,1664,1611,2350,2144,3139,2584,4282,3282,4662,4040,5240,5166,6732,5916,7837,7440,8689,8267,10882,9507,13463,10368,12826,12015,15320,13233,16069,14810,16830,16834,19167,18213,21326,19767,23241,21005,26429,22436,24580,23206,27520,25849,31369,26185,30903,26809,32833,29539,31219,32012,36055,34353,40709,36151,40616,35430,40031,26049,24252,18653,10298</text:p>
          </table:table-cell>
          <table:table-cell office:value-type="float" office:value="14724.8611">
            <text:p>14724.8611</text:p>
          </table:table-cell>
          <table:table-cell office:value-type="float" office:value="13723.1339">
            <text:p>13723.1339</text:p>
          </table:table-cell>
          <table:table-cell office:value-type="float" office:value="1000.7272">
            <text:p>1000.7272</text:p>
          </table:table-cell>
          <table:table-cell office:value-type="float" office:value="10700.0543">
            <text:p>10700.0543</text:p>
          </table:table-cell>
          <table:table-cell office:value-type="float" office:value="11967.5521">
            <text:p>11967.5521</text:p>
          </table:table-cell>
          <table:table-cell office:value-type="float" office:value="10811.2486">
            <text:p>10811.2486</text:p>
          </table:table-cell>
          <table:table-cell office:value-type="float" office:value="1155.3035">
            <text:p>1155.3035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26, 28, 64]</text:p>
          </table:table-cell>
          <table:table-cell office:value-type="string">
            <text:p>[1,2,3,4,5,6]</text:p>
          </table:table-cell>
          <table:table-cell office:value-type="string">
            <text:p>&lt;1,43,44,40,83,113,126|2,152,79,99,63,70,127|3,30,128|4,154,49,80,129|5,33,155,95,130|6,32,131|7,157,88,111,132|8,158,58,57,133|9,159,48,134|10,160,68,121,119,35,135|11,161,42,38,78,81,73,37,124,136|12,162,137|13,103,163,52,54,71,61,59,76,77,72,138|14,41,39,53,114,27,100,139|15,165,123,140|16,166,112,115,141|17,108,107,109,110,31,142|18,168,92,69,62,86,84,75,143|19,169,144|20,65,55,97,51,47,46,74,145|21,171,82,106,101,96,98,102,104,105,146|22,172,90,120,117,118,122,147|23,67,148|24,174,50,60,36,34,125,29,116,94,149|25,175,45,56,66,87,85,89,93,91,150&gt;</text:p>
          </table:table-cell>
          <table:table-cell table:formula="of:=([.J40]-[.N40])/[.N40]" office:value-type="percentage" office:value="0.230398746289978">
            <text:p>23.04%</text:p>
          </table:table-cell>
          <table:table-cell table:formula="of:=([.K40]-[.O40])/[.O40]" office:value-type="percentage" office:value="0.269338483253451">
            <text:p>26.93%</text:p>
          </table:table-cell>
          <table:table-cell table:formula="of:=([.L40]-[.P40])/[.P40]" office:value-type="percentage" office:value="-0.133797136423459">
            <text:p>-13.38%</text:p>
          </table:table-cell>
        </table:table-row>
        <table:table-row table:style-name="ro1">
          <table:table-cell office:value-type="string">
            <text:p>C107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7.100_25-5-5-5_rd_90.txt</text:p>
          </table:table-cell>
          <table:table-cell office:value-type="string">
            <text:p>true</text:p>
          </table:table-cell>
          <table:table-cell office:value-type="string">
            <text:p>1690,509,518,4597,605,856,820,943,835,1055,1089,983,989,1659,1187,1324,1299,1796,1460,1654,1624,2068,1858,2275,2103,3266,2351,3236,2720,3773,3155,3651,3844,4643,4261,5152,4899,5770,5596,6626,6865,7762,7988,8982,8522,9917,9683,10386,9629,10911,10153,12057,11949,13483,13577,15476,13539,17629,14791,17271,16543,20473,18363,20229,19392,21895,18103,19141,18659,20201,17885,18636,18001,19625,16344,17967,17261,17233,11114</text:p>
          </table:table-cell>
          <table:table-cell office:value-type="float" office:value="12715.0238">
            <text:p>12715.0238</text:p>
          </table:table-cell>
          <table:table-cell office:value-type="float" office:value="12377.0717">
            <text:p>12377.0717</text:p>
          </table:table-cell>
          <table:table-cell office:value-type="float" office:value="915.9213">
            <text:p>915.9213</text:p>
          </table:table-cell>
          <table:table-cell office:value-type="float" office:value="10700.0543">
            <text:p>10700.0543</text:p>
          </table:table-cell>
          <table:table-cell office:value-type="float" office:value="9113.7327">
            <text:p>9113.7327</text:p>
          </table:table-cell>
          <table:table-cell office:value-type="float" office:value="8018.785">
            <text:p>8018.785</text:p>
          </table:table-cell>
          <table:table-cell office:value-type="float" office:value="1093.9477">
            <text:p>1093.9477</text:p>
          </table:table-cell>
          <table:table-cell office:value-type="float" office:value="71">
            <text:p>71</text:p>
          </table:table-cell>
          <table:table-cell office:value-type="float" office:value="29">
            <text:p>29.0</text:p>
          </table:table-cell>
          <table:table-cell office:value-type="string">
            <text:p>[29, 30, 34, 35, 42, 45, 52, 57, 58, 65, 66, 68, 72, 78, 80, 81, 82, 83, 88, 90, 92, 96, 98, 103, 108, 112, 113, 116, 123]</text:p>
          </table:table-cell>
          <table:table-cell office:value-type="string">
            <text:p>[1,2,3,4,5,6]</text:p>
          </table:table-cell>
          <table:table-cell office:value-type="string">
            <text:p>&lt;1,107,99,151,109,110,126|2,94,100,127|3,153,79,95,64,61,59,114,128|4,70,129|5,33,130|6,28,131|7,157,117,118,122,125,31,27,26,132|8,55,133|9,56,134|10,32,160,60,62,63,51,48,135|11,161,43,44,71,41,124,136|12,69,137|13,163,84,93,77,74,138|14,101,139|15,120,140|16,106,141|17,38,49,39,142|18,168,86,37,47,46,143|19,169,89,91,144|20,50,145|21,171,67,87,54,102,104,105,146|22,172,111,119,36,97,53,147|23,115,148|24,121,149|25,175,40,85,73,76,75,150&gt;</text:p>
          </table:table-cell>
          <table:table-cell table:formula="of:=([.J41]-[.N41])/[.N41]" office:value-type="percentage" office:value="0.39514995869914">
            <text:p>39.51%</text:p>
          </table:table-cell>
          <table:table-cell table:formula="of:=([.K41]-[.O41])/[.O41]" office:value-type="percentage" office:value="0.543509608999368">
            <text:p>54.35%</text:p>
          </table:table-cell>
          <table:table-cell table:formula="of:=([.L41]-[.P41])/[.P41]" office:value-type="percentage" office:value="-0.162737578770905">
            <text:p>-16.27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8.100_25-5-5-5_rd_10.txt</text:p>
          </table:table-cell>
          <table:table-cell office:value-type="string">
            <text:p>true</text:p>
          </table:table-cell>
          <table:table-cell office:value-type="string">
            <text:p>28326,6541,7199,9061,8795,10267,9552,10546,8341</text:p>
          </table:table-cell>
          <table:table-cell office:value-type="float" office:value="13388.8455">
            <text:p>13388.8455</text:p>
          </table:table-cell>
          <table:table-cell office:value-type="float" office:value="14081.1243">
            <text:p>14081.1243</text:p>
          </table:table-cell>
          <table:table-cell office:value-type="float" office:value="994.5878">
            <text:p>994.5878</text:p>
          </table:table-cell>
          <table:table-cell office:value-type="float" office:value="10424.0166">
            <text:p>10424.0166</text:p>
          </table:table-cell>
          <table:table-cell office:value-type="float" office:value="12028.3825">
            <text:p>12028.3825</text:p>
          </table:table-cell>
          <table:table-cell office:value-type="float" office:value="10905.6372">
            <text:p>10905.6372</text:p>
          </table:table-cell>
          <table:table-cell office:value-type="float" office:value="1121.7453">
            <text:p>1121.745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12]</text:p>
          </table:table-cell>
          <table:table-cell office:value-type="string">
            <text:p>[1,2,3,4,5,6]</text:p>
          </table:table-cell>
          <table:table-cell office:value-type="string">
            <text:p>&lt;1,151,58,56,57,60,62,86,126|2,89,84,93,116,74,127|3,153,35,70,128|4,80,82,154,68,129|5,44,155,49,54,53,37,130|6,156,123,115,32,40,39,41,131|7,157,67,66,69,65,85,132|8,158,108,133|9,99,97,104,134|10,103,106,96,101,95,98,135|11,30,161,111,136|12,43,42,137|13,163,114,105,91,77,72,138|14,79,78,83,81,102,139|15,125,124,48,29,140|16,38,50,166,45,52,55,141|17,167,90,88,107,142|18,168,120,121,119,117,143|19,169,118,122,144|20,73,59,61,94,145|21,87,109,110,146|22,63,64,51,113,147|23,173,71,76,75,27,100,26,148|24,34,31,47,46,149|25,92,175,33,28,36,150&gt;</text:p>
          </table:table-cell>
          <table:table-cell table:formula="of:=([.J42]-[.N42])/[.N42]" office:value-type="percentage" office:value="0.113104401194425">
            <text:p>11.31%</text:p>
          </table:table-cell>
          <table:table-cell table:formula="of:=([.K42]-[.O42])/[.O42]" office:value-type="percentage" office:value="0.291178501701854">
            <text:p>29.12%</text:p>
          </table:table-cell>
          <table:table-cell table:formula="of:=([.L42]-[.P42])/[.P42]" office:value-type="percentage" office:value="-0.113356837777702">
            <text:p>-11.34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8.100_25-5-5-5_rd_30.txt</text:p>
          </table:table-cell>
          <table:table-cell office:value-type="string">
            <text:p>true</text:p>
          </table:table-cell>
          <table:table-cell office:value-type="string">
            <text:p>16876,4035,4456,5723,6088,7310,7646,8885,9561,11221,11030,12443,12890,14298,14680,15899,14583,17212,16609,17568,17150,18929,19144,18810,17833,19009,16690,17135,7490</text:p>
          </table:table-cell>
          <table:table-cell office:value-type="float" office:value="16281.6345">
            <text:p>16281.6345</text:p>
          </table:table-cell>
          <table:table-cell office:value-type="float" office:value="15455.6688">
            <text:p>15455.6688</text:p>
          </table:table-cell>
          <table:table-cell office:value-type="float" office:value="824.9657">
            <text:p>824.9657</text:p>
          </table:table-cell>
          <table:table-cell office:value-type="float" office:value="10424.0166">
            <text:p>10424.0166</text:p>
          </table:table-cell>
          <table:table-cell office:value-type="float" office:value="11938.8713">
            <text:p>11938.8713</text:p>
          </table:table-cell>
          <table:table-cell office:value-type="float" office:value="10790.5233">
            <text:p>10790.5233</text:p>
          </table:table-cell>
          <table:table-cell office:value-type="float" office:value="1147.348">
            <text:p>1147.34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8]</text:p>
          </table:table-cell>
          <table:table-cell office:value-type="string">
            <text:p>[1,2,3,4,5,6]</text:p>
          </table:table-cell>
          <table:table-cell office:value-type="string">
            <text:p>&lt;1,151,106,87,99,126|2,152,44,40,70,73,127|3,97,153,53,61,76,59,128|4,154,80,82,78,85,84,129|5,155,79,69,63,41,37,27,100,130|6,156,57,95,98,39,131|7,67,92,132|8,158,93,91,133|9,112,101,134|10,113,116,114,72,74,135|11,161,51,124,26,94,136|12,43,42,33,137|13,163,50,52,54,55,122,75,77,138|14,111,108,86,89,139|15,66,90,88,35,34,140|16,38,166,81,141|17,167,68,65,83,71,102,104,105,142|18,30,168,123,120,119,118,143|19,49,60,56,62,125,144|20,170,96,103,145|21,171,47,48,46,146|22,107,64,147|23,115,173,121,148|24,117,109,110,31,29,149|25,175,45,32,28,36,150&gt;</text:p>
          </table:table-cell>
          <table:table-cell table:formula="of:=([.J43]-[.N43])/[.N43]" office:value-type="percentage" office:value="0.363749896524975">
            <text:p>36.37%</text:p>
          </table:table-cell>
          <table:table-cell table:formula="of:=([.K43]-[.O43])/[.O43]" office:value-type="percentage" office:value="0.432337280621043">
            <text:p>43.23%</text:p>
          </table:table-cell>
          <table:table-cell table:formula="of:=([.L43]-[.P43])/[.P43]" office:value-type="percentage" office:value="-0.280980400018129">
            <text:p>-28.10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8.100_25-5-5-5_rd_50.txt</text:p>
          </table:table-cell>
          <table:table-cell office:value-type="string">
            <text:p>true</text:p>
          </table:table-cell>
          <table:table-cell office:value-type="string">
            <text:p>10328,2387,2501,3348,3374,4272,4241,5829,5437,7713,6877,8432,7942,9879,9747,12324,11023,13964,12719,15577,13935,16696,15969,19093,19095,24138,21042,24976,22523,27304,25438,28077,22361,25554,22950,27263,24721,28026,27197,30371,27947,30568,28807,29779,15021</text:p>
          </table:table-cell>
          <table:table-cell office:value-type="float" office:value="15660.1712">
            <text:p>15660.1712</text:p>
          </table:table-cell>
          <table:table-cell office:value-type="float" office:value="15555.9093">
            <text:p>15555.9093</text:p>
          </table:table-cell>
          <table:table-cell office:value-type="float" office:value="797.6342">
            <text:p>797.6342</text:p>
          </table:table-cell>
          <table:table-cell office:value-type="float" office:value="10424.0166">
            <text:p>10424.0166</text:p>
          </table:table-cell>
          <table:table-cell office:value-type="float" office:value="11824.9358">
            <text:p>11824.9358</text:p>
          </table:table-cell>
          <table:table-cell office:value-type="float" office:value="10711.9118">
            <text:p>10711.9118</text:p>
          </table:table-cell>
          <table:table-cell office:value-type="float" office:value="1112.024">
            <text:p>1112.024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9, 80, 103]</text:p>
          </table:table-cell>
          <table:table-cell office:value-type="string">
            <text:p>[1,2,3,4,5,6]</text:p>
          </table:table-cell>
          <table:table-cell office:value-type="string">
            <text:p>&lt;1,151,71,109,70,93,94,126|2,152,57,56,106,97,89,127|3,153,98,86,76,73,77,75,128|4,154,30,42,32,35,129|5,38,155,58,69,41,37,130|6,90,156,33,44,40,39,102,116,114,131|7,157,61,59,72,74,132|8,158,92,87,99,133|9,123,101,134|10,79,68,65,135|11,161,111,108,115,136|12,162,27,26,100,137|13,163,105,104,91,138|14,67,164,82,78,81,84,139|15,60,62,63,140|16,50,52,55,141|17,167,45,119,142|18,112,168,43,117,118,143|19,122,125,144|20,170,83,85,145|21,66,171,88,146|22,107,96,95,110,113,147|23,173,54,36,64,53,51,124,148|24,31,34,29,48,46,47,149|25,175,28,121,120,150&gt;</text:p>
          </table:table-cell>
          <table:table-cell table:formula="of:=([.J44]-[.N44])/[.N44]" office:value-type="percentage" office:value="0.324334564251926">
            <text:p>32.43%</text:p>
          </table:table-cell>
          <table:table-cell table:formula="of:=([.K44]-[.O44])/[.O44]" office:value-type="percentage" office:value="0.452206626645302">
            <text:p>45.22%</text:p>
          </table:table-cell>
          <table:table-cell table:formula="of:=([.L44]-[.P44])/[.P44]" office:value-type="percentage" office:value="-0.28271853844881">
            <text:p>-28.27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8.100_25-5-5-5_rd_70.txt</text:p>
          </table:table-cell>
          <table:table-cell office:value-type="string">
            <text:p>true</text:p>
          </table:table-cell>
          <table:table-cell office:value-type="string">
            <text:p>4098,1305,1420,1905,1910,2547,2464,3112,3416,4278,4082,4988,4979,6321,6063,7949,6893,9286,8677,10615,9998,11284,11148,12686,12722,15442,14568,17837,16812,19850,18290,21640,20311,24547,21797,25696,22925,28970,24949,29148,27532,31483,26739,31970,26461,29796,28222,31245,28566,33224,30212,32501,28910,32436,32312,34463,28098,25484,20910,13536</text:p>
          </table:table-cell>
          <table:table-cell office:value-type="float" office:value="14653.1675">
            <text:p>14653.1675</text:p>
          </table:table-cell>
          <table:table-cell office:value-type="float" office:value="13573.5946">
            <text:p>13573.5946</text:p>
          </table:table-cell>
          <table:table-cell office:value-type="float" office:value="1078.5729">
            <text:p>1078.5729</text:p>
          </table:table-cell>
          <table:table-cell office:value-type="float" office:value="10424.0166">
            <text:p>10424.0166</text:p>
          </table:table-cell>
          <table:table-cell office:value-type="float" office:value="11771.9612">
            <text:p>11771.9612</text:p>
          </table:table-cell>
          <table:table-cell office:value-type="float" office:value="10713.202">
            <text:p>10713.202</text:p>
          </table:table-cell>
          <table:table-cell office:value-type="float" office:value="1057.7592">
            <text:p>1057.7592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67, 74, 103]</text:p>
          </table:table-cell>
          <table:table-cell office:value-type="string">
            <text:p>[1,2,3,4,5,6]</text:p>
          </table:table-cell>
          <table:table-cell office:value-type="string">
            <text:p>&lt;1,151,79,66,35,97,73,93,89,105,126|2,152,68,127|3,153,49,43,60,63,62,64,76,114,116,72,128|4,154,69,78,85,83,84,91,75,94,129|5,42,123,120,155,107,125,122,124,130|6,38,52,156,41,40,131|7,115,132|8,158,99,109,31,39,29,48,46,77,133|9,70,134|10,160,92,96,101,98,95,86,135|11,56,136|12,33,137|13,163,138|14,90,65,164,87,81,102,139|15,28,165,58,57,140|16,166,36,104,37,27,26,100,141|17,50,142|18,168,80,82,117,118,113,110,143|19,108,144|20,59,61,170,47,145|21,171,30,88,146|22,32,121,111,147|23,173,45,44,54,55,51,53,34,148|24,119,106,71,149|25,112,150&gt;</text:p>
          </table:table-cell>
          <table:table-cell table:formula="of:=([.J45]-[.N45])/[.N45]" office:value-type="percentage" office:value="0.244751596700811">
            <text:p>24.48%</text:p>
          </table:table-cell>
          <table:table-cell table:formula="of:=([.K45]-[.O45])/[.O45]" office:value-type="percentage" office:value="0.266996981854725">
            <text:p>26.70%</text:p>
          </table:table-cell>
          <table:table-cell table:formula="of:=([.L45]-[.P45])/[.P45]" office:value-type="percentage" office:value="0.0196771628173973">
            <text:p>1.97%</text:p>
          </table:table-cell>
        </table:table-row>
        <table:table-row table:style-name="ro1">
          <table:table-cell office:value-type="string">
            <text:p>C108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8.100_25-5-5-5_rd_90.txt</text:p>
          </table:table-cell>
          <table:table-cell office:value-type="string">
            <text:p>true</text:p>
          </table:table-cell>
          <table:table-cell office:value-type="string">
            <text:p>1667,466,491,4254,568,717,734,1057,913,1360,1177,1604,1434,2334,1731,2713,2426,3159,3044,4502,3697,5293,4412,6129,4937,6362,5819,7102,6583,9140,7711,10058,8545,11985,9733,12432,11262,13521,12472,17173,14088,16862,15631,18536,16908,20173,17593,19852,17198,19845,19209,21790,20665,25476,21996,26369,23603,28861,23771,29164,24672,29418,26746,29057,26706,30028,27340,31166,28571,30612,28882,31913,33654,33625,30205,33454</text:p>
          </table:table-cell>
          <table:table-cell office:value-type="float" office:value="14434.7114">
            <text:p>14434.7114</text:p>
          </table:table-cell>
          <table:table-cell office:value-type="float" office:value="13248.6998">
            <text:p>13248.6998</text:p>
          </table:table-cell>
          <table:table-cell office:value-type="float" office:value="1185.0116">
            <text:p>1185.0116</text:p>
          </table:table-cell>
          <table:table-cell office:value-type="float" office:value="10424.0166">
            <text:p>10424.0166</text:p>
          </table:table-cell>
          <table:table-cell office:value-type="float" office:value="10304.2974">
            <text:p>10304.2974</text:p>
          </table:table-cell>
          <table:table-cell office:value-type="float" office:value="9177.4153">
            <text:p>9177.4153</text:p>
          </table:table-cell>
          <table:table-cell office:value-type="float" office:value="1125.8821">
            <text:p>1125.8821</text:p>
          </table:table-cell>
          <table:table-cell office:value-type="float" office:value="85">
            <text:p>85</text:p>
          </table:table-cell>
          <table:table-cell office:value-type="float" office:value="15">
            <text:p>15.0</text:p>
          </table:table-cell>
          <table:table-cell office:value-type="string">
            <text:p>[45, 54, 57, 58, 60, 68, 80, 82, 90, 92, 100, 104, 111, 112, 115]</text:p>
          </table:table-cell>
          <table:table-cell office:value-type="string">
            <text:p>[1,2,3,4,5,6]</text:p>
          </table:table-cell>
          <table:table-cell office:value-type="string">
            <text:p>&lt;1,151,66,108,87,97,86,89,126|2,56,127|3,153,41,84,76,93,91,46,74,128|4,154,96,101,62,64,47,124,116,129|5,155,120,130|6,52,156,81,83,71,73,75,131|7,157,42,67,69,85,132|8,158,44,35,70,31,48,77,133|9,78,134|10,79,135|11,161,65,136|12,43,137|13,163,50,38,63,118,61,59,26,72,138|14,164,30,103,95,109,139|15,28,32,117,99,125,140|16,166,55,39,37,141|17,167,49,119,40,36,122,110,114,27,94,142|18,168,121,123,143|19,102,98,105,144|20,170,53,51,145|21,29,146|22,107,34,113,147|23,173,88,33,148|24,106,149|25,175,150&gt;</text:p>
          </table:table-cell>
          <table:table-cell table:formula="of:=([.J46]-[.N46])/[.N46]" office:value-type="percentage" office:value="0.400843826576667">
            <text:p>40.08%</text:p>
          </table:table-cell>
          <table:table-cell table:formula="of:=([.K46]-[.O46])/[.O46]" office:value-type="percentage" office:value="0.443619948200448">
            <text:p>44.36%</text:p>
          </table:table-cell>
          <table:table-cell table:formula="of:=([.L46]-[.P46])/[.P46]" office:value-type="percentage" office:value="0.052518376480095">
            <text:p>5.25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109.100_25-5-5-5_rd_10.txt</text:p>
          </table:table-cell>
          <table:table-cell office:value-type="string">
            <text:p>true</text:p>
          </table:table-cell>
          <table:table-cell office:value-type="string">
            <text:p>22200,6329,6313,9922,8551,11790,9259,13026,11010,13951,10587</text:p>
          </table:table-cell>
          <table:table-cell office:value-type="float" office:value="14445.4076">
            <text:p>14445.4076</text:p>
          </table:table-cell>
          <table:table-cell office:value-type="float" office:value="15152.6323">
            <text:p>15152.6323</text:p>
          </table:table-cell>
          <table:table-cell office:value-type="float" office:value="811.8013">
            <text:p>811.8013</text:p>
          </table:table-cell>
          <table:table-cell office:value-type="float" office:value="10235.9695">
            <text:p>10235.9695</text:p>
          </table:table-cell>
          <table:table-cell office:value-type="float" office:value="11599.8534">
            <text:p>11599.8534</text:p>
          </table:table-cell>
          <table:table-cell office:value-type="float" office:value="10382.0153">
            <text:p>10382.0153</text:p>
          </table:table-cell>
          <table:table-cell office:value-type="float" office:value="1216.838">
            <text:p>1216.83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6]</text:p>
          </table:table-cell>
          <table:table-cell office:value-type="string">
            <text:p>[1,2,3,4,5,6]</text:p>
          </table:table-cell>
          <table:table-cell office:value-type="string">
            <text:p>&lt;1,151,119,83,78,85,126|2,152,56,42,43,37,41,127|3,50,117,128|4,32,40,35,61,129|5,87,90,121,130|6,57,101,102,131|7,60,95,64,59,132|8,33,158,79,80,81,39,133|9,29,122,91,94,134|10,73,84,77,76,72,74,135|11,52,44,38,136|12,36,162,65,99,113,116,137|13,163,70,71,75,138|14,164,28,30,115,86,97,93,89,139|15,165,45,63,69,140|16,166,112,108,109,141|17,123,106,107,142|18,168,67,54,55,143|19,169,66,92,34,110,144|20,82,170,103,98,105,145|21,171,114,104,146|22,51,172,53,46,48,47,147|23,173,88,68,62,58,148|24,174,124,31,100,27,26,149|25,120,111,175,49,118,125,150&gt;</text:p>
          </table:table-cell>
          <table:table-cell table:formula="of:=([.J47]-[.N47])/[.N47]" office:value-type="percentage" office:value="0.245309496756226">
            <text:p>24.53%</text:p>
          </table:table-cell>
          <table:table-cell table:formula="of:=([.K47]-[.O47])/[.O47]" office:value-type="percentage" office:value="0.459507799030117">
            <text:p>45.95%</text:p>
          </table:table-cell>
          <table:table-cell table:formula="of:=([.L47]-[.P47])/[.P47]" office:value-type="percentage" office:value="-0.332860002728383">
            <text:p>-33.29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109.100_25-5-5-5_rd_30.txt</text:p>
          </table:table-cell>
          <table:table-cell office:value-type="string">
            <text:p>true</text:p>
          </table:table-cell>
          <table:table-cell office:value-type="string">
            <text:p>14478,4548,3954,5936,5413,8510,7200,10773,9082,13069,11018,15419,13112,19728,15735,21980,17262,22767,19699,25566,19969,23026,20712,23192,20549,22814,18833,18912</text:p>
          </table:table-cell>
          <table:table-cell office:value-type="float" office:value="15093.844">
            <text:p>15093.844</text:p>
          </table:table-cell>
          <table:table-cell office:value-type="float" office:value="15206.8184">
            <text:p>15206.8184</text:p>
          </table:table-cell>
          <table:table-cell office:value-type="float" office:value="750.7981">
            <text:p>750.7981</text:p>
          </table:table-cell>
          <table:table-cell office:value-type="float" office:value="10235.9695">
            <text:p>10235.9695</text:p>
          </table:table-cell>
          <table:table-cell office:value-type="float" office:value="11505.9269">
            <text:p>11505.9269</text:p>
          </table:table-cell>
          <table:table-cell office:value-type="float" office:value="10410.3013">
            <text:p>10410.3013</text:p>
          </table:table-cell>
          <table:table-cell office:value-type="float" office:value="1094.6256">
            <text:p>1094.6256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6]</text:p>
          </table:table-cell>
          <table:table-cell office:value-type="string">
            <text:p>[1,2,3,4,5,6]</text:p>
          </table:table-cell>
          <table:table-cell office:value-type="string">
            <text:p>&lt;1,151,81,83,78,85,84,126|2,152,106,32,28,86,89,127|3,117,95,96,104,128|4,154,49,54,55,52,53,51,129|5,155,48,94,46,130|6,59,100,27,131|7,119,68,56,132|8,108,158,40,44,39,41,37,75,105,133|9,159,58,45,50,134|10,97,73,76,72,77,91,74,135|11,30,92,33,136|12,162,121,120,118,137|13,163,88,101,42,64,114,138|14,112,69,67,71,70,139|15,165,57,62,140|16,166,98,102,141|17,65,109,110,113,93,142|18,168,63,143|19,169,34,35,36,47,116,124,144|20,80,79,60,170,87,29,61,145|21,171,107,115,122,146|22,172,43,99,90,147|23,111,103,82,148|24,174,38,123,149|25,125,31,26,150&gt;</text:p>
          </table:table-cell>
          <table:table-cell table:formula="of:=([.J48]-[.N48])/[.N48]" office:value-type="percentage" office:value="0.311832078474269">
            <text:p>31.18%</text:p>
          </table:table-cell>
          <table:table-cell table:formula="of:=([.K48]-[.O48])/[.O48]" office:value-type="percentage" office:value="0.460747192782979">
            <text:p>46.07%</text:p>
          </table:table-cell>
          <table:table-cell table:formula="of:=([.L48]-[.P48])/[.P48]" office:value-type="percentage" office:value="-0.314105115027458">
            <text:p>-31.41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109.100_25-5-5-5_rd_50.txt</text:p>
          </table:table-cell>
          <table:table-cell office:value-type="string">
            <text:p>true</text:p>
          </table:table-cell>
          <table:table-cell office:value-type="string">
            <text:p>10124,2885,2427,3752,3531,5944,5547,7323,6824,9374,8513,11394,10220,13380,12204,16271,12931,16215,14373,19147,16805,21429,19100,28903,19808,28613,22278,28913,23355,28789,25363,29792,25323,31457,26861,34751,18592,19552</text:p>
          </table:table-cell>
          <table:table-cell office:value-type="float" office:value="15918.1526">
            <text:p>15918.1526</text:p>
          </table:table-cell>
          <table:table-cell office:value-type="float" office:value="14848.7079">
            <text:p>14848.7079</text:p>
          </table:table-cell>
          <table:table-cell office:value-type="float" office:value="1068.4448">
            <text:p>1068.4448</text:p>
          </table:table-cell>
          <table:table-cell office:value-type="float" office:value="10235.9695">
            <text:p>10235.9695</text:p>
          </table:table-cell>
          <table:table-cell office:value-type="float" office:value="11655.9629">
            <text:p>11655.9629</text:p>
          </table:table-cell>
          <table:table-cell office:value-type="float" office:value="10534.2189">
            <text:p>10534.2189</text:p>
          </table:table-cell>
          <table:table-cell office:value-type="float" office:value="1120.744">
            <text:p>1120.74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6,151,32,79,85,81,83,84,126|2,152,43,117,55,99,118,39,114,116,127|3,28,92,35,41,122,110,125,124,27,100,128|4,154,115,129|5,121,155,31,71,37,26,130|6,45,131|7,157,44,38,78,102,91,132|8,158,119,120,33,54,29,133|9,50,49,96,95,104,134|10,68,135|11,59,136|12,162,40,98,105,137|13,163,52,60,56,36,62,64,61,77,94,138|14,164,80,65,67,139|15,165,51,93,140|16,166,42,123,109,34,141|17,103,112,107,113,63,47,46,74,72,142|18,168,106,143|19,169,90,101,144|20,170,87,88,82,145|21,171,30,53,146|22,172,111,57,70,69,48,147|23,97,86,89,76,75,73,148|24,108,149|25,58,150&gt;</text:p>
          </table:table-cell>
          <table:table-cell table:formula="of:=([.J49]-[.N49])/[.N49]" office:value-type="percentage" office:value="0.365666031761305">
            <text:p>36.57%</text:p>
          </table:table-cell>
          <table:table-cell table:formula="of:=([.K49]-[.O49])/[.O49]" office:value-type="percentage" office:value="0.409568952473543">
            <text:p>40.96%</text:p>
          </table:table-cell>
          <table:table-cell table:formula="of:=([.L49]-[.P49])/[.P49]" office:value-type="percentage" office:value="-0.046664715581792">
            <text:p>-4.67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109.100_25-5-5-5_rd_70.txt</text:p>
          </table:table-cell>
          <table:table-cell office:value-type="string">
            <text:p>true</text:p>
          </table:table-cell>
          <table:table-cell office:value-type="string">
            <text:p>3984,1382,1316,2115,1742,2643,2210,3470,2932,4403,3461,5434,4656,7319,5683,9067,7116,11369,8245,11750,9372,13869,11326,15823,12614,16521,14189,20109,15586,22980,16519,23610,18884,24134,21098,31301,22504,30821,25161,31676,26206,34745,27902,34535,27388,35060,27214,34468,30277,42764,32353,39268,31954,30204,27056,26940,25485,29275,24121,28585</text:p>
          </table:table-cell>
          <table:table-cell office:value-type="float" office:value="15269.3726">
            <text:p>15269.3726</text:p>
          </table:table-cell>
          <table:table-cell office:value-type="float" office:value="14212.2547">
            <text:p>14212.2547</text:p>
          </table:table-cell>
          <table:table-cell office:value-type="float" office:value="1056.1179">
            <text:p>1056.1179</text:p>
          </table:table-cell>
          <table:table-cell office:value-type="float" office:value="10235.9695">
            <text:p>10235.9695</text:p>
          </table:table-cell>
          <table:table-cell office:value-type="float" office:value="11248.5367">
            <text:p>11248.5367</text:p>
          </table:table-cell>
          <table:table-cell office:value-type="float" office:value="10241.5166">
            <text:p>10241.5166</text:p>
          </table:table-cell>
          <table:table-cell office:value-type="float" office:value="1006.0201">
            <text:p>1006.0201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40, 71, 101, 111]</text:p>
          </table:table-cell>
          <table:table-cell office:value-type="string">
            <text:p>[1,2,3,4,5,6]</text:p>
          </table:table-cell>
          <table:table-cell office:value-type="string">
            <text:p>&lt;1,30,151,60,78,126|2,152,88,80,99,97,87,125,93,127|3,153,43,28,103,109,41,124,114,94,128|4,55,154,53,61,129|5,155,58,57,130|6,92,62,81,131|7,157,79,83,122,132|8,158,52,56,33,36,37,27,26,29,116,100,133|9,159,50,49,110,113,134|10,107,135|11,161,34,39,59,136|12,162,42,137|13,106,138|14,164,115,45,139|15,165,90,65,69,67,140|16,166,120,44,123,70,141|17,112,96,95,54,84,47,105,91,74,142|18,98,143|19,66,169,121,118,119,144|20,68,145|21,32,171,35,86,146|22,51,172,104,31,48,46,147|23,117,82,89,85,75,73,76,72,77,148|24,174,38,108,64,102,149|25,63,150&gt;</text:p>
          </table:table-cell>
          <table:table-cell table:formula="of:=([.J50]-[.N50])/[.N50]" office:value-type="percentage" office:value="0.357454130011417">
            <text:p>35.75%</text:p>
          </table:table-cell>
          <table:table-cell table:formula="of:=([.K50]-[.O50])/[.O50]" office:value-type="percentage" office:value="0.387709970611188">
            <text:p>38.77%</text:p>
          </table:table-cell>
          <table:table-cell table:formula="of:=([.L50]-[.P50])/[.P50]" office:value-type="percentage" office:value="0.0497980109940149">
            <text:p>4.98%</text:p>
          </table:table-cell>
        </table:table-row>
        <table:table-row table:style-name="ro1">
          <table:table-cell office:value-type="string">
            <text:p>C109.100_25-5-5-5</text:p>
          </table:table-cell>
          <table:table-cell office:value-type="string">
            <text:p>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109.100_25-5-5-5_rd_90.txt</text:p>
          </table:table-cell>
          <table:table-cell office:value-type="string">
            <text:p>true</text:p>
          </table:table-cell>
          <table:table-cell office:value-type="string">
            <text:p>1640,444,478,640,625,701,706,896,936,1303,1031,1435,1431,2132,2039,3448,2730,3693,3298,4540,3821,5056,4442,6132,5062,7008,5747,7854,6730,9183,7847,10562,8641,12049,9919,13489,11117,14290,12700,15487,14810,17366,14747,18020,17114,20913,19243,23348,19731,25027,18896,23386,20766,23330,21695,25756,23172,26364,24746,27449,23938,28428,25679,29600,26530,30476,28474,33144,26340,32972,27858,31531,21165,24146,22870</text:p>
          </table:table-cell>
          <table:table-cell office:value-type="float" office:value="13135.9263">
            <text:p>13135.9263</text:p>
          </table:table-cell>
          <table:table-cell office:value-type="float" office:value="12070.1254">
            <text:p>12070.1254</text:p>
          </table:table-cell>
          <table:table-cell office:value-type="float" office:value="1064.801">
            <text:p>1064.801</text:p>
          </table:table-cell>
          <table:table-cell office:value-type="float" office:value="10235.9695">
            <text:p>10235.9695</text:p>
          </table:table-cell>
          <table:table-cell office:value-type="float" office:value="10505.644">
            <text:p>10505.644</text:p>
          </table:table-cell>
          <table:table-cell office:value-type="float" office:value="9397.2025">
            <text:p>9397.2025</text:p>
          </table:table-cell>
          <table:table-cell office:value-type="float" office:value="1107.4415">
            <text:p>1107.4415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28, 41, 43, 45, 48, 49, 50, 68, 69, 82, 99]</text:p>
          </table:table-cell>
          <table:table-cell office:value-type="string">
            <text:p>[1,2,3,4,5,6]</text:p>
          </table:table-cell>
          <table:table-cell office:value-type="string">
            <text:p>&lt;1,79,151,81,83,52,59,64,126|2,152,120,87,127|3,107,109,153,35,97,114,100,26,128|4,154,80,117,53,129|5,55,51,130|6,34,31,124,94,131|7,66,132|8,33,158,54,44,39,37,91,133|9,159,58,71,85,76,70,75,134|10,56,135|11,38,136|12,106,137|13,163,78,32,63,62,61,27,29,47,138|14,103,139|15,165,90,140|16,166,121,40,118,119,141|17,123,111,115,36,125,122,104,116,142|18,112,143|19,169,92,88,95,101,96,102,98,84,72,74,144|20,170,57,65,67,86,89,73,110,113,46,77,145|21,30,146|22,93,105,147|23,60,148|24,108,149|25,42,150&gt;</text:p>
          </table:table-cell>
          <table:table-cell table:formula="of:=([.J51]-[.N51])/[.N51]" office:value-type="percentage" office:value="0.250368497162097">
            <text:p>25.04%</text:p>
          </table:table-cell>
          <table:table-cell table:formula="of:=([.K51]-[.O51])/[.O51]" office:value-type="percentage" office:value="0.284438150609184">
            <text:p>28.44%</text:p>
          </table:table-cell>
          <table:table-cell table:formula="of:=([.L51]-[.P51])/[.P51]" office:value-type="percentage" office:value="-0.0385036139606471">
            <text:p>-3.85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1.100_25-5-5-5_rd_10.txt</text:p>
          </table:table-cell>
          <table:table-cell office:value-type="string">
            <text:p>true</text:p>
          </table:table-cell>
          <table:table-cell office:value-type="string">
            <text:p>27663,34653,5885,47612,7351,48891,7839,49887,8008,6506,6430</text:p>
          </table:table-cell>
          <table:table-cell office:value-type="float" office:value="19337.351">
            <text:p>19337.351</text:p>
          </table:table-cell>
          <table:table-cell office:value-type="float" office:value="26608.9726">
            <text:p>26608.9726</text:p>
          </table:table-cell>
          <table:table-cell office:value-type="float" office:value="2937.6609">
            <text:p>2937.6609</text:p>
          </table:table-cell>
          <table:table-cell office:value-type="float" office:value="11682.8421">
            <text:p>11682.8421</text:p>
          </table:table-cell>
          <table:table-cell office:value-type="float" office:value="12551.2184">
            <text:p>12551.2184</text:p>
          </table:table-cell>
          <table:table-cell office:value-type="float" office:value="11171.0943">
            <text:p>11171.0943</text:p>
          </table:table-cell>
          <table:table-cell office:value-type="float" office:value="1379.1241">
            <text:p>1379.1241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47, 74, 115, 121]</text:p>
          </table:table-cell>
          <table:table-cell office:value-type="string">
            <text:p>[1,2,3,4,5,6]</text:p>
          </table:table-cell>
          <table:table-cell office:value-type="string">
            <text:p>&lt;1,151,88,49,52,54,31,126|2,57,152,58,56,60,127|3,29,114,116,113,109,111,128|4,154,108,107,110,101,96,95,98,105,104,129|5,79,59,53,51,48,65,69,71,130|6,156,26,131|7,120,32,28,132|8,158,70,76,75,133|9,123,64,134|10,160,91,94,135|11,161,80,78,136|12,162,72,68,67,66,33,137|13,163,118,30,100,27,138|14,42,38,50,34,36,35,102,112,139|15,165,55,86,140|16,166,77,106,103,73,46,141|17,167,61,142|18,45,168,92,87,99,97,89,143|19,122,117,119,144|20,170,62,63,81,145|21,39,40,146|22,124,172,125,147|23,43,44,41,37,148|24,93,90,149|25,175,83,85,84,82,150&gt;</text:p>
          </table:table-cell>
          <table:table-cell table:formula="of:=([.J52]-[.N52])/[.N52]" office:value-type="percentage" office:value="0.540675206480352">
            <text:p>54.07%</text:p>
          </table:table-cell>
          <table:table-cell table:formula="of:=([.K52]-[.O52])/[.O52]" office:value-type="percentage" office:value="1.38194861536528">
            <text:p>138.19%</text:p>
          </table:table-cell>
          <table:table-cell table:formula="of:=([.L52]-[.P52])/[.P52]" office:value-type="percentage" office:value="1.13009177346694">
            <text:p>113.01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1.100_25-5-5-5_rd_30.txt</text:p>
          </table:table-cell>
          <table:table-cell office:value-type="string">
            <text:p>true</text:p>
          </table:table-cell>
          <table:table-cell office:value-type="string">
            <text:p>15999,26514,3849,28693,4949,41999,6322,55683,7426,57495,8669,68778,10284,79247,12197,88525,13032,103497,14692,44214,15567,50649,16455,125007,17794,113449,16485,20525,14409,15512</text:p>
          </table:table-cell>
          <table:table-cell office:value-type="float" office:value="20429.6028">
            <text:p>20429.6028</text:p>
          </table:table-cell>
          <table:table-cell office:value-type="float" office:value="22106.4564">
            <text:p>22106.4564</text:p>
          </table:table-cell>
          <table:table-cell office:value-type="float" office:value="2847.0825">
            <text:p>2847.0825</text:p>
          </table:table-cell>
          <table:table-cell office:value-type="float" office:value="11682.8421">
            <text:p>11682.8421</text:p>
          </table:table-cell>
          <table:table-cell office:value-type="float" office:value="11592.5737">
            <text:p>11592.5737</text:p>
          </table:table-cell>
          <table:table-cell office:value-type="float" office:value="9642.4672">
            <text:p>9642.4672</text:p>
          </table:table-cell>
          <table:table-cell office:value-type="float" office:value="1949.1065">
            <text:p>1949.1065</text:p>
          </table:table-cell>
          <table:table-cell office:value-type="float" office:value="85">
            <text:p>85</text:p>
          </table:table-cell>
          <table:table-cell office:value-type="float" office:value="15">
            <text:p>15.0</text:p>
          </table:table-cell>
          <table:table-cell office:value-type="string">
            <text:p>[31, 45, 58, 60, 64, 65, 66, 72, 80, 81, 87, 103, 117, 118, 119]</text:p>
          </table:table-cell>
          <table:table-cell office:value-type="string">
            <text:p>[1,2,3,4,5,6]</text:p>
          </table:table-cell>
          <table:table-cell office:value-type="string">
            <text:p>&lt;1,151,59,53,51,48,126|2,71,70,127|3,32,29,114,116,109,111,128|4,99,154,97,86,89,91,94,129|5,76,75,77,68,67,106,130|6,156,93,62,63,131|7,102,132|8,158,54,133|9,47,49,134|10,160,124,122,135|11,33,46,115,136|12,162,113,82,108,107,110,101,96,95,98,105,104,35,137|13,121,112,138|14,125,139|15,165,92,88,140|16,166,39,40,141|17,167,42,38,50,34,36,73,142|18,57,56,90,74,143|19,30,27,26,144|20,170,78,83,85,84,145|21,120,123,28,61,146|22,172,100,52,55,147|23,43,44,41,37,148|24,69,149|25,175,79,150&gt;</text:p>
          </table:table-cell>
          <table:table-cell table:formula="of:=([.J53]-[.N53])/[.N53]" office:value-type="percentage" office:value="0.762300877155519">
            <text:p>76.23%</text:p>
          </table:table-cell>
          <table:table-cell table:formula="of:=([.K53]-[.O53])/[.O53]" office:value-type="percentage" office:value="1.29261411436276">
            <text:p>129.26%</text:p>
          </table:table-cell>
          <table:table-cell table:formula="of:=([.L53]-[.P53])/[.P53]" office:value-type="percentage" office:value="0.460711613244325">
            <text:p>46.07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1.100_25-5-5-5_rd_50.txt</text:p>
          </table:table-cell>
          <table:table-cell office:value-type="string">
            <text:p>true</text:p>
          </table:table-cell>
          <table:table-cell office:value-type="string">
            <text:p>7919,14207,2160,17693,2871,23503,3733,30809,4629,36419,5034,39545,5998,48708,6989,56607,7560,62347,8535,34813,8986,69231,9717,16694,11641,34597,12367,47780,13982,50308,14960,99532,14898,37471,15799,26982,18573,78650,19012,30213,20909,22336,21313,21336,22577,20225,19206,18039,19450,12056,11518</text:p>
          </table:table-cell>
          <table:table-cell office:value-type="float" office:value="19174.4845">
            <text:p>19174.4845</text:p>
          </table:table-cell>
          <table:table-cell office:value-type="float" office:value="18962.2068">
            <text:p>18962.2068</text:p>
          </table:table-cell>
          <table:table-cell office:value-type="float" office:value="2964.9048">
            <text:p>2964.9048</text:p>
          </table:table-cell>
          <table:table-cell office:value-type="float" office:value="11682.8421">
            <text:p>11682.8421</text:p>
          </table:table-cell>
          <table:table-cell office:value-type="float" office:value="11163.7875">
            <text:p>11163.7875</text:p>
          </table:table-cell>
          <table:table-cell office:value-type="float" office:value="9715.6595">
            <text:p>9715.6595</text:p>
          </table:table-cell>
          <table:table-cell office:value-type="float" office:value="1447.1281">
            <text:p>1447.1281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42, 46, 47, 50, 52, 57, 63, 64, 69, 77, 86, 95, 103, 113, 120, 121]</text:p>
          </table:table-cell>
          <table:table-cell office:value-type="string">
            <text:p>[1,2,3,4,5,6]</text:p>
          </table:table-cell>
          <table:table-cell office:value-type="string">
            <text:p>&lt;1,151,54,126|2,58,127|3,91,122,117,119,123,128|4,154,87,26,129|5,61,53,51,48,111,108,107,110,130|6,73,112,131|7,32,132|8,158,78,116,109,43,44,41,39,76,75,38,68,34,35,102,133|9,45,49,55,134|10,160,135|11,33,115,136|12,99,137|13,163,74,138|14,37,40,72,105,67,66,139|15,165,88,92,140|16,36,141|17,167,104,106,142|18,56,60,62,143|19,169,79,81,59,144|20,97,170,80,28,29,114,83,85,84,82,65,71,70,101,96,98,145|21,30,146|22,172,124,125,147|23,118,100,27,148|24,89,31,94,93,90,149|25,175,150&gt;</text:p>
          </table:table-cell>
          <table:table-cell table:formula="of:=([.J54]-[.N54])/[.N54]" office:value-type="percentage" office:value="0.717560863640588">
            <text:p>71.76%</text:p>
          </table:table-cell>
          <table:table-cell table:formula="of:=([.K54]-[.O54])/[.O54]" office:value-type="percentage" office:value="0.951715866534845">
            <text:p>95.17%</text:p>
          </table:table-cell>
          <table:table-cell table:formula="of:=([.L54]-[.P54])/[.P54]" office:value-type="percentage" office:value="1.04881986605056">
            <text:p>104.88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1.100_25-5-5-5_rd_70.txt</text:p>
          </table:table-cell>
          <table:table-cell office:value-type="string">
            <text:p>true</text:p>
          </table:table-cell>
          <table:table-cell office:value-type="string">
            <text:p>3572,7191,1123,9535,1435,12487,1807,15027,2190,19267,2771,23858,3221,5719,3771,6465,4322,6364,4532,9587,5180,11128,5738,13514,6392,11342,7029,11078,7591,61593,8363,42931,9276,76994,10381,60212,12034,91419,11977,97291,13168,105173,13928,109567,15003,120322,16194,23745,17621,137590,19251,127667,17797,18092,17451,21321,17644,20181,22790,17556,16925,19349,19915,15738,13458,8248,8901,8639,9583,8817</text:p>
          </table:table-cell>
          <table:table-cell office:value-type="float" office:value="23701.9996">
            <text:p>23701.9996</text:p>
          </table:table-cell>
          <table:table-cell office:value-type="float" office:value="23550.0386">
            <text:p>23550.0386</text:p>
          </table:table-cell>
          <table:table-cell office:value-type="float" office:value="3158.8133">
            <text:p>3158.8133</text:p>
          </table:table-cell>
          <table:table-cell office:value-type="float" office:value="11682.8421">
            <text:p>11682.8421</text:p>
          </table:table-cell>
          <table:table-cell office:value-type="float" office:value="9912.7123">
            <text:p>9912.7123</text:p>
          </table:table-cell>
          <table:table-cell office:value-type="float" office:value="8483.0072">
            <text:p>8483.0072</text:p>
          </table:table-cell>
          <table:table-cell office:value-type="float" office:value="1428.7051">
            <text:p>1428.7051</text:p>
          </table:table-cell>
          <table:table-cell office:value-type="float" office:value="73">
            <text:p>73</text:p>
          </table:table-cell>
          <table:table-cell office:value-type="float" office:value="27">
            <text:p>27.0</text:p>
          </table:table-cell>
          <table:table-cell office:value-type="string">
            <text:p>[26, 27, 31, 37, 39, 49, 52, 54, 57, 59, 62, 67, 69, 72, 79, 84, 85, 86, 90, 94, 98, 102, 109, 111, 112, 118, 124]</text:p>
          </table:table-cell>
          <table:table-cell office:value-type="string">
            <text:p>[1,2,3,4,5,6]</text:p>
          </table:table-cell>
          <table:table-cell office:value-type="string">
            <text:p>&lt;1,151,78,53,70,42,77,50,106,35,33,46,126|2,152,32,127|3,117,119,123,128|4,154,121,115,129|5,93,74,28,29,81,130|6,156,47,131|7,108,107,96,95,132|8,158,120,133|9,45,30,100,134|10,160,135|11,161,43,44,41,71,34,36,103,136|12,110,162,76,75,104,137|13,163,83,138|14,125,122,38,105,68,66,73,139|15,165,92,87,140|16,166,141|17,80,167,61,51,48,82,142|18,55,143|19,114,116,113,144|20,97,89,91,145|21,63,171,65,101,40,146|22,64,147|23,58,56,60,148|24,99,149|25,175,88,150&gt;</text:p>
          </table:table-cell>
          <table:table-cell table:formula="of:=([.J55]-[.N55])/[.N55]" office:value-type="percentage" office:value="1.39107106941861">
            <text:p>139.11%</text:p>
          </table:table-cell>
          <table:table-cell table:formula="of:=([.K55]-[.O55])/[.O55]" office:value-type="percentage" office:value="1.77614271033508">
            <text:p>177.61%</text:p>
          </table:table-cell>
          <table:table-cell table:formula="of:=([.L55]-[.P55])/[.P55]" office:value-type="percentage" office:value="1.2109624302454">
            <text:p>121.10%</text:p>
          </table:table-cell>
        </table:table-row>
        <table:table-row table:style-name="ro1">
          <table:table-cell office:value-type="string">
            <text:p>C201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1.100_25-5-5-5_rd_90.txt</text:p>
          </table:table-cell>
          <table:table-cell office:value-type="string">
            <text:p>true</text:p>
          </table:table-cell>
          <table:table-cell office:value-type="string">
            <text:p>1632,2771,507,3437,543,4268,645,4394,721,6409,915,6041,808,965,906,7875,1031,8593,1218,9455,1386,11306,1649,2324,1852,2224,2360,3158,2656,22613,3046,4084,3353,27610,3623,5082,4072,5956,4237,34066,4549,6240,5053,42210,5639,41453,5691,6464,6039,7517,6634,50290,6916,54806,7662,10278,7562,8335,8631,11235,10539,15534,11981,11343,9828,10784,11190,12418,10780,12479,13133,13796,14824,15966,14869,14125,14462,13363,14980,14203,15374,11495,8923,9304,10089,11640,3990</text:p>
          </table:table-cell>
          <table:table-cell office:value-type="float" office:value="16669.6046">
            <text:p>16669.6046</text:p>
          </table:table-cell>
          <table:table-cell office:value-type="float" office:value="16250.0262">
            <text:p>16250.0262</text:p>
          </table:table-cell>
          <table:table-cell office:value-type="float" office:value="3184.7783">
            <text:p>3184.7783</text:p>
          </table:table-cell>
          <table:table-cell office:value-type="float" office:value="11682.8421">
            <text:p>11682.8421</text:p>
          </table:table-cell>
          <table:table-cell office:value-type="float" office:value="8739.4991">
            <text:p>8739.4991</text:p>
          </table:table-cell>
          <table:table-cell office:value-type="float" office:value="7445.8545">
            <text:p>7445.8545</text:p>
          </table:table-cell>
          <table:table-cell office:value-type="float" office:value="1292.6446">
            <text:p>1292.6446</text:p>
          </table:table-cell>
          <table:table-cell office:value-type="float" office:value="65">
            <text:p>65</text:p>
          </table:table-cell>
          <table:table-cell office:value-type="float" office:value="35">
            <text:p>35.0</text:p>
          </table:table-cell>
          <table:table-cell office:value-type="string">
            <text:p>[30, 43, 45, 46, 47, 49, 52, 54, 55, 56, 57, 58, 60, 65, 70, 71, 74, 78, 79, 80, 82, 83, 86, 88, 92, 97, 98, 99, 100, 102, 105, 107, 113, 118, 122]</text:p>
          </table:table-cell>
          <table:table-cell office:value-type="string">
            <text:p>[1,2,3,4,5,6]</text:p>
          </table:table-cell>
          <table:table-cell office:value-type="string">
            <text:p>&lt;1,151,126|2,152,120,127|3,119,128|4,154,125,94,123,44,41,39,37,40,76,72,68,104,103,33,129|5,87,130|6,156,131|7,95,132|8,91,133|9,36,67,134|10,111,135|11,84,136|12,89,137|13,163,138|14,62,63,64,139|15,165,106,121,112,140|16,26,141|17,167,93,90,61,59,81,85,109,108,142|18,110,75,77,143|19,117,144|20,170,29,114,116,53,51,48,69,101,96,42,38,50,34,35,66,73,115,145|21,28,146|22,124,147|23,27,148|24,31,149|25,32,150&gt;</text:p>
          </table:table-cell>
          <table:table-cell table:formula="of:=([.J56]-[.N56])/[.N56]" office:value-type="percentage" office:value="0.907386728834379">
            <text:p>90.74%</text:p>
          </table:table-cell>
          <table:table-cell table:formula="of:=([.K56]-[.O56])/[.O56]" office:value-type="percentage" office:value="1.18242596601908">
            <text:p>118.24%</text:p>
          </table:table-cell>
          <table:table-cell table:formula="of:=([.L56]-[.P56])/[.P56]" office:value-type="percentage" office:value="1.46376946919517">
            <text:p>146.38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2.100_25-5-5-5_rd_10.txt</text:p>
          </table:table-cell>
          <table:table-cell office:value-type="string">
            <text:p>true</text:p>
          </table:table-cell>
          <table:table-cell office:value-type="string">
            <text:p>24545,29182,6199,52911,8527,71403,10500,88200,9915,6135</text:p>
          </table:table-cell>
          <table:table-cell office:value-type="float" office:value="22321.2265">
            <text:p>22321.2265</text:p>
          </table:table-cell>
          <table:table-cell office:value-type="float" office:value="32500.7125">
            <text:p>32500.7125</text:p>
          </table:table-cell>
          <table:table-cell office:value-type="float" office:value="3044.0192">
            <text:p>3044.0192</text:p>
          </table:table-cell>
          <table:table-cell office:value-type="float" office:value="10580.3157">
            <text:p>10580.3157</text:p>
          </table:table-cell>
          <table:table-cell office:value-type="float" office:value="11515.6084">
            <text:p>11515.6084</text:p>
          </table:table-cell>
          <table:table-cell office:value-type="float" office:value="10301.6912">
            <text:p>10301.6912</text:p>
          </table:table-cell>
          <table:table-cell office:value-type="float" office:value="1212.9171">
            <text:p>1212.9171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4, 42, 55, 83]</text:p>
          </table:table-cell>
          <table:table-cell office:value-type="string">
            <text:p>[1,2,3,4,5,6]</text:p>
          </table:table-cell>
          <table:table-cell office:value-type="string">
            <text:p>&lt;1,29,114,123,32,126|2,152,38,50,51,127|3,153,76,77,128|4,113,109,111,129|5,155,43,44,41,39,37,40,130|6,156,47,45,73,75,131|7,30,54,157,28,116,132|8,118,158,92,99,133|9,159,82,65,69,71,70,134|10,160,84,78,81,85,135|11,88,87,136|12,125,119,120,117,137|13,108,107,115,138|14,164,101,96,95,98,105,104,139|15,72,68,67,66,140|16,166,31,57,58,94,93,141|17,90,74,80,79,142|18,168,124,26,122,143|19,169,121,103,102,112,144|20,170,97,86,89,91,145|21,171,60,59,63,64,61,146|22,172,100,49,52,56,62,147|23,53,48,148|24,106,110,149|25,175,36,35,27,33,46,150&gt;</text:p>
          </table:table-cell>
          <table:table-cell table:formula="of:=([.J57]-[.N57])/[.N57]" office:value-type="percentage" office:value="0.938345393891651">
            <text:p>93.83%</text:p>
          </table:table-cell>
          <table:table-cell table:formula="of:=([.K57]-[.O57])/[.O57]" office:value-type="percentage" office:value="2.15489096586393">
            <text:p>215.49%</text:p>
          </table:table-cell>
          <table:table-cell table:formula="of:=([.L57]-[.P57])/[.P57]" office:value-type="percentage" office:value="1.5096679731863">
            <text:p>150.97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2.100_25-5-5-5_rd_30.txt</text:p>
          </table:table-cell>
          <table:table-cell office:value-type="string">
            <text:p>true</text:p>
          </table:table-cell>
          <table:table-cell office:value-type="string">
            <text:p>14567,4133,4864,39019,6409,53876,8495,65040,10391,78565,11878,90547,13721,103539,15154,57426,15629,125111,15288,16867,16539,19681,17828,16407</text:p>
          </table:table-cell>
          <table:table-cell office:value-type="float" office:value="20396.2447">
            <text:p>20396.2447</text:p>
          </table:table-cell>
          <table:table-cell office:value-type="float" office:value="29462.9452">
            <text:p>29462.9452</text:p>
          </table:table-cell>
          <table:table-cell office:value-type="float" office:value="3159.3644">
            <text:p>3159.3644</text:p>
          </table:table-cell>
          <table:table-cell office:value-type="float" office:value="10580.3157">
            <text:p>10580.3157</text:p>
          </table:table-cell>
          <table:table-cell office:value-type="float" office:value="10938.5028">
            <text:p>10938.5028</text:p>
          </table:table-cell>
          <table:table-cell office:value-type="float" office:value="9699.4069">
            <text:p>9699.4069</text:p>
          </table:table-cell>
          <table:table-cell office:value-type="float" office:value="1238.0959">
            <text:p>1238.0959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43, 47, 49, 69, 102, 106, 113, 118]</text:p>
          </table:table-cell>
          <table:table-cell office:value-type="string">
            <text:p>[1,2,3,4,5,6]</text:p>
          </table:table-cell>
          <table:table-cell office:value-type="string">
            <text:p>&lt;1,151,86,31,89,123,126|2,110,72,68,152,67,66,103,127|3,100,30,128|4,79,78,81,83,107,109,111,129|5,155,124,116,28,130|6,156,62,59,131|7,157,37,34,36,132|8,158,52,55,77,133|9,159,44,41,39,40,134|10,160,42,38,50,135|11,161,60,75,80,136|12,119,125,122,117,120,137|13,163,35,33,115,112,138|14,164,85,82,65,71,70,101,96,95,98,105,104,139|15,121,73,87,97,140|16,166,91,94,93,76,141|17,90,84,74,142|18,168,26,32,27,143|19,169,56,144|20,29,114,145|21,51,45,46,146|22,54,57,58,147|23,53,48,148|24,174,88,92,99,149|25,175,63,64,61,108,150&gt;</text:p>
          </table:table-cell>
          <table:table-cell table:formula="of:=([.J58]-[.N58])/[.N58]" office:value-type="percentage" office:value="0.86462855775838">
            <text:p>86.46%</text:p>
          </table:table-cell>
          <table:table-cell table:formula="of:=([.K58]-[.O58])/[.O58]" office:value-type="percentage" office:value="2.03760276311328">
            <text:p>203.76%</text:p>
          </table:table-cell>
          <table:table-cell table:formula="of:=([.L58]-[.P58])/[.P58]" office:value-type="percentage" office:value="1.55179295884915">
            <text:p>155.18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2.100_25-5-5-5_rd_50.txt</text:p>
          </table:table-cell>
          <table:table-cell office:value-type="string">
            <text:p>true</text:p>
          </table:table-cell>
          <table:table-cell office:value-type="string">
            <text:p>8459,2706,3289,7128,4350,15762,5680,7042,7226,31522,8816,67114,10081,39286,11346,20676,12902,48909,14159,24431,15604,21305,13785,29625,16054,19452,17235,19611,16532,131515,18321,19256,16321,18894,16612,17925,15932,15797,12872,9633</text:p>
          </table:table-cell>
          <table:table-cell office:value-type="float" office:value="25221.6617">
            <text:p>25221.6617</text:p>
          </table:table-cell>
          <table:table-cell office:value-type="float" office:value="22068.426">
            <text:p>22068.426</text:p>
          </table:table-cell>
          <table:table-cell office:value-type="float" office:value="3152.2357">
            <text:p>3152.2357</text:p>
          </table:table-cell>
          <table:table-cell office:value-type="float" office:value="10580.3157">
            <text:p>10580.3157</text:p>
          </table:table-cell>
          <table:table-cell office:value-type="float" office:value="10545.6691">
            <text:p>10545.6691</text:p>
          </table:table-cell>
          <table:table-cell office:value-type="float" office:value="9510.6253">
            <text:p>9510.6253</text:p>
          </table:table-cell>
          <table:table-cell office:value-type="float" office:value="1034.0438">
            <text:p>1034.0438</text:p>
          </table:table-cell>
          <table:table-cell office:value-type="float" office:value="88">
            <text:p>88</text:p>
          </table:table-cell>
          <table:table-cell office:value-type="float" office:value="12">
            <text:p>12.0</text:p>
          </table:table-cell>
          <table:table-cell office:value-type="string">
            <text:p>[31, 33, 36, 40, 69, 72, 78, 79, 82, 91, 92, 98]</text:p>
          </table:table-cell>
          <table:table-cell office:value-type="string">
            <text:p>[1,2,3,4,5,6]</text:p>
          </table:table-cell>
          <table:table-cell office:value-type="string">
            <text:p>&lt;1,151,34,67,66,35,112,115,126|2,152,95,105,127|3,124,125,128|4,113,109,111,154,44,41,39,101,96,68,104,106,102,129|5,155,123,32,28,37,130|6,156,63,64,61,46,53,103,131|7,94,58,132|8,158,52,55,54,133|9,47,45,134|10,81,83,85,160,48,43,135|11,88,49,87,136|12,119,59,122,120,117,137|13,163,99,86,89,121,138|14,164,108,107,139|15,165,56,140|16,93,90,141|17,74,84,80,142|18,168,30,118,26,27,143|19,169,42,38,50,144|20,73,110,145|21,171,60,51,146|22,62,172,77,100,75,116,57,147|23,65,71,70,76,148|24,174,97,149|25,29,114,150&gt;</text:p>
          </table:table-cell>
          <table:table-cell table:formula="of:=([.J59]-[.N59])/[.N59]" office:value-type="percentage" office:value="1.39166063915281">
            <text:p>139.17%</text:p>
          </table:table-cell>
          <table:table-cell table:formula="of:=([.K59]-[.O59])/[.O59]" office:value-type="percentage" office:value="1.32039695644407">
            <text:p>132.04%</text:p>
          </table:table-cell>
          <table:table-cell table:formula="of:=([.L59]-[.P59])/[.P59]" office:value-type="percentage" office:value="2.04845471729534">
            <text:p>204.85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2.100_25-5-5-5_rd_70.txt</text:p>
          </table:table-cell>
          <table:table-cell office:value-type="string">
            <text:p>true</text:p>
          </table:table-cell>
          <table:table-cell office:value-type="string">
            <text:p>3954,1615,1902,2882,2563,22311,3340,5006,4169,32967,4871,6988,5664,17773,6083,50462,6936,59441,7941,22787,8988,69141,9996,81875,11348,13477,10582,18725,12279,16924,13071,12911,12531,94891,12933,15360,13992,37853,14253,112892,15314,22718,15466,19814,16823,14964,14322,14946,12141,14014,13459,14165,12233,12661,9897,8951</text:p>
          </table:table-cell>
          <table:table-cell office:value-type="float" office:value="25024.1423">
            <text:p>25024.1423</text:p>
          </table:table-cell>
          <table:table-cell office:value-type="float" office:value="21776.276">
            <text:p>21776.276</text:p>
          </table:table-cell>
          <table:table-cell office:value-type="float" office:value="3246.8663">
            <text:p>3246.8663</text:p>
          </table:table-cell>
          <table:table-cell office:value-type="float" office:value="10580.3157">
            <text:p>10580.3157</text:p>
          </table:table-cell>
          <table:table-cell office:value-type="float" office:value="10301.277">
            <text:p>10301.277</text:p>
          </table:table-cell>
          <table:table-cell office:value-type="float" office:value="8809.4845">
            <text:p>8809.4845</text:p>
          </table:table-cell>
          <table:table-cell office:value-type="float" office:value="1490.7925">
            <text:p>1490.7925</text:p>
          </table:table-cell>
          <table:table-cell office:value-type="float" office:value="82">
            <text:p>82</text:p>
          </table:table-cell>
          <table:table-cell office:value-type="float" office:value="18">
            <text:p>18.0</text:p>
          </table:table-cell>
          <table:table-cell office:value-type="string">
            <text:p>[36, 39, 41, 52, 53, 64, 65, 76, 80, 83, 88, 89, 98, 99, 101, 109, 114, 122]</text:p>
          </table:table-cell>
          <table:table-cell office:value-type="string">
            <text:p>[1,2,3,4,5,6]</text:p>
          </table:table-cell>
          <table:table-cell office:value-type="string">
            <text:p>&lt;1,91,151,117,126|2,85,71,152,70,110,127|3,153,116,128|4,68,104,106,129|5,86,155,58,130|6,156,47,45,87,131|7,107,30,157,123,28,132|8,100,158,118,133|9,159,113,82,111,134|10,160,40,42,135|11,161,34,27,35,103,102,112,115,136|12,94,93,60,137|13,49,163,32,55,138|14,164,97,139|15,165,31,140|16,121,141|17,90,167,51,95,38,105,142|18,168,120,26,119,124,125,143|19,46,144|20,73,92,145|21,171,37,48,43,44,69,56,77,96,72,50,67,66,33,84,75,146|22,54,62,57,147|23,63,59,61,148|24,74,79,78,81,149|25,108,29,150&gt;</text:p>
          </table:table-cell>
          <table:table-cell table:formula="of:=([.J60]-[.N60])/[.N60]" office:value-type="percentage" office:value="1.42922720163723">
            <text:p>142.92%</text:p>
          </table:table-cell>
          <table:table-cell table:formula="of:=([.K60]-[.O60])/[.O60]" office:value-type="percentage" office:value="1.47191263007501">
            <text:p>147.19%</text:p>
          </table:table-cell>
          <table:table-cell table:formula="of:=([.L60]-[.P60])/[.P60]" office:value-type="percentage" office:value="1.1779464949012">
            <text:p>117.79%</text:p>
          </table:table-cell>
        </table:table-row>
        <table:table-row table:style-name="ro1">
          <table:table-cell office:value-type="string">
            <text:p>C202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2.100_25-5-5-5_rd_90.txt</text:p>
          </table:table-cell>
          <table:table-cell office:value-type="string">
            <text:p>true</text:p>
          </table:table-cell>
          <table:table-cell office:value-type="string">
            <text:p>1732,3237,518,3741,590,687,734,5674,847,6413,998,1263,1179,1424,1631,12830,1881,2324,2330,2738,2832,3494,3193,3680,3460,26567,3869,5374,4439,35783,4761,5590,4806,5467,5422,43521,6093,48222,6643,53902,6884,7913,6685,50245,7877,58481,7839,60436,8403,63846,9283,71197,9201,11203,9971,80682,8561,10011,8116,9472,7631,8198,7828,8754,8202,7349,6504</text:p>
          </table:table-cell>
          <table:table-cell office:value-type="float" office:value="16283.1573">
            <text:p>16283.1573</text:p>
          </table:table-cell>
          <table:table-cell office:value-type="float" office:value="16649.1298">
            <text:p>16649.1298</text:p>
          </table:table-cell>
          <table:table-cell office:value-type="float" office:value="2855.4748">
            <text:p>2855.4748</text:p>
          </table:table-cell>
          <table:table-cell office:value-type="float" office:value="10580.3157">
            <text:p>10580.3157</text:p>
          </table:table-cell>
          <table:table-cell office:value-type="float" office:value="6819.06">
            <text:p>6819.06</text:p>
          </table:table-cell>
          <table:table-cell office:value-type="float" office:value="5995.2666">
            <text:p>5995.2666</text:p>
          </table:table-cell>
          <table:table-cell office:value-type="float" office:value="822.7934">
            <text:p>822.7934</text:p>
          </table:table-cell>
          <table:table-cell office:value-type="float" office:value="52">
            <text:p>52</text:p>
          </table:table-cell>
          <table:table-cell office:value-type="float" office:value="48">
            <text:p>48.0</text:p>
          </table:table-cell>
          <table:table-cell office:value-type="string">
            <text:p>[26, 27, 28, 30, 32, 33, 35, 36, 37, 39, 43, 44, 46, 47, 51, 53, 54, 58, 60, 62, 65, 70, 73, 75, 77, 79, 82, 84, 86, 89, 94, 97, 98, 100, 102, 107, 108, 110, 112, 114, 116, 117, 118, 119, 120, 121, 122, 123]</text:p>
          </table:table-cell>
          <table:table-cell office:value-type="string">
            <text:p>[1,2,3,4,5,6]</text:p>
          </table:table-cell>
          <table:table-cell office:value-type="string">
            <text:p>&lt;1,29,126|2,87,127|3,153,69,101,40,128|4,113,72,34,104,106,115,129|5,155,59,130|6,49,131|7,157,92,88,132|8,158,48,133|9,96,134|10,160,31,57,135|11,161,52,136|12,55,137|13,99,138|14,93,90,139|15,71,165,76,42,38,50,68,67,66,140|16,95,105,141|17,74,80,63,64,61,142|18,168,124,125,143|19,169,103,144|20,91,145|21,171,78,81,83,85,109,146|22,172,56,147|23,45,148|24,111,149|25,41,150&gt;</text:p>
          </table:table-cell>
          <table:table-cell table:formula="of:=([.J61]-[.N61])/[.N61]" office:value-type="percentage" office:value="1.3878888439169">
            <text:p>138.79%</text:p>
          </table:table-cell>
          <table:table-cell table:formula="of:=([.K61]-[.O61])/[.O61]" office:value-type="percentage" office:value="1.77704577808099">
            <text:p>177.70%</text:p>
          </table:table-cell>
          <table:table-cell table:formula="of:=([.L61]-[.P61])/[.P61]" office:value-type="percentage" office:value="2.47046390989524">
            <text:p>247.05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3.100_25-5-5-5_rd_10.txt</text:p>
          </table:table-cell>
          <table:table-cell office:value-type="string">
            <text:p>true</text:p>
          </table:table-cell>
          <table:table-cell office:value-type="string">
            <text:p>19785,5503,5735,13417,7920,7357,5168,5339</text:p>
          </table:table-cell>
          <table:table-cell office:value-type="float" office:value="19585.4672">
            <text:p>19585.4672</text:p>
          </table:table-cell>
          <table:table-cell office:value-type="float" office:value="21452.227">
            <text:p>21452.227</text:p>
          </table:table-cell>
          <table:table-cell office:value-type="float" office:value="2906.7877">
            <text:p>2906.7877</text:p>
          </table:table-cell>
          <table:table-cell office:value-type="float" office:value="10662.5462">
            <text:p>10662.5462</text:p>
          </table:table-cell>
          <table:table-cell office:value-type="float" office:value="11440.8894">
            <text:p>11440.8894</text:p>
          </table:table-cell>
          <table:table-cell office:value-type="float" office:value="10005.6439">
            <text:p>10005.6439</text:p>
          </table:table-cell>
          <table:table-cell office:value-type="float" office:value="1434.2455">
            <text:p>1434.2455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51, 92, 99, 100, 107]</text:p>
          </table:table-cell>
          <table:table-cell office:value-type="string">
            <text:p>[1,2,3,4,5,6]</text:p>
          </table:table-cell>
          <table:table-cell office:value-type="string">
            <text:p>&lt;1,48,151,65,69,70,101,126|2,152,27,124,115,116,114,127|3,68,128|4,31,58,117,79,129|5,33,45,130|6,91,94,93,90,74,131|7,123,44,132|8,158,46,67,66,133|9,89,75,134|10,122,119,125,71,120,135|11,109,110,136|12,162,98,106,96,137|13,37,39,138|14,164,47,52,55,108,53,139|15,82,43,165,30,26,121,54,77,72,76,80,29,78,95,38,105,104,103,102,140|16,86,97,87,88,141|17,59,56,62,60,41,142|18,168,49,118,143|19,169,63,64,61,57,111,144|20,170,28,32,145|21,81,84,83,146|22,172,40,42,50,34,36,35,147|23,173,113,73,148|24,112,149|25,175,85,150&gt;</text:p>
          </table:table-cell>
          <table:table-cell table:formula="of:=([.J62]-[.N62])/[.N62]" office:value-type="percentage" office:value="0.711883273690243">
            <text:p>71.19%</text:p>
          </table:table-cell>
          <table:table-cell table:formula="of:=([.K62]-[.O62])/[.O62]" office:value-type="percentage" office:value="1.14401264070571">
            <text:p>114.40%</text:p>
          </table:table-cell>
          <table:table-cell table:formula="of:=([.L62]-[.P62])/[.P62]" office:value-type="percentage" office:value="1.02670163511059">
            <text:p>102.67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3.100_25-5-5-5_rd_30.txt</text:p>
          </table:table-cell>
          <table:table-cell office:value-type="string">
            <text:p>true</text:p>
          </table:table-cell>
          <table:table-cell office:value-type="string">
            <text:p>13094,3905,4867,13928,6607,9900,8312,74256,10466,14609,9399,11415,9992,11150,10401,13069,7327,9688,8026</text:p>
          </table:table-cell>
          <table:table-cell office:value-type="float" office:value="15685.7792">
            <text:p>15685.7792</text:p>
          </table:table-cell>
          <table:table-cell office:value-type="float" office:value="23958.0492">
            <text:p>23958.0492</text:p>
          </table:table-cell>
          <table:table-cell office:value-type="float" office:value="3007.7935">
            <text:p>3007.7935</text:p>
          </table:table-cell>
          <table:table-cell office:value-type="float" office:value="10662.5462">
            <text:p>10662.5462</text:p>
          </table:table-cell>
          <table:table-cell office:value-type="float" office:value="11398.7548">
            <text:p>11398.7548</text:p>
          </table:table-cell>
          <table:table-cell office:value-type="float" office:value="9919.9209">
            <text:p>9919.9209</text:p>
          </table:table-cell>
          <table:table-cell office:value-type="float" office:value="1477.834">
            <text:p>1477.834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29, 38, 80, 101, 104]</text:p>
          </table:table-cell>
          <table:table-cell office:value-type="string">
            <text:p>[1,2,3,4,5,6]</text:p>
          </table:table-cell>
          <table:table-cell office:value-type="string">
            <text:p>&lt;1,121,118,100,126|2,63,64,61,78,115,127|3,114,32,125,122,128|4,35,116,129|5,86,97,87,99,130|6,65,85,69,70,131|7,34,36,33,132|8,92,88,133|9,159,66,68,134|10,120,119,117,135|11,111,73,45,43,41,37,161,75,56,82,30,27,81,83,113,108,109,136|12,89,110,137|13,48,44,39,138|14,164,60,53,139|15,90,74,71,72,140|16,98,96,106,95,105,141|17,59,62,142|18,168,91,93,143|19,76,77,54,49,144|20,123,170,26,28,124,145|21,94,84,79,146|22,47,46,172,52,51,55,147|23,173,57,31,58,107,148|24,174,103,102,112,149|25,175,40,42,50,67,150&gt;</text:p>
          </table:table-cell>
          <table:table-cell table:formula="of:=([.J63]-[.N63])/[.N63]" office:value-type="percentage" office:value="0.376095852153956">
            <text:p>37.61%</text:p>
          </table:table-cell>
          <table:table-cell table:formula="of:=([.K63]-[.O63])/[.O63]" office:value-type="percentage" office:value="1.41514518528066">
            <text:p>141.51%</text:p>
          </table:table-cell>
          <table:table-cell table:formula="of:=([.L63]-[.P63])/[.P63]" office:value-type="percentage" office:value="1.03527155282664">
            <text:p>103.53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3.100_25-5-5-5_rd_50.txt</text:p>
          </table:table-cell>
          <table:table-cell office:value-type="string">
            <text:p>true</text:p>
          </table:table-cell>
          <table:table-cell office:value-type="string">
            <text:p>7372,3272,3648,8463,5157,7794,6541,10925,7827,11455,9534,79009,11001,16974,12383,13784,12734,13998,12821,14150,13354,15179,14895,97656,13817,14615,12296,12777,5678,2448</text:p>
          </table:table-cell>
          <table:table-cell office:value-type="float" office:value="24812.8702">
            <text:p>24812.8702</text:p>
          </table:table-cell>
          <table:table-cell office:value-type="float" office:value="21711.5779">
            <text:p>21711.5779</text:p>
          </table:table-cell>
          <table:table-cell office:value-type="float" office:value="3100.2923">
            <text:p>3100.2923</text:p>
          </table:table-cell>
          <table:table-cell office:value-type="float" office:value="10662.5462">
            <text:p>10662.5462</text:p>
          </table:table-cell>
          <table:table-cell office:value-type="float" office:value="11125.4181">
            <text:p>11125.4181</text:p>
          </table:table-cell>
          <table:table-cell office:value-type="float" office:value="9696.5504">
            <text:p>9696.5504</text:p>
          </table:table-cell>
          <table:table-cell office:value-type="float" office:value="1427.8677">
            <text:p>1427.8677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34, 36, 48, 55, 60, 83, 90, 109]</text:p>
          </table:table-cell>
          <table:table-cell office:value-type="string">
            <text:p>[1,2,3,4,5,6]</text:p>
          </table:table-cell>
          <table:table-cell office:value-type="string">
            <text:p>&lt;1,151,118,92,121,126|2,111,127|3,63,64,61,78,81,113,153,56,59,69,71,128|4,154,116,114,28,26,124,73,117,129|5,43,54,45,130|6,74,82,80,131|7,110,101,132|8,65,133|9,159,95,105,104,66,103,102,112,134|10,120,122,119,135|11,161,27,30,52,136|12,67,137|13,62,53,138|14,164,39,37,44,139|15,89,91,94,93,140|16,29,141|17,167,51,58,142|18,168,125,143|19,57,46,88,76,77,31,144|20,47,170,87,145|21,171,70,146|22,172,42,38,50,35,33,96,147|23,173,98,99,107,108,85,32,100,106,41,84,115,49,79,72,68,75,40,148|24,123,149|25,175,97,86,150&gt;</text:p>
          </table:table-cell>
          <table:table-cell table:formula="of:=([.J64]-[.N64])/[.N64]" office:value-type="percentage" office:value="1.23028653637745">
            <text:p>123.03%</text:p>
          </table:table-cell>
          <table:table-cell table:formula="of:=([.K64]-[.O64])/[.O64]" office:value-type="percentage" office:value="1.23910328976375">
            <text:p>123.91%</text:p>
          </table:table-cell>
          <table:table-cell table:formula="of:=([.L64]-[.P64])/[.P64]" office:value-type="percentage" office:value="1.17127420138434">
            <text:p>117.13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3.100_25-5-5-5_rd_70.txt</text:p>
          </table:table-cell>
          <table:table-cell office:value-type="string">
            <text:p>true</text:p>
          </table:table-cell>
          <table:table-cell office:value-type="string">
            <text:p>3791,2949,3203,4231,4400,7070,5852,9263,7198,10364,8646,10534,10044,14402,11500,22409,12338,17475,12433,90083,12455,18471,13925,14806,14514,14740,14823,14892,11498,14159,11294,13557,11167,14074,11898,12201,11127</text:p>
          </table:table-cell>
          <table:table-cell office:value-type="float" office:value="19758.3351">
            <text:p>19758.3351</text:p>
          </table:table-cell>
          <table:table-cell office:value-type="float" office:value="20037.9262">
            <text:p>20037.9262</text:p>
          </table:table-cell>
          <table:table-cell office:value-type="float" office:value="2355.846">
            <text:p>2355.846</text:p>
          </table:table-cell>
          <table:table-cell office:value-type="float" office:value="10662.5462">
            <text:p>10662.5462</text:p>
          </table:table-cell>
          <table:table-cell office:value-type="float" office:value="10875.6075">
            <text:p>10875.6075</text:p>
          </table:table-cell>
          <table:table-cell office:value-type="float" office:value="9693.1577">
            <text:p>9693.1577</text:p>
          </table:table-cell>
          <table:table-cell office:value-type="float" office:value="1181.4498">
            <text:p>1181.4498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34, 42, 66, 67, 91, 99, 104, 112, 117]</text:p>
          </table:table-cell>
          <table:table-cell office:value-type="string">
            <text:p>[1,2,3,4,5,6]</text:p>
          </table:table-cell>
          <table:table-cell office:value-type="string">
            <text:p>&lt;1,121,151,118,100,32,126|2,29,81,113,109,111,127|3,122,37,41,128|4,114,154,95,105,129|5,155,61,130|6,94,93,90,74,131|7,40,157,38,36,33,132|8,83,44,48,133|9,159,124,134|10,160,39,119,123,120,135|11,110,161,107,108,136|12,89,162,106,96,137|13,49,47,52,138|14,164,58,53,139|15,85,165,30,28,27,26,125,116,98,77,75,80,82,140|16,86,88,87,141|17,62,167,60,142|18,168,65,69,70,101,143|19,57,54,76,144|20,170,45,92,115,145|21,171,63,64,59,78,79,146|22,51,56,46,147|23,173,43,73,148|24,50,174,35,103,102,149|25,175,72,68,97,55,71,31,84,150&gt;</text:p>
          </table:table-cell>
          <table:table-cell table:formula="of:=([.J65]-[.N65])/[.N65]" office:value-type="percentage" office:value="0.816756912200077">
            <text:p>81.68%</text:p>
          </table:table-cell>
          <table:table-cell table:formula="of:=([.K65]-[.O65])/[.O65]" office:value-type="percentage" office:value="1.06722379024123">
            <text:p>106.72%</text:p>
          </table:table-cell>
          <table:table-cell table:formula="of:=([.L65]-[.P65])/[.P65]" office:value-type="percentage" office:value="0.994029708244904">
            <text:p>99.40%</text:p>
          </table:table-cell>
        </table:table-row>
        <table:table-row table:style-name="ro1">
          <table:table-cell office:value-type="string">
            <text:p>C203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3.100_25-5-5-5_rd_90.txt</text:p>
          </table:table-cell>
          <table:table-cell office:value-type="string">
            <text:p>true</text:p>
          </table:table-cell>
          <table:table-cell office:value-type="string">
            <text:p>1627,5625,477,595,560,699,676,831,810,949,981,1040,1002,1171,1066,1151,1131,1395,1315,1645,1696,2213,1887,2400,2270,2740,2455,3099,2457,2882,3032,25589,3277,3983,3708,4545,4021,5212,3849,26383,3533,4862,3991,4886,3550,3939,3099</text:p>
          </table:table-cell>
          <table:table-cell office:value-type="float" office:value="11169.664">
            <text:p>11169.664</text:p>
          </table:table-cell>
          <table:table-cell office:value-type="float" office:value="11322.4742">
            <text:p>11322.4742</text:p>
          </table:table-cell>
          <table:table-cell office:value-type="float" office:value="2609.0529">
            <text:p>2609.0529</text:p>
          </table:table-cell>
          <table:table-cell office:value-type="float" office:value="10662.5462">
            <text:p>10662.5462</text:p>
          </table:table-cell>
          <table:table-cell office:value-type="float" office:value="4195.6449">
            <text:p>4195.6449</text:p>
          </table:table-cell>
          <table:table-cell office:value-type="float" office:value="3720.1225">
            <text:p>3720.1225</text:p>
          </table:table-cell>
          <table:table-cell office:value-type="float" office:value="474.5224">
            <text:p>474.5224</text:p>
          </table:table-cell>
          <table:table-cell office:value-type="float" office:value="31">
            <text:p>31</text:p>
          </table:table-cell>
          <table:table-cell office:value-type="float" office:value="69">
            <text:p>69.0</text:p>
          </table:table-cell>
          <table:table-cell office:value-type="string">
            <text:p>[26, 27, 28, 30, 31, 32, 33, 34, 36, 37, 38, 39, 41, 43, 44, 45, 46, 48, 49, 52, 54, 56, 57, 58, 59, 60, 62, 64, 65, 66, 68, 69, 71, 72, 73, 75, 77, 79, 81, 82, 83, 84, 85, 86, 87, 90, 93, 96, 97, 98, 99, 100, 103, 108, 110, 111, 112, 114, 115, 116, 117, 118, 119, 120, 121, 122, 123, 124, 125]</text:p>
          </table:table-cell>
          <table:table-cell office:value-type="string">
            <text:p>[1,2,3,4,5,6]</text:p>
          </table:table-cell>
          <table:table-cell office:value-type="string">
            <text:p>&lt;1,151,92,126|2,91,127|3,102,128|4,50,35,129|5,55,130|6,74,131|7,40,132|8,61,133|9,89,134|10,113,135|11,109,136|12,162,107,137|13,94,138|14,164,42,139|15,80,140|16,95,106,141|17,70,142|18,47,143|19,76,144|20,170,29,145|21,67,146|22,172,63,51,53,147|23,173,88,105,104,148|24,101,149|25,78,150&gt;</text:p>
          </table:table-cell>
          <table:table-cell table:formula="of:=([.J66]-[.N66])/[.N66]" office:value-type="percentage" office:value="1.66220432525164">
            <text:p>166.22%</text:p>
          </table:table-cell>
          <table:table-cell table:formula="of:=([.K66]-[.O66])/[.O66]" office:value-type="percentage" office:value="2.04357563494213">
            <text:p>204.36%</text:p>
          </table:table-cell>
          <table:table-cell table:formula="of:=([.L66]-[.P66])/[.P66]" office:value-type="percentage" office:value="4.49827131448379">
            <text:p>449.83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4.100_25-5-5-5_rd_10.txt</text:p>
          </table:table-cell>
          <table:table-cell office:value-type="string">
            <text:p>true</text:p>
          </table:table-cell>
          <table:table-cell office:value-type="string">
            <text:p>24997,6345,6210,8031,6455</text:p>
          </table:table-cell>
          <table:table-cell office:value-type="float" office:value="19087.3189">
            <text:p>19087.3189</text:p>
          </table:table-cell>
          <table:table-cell office:value-type="float" office:value="30871.948">
            <text:p>30871.948</text:p>
          </table:table-cell>
          <table:table-cell office:value-type="float" office:value="3052.781">
            <text:p>3052.781</text:p>
          </table:table-cell>
          <table:table-cell office:value-type="float" office:value="10331.9935">
            <text:p>10331.9935</text:p>
          </table:table-cell>
          <table:table-cell office:value-type="float" office:value="12148.1746">
            <text:p>12148.1746</text:p>
          </table:table-cell>
          <table:table-cell office:value-type="float" office:value="10421.8489">
            <text:p>10421.8489</text:p>
          </table:table-cell>
          <table:table-cell office:value-type="float" office:value="1725.3257">
            <text:p>1725.3257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25]</text:p>
          </table:table-cell>
          <table:table-cell office:value-type="string">
            <text:p>[1,2,3,4,5,6]</text:p>
          </table:table-cell>
          <table:table-cell office:value-type="string">
            <text:p>&lt;1,103,151,102,121,108,112,126|2,76,52,49,45,127|3,153,67,68,69,72,70,77,66,128|4,54,51,43,53,48,129|5,155,119,122,120,124,130|6,74,85,82,65,81,131|7,98,110,106,101,132|8,55,35,34,47,36,33,46,133|9,88,80,134|10,90,71,79,135|11,60,56,161,63,62,136|12,162,78,83,84,137|13,163,95,105,104,138|14,75,59,139|15,97,94,93,91,140|16,40,38,41,42,44,141|17,109,111,113,142|18,168,100,32,30,115,143|19,107,26,144|20,64,57,61,31,58,145|21,171,92,96,146|22,123,114,117,28,147|23,86,87,89,99,73,148|24,37,39,50,149|25,175,116,118,29,27,150&gt;</text:p>
          </table:table-cell>
          <table:table-cell table:formula="of:=([.J67]-[.N67])/[.N67]" office:value-type="percentage" office:value="0.571208805313022">
            <text:p>57.12%</text:p>
          </table:table-cell>
          <table:table-cell table:formula="of:=([.K67]-[.O67])/[.O67]" office:value-type="percentage" office:value="1.96223331351503">
            <text:p>196.22%</text:p>
          </table:table-cell>
          <table:table-cell table:formula="of:=([.L67]-[.P67])/[.P67]" office:value-type="percentage" office:value="0.769394033833728">
            <text:p>76.94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4.100_25-5-5-5_rd_30.txt</text:p>
          </table:table-cell>
          <table:table-cell office:value-type="string">
            <text:p>true</text:p>
          </table:table-cell>
          <table:table-cell office:value-type="string">
            <text:p>14079,5191,5422,7698,7721,10922,9744,13791,10034,11966</text:p>
          </table:table-cell>
          <table:table-cell office:value-type="float" office:value="17633.2841">
            <text:p>17633.2841</text:p>
          </table:table-cell>
          <table:table-cell office:value-type="float" office:value="28897.3614">
            <text:p>28897.3614</text:p>
          </table:table-cell>
          <table:table-cell office:value-type="float" office:value="3194.8102">
            <text:p>3194.8102</text:p>
          </table:table-cell>
          <table:table-cell office:value-type="float" office:value="10331.9935">
            <text:p>10331.9935</text:p>
          </table:table-cell>
          <table:table-cell office:value-type="float" office:value="12015.6713">
            <text:p>12015.6713</text:p>
          </table:table-cell>
          <table:table-cell office:value-type="float" office:value="10295.8832">
            <text:p>10295.8832</text:p>
          </table:table-cell>
          <table:table-cell office:value-type="float" office:value="1718.7882">
            <text:p>1718.788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40]</text:p>
          </table:table-cell>
          <table:table-cell office:value-type="string">
            <text:p>[1,2,3,4,5,6]</text:p>
          </table:table-cell>
          <table:table-cell office:value-type="string">
            <text:p>&lt;1,151,73,104,126|2,152,91,108,48,127|3,128|4,154,92,87,99,123,60,62,129|5,155,117,75,119,130|6,118,85,83,131|7,78,98,110,106,101,132|8,35,34,36,33,74,133|9,159,65,114,96,134|10,69,135|11,55,161,88,28,54,46,47,136|12,162,137|13,27,163,56,97,138|14,89,164,84,80,139|15,140|16,124,120,125,26,166,68,141|17,103,102,112,142|18,168,82,30,143|19,107,169,32,113,76,52,77,70,71,45,100,111,29,122,67,86,93,31,59,64,51,44,43,42,50,115,144|20,53,81,79,58,61,90,116,57,63,95,145|21,146|22,147|23,173,72,49,94,121,148|24,174,109,66,149|25,175,105,41,37,38,39,150&gt;</text:p>
          </table:table-cell>
          <table:table-cell table:formula="of:=([.J68]-[.N68])/[.N68]" office:value-type="percentage" office:value="0.467523841135701">
            <text:p>46.75%</text:p>
          </table:table-cell>
          <table:table-cell table:formula="of:=([.K68]-[.O68])/[.O68]" office:value-type="percentage" office:value="1.80669087232847">
            <text:p>180.67%</text:p>
          </table:table-cell>
          <table:table-cell table:formula="of:=([.L68]-[.P68])/[.P68]" office:value-type="percentage" office:value="0.858757350091186">
            <text:p>85.88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4.100_25-5-5-5_rd_50.txt</text:p>
          </table:table-cell>
          <table:table-cell office:value-type="string">
            <text:p>true</text:p>
          </table:table-cell>
          <table:table-cell office:value-type="string">
            <text:p>8230,4935,4555,6151,6091,9013,7844,12340,10130,16330,12038,65674,13168,16399,14865,17912,14793,17642,8278</text:p>
          </table:table-cell>
          <table:table-cell office:value-type="float" office:value="21378.2207">
            <text:p>21378.2207</text:p>
          </table:table-cell>
          <table:table-cell office:value-type="float" office:value="29402.2364">
            <text:p>29402.2364</text:p>
          </table:table-cell>
          <table:table-cell office:value-type="float" office:value="2939.2639">
            <text:p>2939.2639</text:p>
          </table:table-cell>
          <table:table-cell office:value-type="float" office:value="10331.9935">
            <text:p>10331.9935</text:p>
          </table:table-cell>
          <table:table-cell office:value-type="float" office:value="11801.4828">
            <text:p>11801.4828</text:p>
          </table:table-cell>
          <table:table-cell office:value-type="float" office:value="9994.5982">
            <text:p>9994.5982</text:p>
          </table:table-cell>
          <table:table-cell office:value-type="float" office:value="1805.8846">
            <text:p>1805.8846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38, 99, 117]</text:p>
          </table:table-cell>
          <table:table-cell office:value-type="string">
            <text:p>[1,2,3,4,5,6]</text:p>
          </table:table-cell>
          <table:table-cell office:value-type="string">
            <text:p>&lt;1,151,80,78,82,126|2,45,63,52,49,127|3,76,69,128|4,48,43,42,44,129|5,155,119,122,130|6,85,79,81,74,131|7,118,106,101,110,132|8,35,36,33,133|9,159,47,46,54,134|10,86,84,135|11,55,56,60,136|12,162,88,94,107,137|13,163,92,123,114,138|14,75,89,87,139|15,66,165,105,26,91,140|16,41,40,141|17,103,102,112,142|18,168,62,65,28,124,125,143|19,169,32,115,100,31,27,72,77,51,59,120,113,111,83,90,109,58,93,53,144|20,64,71,70,67,68,97,108,121,73,61,57,145|21,171,95,96,146|22,98,104,147|23,173,37,30,148|24,50,34,39,149|25,175,29,116,150&gt;</text:p>
          </table:table-cell>
          <table:table-cell table:formula="of:=([.J69]-[.N69])/[.N69]" office:value-type="percentage" office:value="0.811485985472944">
            <text:p>81.15%</text:p>
          </table:table-cell>
          <table:table-cell table:formula="of:=([.K69]-[.O69])/[.O69]" office:value-type="percentage" office:value="1.94181274841044">
            <text:p>194.18%</text:p>
          </table:table-cell>
          <table:table-cell table:formula="of:=([.L69]-[.P69])/[.P69]" office:value-type="percentage" office:value="0.627603391711741">
            <text:p>62.76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4.100_25-5-5-5_rd_70.txt</text:p>
          </table:table-cell>
          <table:table-cell office:value-type="string">
            <text:p>true</text:p>
          </table:table-cell>
          <table:table-cell office:value-type="string">
            <text:p>3968,5080,4498,6154,6451,9907,8550,12751,10640,16571,12634,93568,14324,18800,16268,18368,16803,20323,16993</text:p>
          </table:table-cell>
          <table:table-cell office:value-type="float" office:value="16087.7862">
            <text:p>16087.7862</text:p>
          </table:table-cell>
          <table:table-cell office:value-type="float" office:value="34520.0814">
            <text:p>34520.0814</text:p>
          </table:table-cell>
          <table:table-cell office:value-type="float" office:value="3069.6684">
            <text:p>3069.6684</text:p>
          </table:table-cell>
          <table:table-cell office:value-type="float" office:value="10331.9935">
            <text:p>10331.9935</text:p>
          </table:table-cell>
          <table:table-cell office:value-type="float" office:value="11964.4362">
            <text:p>11964.4362</text:p>
          </table:table-cell>
          <table:table-cell office:value-type="float" office:value="10095.0417">
            <text:p>10095.0417</text:p>
          </table:table-cell>
          <table:table-cell office:value-type="float" office:value="1868.3945">
            <text:p>1868.3945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50, 78, 102]</text:p>
          </table:table-cell>
          <table:table-cell office:value-type="string">
            <text:p>[1,2,3,4,5,6]</text:p>
          </table:table-cell>
          <table:table-cell office:value-type="string">
            <text:p>&lt;1,151,108,111,112,121,126|2,152,44,37,43,40,39,38,41,127|3,153,79,77,70,76,72,75,128|4,49,53,48,51,59,129|5,155,90,68,73,66,130|6,88,74,93,86,94,81,65,85,131|7,110,106,101,132|8,35,34,36,133|9,159,46,54,33,55,134|10,84,69,135|11,56,60,161,63,62,136|12,89,107,137|13,47,163,117,28,123,138|14,164,29,83,139|15,97,42,99,118,140|16,30,124,26,141|17,113,116,103,142|18,168,114,109,100,32,115,143|19,27,169,67,125,119,120,122,144|20,64,57,61,58,31,145|21,171,92,95,96,146|22,105,98,104,147|23,91,87,148|24,82,52,45,149|25,175,80,71,150&gt;</text:p>
          </table:table-cell>
          <table:table-cell table:formula="of:=([.J70]-[.N70])/[.N70]" office:value-type="percentage" office:value="0.344633874181217">
            <text:p>34.46%</text:p>
          </table:table-cell>
          <table:table-cell table:formula="of:=([.K70]-[.O70])/[.O70]" office:value-type="percentage" office:value="2.41950854942977">
            <text:p>241.95%</text:p>
          </table:table-cell>
          <table:table-cell table:formula="of:=([.L70]-[.P70])/[.P70]" office:value-type="percentage" office:value="0.642944463816394">
            <text:p>64.29%</text:p>
          </table:table-cell>
        </table:table-row>
        <table:table-row table:style-name="ro1">
          <table:table-cell office:value-type="string">
            <text:p>C204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4.100_25-5-5-5_rd_90.txt</text:p>
          </table:table-cell>
          <table:table-cell office:value-type="string">
            <text:p>true</text:p>
          </table:table-cell>
          <table:table-cell office:value-type="string">
            <text:p>1725,17155,498,571,594,661,694,796,807,1013,1013,1146,1009,1198,1203,1420,1460,1691,1844,2267,1721,1899,1809,1690</text:p>
          </table:table-cell>
          <table:table-cell office:value-type="float" office:value="12977.7601">
            <text:p>12977.7601</text:p>
          </table:table-cell>
          <table:table-cell office:value-type="float" office:value="12826.3478">
            <text:p>12826.3478</text:p>
          </table:table-cell>
          <table:table-cell office:value-type="float" office:value="3027.0899">
            <text:p>3027.0899</text:p>
          </table:table-cell>
          <table:table-cell office:value-type="float" office:value="10331.9935">
            <text:p>10331.9935</text:p>
          </table:table-cell>
          <table:table-cell office:value-type="float" office:value="3437.6001">
            <text:p>3437.6001</text:p>
          </table:table-cell>
          <table:table-cell office:value-type="float" office:value="3057.2273">
            <text:p>3057.2273</text:p>
          </table:table-cell>
          <table:table-cell office:value-type="float" office:value="379.3727">
            <text:p>379.3727</text:p>
          </table:table-cell>
          <table:table-cell office:value-type="float" office:value="25">
            <text:p>25</text:p>
          </table:table-cell>
          <table:table-cell office:value-type="float" office:value="75">
            <text:p>75.0</text:p>
          </table:table-cell>
          <table:table-cell office:value-type="string">
            <text:p>[26, 27, 28, 30, 31, 32, 37, 39, 40, 41, 42, 43, 44, 45, 46, 47, 49, 51, 52, 53, 54, 55, 56, 57, 58, 59, 60, 61, 64, 65, 66, 67, 68, 71, 72, 73, 74, 75, 76, 77, 78, 81, 82, 83, 84, 85, 86, 87, 88, 89, 90, 91, 93, 95, 96, 97, 98, 101, 103, 105, 106, 107, 108, 109, 110, 111, 113, 114, 115, 116, 118, 119, 121, 123, 125]</text:p>
          </table:table-cell>
          <table:table-cell office:value-type="string">
            <text:p>[1,2,3,4,5,6]</text:p>
          </table:table-cell>
          <table:table-cell office:value-type="string">
            <text:p>&lt;1,151,94,117,126|2,152,48,127|3,70,128|4,50,129|5,155,29,130|6,131|7,104,132|8,122,133|9,102,134|10,69,135|11,136|12,137|13,163,92,138|14,164,100,80,139|15,99,140|16,120,141|17,112,142|18,124,35,143|19,144|20,63,145|21,146|22,62,33,147|23,173,38,79,36,148|24,34,149|25,150&gt;</text:p>
          </table:table-cell>
          <table:table-cell table:formula="of:=([.J71]-[.N71])/[.N71]" office:value-type="percentage" office:value="2.77523845778338">
            <text:p>277.52%</text:p>
          </table:table-cell>
          <table:table-cell table:formula="of:=([.K71]-[.O71])/[.O71]" office:value-type="percentage" office:value="3.19541844337187">
            <text:p>319.54%</text:p>
          </table:table-cell>
          <table:table-cell table:formula="of:=([.L71]-[.P71])/[.P71]" office:value-type="percentage" office:value="6.97919802874587">
            <text:p>697.92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5.100_25-5-5-5_rd_10.txt</text:p>
          </table:table-cell>
          <table:table-cell office:value-type="string">
            <text:p>true</text:p>
          </table:table-cell>
          <table:table-cell office:value-type="string">
            <text:p>26791,36152,5828,41000,6670,48711,4846,5549,6276,5458,3181</text:p>
          </table:table-cell>
          <table:table-cell office:value-type="float" office:value="24449.4108">
            <text:p>24449.4108</text:p>
          </table:table-cell>
          <table:table-cell office:value-type="float" office:value="26995.6615">
            <text:p>26995.6615</text:p>
          </table:table-cell>
          <table:table-cell office:value-type="float" office:value="3233.8974">
            <text:p>3233.8974</text:p>
          </table:table-cell>
          <table:table-cell office:value-type="float" office:value="10830.7164">
            <text:p>10830.7164</text:p>
          </table:table-cell>
          <table:table-cell office:value-type="float" office:value="12165.9647">
            <text:p>12165.9647</text:p>
          </table:table-cell>
          <table:table-cell office:value-type="float" office:value="10781.8111">
            <text:p>10781.8111</text:p>
          </table:table-cell>
          <table:table-cell office:value-type="float" office:value="1383.1535">
            <text:p>1383.1535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68, 90, 117]</text:p>
          </table:table-cell>
          <table:table-cell office:value-type="string">
            <text:p>[1,2,3,4,5,6]</text:p>
          </table:table-cell>
          <table:table-cell office:value-type="string">
            <text:p>&lt;1,95,106,104,126|2,27,127|3,153,122,65,39,70,110,98,128|4,121,103,102,129|5,155,123,29,130|6,156,78,85,81,83,131|7,157,96,101,132|8,158,89,93,74,133|9,159,92,88,118,134|10,50,34,35,36,135|11,69,75,76,136|12,162,56,64,63,137|13,163,82,138|14,60,62,80,59,61,139|15,165,77,72,140|16,79,141|17,32,114,28,116,84,48,41,43,44,37,142|18,125,119,120,143|19,51,169,109,111,108,107,71,40,42,38,144|20,170,49,47,55,54,52,145|21,53,171,113,146|22,172,87,99,86,97,91,94,147|23,31,58,57,148|24,174,105,67,66,73,33,46,112,115,149|25,175,45,30,100,124,26,150&gt;</text:p>
          </table:table-cell>
          <table:table-cell table:formula="of:=([.J72]-[.N72])/[.N72]" office:value-type="percentage" office:value="1.00965656262343">
            <text:p>100.97%</text:p>
          </table:table-cell>
          <table:table-cell table:formula="of:=([.K72]-[.O72])/[.O72]" office:value-type="percentage" office:value="1.50381510579424">
            <text:p>150.38%</text:p>
          </table:table-cell>
          <table:table-cell table:formula="of:=([.L72]-[.P72])/[.P72]" office:value-type="percentage" office:value="1.3380611045701">
            <text:p>133.81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5.100_25-5-5-5_rd_30.txt</text:p>
          </table:table-cell>
          <table:table-cell office:value-type="string">
            <text:p>true</text:p>
          </table:table-cell>
          <table:table-cell office:value-type="string">
            <text:p>16338,22981,3816,35151,5012,43602,6398,55550,7820,34734,8688,71506,10484,46499,11976,81840,12700,94141,14499,41261,17265,110060,15689,122227,15896,16091,15061,14866,8311,5665</text:p>
          </table:table-cell>
          <table:table-cell office:value-type="float" office:value="25389.7089">
            <text:p>25389.7089</text:p>
          </table:table-cell>
          <table:table-cell office:value-type="float" office:value="22197.003">
            <text:p>22197.003</text:p>
          </table:table-cell>
          <table:table-cell office:value-type="float" office:value="3191.7059">
            <text:p>3191.7059</text:p>
          </table:table-cell>
          <table:table-cell office:value-type="float" office:value="10830.7164">
            <text:p>10830.7164</text:p>
          </table:table-cell>
          <table:table-cell office:value-type="float" office:value="11120.4843">
            <text:p>11120.4843</text:p>
          </table:table-cell>
          <table:table-cell office:value-type="float" office:value="9828.4797">
            <text:p>9828.4797</text:p>
          </table:table-cell>
          <table:table-cell office:value-type="float" office:value="1291.0046">
            <text:p>1291.0046</text:p>
          </table:table-cell>
          <table:table-cell office:value-type="float" office:value="88">
            <text:p>88</text:p>
          </table:table-cell>
          <table:table-cell office:value-type="float" office:value="12">
            <text:p>12.0</text:p>
          </table:table-cell>
          <table:table-cell office:value-type="string">
            <text:p>[26, 27, 28, 47, 48, 87, 91, 95, 100, 103, 110, 115]</text:p>
          </table:table-cell>
          <table:table-cell office:value-type="string">
            <text:p>[1,2,3,4,5,6]</text:p>
          </table:table-cell>
          <table:table-cell office:value-type="string">
            <text:p>&lt;1,151,49,86,89,126|2,52,127|3,53,153,65,76,75,77,72,50,38,128|4,97,129|5,112,130|6,156,79,64,131|7,157,132|8,56,133|9,32,134|10,36,135|11,92,136|12,162,58,31,114,34,137|13,163,51,59,108,109,111,107,138|14,164,80,74,81,78,85,83,139|15,165,124,125,57,140|16,122,90,141|17,101,42,96,105,98,104,142|18,120,117,119,123,29,143|19,45,169,118,55,54,144|20,170,116,113,43,44,41,37,39,40,68,67,66,73,106,33,46,145|21,171,30,146|22,172,93,94,60,62,147|23,63,61,148|24,88,99,149|25,175,84,82,71,70,69,35,102,121,150&gt;</text:p>
          </table:table-cell>
          <table:table-cell table:formula="of:=([.J73]-[.N73])/[.N73]" office:value-type="percentage" office:value="1.28314776722449">
            <text:p>128.31%</text:p>
          </table:table-cell>
          <table:table-cell table:formula="of:=([.K73]-[.O73])/[.O73]" office:value-type="percentage" office:value="1.25843708055886">
            <text:p>125.84%</text:p>
          </table:table-cell>
          <table:table-cell table:formula="of:=([.L73]-[.P73])/[.P73]" office:value-type="percentage" office:value="1.47226531958136">
            <text:p>147.23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5.100_25-5-5-5_rd_50.txt</text:p>
          </table:table-cell>
          <table:table-cell office:value-type="string">
            <text:p>true</text:p>
          </table:table-cell>
          <table:table-cell office:value-type="string">
            <text:p>8190,13822,2218,21392,2901,23085,3717,29322,4634,35988,5540,43816,6479,51584,7923,64802,8977,75279,10137,28491,11133,95580,12202,96993,13276,108954,13840,103640,11866,23181,12604,16522,14063,22015,15115,17246,14570,21278,15323,16994,15282,18073,17026,18091,17225,17023,13003,9841</text:p>
          </table:table-cell>
          <table:table-cell office:value-type="float" office:value="24734.055">
            <text:p>24734.055</text:p>
          </table:table-cell>
          <table:table-cell office:value-type="float" office:value="21875.6049">
            <text:p>21875.6049</text:p>
          </table:table-cell>
          <table:table-cell office:value-type="float" office:value="3177.4501">
            <text:p>3177.4501</text:p>
          </table:table-cell>
          <table:table-cell office:value-type="float" office:value="10830.7164">
            <text:p>10830.7164</text:p>
          </table:table-cell>
          <table:table-cell office:value-type="float" office:value="10845.4139">
            <text:p>10845.4139</text:p>
          </table:table-cell>
          <table:table-cell office:value-type="float" office:value="9826.4718">
            <text:p>9826.4718</text:p>
          </table:table-cell>
          <table:table-cell office:value-type="float" office:value="1017.9421">
            <text:p>1017.9421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28, 30, 36, 37, 39, 49, 67, 78, 81, 88, 92, 100, 107, 108, 115, 124]</text:p>
          </table:table-cell>
          <table:table-cell office:value-type="string">
            <text:p>[1,2,3,4,5,6]</text:p>
          </table:table-cell>
          <table:table-cell office:value-type="string">
            <text:p>&lt;1,95,126|2,70,77,75,127|3,153,31,117,128|4,79,83,85,129|5,155,60,130|6,156,54,58,57,131|7,157,51,41,96,101,72,68,34,132|8,158,74,133|9,159,64,61,114,48,43,44,110,71,134|10,27,135|11,97,136|12,162,93,56,90,80,137|13,163,118,45,26,99,138|14,164,53,113,84,69,82,65,50,104,106,66,73,112,46,139|15,89,140|16,91,141|17,32,116,59,111,109,142|18,120,123,119,143|19,40,42,105,38,33,144|20,170,94,62,63,145|21,122,171,125,146|22,172,29,147|23,76,98,103,102,35,121,148|24,86,149|25,175,87,47,55,52,150&gt;</text:p>
          </table:table-cell>
          <table:table-cell table:formula="of:=([.J74]-[.N74])/[.N74]" office:value-type="percentage" office:value="1.28060037432043">
            <text:p>128.06%</text:p>
          </table:table-cell>
          <table:table-cell table:formula="of:=([.K74]-[.O74])/[.O74]" office:value-type="percentage" office:value="1.22619118491746">
            <text:p>122.62%</text:p>
          </table:table-cell>
          <table:table-cell table:formula="of:=([.L74]-[.P74])/[.P74]" office:value-type="percentage" office:value="2.1214448248088">
            <text:p>212.14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5.100_25-5-5-5_rd_70.txt</text:p>
          </table:table-cell>
          <table:table-cell office:value-type="string">
            <text:p>true</text:p>
          </table:table-cell>
          <table:table-cell office:value-type="string">
            <text:p>3367,7017,1083,10925,1435,1974,1889,15344,2260,8939,2755,21628,3237,25030,3675,30980,4369,34461,4778,7412,5309,15354,5923,53584,6474,25089,6842,13384,7484,11578,8157,65986,8892,65885,9901,17258,10658,77422,11233,52600,12137,92647,13481,37043,14771,35449,15162,110389,15439,17924,15232,25670,15228,17530,16268,17812,15850,16263,12908,14029,13437,14842,13684,8863,8691,9694,5656</text:p>
          </table:table-cell>
          <table:table-cell office:value-type="float" office:value="24973.068">
            <text:p>24973.068</text:p>
          </table:table-cell>
          <table:table-cell office:value-type="float" office:value="21911.6913">
            <text:p>21911.6913</text:p>
          </table:table-cell>
          <table:table-cell office:value-type="float" office:value="3060.3766">
            <text:p>3060.3766</text:p>
          </table:table-cell>
          <table:table-cell office:value-type="float" office:value="10830.7164">
            <text:p>10830.7164</text:p>
          </table:table-cell>
          <table:table-cell office:value-type="float" office:value="9277.5346">
            <text:p>9277.5346</text:p>
          </table:table-cell>
          <table:table-cell office:value-type="float" office:value="8077.85">
            <text:p>8077.85</text:p>
          </table:table-cell>
          <table:table-cell office:value-type="float" office:value="1198.6846">
            <text:p>1198.6846</text:p>
          </table:table-cell>
          <table:table-cell office:value-type="float" office:value="72">
            <text:p>72</text:p>
          </table:table-cell>
          <table:table-cell office:value-type="float" office:value="28">
            <text:p>28.0</text:p>
          </table:table-cell>
          <table:table-cell office:value-type="string">
            <text:p>[26, 29, 30, 38, 42, 43, 46, 51, 52, 54, 56, 62, 63, 66, 72, 74, 75, 78, 85, 87, 93, 94, 97, 99, 100, 102, 103, 115]</text:p>
          </table:table-cell>
          <table:table-cell office:value-type="string">
            <text:p>[1,2,3,4,5,6]</text:p>
          </table:table-cell>
          <table:table-cell office:value-type="string">
            <text:p>&lt;1,104,126|2,70,69,127|3,153,96,95,101,77,106,73,36,112,128|4,118,129|5,155,60,130|6,156,90,131|7,157,35,34,121,132|8,158,113,133|9,28,32,114,134|10,27,135|11,124,91,136|12,162,122,137|13,163,88,55,109,116,108,111,71,76,138|14,164,80,81,98,50,68,139|15,125,86,89,165,123,140|16,79,61,64,141|17,59,83,84,82,48,41,44,142|18,119,120,117,143|19,53,169,65,107,110,40,39,37,105,67,33,144|20,170,45,49,145|21,171,146|22,92,147|23,58,31,57,148|24,174,149|25,175,47,150&gt;</text:p>
          </table:table-cell>
          <table:table-cell table:formula="of:=([.J75]-[.N75])/[.N75]" office:value-type="percentage" office:value="1.69177848175312">
            <text:p>169.18%</text:p>
          </table:table-cell>
          <table:table-cell table:formula="of:=([.K75]-[.O75])/[.O75]" office:value-type="percentage" office:value="1.71256476661488">
            <text:p>171.26%</text:p>
          </table:table-cell>
          <table:table-cell table:formula="of:=([.L75]-[.P75])/[.P75]" office:value-type="percentage" office:value="1.55311247011933">
            <text:p>155.31%</text:p>
          </table:table-cell>
        </table:table-row>
        <table:table-row table:style-name="ro1">
          <table:table-cell office:value-type="string">
            <text:p>C205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5.100_25-5-5-5_rd_90.txt</text:p>
          </table:table-cell>
          <table:table-cell office:value-type="string">
            <text:p>true</text:p>
          </table:table-cell>
          <table:table-cell office:value-type="string">
            <text:p>1574,2744,472,551,540,3992,646,795,752,878,940,1137,1206,10377,1378,1772,1711,2128,2145,17250,2431,3356,2928,3624,3314,3828,3737,29516,4228,5230,4494,6056,4764,39454,5338,6634,6021,7198,5633,7722,5852,44963,6054,7529,7312,7579,6408,7719,7679,10158,8825,73994,9063,11497,9275,11312,10967,12297,11822,13648,12766,15759,14705,17285,15198,18389,16197,17820,17279,20196,17236,15842,15710,15468,16866,15794,15776,16815,16568,15796,15261,15105,13840,15742,16441,17905,17246,11317,8380</text:p>
          </table:table-cell>
          <table:table-cell office:value-type="float" office:value="24869.0972">
            <text:p>24869.0972</text:p>
          </table:table-cell>
          <table:table-cell office:value-type="float" office:value="24410.2972">
            <text:p>24410.2972</text:p>
          </table:table-cell>
          <table:table-cell office:value-type="float" office:value="3084.8385">
            <text:p>3084.8385</text:p>
          </table:table-cell>
          <table:table-cell office:value-type="float" office:value="10830.7164">
            <text:p>10830.7164</text:p>
          </table:table-cell>
          <table:table-cell office:value-type="float" office:value="10284.469">
            <text:p>10284.469</text:p>
          </table:table-cell>
          <table:table-cell office:value-type="float" office:value="9226.3659">
            <text:p>9226.3659</text:p>
          </table:table-cell>
          <table:table-cell office:value-type="float" office:value="1057.1031">
            <text:p>1057.1031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32, 33, 38, 41, 43, 46, 58, 61, 62, 71, 77, 78, 88, 92, 98, 100, 104, 111, 121, 122]</text:p>
          </table:table-cell>
          <table:table-cell office:value-type="string">
            <text:p>[1,2,3,4,5,6]</text:p>
          </table:table-cell>
          <table:table-cell office:value-type="string">
            <text:p>&lt;1,112,126|2,30,127|3,153,128|4,52,27,129|5,155,64,81,113,85,110,76,130|6,156,131|7,157,96,132|8,158,74,133|9,159,118,134|10,119,135|11,97,114,48,75,136|12,162,137|13,163,84,138|14,54,164,60,56,63,80,83,59,44,37,139|15,165,125,57,90,65,69,39,101,70,72,68,50,36,106,73,140|16,79,141|17,26,142|18,91,143|19,55,169,117,53,51,116,109,108,82,107,40,42,95,105,34,35,103,102,115,144|20,170,66,67,145|21,171,49,146|22,172,86,99,89,94,31,93,120,28,123,29,147|23,124,148|24,87,174,45,149|25,175,47,150&gt;</text:p>
          </table:table-cell>
          <table:table-cell table:formula="of:=([.J76]-[.N76])/[.N76]" office:value-type="percentage" office:value="1.41812165508983">
            <text:p>141.81%</text:p>
          </table:table-cell>
          <table:table-cell table:formula="of:=([.K76]-[.O76])/[.O76]" office:value-type="percentage" office:value="1.64571094020886">
            <text:p>164.57%</text:p>
          </table:table-cell>
          <table:table-cell table:formula="of:=([.L76]-[.P76])/[.P76]" office:value-type="percentage" office:value="1.91820022096236">
            <text:p>191.82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6.100_25-5-5-5_rd_10.txt</text:p>
          </table:table-cell>
          <table:table-cell office:value-type="string">
            <text:p>true</text:p>
          </table:table-cell>
          <table:table-cell office:value-type="string">
            <text:p>24812,47237,5699,47154,7495,8841,6608,27959,7508,57821,7589</text:p>
          </table:table-cell>
          <table:table-cell office:value-type="float" office:value="16798.161">
            <text:p>16798.161</text:p>
          </table:table-cell>
          <table:table-cell office:value-type="float" office:value="27365.891">
            <text:p>27365.891</text:p>
          </table:table-cell>
          <table:table-cell office:value-type="float" office:value="2960.6625">
            <text:p>2960.6625</text:p>
          </table:table-cell>
          <table:table-cell office:value-type="float" office:value="10543.5202">
            <text:p>10543.5202</text:p>
          </table:table-cell>
          <table:table-cell office:value-type="float" office:value="11709.8179">
            <text:p>11709.8179</text:p>
          </table:table-cell>
          <table:table-cell office:value-type="float" office:value="10357.2075">
            <text:p>10357.2075</text:p>
          </table:table-cell>
          <table:table-cell office:value-type="float" office:value="1351.6104">
            <text:p>1351.6104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49, 72, 92, 115]</text:p>
          </table:table-cell>
          <table:table-cell office:value-type="string">
            <text:p>[1,2,3,4,5,6]</text:p>
          </table:table-cell>
          <table:table-cell office:value-type="string">
            <text:p>&lt;1,151,51,126|2,102,112,103,127|3,78,80,85,128|4,61,59,64,63,48,129|5,155,96,101,104,95,106,98,121,130|6,156,131|7,99,89,88,132|8,158,35,50,33,34,133|9,120,119,79,74,114,134|10,160,60,135|11,43,53,136|12,162,54,31,58,62,91,93,123,137|13,163,76,70,77,67,75,66,68,73,138|14,164,56,139|15,107,110,105,140|16,166,39,44,37,40,41,38,42,141|17,118,52,167,45,142|18,168,27,125,143|19,169,46,36,144|20,83,81,82,69,84,71,65,145|21,28,171,29,32,113,116,108,109,111,146|22,87,86,94,97,90,147|23,26,122,124,117,148|24,174,55,47,57,149|25,30,100,150&gt;</text:p>
          </table:table-cell>
          <table:table-cell table:formula="of:=([.J77]-[.N77])/[.N77]" office:value-type="percentage" office:value="0.434536484124147">
            <text:p>43.45%</text:p>
          </table:table-cell>
          <table:table-cell table:formula="of:=([.K77]-[.O77])/[.O77]" office:value-type="percentage" office:value="1.64220746760167">
            <text:p>164.22%</text:p>
          </table:table-cell>
          <table:table-cell table:formula="of:=([.L77]-[.P77])/[.P77]" office:value-type="percentage" office:value="1.19047034559663">
            <text:p>119.05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6.100_25-5-5-5_rd_30.txt</text:p>
          </table:table-cell>
          <table:table-cell office:value-type="string">
            <text:p>true</text:p>
          </table:table-cell>
          <table:table-cell office:value-type="string">
            <text:p>13341,21324,3662,30097,4966,41886,6208,56264,7828,68421,9182,44908,10993,98785,12854,77589,14368,117676,15408,104347,14443,41618,15708,64451,16940,20076,14961,18310,15537,13758,10282</text:p>
          </table:table-cell>
          <table:table-cell office:value-type="float" office:value="20167.5943">
            <text:p>20167.5943</text:p>
          </table:table-cell>
          <table:table-cell office:value-type="float" office:value="24828.8854">
            <text:p>24828.8854</text:p>
          </table:table-cell>
          <table:table-cell office:value-type="float" office:value="2847.2422">
            <text:p>2847.2422</text:p>
          </table:table-cell>
          <table:table-cell office:value-type="float" office:value="10543.5202">
            <text:p>10543.5202</text:p>
          </table:table-cell>
          <table:table-cell office:value-type="float" office:value="10604.8005">
            <text:p>10604.8005</text:p>
          </table:table-cell>
          <table:table-cell office:value-type="float" office:value="9551.9191">
            <text:p>9551.9191</text:p>
          </table:table-cell>
          <table:table-cell office:value-type="float" office:value="1051.8814">
            <text:p>1051.8814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41, 43, 49, 51, 64, 69, 79, 91, 97, 99, 100, 109, 117]</text:p>
          </table:table-cell>
          <table:table-cell office:value-type="string">
            <text:p>[1,2,3,4,5,6]</text:p>
          </table:table-cell>
          <table:table-cell office:value-type="string">
            <text:p>&lt;1,57,54,126|2,103,102,106,127|3,84,70,65,71,77,72,128|4,60,63,56,61,59,129|5,155,107,111,39,108,110,104,130|6,156,58,131|7,31,55,89,93,132|8,158,101,105,96,133|9,44,37,34,40,42,50,134|10,29,82,160,48,135|11,62,53,136|12,162,125,137|13,163,76,95,98,68,67,75,66,121,112,138|14,87,92,88,139|15,78,114,140|16,52,166,124,26,122,141|17,167,33,35,115,142|18,168,38,36,46,73,143|19,119,120,144|20,90,74,145|21,80,83,81,85,146|22,94,86,147|23,28,32,123,113,116,148|24,174,47,45,149|25,175,27,30,118,150&gt;</text:p>
          </table:table-cell>
          <table:table-cell table:formula="of:=([.J78]-[.N78])/[.N78]" office:value-type="percentage" office:value="0.90174197996464">
            <text:p>90.17%</text:p>
          </table:table-cell>
          <table:table-cell table:formula="of:=([.K78]-[.O78])/[.O78]" office:value-type="percentage" office:value="1.59936093889237">
            <text:p>159.94%</text:p>
          </table:table-cell>
          <table:table-cell table:formula="of:=([.L78]-[.P78])/[.P78]" office:value-type="percentage" office:value="1.70680915167813">
            <text:p>170.68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6.100_25-5-5-5_rd_50.txt</text:p>
          </table:table-cell>
          <table:table-cell office:value-type="string">
            <text:p>true</text:p>
          </table:table-cell>
          <table:table-cell office:value-type="string">
            <text:p>7204,14164,2165,18606,2901,30702,3759,30310,4504,36970,5481,19885,6419,29989,7519,63584,8645,39453,9657,49909,10863,46250,12412,105206,13262,62095,14601,107774,14800,35246,15899,19710,14879,131951,16088,44514,15852,133283,16496,23160,16226,17141,13567,16092,13583,16540</text:p>
          </table:table-cell>
          <table:table-cell office:value-type="float" office:value="19964.6098">
            <text:p>19964.6098</text:p>
          </table:table-cell>
          <table:table-cell office:value-type="float" office:value="22443.009">
            <text:p>22443.009</text:p>
          </table:table-cell>
          <table:table-cell office:value-type="float" office:value="3218.6936">
            <text:p>3218.6936</text:p>
          </table:table-cell>
          <table:table-cell office:value-type="float" office:value="10543.5202">
            <text:p>10543.5202</text:p>
          </table:table-cell>
          <table:table-cell office:value-type="float" office:value="9446.8446">
            <text:p>9446.8446</text:p>
          </table:table-cell>
          <table:table-cell office:value-type="float" office:value="8504.5573">
            <text:p>8504.5573</text:p>
          </table:table-cell>
          <table:table-cell office:value-type="float" office:value="941.2872">
            <text:p>941.2872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26, 31, 32, 37, 41, 44, 45, 49, 52, 55, 63, 65, 70, 78, 84, 87, 88, 92, 101, 112, 117, 119]</text:p>
          </table:table-cell>
          <table:table-cell office:value-type="string">
            <text:p>[1,2,3,4,5,6]</text:p>
          </table:table-cell>
          <table:table-cell office:value-type="string">
            <text:p>&lt;1,80,126|2,93,127|3,71,72,68,67,77,73,128|4,58,56,64,61,60,59,129|5,155,97,89,130|6,156,108,109,110,111,75,69,131|7,91,99,132|8,158,74,133|9,43,39,134|10,120,135|11,54,100,136|12,162,76,98,40,34,42,38,50,35,36,66,33,137|13,114,123,138|14,164,94,86,62,57,90,113,29,116,139|15,96,107,140|16,166,53,48,51,141|17,167,105,103,106,115,121,102,142|18,168,46,143|19,27,144|20,83,79,85,82,81,145|21,28,146|22,95,104,147|23,124,122,125,148|24,174,47,149|25,175,30,118,150&gt;</text:p>
          </table:table-cell>
          <table:table-cell table:formula="of:=([.J79]-[.N79])/[.N79]" office:value-type="percentage" office:value="1.11336278359019">
            <text:p>111.34%</text:p>
          </table:table-cell>
          <table:table-cell table:formula="of:=([.K79]-[.O79])/[.O79]" office:value-type="percentage" office:value="1.63893912502653">
            <text:p>163.89%</text:p>
          </table:table-cell>
          <table:table-cell table:formula="of:=([.L79]-[.P79])/[.P79]" office:value-type="percentage" office:value="2.41945965057211">
            <text:p>241.95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6.100_25-5-5-5_rd_70.txt</text:p>
          </table:table-cell>
          <table:table-cell office:value-type="string">
            <text:p>true</text:p>
          </table:table-cell>
          <table:table-cell office:value-type="string">
            <text:p>3775,7699,1130,10091,1434,2382,1799,2748,2141,4864,2600,6034,3199,5749,3866,7746,4490,11245,5227,16060,5724,8657,6634,55428,7542,60413,8066,64592,8699,32507,9397,13381,10791,80853,11002,29409,10485,84389,10947,91460,12006,98263,13194,106696,13327,17324,13790,109918,14725,22189,16032,124147,17383,136385,18606,141013,17629,29223,18503,19252,15666,17456,14925,18293,19070,18835,16070,19935,15331,10227</text:p>
          </table:table-cell>
          <table:table-cell office:value-type="float" office:value="16678.3862">
            <text:p>16678.3862</text:p>
          </table:table-cell>
          <table:table-cell office:value-type="float" office:value="16242.8644">
            <text:p>16242.8644</text:p>
          </table:table-cell>
          <table:table-cell office:value-type="float" office:value="3043.042">
            <text:p>3043.042</text:p>
          </table:table-cell>
          <table:table-cell office:value-type="float" office:value="10543.5202">
            <text:p>10543.5202</text:p>
          </table:table-cell>
          <table:table-cell office:value-type="float" office:value="9194.6633">
            <text:p>9194.6633</text:p>
          </table:table-cell>
          <table:table-cell office:value-type="float" office:value="8105.2425">
            <text:p>8105.2425</text:p>
          </table:table-cell>
          <table:table-cell office:value-type="float" office:value="1088.4208">
            <text:p>1088.4208</text:p>
          </table:table-cell>
          <table:table-cell office:value-type="float" office:value="74">
            <text:p>74</text:p>
          </table:table-cell>
          <table:table-cell office:value-type="float" office:value="26">
            <text:p>26.0</text:p>
          </table:table-cell>
          <table:table-cell office:value-type="string">
            <text:p>[34, 35, 37, 38, 42, 47, 48, 50, 52, 55, 56, 59, 61, 62, 69, 71, 78, 81, 89, 90, 92, 98, 105, 111, 118, 119]</text:p>
          </table:table-cell>
          <table:table-cell office:value-type="string">
            <text:p>[1,2,3,4,5,6]</text:p>
          </table:table-cell>
          <table:table-cell office:value-type="string">
            <text:p>&lt;1,82,151,126|2,121,127|3,60,93,63,128|4,51,64,85,84,107,129|5,49,155,97,87,86,117,130|6,70,77,67,156,75,68,73,66,103,102,131|7,157,46,132|8,45,133|9,74,120,32,134|10,160,114,83,53,108,65,39,41,40,135|11,43,136|12,162,116,109,44,101,110,106,36,33,115,112,137|13,99,138|14,94,54,31,57,58,139|15,76,96,140|16,166,122,100,141|17,91,142|18,123,143|19,27,144|20,79,80,145|21,29,113,28,146|22,104,95,72,147|23,124,125,26,148|24,174,88,149|25,30,150&gt;</text:p>
          </table:table-cell>
          <table:table-cell table:formula="of:=([.J80]-[.N80])/[.N80]" office:value-type="percentage" office:value="0.813920276993721">
            <text:p>81.39%</text:p>
          </table:table-cell>
          <table:table-cell table:formula="of:=([.K80]-[.O80])/[.O80]" office:value-type="percentage" office:value="1.00399487122069">
            <text:p>100.40%</text:p>
          </table:table-cell>
          <table:table-cell table:formula="of:=([.L80]-[.P80])/[.P80]" office:value-type="percentage" office:value="1.79583227369414">
            <text:p>179.58%</text:p>
          </table:table-cell>
        </table:table-row>
        <table:table-row table:style-name="ro1">
          <table:table-cell office:value-type="string">
            <text:p>C206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6.100_25-5-5-5_rd_90.txt</text:p>
          </table:table-cell>
          <table:table-cell office:value-type="string">
            <text:p>true</text:p>
          </table:table-cell>
          <table:table-cell office:value-type="string">
            <text:p>1742,3049,479,3443,550,4220,692,4270,684,5395,839,6247,900,969,984,6901,1003,7626,1188,9232,1341,9898,1570,12436,1818,2051,2272,2485,2723,3328,3071,3752,3412,4495,4028,5799,4522,34836,5113,39062,5397,6974,5893,8672,7092,8260,7752,12312,8323,12098,8782,12222,9218,11909,10072,77153,10121,17138,11157,18323,10694,17879,11775,18020,12827,103712,12759,16899,12064,14410,13228,17699,13354,17294,14760,16404,10975,14053,11232,14056,12614,13459,12619,15977,14966,18931,15535,19284,11871</text:p>
          </table:table-cell>
          <table:table-cell office:value-type="float" office:value="17763.3277">
            <text:p>17763.3277</text:p>
          </table:table-cell>
          <table:table-cell office:value-type="float" office:value="15481.3759">
            <text:p>15481.3759</text:p>
          </table:table-cell>
          <table:table-cell office:value-type="float" office:value="2723.437">
            <text:p>2723.437</text:p>
          </table:table-cell>
          <table:table-cell office:value-type="float" office:value="10543.5202">
            <text:p>10543.5202</text:p>
          </table:table-cell>
          <table:table-cell office:value-type="float" office:value="7892.2397">
            <text:p>7892.2397</text:p>
          </table:table-cell>
          <table:table-cell office:value-type="float" office:value="6855.5506">
            <text:p>6855.5506</text:p>
          </table:table-cell>
          <table:table-cell office:value-type="float" office:value="1035.6892">
            <text:p>1035.6892</text:p>
          </table:table-cell>
          <table:table-cell office:value-type="float" office:value="63">
            <text:p>63</text:p>
          </table:table-cell>
          <table:table-cell office:value-type="float" office:value="37">
            <text:p>37.0</text:p>
          </table:table-cell>
          <table:table-cell office:value-type="string">
            <text:p>[27, 29, 32, 36, 39, 41, 45, 47, 49, 52, 57, 64, 69, 71, 72, 76, 77, 78, 81, 85, 87, 89, 92, 94, 97, 99, 101, 103, 106, 108, 110, 113, 115, 117, 118, 122, 125]</text:p>
          </table:table-cell>
          <table:table-cell office:value-type="string">
            <text:p>[1,2,3,4,5,6]</text:p>
          </table:table-cell>
          <table:table-cell office:value-type="string">
            <text:p>&lt;1,86,126|2,120,127|3,58,128|4,74,90,61,129|5,155,95,104,98,130|6,156,131|7,157,132|8,70,68,133|9,119,134|10,160,60,62,63,93,135|11,44,43,40,136|12,162,123,56,114,53,116,82,137|13,88,138|14,31,139|15,105,66,73,67,140|16,166,59,83,48,65,84,107,96,42,37,50,34,75,141|17,121,167,112,102,142|18,38,168,33,35,46,143|19,100,144|20,79,109,51,111,145|21,28,146|22,80,147|23,26,124,54,91,148|24,30,149|25,175,55,150&gt;</text:p>
          </table:table-cell>
          <table:table-cell table:formula="of:=([.J81]-[.N81])/[.N81]" office:value-type="percentage" office:value="1.25073342615278">
            <text:p>125.07%</text:p>
          </table:table-cell>
          <table:table-cell table:formula="of:=([.K81]-[.O81])/[.O81]" office:value-type="percentage" office:value="1.25822502134256">
            <text:p>125.82%</text:p>
          </table:table-cell>
          <table:table-cell table:formula="of:=([.L81]-[.P81])/[.P81]" office:value-type="percentage" office:value="1.62958906977112">
            <text:p>162.96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7.100_25-5-5-5_rd_10.txt</text:p>
          </table:table-cell>
          <table:table-cell office:value-type="string">
            <text:p>true</text:p>
          </table:table-cell>
          <table:table-cell office:value-type="string">
            <text:p>26872,20068,6387,54209,8549,78034,10335,23777,11417,89242</text:p>
          </table:table-cell>
          <table:table-cell office:value-type="float" office:value="12957.9778">
            <text:p>12957.9778</text:p>
          </table:table-cell>
          <table:table-cell office:value-type="float" office:value="23639.903">
            <text:p>23639.903</text:p>
          </table:table-cell>
          <table:table-cell office:value-type="float" office:value="2939.4447">
            <text:p>2939.4447</text:p>
          </table:table-cell>
          <table:table-cell office:value-type="float" office:value="10412.0748">
            <text:p>10412.0748</text:p>
          </table:table-cell>
          <table:table-cell office:value-type="float" office:value="11389.3107">
            <text:p>11389.3107</text:p>
          </table:table-cell>
          <table:table-cell office:value-type="float" office:value="10241.3104">
            <text:p>10241.3104</text:p>
          </table:table-cell>
          <table:table-cell office:value-type="float" office:value="1147.0003">
            <text:p>1147.0003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31, 57, 63, 77, 110]</text:p>
          </table:table-cell>
          <table:table-cell office:value-type="string">
            <text:p>[1,2,3,4,5,6]</text:p>
          </table:table-cell>
          <table:table-cell office:value-type="string">
            <text:p>&lt;1,44,51,39,38,126|2,97,45,127|3,40,41,37,36,42,128|4,56,74,53,129|5,109,113,108,111,130|6,92,30,27,100,26,131|7,157,93,78,85,79,81,132|8,158,106,104,112,115,133|9,124,159,47,134|10,55,58,135|11,161,94,90,120,123,136|12,86,91,137|13,125,122,163,117,119,138|14,70,71,69,67,76,139|15,165,32,29,28,116,114,140|16,166,121,103,102,141|17,167,80,59,82,142|18,48,34,46,35,33,143|19,83,84,65,144|20,170,64,60,61,62,145|21,68,72,66,75,73,146|22,107,95,101,96,98,147|23,87,99,89,88,148|24,54,118,49,52,149|25,50,175,43,105,150&gt;</text:p>
          </table:table-cell>
          <table:table-cell table:formula="of:=([.J82]-[.N82])/[.N82]" office:value-type="percentage" office:value="0.137731522242167">
            <text:p>13.77%</text:p>
          </table:table-cell>
          <table:table-cell table:formula="of:=([.K82]-[.O82])/[.O82]" office:value-type="percentage" office:value="1.30828888850005">
            <text:p>130.83%</text:p>
          </table:table-cell>
          <table:table-cell table:formula="of:=([.L82]-[.P82])/[.P82]" office:value-type="percentage" office:value="1.56272356685521">
            <text:p>156.27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7.100_25-5-5-5_rd_30.txt</text:p>
          </table:table-cell>
          <table:table-cell office:value-type="string">
            <text:p>true</text:p>
          </table:table-cell>
          <table:table-cell office:value-type="string">
            <text:p>16486,23558,3907,32134,5326,47058,6712,59303,8145,70170,9814,87485,11301,91042,12353,106141,13505,115696,14475,115379,15434,23636,15058,19213,15199,16284,12902,13300,11966,27991,9409</text:p>
          </table:table-cell>
          <table:table-cell office:value-type="float" office:value="16937.3867">
            <text:p>16937.3867</text:p>
          </table:table-cell>
          <table:table-cell office:value-type="float" office:value="18077.6006">
            <text:p>18077.6006</text:p>
          </table:table-cell>
          <table:table-cell office:value-type="float" office:value="2782.2949">
            <text:p>2782.2949</text:p>
          </table:table-cell>
          <table:table-cell office:value-type="float" office:value="10412.0748">
            <text:p>10412.0748</text:p>
          </table:table-cell>
          <table:table-cell office:value-type="float" office:value="10699.353">
            <text:p>10699.353</text:p>
          </table:table-cell>
          <table:table-cell office:value-type="float" office:value="9078.5984">
            <text:p>9078.5984</text:p>
          </table:table-cell>
          <table:table-cell office:value-type="float" office:value="1619.7546">
            <text:p>1619.7546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30, 34, 42, 46, 50, 55, 61, 94, 103, 110, 112, 120, 121]</text:p>
          </table:table-cell>
          <table:table-cell office:value-type="string">
            <text:p>[1,2,3,4,5,6]</text:p>
          </table:table-cell>
          <table:table-cell office:value-type="string">
            <text:p>&lt;1,36,73,35,33,126|2,92,97,127|3,51,43,48,128|4,56,64,53,129|5,74,155,78,85,81,79,83,130|6,113,44,131|7,157,99,88,89,87,91,132|8,158,98,104,115,133|9,86,134|10,84,70,72,75,77,135|11,114,161,29,116,109,136|12,162,54,57,80,137|13,125,163,117,122,119,138|14,65,76,71,69,68,67,66,139|15,26,124,165,62,31,140|16,100,141|17,52,142|18,168,90,93,143|19,169,82,144|20,170,47,118,27,145|21,63,58,60,59,146|22,32,123,28,147|23,111,173,107,108,37,101,96,105,95,102,106,148|24,39,38,41,40,149|25,45,49,150&gt;</text:p>
          </table:table-cell>
          <table:table-cell table:formula="of:=([.J83]-[.N83])/[.N83]" office:value-type="percentage" office:value="0.583029057925278">
            <text:p>58.30%</text:p>
          </table:table-cell>
          <table:table-cell table:formula="of:=([.K83]-[.O83])/[.O83]" office:value-type="percentage" office:value="0.991232545323296">
            <text:p>99.12%</text:p>
          </table:table-cell>
          <table:table-cell table:formula="of:=([.L83]-[.P83])/[.P83]" office:value-type="percentage" office:value="0.717726191362568">
            <text:p>71.77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7.100_25-5-5-5_rd_50.txt</text:p>
          </table:table-cell>
          <table:table-cell office:value-type="string">
            <text:p>true</text:p>
          </table:table-cell>
          <table:table-cell office:value-type="string">
            <text:p>7798,7115,2151,18330,3000,24540,3786,30654,4690,19796,5682,45484,6829,55349,7928,27677,9032,68346,10045,84877,11507,88931,12832,54674,14010,85606,15550,109657,16709,66462,17749,141767,18121,142282,20843,25368,19727,30174,20683,56492,22200,104008,23122,30339,23562,27492,21393,26458,21989</text:p>
          </table:table-cell>
          <table:table-cell office:value-type="float" office:value="15107.7905">
            <text:p>15107.7905</text:p>
          </table:table-cell>
          <table:table-cell office:value-type="float" office:value="16333.0231">
            <text:p>16333.0231</text:p>
          </table:table-cell>
          <table:table-cell office:value-type="float" office:value="2149.6153">
            <text:p>2149.6153</text:p>
          </table:table-cell>
          <table:table-cell office:value-type="float" office:value="10412.0748">
            <text:p>10412.0748</text:p>
          </table:table-cell>
          <table:table-cell office:value-type="float" office:value="9900.7703">
            <text:p>9900.7703</text:p>
          </table:table-cell>
          <table:table-cell office:value-type="float" office:value="9005.0638">
            <text:p>9005.0638</text:p>
          </table:table-cell>
          <table:table-cell office:value-type="float" office:value="894.7065">
            <text:p>894.7065</text:p>
          </table:table-cell>
          <table:table-cell office:value-type="float" office:value="82">
            <text:p>82</text:p>
          </table:table-cell>
          <table:table-cell office:value-type="float" office:value="18">
            <text:p>18.0</text:p>
          </table:table-cell>
          <table:table-cell office:value-type="string">
            <text:p>[26, 27, 31, 32, 52, 60, 69, 76, 77, 78, 80, 85, 87, 90, 91, 100, 112, 118]</text:p>
          </table:table-cell>
          <table:table-cell office:value-type="string">
            <text:p>[1,2,3,4,5,6]</text:p>
          </table:table-cell>
          <table:table-cell office:value-type="string">
            <text:p>&lt;1,116,109,43,107,108,110,151,44,37,40,39,38,42,50,35,36,34,126|2,152,29,127|3,94,153,93,61,123,128|4,83,53,64,129|5,155,97,56,49,62,117,130|6,114,113,111,131|7,157,89,99,132|8,158,46,33,133|9,159,47,57,134|10,73,75,72,68,135|11,161,92,88,136|12,86,137|13,122,138|14,71,70,66,67,139|15,119,120,140|16,28,141|17,65,84,167,82,142|18,125,124,143|19,74,144|20,45,170,30,145|21,63,54,146|22,95,104,102,98,106,121,103,115,147|23,101,96,105,148|24,174,79,59,48,51,41,81,149|25,58,55,150&gt;</text:p>
          </table:table-cell>
          <table:table-cell table:formula="of:=([.J84]-[.N84])/[.N84]" office:value-type="percentage" office:value="0.525920715482107">
            <text:p>52.59%</text:p>
          </table:table-cell>
          <table:table-cell table:formula="of:=([.K84]-[.O84])/[.O84]" office:value-type="percentage" office:value="0.81375984254548">
            <text:p>81.38%</text:p>
          </table:table-cell>
          <table:table-cell table:formula="of:=([.L84]-[.P84])/[.P84]" office:value-type="percentage" office:value="1.40259269380518">
            <text:p>140.26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7.100_25-5-5-5_rd_70.txt</text:p>
          </table:table-cell>
          <table:table-cell office:value-type="string">
            <text:p>true</text:p>
          </table:table-cell>
          <table:table-cell office:value-type="string">
            <text:p>3830,8189,1185,1600,1632,3082,2041,2775,2545,20812,3072,6101,3693,6535,4318,35145,4978,13803,5781,7077,6490,11261,6971,12015,7642,63916,8538,12100,8774,10198,9732,72003,10551,15801,11211,13918,11740,14921,12447,15380,12670,16955,13691,32079,15409,20490,16858,24732,17875,37351,18806,145780,19965,21459,20824,23567,18272,21043,19631,18847,19786,21752,21112,19816,18029,17375</text:p>
          </table:table-cell>
          <table:table-cell office:value-type="float" office:value="22390.3758">
            <text:p>22390.3758</text:p>
          </table:table-cell>
          <table:table-cell office:value-type="float" office:value="23948.0558">
            <text:p>23948.0558</text:p>
          </table:table-cell>
          <table:table-cell office:value-type="float" office:value="3269.0994">
            <text:p>3269.0994</text:p>
          </table:table-cell>
          <table:table-cell office:value-type="float" office:value="10412.0748">
            <text:p>10412.0748</text:p>
          </table:table-cell>
          <table:table-cell office:value-type="float" office:value="9185.5677">
            <text:p>9185.5677</text:p>
          </table:table-cell>
          <table:table-cell office:value-type="float" office:value="8238.0603">
            <text:p>8238.0603</text:p>
          </table:table-cell>
          <table:table-cell office:value-type="float" office:value="946.5074">
            <text:p>946.5074</text:p>
          </table:table-cell>
          <table:table-cell office:value-type="float" office:value="77">
            <text:p>77</text:p>
          </table:table-cell>
          <table:table-cell office:value-type="float" office:value="23">
            <text:p>23.0</text:p>
          </table:table-cell>
          <table:table-cell office:value-type="string">
            <text:p>[30, 34, 38, 40, 41, 44, 45, 56, 58, 64, 82, 85, 93, 98, 100, 102, 106, 111, 117, 118, 120, 122, 123]</text:p>
          </table:table-cell>
          <table:table-cell office:value-type="string">
            <text:p>[1,2,3,4,5,6]</text:p>
          </table:table-cell>
          <table:table-cell office:value-type="string">
            <text:p>&lt;1,87,126|2,97,127|3,42,37,50,128|4,84,62,69,71,129|5,114,109,113,130|6,156,119,131|7,157,86,91,125,90,132|8,158,103,133|9,159,53,51,134|10,160,116,108,43,65,95,101,72,75,135|11,161,88,136|12,162,81,78,80,137|13,163,28,32,29,79,138|14,164,68,77,67,76,66,73,139|15,26,27,140|16,166,141|17,167,110,107,70,96,105,33,121,104,112,36,115,142|18,99,168,47,92,57,54,143|19,74,83,144|20,52,145|21,63,61,146|22,124,172,94,59,48,60,39,147|23,89,148|24,35,46,149|25,175,31,55,49,150&gt;</text:p>
          </table:table-cell>
          <table:table-cell table:formula="of:=([.J85]-[.N85])/[.N85]" office:value-type="percentage" office:value="1.43756036983974">
            <text:p>143.76%</text:p>
          </table:table-cell>
          <table:table-cell table:formula="of:=([.K85]-[.O85])/[.O85]" office:value-type="percentage" office:value="1.90700176108204">
            <text:p>190.70%</text:p>
          </table:table-cell>
          <table:table-cell table:formula="of:=([.L85]-[.P85])/[.P85]" office:value-type="percentage" office:value="2.4538550887188">
            <text:p>245.39%</text:p>
          </table:table-cell>
        </table:table-row>
        <table:table-row table:style-name="ro1">
          <table:table-cell office:value-type="string">
            <text:p>C207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7.100_25-5-5-5_rd_90.txt</text:p>
          </table:table-cell>
          <table:table-cell office:value-type="string">
            <text:p>true</text:p>
          </table:table-cell>
          <table:table-cell office:value-type="string">
            <text:p>1622,2966,494,584,639,861,737,971,925,1107,1084,8586,1237,10451,1432,1747,1713,2156,2111,2376,2510,20798,2882,23021,3334,25782,3703,4606,4493,6166,5201,43269,5846,48772,6522,7930,7479,11039,8080,13493,8742,68775,9365,78553,10352,81240,11208,87788,12384,96158,12647,98758,12881,17821,14376,18948,15573,20180,15546,106423,14735,21515,16193,33640,16462,20209,17434,73102,17901,33719,19308,23149,17918,22710,21347,26803,19593,23001,19526,22628,19434,22726,19172,23843,19584,25308,17410</text:p>
          </table:table-cell>
          <table:table-cell office:value-type="float" office:value="16175.6176">
            <text:p>16175.6176</text:p>
          </table:table-cell>
          <table:table-cell office:value-type="float" office:value="19415.1275">
            <text:p>19415.1275</text:p>
          </table:table-cell>
          <table:table-cell office:value-type="float" office:value="2635.4815">
            <text:p>2635.4815</text:p>
          </table:table-cell>
          <table:table-cell office:value-type="float" office:value="10412.0748">
            <text:p>10412.0748</text:p>
          </table:table-cell>
          <table:table-cell office:value-type="float" office:value="9147.5977">
            <text:p>9147.5977</text:p>
          </table:table-cell>
          <table:table-cell office:value-type="float" office:value="7671.5434">
            <text:p>7671.5434</text:p>
          </table:table-cell>
          <table:table-cell office:value-type="float" office:value="1475.0543">
            <text:p>1475.0543</text:p>
          </table:table-cell>
          <table:table-cell office:value-type="float" office:value="71">
            <text:p>71</text:p>
          </table:table-cell>
          <table:table-cell office:value-type="float" office:value="29">
            <text:p>29.0</text:p>
          </table:table-cell>
          <table:table-cell office:value-type="string">
            <text:p>[29, 30, 31, 32, 37, 38, 39, 40, 41, 43, 45, 46, 47, 48, 56, 58, 61, 71, 76, 83, 88, 98, 105, 107, 114, 118, 119, 120, 125]</text:p>
          </table:table-cell>
          <table:table-cell office:value-type="string">
            <text:p>[1,2,3,4,5,6]</text:p>
          </table:table-cell>
          <table:table-cell office:value-type="string">
            <text:p>&lt;1,75,72,77,115,112,126|2,97,127|3,90,153,59,51,128|4,62,63,129|5,74,130|6,156,66,33,131|7,157,60,57,132|8,100,133|9,86,134|10,160,89,135|11,94,136|12,162,137|13,124,138|14,96,101,67,68,139|15,26,140|16,166,110,141|17,167,64,80,79,78,81,142|18,91,99,117,53,143|19,169,95,106,144|20,170,87,92,27,145|21,171,93,146|22,123,172,28,85,84,82,113,69,65,70,34,42,44,50,36,35,73,104,103,121,102,147|23,116,109,108,111,148|24,54,52,49,149|25,55,175,122,150&gt;</text:p>
          </table:table-cell>
          <table:table-cell table:formula="of:=([.J86]-[.N86])/[.N86]" office:value-type="percentage" office:value="0.768291318714202">
            <text:p>76.83%</text:p>
          </table:table-cell>
          <table:table-cell table:formula="of:=([.K86]-[.O86])/[.O86]" office:value-type="percentage" office:value="1.53079810511142">
            <text:p>153.08%</text:p>
          </table:table-cell>
          <table:table-cell table:formula="of:=([.L86]-[.P86])/[.P86]" office:value-type="percentage" office:value="0.786701343808157">
            <text:p>78.67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C208.100_25-5-5-5_rd_10.txt</text:p>
          </table:table-cell>
          <table:table-cell office:value-type="string">
            <text:p>true</text:p>
          </table:table-cell>
          <table:table-cell office:value-type="string">
            <text:p>28052,7635,5794,48095,7822,38083,9840,84614,11803,18167,10897</text:p>
          </table:table-cell>
          <table:table-cell office:value-type="float" office:value="13713.4954">
            <text:p>13713.4954</text:p>
          </table:table-cell>
          <table:table-cell office:value-type="float" office:value="24451.0946">
            <text:p>24451.0946</text:p>
          </table:table-cell>
          <table:table-cell office:value-type="float" office:value="2660.7837">
            <text:p>2660.7837</text:p>
          </table:table-cell>
          <table:table-cell office:value-type="float" office:value="10357.6895">
            <text:p>10357.6895</text:p>
          </table:table-cell>
          <table:table-cell office:value-type="float" office:value="12647.0868">
            <text:p>12647.0868</text:p>
          </table:table-cell>
          <table:table-cell office:value-type="float" office:value="10478.8335">
            <text:p>10478.8335</text:p>
          </table:table-cell>
          <table:table-cell office:value-type="float" office:value="2167.2532">
            <text:p>2167.2532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4, 87, 92, 102]</text:p>
          </table:table-cell>
          <table:table-cell office:value-type="string">
            <text:p>[1,2,3,4,5,6]</text:p>
          </table:table-cell>
          <table:table-cell office:value-type="string">
            <text:p>&lt;1,151,103,105,112,126|2,101,96,98,127|3,119,59,153,61,53,128|4,154,63,64,62,43,48,51,129|5,57,58,130|6,93,116,84,78,65,85,131|7,157,100,118,132|8,158,99,89,88,94,133|9,86,97,159,91,134|10,107,113,108,135|11,71,69,136|12,33,36,46,137|13,26,60,56,28,138|14,164,49,55,47,31,52,139|15,165,117,120,140|16,166,44,42,37,38,39,34,40,35,50,141|17,80,79,90,81,74,83,82,142|18,168,123,111,109,114,110,143|19,121,115,144|20,170,45,30,145|21,171,75,70,67,76,66,72,146|22,172,32,29,41,147|23,106,95,104,148|24,124,27,125,122,149|25,68,175,77,73,150&gt;</text:p>
          </table:table-cell>
          <table:table-cell table:formula="of:=([.J87]-[.N87])/[.N87]" office:value-type="percentage" office:value="0.0843204934752247">
            <text:p>8.43%</text:p>
          </table:table-cell>
          <table:table-cell table:formula="of:=([.K87]-[.O87])/[.O87]" office:value-type="percentage" office:value="1.33337943579312">
            <text:p>133.34%</text:p>
          </table:table-cell>
          <table:table-cell table:formula="of:=([.L87]-[.P87])/[.P87]" office:value-type="percentage" office:value="0.227721661686784">
            <text:p>22.77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C208.100_25-5-5-5_rd_30.txt</text:p>
          </table:table-cell>
          <table:table-cell office:value-type="string">
            <text:p>true</text:p>
          </table:table-cell>
          <table:table-cell office:value-type="string">
            <text:p>17590,4576,3828,32750,5115,43927,6635,56078,8004,68500,9836,95334,11682,28011,13431,62105,15019,65796,16839,73295,17577,77116,19395,138901,18790,81509,20748,22714,14733</text:p>
          </table:table-cell>
          <table:table-cell office:value-type="float" office:value="14914.6062">
            <text:p>14914.6062</text:p>
          </table:table-cell>
          <table:table-cell office:value-type="float" office:value="26734.035">
            <text:p>26734.035</text:p>
          </table:table-cell>
          <table:table-cell office:value-type="float" office:value="2773.079">
            <text:p>2773.079</text:p>
          </table:table-cell>
          <table:table-cell office:value-type="float" office:value="10357.6895">
            <text:p>10357.6895</text:p>
          </table:table-cell>
          <table:table-cell office:value-type="float" office:value="11704.7769">
            <text:p>11704.7769</text:p>
          </table:table-cell>
          <table:table-cell office:value-type="float" office:value="9573.6244">
            <text:p>9573.6244</text:p>
          </table:table-cell>
          <table:table-cell office:value-type="float" office:value="2130.1525">
            <text:p>2130.1525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26, 31, 33, 38, 57, 78, 83, 87, 122, 123, 124]</text:p>
          </table:table-cell>
          <table:table-cell office:value-type="string">
            <text:p>[1,2,3,4,5,6]</text:p>
          </table:table-cell>
          <table:table-cell office:value-type="string">
            <text:p>&lt;1,151,71,70,69,72,75,67,76,66,126|2,101,96,127|3,153,43,41,128|4,154,90,129|5,60,130|6,65,84,85,131|7,157,118,100,52,49,58,45,132|8,104,133|9,159,102,112,103,134|10,119,117,120,135|11,110,106,136|12,36,46,137|13,51,48,42,138|14,164,54,47,55,91,93,139|15,99,97,140|16,166,44,40,39,50,37,35,34,141|17,80,81,74,79,82,142|18,121,115,143|19,169,108,109,107,111,105,95,98,144|20,170,32,114,116,113,145|21,92,146|22,172,62,63,64,61,56,59,53,29,28,147|23,94,89,88,86,148|24,174,27,30,125,149|25,175,77,73,68,150&gt;</text:p>
          </table:table-cell>
          <table:table-cell table:formula="of:=([.J88]-[.N88])/[.N88]" office:value-type="percentage" office:value="0.274232420440239">
            <text:p>27.42%</text:p>
          </table:table-cell>
          <table:table-cell table:formula="of:=([.K88]-[.O88])/[.O88]" office:value-type="percentage" office:value="1.7924675006051">
            <text:p>179.25%</text:p>
          </table:table-cell>
          <table:table-cell table:formula="of:=([.L88]-[.P88])/[.P88]" office:value-type="percentage" office:value="0.301821817921487">
            <text:p>30.18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C208.100_25-5-5-5_rd_50.txt</text:p>
          </table:table-cell>
          <table:table-cell office:value-type="string">
            <text:p>true</text:p>
          </table:table-cell>
          <table:table-cell office:value-type="string">
            <text:p>10141,14817,2153,17411,2924,6122,3898,19970,5096,22630,6184,25822,7513,60952,8706,70084,10054,83616,11058,22406,12947,59386,14619,41749,16006,61549,16498,34060,17241,98732,16981,135831,18025,39652,19018,24793,21008,45844,22228,28709,22975,25679,22793,105782,24422,25724,22523,22202,20799</text:p>
          </table:table-cell>
          <table:table-cell office:value-type="float" office:value="19899.6107">
            <text:p>19899.6107</text:p>
          </table:table-cell>
          <table:table-cell office:value-type="float" office:value="22820.5569">
            <text:p>22820.5569</text:p>
          </table:table-cell>
          <table:table-cell office:value-type="float" office:value="3120.7376">
            <text:p>3120.7376</text:p>
          </table:table-cell>
          <table:table-cell office:value-type="float" office:value="10357.6895">
            <text:p>10357.6895</text:p>
          </table:table-cell>
          <table:table-cell office:value-type="float" office:value="11705.7925">
            <text:p>11705.7925</text:p>
          </table:table-cell>
          <table:table-cell office:value-type="float" office:value="9735.0013">
            <text:p>9735.0013</text:p>
          </table:table-cell>
          <table:table-cell office:value-type="float" office:value="1969.7912">
            <text:p>1969.7912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28, 35, 44, 45, 59, 75, 87, 89, 96, 116, 124]</text:p>
          </table:table-cell>
          <table:table-cell office:value-type="string">
            <text:p>[1,2,3,4,5,6]</text:p>
          </table:table-cell>
          <table:table-cell office:value-type="string">
            <text:p>&lt;1,151,86,119,117,126|2,29,108,127|3,153,118,128|4,154,125,129|5,58,56,57,60,63,130|6,88,100,99,131|7,157,31,132|8,71,68,133|9,159,91,134|10,110,104,101,98,106,135|11,121,136|12,93,162,120,137|13,52,47,49,138|14,164,39,43,41,77,72,42,76,33,46,50,36,139|15,82,140|16,166,51,113,109,107,141|17,167,48,40,38,37,34,95,112,105,102,67,103,142|18,168,111,143|19,169,27,97,26,94,30,144|20,170,54,92,122,55,145|21,79,171,80,90,74,146|22,172,62,61,53,123,64,69,147|23,83,84,78,65,81,85,70,148|24,174,32,114,149|25,66,115,175,73,150&gt;</text:p>
          </table:table-cell>
          <table:table-cell table:formula="of:=([.J89]-[.N89])/[.N89]" office:value-type="percentage" office:value="0.699979792055942">
            <text:p>70.00%</text:p>
          </table:table-cell>
          <table:table-cell table:formula="of:=([.K89]-[.O89])/[.O89]" office:value-type="percentage" office:value="1.34417605059796">
            <text:p>134.42%</text:p>
          </table:table-cell>
          <table:table-cell table:formula="of:=([.L89]-[.P89])/[.P89]" office:value-type="percentage" office:value="0.584298680997255">
            <text:p>58.43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C208.100_25-5-5-5_rd_70.txt</text:p>
          </table:table-cell>
          <table:table-cell office:value-type="string">
            <text:p>true</text:p>
          </table:table-cell>
          <table:table-cell office:value-type="string">
            <text:p>3564,6680,1153,9394,1551,1941,2090,5087,2683,3974,3431,5769,4168,32936,4796,35817,5677,12012,6697,55343,7669,60236,8468,67825,9621,74046,10724,30772,12170,96614,13462,36421,14224,115303,15937,47770,17552,24026,18949,37969,19789,25075,20252,44851,22691,37134,24793,202987,26769,53780,27171,31991,28905,46407,28375,30896,27955,42878,25435,26604,24284,26961,24885,23757,20905,22211,13860,13635</text:p>
          </table:table-cell>
          <table:table-cell office:value-type="float" office:value="23188.1346">
            <text:p>23188.1346</text:p>
          </table:table-cell>
          <table:table-cell office:value-type="float" office:value="20493.958">
            <text:p>20493.958</text:p>
          </table:table-cell>
          <table:table-cell office:value-type="float" office:value="2693.1767">
            <text:p>2693.1767</text:p>
          </table:table-cell>
          <table:table-cell office:value-type="float" office:value="10357.6895">
            <text:p>10357.6895</text:p>
          </table:table-cell>
          <table:table-cell office:value-type="float" office:value="10616.225">
            <text:p>10616.225</text:p>
          </table:table-cell>
          <table:table-cell office:value-type="float" office:value="9002.6455">
            <text:p>9002.6455</text:p>
          </table:table-cell>
          <table:table-cell office:value-type="float" office:value="1612.5795">
            <text:p>1612.5795</text:p>
          </table:table-cell>
          <table:table-cell office:value-type="float" office:value="82">
            <text:p>82</text:p>
          </table:table-cell>
          <table:table-cell office:value-type="float" office:value="18">
            <text:p>18.0</text:p>
          </table:table-cell>
          <table:table-cell office:value-type="string">
            <text:p>[27, 35, 43, 56, 65, 68, 73, 74, 77, 78, 83, 89, 91, 92, 96, 106, 113, 124]</text:p>
          </table:table-cell>
          <table:table-cell office:value-type="string">
            <text:p>[1,2,3,4,5,6]</text:p>
          </table:table-cell>
          <table:table-cell office:value-type="string">
            <text:p>&lt;1,151,69,70,76,75,38,50,34,37,112,102,126|2,110,98,101,127|3,121,66,128|4,154,48,44,41,51,40,115,129|5,61,53,130|6,31,47,94,131|7,157,100,54,45,49,132|8,104,133|9,159,32,29,28,116,134|10,123,119,117,135|11,60,136|12,42,162,39,72,36,137|13,52,118,138|14,164,108,114,107,111,139|15,97,99,87,140|16,166,55,141|17,95,67,46,33,105,103,142|18,93,86,143|19,30,169,88,26,144|20,170,82,84,85,71,109,145|21,80,79,146|22,172,58,59,62,63,81,147|23,90,148|24,120,125,122,149|25,175,57,64,150&gt;</text:p>
          </table:table-cell>
          <table:table-cell table:formula="of:=([.J90]-[.N90])/[.N90]" office:value-type="percentage" office:value="1.18421657415889">
            <text:p>118.42%</text:p>
          </table:table-cell>
          <table:table-cell table:formula="of:=([.K90]-[.O90])/[.O90]" office:value-type="percentage" office:value="1.27643729834747">
            <text:p>127.64%</text:p>
          </table:table-cell>
          <table:table-cell table:formula="of:=([.L90]-[.P90])/[.P90]" office:value-type="percentage" office:value="0.670104760726525">
            <text:p>67.01%</text:p>
          </table:table-cell>
        </table:table-row>
        <table:table-row table:style-name="ro1">
          <table:table-cell office:value-type="string">
            <text:p>C208.100_25-5-5-5</text:p>
          </table:table-cell>
          <table:table-cell office:value-type="string">
            <text:p>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C208.100_25-5-5-5_rd_90.txt</text:p>
          </table:table-cell>
          <table:table-cell office:value-type="string">
            <text:p>true</text:p>
          </table:table-cell>
          <table:table-cell office:value-type="string">
            <text:p>1606,498,471,571,578,884,695,854,739,1092,876,966,980,9579,1216,1256,1309,1572,1567,1884,1947,2383,2533,22221,2935,3674,3507,4559,4133,5135,4926,6240,5920,8477,6530,9213,7494,11316,8974,11241,9575,14651,10223,13934,11228,13545,11178,14094,11727,16510,13692,18871,15287,20382,15923,141996,16726,21064,17192,18056,16437,19220,17586,22110,17002,19269,17612,22792,17809,22442,19968,24666,17911,22141,18434,21209,18716,23875,17122,15691,10855,14366,13141</text:p>
          </table:table-cell>
          <table:table-cell office:value-type="float" office:value="17677.4316">
            <text:p>17677.4316</text:p>
          </table:table-cell>
          <table:table-cell office:value-type="float" office:value="14345.9276">
            <text:p>14345.9276</text:p>
          </table:table-cell>
          <table:table-cell office:value-type="float" office:value="3330.504">
            <text:p>3330.504</text:p>
          </table:table-cell>
          <table:table-cell office:value-type="float" office:value="10357.6895">
            <text:p>10357.6895</text:p>
          </table:table-cell>
          <table:table-cell office:value-type="float" office:value="9437.5621">
            <text:p>9437.5621</text:p>
          </table:table-cell>
          <table:table-cell office:value-type="float" office:value="7900.8733">
            <text:p>7900.8733</text:p>
          </table:table-cell>
          <table:table-cell office:value-type="float" office:value="1535.6888">
            <text:p>1535.6888</text:p>
          </table:table-cell>
          <table:table-cell office:value-type="float" office:value="72">
            <text:p>72</text:p>
          </table:table-cell>
          <table:table-cell office:value-type="float" office:value="28">
            <text:p>28.0</text:p>
          </table:table-cell>
          <table:table-cell office:value-type="string">
            <text:p>[26, 27, 38, 39, 40, 41, 42, 44, 47, 49, 50, 52, 54, 55, 61, 66, 74, 87, 88, 96, 97, 98, 100, 103, 115, 118, 123, 124]</text:p>
          </table:table-cell>
          <table:table-cell office:value-type="string">
            <text:p>[1,2,3,4,5,6]</text:p>
          </table:table-cell>
          <table:table-cell office:value-type="string">
            <text:p>&lt;1,151,117,122,126|2,101,127|3,119,128|4,154,62,28,29,64,129|5,99,130|6,84,131|7,157,31,57,89,93,53,111,65,108,110,43,37,69,77,68,67,73,33,34,36,112,121,132|8,158,133|9,159,45,134|10,59,48,135|11,136|12,116,137|13,125,138|14,164,139|15,91,140|16,166,141|17,142|18,86,143|19,169,144|20,170,92,30,90,32,80,145|21,171,146|22,102,147|23,173,63,58,85,114,148|24,174,60,120,94,79,81,78,83,51,109,107,113,71,82,70,72,75,76,105,95,104,106,46,35,149|25,175,56,150&gt;</text:p>
          </table:table-cell>
          <table:table-cell table:formula="of:=([.J91]-[.N91])/[.N91]" office:value-type="percentage" office:value="0.873093009899241">
            <text:p>87.31%</text:p>
          </table:table-cell>
          <table:table-cell table:formula="of:=([.K91]-[.O91])/[.O91]" office:value-type="percentage" office:value="0.815739482874634">
            <text:p>81.57%</text:p>
          </table:table-cell>
          <table:table-cell table:formula="of:=([.L91]-[.P91])/[.P91]" office:value-type="percentage" office:value="1.1687362700047">
            <text:p>116.87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1.100_25-5-5-5_rd_10.txt</text:p>
          </table:table-cell>
          <table:table-cell office:value-type="string">
            <text:p>true</text:p>
          </table:table-cell>
          <table:table-cell office:value-type="string">
            <text:p>33085,6424,7746,8629,9440,10387,10897,10370,11048,10083,8104</text:p>
          </table:table-cell>
          <table:table-cell office:value-type="float" office:value="3980.992">
            <text:p>3980.992</text:p>
          </table:table-cell>
          <table:table-cell office:value-type="float" office:value="3839.5393">
            <text:p>3839.5393</text:p>
          </table:table-cell>
          <table:table-cell office:value-type="float" office:value="144.2066">
            <text:p>144.2066</text:p>
          </table:table-cell>
          <table:table-cell office:value-type="float" office:value="3459.8571">
            <text:p>3459.8571</text:p>
          </table:table-cell>
          <table:table-cell office:value-type="float" office:value="4106.9625">
            <text:p>4106.9625</text:p>
          </table:table-cell>
          <table:table-cell office:value-type="float" office:value="3943.1929">
            <text:p>3943.1929</text:p>
          </table:table-cell>
          <table:table-cell office:value-type="float" office:value="162.7696">
            <text:p>162.7696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8]</text:p>
          </table:table-cell>
          <table:table-cell office:value-type="string">
            <text:p>[1,2,3,4,5,6]</text:p>
          </table:table-cell>
          <table:table-cell office:value-type="string">
            <text:p>&lt;1,64,100,66,80,126|2,152,97,46,65,78,51,49,105,127|3,153,53,98,47,68,116,118,128|4,70,69,63,129|5,61,72,44,130|6,48,92,131|7,157,94,55,115,45,132|8,54,103,133|9,159,86,109,73,134|10,67,40,111,122,135|11,161,108,107,43,31,99,136|12,81,29,50,137|13,163,87,36,74,38,138|14,164,84,120,123,33,121,114,83,139|15,30,165,112,82,62,85,125,140|16,166,27,124,110,141|17,89,75,167,26,95,142|18,168,101,106,28,93,143|19,39,144|20,170,58,32,71,42,145|21,171,56,76,34,91,146|22,172,52,37,104,59,60,147|23,173,77,113,148|24,174,41,119,79,149|25,90,96,35,57,102,150&gt;</text:p>
          </table:table-cell>
          <table:table-cell table:formula="of:=([.J92]-[.N92])/[.N92]" office:value-type="percentage" office:value="-0.03067242518041">
            <text:p>-3.07%</text:p>
          </table:table-cell>
          <table:table-cell table:formula="of:=([.K92]-[.O92])/[.O92]" office:value-type="percentage" office:value="-0.02628671805531">
            <text:p>-2.63%</text:p>
          </table:table-cell>
          <table:table-cell table:formula="of:=([.L92]-[.P92])/[.P92]" office:value-type="percentage" office:value="-0.114044637327855">
            <text:p>-11.40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1.100_25-5-5-5_rd_30.txt</text:p>
          </table:table-cell>
          <table:table-cell office:value-type="string">
            <text:p>true</text:p>
          </table:table-cell>
          <table:table-cell office:value-type="string">
            <text:p>17613,3993,5274,6087,7349,7511,9361,9547,11231,11910,13180,13063,14801,15289,17717,18004,19862,20855,22996,23584,26682,24735,28104,22285,26604,24445,21805,12148,8542</text:p>
          </table:table-cell>
          <table:table-cell office:value-type="float" office:value="4252.0028">
            <text:p>4252.0028</text:p>
          </table:table-cell>
          <table:table-cell office:value-type="float" office:value="4118.6299">
            <text:p>4118.6299</text:p>
          </table:table-cell>
          <table:table-cell office:value-type="float" office:value="132.3729">
            <text:p>132.3729</text:p>
          </table:table-cell>
          <table:table-cell office:value-type="float" office:value="3459.8571">
            <text:p>3459.8571</text:p>
          </table:table-cell>
          <table:table-cell office:value-type="float" office:value="4176.4814">
            <text:p>4176.4814</text:p>
          </table:table-cell>
          <table:table-cell office:value-type="float" office:value="4007.0621">
            <text:p>4007.0621</text:p>
          </table:table-cell>
          <table:table-cell office:value-type="float" office:value="168.4193">
            <text:p>168.4193</text:p>
          </table:table-cell>
          <table:table-cell office:value-type="float" office:value="99">
            <text:p>9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66,81,29,50,126|2,152,94,55,76,75,93,127|3,153,72,36,74,42,118,128|4,70,154,65,51,114,83,129|5,88,87,113,130|6,156,106,28,60,131|7,61,89,115,132|8,123,86,119,158,49,133|9,37,159,78,26,95,134|10,160,97,46,98,47,122,135|11,161,108,107,43,79,136|12,162,111,99,137|13,67,163,124,31,138|14,164,84,30,41,109,121,85,139|15,165,48,82,68,116,125,140|16,166,56,44,45,141|17,167,52,77,32,33,71,73,142|18,168,54,34,91,105,143|19,39,40,110,144|20,117,27,170,112,62,38,145|21,53,171,101,103,146|22,90,104,59,147|23,173,120,69,63,148|24,174,92,80,149|25,58,96,35,57,102,150&gt;</text:p>
          </table:table-cell>
          <table:table-cell table:formula="of:=([.J93]-[.N93])/[.N93]" office:value-type="percentage" office:value="0.0180825419215325">
            <text:p>1.81%</text:p>
          </table:table-cell>
          <table:table-cell table:formula="of:=([.K93]-[.O93])/[.O93]" office:value-type="percentage" office:value="0.0278427928531479">
            <text:p>2.78%</text:p>
          </table:table-cell>
          <table:table-cell table:formula="of:=([.L93]-[.P93])/[.P93]" office:value-type="percentage" office:value="-0.214027727226036">
            <text:p>-21.40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1.100_25-5-5-5_rd_50.txt</text:p>
          </table:table-cell>
          <table:table-cell office:value-type="string">
            <text:p>true</text:p>
          </table:table-cell>
          <table:table-cell office:value-type="string">
            <text:p>9358,2619,3466,3944,4836,5578,6365,6839,7832,8578,9772,10586,11498,11775,13328,13876,15471,15723,17545,17518,21167,22680,26589,25945,30208,29535,33861,30875,39791,35942,34123,32900,31981,23920,26013,20006,21672,15816</text:p>
          </table:table-cell>
          <table:table-cell office:value-type="float" office:value="4207.4473">
            <text:p>4207.4473</text:p>
          </table:table-cell>
          <table:table-cell office:value-type="float" office:value="4080.3003">
            <text:p>4080.3003</text:p>
          </table:table-cell>
          <table:table-cell office:value-type="float" office:value="126.147">
            <text:p>126.147</text:p>
          </table:table-cell>
          <table:table-cell office:value-type="float" office:value="3459.8571">
            <text:p>3459.8571</text:p>
          </table:table-cell>
          <table:table-cell office:value-type="float" office:value="4153.8075">
            <text:p>4153.8075</text:p>
          </table:table-cell>
          <table:table-cell office:value-type="float" office:value="4024.0033">
            <text:p>4024.0033</text:p>
          </table:table-cell>
          <table:table-cell office:value-type="float" office:value="128.8042">
            <text:p>128.8042</text:p>
          </table:table-cell>
          <table:table-cell office:value-type="float" office:value="98">
            <text:p>98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64,100,66,81,29,50,126|2,152,97,37,47,93,127|3,153,53,32,33,71,42,128|4,70,69,63,129|5,88,87,44,130|6,90,76,34,75,131|7,157,52,94,45,73,132|8,55,106,80,133|9,159,77,74,134|10,160,56,112,135|11,161,108,107,43,31,105,136|12,46,98,78,162,51,49,137|13,163,120,123,41,119,138|14,164,84,30,86,109,121,85,125,139|15,39,165,65,82,68,116,118,140|16,61,89,91,141|17,167,40,110,26,95,142|18,168,48,92,99,143|19,67,169,111,122,144|20,117,27,124,145|21,171,36,115,35,57,102,146|22,172,96,59,60,147|23,173,72,113,62,38,114,83,148|24,174,101,103,28,79,149|25,58,54,104,150&gt;</text:p>
          </table:table-cell>
          <table:table-cell table:formula="of:=([.J94]-[.N94])/[.N94]" office:value-type="percentage" office:value="0.0129134053515961">
            <text:p>1.29%</text:p>
          </table:table-cell>
          <table:table-cell table:formula="of:=([.K94]-[.O94])/[.O94]" office:value-type="percentage" office:value="0.0139902966779376">
            <text:p>1.40%</text:p>
          </table:table-cell>
          <table:table-cell table:formula="of:=([.L94]-[.P94])/[.P94]" office:value-type="percentage" office:value="-0.0206297620729759">
            <text:p>-2.06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1.100_25-5-5-5_rd_70.txt</text:p>
          </table:table-cell>
          <table:table-cell office:value-type="string">
            <text:p>true</text:p>
          </table:table-cell>
          <table:table-cell office:value-type="string">
            <text:p>4145,1369,1686,1967,2399,2692,3043,3559,3944,4298,4745,5423,6099,6506,8097,8711,9855,10599,11403,12003,14445,15321,16065,16413,17528,17540,19846,20468,22133,22603,24503,24524,25954,26720,28451,29007,31316,29976,30732,32147,29534,30250,26702,28920,27545,25526,23354,18788,16968,13686</text:p>
          </table:table-cell>
          <table:table-cell office:value-type="float" office:value="4370.5857">
            <text:p>4370.5857</text:p>
          </table:table-cell>
          <table:table-cell office:value-type="float" office:value="4237.9946">
            <text:p>4237.9946</text:p>
          </table:table-cell>
          <table:table-cell office:value-type="float" office:value="131.591">
            <text:p>131.591</text:p>
          </table:table-cell>
          <table:table-cell office:value-type="float" office:value="3459.8571">
            <text:p>3459.8571</text:p>
          </table:table-cell>
          <table:table-cell office:value-type="float" office:value="4138.181">
            <text:p>4138.181</text:p>
          </table:table-cell>
          <table:table-cell office:value-type="float" office:value="3969.0839">
            <text:p>3969.0839</text:p>
          </table:table-cell>
          <table:table-cell office:value-type="float" office:value="168.0971">
            <text:p>168.0971</text:p>
          </table:table-cell>
          <table:table-cell office:value-type="float" office:value="98">
            <text:p>98</text:p>
          </table:table-cell>
          <table:table-cell office:value-type="float" office:value="1">
            <text:p>1.0</text:p>
          </table:table-cell>
          <table:table-cell office:value-type="string">
            <text:p>[53]</text:p>
          </table:table-cell>
          <table:table-cell office:value-type="string">
            <text:p>[1,2,3,4,5,6]</text:p>
          </table:table-cell>
          <table:table-cell office:value-type="string">
            <text:p>&lt;1,58,96,103,126|2,152,27,46,65,78,51,49,105,127|3,153,52,56,109,122,38,118,128|4,154,120,69,129|5,88,44,33,130|6,48,92,131|7,157,94,113,32,45,57,132|8,64,100,66,80,133|9,159,55,74,134|10,160,97,40,47,135|11,161,108,63,99,136|12,162,98,82,137|13,163,67,123,31,138|14,164,84,30,86,119,85,114,83,139|15,165,107,112,68,116,125,140|16,61,89,91,141|17,70,167,43,71,73,142|18,168,77,76,34,75,95,143|19,169,87,36,79,102,144|20,117,39,124,170,62,42,145|21,171,37,101,106,28,93,26,146|22,172,54,104,59,60,147|23,173,72,111,121,148|24,174,41,110,81,29,50,149|25,90,115,35,150&gt;</text:p>
          </table:table-cell>
          <table:table-cell table:formula="of:=([.J95]-[.N95])/[.N95]" office:value-type="percentage" office:value="0.0561610765696329">
            <text:p>5.62%</text:p>
          </table:table-cell>
          <table:table-cell table:formula="of:=([.K95]-[.O95])/[.O95]" office:value-type="percentage" office:value="0.0677513266978307">
            <text:p>6.78%</text:p>
          </table:table-cell>
          <table:table-cell table:formula="of:=([.L95]-[.P95])/[.P95]" office:value-type="percentage" office:value="-0.217172693639569">
            <text:p>-21.72%</text:p>
          </table:table-cell>
        </table:table-row>
        <table:table-row table:style-name="ro1">
          <table:table-cell office:value-type="string">
            <text:p>R10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1.100_25-5-5-5_rd_90.txt</text:p>
          </table:table-cell>
          <table:table-cell office:value-type="string">
            <text:p>true</text:p>
          </table:table-cell>
          <table:table-cell office:value-type="string">
            <text:p>1706,660,528,598,663,751,851,991,1067,1513,1595,1853,2014,2532,3272,4144,4126,4738,5090,5549,6474,7792,7973,8782,9727,9621,11133,11596,12940,13754,16303,15816,16889,17541,20517,20179,23144,23588,26852,26928,30529,28589,34144,32563,36625,33689,37652,33938,33521,28054,32616,25378,25625,25927,19050,17079,13895</text:p>
          </table:table-cell>
          <table:table-cell office:value-type="float" office:value="4083.5765">
            <text:p>4083.5765</text:p>
          </table:table-cell>
          <table:table-cell office:value-type="float" office:value="3985.3941">
            <text:p>3985.3941</text:p>
          </table:table-cell>
          <table:table-cell office:value-type="float" office:value="97.1825">
            <text:p>97.1825</text:p>
          </table:table-cell>
          <table:table-cell office:value-type="float" office:value="3459.8571">
            <text:p>3459.8571</text:p>
          </table:table-cell>
          <table:table-cell office:value-type="float" office:value="3470.4878">
            <text:p>3470.4878</text:p>
          </table:table-cell>
          <table:table-cell office:value-type="float" office:value="3279.8562">
            <text:p>3279.8562</text:p>
          </table:table-cell>
          <table:table-cell office:value-type="float" office:value="189.6316">
            <text:p>189.6316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9, 43, 44, 48, 61, 70, 72, 84, 88, 117]</text:p>
          </table:table-cell>
          <table:table-cell office:value-type="string">
            <text:p>[1,2,3,4,5,6]</text:p>
          </table:table-cell>
          <table:table-cell office:value-type="string">
            <text:p>&lt;1,64,98,66,80,29,126|2,120,152,112,51,49,105,127|3,153,53,86,109,62,42,118,128|4,97,154,111,129|5,155,36,33,71,130|6,156,37,103,131|7,157,94,113,115,45,132|8,92,81,99,50,133|9,159,101,106,75,73,134|10,67,160,124,31,68,135|11,161,108,107,32,79,136|12,65,137|13,163,27,46,82,121,38,138|14,30,69,63,164,85,114,83,139|15,165,123,41,119,122,116,125,140|16,166,56,55,35,57,95,141|17,167,52,77,76,142|18,168,89,74,26,102,143|19,58,169,47,144|20,170,40,110,145|21,87,171,28,146|22,172,54,104,59,60,147|23,173,100,78,148|24,174,34,91,149|25,90,96,93,150&gt;</text:p>
          </table:table-cell>
          <table:table-cell table:formula="of:=([.J96]-[.N96])/[.N96]" office:value-type="percentage" office:value="0.176657788567936">
            <text:p>17.67%</text:p>
          </table:table-cell>
          <table:table-cell table:formula="of:=([.K96]-[.O96])/[.O96]" office:value-type="percentage" office:value="0.215112449137252">
            <text:p>21.51%</text:p>
          </table:table-cell>
          <table:table-cell table:formula="of:=([.L96]-[.P96])/[.P96]" office:value-type="percentage" office:value="-0.4875194851491">
            <text:p>-48.75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2.100_25-5-5-5_rd_10.txt</text:p>
          </table:table-cell>
          <table:table-cell office:value-type="string">
            <text:p>true</text:p>
          </table:table-cell>
          <table:table-cell office:value-type="string">
            <text:p>27756,5357,7082,7901,9884,9699,12240,12164,12066,9332</text:p>
          </table:table-cell>
          <table:table-cell office:value-type="float" office:value="4539.9568">
            <text:p>4539.9568</text:p>
          </table:table-cell>
          <table:table-cell office:value-type="float" office:value="4403.856">
            <text:p>4403.856</text:p>
          </table:table-cell>
          <table:table-cell office:value-type="float" office:value="135.1008">
            <text:p>135.1008</text:p>
          </table:table-cell>
          <table:table-cell office:value-type="float" office:value="3275.4235">
            <text:p>3275.4235</text:p>
          </table:table-cell>
          <table:table-cell office:value-type="float" office:value="4721.3869">
            <text:p>4721.3869</text:p>
          </table:table-cell>
          <table:table-cell office:value-type="float" office:value="4490.6966">
            <text:p>4490.6966</text:p>
          </table:table-cell>
          <table:table-cell office:value-type="float" office:value="229.6903">
            <text:p>229.690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69,63,46,126|2,152,127|3,153,51,47,79,37,102,128|4,154,113,68,116,129|5,155,52,94,34,45,57,130|6,117,41,109,131|7,61,72,44,115,60,95,132|8,158,77,26,76,35,85,125,133|9,67,92,32,134|10,70,65,78,49,56,135|11,55,106,136|12,33,29,137|13,88,36,74,138|14,164,100,97,66,139|15,54,75,59,140|16,87,43,31,119,110,42,141|17,167,89,91,142|18,168,58,28,101,62,84,30,114,83,143|19,169,53,98,82,81,50,144|20,108,170,86,111,123,122,38,120,118,145|21,171,104,99,146|22,172,121,124,71,73,107,147|23,173,64,48,27,93,105,148|24,174,40,112,80,149|25,90,96,103,150&gt;</text:p>
          </table:table-cell>
          <table:table-cell table:formula="of:=([.J97]-[.N97])/[.N97]" office:value-type="percentage" office:value="-0.0384272892357118">
            <text:p>-3.84%</text:p>
          </table:table-cell>
          <table:table-cell table:formula="of:=([.K97]-[.O97])/[.O97]" office:value-type="percentage" office:value="-0.0193378906960672">
            <text:p>-1.93%</text:p>
          </table:table-cell>
          <table:table-cell table:formula="of:=([.L97]-[.P97])/[.P97]" office:value-type="percentage" office:value="-0.411813211093372">
            <text:p>-41.18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2.100_25-5-5-5_rd_30.txt</text:p>
          </table:table-cell>
          <table:table-cell office:value-type="string">
            <text:p>true</text:p>
          </table:table-cell>
          <table:table-cell office:value-type="string">
            <text:p>19585,4645,5862,6340,7276,8072,9473,9489,11207,10884,13371,13739,14296,12815,15408,15050,17401,16786,18886,16033,16863</text:p>
          </table:table-cell>
          <table:table-cell office:value-type="float" office:value="4196.479">
            <text:p>4196.479</text:p>
          </table:table-cell>
          <table:table-cell office:value-type="float" office:value="4059.8829">
            <text:p>4059.8829</text:p>
          </table:table-cell>
          <table:table-cell office:value-type="float" office:value="135.5961">
            <text:p>135.5961</text:p>
          </table:table-cell>
          <table:table-cell office:value-type="float" office:value="3275.4235">
            <text:p>3275.4235</text:p>
          </table:table-cell>
          <table:table-cell office:value-type="float" office:value="4639.6837">
            <text:p>4639.6837</text:p>
          </table:table-cell>
          <table:table-cell office:value-type="float" office:value="4522.0756">
            <text:p>4522.0756</text:p>
          </table:table-cell>
          <table:table-cell office:value-type="float" office:value="116.6082">
            <text:p>116.608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9]</text:p>
          </table:table-cell>
          <table:table-cell office:value-type="string">
            <text:p>[1,2,3,4,5,6]</text:p>
          </table:table-cell>
          <table:table-cell office:value-type="string">
            <text:p>&lt;1,151,123,116,69,82,79,126|2,152,63,29,50,127|3,153,94,76,34,91,128|4,70,26,129|5,155,89,74,130|6,117,156,120,33,108,131|7,61,72,44,115,60,95,132|8,51,158,86,109,122,38,125,133|9,159,67,121,65,134|10,160,53,113,73,71,32,107,135|11,97,48,66,80,136|12,54,137|13,88,36,77,35,57,138|14,64,47,100,81,139|15,59,165,124,68,140|16,87,43,31,110,42,141|17,167,55,106,37,49,102,142|18,168,58,75,101,104,28,56,114,83,143|19,169,52,119,112,62,27,105,144|20,39,84,41,111,170,85,30,118,145|21,171,98,46,146|22,172,45,147|23,173,40,78,93,148|24,174,92,149|25,90,96,103,150&gt;</text:p>
          </table:table-cell>
          <table:table-cell table:formula="of:=([.J98]-[.N98])/[.N98]" office:value-type="percentage" office:value="-0.0955247660524788">
            <text:p>-9.55%</text:p>
          </table:table-cell>
          <table:table-cell table:formula="of:=([.K98]-[.O98])/[.O98]" office:value-type="percentage" office:value="-0.102208087808174">
            <text:p>-10.22%</text:p>
          </table:table-cell>
          <table:table-cell table:formula="of:=([.L98]-[.P98])/[.P98]" office:value-type="percentage" office:value="0.162835032184701">
            <text:p>16.28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2.100_25-5-5-5_rd_50.txt</text:p>
          </table:table-cell>
          <table:table-cell office:value-type="string">
            <text:p>true</text:p>
          </table:table-cell>
          <table:table-cell office:value-type="string">
            <text:p>8793,3428,3973,4556,5821,6277,7531,7636,9860,9788,11767,11556,14077,13843,16640,16841,19109,19104,21576,21429,25335,16370,15269,13161,15583,11904,10430</text:p>
          </table:table-cell>
          <table:table-cell office:value-type="float" office:value="4245.6515">
            <text:p>4245.6515</text:p>
          </table:table-cell>
          <table:table-cell office:value-type="float" office:value="4106.4819">
            <text:p>4106.4819</text:p>
          </table:table-cell>
          <table:table-cell office:value-type="float" office:value="138.1696">
            <text:p>138.1696</text:p>
          </table:table-cell>
          <table:table-cell office:value-type="float" office:value="3275.4235">
            <text:p>3275.4235</text:p>
          </table:table-cell>
          <table:table-cell office:value-type="float" office:value="4766.117">
            <text:p>4766.117</text:p>
          </table:table-cell>
          <table:table-cell office:value-type="float" office:value="4584.2498">
            <text:p>4584.2498</text:p>
          </table:table-cell>
          <table:table-cell office:value-type="float" office:value="180.8672">
            <text:p>180.867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39]</text:p>
          </table:table-cell>
          <table:table-cell office:value-type="string">
            <text:p>[1,2,3,4,5,6]</text:p>
          </table:table-cell>
          <table:table-cell office:value-type="string">
            <text:p>&lt;1,36,126|2,97,86,111,116,37,105,127|3,153,94,76,34,91,128|4,70,154,31,107,129|5,155,87,113,33,71,130|6,117,41,109,68,131|7,61,72,44,32,60,95,132|8,158,48,47,122,38,125,133|9,67,62,69,63,110,84,159,114,134|10,56,89,135|11,40,65,136|12,115,49,137|13,88,77,43,35,108,73,138|14,64,164,78,81,99,100,139|15,59,75,54,140|16,74,42,141|17,167,53,55,106,45,142|18,168,58,28,101,104,80,29,46,83,143|19,169,120,119,124,121,79,50,144|20,170,30,112,82,123,85,118,145|21,171,27,66,93,102,146|22,172,98,57,147|23,52,51,26,148|24,174,92,149|25,90,96,103,150&gt;</text:p>
          </table:table-cell>
          <table:table-cell table:formula="of:=([.J99]-[.N99])/[.N99]" office:value-type="percentage" office:value="-0.109201158930845">
            <text:p>-10.92%</text:p>
          </table:table-cell>
          <table:table-cell table:formula="of:=([.K99]-[.O99])/[.O99]" office:value-type="percentage" office:value="-0.104219429752715">
            <text:p>-10.42%</text:p>
          </table:table-cell>
          <table:table-cell table:formula="of:=([.L99]-[.P99])/[.P99]" office:value-type="percentage" office:value="-0.236071548627944">
            <text:p>-23.61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2.100_25-5-5-5_rd_70.txt</text:p>
          </table:table-cell>
          <table:table-cell office:value-type="string">
            <text:p>true</text:p>
          </table:table-cell>
          <table:table-cell office:value-type="string">
            <text:p>4079,1917,2111,2596,2991,3432,3796,4343,4687,5459,5945,6523,7467,8707,9696,10087,11066,12180,14163,14066,16467,16554,18406,17799,21104,21552,24697,23695,27135,26891,30416,27812,30059,30459,30753,24203,23361,23217,24955,26308,28167,22802,23452</text:p>
          </table:table-cell>
          <table:table-cell office:value-type="float" office:value="4193.7576">
            <text:p>4193.7576</text:p>
          </table:table-cell>
          <table:table-cell office:value-type="float" office:value="4060.3095">
            <text:p>4060.3095</text:p>
          </table:table-cell>
          <table:table-cell office:value-type="float" office:value="132.4481">
            <text:p>132.4481</text:p>
          </table:table-cell>
          <table:table-cell office:value-type="float" office:value="3275.4235">
            <text:p>3275.4235</text:p>
          </table:table-cell>
          <table:table-cell office:value-type="float" office:value="4699.5726">
            <text:p>4699.5726</text:p>
          </table:table-cell>
          <table:table-cell office:value-type="float" office:value="4572.4838">
            <text:p>4572.4838</text:p>
          </table:table-cell>
          <table:table-cell office:value-type="float" office:value="126.0888">
            <text:p>126.088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8]</text:p>
          </table:table-cell>
          <table:table-cell office:value-type="string">
            <text:p>[1,2,3,4,5,6]</text:p>
          </table:table-cell>
          <table:table-cell office:value-type="string">
            <text:p>&lt;1,58,96,103,79,126|2,86,111,68,27,127|3,153,55,76,34,91,128|4,92,129|5,155,113,33,71,42,73,130|6,117,40,31,107,131|7,70,72,44,132|8,158,69,63,116,122,38,125,133|9,46,67,123,66,26,102,134|10,94,65,78,160,77,32,95,135|11,43,37,49,136|12,54,106,75,60,137|13,36,45,57,138|14,164,84,30,62,82,81,99,139|15,52,101,140|16,166,87,74,141|17,167,104,142|18,168,89,115,35,56,114,83,143|19,169,120,110,124,121,93,28,105,144|20,39,41,109,108,85,118,145|21,171,98,47,97,100,29,50,146|22,61,147|23,173,64,48,51,148|24,174,53,119,112,80,149|25,90,59,150&gt;</text:p>
          </table:table-cell>
          <table:table-cell table:formula="of:=([.J100]-[.N100])/[.N100]" office:value-type="percentage" office:value="-0.107630000225978">
            <text:p>-10.76%</text:p>
          </table:table-cell>
          <table:table-cell table:formula="of:=([.K100]-[.O100])/[.O100]" office:value-type="percentage" office:value="-0.112012272192195">
            <text:p>-11.20%</text:p>
          </table:table-cell>
          <table:table-cell table:formula="of:=([.L100]-[.P100])/[.P100]" office:value-type="percentage" office:value="0.0504350901904055">
            <text:p>5.04%</text:p>
          </table:table-cell>
        </table:table-row>
        <table:table-row table:style-name="ro1">
          <table:table-cell office:value-type="string">
            <text:p>R10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2.100_25-5-5-5_rd_90.txt</text:p>
          </table:table-cell>
          <table:table-cell office:value-type="string">
            <text:p>true</text:p>
          </table:table-cell>
          <table:table-cell office:value-type="string">
            <text:p>1605,26755,3648,3349,4257,3863,3929,908,5498,3898,6182,6555,6822,5941,5803,8757,1050,6912,9566,7515,8534,7590,13297,8163,7772,1824,15476,11055,15436,12845,8256,9882,1180,1242,9319,8607,1041,909,848,823,578</text:p>
          </table:table-cell>
          <table:table-cell office:value-type="float" office:value="502.0723">
            <text:p>502.0723</text:p>
          </table:table-cell>
          <table:table-cell office:value-type="float" office:value="414.4668">
            <text:p>414.4668</text:p>
          </table:table-cell>
          <table:table-cell office:value-type="float" office:value="86.6056">
            <text:p>86.6056</text:p>
          </table:table-cell>
          <table:table-cell office:value-type="float" office:value="3275.4235">
            <text:p>3275.4235</text:p>
          </table:table-cell>
          <table:table-cell office:value-type="float" office:value="416.1663">
            <text:p>416.1663</text:p>
          </table:table-cell>
          <table:table-cell office:value-type="float" office:value="335.1634">
            <text:p>335.1634</text:p>
          </table:table-cell>
          <table:table-cell office:value-type="float" office:value="80.0029">
            <text:p>80.0029</text:p>
          </table:table-cell>
          <table:table-cell office:value-type="float" office:value="10">
            <text:p>10</text:p>
          </table:table-cell>
          <table:table-cell office:value-type="float" office:value="90">
            <text:p>90.0</text:p>
          </table:table-cell>
          <table:table-cell office:value-type="string">
            <text:p>[26, 27, 28, 29, 30, 31, 32, 33, 34, 35, 36, 37, 38, 39, 41, 42, 43, 44, 45, 47, 48, 49, 51, 52, 53, 54, 56, 57, 58, 59, 60, 61, 62, 63, 64, 65, 66, 67, 68, 69, 70, 71, 73, 75, 76, 77, 78, 79, 80, 81, 82, 83, 85, 86, 87, 88, 89, 90, 91, 92, 93, 94, 95, 96, 97, 98, 99, 100, 102, 103, 104, 105, 106, 107, 108, 110, 111, 112, 113, 114, 115, 116, 117, 119, 120, 121, 122, 123, 124, 125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09,131|7,72,132|8,40,133|9,118,134|10,55,135|11,136|12,137|13,138|14,50,139|15,140|16,74,141|17,142|18,46,143|19,144|20,84,145|21,146|22,147|23,173,101,148|24,149|25,150&gt;</text:p>
          </table:table-cell>
          <table:table-cell table:formula="of:=([.J101]-[.N101])/[.N101]" office:value-type="percentage" office:value="0.206422288397691">
            <text:p>20.64%</text:p>
          </table:table-cell>
          <table:table-cell table:formula="of:=([.K101]-[.O101])/[.O101]" office:value-type="percentage" office:value="0.236611157423513">
            <text:p>23.66%</text:p>
          </table:table-cell>
          <table:table-cell table:formula="of:=([.L101]-[.P101])/[.P101]" office:value-type="percentage" office:value="0.0825307582600131">
            <text:p>8.25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3.100_25-5-5-5_rd_10.txt</text:p>
          </table:table-cell>
          <table:table-cell office:value-type="string">
            <text:p>true</text:p>
          </table:table-cell>
          <table:table-cell office:value-type="string">
            <text:p>42026,7963,8620,8956,10881,10840,7868</text:p>
          </table:table-cell>
          <table:table-cell office:value-type="float" office:value="4024.2712">
            <text:p>4024.2712</text:p>
          </table:table-cell>
          <table:table-cell office:value-type="float" office:value="4017.7662">
            <text:p>4017.7662</text:p>
          </table:table-cell>
          <table:table-cell office:value-type="float" office:value="143.3843">
            <text:p>143.3843</text:p>
          </table:table-cell>
          <table:table-cell office:value-type="float" office:value="2660.1086">
            <text:p>2660.1086</text:p>
          </table:table-cell>
          <table:table-cell office:value-type="float" office:value="3805.3887">
            <text:p>3805.3887</text:p>
          </table:table-cell>
          <table:table-cell office:value-type="float" office:value="3575.7197">
            <text:p>3575.7197</text:p>
          </table:table-cell>
          <table:table-cell office:value-type="float" office:value="228.669">
            <text:p>228.669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9,122,120,112,84,99,100,126|2,27,67,40,68,82,127|3,93,95,128|4,89,154,107,72,129|5,41,70,78,155,97,38,125,62,130|6,156,49,131|7,157,77,47,81,29,50,132|8,76,45,37,133|9,159,85,121,124,109,73,71,134|10,56,52,55,135|11,64,48,66,136|12,75,58,32,60,137|13,61,36,74,57,138|14,164,114,86,30,26,118,139|15,165,113,44,35,115,140|16,117,110,116,69,63,39,123,42,111,141|17,87,34,91,88,142|18,168,98,65,46,143|19,90,104,54,80,102,144|20,79,51,83,145|21,171,31,28,96,146|22,172,101,103,59,147|23,173,43,33,108,53,105,148|24,174,92,149|25,94,106,150&gt;</text:p>
          </table:table-cell>
          <table:table-cell table:formula="of:=([.J102]-[.N102])/[.N102]" office:value-type="percentage" office:value="0.0575190912823177">
            <text:p>5.75%</text:p>
          </table:table-cell>
          <table:table-cell table:formula="of:=([.K102]-[.O102])/[.O102]" office:value-type="percentage" office:value="0.123624483205437">
            <text:p>12.36%</text:p>
          </table:table-cell>
          <table:table-cell table:formula="of:=([.L102]-[.P102])/[.P102]" office:value-type="percentage" office:value="-0.372961354621746">
            <text:p>-37.30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3.100_25-5-5-5_rd_30.txt</text:p>
          </table:table-cell>
          <table:table-cell office:value-type="string">
            <text:p>true</text:p>
          </table:table-cell>
          <table:table-cell office:value-type="string">
            <text:p>25490,6357,7436,7770,9882,10866,11936,13314,14850,17679,19471,20506,22535,22463,11819,9865</text:p>
          </table:table-cell>
          <table:table-cell office:value-type="float" office:value="4141.1472">
            <text:p>4141.1472</text:p>
          </table:table-cell>
          <table:table-cell office:value-type="float" office:value="3954.8129">
            <text:p>3954.8129</text:p>
          </table:table-cell>
          <table:table-cell office:value-type="float" office:value="185.3343">
            <text:p>185.3343</text:p>
          </table:table-cell>
          <table:table-cell office:value-type="float" office:value="2660.1086">
            <text:p>2660.1086</text:p>
          </table:table-cell>
          <table:table-cell office:value-type="float" office:value="3663.6324">
            <text:p>3663.6324</text:p>
          </table:table-cell>
          <table:table-cell office:value-type="float" office:value="3434.0891">
            <text:p>3434.0891</text:p>
          </table:table-cell>
          <table:table-cell office:value-type="float" office:value="228.5433">
            <text:p>228.5433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2,119,112,68,99,126|2,61,72,127|3,77,32,128|4,89,129|5,117,155,114,124,31,39,42,108,130|6,156,40,47,46,93,28,105,131|7,157,53,107,33,29,50,132|8,85,71,109,84,30,38,133|9,70,159,51,35,134|10,45,26,66,100,160,37,102,135|11,64,48,92,136|12,96,34,137|13,52,104,115,138|14,36,106,60,76,95,139|15,165,113,74,44,57,140|16,111,67,69,63,86,116,41,110,123,125,141|17,167,88,142|18,168,56,87,91,118,143|19,90,144|20,79,54,75,43,27,82,62,83,145|21,103,146|22,58,172,65,98,97,80,49,147|23,173,120,121,78,81,148|24,174,101,149|25,94,55,73,59,150&gt;</text:p>
          </table:table-cell>
          <table:table-cell table:formula="of:=([.J103]-[.N103])/[.N103]" office:value-type="percentage" office:value="0.130339168307388">
            <text:p>13.03%</text:p>
          </table:table-cell>
          <table:table-cell table:formula="of:=([.K103]-[.O103])/[.O103]" office:value-type="percentage" office:value="0.151633747650869">
            <text:p>15.16%</text:p>
          </table:table-cell>
          <table:table-cell table:formula="of:=([.L103]-[.P103])/[.P103]" office:value-type="percentage" office:value="-0.189062641521322">
            <text:p>-18.91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3.100_25-5-5-5_rd_50.txt</text:p>
          </table:table-cell>
          <table:table-cell office:value-type="string">
            <text:p>true</text:p>
          </table:table-cell>
          <table:table-cell office:value-type="string">
            <text:p>15661,5732,5992,6452,8244,8377,10849,9504,12284,12967,15239,14326,18040,16500,21126,19929,23039,23032,25096,21898,17673,16076,9466</text:p>
          </table:table-cell>
          <table:table-cell office:value-type="float" office:value="4300.5861">
            <text:p>4300.5861</text:p>
          </table:table-cell>
          <table:table-cell office:value-type="float" office:value="4171.2484">
            <text:p>4171.2484</text:p>
          </table:table-cell>
          <table:table-cell office:value-type="float" office:value="128.3377">
            <text:p>128.3377</text:p>
          </table:table-cell>
          <table:table-cell office:value-type="float" office:value="2660.1086">
            <text:p>2660.1086</text:p>
          </table:table-cell>
          <table:table-cell office:value-type="float" office:value="3924.8673">
            <text:p>3924.8673</text:p>
          </table:table-cell>
          <table:table-cell office:value-type="float" office:value="3699.4641">
            <text:p>3699.4641</text:p>
          </table:table-cell>
          <table:table-cell office:value-type="float" office:value="224.4031">
            <text:p>224.4031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36]</text:p>
          </table:table-cell>
          <table:table-cell office:value-type="string">
            <text:p>[1,2,3,4,5,6]</text:p>
          </table:table-cell>
          <table:table-cell office:value-type="string">
            <text:p>&lt;1,151,52,77,85,30,99,50,126|2,67,68,40,47,127|3,32,153,33,35,128|4,154,101,103,129|5,111,70,155,124,109,130|6,156,79,75,131|7,157,92,132|8,76,57,55,104,133|9,159,69,63,39,41,42,73,134|10,45,56,94,160,112,122,84,108,95,135|11,64,161,31,29,136|12,106,28,49,59,60,137|13,61,71,91,138|14,164,86,114,139|15,87,165,119,140|16,117,121,113,166,43,107,110,125,141|17,72,88,89,142|18,168,98,27,120,116,62,38,118,143|19,53,169,46,66,93,102,144|20,82,123,65,26,83,145|21,48,146|22,58,115,74,44,147|23,54,173,51,78,81,105,148|24,90,96,34,149|25,37,97,100,80,150&gt;</text:p>
          </table:table-cell>
          <table:table-cell table:formula="of:=([.J104]-[.N104])/[.N104]" office:value-type="percentage" office:value="0.0957277714841469">
            <text:p>9.57%</text:p>
          </table:table-cell>
          <table:table-cell table:formula="of:=([.K104]-[.O104])/[.O104]" office:value-type="percentage" office:value="0.127527741112557">
            <text:p>12.75%</text:p>
          </table:table-cell>
          <table:table-cell table:formula="of:=([.L104]-[.P104])/[.P104]" office:value-type="percentage" office:value="-0.428093016540324">
            <text:p>-42.81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3.100_25-5-5-5_rd_70.txt</text:p>
          </table:table-cell>
          <table:table-cell office:value-type="string">
            <text:p>true</text:p>
          </table:table-cell>
          <table:table-cell office:value-type="string">
            <text:p>4582,4868,5607,6428,7603,8053,9376,10244,11611,12449,13700,14512,17020,17445,20239,19060,21038,21359,20798,20382,20841,20749,22241,19710,10577</text:p>
          </table:table-cell>
          <table:table-cell office:value-type="float" office:value="4136.764">
            <text:p>4136.764</text:p>
          </table:table-cell>
          <table:table-cell office:value-type="float" office:value="3982.3348">
            <text:p>3982.3348</text:p>
          </table:table-cell>
          <table:table-cell office:value-type="float" office:value="153.4292">
            <text:p>153.4292</text:p>
          </table:table-cell>
          <table:table-cell office:value-type="float" office:value="2660.1086">
            <text:p>2660.1086</text:p>
          </table:table-cell>
          <table:table-cell office:value-type="float" office:value="3762.4639">
            <text:p>3762.4639</text:p>
          </table:table-cell>
          <table:table-cell office:value-type="float" office:value="3536.2099">
            <text:p>3536.2099</text:p>
          </table:table-cell>
          <table:table-cell office:value-type="float" office:value="225.254">
            <text:p>225.254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7, 64]</text:p>
          </table:table-cell>
          <table:table-cell office:value-type="string">
            <text:p>[1,2,3,4,5,6]</text:p>
          </table:table-cell>
          <table:table-cell office:value-type="string">
            <text:p>&lt;1,37,151,119,30,109,99,100,97,126|2,67,68,40,35,43,118,127|3,33,153,26,76,95,128|4,154,107,129|5,117,155,27,112,122,116,110,41,125,130|6,62,156,82,49,105,131|7,157,92,132|8,52,158,84,124,85,133|9,77,159,73,44,72,134|10,55,160,123,86,42,135|11,161,48,66,80,136|12,59,106,79,60,137|13,88,61,71,74,57,138|14,164,36,139|15,165,94,113,45,140|16,70,69,63,111,141|17,34,142|18,168,56,87,31,39,38,120,143|19,51,169,121,108,32,102,144|20,28,58,75,78,53,93,83,145|21,89,91,96,146|22,90,147|23,173,114,65,46,98,81,29,50,148|24,54,174,101,103,149|25,115,104,150&gt;</text:p>
          </table:table-cell>
          <table:table-cell table:formula="of:=([.J105]-[.N105])/[.N105]" office:value-type="percentage" office:value="0.0994827086580153">
            <text:p>9.95%</text:p>
          </table:table-cell>
          <table:table-cell table:formula="of:=([.K105]-[.O105])/[.O105]" office:value-type="percentage" office:value="0.126159055207667">
            <text:p>12.62%</text:p>
          </table:table-cell>
          <table:table-cell table:formula="of:=([.L105]-[.P105])/[.P105]" office:value-type="percentage" office:value="-0.318861374270823">
            <text:p>-31.89%</text:p>
          </table:table-cell>
        </table:table-row>
        <table:table-row table:style-name="ro1">
          <table:table-cell office:value-type="string">
            <text:p>R103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3.100_25-5-5-5_rd_90.txt</text:p>
          </table:table-cell>
          <table:table-cell office:value-type="string">
            <text:p>true</text:p>
          </table:table-cell>
          <table:table-cell office:value-type="string">
            <text:p>1662,7563,468,661,546,668,643,767,789,1033,895,1475,1064,1591,1635,2027,1959,2323,1969,2538,2368,2904,3016,3660,3460,4157,3445,4614,3882,3036,3323,3450,3585,2298,806</text:p>
          </table:table-cell>
          <table:table-cell office:value-type="float" office:value="2270.1107">
            <text:p>2270.1107</text:p>
          </table:table-cell>
          <table:table-cell office:value-type="float" office:value="2051.3038">
            <text:p>2051.3038</text:p>
          </table:table-cell>
          <table:table-cell office:value-type="float" office:value="217.807">
            <text:p>217.807</text:p>
          </table:table-cell>
          <table:table-cell office:value-type="float" office:value="2660.1086">
            <text:p>2660.1086</text:p>
          </table:table-cell>
          <table:table-cell office:value-type="float" office:value="1491.4531">
            <text:p>1491.4531</text:p>
          </table:table-cell>
          <table:table-cell office:value-type="float" office:value="1347.8583">
            <text:p>1347.8583</text:p>
          </table:table-cell>
          <table:table-cell office:value-type="float" office:value="142.5948">
            <text:p>142.5948</text:p>
          </table:table-cell>
          <table:table-cell office:value-type="float" office:value="40">
            <text:p>40</text:p>
          </table:table-cell>
          <table:table-cell office:value-type="float" office:value="59">
            <text:p>59.0</text:p>
          </table:table-cell>
          <table:table-cell office:value-type="string">
            <text:p>[26, 27, 28, 30, 32, 35, 36, 37, 38, 39, 41, 44, 45, 46, 51, 53, 54, 56, 59, 61, 63, 68, 70, 72, 73, 74, 75, 76, 79, 82, 84, 85, 86, 88, 90, 92, 93, 96, 97, 98, 100, 101, 106, 107, 108, 109, 110, 111, 112, 114, 115, 116, 117, 119, 120, 121, 122, 123, 125]</text:p>
          </table:table-cell>
          <table:table-cell office:value-type="string">
            <text:p>[1,2,3,4,5,6]</text:p>
          </table:table-cell>
          <table:table-cell office:value-type="string">
            <text:p>&lt;1,64,48,126|2,67,152,65,78,43,62,118,127|3,33,128|4,129|5,124,130|6,103,131|7,132|8,113,133|9,159,52,77,49,80,95,134|10,94,135|11,66,81,99,136|12,87,137|13,55,57,138|14,139|15,91,140|16,69,71,42,141|17,89,142|18,168,40,31,105,143|19,104,144|20,58,83,145|21,60,146|22,34,147|23,50,148|24,174,47,29,102,149|25,150&gt;</text:p>
          </table:table-cell>
          <table:table-cell table:formula="of:=([.J106]-[.N106])/[.N106]" office:value-type="percentage" office:value="0.522079842805651">
            <text:p>52.21%</text:p>
          </table:table-cell>
          <table:table-cell table:formula="of:=([.K106]-[.O106])/[.O106]" office:value-type="percentage" office:value="0.521898704040328">
            <text:p>52.19%</text:p>
          </table:table-cell>
          <table:table-cell table:formula="of:=([.L106]-[.P106])/[.P106]" office:value-type="percentage" office:value="0.527454016556003">
            <text:p>52.75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4.100_25-5-5-5_rd_10.txt</text:p>
          </table:table-cell>
          <table:table-cell office:value-type="string">
            <text:p>true</text:p>
          </table:table-cell>
          <table:table-cell office:value-type="string">
            <text:p>44137,8623,8179,12559</text:p>
          </table:table-cell>
          <table:table-cell office:value-type="float" office:value="3672.4955">
            <text:p>3672.4955</text:p>
          </table:table-cell>
          <table:table-cell office:value-type="float" office:value="3507.4753">
            <text:p>3507.4753</text:p>
          </table:table-cell>
          <table:table-cell office:value-type="float" office:value="229.396">
            <text:p>229.396</text:p>
          </table:table-cell>
          <table:table-cell office:value-type="float" office:value="2358.3564">
            <text:p>2358.3564</text:p>
          </table:table-cell>
          <table:table-cell office:value-type="float" office:value="3235.6681">
            <text:p>3235.6681</text:p>
          </table:table-cell>
          <table:table-cell office:value-type="float" office:value="3007.1741">
            <text:p>3007.1741</text:p>
          </table:table-cell>
          <table:table-cell office:value-type="float" office:value="227.494">
            <text:p>227.494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0]</text:p>
          </table:table-cell>
          <table:table-cell office:value-type="string">
            <text:p>[1,2,3,4,5,6]</text:p>
          </table:table-cell>
          <table:table-cell office:value-type="string">
            <text:p>&lt;1,126|2,152,65,68,63,110,38,27,83,127|3,128|4,48,92,62,129|5,36,130|6,131|7,157,114,77,108,33,84,118,120,122,125,132|8,133|9,134|10,67,42,124,121,76,93,135|11,116,72,136|12,137|13,138|14,164,55,78,51,37,29,97,98,139|15,49,46,119,112,82,66,47,99,100,81,140|16,106,79,80,64,141|17,75,53,167,123,31,52,56,35,58,142|18,54,103,59,90,34,45,26,102,143|19,73,39,91,144|20,170,94,101,104,96,60,145|21,41,86,40,109,28,146|22,95,87,105,111,147|23,148|24,71,61,74,89,88,115,57,113,32,44,149|25,117,69,30,85,43,107,70,150&gt;</text:p>
          </table:table-cell>
          <table:table-cell table:formula="of:=([.J107]-[.N107])/[.N107]" office:value-type="percentage" office:value="0.135003772482104">
            <text:p>13.50%</text:p>
          </table:table-cell>
          <table:table-cell table:formula="of:=([.K107]-[.O107])/[.O107]" office:value-type="percentage" office:value="0.166369216867091">
            <text:p>16.64%</text:p>
          </table:table-cell>
          <table:table-cell table:formula="of:=([.L107]-[.P107])/[.P107]" office:value-type="percentage" office:value="0.0083606600613642">
            <text:p>0.84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4.100_25-5-5-5_rd_30.txt</text:p>
          </table:table-cell>
          <table:table-cell office:value-type="string">
            <text:p>true</text:p>
          </table:table-cell>
          <table:table-cell office:value-type="string">
            <text:p>20022,6933,6937,7109,7722,8574,8625</text:p>
          </table:table-cell>
          <table:table-cell office:value-type="float" office:value="3882.2065">
            <text:p>3882.2065</text:p>
          </table:table-cell>
          <table:table-cell office:value-type="float" office:value="3706.853">
            <text:p>3706.853</text:p>
          </table:table-cell>
          <table:table-cell office:value-type="float" office:value="174.3535">
            <text:p>174.3535</text:p>
          </table:table-cell>
          <table:table-cell office:value-type="float" office:value="2358.3564">
            <text:p>2358.3564</text:p>
          </table:table-cell>
          <table:table-cell office:value-type="float" office:value="3163.6405">
            <text:p>3163.6405</text:p>
          </table:table-cell>
          <table:table-cell office:value-type="float" office:value="2933.0356">
            <text:p>2933.0356</text:p>
          </table:table-cell>
          <table:table-cell office:value-type="float" office:value="229.6049">
            <text:p>229.604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0]</text:p>
          </table:table-cell>
          <table:table-cell office:value-type="string">
            <text:p>[1,2,3,4,5,6]</text:p>
          </table:table-cell>
          <table:table-cell office:value-type="string">
            <text:p>&lt;1,90,126|2,152,110,62,63,68,39,38,83,127|3,48,128|4,92,129|5,155,77,56,113,60,96,130|6,114,31,27,75,131|7,108,157,40,112,118,85,84,132|8,88,89,133|9,35,73,134|10,97,66,98,135|11,161,51,78,105,136|12,74,36,65,115,137|13,59,138|14,164,123,120,124,119,67,82,121,139|15,46,165,52,34,28,29,79,37,140|16,47,64,100,81,99,50,141|17,53,167,106,58,142|18,168,49,103,55,45,76,102,93,143|19,91,26,169,43,61,72,57,144|20,170,94,101,104,54,145|21,122,41,109,111,86,116,125,146|22,87,95,147|23,44,148|24,71,107,174,70,33,32,149|25,117,69,30,42,150&gt;</text:p>
          </table:table-cell>
          <table:table-cell table:formula="of:=([.J108]-[.N108])/[.N108]" office:value-type="percentage" office:value="0.22713263406509">
            <text:p>22.71%</text:p>
          </table:table-cell>
          <table:table-cell table:formula="of:=([.K108]-[.O108])/[.O108]" office:value-type="percentage" office:value="0.263828164922376">
            <text:p>26.38%</text:p>
          </table:table-cell>
          <table:table-cell table:formula="of:=([.L108]-[.P108])/[.P108]" office:value-type="percentage" office:value="-0.240636850520176">
            <text:p>-24.06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4.100_25-5-5-5_rd_50.txt</text:p>
          </table:table-cell>
          <table:table-cell office:value-type="string">
            <text:p>true</text:p>
          </table:table-cell>
          <table:table-cell office:value-type="string">
            <text:p>10296,5925,7022,7774,9246,10024,10896,10044,10567,10712,4775</text:p>
          </table:table-cell>
          <table:table-cell office:value-type="float" office:value="4321.5958">
            <text:p>4321.5958</text:p>
          </table:table-cell>
          <table:table-cell office:value-type="float" office:value="4158.1416">
            <text:p>4158.1416</text:p>
          </table:table-cell>
          <table:table-cell office:value-type="float" office:value="162.4542">
            <text:p>162.4542</text:p>
          </table:table-cell>
          <table:table-cell office:value-type="float" office:value="2358.3564">
            <text:p>2358.3564</text:p>
          </table:table-cell>
          <table:table-cell office:value-type="float" office:value="3215.2321">
            <text:p>3215.2321</text:p>
          </table:table-cell>
          <table:table-cell office:value-type="float" office:value="2991.2507">
            <text:p>2991.2507</text:p>
          </table:table-cell>
          <table:table-cell office:value-type="float" office:value="222.9814">
            <text:p>222.9814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34]</text:p>
          </table:table-cell>
          <table:table-cell office:value-type="string">
            <text:p>[1,2,3,4,5,6]</text:p>
          </table:table-cell>
          <table:table-cell office:value-type="string">
            <text:p>&lt;1,90,126|2,152,27,62,73,123,83,127|3,48,53,153,38,128|4,92,79,129|5,155,37,45,76,55,58,130|6,105,75,131|7,157,84,69,112,119,118,120,122,125,132|8,89,115,88,133|9,109,70,44,134|10,43,87,35,95,26,98,135|11,161,104,54,29,136|12,74,36,49,137|13,59,138|14,164,40,82,116,28,139|15,106,94,52,78,41,86,140|16,100,81,47,46,80,64,50,141|17,167,110,39,68,66,97,99,93,142|18,168,51,101,60,96,103,102,143|19,169,91,144|20,65,31,124,77,56,145|21,108,63,111,146|22,72,172,67,121,61,147|23,173,57,148|24,32,113,42,33,71,174,107,149|25,117,114,30,85,150&gt;</text:p>
          </table:table-cell>
          <table:table-cell table:formula="of:=([.J109]-[.N109])/[.N109]" office:value-type="percentage" office:value="0.344100726040898">
            <text:p>34.41%</text:p>
          </table:table-cell>
          <table:table-cell table:formula="of:=([.K109]-[.O109])/[.O109]" office:value-type="percentage" office:value="0.3901013378785">
            <text:p>39.01%</text:p>
          </table:table-cell>
          <table:table-cell table:formula="of:=([.L109]-[.P109])/[.P109]" office:value-type="percentage" office:value="-0.27144506223389">
            <text:p>-27.14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4.100_25-5-5-5_rd_70.txt</text:p>
          </table:table-cell>
          <table:table-cell office:value-type="string">
            <text:p>true</text:p>
          </table:table-cell>
          <table:table-cell office:value-type="string">
            <text:p>4748,5394,6081,6657,7928,8643,9774,10409,11843,11775,12260,11838,11258,11758</text:p>
          </table:table-cell>
          <table:table-cell office:value-type="float" office:value="4356.627">
            <text:p>4356.627</text:p>
          </table:table-cell>
          <table:table-cell office:value-type="float" office:value="4220.9456">
            <text:p>4220.9456</text:p>
          </table:table-cell>
          <table:table-cell office:value-type="float" office:value="134.6815">
            <text:p>134.6815</text:p>
          </table:table-cell>
          <table:table-cell office:value-type="float" office:value="2358.3564">
            <text:p>2358.3564</text:p>
          </table:table-cell>
          <table:table-cell office:value-type="float" office:value="3159.4251">
            <text:p>3159.4251</text:p>
          </table:table-cell>
          <table:table-cell office:value-type="float" office:value="2929.2729">
            <text:p>2929.2729</text:p>
          </table:table-cell>
          <table:table-cell office:value-type="float" office:value="229.1523">
            <text:p>229.152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40]</text:p>
          </table:table-cell>
          <table:table-cell office:value-type="string">
            <text:p>[1,2,3,4,5,6]</text:p>
          </table:table-cell>
          <table:table-cell office:value-type="string">
            <text:p>&lt;1,151,53,65,93,54,59,126|2,152,27,34,58,31,123,83,127|3,97,48,128|4,92,81,129|5,155,101,104,96,130|6,79,105,156,107,131|7,157,60,45,44,85,86,132|8,90,43,89,115,88,133|9,75,76,91,134|10,66,42,30,135|11,161,49,136|12,74,36,137|13,163,106,138|14,67,37,95,55,98,139|15,46,100,122,120,80,50,140|16,47,112,68,99,64,141|17,52,167,84,110,124,114,103,142|18,51,168,119,39,82,29,102,28,143|19,169,26,109,72,57,144|20,94,78,145|21,111,87,35,113,77,41,116,125,146|22,73,172,63,62,38,32,147|23,173,56,148|24,71,108,61,33,70,149|25,117,121,69,118,150&gt;</text:p>
          </table:table-cell>
          <table:table-cell table:formula="of:=([.J110]-[.N110])/[.N110]" office:value-type="percentage" office:value="0.378930299692815">
            <text:p>37.89%</text:p>
          </table:table-cell>
          <table:table-cell table:formula="of:=([.K110]-[.O110])/[.O110]" office:value-type="percentage" office:value="0.440953350573789">
            <text:p>44.10%</text:p>
          </table:table-cell>
          <table:table-cell table:formula="of:=([.L110]-[.P110])/[.P110]" office:value-type="percentage" office:value="-0.412262063265348">
            <text:p>-41.23%</text:p>
          </table:table-cell>
        </table:table-row>
        <table:table-row table:style-name="ro1">
          <table:table-cell office:value-type="string">
            <text:p>R104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4.100_25-5-5-5_rd_90.txt</text:p>
          </table:table-cell>
          <table:table-cell office:value-type="string">
            <text:p>true</text:p>
          </table:table-cell>
          <table:table-cell office:value-type="string">
            <text:p>1692,106367,464,548,593,659,706,731,662,828,853,1081,1018,1398,1393,1504,1487,1643,1405,1528,1362,964,804</text:p>
          </table:table-cell>
          <table:table-cell office:value-type="float" office:value="1359.422">
            <text:p>1359.422</text:p>
          </table:table-cell>
          <table:table-cell office:value-type="float" office:value="1166.2854">
            <text:p>1166.2854</text:p>
          </table:table-cell>
          <table:table-cell office:value-type="float" office:value="202.1367">
            <text:p>202.1367</text:p>
          </table:table-cell>
          <table:table-cell office:value-type="float" office:value="2358.3564">
            <text:p>2358.3564</text:p>
          </table:table-cell>
          <table:table-cell office:value-type="float" office:value="1155.7243">
            <text:p>1155.7243</text:p>
          </table:table-cell>
          <table:table-cell office:value-type="float" office:value="973.3689">
            <text:p>973.3689</text:p>
          </table:table-cell>
          <table:table-cell office:value-type="float" office:value="181.3554">
            <text:p>181.3554</text:p>
          </table:table-cell>
          <table:table-cell office:value-type="float" office:value="29">
            <text:p>29</text:p>
          </table:table-cell>
          <table:table-cell office:value-type="float" office:value="71">
            <text:p>71.0</text:p>
          </table:table-cell>
          <table:table-cell office:value-type="string">
            <text:p>[27, 28, 30, 31, 32, 35, 36, 37, 39, 40, 41, 42, 44, 45, 46, 49, 52, 53, 54, 55, 56, 57, 58, 60, 61, 62, 64, 65, 66, 67, 68, 69, 70, 71, 72, 73, 74, 76, 77, 79, 81, 82, 84, 85, 86, 88, 89, 90, 91, 92, 93, 95, 96, 97, 98, 100, 105, 106, 107, 108, 110, 111, 113, 114, 115, 116, 117, 119, 120, 121, 123]</text:p>
          </table:table-cell>
          <table:table-cell office:value-type="string">
            <text:p>[1,2,3,4,5,6]</text:p>
          </table:table-cell>
          <table:table-cell office:value-type="string">
            <text:p>&lt;1,126|2,38,83,127|3,48,128|4,129|5,130|6,131|7,33,132|8,133|9,112,80,134|10,135|11,136|12,137|13,138|14,125,139|15,47,122,118,109,99,50,140|16,141|17,26,167,75,101,34,142|18,59,103,51,168,78,29,102,143|19,144|20,104,145|21,63,146|22,87,147|23,148|24,174,94,124,43,149|25,150&gt;</text:p>
          </table:table-cell>
          <table:table-cell table:formula="of:=([.J111]-[.N111])/[.N111]" office:value-type="percentage" office:value="0.176251118021833">
            <text:p>17.63%</text:p>
          </table:table-cell>
          <table:table-cell table:formula="of:=([.K111]-[.O111])/[.O111]" office:value-type="percentage" office:value="0.198194641312251">
            <text:p>19.82%</text:p>
          </table:table-cell>
          <table:table-cell table:formula="of:=([.L111]-[.P111])/[.P111]" office:value-type="percentage" office:value="0.114588812905488">
            <text:p>11.46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5.100_25-5-5-5_rd_10.txt</text:p>
          </table:table-cell>
          <table:table-cell office:value-type="string">
            <text:p>true</text:p>
          </table:table-cell>
          <table:table-cell office:value-type="string">
            <text:p>44724,7319,9664,8854,12911,12234,17324,13500,12721,12628</text:p>
          </table:table-cell>
          <table:table-cell office:value-type="float" office:value="4384.4413">
            <text:p>4384.4413</text:p>
          </table:table-cell>
          <table:table-cell office:value-type="float" office:value="4209.3653">
            <text:p>4209.3653</text:p>
          </table:table-cell>
          <table:table-cell office:value-type="float" office:value="174.076">
            <text:p>174.076</text:p>
          </table:table-cell>
          <table:table-cell office:value-type="float" office:value="3206.7586">
            <text:p>3206.7586</text:p>
          </table:table-cell>
          <table:table-cell office:value-type="float" office:value="4665.262">
            <text:p>4665.262</text:p>
          </table:table-cell>
          <table:table-cell office:value-type="float" office:value="4532.0302">
            <text:p>4532.0302</text:p>
          </table:table-cell>
          <table:table-cell office:value-type="float" office:value="132.2318">
            <text:p>132.231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0,124,62,126|2,36,89,93,127|3,153,101,106,75,60,128|4,154,56,55,80,50,129|5,155,77,113,115,35,26,95,130|6,64,48,66,47,51,114,118,131|7,91,132|8,158,40,112,82,85,133|9,120,39,41,86,111,121,38,125,134|10,67,100,160,99,135|11,161,87,76,45,57,136|12,97,98,46,65,79,49,102,137|13,90,138|14,164,96,139|15,108,43,109,122,105,140|16,27,166,31,119,42,141|17,167,30,74,142|18,168,52,53,37,34,143|19,70,107,32,33,71,73,144|20,72,61,44,145|21,58,54,92,81,29,146|22,94,172,104,103,59,147|23,117,84,123,69,63,68,116,83,148|24,78,174,28,149|25,88,150&gt;</text:p>
          </table:table-cell>
          <table:table-cell table:formula="of:=([.J112]-[.N112])/[.N112]" office:value-type="percentage" office:value="-0.0601939826744992">
            <text:p>-6.02%</text:p>
          </table:table-cell>
          <table:table-cell table:formula="of:=([.K112]-[.O112])/[.O112]" office:value-type="percentage" office:value="-0.071196546748519">
            <text:p>-7.12%</text:p>
          </table:table-cell>
          <table:table-cell table:formula="of:=([.L112]-[.P112])/[.P112]" office:value-type="percentage" office:value="0.316445817118121">
            <text:p>31.64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5.100_25-5-5-5_rd_30.txt</text:p>
          </table:table-cell>
          <table:table-cell office:value-type="string">
            <text:p>true</text:p>
          </table:table-cell>
          <table:table-cell office:value-type="string">
            <text:p>27692,4591,5978,6415,8595,8862,11129,10904,14271,14498,18412,18168,20819,21610,26488,28105,27180,28084,31269,31457,36305,29985,32928,26377,16326</text:p>
          </table:table-cell>
          <table:table-cell office:value-type="float" office:value="4274.1198">
            <text:p>4274.1198</text:p>
          </table:table-cell>
          <table:table-cell office:value-type="float" office:value="4154.6759">
            <text:p>4154.6759</text:p>
          </table:table-cell>
          <table:table-cell office:value-type="float" office:value="118.4439">
            <text:p>118.4439</text:p>
          </table:table-cell>
          <table:table-cell office:value-type="float" office:value="3206.7586">
            <text:p>3206.7586</text:p>
          </table:table-cell>
          <table:table-cell office:value-type="float" office:value="4608.1349">
            <text:p>4608.1349</text:p>
          </table:table-cell>
          <table:table-cell office:value-type="float" office:value="4454.4358">
            <text:p>4454.4358</text:p>
          </table:table-cell>
          <table:table-cell office:value-type="float" office:value="152.6991">
            <text:p>152.699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4,119,62,99,126|2,36,55,59,127|3,94,153,101,34,128|4,154,27,40,82,80,29,50,129|5,155,52,96,91,130|6,97,156,31,109,85,42,118,131|7,90,106,132|8,67,158,46,47,66,133|9,39,41,86,111,122,121,125,134|10,160,120,110,112,81,135|11,161,87,45,136|12,64,100,48,79,49,137|13,163,104,103,60,138|14,164,77,113,139|15,53,92,140|16,166,37,98,141|17,30,43,57,142|18,61,44,115,35,26,95,143|19,70,108,107,32,33,71,73,144|20,72,89,145|21,58,54,171,51,38,114,146|22,172,56,76,75,28,93,105,102,147|23,84,117,123,69,63,68,116,83,148|24,65,78,149|25,88,175,74,150&gt;</text:p>
          </table:table-cell>
          <table:table-cell table:formula="of:=([.J113]-[.N113])/[.N113]" office:value-type="percentage" office:value="-0.0724837938229629">
            <text:p>-7.25%</text:p>
          </table:table-cell>
          <table:table-cell table:formula="of:=([.K113]-[.O113])/[.O113]" office:value-type="percentage" office:value="-0.0672946953237041">
            <text:p>-6.73%</text:p>
          </table:table-cell>
          <table:table-cell table:formula="of:=([.L113]-[.P113])/[.P113]" office:value-type="percentage" office:value="-0.224331381127983">
            <text:p>-22.43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5.100_25-5-5-5_rd_50.txt</text:p>
          </table:table-cell>
          <table:table-cell office:value-type="string">
            <text:p>true</text:p>
          </table:table-cell>
          <table:table-cell office:value-type="string">
            <text:p>13300,2822,3348,4039,4381,4405,5479,6259,6890,7195,8656,9426,10197,10357,12232,12233,14922,14893,18296,18969,21644,21772,24141,24538,28788,27615,33451,32489,35362,34857,39003,33050,38429,34588,39354,33517,22413,20445,6322</text:p>
          </table:table-cell>
          <table:table-cell office:value-type="float" office:value="4348.5678">
            <text:p>4348.5678</text:p>
          </table:table-cell>
          <table:table-cell office:value-type="float" office:value="4200.7497">
            <text:p>4200.7497</text:p>
          </table:table-cell>
          <table:table-cell office:value-type="float" office:value="146.8181">
            <text:p>146.8181</text:p>
          </table:table-cell>
          <table:table-cell office:value-type="float" office:value="3206.7586">
            <text:p>3206.7586</text:p>
          </table:table-cell>
          <table:table-cell office:value-type="float" office:value="4724.4548">
            <text:p>4724.4548</text:p>
          </table:table-cell>
          <table:table-cell office:value-type="float" office:value="4567.4307">
            <text:p>4567.4307</text:p>
          </table:table-cell>
          <table:table-cell office:value-type="float" office:value="156.0241">
            <text:p>156.0241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34, 75]</text:p>
          </table:table-cell>
          <table:table-cell office:value-type="string">
            <text:p>[1,2,3,4,5,6]</text:p>
          </table:table-cell>
          <table:table-cell office:value-type="string">
            <text:p>&lt;1,27,151,119,79,50,126|2,37,106,59,127|3,153,115,74,128|4,154,77,56,32,28,129|5,94,89,35,26,95,130|6,97,100,46,78,51,85,118,131|7,90,132|8,117,86,111,133|9,159,120,124,31,112,122,38,114,134|10,160,92,62,125,135|11,161,36,45,57,136|12,64,48,98,66,80,102,137|13,87,138|14,108,164,104,60,139|15,39,41,110,109,121,99,140|16,67,65,82,141|17,58,76,142|18,168,52,96,91,143|19,70,107,113,33,71,42,73,144|20,72,61,44,93,145|21,53,54,101,146|22,172,40,47,81,29,49,105,147|23,30,84,123,69,63,68,116,83,148|24,174,55,103,149|25,88,43,150&gt;</text:p>
          </table:table-cell>
          <table:table-cell table:formula="of:=([.J114]-[.N114])/[.N114]" office:value-type="percentage" office:value="-0.0795619845913227">
            <text:p>-7.96%</text:p>
          </table:table-cell>
          <table:table-cell table:formula="of:=([.K114]-[.O114])/[.O114]" office:value-type="percentage" office:value="-0.080281677836951">
            <text:p>-8.03%</text:p>
          </table:table-cell>
          <table:table-cell table:formula="of:=([.L114]-[.P114])/[.P114]" office:value-type="percentage" office:value="-0.0590037051968255">
            <text:p>-5.90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5.100_25-5-5-5_rd_70.txt</text:p>
          </table:table-cell>
          <table:table-cell office:value-type="string">
            <text:p>true</text:p>
          </table:table-cell>
          <table:table-cell office:value-type="string">
            <text:p>5671,1378,1752,2017,2229,2659,2899,3646,3601,4354,4538,5642,5611,6726,6612,7628,7462,7445,8487,9213,10535,10637,13267,12904,15684,14298,17059,17638,20795,20396,23268,20481,25858,22451,28628,25880,30337,28611,33730,24579,23493,21292,20506,13809</text:p>
          </table:table-cell>
          <table:table-cell office:value-type="float" office:value="4046.7124">
            <text:p>4046.7124</text:p>
          </table:table-cell>
          <table:table-cell office:value-type="float" office:value="3911.108">
            <text:p>3911.108</text:p>
          </table:table-cell>
          <table:table-cell office:value-type="float" office:value="134.6043">
            <text:p>134.6043</text:p>
          </table:table-cell>
          <table:table-cell office:value-type="float" office:value="3206.7586">
            <text:p>3206.7586</text:p>
          </table:table-cell>
          <table:table-cell office:value-type="float" office:value="3629.8235">
            <text:p>3629.8235</text:p>
          </table:table-cell>
          <table:table-cell office:value-type="float" office:value="3405.2976">
            <text:p>3405.2976</text:p>
          </table:table-cell>
          <table:table-cell office:value-type="float" office:value="223.5258">
            <text:p>223.5258</text:p>
          </table:table-cell>
          <table:table-cell office:value-type="float" office:value="86">
            <text:p>86</text:p>
          </table:table-cell>
          <table:table-cell office:value-type="float" office:value="14">
            <text:p>14.0</text:p>
          </table:table-cell>
          <table:table-cell office:value-type="string">
            <text:p>[43, 55, 58, 61, 67, 70, 74, 81, 89, 92, 97, 108, 120, 124]</text:p>
          </table:table-cell>
          <table:table-cell office:value-type="string">
            <text:p>[1,2,3,4,5,6]</text:p>
          </table:table-cell>
          <table:table-cell office:value-type="string">
            <text:p>&lt;1,151,37,28,79,49,50,126|2,64,100,66,127|3,94,153,106,34,60,128|4,154,52,32,119,51,93,102,129|5,155,77,101,91,130|6,115,156,116,118,131|7,90,132|8,158,46,48,133|9,117,39,41,86,111,62,122,125,134|10,160,82,112,135|11,161,136|12,56,137|13,78,163,35,57,138|14,164,113,76,139|15,40,110,109,121,140|16,27,166,65,80,141|17,72,87,142|18,53,168,54,104,103,75,26,95,143|19,44,33,71,42,85,114,144|20,107,36,45,145|21,98,47,29,99,105,146|22,172,96,59,147|23,30,84,123,69,63,68,38,83,148|24,174,149|25,88,175,31,73,150&gt;</text:p>
          </table:table-cell>
          <table:table-cell table:formula="of:=([.J115]-[.N115])/[.N115]" office:value-type="percentage" office:value="0.114851011350827">
            <text:p>11.49%</text:p>
          </table:table-cell>
          <table:table-cell table:formula="of:=([.K115]-[.O115])/[.O115]" office:value-type="percentage" office:value="0.148536327632569">
            <text:p>14.85%</text:p>
          </table:table-cell>
          <table:table-cell table:formula="of:=([.L115]-[.P115])/[.P115]" office:value-type="percentage" office:value="-0.39781313834913">
            <text:p>-39.78%</text:p>
          </table:table-cell>
        </table:table-row>
        <table:table-row table:style-name="ro1">
          <table:table-cell office:value-type="string">
            <text:p>R105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5.100_25-5-5-5_rd_90.txt</text:p>
          </table:table-cell>
          <table:table-cell office:value-type="string">
            <text:p>true</text:p>
          </table:table-cell>
          <table:table-cell office:value-type="string">
            <text:p>1682,559,648,548,592,673,5195,689,9742,676,8561,1056,8064,894,7462,1211,908,1066,1044,2283,1344,1484,8017,1579,1656,1420,1352,2132,1773,1839,1563,1460,12154,1702,12464,2217,2036,1861,1919,2131,2456,2155,2400,2173,1885,1294,1344,1489,1295,1463,1541</text:p>
          </table:table-cell>
          <table:table-cell office:value-type="float" office:value="1382.0778">
            <text:p>1382.0778</text:p>
          </table:table-cell>
          <table:table-cell office:value-type="float" office:value="1298.6792">
            <text:p>1298.6792</text:p>
          </table:table-cell>
          <table:table-cell office:value-type="float" office:value="225.1283">
            <text:p>225.1283</text:p>
          </table:table-cell>
          <table:table-cell office:value-type="float" office:value="3206.7586">
            <text:p>3206.7586</text:p>
          </table:table-cell>
          <table:table-cell office:value-type="float" office:value="1003.6079">
            <text:p>1003.6079</text:p>
          </table:table-cell>
          <table:table-cell office:value-type="float" office:value="792.7051">
            <text:p>792.7051</text:p>
          </table:table-cell>
          <table:table-cell office:value-type="float" office:value="209.9028">
            <text:p>209.9028</text:p>
          </table:table-cell>
          <table:table-cell office:value-type="float" office:value="23">
            <text:p>23</text:p>
          </table:table-cell>
          <table:table-cell office:value-type="float" office:value="77">
            <text:p>77.0</text:p>
          </table:table-cell>
          <table:table-cell office:value-type="string">
            <text:p>[26, 28, 30, 31, 32, 33, 35, 39, 40, 41, 42, 43, 44, 45, 46, 47, 49, 51, 52, 54, 55, 56, 57, 58, 59, 61, 63, 64, 65, 66, 67, 68, 69, 70, 71, 72, 74, 75, 76, 77, 78, 79, 80, 82, 84, 85, 86, 87, 89, 90, 91, 92, 93, 94, 95, 97, 98, 99, 100, 102, 103, 106, 107, 108, 109, 110, 113, 114, 115, 116, 119, 120, 121, 122, 123, 124, 125]</text:p>
          </table:table-cell>
          <table:table-cell office:value-type="string">
            <text:p>[1,2,3,4,5,6]</text:p>
          </table:table-cell>
          <table:table-cell office:value-type="string">
            <text:p>&lt;1,126|2,127|3,128|4,154,83,129|5,130|6,111,131|7,132|8,133|9,159,38,118,134|10,135|11,73,136|12,137|13,138|14,164,96,104,60,139|15,48,140|16,141|17,88,142|18,168,53,37,101,34,143|19,36,144|20,145|21,105,146|22,172,81,29,50,147|23,117,173,27,112,62,148|24,149|25,150&gt;</text:p>
          </table:table-cell>
          <table:table-cell table:formula="of:=([.J116]-[.N116])/[.N116]" office:value-type="percentage" office:value="0.377109327258185">
            <text:p>37.71%</text:p>
          </table:table-cell>
          <table:table-cell table:formula="of:=([.K116]-[.O116])/[.O116]" office:value-type="percentage" office:value="0.638287933305841">
            <text:p>63.83%</text:p>
          </table:table-cell>
          <table:table-cell table:formula="of:=([.L116]-[.P116])/[.P116]" office:value-type="percentage" office:value="0.0725359547371449">
            <text:p>7.25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6.100_25-5-5-5_rd_10.txt</text:p>
          </table:table-cell>
          <table:table-cell office:value-type="string">
            <text:p>true</text:p>
          </table:table-cell>
          <table:table-cell office:value-type="string">
            <text:p>40195,8302,9425,10286,13318,14221,16209,17052,14329</text:p>
          </table:table-cell>
          <table:table-cell office:value-type="float" office:value="3990.8578">
            <text:p>3990.8578</text:p>
          </table:table-cell>
          <table:table-cell office:value-type="float" office:value="3911.736">
            <text:p>3911.736</text:p>
          </table:table-cell>
          <table:table-cell office:value-type="float" office:value="148.7569">
            <text:p>148.7569</text:p>
          </table:table-cell>
          <table:table-cell office:value-type="float" office:value="2827.0114">
            <text:p>2827.0114</text:p>
          </table:table-cell>
          <table:table-cell office:value-type="float" office:value="4323.5805">
            <text:p>4323.5805</text:p>
          </table:table-cell>
          <table:table-cell office:value-type="float" office:value="4093.2811">
            <text:p>4093.2811</text:p>
          </table:table-cell>
          <table:table-cell office:value-type="float" office:value="229.2994">
            <text:p>229.299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8,92,81,79,49,126|2,88,127|3,117,107,43,108,128|4,154,120,40,112,84,68,83,129|5,121,67,62,124,41,111,42,85,114,119,130|6,72,87,74,131|7,64,157,78,99,29,102,132|8,158,26,76,59,133|9,103,104,134|10,98,82,97,46,135|11,90,34,106,136|12,32,73,71,38,137|13,110,123,138|14,164,52,55,45,91,57,139|15,58,94,96,140|16,116,39,69,63,141|17,27,167,31,122,125,118,142|18,44,33,168,77,95,143|19,113,56,35,60,144|20,170,53,51,65,28,145|21,30,70,86,109,146|22,54,101,172,37,147|23,61,36,89,148|24,115,75,93,105,149|25,175,100,47,66,80,50,150&gt;</text:p>
          </table:table-cell>
          <table:table-cell table:formula="of:=([.J117]-[.N117])/[.N117]" office:value-type="percentage" office:value="-0.0769553614186205">
            <text:p>-7.70%</text:p>
          </table:table-cell>
          <table:table-cell table:formula="of:=([.K117]-[.O117])/[.O117]" office:value-type="percentage" office:value="-0.0443519747519906">
            <text:p>-4.44%</text:p>
          </table:table-cell>
          <table:table-cell table:formula="of:=([.L117]-[.P117])/[.P117]" office:value-type="percentage" office:value="-0.351254735075626">
            <text:p>-35.13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6.100_25-5-5-5_rd_30.txt</text:p>
          </table:table-cell>
          <table:table-cell office:value-type="string">
            <text:p>true</text:p>
          </table:table-cell>
          <table:table-cell office:value-type="string">
            <text:p>21716,5243,7071,7758,9732,10250,12128,14751,14835,16455,17630,16946,20197,19489,21331,21881,22632,20504,16783</text:p>
          </table:table-cell>
          <table:table-cell office:value-type="float" office:value="4122.9537">
            <text:p>4122.9537</text:p>
          </table:table-cell>
          <table:table-cell office:value-type="float" office:value="3977.3809">
            <text:p>3977.3809</text:p>
          </table:table-cell>
          <table:table-cell office:value-type="float" office:value="144.5728">
            <text:p>144.5728</text:p>
          </table:table-cell>
          <table:table-cell office:value-type="float" office:value="2827.0114">
            <text:p>2827.0114</text:p>
          </table:table-cell>
          <table:table-cell office:value-type="float" office:value="3895.6598">
            <text:p>3895.6598</text:p>
          </table:table-cell>
          <table:table-cell office:value-type="float" office:value="3667.1573">
            <text:p>3667.1573</text:p>
          </table:table-cell>
          <table:table-cell office:value-type="float" office:value="227.5025">
            <text:p>227.502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7]</text:p>
          </table:table-cell>
          <table:table-cell office:value-type="string">
            <text:p>[1,2,3,4,5,6]</text:p>
          </table:table-cell>
          <table:table-cell office:value-type="string">
            <text:p>&lt;1,36,32,77,102,126|2,88,127|3,69,63,109,107,128|4,154,72,115,35,57,95,129|5,62,121,67,41,86,110,68,38,114,119,130|6,89,74,131|7,157,53,56,113,99,29,50,132|8,97,28,133|9,103,134|10,39,40,66,47,81,100,135|11,59,106,34,45,136|12,73,111,71,137|13,33,42,85,138|14,164,44,43,139|15,94,96,140|16,84,117,98,82,166,122,116,125,123,141|17,120,167,52,26,78,46,79,83,27,142|18,168,55,76,91,143|19,90,104,60,144|20,170,51,145|21,70,108,124,31,112,171,118,30,146|22,54,101,172,93,37,105,147|23,61,148|24,64,48,92,149|25,58,75,65,175,80,49,150&gt;</text:p>
          </table:table-cell>
          <table:table-cell table:formula="of:=([.J118]-[.N118])/[.N118]" office:value-type="percentage" office:value="0.058345418149706">
            <text:p>5.83%</text:p>
          </table:table-cell>
          <table:table-cell table:formula="of:=([.K118]-[.O118])/[.O118]" office:value-type="percentage" office:value="0.0845951167679664">
            <text:p>8.46%</text:p>
          </table:table-cell>
          <table:table-cell table:formula="of:=([.L118]-[.P118])/[.P118]" office:value-type="percentage" office:value="-0.364522148108263">
            <text:p>-36.45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6.100_25-5-5-5_rd_50.txt</text:p>
          </table:table-cell>
          <table:table-cell office:value-type="string">
            <text:p>true</text:p>
          </table:table-cell>
          <table:table-cell office:value-type="string">
            <text:p>11297,3685,24444,5023,5881,5785,6783,7066,7908,8962,9996,10669,12145,12454,14170,14959,15950,17529,19098,19423,22456,22902,23939,24174,24955,26423,28793,28859,30786,30794,26632,24790,20628</text:p>
          </table:table-cell>
          <table:table-cell office:value-type="float" office:value="4333.1167">
            <text:p>4333.1167</text:p>
          </table:table-cell>
          <table:table-cell office:value-type="float" office:value="4200.1252">
            <text:p>4200.1252</text:p>
          </table:table-cell>
          <table:table-cell office:value-type="float" office:value="131.9915">
            <text:p>131.9915</text:p>
          </table:table-cell>
          <table:table-cell office:value-type="float" office:value="2827.0114">
            <text:p>2827.0114</text:p>
          </table:table-cell>
          <table:table-cell office:value-type="float" office:value="4134.154">
            <text:p>4134.154</text:p>
          </table:table-cell>
          <table:table-cell office:value-type="float" office:value="3904.0067">
            <text:p>3904.0067</text:p>
          </table:table-cell>
          <table:table-cell office:value-type="float" office:value="229.1472">
            <text:p>229.1472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39, 117]</text:p>
          </table:table-cell>
          <table:table-cell office:value-type="string">
            <text:p>[1,2,3,4,5,6]</text:p>
          </table:table-cell>
          <table:table-cell office:value-type="string">
            <text:p>&lt;1,48,92,81,29,50,126|2,88,127|3,107,72,113,44,128|4,154,51,69,30,109,108,114,83,129|5,97,119,121,31,112,68,62,123,130|6,87,36,89,74,131|7,157,98,65,80,102,132|8,158,115,91,60,133|9,86,159,93,134|10,54,47,66,100,135|11,90,28,34,136|12,162,67,111,71,42,137|13,64,82,85,110,138|14,70,124,164,35,57,139|15,52,165,96,140|16,84,40,43,166,27,116,125,141|17,167,77,41,63,122,38,118,142|18,94,168,33,143|19,26,169,103,104,144|20,56,170,55,76,59,145|21,73,53,75,101,106,45,95,146|22,58,147|23,61,148|24,37,174,120,46,79,49,149|25,175,32,78,99,105,150&gt;</text:p>
          </table:table-cell>
          <table:table-cell table:formula="of:=([.J119]-[.N119])/[.N119]" office:value-type="percentage" office:value="0.0481265816416126">
            <text:p>4.81%</text:p>
          </table:table-cell>
          <table:table-cell table:formula="of:=([.K119]-[.O119])/[.O119]" office:value-type="percentage" office:value="0.0758498954420341">
            <text:p>7.58%</text:p>
          </table:table-cell>
          <table:table-cell table:formula="of:=([.L119]-[.P119])/[.P119]" office:value-type="percentage" office:value="-0.423988161321631">
            <text:p>-42.40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6.100_25-5-5-5_rd_70.txt</text:p>
          </table:table-cell>
          <table:table-cell office:value-type="string">
            <text:p>true</text:p>
          </table:table-cell>
          <table:table-cell office:value-type="string">
            <text:p>4519,2118,2386,3065,3346,4072,5181,5458,6581,7469,8346,8587,9930,10793,11810,12484,13755,15324,16266,17367,18954,18954,23136,25477,24131,23033,24189,24844,27953,29679,30920,30411,31848,32521,33700,33556,30671,32677,26711,20462,13931,12565</text:p>
          </table:table-cell>
          <table:table-cell office:value-type="float" office:value="4514.3955">
            <text:p>4514.3955</text:p>
          </table:table-cell>
          <table:table-cell office:value-type="float" office:value="4381.3535">
            <text:p>4381.3535</text:p>
          </table:table-cell>
          <table:table-cell office:value-type="float" office:value="132.042">
            <text:p>132.042</text:p>
          </table:table-cell>
          <table:table-cell office:value-type="float" office:value="2827.0114">
            <text:p>2827.0114</text:p>
          </table:table-cell>
          <table:table-cell office:value-type="float" office:value="3774.38">
            <text:p>3774.38</text:p>
          </table:table-cell>
          <table:table-cell office:value-type="float" office:value="3548.7206">
            <text:p>3548.7206</text:p>
          </table:table-cell>
          <table:table-cell office:value-type="float" office:value="224.6595">
            <text:p>224.659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8,46,97,93,126|2,88,127|3,117,39,69,109,128|4,154,53,94,43,31,84,62,122,125,114,129|5,30,59,51,155,121,118,130|6,96,74,131|7,157,86,41,112,99,29,50,132|8,55,103,133|9,36,107,33,57,134|10,116,82,47,81,100,105,135|11,90,76,73,95,136|12,67,124,71,137|13,34,37,85,123,138|14,164,87,113,35,42,139|15,70,108,165,91,140|16,27,40,63,141|17,167,52,28,106,104,79,38,83,142|18,56,44,115,143|19,26,169,32,45,60,144|20,170,77,111,68,102,145|21,58,75,66,120,146|22,54,101,172,119,110,147|23,61,72,89,148|24,64,48,92,49,149|25,175,65,78,80,150&gt;</text:p>
          </table:table-cell>
          <table:table-cell table:formula="of:=([.J120]-[.N120])/[.N120]" office:value-type="percentage" office:value="0.196062797068658">
            <text:p>19.61%</text:p>
          </table:table-cell>
          <table:table-cell table:formula="of:=([.K120]-[.O120])/[.O120]" office:value-type="percentage" office:value="0.234629037856629">
            <text:p>23.46%</text:p>
          </table:table-cell>
          <table:table-cell table:formula="of:=([.L120]-[.P120])/[.P120]" office:value-type="percentage" office:value="-0.412257215920092">
            <text:p>-41.23%</text:p>
          </table:table-cell>
        </table:table-row>
        <table:table-row table:style-name="ro1">
          <table:table-cell office:value-type="string">
            <text:p>R106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6.100_25-5-5-5_rd_90.txt</text:p>
          </table:table-cell>
          <table:table-cell office:value-type="string">
            <text:p>true</text:p>
          </table:table-cell>
          <table:table-cell office:value-type="string">
            <text:p>1708,2410,4179,574,589,584,4651,757,765,865,797,798,918,946,1176,934,1236,1192,8406,1237,14955,1399,12485,1330,1514,1703,1944,2119,19099,2504,2476,2745,2558,2983,2671,2835,3022,4229,3257,3599,3510,3800,3734,4725,7282,5337,5254,5916,4848,4920,3536,4269,3528</text:p>
          </table:table-cell>
          <table:table-cell office:value-type="float" office:value="1631.4147">
            <text:p>1631.4147</text:p>
          </table:table-cell>
          <table:table-cell office:value-type="float" office:value="1481.6332">
            <text:p>1481.6332</text:p>
          </table:table-cell>
          <table:table-cell office:value-type="float" office:value="226.8254">
            <text:p>226.8254</text:p>
          </table:table-cell>
          <table:table-cell office:value-type="float" office:value="2827.0114">
            <text:p>2827.0114</text:p>
          </table:table-cell>
          <table:table-cell office:value-type="float" office:value="1271.4239">
            <text:p>1271.4239</text:p>
          </table:table-cell>
          <table:table-cell office:value-type="float" office:value="1058.4957">
            <text:p>1058.4957</text:p>
          </table:table-cell>
          <table:table-cell office:value-type="float" office:value="211.9282">
            <text:p>211.9282</text:p>
          </table:table-cell>
          <table:table-cell office:value-type="float" office:value="33">
            <text:p>33</text:p>
          </table:table-cell>
          <table:table-cell office:value-type="float" office:value="67">
            <text:p>67.0</text:p>
          </table:table-cell>
          <table:table-cell office:value-type="string">
            <text:p>[26, 27, 28, 29, 30, 31, 32, 33, 34, 35, 36, 37, 39, 40, 43, 44, 45, 46, 50, 51, 52, 53, 54, 55, 56, 58, 59, 61, 62, 63, 64, 66, 67, 69, 70, 73, 75, 76, 81, 82, 84, 85, 86, 87, 88, 89, 90, 92, 96, 100, 101, 103, 104, 106, 108, 109, 111, 112, 114, 115, 118, 119, 120, 121, 122, 123, 124]</text:p>
          </table:table-cell>
          <table:table-cell office:value-type="string">
            <text:p>[1,2,3,4,5,6]</text:p>
          </table:table-cell>
          <table:table-cell office:value-type="string">
            <text:p>&lt;1,126|2,127|3,72,113,74,128|4,94,154,65,78,77,57,95,129|5,71,107,38,130|6,131|7,60,132|8,133|9,134|10,48,98,47,49,102,135|11,136|12,42,137|13,138|14,164,91,93,139|15,140|16,110,117,166,97,68,125,141|17,167,116,41,80,79,105,83,142|18,143|19,144|20,170,99,145|21,146|22,147|23,148|24,149|25,150&gt;</text:p>
          </table:table-cell>
          <table:table-cell table:formula="of:=([.J121]-[.N121])/[.N121]" office:value-type="percentage" office:value="0.283139871761102">
            <text:p>28.31%</text:p>
          </table:table-cell>
          <table:table-cell table:formula="of:=([.K121]-[.O121])/[.O121]" office:value-type="percentage" office:value="0.399753631497983">
            <text:p>39.98%</text:p>
          </table:table-cell>
          <table:table-cell table:formula="of:=([.L121]-[.P121])/[.P121]" office:value-type="percentage" office:value="0.0702936183103523">
            <text:p>7.03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7.100_25-5-5-5_rd_10.txt</text:p>
          </table:table-cell>
          <table:table-cell office:value-type="string">
            <text:p>true</text:p>
          </table:table-cell>
          <table:table-cell office:value-type="string">
            <text:p>62046,11464,10766,13089,13097,16126,15706,7120</text:p>
          </table:table-cell>
          <table:table-cell office:value-type="float" office:value="3816.0136">
            <text:p>3816.0136</text:p>
          </table:table-cell>
          <table:table-cell office:value-type="float" office:value="3629.232">
            <text:p>3629.232</text:p>
          </table:table-cell>
          <table:table-cell office:value-type="float" office:value="185.7815">
            <text:p>185.7815</text:p>
          </table:table-cell>
          <table:table-cell office:value-type="float" office:value="2266.6726">
            <text:p>2266.6726</text:p>
          </table:table-cell>
          <table:table-cell office:value-type="float" office:value="2765.1622">
            <text:p>2765.1622</text:p>
          </table:table-cell>
          <table:table-cell office:value-type="float" office:value="2541.3094">
            <text:p>2541.3094</text:p>
          </table:table-cell>
          <table:table-cell office:value-type="float" office:value="222.8529">
            <text:p>222.852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17]</text:p>
          </table:table-cell>
          <table:table-cell office:value-type="string">
            <text:p>[1,2,3,4,5,6]</text:p>
          </table:table-cell>
          <table:table-cell office:value-type="string">
            <text:p>&lt;1,90,126|2,72,61,111,32,127|3,37,64,48,92,66,82,38,83,128|4,76,59,129|5,122,33,109,43,108,30,130|6,104,57,131|7,54,103,50,132|8,158,78,45,133|9,27,40,112,86,159,102,105,134|10,71,135|11,65,46,47,136|12,93,137|13,52,119,114,124,31,84,138|14,101,75,28,49,99,100,139|15,77,44,36,89,74,73,42,85,140|16,94,87,113,107,35,115,95,56,141|17,167,121,97,41,125,118,142|18,81,79,29,143|19,68,67,39,69,63,120,110,62,123,116,144|20,51,98,145|21,80,146|22,70,147|23,173,53,26,34,60,96,148|24,58,106,149|25,55,91,88,150&gt;</text:p>
          </table:table-cell>
          <table:table-cell table:formula="of:=([.J122]-[.N122])/[.N122]" office:value-type="percentage" office:value="0.380032462471822">
            <text:p>38.00%</text:p>
          </table:table-cell>
          <table:table-cell table:formula="of:=([.K122]-[.O122])/[.O122]" office:value-type="percentage" office:value="0.4280952960706">
            <text:p>42.81%</text:p>
          </table:table-cell>
          <table:table-cell table:formula="of:=([.L122]-[.P122])/[.P122]" office:value-type="percentage" office:value="-0.166349192673732">
            <text:p>-16.63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7.100_25-5-5-5_rd_30.txt</text:p>
          </table:table-cell>
          <table:table-cell office:value-type="string">
            <text:p>true</text:p>
          </table:table-cell>
          <table:table-cell office:value-type="string">
            <text:p>34119,9404,8257,9625,10237,12743,13685,16219,16703,22356,20718,23868,23011,23816,20502,15670,10704</text:p>
          </table:table-cell>
          <table:table-cell office:value-type="float" office:value="3753.364">
            <text:p>3753.364</text:p>
          </table:table-cell>
          <table:table-cell office:value-type="float" office:value="3564.5648">
            <text:p>3564.5648</text:p>
          </table:table-cell>
          <table:table-cell office:value-type="float" office:value="187.7992">
            <text:p>187.7992</text:p>
          </table:table-cell>
          <table:table-cell office:value-type="float" office:value="2266.6726">
            <text:p>2266.6726</text:p>
          </table:table-cell>
          <table:table-cell office:value-type="float" office:value="2685.5256">
            <text:p>2685.5256</text:p>
          </table:table-cell>
          <table:table-cell office:value-type="float" office:value="2466.3713">
            <text:p>2466.3713</text:p>
          </table:table-cell>
          <table:table-cell office:value-type="float" office:value="218.1543">
            <text:p>218.1543</text:p>
          </table:table-cell>
          <table:table-cell office:value-type="float" office:value="98">
            <text:p>98</text:p>
          </table:table-cell>
          <table:table-cell office:value-type="float" office:value="1">
            <text:p>1.0</text:p>
          </table:table-cell>
          <table:table-cell office:value-type="string">
            <text:p>[78]</text:p>
          </table:table-cell>
          <table:table-cell office:value-type="string">
            <text:p>[1,2,3,4,5,6]</text:p>
          </table:table-cell>
          <table:table-cell office:value-type="string">
            <text:p>&lt;1,57,88,115,126|2,44,61,74,35,127|3,28,64,48,47,100,97,29,79,105,37,128|4,154,113,55,45,91,60,129|5,43,71,33,108,85,130|6,94,156,101,34,96,131|7,58,54,103,132|8,158,122,51,93,59,133|9,67,82,40,134|10,160,107,135|11,124,112,84,62,119,118,136|12,89,26,137|13,27,46,138|14,92,81,80,50,139|15,32,73,87,36,72,140|16,75,77,95,102,141|17,167,52,56,109,31,121,114,38,142|18,53,168,65,99,49,143|19,68,41,110,69,63,39,116,42,125,144|20,117,98,145|21,66,171,120,123,83,146|22,111,86,70,30,147|23,106,76,148|24,90,149|25,104,150&gt;</text:p>
          </table:table-cell>
          <table:table-cell table:formula="of:=([.J123]-[.N123])/[.N123]" office:value-type="percentage" office:value="0.397627339690972">
            <text:p>39.76%</text:p>
          </table:table-cell>
          <table:table-cell table:formula="of:=([.K123]-[.O123])/[.O123]" office:value-type="percentage" office:value="0.44526689878365">
            <text:p>44.53%</text:p>
          </table:table-cell>
          <table:table-cell table:formula="of:=([.L123]-[.P123])/[.P123]" office:value-type="percentage" office:value="-0.139145091341312">
            <text:p>-13.91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7.100_25-5-5-5_rd_50.txt</text:p>
          </table:table-cell>
          <table:table-cell office:value-type="string">
            <text:p>true</text:p>
          </table:table-cell>
          <table:table-cell office:value-type="string">
            <text:p>19844,7260,5814,7748,7070,9963,9418,11475,11511,14959,14454,17356,17010,20069,20863,19720,20974,23117,23448,24681,23630,24739,25492,14791,14059,12854</text:p>
          </table:table-cell>
          <table:table-cell office:value-type="float" office:value="3711.4095">
            <text:p>3711.4095</text:p>
          </table:table-cell>
          <table:table-cell office:value-type="float" office:value="3548.7162">
            <text:p>3548.7162</text:p>
          </table:table-cell>
          <table:table-cell office:value-type="float" office:value="161.6934">
            <text:p>161.6934</text:p>
          </table:table-cell>
          <table:table-cell office:value-type="float" office:value="2266.6726">
            <text:p>2266.6726</text:p>
          </table:table-cell>
          <table:table-cell office:value-type="float" office:value="2737.6933">
            <text:p>2737.6933</text:p>
          </table:table-cell>
          <table:table-cell office:value-type="float" office:value="2513.3981">
            <text:p>2513.3981</text:p>
          </table:table-cell>
          <table:table-cell office:value-type="float" office:value="223.2952">
            <text:p>223.2952</text:p>
          </table:table-cell>
          <table:table-cell office:value-type="float" office:value="99">
            <text:p>99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7,113,115,35,95,126|2,61,44,127|3,49,28,58,37,128|4,90,129|5,43,155,107,32,33,130|6,156,101,34,96,57,131|7,54,157,104,103,93,132|8,158,26,60,133|9,82,159,52,65,47,66,38,118,83,134|10,71,135|11,84,67,46,136|12,59,79,137|13,27,121,119,124,31,109,85,138|14,64,48,92,139|15,70,72,73,108,140|16,114,122,69,97,80,105,102,141|17,167,56,94,87,142|18,123,110,81,29,50,143|19,39,68,40,63,116,42,41,125,144|20,51,170,53,98,145|21,171,120,62,112,78,100,99,146|22,111,117,86,30,147|23,106,148|24,36,89,74,88,45,149|25,75,55,76,91,150&gt;</text:p>
          </table:table-cell>
          <table:table-cell table:formula="of:=([.J124]-[.N124])/[.N124]" office:value-type="percentage" office:value="0.355670300979295">
            <text:p>35.57%</text:p>
          </table:table-cell>
          <table:table-cell table:formula="of:=([.K124]-[.O124])/[.O124]" office:value-type="percentage" office:value="0.411919663661718">
            <text:p>41.19%</text:p>
          </table:table-cell>
          <table:table-cell table:formula="of:=([.L124]-[.P124])/[.P124]" office:value-type="percentage" office:value="-0.275876060031743">
            <text:p>-27.59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7.100_25-5-5-5_rd_70.txt</text:p>
          </table:table-cell>
          <table:table-cell office:value-type="string">
            <text:p>true</text:p>
          </table:table-cell>
          <table:table-cell office:value-type="string">
            <text:p>5690,5946,5219,7040,5947,9167,8029,12450,11398,16453,14678,19098,18115,23844,19951,23397,22702,28721,27137,30647,28324,32417,29110,32518,29158,30231,28234</text:p>
          </table:table-cell>
          <table:table-cell office:value-type="float" office:value="3915.1327">
            <text:p>3915.1327</text:p>
          </table:table-cell>
          <table:table-cell office:value-type="float" office:value="3783.752">
            <text:p>3783.752</text:p>
          </table:table-cell>
          <table:table-cell office:value-type="float" office:value="130.3808">
            <text:p>130.3808</text:p>
          </table:table-cell>
          <table:table-cell office:value-type="float" office:value="2266.6726">
            <text:p>2266.6726</text:p>
          </table:table-cell>
          <table:table-cell office:value-type="float" office:value="2869.1415">
            <text:p>2869.1415</text:p>
          </table:table-cell>
          <table:table-cell office:value-type="float" office:value="2655.3777">
            <text:p>2655.3777</text:p>
          </table:table-cell>
          <table:table-cell office:value-type="float" office:value="212.7638">
            <text:p>212.763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48]</text:p>
          </table:table-cell>
          <table:table-cell office:value-type="string">
            <text:p>[1,2,3,4,5,6]</text:p>
          </table:table-cell>
          <table:table-cell office:value-type="string">
            <text:p>&lt;1,88,57,115,126|2,61,127|3,49,79,109,108,43,105,102,128|4,154,53,113,35,60,59,129|5,67,41,63,39,85,42,30,130|6,96,156,34,91,131|7,157,101,103,132|8,45,133|9,159,52,114,69,110,116,111,118,83,134|10,71,135|11,27,86,84,124,121,136|12,55,78,93,137|13,119,70,107,33,123,138|14,64,92,47,81,99,29,50,139|15,73,44,89,36,74,32,140|16,26,77,87,141|17,167,51,94,65,97,46,142|18,54,104,80,143|19,100,68,40,112,122,120,144|20,170,72,98,145|21,171,82,66,146|22,117,172,37,75,28,38,125,147|23,173,62,31,56,95,148|24,58,90,149|25,76,106,150&gt;</text:p>
          </table:table-cell>
          <table:table-cell table:formula="of:=([.J125]-[.N125])/[.N125]" office:value-type="percentage" office:value="0.364565916320265">
            <text:p>36.46%</text:p>
          </table:table-cell>
          <table:table-cell table:formula="of:=([.K125]-[.O125])/[.O125]" office:value-type="percentage" office:value="0.424939284531914">
            <text:p>42.49%</text:p>
          </table:table-cell>
          <table:table-cell table:formula="of:=([.L125]-[.P125])/[.P125]" office:value-type="percentage" office:value="-0.387204026248826">
            <text:p>-38.72%</text:p>
          </table:table-cell>
        </table:table-row>
        <table:table-row table:style-name="ro1">
          <table:table-cell office:value-type="string">
            <text:p>R107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7.100_25-5-5-5_rd_90.txt</text:p>
          </table:table-cell>
          <table:table-cell office:value-type="string">
            <text:p>true</text:p>
          </table:table-cell>
          <table:table-cell office:value-type="string">
            <text:p>1717,91516,3761,850,596,697,714,916,932,1058,11295,1264,1192,1524,1305,1793,1612,2427,2080,2767,2589,3079,2622,3916,2865,4605,3743,6019,5139,6837,5303,3847,3156,4513</text:p>
          </table:table-cell>
          <table:table-cell office:value-type="float" office:value="1295.7382">
            <text:p>1295.7382</text:p>
          </table:table-cell>
          <table:table-cell office:value-type="float" office:value="1200.0284">
            <text:p>1200.0284</text:p>
          </table:table-cell>
          <table:table-cell office:value-type="float" office:value="219.5295">
            <text:p>219.5295</text:p>
          </table:table-cell>
          <table:table-cell office:value-type="float" office:value="2266.6726">
            <text:p>2266.6726</text:p>
          </table:table-cell>
          <table:table-cell office:value-type="float" office:value="1226.8172">
            <text:p>1226.8172</text:p>
          </table:table-cell>
          <table:table-cell office:value-type="float" office:value="1033.1628">
            <text:p>1033.1628</text:p>
          </table:table-cell>
          <table:table-cell office:value-type="float" office:value="192.6545">
            <text:p>192.6545</text:p>
          </table:table-cell>
          <table:table-cell office:value-type="float" office:value="33">
            <text:p>33</text:p>
          </table:table-cell>
          <table:table-cell office:value-type="float" office:value="67">
            <text:p>67.0</text:p>
          </table:table-cell>
          <table:table-cell office:value-type="string">
            <text:p>[26, 27, 28, 30, 31, 32, 33, 37, 39, 40, 41, 43, 44, 45, 46, 47, 49, 51, 52, 53, 54, 55, 56, 57, 58, 59, 61, 62, 65, 67, 68, 69, 71, 72, 73, 74, 75, 76, 79, 81, 82, 84, 86, 87, 88, 89, 90, 96, 97, 98, 100, 101, 103, 104, 106, 107, 108, 110, 111, 112, 114, 115, 116, 117, 119, 120, 123]</text:p>
          </table:table-cell>
          <table:table-cell office:value-type="string">
            <text:p>[1,2,3,4,5,6]</text:p>
          </table:table-cell>
          <table:table-cell office:value-type="string">
            <text:p>&lt;1,126|2,127|3,124,78,80,50,105,128|4,129|5,42,130|6,131|7,132|8,133|9,64,48,92,66,122,121,118,125,134|10,135|11,29,136|12,137|13,138|14,139|15,85,70,36,113,35,93,102,140|16,94,77,34,91,60,95,141|17,167,38,142|18,143|19,63,109,99,83,144|20,145|21,146|22,147|23,148|24,149|25,150&gt;</text:p>
          </table:table-cell>
          <table:table-cell table:formula="of:=([.J126]-[.N126])/[.N126]" office:value-type="percentage" office:value="0.0561787037221194">
            <text:p>5.62%</text:p>
          </table:table-cell>
          <table:table-cell table:formula="of:=([.K126]-[.O126])/[.O126]" office:value-type="percentage" office:value="0.161509492986004">
            <text:p>16.15%</text:p>
          </table:table-cell>
          <table:table-cell table:formula="of:=([.L126]-[.P126])/[.P126]" office:value-type="percentage" office:value="0.139498428533982">
            <text:p>13.95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8.100_25-5-5-5_rd_10.txt</text:p>
          </table:table-cell>
          <table:table-cell office:value-type="string">
            <text:p>true</text:p>
          </table:table-cell>
          <table:table-cell office:value-type="string">
            <text:p>29307,7418,6974</text:p>
          </table:table-cell>
          <table:table-cell office:value-type="float" office:value="3455.9956">
            <text:p>3455.9956</text:p>
          </table:table-cell>
          <table:table-cell office:value-type="float" office:value="3363.6618">
            <text:p>3363.6618</text:p>
          </table:table-cell>
          <table:table-cell office:value-type="float" office:value="166.7953">
            <text:p>166.7953</text:p>
          </table:table-cell>
          <table:table-cell office:value-type="float" office:value="2178.7166">
            <text:p>2178.7166</text:p>
          </table:table-cell>
          <table:table-cell office:value-type="float" office:value="2983.5415">
            <text:p>2983.5415</text:p>
          </table:table-cell>
          <table:table-cell office:value-type="float" office:value="2760.201">
            <text:p>2760.201</text:p>
          </table:table-cell>
          <table:table-cell office:value-type="float" office:value="222.3405">
            <text:p>222.340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9,66,83,126|2,49,54,127|3,116,123,153,120,122,121,112,27,82,38,125,128|4,91,34,96,129|5,47,97,100,50,130|6,156,52,119,40,67,68,56,113,131|7,157,75,45,35,55,95,132|8,92,133|9,74,44,134|10,60,135|11,161,77,70,107,33,73,71,136|12,57,88,137|13,28,79,138|14,61,72,36,89,139|15,165,53,65,98,48,64,80,93,105,140|16,76,141|17,94,87,115,142|18,168,117,69,63,39,41,143|19,169,31,108,85,124,109,43,144|20,30,170,110,62,118,86,84,145|21,29,46,146|22,81,32,114,37,51,147|23,59,173,101,78,26,102,148|24,174,111,42,149|25,90,175,104,106,58,103,150&gt;</text:p>
          </table:table-cell>
          <table:table-cell table:formula="of:=([.J127]-[.N127])/[.N127]" office:value-type="percentage" office:value="0.158353453437802">
            <text:p>15.84%</text:p>
          </table:table-cell>
          <table:table-cell table:formula="of:=([.K127]-[.O127])/[.O127]" office:value-type="percentage" office:value="0.218629295475221">
            <text:p>21.86%</text:p>
          </table:table-cell>
          <table:table-cell table:formula="of:=([.L127]-[.P127])/[.P127]" office:value-type="percentage" office:value="-0.249820433074496">
            <text:p>-24.98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8.100_25-5-5-5_rd_30.txt</text:p>
          </table:table-cell>
          <table:table-cell office:value-type="string">
            <text:p>true</text:p>
          </table:table-cell>
          <table:table-cell office:value-type="string">
            <text:p>20448,6406,7184,7994,8900,10078,11835,10867,10704,10606</text:p>
          </table:table-cell>
          <table:table-cell office:value-type="float" office:value="4229.7213">
            <text:p>4229.7213</text:p>
          </table:table-cell>
          <table:table-cell office:value-type="float" office:value="4041.7705">
            <text:p>4041.7705</text:p>
          </table:table-cell>
          <table:table-cell office:value-type="float" office:value="186.9508">
            <text:p>186.9508</text:p>
          </table:table-cell>
          <table:table-cell office:value-type="float" office:value="2178.7166">
            <text:p>2178.7166</text:p>
          </table:table-cell>
          <table:table-cell office:value-type="float" office:value="3075.7319">
            <text:p>3075.7319</text:p>
          </table:table-cell>
          <table:table-cell office:value-type="float" office:value="2854.6094">
            <text:p>2854.6094</text:p>
          </table:table-cell>
          <table:table-cell office:value-type="float" office:value="220.1225">
            <text:p>220.122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4]</text:p>
          </table:table-cell>
          <table:table-cell office:value-type="string">
            <text:p>[1,2,3,4,5,6]</text:p>
          </table:table-cell>
          <table:table-cell office:value-type="string">
            <text:p>&lt;1,103,67,66,82,83,126|2,34,127|3,116,153,114,86,110,42,111,38,125,128|4,58,129|5,60,37,79,130|6,156,56,95,113,131|7,157,87,36,115,35,88,102,132|8,92,133|9,61,74,134|10,73,90,135|11,161,65,97,33,71,107,70,136|12,39,41,108,137|13,54,49,138|14,164,27,78,77,89,139|15,165,53,51,46,98,48,64,80,59,75,140|16,166,76,99,141|17,167,45,32,44,50,142|18,168,117,69,124,112,84,122,62,120,143|19,119,85,63,31,30,169,26,144|20,170,96,91,52,121,145|21,29,146|22,109,118,100,47,81,147|23,173,43,72,55,106,148|24,123,68,40,149|25,175,101,104,28,93,105,57,150&gt;</text:p>
          </table:table-cell>
          <table:table-cell table:formula="of:=([.J128]-[.N128])/[.N128]" office:value-type="percentage" office:value="0.375191803941039">
            <text:p>37.52%</text:p>
          </table:table-cell>
          <table:table-cell table:formula="of:=([.K128]-[.O128])/[.O128]" office:value-type="percentage" office:value="0.4158751456504">
            <text:p>41.59%</text:p>
          </table:table-cell>
          <table:table-cell table:formula="of:=([.L128]-[.P128])/[.P128]" office:value-type="percentage" office:value="-0.150696543969835">
            <text:p>-15.07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8.100_25-5-5-5_rd_50.txt</text:p>
          </table:table-cell>
          <table:table-cell office:value-type="string">
            <text:p>true</text:p>
          </table:table-cell>
          <table:table-cell office:value-type="string">
            <text:p>9424,5280,5749,7158,8009,9733,10052,12083,12706,14409,12884,14790,14188,14898,15117,15968,14152</text:p>
          </table:table-cell>
          <table:table-cell office:value-type="float" office:value="3892.6938">
            <text:p>3892.6938</text:p>
          </table:table-cell>
          <table:table-cell office:value-type="float" office:value="3862.7122">
            <text:p>3862.7122</text:p>
          </table:table-cell>
          <table:table-cell office:value-type="float" office:value="164.5383">
            <text:p>164.5383</text:p>
          </table:table-cell>
          <table:table-cell office:value-type="float" office:value="2178.7166">
            <text:p>2178.7166</text:p>
          </table:table-cell>
          <table:table-cell office:value-type="float" office:value="2852.6147">
            <text:p>2852.6147</text:p>
          </table:table-cell>
          <table:table-cell office:value-type="float" office:value="2626.6566">
            <text:p>2626.6566</text:p>
          </table:table-cell>
          <table:table-cell office:value-type="float" office:value="224.9581">
            <text:p>224.9581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2]</text:p>
          </table:table-cell>
          <table:table-cell office:value-type="string">
            <text:p>[1,2,3,4,5,6]</text:p>
          </table:table-cell>
          <table:table-cell office:value-type="string">
            <text:p>&lt;1,82,66,126|2,152,27,31,67,99,127|3,153,117,69,41,39,86,116,111,125,128|4,104,60,96,129|5,79,130|6,156,77,36,87,95,57,35,76,55,131|7,157,98,34,45,91,132|8,97,81,47,133|9,61,44,74,134|10,101,59,90,135|11,161,32,30,109,33,70,85,136|12,88,89,137|13,54,49,138|14,112,122,121,71,72,73,139|15,64,48,51,53,120,38,140|16,166,52,141|17,56,115,142|18,168,75,26,78,37,93,80,105,143|19,169,68,119,108,144|20,170,113,118,124,62,110,84,145|21,171,107,123,114,43,83,146|22,100,40,63,29,50,147|23,103,102,148|24,174,42,149|25,175,94,46,65,28,106,58,150&gt;</text:p>
          </table:table-cell>
          <table:table-cell table:formula="of:=([.J129]-[.N129])/[.N129]" office:value-type="percentage" office:value="0.36460553190026">
            <text:p>36.46%</text:p>
          </table:table-cell>
          <table:table-cell table:formula="of:=([.K129]-[.O129])/[.O129]" office:value-type="percentage" office:value="0.470581346644247">
            <text:p>47.06%</text:p>
          </table:table-cell>
          <table:table-cell table:formula="of:=([.L129]-[.P129])/[.P129]" office:value-type="percentage" office:value="-0.268582460467083">
            <text:p>-26.86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8.100_25-5-5-5_rd_70.txt</text:p>
          </table:table-cell>
          <table:table-cell office:value-type="string">
            <text:p>true</text:p>
          </table:table-cell>
          <table:table-cell office:value-type="string">
            <text:p>4121,5297,5664,6856,7433,8902,9522,11229,11412,13592,14493,15272,14933,16679,14253,13179,12808</text:p>
          </table:table-cell>
          <table:table-cell office:value-type="float" office:value="3986.4469">
            <text:p>3986.4469</text:p>
          </table:table-cell>
          <table:table-cell office:value-type="float" office:value="3800.0168">
            <text:p>3800.0168</text:p>
          </table:table-cell>
          <table:table-cell office:value-type="float" office:value="185.4301">
            <text:p>185.4301</text:p>
          </table:table-cell>
          <table:table-cell office:value-type="float" office:value="2178.7166">
            <text:p>2178.7166</text:p>
          </table:table-cell>
          <table:table-cell office:value-type="float" office:value="2659.4776">
            <text:p>2659.4776</text:p>
          </table:table-cell>
          <table:table-cell office:value-type="float" office:value="2430.4838">
            <text:p>2430.4838</text:p>
          </table:table-cell>
          <table:table-cell office:value-type="float" office:value="227.9938">
            <text:p>227.9938</text:p>
          </table:table-cell>
          <table:table-cell office:value-type="float" office:value="96">
            <text:p>96</text:p>
          </table:table-cell>
          <table:table-cell office:value-type="float" office:value="3">
            <text:p>3.0</text:p>
          </table:table-cell>
          <table:table-cell office:value-type="string">
            <text:p>[48, 69, 104]</text:p>
          </table:table-cell>
          <table:table-cell office:value-type="string">
            <text:p>[1,2,3,4,5,6]</text:p>
          </table:table-cell>
          <table:table-cell office:value-type="string">
            <text:p>&lt;1,81,46,126|2,54,49,127|3,153,120,114,77,33,71,42,125,128|4,26,32,96,129|5,100,124,121,31,53,79,130|6,156,56,131|7,157,94,36,115,88,35,132|8,92,133|9,74,44,134|10,60,135|11,161,43,107,108,112,119,136|12,57,27,37,75,76,137|13,97,40,67,82,99,29,50,138|14,164,87,89,61,72,139|15,90,65,80,64,98,140|16,166,52,95,55,91,141|17,167,45,142|18,168,117,39,78,41,38,122,143|19,169,62,116,85,84,47,66,83,144|20,30,170,118,86,110,111,145|21,171,51,146|22,63,123,68,147|23,59,173,70,73,113,93,105,148|24,174,109,149|25,175,101,34,58,103,106,102,28,150&gt;</text:p>
          </table:table-cell>
          <table:table-cell table:formula="of:=([.J130]-[.N130])/[.N130]" office:value-type="percentage" office:value="0.498958630070808">
            <text:p>49.90%</text:p>
          </table:table-cell>
          <table:table-cell table:formula="of:=([.K130]-[.O130])/[.O130]" office:value-type="percentage" office:value="0.563481640980285">
            <text:p>56.35%</text:p>
          </table:table-cell>
          <table:table-cell table:formula="of:=([.L130]-[.P130])/[.P130]" office:value-type="percentage" office:value="-0.186687971339571">
            <text:p>-18.67%</text:p>
          </table:table-cell>
        </table:table-row>
        <table:table-row table:style-name="ro1">
          <table:table-cell office:value-type="string">
            <text:p>R108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8.100_25-5-5-5_rd_90.txt</text:p>
          </table:table-cell>
          <table:table-cell office:value-type="string">
            <text:p>true</text:p>
          </table:table-cell>
          <table:table-cell office:value-type="string">
            <text:p>1660,119576,488,571,649,792,689,846,770,885,802,1203,958,1235,1214,1362,1357,749,782,991,639,686,599</text:p>
          </table:table-cell>
          <table:table-cell office:value-type="float" office:value="1156.1708">
            <text:p>1156.1708</text:p>
          </table:table-cell>
          <table:table-cell office:value-type="float" office:value="1044.1155">
            <text:p>1044.1155</text:p>
          </table:table-cell>
          <table:table-cell office:value-type="float" office:value="221.8564">
            <text:p>221.8564</text:p>
          </table:table-cell>
          <table:table-cell office:value-type="float" office:value="2178.7166">
            <text:p>2178.7166</text:p>
          </table:table-cell>
          <table:table-cell office:value-type="float" office:value="949.9966">
            <text:p>949.9966</text:p>
          </table:table-cell>
          <table:table-cell office:value-type="float" office:value="794.6069">
            <text:p>794.6069</text:p>
          </table:table-cell>
          <table:table-cell office:value-type="float" office:value="154.3897">
            <text:p>154.3897</text:p>
          </table:table-cell>
          <table:table-cell office:value-type="float" office:value="23">
            <text:p>23</text:p>
          </table:table-cell>
          <table:table-cell office:value-type="float" office:value="77">
            <text:p>77.0</text:p>
          </table:table-cell>
          <table:table-cell office:value-type="string">
            <text:p>[26, 27, 28, 30, 31, 32, 33, 34, 37, 39, 41, 42, 43, 44, 45, 46, 47, 48, 49, 50, 51, 52, 53, 55, 56, 57, 58, 60, 61, 62, 63, 64, 65, 66, 67, 68, 69, 70, 71, 72, 73, 74, 75, 76, 77, 79, 81, 82, 84, 85, 86, 87, 88, 89, 90, 91, 95, 96, 97, 98, 103, 105, 106, 107, 108, 109, 111, 113, 114, 115, 116, 118, 119, 120, 121, 122, 124]</text:p>
          </table:table-cell>
          <table:table-cell office:value-type="string">
            <text:p>[1,2,3,4,5,6]</text:p>
          </table:table-cell>
          <table:table-cell office:value-type="string">
            <text:p>&lt;1,126|2,29,127|3,153,38,128|4,129|5,130|6,131|7,132|8,133|9,36,134|10,135|11,161,93,59,54,80,99,83,136|12,137|13,138|14,35,164,101,104,139|15,117,123,110,112,78,100,125,140|16,141|17,94,142|18,40,143|19,144|20,145|21,146|22,92,147|23,102,148|24,149|25,150&gt;</text:p>
          </table:table-cell>
          <table:table-cell table:formula="of:=([.J131]-[.N131])/[.N131]" office:value-type="percentage" office:value="0.217026250409738">
            <text:p>21.70%</text:p>
          </table:table-cell>
          <table:table-cell table:formula="of:=([.K131]-[.O131])/[.O131]" office:value-type="percentage" office:value="0.314002559001187">
            <text:p>31.40%</text:p>
          </table:table-cell>
          <table:table-cell table:formula="of:=([.L131]-[.P131])/[.P131]" office:value-type="percentage" office:value="0.436989643739187">
            <text:p>43.70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09.100_25-5-5-5_rd_10.txt</text:p>
          </table:table-cell>
          <table:table-cell office:value-type="string">
            <text:p>true</text:p>
          </table:table-cell>
          <table:table-cell office:value-type="string">
            <text:p>45223,9237,10821,12190,13862,13779,13177,12616,11336</text:p>
          </table:table-cell>
          <table:table-cell office:value-type="float" office:value="4140.4647">
            <text:p>4140.4647</text:p>
          </table:table-cell>
          <table:table-cell office:value-type="float" office:value="4051.7865">
            <text:p>4051.7865</text:p>
          </table:table-cell>
          <table:table-cell office:value-type="float" office:value="87.6782">
            <text:p>87.6782</text:p>
          </table:table-cell>
          <table:table-cell office:value-type="float" office:value="2698.6686">
            <text:p>2698.6686</text:p>
          </table:table-cell>
          <table:table-cell office:value-type="float" office:value="3349.316">
            <text:p>3349.316</text:p>
          </table:table-cell>
          <table:table-cell office:value-type="float" office:value="3124.3281">
            <text:p>3124.3281</text:p>
          </table:table-cell>
          <table:table-cell office:value-type="float" office:value="223.9878">
            <text:p>223.987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3]</text:p>
          </table:table-cell>
          <table:table-cell office:value-type="string">
            <text:p>[1,2,3,4,5,6]</text:p>
          </table:table-cell>
          <table:table-cell office:value-type="string">
            <text:p>&lt;1,151,120,117,109,42,126|2,152,64,98,93,105,127|3,106,59,128|4,154,87,113,35,57,129|5,155,52,88,130|6,156,32,131|7,104,76,132|8,158,53,77,107,33,73,71,133|9,159,78,99,134|10,48,47,100,51,50,135|11,39,69,40,112,82,68,136|12,108,44,115,137|13,72,61,74,138|14,101,164,46,79,139|15,103,60,140|16,27,65,92,81,80,141|17,89,36,55,45,91,142|18,58,168,28,49,143|19,169,94,56,31,84,122,62,114,144|20,170,90,145|21,123,30,67,66,29,146|22,70,41,111,110,119,125,118,116,85,147|23,96,34,75,26,102,148|24,174,97,54,37,121,83,38,149|25,175,124,86,43,95,150&gt;</text:p>
          </table:table-cell>
          <table:table-cell table:formula="of:=([.J132]-[.N132])/[.N132]" office:value-type="percentage" office:value="0.23621202060361">
            <text:p>23.62%</text:p>
          </table:table-cell>
          <table:table-cell table:formula="of:=([.K132]-[.O132])/[.O132]" office:value-type="percentage" office:value="0.29685051323515">
            <text:p>29.69%</text:p>
          </table:table-cell>
          <table:table-cell table:formula="of:=([.L132]-[.P132])/[.P132]" office:value-type="percentage" office:value="-0.608558144684666">
            <text:p>-60.86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09.100_25-5-5-5_rd_30.txt</text:p>
          </table:table-cell>
          <table:table-cell office:value-type="string">
            <text:p>true</text:p>
          </table:table-cell>
          <table:table-cell office:value-type="string">
            <text:p>25190,6151,33482,7992,8941,10376,9907,12208,12056,14296,14252,13752,15557,15784,17792,18737,20708,21642,23256,26744,25256,28408,28403,28924,27448,28520,28858,29222,21833</text:p>
          </table:table-cell>
          <table:table-cell office:value-type="float" office:value="4308.1468">
            <text:p>4308.1468</text:p>
          </table:table-cell>
          <table:table-cell office:value-type="float" office:value="4168.3083">
            <text:p>4168.3083</text:p>
          </table:table-cell>
          <table:table-cell office:value-type="float" office:value="138.8385">
            <text:p>138.8385</text:p>
          </table:table-cell>
          <table:table-cell office:value-type="float" office:value="2698.6686">
            <text:p>2698.6686</text:p>
          </table:table-cell>
          <table:table-cell office:value-type="float" office:value="3229.7918">
            <text:p>3229.7918</text:p>
          </table:table-cell>
          <table:table-cell office:value-type="float" office:value="3002.7277">
            <text:p>3002.7277</text:p>
          </table:table-cell>
          <table:table-cell office:value-type="float" office:value="226.0642">
            <text:p>226.0642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2, 53, 70, 84]</text:p>
          </table:table-cell>
          <table:table-cell office:value-type="string">
            <text:p>[1,2,3,4,5,6]</text:p>
          </table:table-cell>
          <table:table-cell office:value-type="string">
            <text:p>&lt;1,67,63,65,38,126|2,152,46,64,78,127|3,76,106,96,60,128|4,154,77,113,109,114,129|5,120,119,130|6,44,131|7,157,34,132|8,36,158,43,31,121,85,73,133|9,159,27,100,134|10,123,124,112,98,47,99,135|11,97,40,110,39,62,125,118,116,136|12,61,72,32,137|13,90,115,74,138|14,108,164,75,93,139|15,165,101,103,59,140|16,92,166,81,29,50,141|17,30,107,33,71,57,142|18,168,117,35,95,143|19,169,37,54,79,105,102,26,144|20,58,104,170,51,80,49,145|21,48,66,146|22,69,41,86,111,42,147|23,94,55,28,45,91,148|24,174,56,87,82,122,68,83,149|25,175,88,89,150&gt;</text:p>
          </table:table-cell>
          <table:table-cell table:formula="of:=([.J133]-[.N133])/[.N133]" office:value-type="percentage" office:value="0.333877558299578">
            <text:p>33.39%</text:p>
          </table:table-cell>
          <table:table-cell table:formula="of:=([.K133]-[.O133])/[.O133]" office:value-type="percentage" office:value="0.388173925994022">
            <text:p>38.82%</text:p>
          </table:table-cell>
          <table:table-cell table:formula="of:=([.L133]-[.P133])/[.P133]" office:value-type="percentage" office:value="-0.385844817534134">
            <text:p>-38.58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09.100_25-5-5-5_rd_50.txt</text:p>
          </table:table-cell>
          <table:table-cell office:value-type="string">
            <text:p>true</text:p>
          </table:table-cell>
          <table:table-cell office:value-type="string">
            <text:p>14660,3487,3810,5184,5468,7650,6193,8116,45250,10151,9840,11804,32521,12454,76878,14982,16180,16966,94584,17744,15087,19541,16854,19603,23883,21956,19236,24481,24671,24151,20585,23387,17089,20197,16164,17350,11077</text:p>
          </table:table-cell>
          <table:table-cell office:value-type="float" office:value="2823.6731">
            <text:p>2823.6731</text:p>
          </table:table-cell>
          <table:table-cell office:value-type="float" office:value="2599.5353">
            <text:p>2599.5353</text:p>
          </table:table-cell>
          <table:table-cell office:value-type="float" office:value="223.1379">
            <text:p>223.1379</text:p>
          </table:table-cell>
          <table:table-cell office:value-type="float" office:value="2698.6686">
            <text:p>2698.6686</text:p>
          </table:table-cell>
          <table:table-cell office:value-type="float" office:value="2443.1851">
            <text:p>2443.1851</text:p>
          </table:table-cell>
          <table:table-cell office:value-type="float" office:value="2225.2317">
            <text:p>2225.2317</text:p>
          </table:table-cell>
          <table:table-cell office:value-type="float" office:value="216.9534">
            <text:p>216.9534</text:p>
          </table:table-cell>
          <table:table-cell office:value-type="float" office:value="73">
            <text:p>73</text:p>
          </table:table-cell>
          <table:table-cell office:value-type="float" office:value="27">
            <text:p>27.0</text:p>
          </table:table-cell>
          <table:table-cell office:value-type="string">
            <text:p>[29, 30, 31, 36, 38, 43, 44, 49, 52, 53, 55, 61, 65, 73, 84, 86, 87, 91, 95, 96, 101, 105, 114, 120, 121, 123, 124]</text:p>
          </table:table-cell>
          <table:table-cell office:value-type="string">
            <text:p>[1,2,3,4,5,6]</text:p>
          </table:table-cell>
          <table:table-cell office:value-type="string">
            <text:p>&lt;1,63,67,110,126|2,152,64,92,78,79,127|3,106,76,35,60,128|4,129|5,130|6,131|7,132|8,158,113,32,88,133|9,134|10,40,48,66,47,99,51,50,135|11,117,27,98,82,112,119,85,118,116,125,136|12,90,115,74,137|13,138|14,139|15,140|16,141|17,108,89,57,142|18,168,77,75,28,102,93,143|19,169,56,107,33,70,71,42,144|20,104,37,81,80,145|21,46,100,109,146|22,72,41,69,111,122,147|23,58,54,103,59,34,45,26,148|24,174,94,97,39,68,62,83,149|25,150&gt;</text:p>
          </table:table-cell>
          <table:table-cell table:formula="of:=([.J134]-[.N134])/[.N134]" office:value-type="percentage" office:value="0.155734414064657">
            <text:p>15.57%</text:p>
          </table:table-cell>
          <table:table-cell table:formula="of:=([.K134]-[.O134])/[.O134]" office:value-type="percentage" office:value="0.16820882068146">
            <text:p>16.82%</text:p>
          </table:table-cell>
          <table:table-cell table:formula="of:=([.L134]-[.P134])/[.P134]" office:value-type="percentage" office:value="0.0285061215910883">
            <text:p>2.85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09.100_25-5-5-5_rd_70.txt</text:p>
          </table:table-cell>
          <table:table-cell office:value-type="string">
            <text:p>true</text:p>
          </table:table-cell>
          <table:table-cell office:value-type="string">
            <text:p>4996,1376,8997,1859,12113,2390,14901,3523,21638,4248,26776,5827,29165,6743,12433,7862,43934,9067,17924,10841,27858,11303,16849,12568,12293,14094,27071,16058,15461,17426,16189,20068,52016,20030,18328,17864,15720,21536,18747,22060,20061,23161,19033,23548,18589,19235,18867,18312</text:p>
          </table:table-cell>
          <table:table-cell office:value-type="float" office:value="3761.3672">
            <text:p>3761.3672</text:p>
          </table:table-cell>
          <table:table-cell office:value-type="float" office:value="3533.9723">
            <text:p>3533.9723</text:p>
          </table:table-cell>
          <table:table-cell office:value-type="float" office:value="226.395">
            <text:p>226.395</text:p>
          </table:table-cell>
          <table:table-cell office:value-type="float" office:value="2698.6686">
            <text:p>2698.6686</text:p>
          </table:table-cell>
          <table:table-cell office:value-type="float" office:value="2474.4126">
            <text:p>2474.4126</text:p>
          </table:table-cell>
          <table:table-cell office:value-type="float" office:value="2267.6085">
            <text:p>2267.6085</text:p>
          </table:table-cell>
          <table:table-cell office:value-type="float" office:value="205.8042">
            <text:p>205.8042</text:p>
          </table:table-cell>
          <table:table-cell office:value-type="float" office:value="75">
            <text:p>75</text:p>
          </table:table-cell>
          <table:table-cell office:value-type="float" office:value="25">
            <text:p>25.0</text:p>
          </table:table-cell>
          <table:table-cell office:value-type="string">
            <text:p>[27, 30, 35, 37, 45, 53, 58, 59, 64, 65, 66, 69, 71, 75, 77, 78, 83, 90, 98, 109, 113, 117, 122, 124, 125]</text:p>
          </table:table-cell>
          <table:table-cell office:value-type="string">
            <text:p>[1,2,3,4,5,6]</text:p>
          </table:table-cell>
          <table:table-cell office:value-type="string">
            <text:p>&lt;1,67,84,110,41,63,126|2,152,46,100,106,127|3,101,60,128|4,44,154,42,129|5,130|6,131|7,28,102,132|8,89,36,76,57,133|9,92,134|10,52,56,103,104,85,135|11,108,70,112,47,68,136|12,72,61,43,119,118,116,73,137|13,138|14,139|15,165,51,93,105,140|16,166,31,82,99,80,50,141|17,94,167,107,33,95,142|18,40,62,29,143|19,169,87,39,121,114,144|20,170,86,111,49,145|21,120,123,32,146|22,55,115,88,74,147|23,96,91,79,148|24,174,54,97,48,81,38,26,149|25,34,150&gt;</text:p>
          </table:table-cell>
          <table:table-cell table:formula="of:=([.J135]-[.N135])/[.N135]" office:value-type="percentage" office:value="0.520105094841499">
            <text:p>52.01%</text:p>
          </table:table-cell>
          <table:table-cell table:formula="of:=([.K135]-[.O135])/[.O135]" office:value-type="percentage" office:value="0.55845786430947">
            <text:p>55.85%</text:p>
          </table:table-cell>
          <table:table-cell table:formula="of:=([.L135]-[.P135])/[.P135]" office:value-type="percentage" office:value="0.100050436288472">
            <text:p>10.01%</text:p>
          </table:table-cell>
        </table:table-row>
        <table:table-row table:style-name="ro1">
          <table:table-cell office:value-type="string">
            <text:p>R109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09.100_25-5-5-5_rd_90.txt</text:p>
          </table:table-cell>
          <table:table-cell office:value-type="string">
            <text:p>true</text:p>
          </table:table-cell>
          <table:table-cell office:value-type="string">
            <text:p>1686,566,4222,523,639,640,6931,786,6960,1095,12630,1360,1457,1445,1714,1868,12874,2127,16059,2604,2967,3223,4020,3991,22450,4299,5032,5325,6140,5681,5768,6993,5518,7987,6628,7602,7415,8543,7698,9453,9542,11141,9816,13544,19669,13578,13754,14365,12534,13578,12062,14750,10586,11933,8604,10763,10244,12007,9316,6503</text:p>
          </table:table-cell>
          <table:table-cell office:value-type="float" office:value="2579.9452">
            <text:p>2579.9452</text:p>
          </table:table-cell>
          <table:table-cell office:value-type="float" office:value="2427.3936">
            <text:p>2427.3936</text:p>
          </table:table-cell>
          <table:table-cell office:value-type="float" office:value="229.5025">
            <text:p>229.5025</text:p>
          </table:table-cell>
          <table:table-cell office:value-type="float" office:value="2698.6686">
            <text:p>2698.6686</text:p>
          </table:table-cell>
          <table:table-cell office:value-type="float" office:value="1861.8601">
            <text:p>1861.8601</text:p>
          </table:table-cell>
          <table:table-cell office:value-type="float" office:value="1653.2344">
            <text:p>1653.2344</text:p>
          </table:table-cell>
          <table:table-cell office:value-type="float" office:value="207.6257">
            <text:p>207.6257</text:p>
          </table:table-cell>
          <table:table-cell office:value-type="float" office:value="55">
            <text:p>55</text:p>
          </table:table-cell>
          <table:table-cell office:value-type="float" office:value="45">
            <text:p>45.0</text:p>
          </table:table-cell>
          <table:table-cell office:value-type="string">
            <text:p>[26, 27, 32, 34, 35, 40, 41, 43, 45, 46, 48, 50, 52, 54, 56, 58, 61, 62, 64, 69, 70, 74, 75, 80, 84, 85, 87, 89, 92, 95, 96, 97, 99, 104, 106, 108, 110, 111, 112, 114, 115, 117, 118, 120, 123]</text:p>
          </table:table-cell>
          <table:table-cell office:value-type="string">
            <text:p>[1,2,3,4,5,6]</text:p>
          </table:table-cell>
          <table:table-cell office:value-type="string">
            <text:p>&lt;1,151,38,83,42,126|2,78,127|3,128|4,129|5,130|6,131|7,132|8,133|9,159,66,105,134|10,100,67,63,73,135|11,39,86,124,82,68,121,136|12,72,44,90,137|13,138|14,139|15,101,165,103,59,93,140|16,141|17,36,107,113,57,91,60,142|18,168,65,98,47,81,79,143|19,169,144|20,37,170,31,119,28,102,49,145|21,30,29,146|22,88,55,76,51,125,116,147|23,148|24,174,53,94,77,33,71,109,122,149|25,150&gt;</text:p>
          </table:table-cell>
          <table:table-cell table:formula="of:=([.J136]-[.N136])/[.N136]" office:value-type="percentage" office:value="0.385681555773175">
            <text:p>38.57%</text:p>
          </table:table-cell>
          <table:table-cell table:formula="of:=([.K136]-[.O136])/[.O136]" office:value-type="percentage" office:value="0.468269472253904">
            <text:p>46.83%</text:p>
          </table:table-cell>
          <table:table-cell table:formula="of:=([.L136]-[.P136])/[.P136]" office:value-type="percentage" office:value="0.105366532177857">
            <text:p>10.54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0.100_25-5-5-5_rd_10.txt</text:p>
          </table:table-cell>
          <table:table-cell office:value-type="string">
            <text:p>true</text:p>
          </table:table-cell>
          <table:table-cell office:value-type="string">
            <text:p>48389,10104,11905,14269,80053,16994,13996,17509,14198,16898,14001</text:p>
          </table:table-cell>
          <table:table-cell office:value-type="float" office:value="2926.3047">
            <text:p>2926.3047</text:p>
          </table:table-cell>
          <table:table-cell office:value-type="float" office:value="2709.9325">
            <text:p>2709.9325</text:p>
          </table:table-cell>
          <table:table-cell office:value-type="float" office:value="215.3722">
            <text:p>215.3722</text:p>
          </table:table-cell>
          <table:table-cell office:value-type="float" office:value="2476.4749">
            <text:p>2476.4749</text:p>
          </table:table-cell>
          <table:table-cell office:value-type="float" office:value="2952.5173">
            <text:p>2952.5173</text:p>
          </table:table-cell>
          <table:table-cell office:value-type="float" office:value="2723.8698">
            <text:p>2723.8698</text:p>
          </table:table-cell>
          <table:table-cell office:value-type="float" office:value="227.6476">
            <text:p>227.647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33, 45, 78, 79, 98, 100]</text:p>
          </table:table-cell>
          <table:table-cell office:value-type="string">
            <text:p>[1,2,3,4,5,6]</text:p>
          </table:table-cell>
          <table:table-cell office:value-type="string">
            <text:p>&lt;1,64,54,29,40,126|2,94,152,37,104,106,28,127|3,128|4,117,154,31,120,112,82,68,85,129|5,30,124,84,123,110,39,67,62,121,38,130|6,89,74,61,35,131|7,88,36,44,87,115,26,57,132|8,158,77,108,109,86,41,122,118,114,133|9,103,58,76,75,34,60,134|10,135|11,50,99,65,83,51,105,49,136|12,137|13,138|14,90,91,96,59,93,139|15,140|16,52,166,56,113,43,119,69,73,141|17,142|18,143|19,53,169,27,66,47,48,81,80,144|20,145|21,55,95,32,107,72,71,70,42,146|22,147|23,173,101,102,97,92,148|24,149|25,175,46,125,111,63,116,150&gt;</text:p>
          </table:table-cell>
          <table:table-cell table:formula="of:=([.J137]-[.N137])/[.N137]" office:value-type="percentage" office:value="-0.00887805128186712">
            <text:p>-0.89%</text:p>
          </table:table-cell>
          <table:table-cell table:formula="of:=([.K137]-[.O137])/[.O137]" office:value-type="percentage" office:value="-0.00511672767912771">
            <text:p>-0.51%</text:p>
          </table:table-cell>
          <table:table-cell table:formula="of:=([.L137]-[.P137])/[.P137]" office:value-type="percentage" office:value="-0.053922817547824">
            <text:p>-5.39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0.100_25-5-5-5_rd_30.txt</text:p>
          </table:table-cell>
          <table:table-cell office:value-type="string">
            <text:p>true</text:p>
          </table:table-cell>
          <table:table-cell office:value-type="string">
            <text:p>27431,6617,35968,9551,49734,11485,61518,14531,12518,16387,16300,18805,18687,22618,18616,25452,23010,25486,25366,25694,27593,27541,28694,30532,31529,34027,34211</text:p>
          </table:table-cell>
          <table:table-cell office:value-type="float" office:value="3861.6211">
            <text:p>3861.6211</text:p>
          </table:table-cell>
          <table:table-cell office:value-type="float" office:value="3795.301">
            <text:p>3795.301</text:p>
          </table:table-cell>
          <table:table-cell office:value-type="float" office:value="120.4788">
            <text:p>120.4788</text:p>
          </table:table-cell>
          <table:table-cell office:value-type="float" office:value="2476.4749">
            <text:p>2476.4749</text:p>
          </table:table-cell>
          <table:table-cell office:value-type="float" office:value="2912.5206">
            <text:p>2912.5206</text:p>
          </table:table-cell>
          <table:table-cell office:value-type="float" office:value="2708.5098">
            <text:p>2708.5098</text:p>
          </table:table-cell>
          <table:table-cell office:value-type="float" office:value="203.0108">
            <text:p>203.0108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27, 31, 45, 48, 83, 84, 89, 107, 117]</text:p>
          </table:table-cell>
          <table:table-cell office:value-type="string">
            <text:p>[1,2,3,4,5,6]</text:p>
          </table:table-cell>
          <table:table-cell office:value-type="string">
            <text:p>&lt;1,40,46,64,126|2,94,152,37,127|3,72,33,42,128|4,87,43,119,118,68,129|5,30,124,39,63,121,62,130|6,55,115,74,131|7,88,61,71,73,57,132|8,158,108,123,86,41,111,114,133|9,95,90,134|10,32,44,36,135|11,161,98,65,99,136|12,35,34,137|13,77,28,104,59,138|14,103,54,93,164,26,60,139|15,96,140|16,113,100,97,51,52,141|17,101,75,91,142|18,168,53,102,143|19,169,38,78,50,80,144|20,76,106,49,105,79,145|21,56,171,125,110,122,85,146|22,67,82,29,147|23,47,81,66,92,148|24,174,58,149|25,120,69,112,70,109,116,150&gt;</text:p>
          </table:table-cell>
          <table:table-cell table:formula="of:=([.J138]-[.N138])/[.N138]" office:value-type="percentage" office:value="0.325869111449375">
            <text:p>32.59%</text:p>
          </table:table-cell>
          <table:table-cell table:formula="of:=([.K138]-[.O138])/[.O138]" office:value-type="percentage" office:value="0.401250606514328">
            <text:p>40.13%</text:p>
          </table:table-cell>
          <table:table-cell table:formula="of:=([.L138]-[.P138])/[.P138]" office:value-type="percentage" office:value="-0.406539947628402">
            <text:p>-40.65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0.100_25-5-5-5_rd_50.txt</text:p>
          </table:table-cell>
          <table:table-cell office:value-type="string">
            <text:p>true</text:p>
          </table:table-cell>
          <table:table-cell office:value-type="string">
            <text:p>16562,3550,21986,5588,9302,7122,38319,8096,15475,9585,23983,10884,11670,13964,11348,16515,14434,18827,17245,22031,18566,22426,20314,25451,22446,29073,26282,29088,28116,28681,25937,28283,23947,23441,19971,18651</text:p>
          </table:table-cell>
          <table:table-cell office:value-type="float" office:value="3858.169">
            <text:p>3858.169</text:p>
          </table:table-cell>
          <table:table-cell office:value-type="float" office:value="3680.6537">
            <text:p>3680.6537</text:p>
          </table:table-cell>
          <table:table-cell office:value-type="float" office:value="176.5153">
            <text:p>176.5153</text:p>
          </table:table-cell>
          <table:table-cell office:value-type="float" office:value="2476.4749">
            <text:p>2476.4749</text:p>
          </table:table-cell>
          <table:table-cell office:value-type="float" office:value="2752.3127">
            <text:p>2752.3127</text:p>
          </table:table-cell>
          <table:table-cell office:value-type="float" office:value="2528.2814">
            <text:p>2528.2814</text:p>
          </table:table-cell>
          <table:table-cell office:value-type="float" office:value="223.0313">
            <text:p>223.0313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29, 32, 33, 40, 54, 57, 87, 89, 91, 103, 107, 113, 124]</text:p>
          </table:table-cell>
          <table:table-cell office:value-type="string">
            <text:p>[1,2,3,4,5,6]</text:p>
          </table:table-cell>
          <table:table-cell office:value-type="string">
            <text:p>&lt;1,64,126|2,152,96,102,104,81,127|3,27,110,121,128|4,154,100,97,46,47,82,122,116,125,129|5,30,67,39,112,68,62,70,130|6,74,61,131|7,72,44,115,28,132|8,158,84,69,63,111,109,71,85,114,133|9,88,90,134|10,38,160,78,75,26,135|11,53,161,99,98,65,83,80,136|12,34,137|13,59,138|14,101,164,106,55,60,139|15,42,95,140|16,52,108,41,86,119,141|17,167,31,43,35,45,142|18,56,168,73,93,143|19,50,144|20,94,105,37,49,79,145|21,77,146|22,48,92,147|23,76,58,51,66,148|24,36,149|25,117,123,120,118,150&gt;</text:p>
          </table:table-cell>
          <table:table-cell table:formula="of:=([.J139]-[.N139])/[.N139]" office:value-type="percentage" office:value="0.401791664152115">
            <text:p>40.18%</text:p>
          </table:table-cell>
          <table:table-cell table:formula="of:=([.K139]-[.O139])/[.O139]" office:value-type="percentage" office:value="0.455792737311598">
            <text:p>45.58%</text:p>
          </table:table-cell>
          <table:table-cell table:formula="of:=([.L139]-[.P139])/[.P139]" office:value-type="percentage" office:value="-0.208562654658786">
            <text:p>-20.86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0.100_25-5-5-5_rd_70.txt</text:p>
          </table:table-cell>
          <table:table-cell office:value-type="string">
            <text:p>true</text:p>
          </table:table-cell>
          <table:table-cell office:value-type="string">
            <text:p>5424,1653,9003,2038,2219,2776,4058,3827,5588,5103,4405,6066,8480,7796,7531,8770,7897,11059,14933,11555,12324,13375,13463,15078,41662,16718,14983,18129,15837,20005,19572,22103,18745,23444,20761,25973,22421,28532,24891,28668,143797,24343,21232,23309,18912,15573</text:p>
          </table:table-cell>
          <table:table-cell office:value-type="float" office:value="2705.5238">
            <text:p>2705.5238</text:p>
          </table:table-cell>
          <table:table-cell office:value-type="float" office:value="2477.3588">
            <text:p>2477.3588</text:p>
          </table:table-cell>
          <table:table-cell office:value-type="float" office:value="227.165">
            <text:p>227.165</text:p>
          </table:table-cell>
          <table:table-cell office:value-type="float" office:value="2476.4749">
            <text:p>2476.4749</text:p>
          </table:table-cell>
          <table:table-cell office:value-type="float" office:value="2065.214">
            <text:p>2065.214</text:p>
          </table:table-cell>
          <table:table-cell office:value-type="float" office:value="1849.0382">
            <text:p>1849.0382</text:p>
          </table:table-cell>
          <table:table-cell office:value-type="float" office:value="215.1758">
            <text:p>215.1758</text:p>
          </table:table-cell>
          <table:table-cell office:value-type="float" office:value="68">
            <text:p>68</text:p>
          </table:table-cell>
          <table:table-cell office:value-type="float" office:value="32">
            <text:p>32.0</text:p>
          </table:table-cell>
          <table:table-cell office:value-type="string">
            <text:p>[27, 30, 31, 33, 34, 36, 37, 43, 44, 46, 47, 51, 52, 53, 55, 56, 59, 62, 64, 65, 67, 71, 74, 77, 88, 89, 90, 102, 110, 117, 121, 125]</text:p>
          </table:table-cell>
          <table:table-cell office:value-type="string">
            <text:p>[1,2,3,4,5,6]</text:p>
          </table:table-cell>
          <table:table-cell office:value-type="string">
            <text:p>&lt;1,126|2,152,94,96,106,58,28,105,79,127|3,72,32,38,116,85,128|4,154,84,123,118,41,119,66,81,99,129|5,98,112,63,42,130|6,131|7,132|8,133|9,134|10,135|11,97,100,48,29,26,60,136|12,137|13,138|14,164,107,115,57,45,95,139|15,140|16,124,108,61,73,141|17,87,113,167,101,75,35,142|18,143|19,144|20,54,104,76,91,103,49,145|21,171,120,86,111,69,39,40,114,146|22,147|23,50,82,92,148|24,174,78,83,80,93,149|25,175,70,109,68,122,150&gt;</text:p>
          </table:table-cell>
          <table:table-cell table:formula="of:=([.J140]-[.N140])/[.N140]" office:value-type="percentage" office:value="0.310045254390102">
            <text:p>31.00%</text:p>
          </table:table-cell>
          <table:table-cell table:formula="of:=([.K140]-[.O140])/[.O140]" office:value-type="percentage" office:value="0.339809420919481">
            <text:p>33.98%</text:p>
          </table:table-cell>
          <table:table-cell table:formula="of:=([.L140]-[.P140])/[.P140]" office:value-type="percentage" office:value="0.0557181616148284">
            <text:p>5.57%</text:p>
          </table:table-cell>
        </table:table-row>
        <table:table-row table:style-name="ro1">
          <table:table-cell office:value-type="string">
            <text:p>R110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0.100_25-5-5-5_rd_90.txt</text:p>
          </table:table-cell>
          <table:table-cell office:value-type="string">
            <text:p>true</text:p>
          </table:table-cell>
          <table:table-cell office:value-type="string">
            <text:p>1849,500,551,722,741,1131,1195,1421,1588,1704,1685,2350,2391,3142,2935,4351,4309,6019,7827,7059,5742,8827,9134,10575,8042,11717,10748,13469,10075,14303,76976,16022,13029,17798,88961,18358,15388,21885,17128,24269,18047,24738,18076,25139,22129,26760,20653,26563,22757,28515,22343,28636,22767,25587,19259,26179,21192,18135</text:p>
          </table:table-cell>
          <table:table-cell office:value-type="float" office:value="2650.4359">
            <text:p>2650.4359</text:p>
          </table:table-cell>
          <table:table-cell office:value-type="float" office:value="2430.0428">
            <text:p>2430.0428</text:p>
          </table:table-cell>
          <table:table-cell office:value-type="float" office:value="219.3931">
            <text:p>219.3931</text:p>
          </table:table-cell>
          <table:table-cell office:value-type="float" office:value="2476.4749">
            <text:p>2476.4749</text:p>
          </table:table-cell>
          <table:table-cell office:value-type="float" office:value="2139.0909">
            <text:p>2139.0909</text:p>
          </table:table-cell>
          <table:table-cell office:value-type="float" office:value="1919.4914">
            <text:p>1919.4914</text:p>
          </table:table-cell>
          <table:table-cell office:value-type="float" office:value="218.5995">
            <text:p>218.5995</text:p>
          </table:table-cell>
          <table:table-cell office:value-type="float" office:value="66">
            <text:p>66</text:p>
          </table:table-cell>
          <table:table-cell office:value-type="float" office:value="34">
            <text:p>34.0</text:p>
          </table:table-cell>
          <table:table-cell office:value-type="string">
            <text:p>[27, 28, 29, 30, 39, 41, 42, 48, 53, 57, 61, 62, 64, 68, 70, 73, 76, 79, 83, 84, 86, 89, 90, 97, 99, 100, 102, 106, 110, 112, 114, 116, 118, 121]</text:p>
          </table:table-cell>
          <table:table-cell office:value-type="string">
            <text:p>[1,2,3,4,5,6]</text:p>
          </table:table-cell>
          <table:table-cell office:value-type="string">
            <text:p>&lt;1,46,151,55,104,75,126|2,152,108,77,119,45,49,127|3,78,82,67,31,128|4,154,52,37,50,47,66,40,129|5,88,72,43,124,117,125,130|6,131|7,36,44,32,35,95,34,91,132|8,158,94,56,33,109,69,63,85,133|9,134|10,135|11,65,161,101,58,59,93,105,136|12,137|13,138|14,120,98,92,80,139|15,140|16,141|17,142|18,143|19,144|20,54,103,60,96,51,81,145|21,107,171,123,111,122,38,26,146|22,147|23,148|24,149|25,87,113,115,74,71,150&gt;</text:p>
          </table:table-cell>
          <table:table-cell table:formula="of:=([.J141]-[.N141])/[.N141]" office:value-type="percentage" office:value="0.239047812320645">
            <text:p>23.90%</text:p>
          </table:table-cell>
          <table:table-cell table:formula="of:=([.K141]-[.O141])/[.O141]" office:value-type="percentage" office:value="0.265982645194451">
            <text:p>26.60%</text:p>
          </table:table-cell>
          <table:table-cell table:formula="of:=([.L141]-[.P141])/[.P141]" office:value-type="percentage" office:value="0.00363038341807734">
            <text:p>0.36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1.100_25-5-5-5_rd_10.txt</text:p>
          </table:table-cell>
          <table:table-cell office:value-type="string">
            <text:p>true</text:p>
          </table:table-cell>
          <table:table-cell office:value-type="string">
            <text:p>29409,6328,7185,9110,9804,11038,11700,13118,11983,8964,7848</text:p>
          </table:table-cell>
          <table:table-cell office:value-type="float" office:value="4018.0331">
            <text:p>4018.0331</text:p>
          </table:table-cell>
          <table:table-cell office:value-type="float" office:value="3876.355">
            <text:p>3876.355</text:p>
          </table:table-cell>
          <table:table-cell office:value-type="float" office:value="159.2511">
            <text:p>159.2511</text:p>
          </table:table-cell>
          <table:table-cell office:value-type="float" office:value="2702.2871">
            <text:p>2702.2871</text:p>
          </table:table-cell>
          <table:table-cell office:value-type="float" office:value="3251.5694">
            <text:p>3251.5694</text:p>
          </table:table-cell>
          <table:table-cell office:value-type="float" office:value="3022.8087">
            <text:p>3022.8087</text:p>
          </table:table-cell>
          <table:table-cell office:value-type="float" office:value="227.7607">
            <text:p>227.7607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54, 90, 120]</text:p>
          </table:table-cell>
          <table:table-cell office:value-type="string">
            <text:p>[1,2,3,4,5,6]</text:p>
          </table:table-cell>
          <table:table-cell office:value-type="string">
            <text:p>&lt;1,151,46,67,111,68,126|2,101,58,97,79,105,127|3,153,64,92,80,128|4,154,117,119,31,124,121,39,125,110,30,129|5,87,32,70,33,71,130|6,52,156,84,66,100,99,114,131|7,47,81,132|8,91,133|9,48,98,159,29,50,134|10,77,76,106,160,56,135|11,93,136|12,69,41,86,109,116,42,137|13,163,113,104,45,138|14,55,164,122,118,123,139|15,102,140|16,166,53,51,65,78,43,72,73,141|17,167,82,40,112,27,142|18,168,75,26,96,60,143|19,107,44,36,74,61,144|20,62,63,108,85,38,83,145|21,171,94,89,115,35,88,146|22,172,49,147|23,59,148|24,95,149|25,175,37,28,103,34,57,150&gt;</text:p>
          </table:table-cell>
          <table:table-cell table:formula="of:=([.J142]-[.N142])/[.N142]" office:value-type="percentage" office:value="0.235721156682063">
            <text:p>23.57%</text:p>
          </table:table-cell>
          <table:table-cell table:formula="of:=([.K142]-[.O142])/[.O142]" office:value-type="percentage" office:value="0.282368613005514">
            <text:p>28.24%</text:p>
          </table:table-cell>
          <table:table-cell table:formula="of:=([.L142]-[.P142])/[.P142]" office:value-type="percentage" office:value="-0.300796406052493">
            <text:p>-30.08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1.100_25-5-5-5_rd_30.txt</text:p>
          </table:table-cell>
          <table:table-cell office:value-type="string">
            <text:p>true</text:p>
          </table:table-cell>
          <table:table-cell office:value-type="string">
            <text:p>17228,4028,4773,5266,6060,6630,7584,8382,9409,9940,11490,11823,13408,13646,16422,17219,19129,19090,21935,22751,25933,24256,24632,22578</text:p>
          </table:table-cell>
          <table:table-cell office:value-type="float" office:value="4257.5922">
            <text:p>4257.5922</text:p>
          </table:table-cell>
          <table:table-cell office:value-type="float" office:value="4141.2451">
            <text:p>4141.2451</text:p>
          </table:table-cell>
          <table:table-cell office:value-type="float" office:value="140.3471">
            <text:p>140.3471</text:p>
          </table:table-cell>
          <table:table-cell office:value-type="float" office:value="2702.2871">
            <text:p>2702.2871</text:p>
          </table:table-cell>
          <table:table-cell office:value-type="float" office:value="3134.9741">
            <text:p>3134.9741</text:p>
          </table:table-cell>
          <table:table-cell office:value-type="float" office:value="2907.6119">
            <text:p>2907.6119</text:p>
          </table:table-cell>
          <table:table-cell office:value-type="float" office:value="226.3622">
            <text:p>226.362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5]</text:p>
          </table:table-cell>
          <table:table-cell office:value-type="string">
            <text:p>[1,2,3,4,5,6]</text:p>
          </table:table-cell>
          <table:table-cell office:value-type="string">
            <text:p>&lt;1,151,67,111,123,68,118,126|2,90,96,127|3,153,92,64,80,29,49,79,128|4,154,56,119,112,122,82,38,129|5,61,70,33,71,130|6,77,156,89,115,107,131|7,100,48,81,47,132|8,46,51,37,28,133|9,117,66,105,134|10,53,160,113,74,44,88,135|11,161,65,54,136|12,41,162,85,31,121,84,39,116,125,137|13,163,138|14,94,106,73,32,139|15,76,165,30,45,75,102,140|16,166,43,124,108,109,42,141|17,167,120,40,27,97,98,99,50,142|18,78,168,114,26,95,143|19,86,69,63,72,144|20,104,93,83,145|21,171,87,36,146|22,103,147|23,34,59,148|24,110,62,35,149|25,175,52,101,58,60,91,57,150&gt;</text:p>
          </table:table-cell>
          <table:table-cell table:formula="of:=([.J143]-[.N143])/[.N143]" office:value-type="percentage" office:value="0.35809485634985">
            <text:p>35.81%</text:p>
          </table:table-cell>
          <table:table-cell table:formula="of:=([.K143]-[.O143])/[.O143]" office:value-type="percentage" office:value="0.42427711896488">
            <text:p>42.43%</text:p>
          </table:table-cell>
          <table:table-cell table:formula="of:=([.L143]-[.P143])/[.P143]" office:value-type="percentage" office:value="-0.379988796716059">
            <text:p>-38.00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1.100_25-5-5-5_rd_50.txt</text:p>
          </table:table-cell>
          <table:table-cell office:value-type="string">
            <text:p>true</text:p>
          </table:table-cell>
          <table:table-cell office:value-type="string">
            <text:p>8883,2300,6850,3658,3686,4384,4379,5726,5335,6795,7104,7844,8465,10664,12187,13174,13463,14689,15274,18041,17841,19346,20482,21354,22377,24696,25953,27432,29086,27838,28143,24062,24039,20168,17156</text:p>
          </table:table-cell>
          <table:table-cell office:value-type="float" office:value="4303.751">
            <text:p>4303.751</text:p>
          </table:table-cell>
          <table:table-cell office:value-type="float" office:value="4183.1194">
            <text:p>4183.1194</text:p>
          </table:table-cell>
          <table:table-cell office:value-type="float" office:value="119.6316">
            <text:p>119.6316</text:p>
          </table:table-cell>
          <table:table-cell office:value-type="float" office:value="2702.2871">
            <text:p>2702.2871</text:p>
          </table:table-cell>
          <table:table-cell office:value-type="float" office:value="3248.2792">
            <text:p>3248.2792</text:p>
          </table:table-cell>
          <table:table-cell office:value-type="float" office:value="3032.1472">
            <text:p>3032.1472</text:p>
          </table:table-cell>
          <table:table-cell office:value-type="float" office:value="215.132">
            <text:p>215.132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84, 97, 110]</text:p>
          </table:table-cell>
          <table:table-cell office:value-type="string">
            <text:p>[1,2,3,4,5,6]</text:p>
          </table:table-cell>
          <table:table-cell office:value-type="string">
            <text:p>&lt;1,151,67,78,123,118,126|2,37,28,58,104,127|3,53,153,46,79,80,50,128|4,98,154,119,47,81,99,38,83,129|5,76,33,71,130|6,156,120,40,124,68,125,122,114,131|7,64,100,48,132|8,36,57,115,91,133|9,117,82,134|10,160,94,90,88,135|11,161,92,54,136|12,162,69,63,39,137|13,163,30,26,138|14,66,77,139|15,165,51,55,45,140|16,166,52,113,89,74,44,73,141|17,167,62,121,112,65,29,142|18,34,96,143|19,61,85,109,108,42,144|20,72,87,56,31,93,105,145|21,171,116,70,86,41,111,107,146|22,172,27,49,102,147|23,101,59,148|24,103,106,60,149|25,175,43,32,75,35,95,150&gt;</text:p>
          </table:table-cell>
          <table:table-cell table:formula="of:=([.J144]-[.N144])/[.N144]" office:value-type="percentage" office:value="0.324932598158434">
            <text:p>32.49%</text:p>
          </table:table-cell>
          <table:table-cell table:formula="of:=([.K144]-[.O144])/[.O144]" office:value-type="percentage" office:value="0.379589816747683">
            <text:p>37.96%</text:p>
          </table:table-cell>
          <table:table-cell table:formula="of:=([.L144]-[.P144])/[.P144]" office:value-type="percentage" office:value="-0.443915363590726">
            <text:p>-44.39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1.100_25-5-5-5_rd_70.txt</text:p>
          </table:table-cell>
          <table:table-cell office:value-type="string">
            <text:p>true</text:p>
          </table:table-cell>
          <table:table-cell office:value-type="string">
            <text:p>4416,1254,1915,1862,2120,2406,16696,3010,9287,3852,22547,4394,14223,5154,9826,5969,5545,6177,19352,7485,7332,8374,9477,9079,8407,10220,10300,11050,11219,13842,83321,14672,41649,15183,13984,14505,13224,15972,15134,17865,21058,17918,14519,12711,12236,14035</text:p>
          </table:table-cell>
          <table:table-cell office:value-type="float" office:value="2557.7534">
            <text:p>2557.7534</text:p>
          </table:table-cell>
          <table:table-cell office:value-type="float" office:value="2328.7921">
            <text:p>2328.7921</text:p>
          </table:table-cell>
          <table:table-cell office:value-type="float" office:value="227.9612">
            <text:p>227.9612</text:p>
          </table:table-cell>
          <table:table-cell office:value-type="float" office:value="2702.2871">
            <text:p>2702.2871</text:p>
          </table:table-cell>
          <table:table-cell office:value-type="float" office:value="2224.8312">
            <text:p>2224.8312</text:p>
          </table:table-cell>
          <table:table-cell office:value-type="float" office:value="2017.0714">
            <text:p>2017.0714</text:p>
          </table:table-cell>
          <table:table-cell office:value-type="float" office:value="206.7598">
            <text:p>206.7598</text:p>
          </table:table-cell>
          <table:table-cell office:value-type="float" office:value="65">
            <text:p>65</text:p>
          </table:table-cell>
          <table:table-cell office:value-type="float" office:value="35">
            <text:p>35.0</text:p>
          </table:table-cell>
          <table:table-cell office:value-type="string">
            <text:p>[26, 29, 33, 41, 44, 49, 50, 52, 53, 55, 59, 60, 61, 67, 69, 70, 73, 74, 75, 77, 80, 82, 85, 86, 87, 88, 91, 92, 93, 98, 105, 109, 119, 121, 122]</text:p>
          </table:table-cell>
          <table:table-cell office:value-type="string">
            <text:p>[1,2,3,4,5,6]</text:p>
          </table:table-cell>
          <table:table-cell office:value-type="string">
            <text:p>&lt;1,151,43,71,111,118,114,123,126|2,57,34,96,127|3,54,64,47,153,120,38,46,128|4,154,117,40,68,66,100,99,27,83,129|5,94,101,37,65,79,95,130|6,156,113,36,89,115,45,107,131|7,132|8,133|9,97,48,159,78,81,134|10,160,28,104,106,76,32,56,135|11,136|12,162,108,124,112,31,30,116,125,137|13,138|14,139|15,140|16,42,141|17,167,84,110,63,39,62,51,102,142|18,143|19,144|20,58,90,103,35,72,145|21,146|22,147|23,148|24,149|25,150&gt;</text:p>
          </table:table-cell>
          <table:table-cell table:formula="of:=([.J145]-[.N145])/[.N145]" office:value-type="percentage" office:value="0.149639307467461">
            <text:p>14.96%</text:p>
          </table:table-cell>
          <table:table-cell table:formula="of:=([.K145]-[.O145])/[.O145]" office:value-type="percentage" office:value="0.154541232402581">
            <text:p>15.45%</text:p>
          </table:table-cell>
          <table:table-cell table:formula="of:=([.L145]-[.P145])/[.P145]" office:value-type="percentage" office:value="0.102541209654875">
            <text:p>10.25%</text:p>
          </table:table-cell>
        </table:table-row>
        <table:table-row table:style-name="ro1">
          <table:table-cell office:value-type="string">
            <text:p>R111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1.100_25-5-5-5_rd_90.txt</text:p>
          </table:table-cell>
          <table:table-cell office:value-type="string">
            <text:p>true</text:p>
          </table:table-cell>
          <table:table-cell office:value-type="string">
            <text:p>1688,550,483,625,4078,962,8106,1405,1741,1758,15195,2613,2836,3322,8195,4061,4411,4548,28649,5152,8682,6929,41550,7541,17147,8376,52506,9996,30252,11417,11278,13085,12981,15600,12728,15701,31395,17840,49964,18100,21177,18980,35013,15548,14785,14533,12501</text:p>
          </table:table-cell>
          <table:table-cell office:value-type="float" office:value="2244.9097">
            <text:p>2244.9097</text:p>
          </table:table-cell>
          <table:table-cell office:value-type="float" office:value="2020.0915">
            <text:p>2020.0915</text:p>
          </table:table-cell>
          <table:table-cell office:value-type="float" office:value="223.8182">
            <text:p>223.8182</text:p>
          </table:table-cell>
          <table:table-cell office:value-type="float" office:value="2702.2871">
            <text:p>2702.2871</text:p>
          </table:table-cell>
          <table:table-cell office:value-type="float" office:value="2037.4242">
            <text:p>2037.4242</text:p>
          </table:table-cell>
          <table:table-cell office:value-type="float" office:value="1824.4263">
            <text:p>1824.4263</text:p>
          </table:table-cell>
          <table:table-cell office:value-type="float" office:value="211.9978">
            <text:p>211.9978</text:p>
          </table:table-cell>
          <table:table-cell office:value-type="float" office:value="60">
            <text:p>60</text:p>
          </table:table-cell>
          <table:table-cell office:value-type="float" office:value="40">
            <text:p>40.0</text:p>
          </table:table-cell>
          <table:table-cell office:value-type="string">
            <text:p>[28, 29, 32, 34, 36, 37, 38, 40, 44, 46, 48, 54, 57, 58, 62, 63, 64, 66, 67, 70, 71, 72, 76, 85, 86, 87, 89, 92, 96, 99, 100, 104, 106, 113, 115, 117, 120, 121, 123, 125]</text:p>
          </table:table-cell>
          <table:table-cell office:value-type="string">
            <text:p>[1,2,3,4,5,6]</text:p>
          </table:table-cell>
          <table:table-cell office:value-type="string">
            <text:p>&lt;1,151,94,43,111,118,122,68,126|2,59,90,91,35,88,127|3,153,51,65,47,80,79,49,128|4,154,53,75,33,108,110,27,83,129|5,130|6,55,156,78,84,114,77,131|7,132|8,133|9,50,134|10,135|11,136|12,39,69,124,109,41,137|13,138|14,139|15,140|16,166,107,74,61,73,30,42,141|17,167,26,101,45,103,93,102,105,142|18,143|19,144|20,97,82,116,112,31,119,56,95,145|21,146|22,147|23,148|24,174,52,98,81,60,149|25,150&gt;</text:p>
          </table:table-cell>
          <table:table-cell table:formula="of:=([.J146]-[.N146])/[.N146]" office:value-type="percentage" office:value="0.101837162825493">
            <text:p>10.18%</text:p>
          </table:table-cell>
          <table:table-cell table:formula="of:=([.K146]-[.O146])/[.O146]" office:value-type="percentage" office:value="0.107247522138877">
            <text:p>10.72%</text:p>
          </table:table-cell>
          <table:table-cell table:formula="of:=([.L146]-[.P146])/[.P146]" office:value-type="percentage" office:value="0.0557571823858548">
            <text:p>5.58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112.100_25-5-5-5_rd_10.txt</text:p>
          </table:table-cell>
          <table:table-cell office:value-type="string">
            <text:p>true</text:p>
          </table:table-cell>
          <table:table-cell office:value-type="string">
            <text:p>30929,7505,44967,10050,58059,12981,73632,15351,16807,17911</text:p>
          </table:table-cell>
          <table:table-cell office:value-type="float" office:value="2763.7129">
            <text:p>2763.7129</text:p>
          </table:table-cell>
          <table:table-cell office:value-type="float" office:value="2542.8385">
            <text:p>2542.8385</text:p>
          </table:table-cell>
          <table:table-cell office:value-type="float" office:value="219.8744">
            <text:p>219.8744</text:p>
          </table:table-cell>
          <table:table-cell office:value-type="float" office:value="2245.3819">
            <text:p>2245.3819</text:p>
          </table:table-cell>
          <table:table-cell office:value-type="float" office:value="2534.0703">
            <text:p>2534.0703</text:p>
          </table:table-cell>
          <table:table-cell office:value-type="float" office:value="2311.8157">
            <text:p>2311.8157</text:p>
          </table:table-cell>
          <table:table-cell office:value-type="float" office:value="221.2546">
            <text:p>221.254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54, 58, 92, 100, 111, 124]</text:p>
          </table:table-cell>
          <table:table-cell office:value-type="string">
            <text:p>[1,2,3,4,5,6]</text:p>
          </table:table-cell>
          <table:table-cell office:value-type="string">
            <text:p>&lt;1,63,39,67,116,123,119,114,42,126|2,152,52,65,46,47,66,48,64,29,127|3,153,77,43,73,74,57,35,95,26,128|4,129|5,155,70,109,85,86,110,118,125,117,122,38,83,130|6,156,78,120,121,69,41,30,84,62,131|7,132|8,34,106,28,102,93,103,59,133|9,134|10,91,45,55,76,96,60,135|11,44,33,108,32,115,89,136|12,88,137|13,163,113,87,94,101,37,105,79,49,138|14,139|15,140|16,141|17,90,56,72,61,71,142|18,53,168,27,112,68,40,82,97,99,81,143|19,144|20,145|21,146|22,147|23,36,104,75,51,50,80,148|24,174,98,31,107,149|25,150&gt;</text:p>
          </table:table-cell>
          <table:table-cell table:formula="of:=([.J147]-[.N147])/[.N147]" office:value-type="percentage" office:value="0.0906220320722752">
            <text:p>9.06%</text:p>
          </table:table-cell>
          <table:table-cell table:formula="of:=([.K147]-[.O147])/[.O147]" office:value-type="percentage" office:value="0.0999313223800668">
            <text:p>9.99%</text:p>
          </table:table-cell>
          <table:table-cell table:formula="of:=([.L147]-[.P147])/[.P147]" office:value-type="percentage" office:value="-0.00623806239508694">
            <text:p>-0.62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112.100_25-5-5-5_rd_30.txt</text:p>
          </table:table-cell>
          <table:table-cell office:value-type="string">
            <text:p>true</text:p>
          </table:table-cell>
          <table:table-cell office:value-type="string">
            <text:p>19016,4687,5554,6233,37612,8247,49815,10296,10227,12081,68768,14142,79557,16396,15267,18094,55196,20141,20353,20407,21806,23420,25511,23689,129280</text:p>
          </table:table-cell>
          <table:table-cell office:value-type="float" office:value="2715.7588">
            <text:p>2715.7588</text:p>
          </table:table-cell>
          <table:table-cell office:value-type="float" office:value="2499.7057">
            <text:p>2499.7057</text:p>
          </table:table-cell>
          <table:table-cell office:value-type="float" office:value="215.053">
            <text:p>215.053</text:p>
          </table:table-cell>
          <table:table-cell office:value-type="float" office:value="2245.3819">
            <text:p>2245.3819</text:p>
          </table:table-cell>
          <table:table-cell office:value-type="float" office:value="2274.9297">
            <text:p>2274.9297</text:p>
          </table:table-cell>
          <table:table-cell office:value-type="float" office:value="2053.5498">
            <text:p>2053.5498</text:p>
          </table:table-cell>
          <table:table-cell office:value-type="float" office:value="220.38">
            <text:p>220.38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37, 40, 43, 45, 47, 50, 53, 56, 65, 67, 68, 70, 75, 92, 107, 108, 111, 112, 114, 124]</text:p>
          </table:table-cell>
          <table:table-cell office:value-type="string">
            <text:p>[1,2,3,4,5,6]</text:p>
          </table:table-cell>
          <table:table-cell office:value-type="string">
            <text:p>&lt;1,52,151,123,62,116,39,63,118,126|2,152,101,121,100,48,64,29,127|3,94,153,120,98,46,97,81,80,93,102,128|4,88,95,154,113,74,129|5,155,77,32,44,33,109,85,117,122,38,83,130|6,156,31,42,69,131|7,132|8,59,103,54,28,35,57,133|9,134|10,55,87,89,96,60,91,135|11,136|12,137|13,163,36,115,34,106,58,105,79,138|14,139|15,140|16,141|17,61,71,86,30,73,26,142|18,168,84,110,41,125,82,66,99,51,143|19,144|20,145|21,146|22,72,172,78,27,49,147|23,148|24,174,119,104,76,90,149|25,150&gt;</text:p>
          </table:table-cell>
          <table:table-cell table:formula="of:=([.J148]-[.N148])/[.N148]" office:value-type="percentage" office:value="0.19377702088992">
            <text:p>19.38%</text:p>
          </table:table-cell>
          <table:table-cell table:formula="of:=([.K148]-[.O148])/[.O148]" office:value-type="percentage" office:value="0.217260813446063">
            <text:p>21.73%</text:p>
          </table:table-cell>
          <table:table-cell table:formula="of:=([.L148]-[.P148])/[.P148]" office:value-type="percentage" office:value="-0.0241718849260368">
            <text:p>-2.42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112.100_25-5-5-5_rd_50.txt</text:p>
          </table:table-cell>
          <table:table-cell office:value-type="string">
            <text:p>true</text:p>
          </table:table-cell>
          <table:table-cell office:value-type="string">
            <text:p>9564,2714,3217,3883,12400,4939,30260,6262,6324,7574,7846,8773,29313,10910,63988,11880,39643,14021,79559,14858,85870,16660,16710,18099,49913,20104,40098,22377,22093,19488,50836,20247,22033</text:p>
          </table:table-cell>
          <table:table-cell office:value-type="float" office:value="2347.2578">
            <text:p>2347.2578</text:p>
          </table:table-cell>
          <table:table-cell office:value-type="float" office:value="2121.1165">
            <text:p>2121.1165</text:p>
          </table:table-cell>
          <table:table-cell office:value-type="float" office:value="225.1413">
            <text:p>225.1413</text:p>
          </table:table-cell>
          <table:table-cell office:value-type="float" office:value="2245.3819">
            <text:p>2245.3819</text:p>
          </table:table-cell>
          <table:table-cell office:value-type="float" office:value="2067.7486">
            <text:p>2067.7486</text:p>
          </table:table-cell>
          <table:table-cell office:value-type="float" office:value="1853.9895">
            <text:p>1853.9895</text:p>
          </table:table-cell>
          <table:table-cell office:value-type="float" office:value="212.7591">
            <text:p>212.7591</text:p>
          </table:table-cell>
          <table:table-cell office:value-type="float" office:value="72">
            <text:p>72</text:p>
          </table:table-cell>
          <table:table-cell office:value-type="float" office:value="28">
            <text:p>28.0</text:p>
          </table:table-cell>
          <table:table-cell office:value-type="string">
            <text:p>[27, 33, 36, 37, 40, 41, 45, 48, 49, 54, 60, 64, 65, 71, 72, 75, 77, 78, 80, 82, 87, 88, 89, 90, 97, 99, 109, 123]</text:p>
          </table:table-cell>
          <table:table-cell office:value-type="string">
            <text:p>[1,2,3,4,5,6]</text:p>
          </table:table-cell>
          <table:table-cell office:value-type="string">
            <text:p>&lt;1,108,31,151,112,67,62,116,126|2,152,101,29,47,66,92,50,127|3,94,153,43,110,124,121,120,51,79,93,128|4,129|5,155,53,52,107,42,111,69,39,125,118,38,130|6,156,46,98,68,63,131|7,132|8,34,106,26,35,91,133|9,134|10,96,76,55,32,74,135|11,136|12,137|13,138|14,139|15,140|16,141|17,56,113,167,84,85,70,73,61,142|18,168,30,86,117,83,100,81,102,143|19,144|20,145|21,146|22,172,57,58,28,104,103,59,105,147|23,44,115,95,173,119,122,114,148|24,149|25,150&gt;</text:p>
          </table:table-cell>
          <table:table-cell table:formula="of:=([.J149]-[.N149])/[.N149]" office:value-type="percentage" office:value="0.135175620479201">
            <text:p>13.52%</text:p>
          </table:table-cell>
          <table:table-cell table:formula="of:=([.K149]-[.O149])/[.O149]" office:value-type="percentage" office:value="0.144082261523056">
            <text:p>14.41%</text:p>
          </table:table-cell>
          <table:table-cell table:formula="of:=([.L149]-[.P149])/[.P149]" office:value-type="percentage" office:value="0.058198215728493">
            <text:p>5.82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112.100_25-5-5-5_rd_70.txt</text:p>
          </table:table-cell>
          <table:table-cell office:value-type="string">
            <text:p>true</text:p>
          </table:table-cell>
          <table:table-cell office:value-type="string">
            <text:p>4117,1348,9938,1744,2818,2467,3655,3309,3783,4149,27544,4972,4795,6034,10238,7286,14385,8878,24987,10383,17377,11704,72186,13457,37994,14011,14840,15736,14930,17192,16390,18959,27672,19850,29586,22792,19795,23990,23921,23178,21762,25198</text:p>
          </table:table-cell>
          <table:table-cell office:value-type="float" office:value="2487.6079">
            <text:p>2487.6079</text:p>
          </table:table-cell>
          <table:table-cell office:value-type="float" office:value="2257.059">
            <text:p>2257.059</text:p>
          </table:table-cell>
          <table:table-cell office:value-type="float" office:value="229.5489">
            <text:p>229.5489</text:p>
          </table:table-cell>
          <table:table-cell office:value-type="float" office:value="2245.3819">
            <text:p>2245.3819</text:p>
          </table:table-cell>
          <table:table-cell office:value-type="float" office:value="1856.8302">
            <text:p>1856.8302</text:p>
          </table:table-cell>
          <table:table-cell office:value-type="float" office:value="1642.9293">
            <text:p>1642.9293</text:p>
          </table:table-cell>
          <table:table-cell office:value-type="float" office:value="212.9009">
            <text:p>212.9009</text:p>
          </table:table-cell>
          <table:table-cell office:value-type="float" office:value="66">
            <text:p>66</text:p>
          </table:table-cell>
          <table:table-cell office:value-type="float" office:value="34">
            <text:p>34.0</text:p>
          </table:table-cell>
          <table:table-cell office:value-type="string">
            <text:p>[30, 37, 38, 40, 41, 47, 51, 53, 54, 57, 58, 65, 68, 69, 74, 75, 86, 88, 90, 91, 92, 95, 96, 101, 103, 105, 106, 114, 116, 117, 120, 122, 124, 125]</text:p>
          </table:table-cell>
          <table:table-cell office:value-type="string">
            <text:p>[1,2,3,4,5,6]</text:p>
          </table:table-cell>
          <table:table-cell office:value-type="string">
            <text:p>&lt;1,67,63,111,32,44,42,126|2,152,110,118,123,121,62,39,82,127|3,153,98,66,99,46,85,108,26,128|4,29,50,49,59,129|5,155,113,107,31,27,100,48,81,130|6,131|7,132|8,36,87,56,28,104,34,133|9,134|10,160,89,55,45,60,135|11,136|12,76,94,162,77,43,33,71,72,137|13,138|14,52,164,78,102,93,79,80,139|15,140|16,141|17,84,109,70,73,35,61,142|18,143|19,144|20,145|21,146|22,147|23,115,119,112,83,97,64,148|24,149|25,150&gt;</text:p>
          </table:table-cell>
          <table:table-cell table:formula="of:=([.J150]-[.N150])/[.N150]" office:value-type="percentage" office:value="0.339706721702394">
            <text:p>33.97%</text:p>
          </table:table-cell>
          <table:table-cell table:formula="of:=([.K150]-[.O150])/[.O150]" office:value-type="percentage" office:value="0.373801660241862">
            <text:p>37.38%</text:p>
          </table:table-cell>
          <table:table-cell table:formula="of:=([.L150]-[.P150])/[.P150]" office:value-type="percentage" office:value="0.0781960057472749">
            <text:p>7.82%</text:p>
          </table:table-cell>
        </table:table-row>
        <table:table-row table:style-name="ro1">
          <table:table-cell office:value-type="string">
            <text:p>R112.100_25-5-5-5</text:p>
          </table:table-cell>
          <table:table-cell office:value-type="string">
            <text:p>R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112.100_25-5-5-5_rd_90.txt</text:p>
          </table:table-cell>
          <table:table-cell office:value-type="string">
            <text:p>true</text:p>
          </table:table-cell>
          <table:table-cell office:value-type="string">
            <text:p>1794,526,4427,920,5880,748,1325,1055,1710,1382,1984,1776,1774,2494,3433,4754,4067,5354,5351,6914,5931,7654,19504,9628,9908,10864,64426,11277,15195,12329,25543,13915,16512,15360,43470,16632,25586,19375,50055,20125,37698,21956,19239</text:p>
          </table:table-cell>
          <table:table-cell office:value-type="float" office:value="1896.3951">
            <text:p>1896.3951</text:p>
          </table:table-cell>
          <table:table-cell office:value-type="float" office:value="1673.3071">
            <text:p>1673.3071</text:p>
          </table:table-cell>
          <table:table-cell office:value-type="float" office:value="222.088">
            <text:p>222.088</text:p>
          </table:table-cell>
          <table:table-cell office:value-type="float" office:value="2245.3819">
            <text:p>2245.3819</text:p>
          </table:table-cell>
          <table:table-cell office:value-type="float" office:value="1535.5375">
            <text:p>1535.5375</text:p>
          </table:table-cell>
          <table:table-cell office:value-type="float" office:value="1329.4735">
            <text:p>1329.4735</text:p>
          </table:table-cell>
          <table:table-cell office:value-type="float" office:value="205.0641">
            <text:p>205.0641</text:p>
          </table:table-cell>
          <table:table-cell office:value-type="float" office:value="54">
            <text:p>54</text:p>
          </table:table-cell>
          <table:table-cell office:value-type="float" office:value="46">
            <text:p>46.0</text:p>
          </table:table-cell>
          <table:table-cell office:value-type="string">
            <text:p>[29, 31, 35, 41, 43, 45, 46, 47, 48, 49, 53, 55, 57, 59, 65, 67, 68, 71, 72, 74, 76, 77, 78, 79, 82, 92, 93, 94, 95, 102, 103, 104, 105, 106, 107, 111, 112, 113, 114, 116, 118, 120, 121, 122, 124, 125]</text:p>
          </table:table-cell>
          <table:table-cell office:value-type="string">
            <text:p>[1,2,3,4,5,6]</text:p>
          </table:table-cell>
          <table:table-cell office:value-type="string">
            <text:p>&lt;1,63,39,62,123,33,42,126|2,152,70,85,69,66,99,127|3,37,153,32,27,98,97,51,26,128|4,56,58,54,60,91,129|5,155,52,108,109,119,38,40,83,130|6,131|7,132|8,36,115,101,28,34,133|9,134|10,135|11,136|12,137|13,138|14,139|15,140|16,141|17,84,117,110,86,30,73,61,142|18,143|19,144|20,145|21,146|22,147|23,88,75,100,81,64,50,80,148|24,89,44,87,96,90,149|25,150&gt;</text:p>
          </table:table-cell>
          <table:table-cell table:formula="of:=([.J151]-[.N151])/[.N151]" office:value-type="percentage" office:value="0.235004094657408">
            <text:p>23.50%</text:p>
          </table:table-cell>
          <table:table-cell table:formula="of:=([.K151]-[.O151])/[.O151]" office:value-type="percentage" office:value="0.258623883815661">
            <text:p>25.86%</text:p>
          </table:table-cell>
          <table:table-cell table:formula="of:=([.L151]-[.P151])/[.P151]" office:value-type="percentage" office:value="0.0830174564928722">
            <text:p>8.30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1.100_25-5-5-5_rd_10.txt</text:p>
          </table:table-cell>
          <table:table-cell office:value-type="string">
            <text:p>true</text:p>
          </table:table-cell>
          <table:table-cell office:value-type="string">
            <text:p>29453,44691,9287,66941,54938,76014,13301,18978,9734,27335,5287</text:p>
          </table:table-cell>
          <table:table-cell office:value-type="float" office:value="3505.6948">
            <text:p>3505.6948</text:p>
          </table:table-cell>
          <table:table-cell office:value-type="float" office:value="3425.4777">
            <text:p>3425.4777</text:p>
          </table:table-cell>
          <table:table-cell office:value-type="float" office:value="973.1995">
            <text:p>973.1995</text:p>
          </table:table-cell>
          <table:table-cell office:value-type="float" office:value="3090.5234">
            <text:p>3090.5234</text:p>
          </table:table-cell>
          <table:table-cell office:value-type="float" office:value="3428.9115">
            <text:p>3428.9115</text:p>
          </table:table-cell>
          <table:table-cell office:value-type="float" office:value="2982.0397">
            <text:p>2982.0397</text:p>
          </table:table-cell>
          <table:table-cell office:value-type="float" office:value="445.8718">
            <text:p>445.8718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41, 55, 58, 71, 79, 81, 93, 108, 113, 121]</text:p>
          </table:table-cell>
          <table:table-cell office:value-type="string">
            <text:p>[1,2,3,4,5,6]</text:p>
          </table:table-cell>
          <table:table-cell office:value-type="string">
            <text:p>&lt;1,126|2,127|3,47,128|4,35,154,51,29,80,49,60,95,73,129|5,96,130|6,131|7,99,132|8,158,67,117,84,30,70,61,72,107,77,123,86,69,63,111,110,124,133|9,50,134|10,135|11,120,39,136|12,88,87,56,94,37,46,100,92,104,103,106,34,76,137|13,89,36,44,32,115,43,109,33,74,138|14,90,139|15,140|16,141|17,167,52,53,97,64,48,40,27,54,101,65,98,66,82,112,119,78,31,75,28,59,91,45,57,142|18,168,122,62,68,38,116,42,85,114,26,102,105,83,118,125,143|19,144|20,145|21,146|22,147|23,148|24,149|25,150&gt;</text:p>
          </table:table-cell>
          <table:table-cell table:formula="of:=([.J152]-[.N152])/[.N152]" office:value-type="percentage" office:value="0.0223929080700975">
            <text:p>2.24%</text:p>
          </table:table-cell>
          <table:table-cell table:formula="of:=([.K152]-[.O152])/[.O152]" office:value-type="percentage" office:value="0.148702916329384">
            <text:p>14.87%</text:p>
          </table:table-cell>
          <table:table-cell table:formula="of:=([.L152]-[.P152])/[.P152]" office:value-type="percentage" office:value="1.18268905994952">
            <text:p>118.27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1.100_25-5-5-5_rd_30.txt</text:p>
          </table:table-cell>
          <table:table-cell office:value-type="string">
            <text:p>true</text:p>
          </table:table-cell>
          <table:table-cell office:value-type="string">
            <text:p>20073,27474,14802,22360,19227,13222,23678,13348,19207,14570,10458,17667,11371,17239,12781,19085,14263,21745,14790,114553,15289,37655,17652,29400,20549,25306,20499,53483,17242,9227</text:p>
          </table:table-cell>
          <table:table-cell office:value-type="float" office:value="7772.6538">
            <text:p>7772.6538</text:p>
          </table:table-cell>
          <table:table-cell office:value-type="float" office:value="7865.9878">
            <text:p>7865.9878</text:p>
          </table:table-cell>
          <table:table-cell office:value-type="float" office:value="914.0207">
            <text:p>914.0207</text:p>
          </table:table-cell>
          <table:table-cell office:value-type="float" office:value="3090.5234">
            <text:p>3090.5234</text:p>
          </table:table-cell>
          <table:table-cell office:value-type="float" office:value="3267.2233">
            <text:p>3267.2233</text:p>
          </table:table-cell>
          <table:table-cell office:value-type="float" office:value="2883.3623">
            <text:p>2883.3623</text:p>
          </table:table-cell>
          <table:table-cell office:value-type="float" office:value="382.8611">
            <text:p>382.8611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26, 27, 29, 40, 44, 52, 53, 62, 69, 75, 80, 88, 92, 101, 117, 121]</text:p>
          </table:table-cell>
          <table:table-cell office:value-type="string">
            <text:p>[1,2,3,4,5,6]</text:p>
          </table:table-cell>
          <table:table-cell office:value-type="string">
            <text:p>&lt;1,151,110,124,78,103,126|2,54,127|3,153,41,86,65,112,99,128|4,154,33,74,129|5,155,109,111,119,31,130|6,60,105,102,131|7,39,132|8,158,67,70,84,30,108,133|9,77,48,100,134|10,160,59,81,68,122,93,79,49,135|11,161,120,136|12,42,85,73,137|13,89,107,87,113,36,43,32,115,138|14,76,104,34,106,139|15,35,71,140|16,166,141|17,167,38,116,114,125,118,95,83,50,142|18,168,97,61,64,123,63,143|19,90,144|20,98,170,47,82,66,28,51,145|21,46,37,96,146|22,58,147|23,173,55,91,45,57,148|24,174,72,94,149|25,56,150&gt;</text:p>
          </table:table-cell>
          <table:table-cell table:formula="of:=([.J153]-[.N153])/[.N153]" office:value-type="percentage" office:value="1.37897844325486">
            <text:p>137.90%</text:p>
          </table:table-cell>
          <table:table-cell table:formula="of:=([.K153]-[.O153])/[.O153]" office:value-type="percentage" office:value="1.72806084757368">
            <text:p>172.81%</text:p>
          </table:table-cell>
          <table:table-cell table:formula="of:=([.L153]-[.P153])/[.P153]" office:value-type="percentage" office:value="1.38734282485215">
            <text:p>138.73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1.100_25-5-5-5_rd_50.txt</text:p>
          </table:table-cell>
          <table:table-cell office:value-type="string">
            <text:p>true</text:p>
          </table:table-cell>
          <table:table-cell office:value-type="string">
            <text:p>9581,15554,15956,11250,10140,30786,24124,7249,8529,7658,5981,9669,7304,10551,8185,12333,9756,10858,10726,13629,12325,23231,14648,25399,16416,32841,16802,46340,18383,33346,19880,23301,20982,25919,21425,26180,23439,28110,21364,22868,19379,19417,15688,17570,17669,14539,14238,10024,5999</text:p>
          </table:table-cell>
          <table:table-cell office:value-type="float" office:value="7648.3592">
            <text:p>7648.3592</text:p>
          </table:table-cell>
          <table:table-cell office:value-type="float" office:value="6854.3368">
            <text:p>6854.3368</text:p>
          </table:table-cell>
          <table:table-cell office:value-type="float" office:value="798.3142">
            <text:p>798.3142</text:p>
          </table:table-cell>
          <table:table-cell office:value-type="float" office:value="3090.5234">
            <text:p>3090.5234</text:p>
          </table:table-cell>
          <table:table-cell office:value-type="float" office:value="3478.8716">
            <text:p>3478.8716</text:p>
          </table:table-cell>
          <table:table-cell office:value-type="float" office:value="3059.002">
            <text:p>3059.002</text:p>
          </table:table-cell>
          <table:table-cell office:value-type="float" office:value="418.8696">
            <text:p>418.8696</text:p>
          </table:table-cell>
          <table:table-cell office:value-type="float" office:value="87">
            <text:p>87</text:p>
          </table:table-cell>
          <table:table-cell office:value-type="float" office:value="13">
            <text:p>13.0</text:p>
          </table:table-cell>
          <table:table-cell office:value-type="string">
            <text:p>[31, 39, 52, 61, 70, 72, 77, 79, 86, 89, 96, 117, 122]</text:p>
          </table:table-cell>
          <table:table-cell office:value-type="string">
            <text:p>[1,2,3,4,5,6]</text:p>
          </table:table-cell>
          <table:table-cell office:value-type="string">
            <text:p>&lt;1,151,126|2,91,116,50,127|3,98,47,128|4,53,154,55,129|5,155,65,103,34,119,130|6,64,131|7,99,80,157,95,132|8,158,68,62,121,29,38,114,85,42,118,125,133|9,32,101,134|10,160,135|11,33,136|12,115,109,71,75,51,57,93,49,73,26,83,137|13,88,138|14,90,164,67,87,56,46,139|15,102,105,140|16,166,97,94,120,37,40,48,100,141|17,167,63,124,110,78,112,74,142|18,168,30,84,108,27,123,107,36,69,143|19,35,169,45,60,144|20,92,170,43,111,66,82,59,28,81,145|21,106,76,146|22,58,147|23,173,54,44,148|24,174,41,104,149|25,113,150&gt;</text:p>
          </table:table-cell>
          <table:table-cell table:formula="of:=([.J154]-[.N154])/[.N154]" office:value-type="percentage" office:value="1.19851724334983">
            <text:p>119.85%</text:p>
          </table:table-cell>
          <table:table-cell table:formula="of:=([.K154]-[.O154])/[.O154]" office:value-type="percentage" office:value="1.24071014010452">
            <text:p>124.07%</text:p>
          </table:table-cell>
          <table:table-cell table:formula="of:=([.L154]-[.P154])/[.P154]" office:value-type="percentage" office:value="0.905877628741737">
            <text:p>90.59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1.100_25-5-5-5_rd_70.txt</text:p>
          </table:table-cell>
          <table:table-cell office:value-type="string">
            <text:p>true</text:p>
          </table:table-cell>
          <table:table-cell office:value-type="string">
            <text:p>4135,7352,8035,10781,1728,2317,2024,2772,2707,3396,2727,4087,5324,31129,3648,5096,3938,38259,4287,5989,4619,6469,5102,7476,6061,7429,6611,8487,5928,8833,6864,9747,8062,10635,7202,11264,8932,11781,8286,10873,8759,12022,9267,11603,9218,12693,9036,11993,9588,11041,9444,11999,11738,12661,12051,13366,11768,13673,10114,13255,11416,15152,11558,15662,14717,18333,15423,18857,13540</text:p>
          </table:table-cell>
          <table:table-cell office:value-type="float" office:value="5424.5224">
            <text:p>5424.5224</text:p>
          </table:table-cell>
          <table:table-cell office:value-type="float" office:value="4490.5845">
            <text:p>4490.5845</text:p>
          </table:table-cell>
          <table:table-cell office:value-type="float" office:value="932.938">
            <text:p>932.938</text:p>
          </table:table-cell>
          <table:table-cell office:value-type="float" office:value="3090.5234">
            <text:p>3090.5234</text:p>
          </table:table-cell>
          <table:table-cell office:value-type="float" office:value="2574.9003">
            <text:p>2574.9003</text:p>
          </table:table-cell>
          <table:table-cell office:value-type="float" office:value="2278.2023">
            <text:p>2278.2023</text:p>
          </table:table-cell>
          <table:table-cell office:value-type="float" office:value="295.698">
            <text:p>295.698</text:p>
          </table:table-cell>
          <table:table-cell office:value-type="float" office:value="64">
            <text:p>64</text:p>
          </table:table-cell>
          <table:table-cell office:value-type="float" office:value="36">
            <text:p>36.0</text:p>
          </table:table-cell>
          <table:table-cell office:value-type="string">
            <text:p>[27, 32, 33, 36, 40, 46, 50, 56, 61, 63, 64, 65, 67, 68, 69, 70, 76, 82, 83, 84, 87, 88, 90, 93, 94, 95, 100, 101, 104, 106, 107, 109, 110, 111, 117, 121]</text:p>
          </table:table-cell>
          <table:table-cell office:value-type="string">
            <text:p>[1,2,3,4,5,6]</text:p>
          </table:table-cell>
          <table:table-cell office:value-type="string">
            <text:p>&lt;1,78,126|2,89,127|3,98,119,153,128|4,154,129|5,105,130|6,60,131|7,99,80,132|8,158,77,30,108,72,44,55,115,34,47,71,35,75,122,62,38,26,57,73,85,42,114,118,133|9,159,134|10,79,135|11,120,136|12,31,137|13,74,138|14,102,139|15,140|16,166,43,124,112,141|17,167,39,97,52,53,58,54,48,123,86,41,142|18,168,66,28,59,45,91,51,81,29,49,125,116,143|19,96,144|20,92,145|21,103,146|22,37,147|23,173,148|24,174,149|25,113,150&gt;</text:p>
          </table:table-cell>
          <table:table-cell table:formula="of:=([.J155]-[.N155])/[.N155]" office:value-type="percentage" office:value="1.10669220862649">
            <text:p>110.67%</text:p>
          </table:table-cell>
          <table:table-cell table:formula="of:=([.K155]-[.O155])/[.O155]" office:value-type="percentage" office:value="0.971108755355045">
            <text:p>97.11%</text:p>
          </table:table-cell>
          <table:table-cell table:formula="of:=([.L155]-[.P155])/[.P155]" office:value-type="percentage" office:value="2.15503655756887">
            <text:p>215.50%</text:p>
          </table:table-cell>
        </table:table-row>
        <table:table-row table:style-name="ro1">
          <table:table-cell office:value-type="string">
            <text:p>R20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1.100_25-5-5-5_rd_90.txt</text:p>
          </table:table-cell>
          <table:table-cell office:value-type="string">
            <text:p>true</text:p>
          </table:table-cell>
          <table:table-cell office:value-type="string">
            <text:p>1671,2919,3507,3337,3545,688,6109,790,922,1135,1191,11235,1299,1466,9328,1610,1940,13698,1887,2169,2327,2805,2230,2641,2448,24644,3090,3415,2970,3252,2824,28327,3657,26015,3003,32298,25475,4221,4072,4113,3191,29779,3522,32370,3721,5249,3835,4856,4054,6046,3958,5750,4451,7114,4619,6657,4631,8109,7001,10442,5974,8585,7206,8152,6404,9425,7610,8995,6932,6258,6075,7400,7346,8538,6816,8871,8861,11395,8397,12013,9878,14012,7848</text:p>
          </table:table-cell>
          <table:table-cell office:value-type="float" office:value="2884.6195">
            <text:p>2884.6195</text:p>
          </table:table-cell>
          <table:table-cell office:value-type="float" office:value="2647.765">
            <text:p>2647.765</text:p>
          </table:table-cell>
          <table:table-cell office:value-type="float" office:value="807.6235">
            <text:p>807.6235</text:p>
          </table:table-cell>
          <table:table-cell office:value-type="float" office:value="3090.5234">
            <text:p>3090.5234</text:p>
          </table:table-cell>
          <table:table-cell office:value-type="float" office:value="2274.4412">
            <text:p>2274.4412</text:p>
          </table:table-cell>
          <table:table-cell office:value-type="float" office:value="1965.6407">
            <text:p>1965.6407</text:p>
          </table:table-cell>
          <table:table-cell office:value-type="float" office:value="307.8005">
            <text:p>307.8005</text:p>
          </table:table-cell>
          <table:table-cell office:value-type="float" office:value="54">
            <text:p>54</text:p>
          </table:table-cell>
          <table:table-cell office:value-type="float" office:value="46">
            <text:p>46.0</text:p>
          </table:table-cell>
          <table:table-cell office:value-type="string">
            <text:p>[27, 28, 34, 37, 40, 45, 46, 47, 51, 54, 55, 56, 60, 62, 64, 67, 68, 69, 71, 72, 73, 74, 77, 78, 81, 82, 83, 86, 87, 88, 90, 93, 94, 97, 101, 103, 104, 108, 109, 110, 113, 115, 117, 119, 124, 125]</text:p>
          </table:table-cell>
          <table:table-cell office:value-type="string">
            <text:p>[1,2,3,4,5,6]</text:p>
          </table:table-cell>
          <table:table-cell office:value-type="string">
            <text:p>&lt;1,151,57,126|2,91,127|3,53,58,153,120,84,39,48,92,100,65,98,111,33,31,128|4,95,129|5,96,130|6,102,131|7,80,132|8,52,30,70,61,36,107,123,63,41,43,32,158,112,66,59,75,35,121,122,29,49,38,114,85,42,116,118,133|9,50,134|10,135|11,99,136|12,105,137|13,44,89,138|14,106,76,139|15,140|16,79,141|17,26,142|18,143|19,144|20,145|21,146|22,147|23,148|24,149|25,150&gt;</text:p>
          </table:table-cell>
          <table:table-cell table:formula="of:=([.J156]-[.N156])/[.N156]" office:value-type="percentage" office:value="0.268276137453015">
            <text:p>26.83%</text:p>
          </table:table-cell>
          <table:table-cell table:formula="of:=([.K156]-[.O156])/[.O156]" office:value-type="percentage" office:value="0.347023899128666">
            <text:p>34.70%</text:p>
          </table:table-cell>
          <table:table-cell table:formula="of:=([.L156]-[.P156])/[.P156]" office:value-type="percentage" office:value="1.62385376242079">
            <text:p>162.39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2.100_25-5-5-5_rd_10.txt</text:p>
          </table:table-cell>
          <table:table-cell office:value-type="string">
            <text:p>true</text:p>
          </table:table-cell>
          <table:table-cell office:value-type="string">
            <text:p>26977,45764,42356,73186,58850,67687,10229,63295,10573,26843</text:p>
          </table:table-cell>
          <table:table-cell office:value-type="float" office:value="3928.6413">
            <text:p>3928.6413</text:p>
          </table:table-cell>
          <table:table-cell office:value-type="float" office:value="3873.8554">
            <text:p>3873.8554</text:p>
          </table:table-cell>
          <table:table-cell office:value-type="float" office:value="987.5327">
            <text:p>987.5327</text:p>
          </table:table-cell>
          <table:table-cell office:value-type="float" office:value="2879.0909">
            <text:p>2879.0909</text:p>
          </table:table-cell>
          <table:table-cell office:value-type="float" office:value="2986.8631">
            <text:p>2986.8631</text:p>
          </table:table-cell>
          <table:table-cell office:value-type="float" office:value="2584.6709">
            <text:p>2584.6709</text:p>
          </table:table-cell>
          <table:table-cell office:value-type="float" office:value="401.1922">
            <text:p>401.1922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37, 59, 65, 79, 86, 117, 124, 125]</text:p>
          </table:table-cell>
          <table:table-cell office:value-type="string">
            <text:p>[1,2,3,4,5,6]</text:p>
          </table:table-cell>
          <table:table-cell office:value-type="string">
            <text:p>&lt;1,50,126|2,152,122,68,38,85,30,42,110,118,114,95,75,102,105,83,127|3,128|4,129|5,155,94,58,54,28,55,101,46,98,97,92,47,66,82,78,80,130|6,131|7,90,132|8,60,133|9,87,134|10,135|11,70,119,61,72,32,161,62,136|12,137|13,29,138|14,115,139|15,140|16,81,49,93,99,141|17,142|18,64,100,48,44,143|19,144|20,170,120,39,67,40,27,53,52,77,113,56,26,96,76,34,106,103,104,145|21,146|22,88,51,121,116,108,89,36,107,84,69,41,63,111,43,109,33,74,71,35,91,45,73,57,147|23,112,31,123,148|24,149|25,150&gt;</text:p>
          </table:table-cell>
          <table:table-cell table:formula="of:=([.J157]-[.N157])/[.N157]" office:value-type="percentage" office:value="0.315306784566055">
            <text:p>31.53%</text:p>
          </table:table-cell>
          <table:table-cell table:formula="of:=([.K157]-[.O157])/[.O157]" office:value-type="percentage" office:value="0.498780908625543">
            <text:p>49.88%</text:p>
          </table:table-cell>
          <table:table-cell table:formula="of:=([.L157]-[.P157])/[.P157]" office:value-type="percentage" office:value="1.46149526336753">
            <text:p>146.15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2.100_25-5-5-5_rd_30.txt</text:p>
          </table:table-cell>
          <table:table-cell office:value-type="string">
            <text:p>true</text:p>
          </table:table-cell>
          <table:table-cell office:value-type="string">
            <text:p>13836,3905,4598,39982,6306,38866,8500,22047,10078,18530,11882,18095,13344,23994,15733,21014,17023,67114,19447,10089,10198,10332</text:p>
          </table:table-cell>
          <table:table-cell office:value-type="float" office:value="6148.0518">
            <text:p>6148.0518</text:p>
          </table:table-cell>
          <table:table-cell office:value-type="float" office:value="7059.0119">
            <text:p>7059.0119</text:p>
          </table:table-cell>
          <table:table-cell office:value-type="float" office:value="914.7487">
            <text:p>914.7487</text:p>
          </table:table-cell>
          <table:table-cell office:value-type="float" office:value="2879.0909">
            <text:p>2879.0909</text:p>
          </table:table-cell>
          <table:table-cell office:value-type="float" office:value="3093.7101">
            <text:p>3093.7101</text:p>
          </table:table-cell>
          <table:table-cell office:value-type="float" office:value="2668.7595">
            <text:p>2668.7595</text:p>
          </table:table-cell>
          <table:table-cell office:value-type="float" office:value="423.9506">
            <text:p>423.950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41, 65, 69, 76, 80, 114]</text:p>
          </table:table-cell>
          <table:table-cell office:value-type="string">
            <text:p>[1,2,3,4,5,6]</text:p>
          </table:table-cell>
          <table:table-cell office:value-type="string">
            <text:p>&lt;1,151,49,83,95,105,50,126|2,152,56,77,127|3,122,68,79,85,128|4,28,55,103,104,129|5,155,119,120,30,39,117,67,130|6,64,131|7,60,102,132|8,93,81,29,99,133|9,58,134|10,112,111,135|11,70,107,136|12,162,44,113,115,137|13,163,84,121,138|14,164,78,74,32,71,97,46,51,37,38,139|15,165,90,140|16,40,63,92,141|17,167,88,142|18,48,124,86,98,47,82,66,168,108,100,143|19,43,33,109,31,144|20,170,54,75,53,96,101,145|21,34,106,146|22,35,91,45,57,147|23,123,62,118,125,42,116,148|24,174,110,27,26,94,87,36,59,149|25,175,73,52,61,72,89,150&gt;</text:p>
          </table:table-cell>
          <table:table-cell table:formula="of:=([.J158]-[.N158])/[.N158]" office:value-type="percentage" office:value="0.987274696488207">
            <text:p>98.73%</text:p>
          </table:table-cell>
          <table:table-cell table:formula="of:=([.K158]-[.O158])/[.O158]" office:value-type="percentage" office:value="1.64505359137832">
            <text:p>164.51%</text:p>
          </table:table-cell>
          <table:table-cell table:formula="of:=([.L158]-[.P158])/[.P158]" office:value-type="percentage" office:value="1.15767756903752">
            <text:p>115.77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2.100_25-5-5-5_rd_50.txt</text:p>
          </table:table-cell>
          <table:table-cell office:value-type="string">
            <text:p>true</text:p>
          </table:table-cell>
          <table:table-cell office:value-type="string">
            <text:p>7086,2750,3274,8019,4503,8256,5892,11997,7445,31446,8877,37294,10290,17252,11288,14756,12416,35444,14319,18494,13972,43594,15368,19004,15782,17809,17170,19245,15365,18344,17188,13979,12691,12079</text:p>
          </table:table-cell>
          <table:table-cell office:value-type="float" office:value="6539.0542">
            <text:p>6539.0542</text:p>
          </table:table-cell>
          <table:table-cell office:value-type="float" office:value="7085.2863">
            <text:p>7085.2863</text:p>
          </table:table-cell>
          <table:table-cell office:value-type="float" office:value="907.0433">
            <text:p>907.0433</text:p>
          </table:table-cell>
          <table:table-cell office:value-type="float" office:value="2879.0909">
            <text:p>2879.0909</text:p>
          </table:table-cell>
          <table:table-cell office:value-type="float" office:value="3027.3148">
            <text:p>3027.3148</text:p>
          </table:table-cell>
          <table:table-cell office:value-type="float" office:value="2626.8345">
            <text:p>2626.8345</text:p>
          </table:table-cell>
          <table:table-cell office:value-type="float" office:value="399.4803">
            <text:p>399.4803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49, 53, 61, 76, 80, 88, 114, 117]</text:p>
          </table:table-cell>
          <table:table-cell office:value-type="string">
            <text:p>[1,2,3,4,5,6]</text:p>
          </table:table-cell>
          <table:table-cell office:value-type="string">
            <text:p>&lt;1,151,51,126|2,152,38,85,83,127|3,153,128|4,154,74,91,35,45,57,125,118,95,129|5,50,155,105,37,102,130|6,86,69,41,63,111,28,131|7,90,132|8,59,60,133|9,39,70,134|10,160,97,46,40,54,48,135|11,56,136|12,162,36,87,113,44,68,137|13,79,29,138|14,164,139|15,58,140|16,67,27,141|17,167,77,119,120,62,26,94,142|18,100,64,143|19,43,110,31,109,33,123,30,144|20,170,92,101,104,115,78,42,145|21,106,34,103,146|22,55,96,147|23,81,93,99,116,148|24,98,174,108,124,65,112,82,66,47,71,122,121,84,149|25,175,75,107,73,72,32,52,89,150&gt;</text:p>
          </table:table-cell>
          <table:table-cell table:formula="of:=([.J159]-[.N159])/[.N159]" office:value-type="percentage" office:value="1.1600179142255">
            <text:p>116.00%</text:p>
          </table:table-cell>
          <table:table-cell table:formula="of:=([.K159]-[.O159])/[.O159]" office:value-type="percentage" office:value="1.69727167813579">
            <text:p>169.73%</text:p>
          </table:table-cell>
          <table:table-cell table:formula="of:=([.L159]-[.P159])/[.P159]" office:value-type="percentage" office:value="1.27055827283598">
            <text:p>127.06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2.100_25-5-5-5_rd_70.txt</text:p>
          </table:table-cell>
          <table:table-cell office:value-type="string">
            <text:p>true</text:p>
          </table:table-cell>
          <table:table-cell office:value-type="string">
            <text:p>3583,2363,2203,3779,3016,5225,3992,4992,4911,10622,6247,15447,7619,61310,8918,15976,10191,18347,11727,20888,12828,104305,14974,117627,16374,51582,17575,105057,18137,29474,18261,33848,19408,38520,21295,34069,19844,21360,18834,15967,10976,12320,12822,10535,5862,6160</text:p>
          </table:table-cell>
          <table:table-cell office:value-type="float" office:value="7185.0382">
            <text:p>7185.0382</text:p>
          </table:table-cell>
          <table:table-cell office:value-type="float" office:value="6336.8376">
            <text:p>6336.8376</text:p>
          </table:table-cell>
          <table:table-cell office:value-type="float" office:value="847.2006">
            <text:p>847.2006</text:p>
          </table:table-cell>
          <table:table-cell office:value-type="float" office:value="2879.0909">
            <text:p>2879.0909</text:p>
          </table:table-cell>
          <table:table-cell office:value-type="float" office:value="2824.0762">
            <text:p>2824.0762</text:p>
          </table:table-cell>
          <table:table-cell office:value-type="float" office:value="2456.1867">
            <text:p>2456.1867</text:p>
          </table:table-cell>
          <table:table-cell office:value-type="float" office:value="366.8895">
            <text:p>366.8895</text:p>
          </table:table-cell>
          <table:table-cell office:value-type="float" office:value="88">
            <text:p>88</text:p>
          </table:table-cell>
          <table:table-cell office:value-type="float" office:value="12">
            <text:p>12.0</text:p>
          </table:table-cell>
          <table:table-cell office:value-type="string">
            <text:p>[29, 39, 50, 55, 60, 65, 70, 74, 87, 89, 99, 101]</text:p>
          </table:table-cell>
          <table:table-cell office:value-type="string">
            <text:p>[1,2,3,4,5,6]</text:p>
          </table:table-cell>
          <table:table-cell office:value-type="string">
            <text:p>&lt;1,151,37,49,38,125,118,83,105,126|2,152,123,127|3,124,153,111,109,128|4,112,154,78,82,66,45,35,122,68,85,57,102,129|5,92,155,98,97,47,130|6,53,131|7,28,132|8,59,90,133|9,61,54,134|10,160,135|11,36,72,73,44,34,71,77,91,161,46,81,80,79,93,114,136|12,162,41,63,113,33,107,137|13,40,138|14,115,76,106,104,103,139|15,165,58,140|16,31,141|17,167,120,119,32,142|18,100,64,143|19,30,108,94,75,62,69,169,56,86,144|20,117,27,67,145|21,43,146|22,52,84,121,110,26,172,51,48,96,147|23,173,95,42,116,148|24,88,149|25,175,150&gt;</text:p>
          </table:table-cell>
          <table:table-cell table:formula="of:=([.J160]-[.N160])/[.N160]" office:value-type="percentage" office:value="1.54420833262219">
            <text:p>154.42%</text:p>
          </table:table-cell>
          <table:table-cell table:formula="of:=([.K160]-[.O160])/[.O160]" office:value-type="percentage" office:value="1.57994948022477">
            <text:p>157.99%</text:p>
          </table:table-cell>
          <table:table-cell table:formula="of:=([.L160]-[.P160])/[.P160]" office:value-type="percentage" office:value="1.30914376126872">
            <text:p>130.91%</text:p>
          </table:table-cell>
        </table:table-row>
        <table:table-row table:style-name="ro1">
          <table:table-cell office:value-type="string">
            <text:p>R202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2.100_25-5-5-5_rd_90.txt</text:p>
          </table:table-cell>
          <table:table-cell office:value-type="string">
            <text:p>true</text:p>
          </table:table-cell>
          <table:table-cell office:value-type="string">
            <text:p>1626,1305,1282,3320,2277,2634,2773,3622,4950,4454,3625,4897,3859,6871,4826,6568,6909,7666,7107,7762,5243,7526,5310,7690,5936,8732,6409,9342,7188,9826,7361,10342,7542,10642,8519,10820,9883,12990,11138,14244,13448,16614,13602,16922,13079,14758,12736,15613,13166,12449,7798,8295,8593,10445,10748,11359,7161,7781,7555,7650,6423,6540,6796,6418,4932,6040</text:p>
          </table:table-cell>
          <table:table-cell office:value-type="float" office:value="7119.205">
            <text:p>7119.205</text:p>
          </table:table-cell>
          <table:table-cell office:value-type="float" office:value="6143.7772">
            <text:p>6143.7772</text:p>
          </table:table-cell>
          <table:table-cell office:value-type="float" office:value="974.4278">
            <text:p>974.4278</text:p>
          </table:table-cell>
          <table:table-cell office:value-type="float" office:value="2879.0909">
            <text:p>2879.0909</text:p>
          </table:table-cell>
          <table:table-cell office:value-type="float" office:value="2720.8247">
            <text:p>2720.8247</text:p>
          </table:table-cell>
          <table:table-cell office:value-type="float" office:value="2343.2659">
            <text:p>2343.2659</text:p>
          </table:table-cell>
          <table:table-cell office:value-type="float" office:value="376.5589">
            <text:p>376.5589</text:p>
          </table:table-cell>
          <table:table-cell office:value-type="float" office:value="83">
            <text:p>83</text:p>
          </table:table-cell>
          <table:table-cell office:value-type="float" office:value="17">
            <text:p>17.0</text:p>
          </table:table-cell>
          <table:table-cell office:value-type="string">
            <text:p>[36, 38, 54, 60, 65, 72, 74, 90, 93, 94, 95, 98, 105, 113, 117, 124, 125]</text:p>
          </table:table-cell>
          <table:table-cell office:value-type="string">
            <text:p>[1,2,3,4,5,6]</text:p>
          </table:table-cell>
          <table:table-cell office:value-type="string">
            <text:p>&lt;1,50,83,126|2,152,112,45,122,127|3,89,153,111,128|4,154,129|5,92,155,109,119,130|6,34,131|7,55,132|8,59,133|9,78,91,35,134|10,160,135|11,107,136|12,162,137|13,63,138|14,164,37,51,46,39,70,76,47,139|15,165,140|16,68,99,141|17,167,61,142|18,48,143|19,69,120,123,62,84,144|20,170,101,108,43,77,145|21,171,44,146|22,88,172,97,100,64,40,116,110,28,26,147|23,67,173,32,73,52,56,58,75,53,87,148|24,174,27,121,41,86,96,103,104,106,115,149|25,175,66,82,31,33,71,30,81,80,29,79,49,57,85,42,118,114,102,150&gt;</text:p>
          </table:table-cell>
          <table:table-cell table:formula="of:=([.J161]-[.N161])/[.N161]" office:value-type="percentage" office:value="1.61656144183049">
            <text:p>161.66%</text:p>
          </table:table-cell>
          <table:table-cell table:formula="of:=([.K161]-[.O161])/[.O161]" office:value-type="percentage" office:value="1.62188648757275">
            <text:p>162.19%</text:p>
          </table:table-cell>
          <table:table-cell table:formula="of:=([.L161]-[.P161])/[.P161]" office:value-type="percentage" office:value="1.58771682198987">
            <text:p>158.77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3.100_25-5-5-5_rd_10.txt</text:p>
          </table:table-cell>
          <table:table-cell office:value-type="string">
            <text:p>true</text:p>
          </table:table-cell>
          <table:table-cell office:value-type="string">
            <text:p>17149,5110,5843,12256,6017,5992</text:p>
          </table:table-cell>
          <table:table-cell office:value-type="float" office:value="4170.5696">
            <text:p>4170.5696</text:p>
          </table:table-cell>
          <table:table-cell office:value-type="float" office:value="4378.94">
            <text:p>4378.94</text:p>
          </table:table-cell>
          <table:table-cell office:value-type="float" office:value="839.2801">
            <text:p>839.2801</text:p>
          </table:table-cell>
          <table:table-cell office:value-type="float" office:value="2834.7295">
            <text:p>2834.7295</text:p>
          </table:table-cell>
          <table:table-cell office:value-type="float" office:value="3660.7849">
            <text:p>3660.7849</text:p>
          </table:table-cell>
          <table:table-cell office:value-type="float" office:value="2741.6743">
            <text:p>2741.6743</text:p>
          </table:table-cell>
          <table:table-cell office:value-type="float" office:value="918.1106">
            <text:p>918.1106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29, 94, 101, 104]</text:p>
          </table:table-cell>
          <table:table-cell office:value-type="string">
            <text:p>[1,2,3,4,5,6]</text:p>
          </table:table-cell>
          <table:table-cell office:value-type="string">
            <text:p>&lt;1,151,123,116,67,98,46,51,28,52,32,107,73,72,44,88,57,45,34,103,78,31,109,126|2,127|3,128|4,129|5,130|6,92,156,43,77,131|7,132|8,133|9,134|10,160,53,37,54,49,64,48,40,39,63,124,84,27,112,108,33,135|11,30,58,106,136|12,137|13,138|14,139|15,140|16,141|17,167,115,120,65,97,47,66,142|18,69,74,68,143|19,169,100,117,114,70,71,61,89,36,87,113,56,26,55,144|20,145|21,35,91,60,80,99,171,42,41,118,122,83,76,146|22,90,96,172,119,85,59,147|23,86,110,121,38,79,62,125,111,148|24,81,174,82,93,75,95,102,105,50,149|25,150&gt;</text:p>
          </table:table-cell>
          <table:table-cell table:formula="of:=([.J162]-[.N162])/[.N162]" office:value-type="percentage" office:value="0.139255573306151">
            <text:p>13.93%</text:p>
          </table:table-cell>
          <table:table-cell table:formula="of:=([.K162]-[.O162])/[.O162]" office:value-type="percentage" office:value="0.597177316065588">
            <text:p>59.72%</text:p>
          </table:table-cell>
          <table:table-cell table:formula="of:=([.L162]-[.P162])/[.P162]" office:value-type="percentage" office:value="-0.0858616598043853">
            <text:p>-8.59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3.100_25-5-5-5_rd_30.txt</text:p>
          </table:table-cell>
          <table:table-cell office:value-type="string">
            <text:p>true</text:p>
          </table:table-cell>
          <table:table-cell office:value-type="string">
            <text:p>11601,4125,4681,7416,6667,9023,8287,10486,10133,17808,10647,23987,11757,24816,13895,7529</text:p>
          </table:table-cell>
          <table:table-cell office:value-type="float" office:value="8542.6407">
            <text:p>8542.6407</text:p>
          </table:table-cell>
          <table:table-cell office:value-type="float" office:value="10640.4761">
            <text:p>10640.4761</text:p>
          </table:table-cell>
          <table:table-cell office:value-type="float" office:value="832.8426">
            <text:p>832.8426</text:p>
          </table:table-cell>
          <table:table-cell office:value-type="float" office:value="2834.7295">
            <text:p>2834.7295</text:p>
          </table:table-cell>
          <table:table-cell office:value-type="float" office:value="2954.7881">
            <text:p>2954.7881</text:p>
          </table:table-cell>
          <table:table-cell office:value-type="float" office:value="2594.6197">
            <text:p>2594.6197</text:p>
          </table:table-cell>
          <table:table-cell office:value-type="float" office:value="359.1685">
            <text:p>359.1685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5, 83, 93, 103]</text:p>
          </table:table-cell>
          <table:table-cell office:value-type="string">
            <text:p>[1,2,3,4,5,6]</text:p>
          </table:table-cell>
          <table:table-cell office:value-type="string">
            <text:p>&lt;1,151,95,44,72,126|2,152,37,38,50,127|3,94,153,52,48,100,128|4,154,99,97,98,80,129|5,57,35,130|6,64,131|7,157,33,132|8,158,41,118,116,42,133|9,59,49,58,54,134|10,108,160,84,114,120,121,27,117,30,135|11,28,106,102,105,136|12,92,47,65,78,66,137|13,90,138|14,75,101,139|15,165,124,31,112,109,74,140|16,166,91,119,110,46,60,96,141|17,69,40,63,68,142|18,32,61,71,143|19,53,169,56,77,26,87,144|20,89,115,88,36,145|21,107,43,85,113,146|22,76,104,34,45,147|23,39,86,111,70,67,148|24,174,81,82,62,123,73,51,29,125,79,149|25,175,122,150&gt;</text:p>
          </table:table-cell>
          <table:table-cell table:formula="of:=([.J163]-[.N163])/[.N163]" office:value-type="percentage" office:value="1.89111787745456">
            <text:p>189.11%</text:p>
          </table:table-cell>
          <table:table-cell table:formula="of:=([.K163]-[.O163])/[.O163]" office:value-type="percentage" office:value="3.10097714898257">
            <text:p>310.10%</text:p>
          </table:table-cell>
          <table:table-cell table:formula="of:=([.L163]-[.P163])/[.P163]" office:value-type="percentage" office:value="1.31880746780411">
            <text:p>131.88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3.100_25-5-5-5_rd_50.txt</text:p>
          </table:table-cell>
          <table:table-cell office:value-type="string">
            <text:p>true</text:p>
          </table:table-cell>
          <table:table-cell office:value-type="string">
            <text:p>6365,3365,3927,5467,5545,9867,7007,12012,8636,18940,10806,16866,12516,14407,11426,14777,13022,14243,12695,12736,9314,10661,7875,8979</text:p>
          </table:table-cell>
          <table:table-cell office:value-type="float" office:value="6060.8989">
            <text:p>6060.8989</text:p>
          </table:table-cell>
          <table:table-cell office:value-type="float" office:value="5950.088">
            <text:p>5950.088</text:p>
          </table:table-cell>
          <table:table-cell office:value-type="float" office:value="950.16">
            <text:p>950.16</text:p>
          </table:table-cell>
          <table:table-cell office:value-type="float" office:value="2834.7295">
            <text:p>2834.7295</text:p>
          </table:table-cell>
          <table:table-cell office:value-type="float" office:value="3073.103">
            <text:p>3073.103</text:p>
          </table:table-cell>
          <table:table-cell office:value-type="float" office:value="2689.5878">
            <text:p>2689.5878</text:p>
          </table:table-cell>
          <table:table-cell office:value-type="float" office:value="382.5152">
            <text:p>382.5152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34, 78, 91, 104, 125]</text:p>
          </table:table-cell>
          <table:table-cell office:value-type="string">
            <text:p>[1,2,3,4,5,6]</text:p>
          </table:table-cell>
          <table:table-cell office:value-type="string">
            <text:p>&lt;1,31,35,126|2,152,38,50,127|3,100,128|4,40,63,69,41,129|5,55,94,155,101,124,43,122,130|6,64,131|7,27,157,116,132|8,42,133|9,58,45,134|10,160,86,120,39,121,84,117,30,135|11,28,76,106,136|12,92,112,97,47,137|13,88,115,89,96,138|14,26,75,53,139|15,165,44,140|16,90,141|17,67,68,142|18,73,61,143|19,36,169,52,87,56,113,57,144|20,170,59,54,49,37,48,71,72,77,114,66,79,145|21,80,60,83,146|22,81,29,99,95,147|23,70,173,119,123,111,110,62,51,46,65,33,108,148|24,149|25,175,103,98,109,74,32,107,85,82,93,118,105,102,150&gt;</text:p>
          </table:table-cell>
          <table:table-cell table:formula="of:=([.J164]-[.N164])/[.N164]" office:value-type="percentage" office:value="0.972240728670663">
            <text:p>97.22%</text:p>
          </table:table-cell>
          <table:table-cell table:formula="of:=([.K164]-[.O164])/[.O164]" office:value-type="percentage" office:value="1.21226761959584">
            <text:p>121.23%</text:p>
          </table:table-cell>
          <table:table-cell table:formula="of:=([.L164]-[.P164])/[.P164]" office:value-type="percentage" office:value="1.48397972159015">
            <text:p>148.40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3.100_25-5-5-5_rd_70.txt</text:p>
          </table:table-cell>
          <table:table-cell office:value-type="string">
            <text:p>true</text:p>
          </table:table-cell>
          <table:table-cell office:value-type="string">
            <text:p>3749,2895,3096,4445,4436,6468,5990,8512,8003,12971,9111,15077,10936,14232,12284,30549,14506,18571,15646,18864,16502,21404,17724,18196,14031,16403,12155,15609,11624,12316,7776,10318</text:p>
          </table:table-cell>
          <table:table-cell office:value-type="float" office:value="5657.0013">
            <text:p>5657.0013</text:p>
          </table:table-cell>
          <table:table-cell office:value-type="float" office:value="7740.8297">
            <text:p>7740.8297</text:p>
          </table:table-cell>
          <table:table-cell office:value-type="float" office:value="852.6034">
            <text:p>852.6034</text:p>
          </table:table-cell>
          <table:table-cell office:value-type="float" office:value="2834.7295">
            <text:p>2834.7295</text:p>
          </table:table-cell>
          <table:table-cell office:value-type="float" office:value="3097.6186">
            <text:p>3097.6186</text:p>
          </table:table-cell>
          <table:table-cell office:value-type="float" office:value="2669.6457">
            <text:p>2669.6457</text:p>
          </table:table-cell>
          <table:table-cell office:value-type="float" office:value="426.9729">
            <text:p>426.9729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34, 36, 69, 91]</text:p>
          </table:table-cell>
          <table:table-cell office:value-type="string">
            <text:p>[1,2,3,4,5,6]</text:p>
          </table:table-cell>
          <table:table-cell office:value-type="string">
            <text:p>&lt;1,107,72,71,126|2,152,39,86,59,54,49,27,79,46,37,114,65,104,127|3,100,128|4,41,42,129|5,26,155,111,96,45,43,73,32,62,119,51,75,103,98,44,35,115,93,81,116,60,95,130|6,80,131|7,157,38,105,102,132|8,158,125,118,133|9,55,94,101,63,33,159,134|10,160,30,121,108,70,68,120,84,135|11,76,28,106,58,136|12,97,64,137|13,90,138|14,92,139|15,113,165,124,66,47,112,78,31,74,140|16,57,166,117,141|17,67,123,142|18,87,61,52,82,40,122,143|19,169,53,77,56,144|20,29,99,145|21,83,146|22,89,88,147|23,48,110,148|24,174,50,149|25,85,109,150&gt;</text:p>
          </table:table-cell>
          <table:table-cell table:formula="of:=([.J165]-[.N165])/[.N165]" office:value-type="percentage" office:value="0.8262420363824">
            <text:p>82.62%</text:p>
          </table:table-cell>
          <table:table-cell table:formula="of:=([.K165]-[.O165])/[.O165]" office:value-type="percentage" office:value="1.8995719169776">
            <text:p>189.96%</text:p>
          </table:table-cell>
          <table:table-cell table:formula="of:=([.L165]-[.P165])/[.P165]" office:value-type="percentage" office:value="0.996856006552172">
            <text:p>99.69%</text:p>
          </table:table-cell>
        </table:table-row>
        <table:table-row table:style-name="ro1">
          <table:table-cell office:value-type="string">
            <text:p>R203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3.100_25-5-5-5_rd_90.txt</text:p>
          </table:table-cell>
          <table:table-cell office:value-type="string">
            <text:p>true</text:p>
          </table:table-cell>
          <table:table-cell office:value-type="string">
            <text:p>1606,4118,2653,3436,19387,4941,24485,5790,14274,7250,18310,8386,38836,9171,43726,9736,47517,11036,16506,14133,14078,14337,9978,16412,25588,18603,11567,19319,13682,18855,11822,17358,13301,20885,11038,12667,10470,10870,8434,10347,3726,4726,4395</text:p>
          </table:table-cell>
          <table:table-cell office:value-type="float" office:value="5297.0992">
            <text:p>5297.0992</text:p>
          </table:table-cell>
          <table:table-cell office:value-type="float" office:value="6979.6486">
            <text:p>6979.6486</text:p>
          </table:table-cell>
          <table:table-cell office:value-type="float" office:value="893.8685">
            <text:p>893.8685</text:p>
          </table:table-cell>
          <table:table-cell office:value-type="float" office:value="2834.7295">
            <text:p>2834.7295</text:p>
          </table:table-cell>
          <table:table-cell office:value-type="float" office:value="2592.7768">
            <text:p>2592.7768</text:p>
          </table:table-cell>
          <table:table-cell office:value-type="float" office:value="2228.0247">
            <text:p>2228.0247</text:p>
          </table:table-cell>
          <table:table-cell office:value-type="float" office:value="363.7521">
            <text:p>363.7521</text:p>
          </table:table-cell>
          <table:table-cell office:value-type="float" office:value="82">
            <text:p>82</text:p>
          </table:table-cell>
          <table:table-cell office:value-type="float" office:value="18">
            <text:p>18.0</text:p>
          </table:table-cell>
          <table:table-cell office:value-type="string">
            <text:p>[29, 38, 40, 48, 58, 61, 67, 70, 78, 81, 87, 89, 90, 91, 92, 103, 109, 125]</text:p>
          </table:table-cell>
          <table:table-cell office:value-type="string">
            <text:p>[1,2,3,4,5,6]</text:p>
          </table:table-cell>
          <table:table-cell office:value-type="string">
            <text:p>&lt;1,151,52,77,119,94,51,98,46,79,44,126|2,65,127|3,153,95,128|4,47,129|5,35,130|6,156,26,96,43,30,69,63,131|7,100,27,132|8,42,133|9,28,159,32,73,108,86,110,84,123,62,116,101,39,134|10,160,114,121,117,120,53,37,64,49,59,54,55,56,135|11,93,136|12,60,80,99,83,50,137|13,138|14,34,139|15,165,76,45,57,41,122,71,72,107,106,97,82,66,31,74,140|16,75,141|17,68,142|18,113,143|19,169,33,144|20,104,145|21,85,124,112,146|22,88,115,36,147|23,111,148|24,174,105,102,149|25,175,118,150&gt;</text:p>
          </table:table-cell>
          <table:table-cell table:formula="of:=([.J166]-[.N166])/[.N166]" office:value-type="percentage" office:value="1.04302167467713">
            <text:p>104.30%</text:p>
          </table:table-cell>
          <table:table-cell table:formula="of:=([.K166]-[.O166])/[.O166]" office:value-type="percentage" office:value="2.13266212892523">
            <text:p>213.27%</text:p>
          </table:table-cell>
          <table:table-cell table:formula="of:=([.L166]-[.P166])/[.P166]" office:value-type="percentage" office:value="1.45735625993637">
            <text:p>145.74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4.100_25-5-5-5_rd_10.txt</text:p>
          </table:table-cell>
          <table:table-cell office:value-type="string">
            <text:p>true</text:p>
          </table:table-cell>
          <table:table-cell office:value-type="string">
            <text:p>29371,7075,4697</text:p>
          </table:table-cell>
          <table:table-cell office:value-type="float" office:value="4283.6471">
            <text:p>4283.6471</text:p>
          </table:table-cell>
          <table:table-cell office:value-type="float" office:value="6514.3132">
            <text:p>6514.3132</text:p>
          </table:table-cell>
          <table:table-cell office:value-type="float" office:value="753.1427">
            <text:p>753.1427</text:p>
          </table:table-cell>
          <table:table-cell office:value-type="float" office:value="2257.47">
            <text:p>2257.47</text:p>
          </table:table-cell>
          <table:table-cell office:value-type="float" office:value="2962.4045">
            <text:p>2962.4045</text:p>
          </table:table-cell>
          <table:table-cell office:value-type="float" office:value="2479.6442">
            <text:p>2479.6442</text:p>
          </table:table-cell>
          <table:table-cell office:value-type="float" office:value="481.7604">
            <text:p>481.7604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70,85,43,30,107,108,109,126|2,41,39,42,116,69,127|3,153,45,57,76,115,95,128|4,154,114,31,119,121,117,123,67,68,40,82,66,47,48,100,129|5,55,94,155,84,53,77,130|6,38,156,65,52,83,131|7,157,122,120,63,124,112,132|8,37,46,51,98,78,133|9,58,134|10,35,113,135|11,161,90,59,60,34,136|12,49,103,137|13,36,87,56,32,138|14,93,54,28,105,139|15,27,62,110,125,140|16,111,86,118,166,88,96,61,73,71,72,141|17,91,142|18,102,106,143|19,75,26,101,104,144|20,29,64,80,145|21,171,92,97,81,146|22,79,147|23,33,74,148|24,89,44,149|25,99,50,150&gt;</text:p>
          </table:table-cell>
          <table:table-cell table:formula="of:=([.J167]-[.N167])/[.N167]" office:value-type="percentage" office:value="0.446003440786024">
            <text:p>44.60%</text:p>
          </table:table-cell>
          <table:table-cell table:formula="of:=([.K167]-[.O167])/[.O167]" office:value-type="percentage" office:value="1.62711609996305">
            <text:p>162.71%</text:p>
          </table:table-cell>
          <table:table-cell table:formula="of:=([.L167]-[.P167])/[.P167]" office:value-type="percentage" office:value="0.563313838165196">
            <text:p>56.33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4.100_25-5-5-5_rd_30.txt</text:p>
          </table:table-cell>
          <table:table-cell office:value-type="string">
            <text:p>true</text:p>
          </table:table-cell>
          <table:table-cell office:value-type="string">
            <text:p>17218,6218,5797,9474,6738,13142,8104,9408,4324</text:p>
          </table:table-cell>
          <table:table-cell office:value-type="float" office:value="5252.2679">
            <text:p>5252.2679</text:p>
          </table:table-cell>
          <table:table-cell office:value-type="float" office:value="6990.7721">
            <text:p>6990.7721</text:p>
          </table:table-cell>
          <table:table-cell office:value-type="float" office:value="855.2734">
            <text:p>855.2734</text:p>
          </table:table-cell>
          <table:table-cell office:value-type="float" office:value="2257.47">
            <text:p>2257.47</text:p>
          </table:table-cell>
          <table:table-cell office:value-type="float" office:value="2769.5401">
            <text:p>2769.5401</text:p>
          </table:table-cell>
          <table:table-cell office:value-type="float" office:value="2336.3608">
            <text:p>2336.3608</text:p>
          </table:table-cell>
          <table:table-cell office:value-type="float" office:value="432.1793">
            <text:p>432.179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99]</text:p>
          </table:table-cell>
          <table:table-cell office:value-type="string">
            <text:p>[1,2,3,4,5,6]</text:p>
          </table:table-cell>
          <table:table-cell office:value-type="string">
            <text:p>&lt;1,151,75,106,103,28,93,105,54,60,126|2,41,39,42,127|3,73,153,36,87,95,128|4,43,52,77,129|5,155,26,35,57,130|6,156,65,38,50,131|7,157,53,120,68,123,121,31,86,119,132|8,158,83,46,133|9,109,159,90,134|10,80,29,135|11,59,136|12,49,101,58,137|13,89,74,138|14,113,94,56,139|15,27,82,140|16,166,117,71,70,61,108,107,141|17,88,142|18,102,79,143|19,169,114,122,62,116,111,110,118,30,85,72,44,115,55,45,76,96,34,104,78,51,37,144|20,98,47,69,66,40,145|21,171,64,100,81,97,48,146|22,172,125,84,147|23,33,32,148|24,91,149|25,92,124,63,112,67,150&gt;</text:p>
          </table:table-cell>
          <table:table-cell table:formula="of:=([.J168]-[.N168])/[.N168]" office:value-type="percentage" office:value="0.896440459555">
            <text:p>89.64%</text:p>
          </table:table-cell>
          <table:table-cell table:formula="of:=([.K168]-[.O168])/[.O168]" office:value-type="percentage" office:value="1.99216289710048">
            <text:p>199.22%</text:p>
          </table:table-cell>
          <table:table-cell table:formula="of:=([.L168]-[.P168])/[.P168]" office:value-type="percentage" office:value="0.978978169477344">
            <text:p>97.90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4.100_25-5-5-5_rd_50.txt</text:p>
          </table:table-cell>
          <table:table-cell office:value-type="string">
            <text:p>true</text:p>
          </table:table-cell>
          <table:table-cell office:value-type="string">
            <text:p>9145,5785,14407,9084,7606,12466,16774,19246,28863,19538,9357,15181,6016,6965</text:p>
          </table:table-cell>
          <table:table-cell office:value-type="float" office:value="4721.4399">
            <text:p>4721.4399</text:p>
          </table:table-cell>
          <table:table-cell office:value-type="float" office:value="3792.0854">
            <text:p>3792.0854</text:p>
          </table:table-cell>
          <table:table-cell office:value-type="float" office:value="928.3545">
            <text:p>928.3545</text:p>
          </table:table-cell>
          <table:table-cell office:value-type="float" office:value="2257.47">
            <text:p>2257.47</text:p>
          </table:table-cell>
          <table:table-cell office:value-type="float" office:value="2834.5127">
            <text:p>2834.5127</text:p>
          </table:table-cell>
          <table:table-cell office:value-type="float" office:value="2232.8627">
            <text:p>2232.8627</text:p>
          </table:table-cell>
          <table:table-cell office:value-type="float" office:value="600.65">
            <text:p>600.65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29, 63, 83, 87, 94]</text:p>
          </table:table-cell>
          <table:table-cell office:value-type="string">
            <text:p>[1,2,3,4,5,6]</text:p>
          </table:table-cell>
          <table:table-cell office:value-type="string">
            <text:p>&lt;1,126|2,152,64,47,66,82,120,84,117,40,69,114,36,35,90,79,32,71,41,127|3,153,96,34,59,58,93,51,56,44,57,45,128|4,154,31,119,121,122,123,110,116,118,62,67,68,98,97,100,48,92,49,54,104,91,55,125,102,50,129|5,130|6,131|7,157,65,39,111,86,42,70,108,85,43,73,72,61,95,26,101,75,53,124,80,99,38,132|8,133|9,134|10,135|11,136|12,137|13,138|14,139|15,140|16,109,77,166,81,37,106,76,89,113,141|17,142|18,143|19,144|20,105,52,74,115,88,107,30,103,28,46,145|21,146|22,147|23,33,112,78,27,60,148|24,149|25,150&gt;</text:p>
          </table:table-cell>
          <table:table-cell table:formula="of:=([.J169]-[.N169])/[.N169]" office:value-type="percentage" office:value="0.665697211376051">
            <text:p>66.57%</text:p>
          </table:table-cell>
          <table:table-cell table:formula="of:=([.K169]-[.O169])/[.O169]" office:value-type="percentage" office:value="0.698306572992598">
            <text:p>69.83%</text:p>
          </table:table-cell>
          <table:table-cell table:formula="of:=([.L169]-[.P169])/[.P169]" office:value-type="percentage" office:value="0.545583118288521">
            <text:p>54.56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4.100_25-5-5-5_rd_70.txt</text:p>
          </table:table-cell>
          <table:table-cell office:value-type="string">
            <text:p>true</text:p>
          </table:table-cell>
          <table:table-cell office:value-type="string">
            <text:p>3851,5886,13150,8987,33818,12241,43073,16443,51350,19493,17154,14970,17352,16485,8241,14307,9259,11796,4792</text:p>
          </table:table-cell>
          <table:table-cell office:value-type="float" office:value="3732.1446">
            <text:p>3732.1446</text:p>
          </table:table-cell>
          <table:table-cell office:value-type="float" office:value="2785.2209">
            <text:p>2785.2209</text:p>
          </table:table-cell>
          <table:table-cell office:value-type="float" office:value="945.9237">
            <text:p>945.9237</text:p>
          </table:table-cell>
          <table:table-cell office:value-type="float" office:value="2257.47">
            <text:p>2257.47</text:p>
          </table:table-cell>
          <table:table-cell office:value-type="float" office:value="2576.5822">
            <text:p>2576.5822</text:p>
          </table:table-cell>
          <table:table-cell office:value-type="float" office:value="2080.2422">
            <text:p>2080.2422</text:p>
          </table:table-cell>
          <table:table-cell office:value-type="float" office:value="495.34">
            <text:p>495.34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34, 36, 63, 78, 80, 99, 112, 117]</text:p>
          </table:table-cell>
          <table:table-cell office:value-type="string">
            <text:p>[1,2,3,4,5,6]</text:p>
          </table:table-cell>
          <table:table-cell office:value-type="string">
            <text:p>&lt;1,93,126|2,152,56,95,57,90,84,40,69,62,120,114,79,59,104,33,107,85,77,74,89,88,46,98,64,29,47,66,82,38,118,39,125,41,116,127|3,153,42,128|4,102,129|5,130|6,131|7,132|8,133|9,134|10,135|11,136|12,137|13,138|14,139|15,140|16,141|17,142|18,143|19,144|20,170,52,53,37,105,49,54,103,106,28,75,26,94,35,32,55,45,101,91,72,71,109,31,145|21,146|22,147|23,148|24,149|25,175,113,87,43,65,100,81,92,48,97,51,27,124,121,119,122,67,68,111,86,110,123,30,70,108,73,61,44,115,96,60,76,58,83,50,150&gt;</text:p>
          </table:table-cell>
          <table:table-cell table:formula="of:=([.J170]-[.N170])/[.N170]" office:value-type="percentage" office:value="0.448486526065421">
            <text:p>44.85%</text:p>
          </table:table-cell>
          <table:table-cell table:formula="of:=([.K170]-[.O170])/[.O170]" office:value-type="percentage" office:value="0.338892605870605">
            <text:p>33.89%</text:p>
          </table:table-cell>
          <table:table-cell table:formula="of:=([.L170]-[.P170])/[.P170]" office:value-type="percentage" office:value="0.909645294141398">
            <text:p>90.96%</text:p>
          </table:table-cell>
        </table:table-row>
        <table:table-row table:style-name="ro1">
          <table:table-cell office:value-type="string">
            <text:p>R204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4.100_25-5-5-5_rd_90.txt</text:p>
          </table:table-cell>
          <table:table-cell office:value-type="string">
            <text:p>true</text:p>
          </table:table-cell>
          <table:table-cell office:value-type="string">
            <text:p>1657,13308,24968,9416,33597,12918,20902,17368,50041,21190,58466,22467,11804,23447,66604,26112,12442,24416,11807,25507,11450,15940,6665,12060,3543</text:p>
          </table:table-cell>
          <table:table-cell office:value-type="float" office:value="3430.022">
            <text:p>3430.022</text:p>
          </table:table-cell>
          <table:table-cell office:value-type="float" office:value="3298.4925">
            <text:p>3298.4925</text:p>
          </table:table-cell>
          <table:table-cell office:value-type="float" office:value="927.3348">
            <text:p>927.3348</text:p>
          </table:table-cell>
          <table:table-cell office:value-type="float" office:value="2257.47">
            <text:p>2257.47</text:p>
          </table:table-cell>
          <table:table-cell office:value-type="float" office:value="2657.4762">
            <text:p>2657.4762</text:p>
          </table:table-cell>
          <table:table-cell office:value-type="float" office:value="2108.918">
            <text:p>2108.918</text:p>
          </table:table-cell>
          <table:table-cell office:value-type="float" office:value="547.5582">
            <text:p>547.5582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29, 36, 38, 78, 87, 92, 94, 104, 109, 112]</text:p>
          </table:table-cell>
          <table:table-cell office:value-type="string">
            <text:p>[1,2,3,4,5,6]</text:p>
          </table:table-cell>
          <table:table-cell office:value-type="string">
            <text:p>&lt;1,151,46,98,97,100,47,27,40,68,67,123,86,111,70,108,73,110,52,113,107,72,71,61,44,89,88,115,53,93,80,49,54,103,106,102,76,60,96,126|2,152,79,65,117,84,118,62,116,42,41,39,82,66,37,101,58,28,75,26,74,33,114,95,56,32,35,55,57,91,90,59,99,127|3,128|4,129|5,130|6,156,83,131|7,157,120,31,85,30,121,122,119,51,64,48,81,69,63,124,105,77,43,34,45,132|8,133|9,134|10,135|11,136|12,137|13,138|14,139|15,125,140|16,141|17,142|18,50,143|19,144|20,145|21,146|22,147|23,148|24,149|25,150&gt;</text:p>
          </table:table-cell>
          <table:table-cell table:formula="of:=([.J171]-[.N171])/[.N171]" office:value-type="percentage" office:value="0.290706573402238">
            <text:p>29.07%</text:p>
          </table:table-cell>
          <table:table-cell table:formula="of:=([.K171]-[.O171])/[.O171]" office:value-type="percentage" office:value="0.564068636144222">
            <text:p>56.41%</text:p>
          </table:table-cell>
          <table:table-cell table:formula="of:=([.L171]-[.P171])/[.P171]" office:value-type="percentage" office:value="0.69358216167706">
            <text:p>69.36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5.100_25-5-5-5_rd_10.txt</text:p>
          </table:table-cell>
          <table:table-cell office:value-type="string">
            <text:p>true</text:p>
          </table:table-cell>
          <table:table-cell office:value-type="string">
            <text:p>24954,37274,35425,60130,12665,83117,49529,11380,2821,4813,3105</text:p>
          </table:table-cell>
          <table:table-cell office:value-type="float" office:value="3605.4288">
            <text:p>3605.4288</text:p>
          </table:table-cell>
          <table:table-cell office:value-type="float" office:value="4706.1902">
            <text:p>4706.1902</text:p>
          </table:table-cell>
          <table:table-cell office:value-type="float" office:value="828.4295">
            <text:p>828.4295</text:p>
          </table:table-cell>
          <table:table-cell office:value-type="float" office:value="2402.0588">
            <text:p>2402.0588</text:p>
          </table:table-cell>
          <table:table-cell office:value-type="float" office:value="3004.2621">
            <text:p>3004.2621</text:p>
          </table:table-cell>
          <table:table-cell office:value-type="float" office:value="2432.7804">
            <text:p>2432.7804</text:p>
          </table:table-cell>
          <table:table-cell office:value-type="float" office:value="570.4817">
            <text:p>570.4817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33, 37, 50, 72, 73, 81, 95]</text:p>
          </table:table-cell>
          <table:table-cell office:value-type="string">
            <text:p>[1,2,3,4,5,6]</text:p>
          </table:table-cell>
          <table:table-cell office:value-type="string">
            <text:p>&lt;1,126|2,90,127|3,128|4,79,129|5,155,49,130|6,80,29,131|7,132|8,133|9,159,26,134|10,125,62,83,160,114,85,42,135|11,136|12,162,38,122,118,116,68,99,137|13,163,120,117,84,30,108,70,61,87,56,94,55,115,74,71,43,119,121,112,82,138|14,139|15,88,36,89,44,165,53,52,77,113,32,107,109,86,41,111,63,110,124,31,78,51,75,28,59,60,91,45,57,35,105,93,102,140|16,76,141|17,142|18,143|19,144|20,58,145|21,146|22,147|23,92,64,54,103,96,34,106,104,101,148|24,149|25,175,123,69,39,67,40,97,98,46,65,27,66,47,100,48,150&gt;</text:p>
          </table:table-cell>
          <table:table-cell table:formula="of:=([.J172]-[.N172])/[.N172]" office:value-type="percentage" office:value="0.200104611378614">
            <text:p>20.01%</text:p>
          </table:table-cell>
          <table:table-cell table:formula="of:=([.K172]-[.O172])/[.O172]" office:value-type="percentage" office:value="0.934490346929793">
            <text:p>93.45%</text:p>
          </table:table-cell>
          <table:table-cell table:formula="of:=([.L172]-[.P172])/[.P172]" office:value-type="percentage" office:value="0.452157886922578">
            <text:p>45.22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5.100_25-5-5-5_rd_30.txt</text:p>
          </table:table-cell>
          <table:table-cell office:value-type="string">
            <text:p>true</text:p>
          </table:table-cell>
          <table:table-cell office:value-type="string">
            <text:p>15106,24263,13062,38375,29864,9372,36802,21719,45047,63145,54188,33953,21421,23238,12988,27442,16374,18783,39300,18259,12829,16899,11201,14754,10447,17378,12155,17636,10876</text:p>
          </table:table-cell>
          <table:table-cell office:value-type="float" office:value="4528.2774">
            <text:p>4528.2774</text:p>
          </table:table-cell>
          <table:table-cell office:value-type="float" office:value="5118.0259">
            <text:p>5118.0259</text:p>
          </table:table-cell>
          <table:table-cell office:value-type="float" office:value="825.861">
            <text:p>825.861</text:p>
          </table:table-cell>
          <table:table-cell office:value-type="float" office:value="2402.0588">
            <text:p>2402.0588</text:p>
          </table:table-cell>
          <table:table-cell office:value-type="float" office:value="2682.916">
            <text:p>2682.916</text:p>
          </table:table-cell>
          <table:table-cell office:value-type="float" office:value="2268.0657">
            <text:p>2268.0657</text:p>
          </table:table-cell>
          <table:table-cell office:value-type="float" office:value="413.8503">
            <text:p>413.8503</text:p>
          </table:table-cell>
          <table:table-cell office:value-type="float" office:value="82">
            <text:p>82</text:p>
          </table:table-cell>
          <table:table-cell office:value-type="float" office:value="18">
            <text:p>18.0</text:p>
          </table:table-cell>
          <table:table-cell office:value-type="string">
            <text:p>[30, 34, 39, 41, 52, 54, 58, 70, 71, 72, 78, 86, 89, 94, 96, 97, 101, 109]</text:p>
          </table:table-cell>
          <table:table-cell office:value-type="string">
            <text:p>[1,2,3,4,5,6]</text:p>
          </table:table-cell>
          <table:table-cell office:value-type="string">
            <text:p>&lt;1,95,126|2,90,127|3,153,38,118,122,83,128|4,57,91,60,45,129|5,155,100,130|6,68,29,81,79,131|7,28,85,114,73,132|8,103,133|9,116,121,62,42,125,134|10,160,53,56,87,61,108,84,67,40,27,69,111,63,135|11,161,92,106,104,136|12,51,99,137|13,112,163,119,82,138|14,26,75,102,139|15,165,120,117,107,77,88,44,36,32,113,43,110,123,31,124,33,140|16,55,141|17,93,142|18,59,143|19,76,144|20,35,74,145|21,105,49,146|22,115,147|23,50,80,148|24,174,48,149|25,64,37,175,65,46,98,66,47,150&gt;</text:p>
          </table:table-cell>
          <table:table-cell table:formula="of:=([.J173]-[.N173])/[.N173]" office:value-type="percentage" office:value="0.687819298106985">
            <text:p>68.78%</text:p>
          </table:table-cell>
          <table:table-cell table:formula="of:=([.K173]-[.O173])/[.O173]" office:value-type="percentage" office:value="1.25655980776924">
            <text:p>125.66%</text:p>
          </table:table-cell>
          <table:table-cell table:formula="of:=([.L173]-[.P173])/[.P173]" office:value-type="percentage" office:value="0.995554914421954">
            <text:p>99.56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5.100_25-5-5-5_rd_50.txt</text:p>
          </table:table-cell>
          <table:table-cell office:value-type="string">
            <text:p>true</text:p>
          </table:table-cell>
          <table:table-cell office:value-type="string">
            <text:p>10586,16470,14780,16008,5516,5338,6968,6606,30053,8501,11018,9752,19578,10625,7442,12753,8655,14162,9310,15568,9373,15452,10868,17678,16697,17438,12821,20281,13773,20019,15277,21323,17165,21463,17914,24272,18150,25487,17858,17376,14237,16080,13342,16822,12203,14803,14025,16496,12210</text:p>
          </table:table-cell>
          <table:table-cell office:value-type="float" office:value="6063.8155">
            <text:p>6063.8155</text:p>
          </table:table-cell>
          <table:table-cell office:value-type="float" office:value="7423.097">
            <text:p>7423.097</text:p>
          </table:table-cell>
          <table:table-cell office:value-type="float" office:value="881.103">
            <text:p>881.103</text:p>
          </table:table-cell>
          <table:table-cell office:value-type="float" office:value="2402.0588">
            <text:p>2402.0588</text:p>
          </table:table-cell>
          <table:table-cell office:value-type="float" office:value="2778.4655">
            <text:p>2778.4655</text:p>
          </table:table-cell>
          <table:table-cell office:value-type="float" office:value="2384.7167">
            <text:p>2384.7167</text:p>
          </table:table-cell>
          <table:table-cell office:value-type="float" office:value="392.7488">
            <text:p>392.7488</text:p>
          </table:table-cell>
          <table:table-cell office:value-type="float" office:value="84">
            <text:p>84</text:p>
          </table:table-cell>
          <table:table-cell office:value-type="float" office:value="16">
            <text:p>16.0</text:p>
          </table:table-cell>
          <table:table-cell office:value-type="string">
            <text:p>[30, 44, 45, 49, 53, 54, 63, 64, 86, 88, 91, 92, 97, 102, 114, 122]</text:p>
          </table:table-cell>
          <table:table-cell office:value-type="string">
            <text:p>[1,2,3,4,5,6]</text:p>
          </table:table-cell>
          <table:table-cell office:value-type="string">
            <text:p>&lt;1,95,126|2,75,73,127|3,52,153,56,128|4,57,60,59,129|5,155,34,130|6,156,84,108,70,107,61,77,131|7,72,157,27,40,67,39,69,41,87,132|8,158,133|9,159,134|10,42,125,62,135|11,161,26,136|12,162,124,119,137|13,163,106,103,115,74,71,109,68,138|14,96,139|15,165,90,58,36,89,140|16,101,37,141|17,167,35,142|18,66,100,48,143|19,169,118,85,121,83,116,38,144|20,170,120,117,145|21,171,146|22,82,147|23,79,81,50,29,80,99,105,148|24,174,110,123,111,31,43,33,32,65,112,51,28,93,149|25,175,113,94,55,76,104,78,98,46,47,150&gt;</text:p>
          </table:table-cell>
          <table:table-cell table:formula="of:=([.J174]-[.N174])/[.N174]" office:value-type="percentage" office:value="1.18243325317518">
            <text:p>118.24%</text:p>
          </table:table-cell>
          <table:table-cell table:formula="of:=([.K174]-[.O174])/[.O174]" office:value-type="percentage" office:value="2.11277939220202">
            <text:p>211.28%</text:p>
          </table:table-cell>
          <table:table-cell table:formula="of:=([.L174]-[.P174])/[.P174]" office:value-type="percentage" office:value="1.24342633255659">
            <text:p>124.34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5.100_25-5-5-5_rd_70.txt</text:p>
          </table:table-cell>
          <table:table-cell office:value-type="string">
            <text:p>true</text:p>
          </table:table-cell>
          <table:table-cell office:value-type="string">
            <text:p>4081,1351,1434,1909,1569,2258,2281,2830,5761,3736,3163,4591,3537,5219,4131,8491,4518,6543,6433,7918,9079,55707,6589,8706,8501,10017,7057,10508,7823,11676,8637,12198,9598,13502,10900,16342,11551,16090,13136,16529,13756,18596,14481,19193,16319,21069,16414,21391,16043,22762,17596,23870,18288,23612,17965,25750,16312,21353,16921,20190,15893,22823,18093,22766</text:p>
          </table:table-cell>
          <table:table-cell office:value-type="float" office:value="5472.8442">
            <text:p>5472.8442</text:p>
          </table:table-cell>
          <table:table-cell office:value-type="float" office:value="5763.3789">
            <text:p>5763.3789</text:p>
          </table:table-cell>
          <table:table-cell office:value-type="float" office:value="990.1259">
            <text:p>990.1259</text:p>
          </table:table-cell>
          <table:table-cell office:value-type="float" office:value="2402.0588">
            <text:p>2402.0588</text:p>
          </table:table-cell>
          <table:table-cell office:value-type="float" office:value="2675.8686">
            <text:p>2675.8686</text:p>
          </table:table-cell>
          <table:table-cell office:value-type="float" office:value="2216.1028">
            <text:p>2216.1028</text:p>
          </table:table-cell>
          <table:table-cell office:value-type="float" office:value="458.7659">
            <text:p>458.7659</text:p>
          </table:table-cell>
          <table:table-cell office:value-type="float" office:value="76">
            <text:p>76</text:p>
          </table:table-cell>
          <table:table-cell office:value-type="float" office:value="24">
            <text:p>24.0</text:p>
          </table:table-cell>
          <table:table-cell office:value-type="string">
            <text:p>[27, 29, 35, 39, 44, 48, 49, 52, 53, 54, 55, 56, 61, 84, 86, 90, 92, 94, 95, 97, 101, 109, 110, 117]</text:p>
          </table:table-cell>
          <table:table-cell office:value-type="string">
            <text:p>[1,2,3,4,5,6]</text:p>
          </table:table-cell>
          <table:table-cell office:value-type="string">
            <text:p>&lt;1,74,126|2,71,73,127|3,153,63,41,124,33,113,65,82,66,47,31,111,119,81,79,93,28,59,60,45,91,57,83,99,50,105,128|4,129|5,130|6,115,131|7,157,132|8,103,133|9,159,120,69,46,58,134|10,160,121,42,85,135|11,161,89,136|12,162,137|13,116,62,125,138|14,26,139|15,88,107,140|16,112,141|17,43,142|18,75,102,143|19,169,144|20,170,67,145|21,114,171,68,38,146|22,77,147|23,51,118,122,80,148|24,174,30,40,37,123,32,76,104,34,106,149|25,64,175,108,87,36,72,70,100,96,78,98,150&gt;</text:p>
          </table:table-cell>
          <table:table-cell table:formula="of:=([.J175]-[.N175])/[.N175]" office:value-type="percentage" office:value="1.04525894881385">
            <text:p>104.53%</text:p>
          </table:table-cell>
          <table:table-cell table:formula="of:=([.K175]-[.O175])/[.O175]" office:value-type="percentage" office:value="1.60068210734628">
            <text:p>160.07%</text:p>
          </table:table-cell>
          <table:table-cell table:formula="of:=([.L175]-[.P175])/[.P175]" office:value-type="percentage" office:value="1.15823778532799">
            <text:p>115.82%</text:p>
          </table:table-cell>
        </table:table-row>
        <table:table-row table:style-name="ro1">
          <table:table-cell office:value-type="string">
            <text:p>R205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5.100_25-5-5-5_rd_90.txt</text:p>
          </table:table-cell>
          <table:table-cell office:value-type="string">
            <text:p>true</text:p>
          </table:table-cell>
          <table:table-cell office:value-type="string">
            <text:p>1671,3187,504,573,617,703,841,877,9447,1184,1308,1308,7708,1679,1279,1438,1626,12787,1497,1775,1907,2093,2358,2201,2611,2631,2270,2557,2533,2673,2713,21308,2576,22609,19022,2911,2582,3070,2982,27667,3091,4965,2652,3593,2966,3830,3200,4675,3800,4931,3847,4865,3891,3792,3763,4513,4276,5254,5070,7038,6211,8631,6142,6411,5533,7757,6638,8041,6871,10712,7325,12205,7671,12978,8288,13244,8349,12970,9594,12379,5254</text:p>
          </table:table-cell>
          <table:table-cell office:value-type="float" office:value="2723.0185">
            <text:p>2723.0185</text:p>
          </table:table-cell>
          <table:table-cell office:value-type="float" office:value="1806.4279">
            <text:p>1806.4279</text:p>
          </table:table-cell>
          <table:table-cell office:value-type="float" office:value="915.5906">
            <text:p>915.5906</text:p>
          </table:table-cell>
          <table:table-cell office:value-type="float" office:value="2402.0588">
            <text:p>2402.0588</text:p>
          </table:table-cell>
          <table:table-cell office:value-type="float" office:value="1815.4043">
            <text:p>1815.4043</text:p>
          </table:table-cell>
          <table:table-cell office:value-type="float" office:value="1377.3471">
            <text:p>1377.3471</text:p>
          </table:table-cell>
          <table:table-cell office:value-type="float" office:value="437.0572">
            <text:p>437.0572</text:p>
          </table:table-cell>
          <table:table-cell office:value-type="float" office:value="47">
            <text:p>47</text:p>
          </table:table-cell>
          <table:table-cell office:value-type="float" office:value="53">
            <text:p>53.0</text:p>
          </table:table-cell>
          <table:table-cell office:value-type="string">
            <text:p>[27, 30, 31, 33, 34, 35, 37, 40, 44, 45, 46, 47, 48, 53, 54, 55, 56, 58, 60, 61, 63, 64, 65, 67, 69, 72, 74, 76, 82, 84, 85, 87, 88, 90, 92, 93, 94, 96, 97, 100, 101, 104, 108, 110, 111, 112, 115, 117, 119, 120, 122, 123, 124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63,78,98,66,103,59,106,75,121,68,81,80,26,114,62,125,138|14,139|15,52,165,70,107,77,39,41,86,32,36,113,89,43,109,71,51,28,91,57,79,99,29,50,49,102,83,38,118,116,42,73,140|16,141|17,142|18,143|19,144|20,95,145|21,146|22,147|23,105,148|24,149|25,150&gt;</text:p>
          </table:table-cell>
          <table:table-cell table:formula="of:=([.J176]-[.N176])/[.N176]" office:value-type="percentage" office:value="0.499951553491418">
            <text:p>50.00%</text:p>
          </table:table-cell>
          <table:table-cell table:formula="of:=([.K176]-[.O176])/[.O176]" office:value-type="percentage" office:value="0.311526992723911">
            <text:p>31.15%</text:p>
          </table:table-cell>
          <table:table-cell table:formula="of:=([.L176]-[.P176])/[.P176]" office:value-type="percentage" office:value="1.09489879127949">
            <text:p>109.49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6.100_25-5-5-5_rd_10.txt</text:p>
          </table:table-cell>
          <table:table-cell office:value-type="string">
            <text:p>true</text:p>
          </table:table-cell>
          <table:table-cell office:value-type="string">
            <text:p>23422,34301,31991,55189,41606,83999,52627,110955,8196,12025,6047</text:p>
          </table:table-cell>
          <table:table-cell office:value-type="float" office:value="3677.9167">
            <text:p>3677.9167</text:p>
          </table:table-cell>
          <table:table-cell office:value-type="float" office:value="2828.9126">
            <text:p>2828.9126</text:p>
          </table:table-cell>
          <table:table-cell office:value-type="float" office:value="937.0482">
            <text:p>937.0482</text:p>
          </table:table-cell>
          <table:table-cell office:value-type="float" office:value="2359.239">
            <text:p>2359.239</text:p>
          </table:table-cell>
          <table:table-cell office:value-type="float" office:value="2705.9358">
            <text:p>2705.9358</text:p>
          </table:table-cell>
          <table:table-cell office:value-type="float" office:value="2212.6216">
            <text:p>2212.6216</text:p>
          </table:table-cell>
          <table:table-cell office:value-type="float" office:value="492.3142">
            <text:p>492.3142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30, 39, 44, 48, 64, 79, 80, 104, 117]</text:p>
          </table:table-cell>
          <table:table-cell office:value-type="string">
            <text:p>[1,2,3,4,5,6]</text:p>
          </table:table-cell>
          <table:table-cell office:value-type="string">
            <text:p>&lt;1,151,70,61,72,113,55,76,34,106,103,101,78,65,98,47,66,27,126|2,127|3,88,89,36,115,87,107,128|4,129|5,29,130|6,96,90,131|7,132|8,49,93,105,50,133|9,125,134|10,135|11,136|12,92,137|13,163,108,121,62,86,109,73,74,32,43,31,124,110,112,116,82,97,81,100,99,46,38,119,114,83,77,56,95,60,59,28,102,138|14,139|15,140|16,85,84,120,122,123,118,42,141|17,142|18,143|19,144|20,145|21,171,53,52,94,26,75,58,54,37,51,67,40,63,69,111,41,33,71,146|22,68,147|23,45,35,57,91,148|24,149|25,150&gt;</text:p>
          </table:table-cell>
          <table:table-cell table:formula="of:=([.J177]-[.N177])/[.N177]" office:value-type="percentage" office:value="0.359203237563877">
            <text:p>35.92%</text:p>
          </table:table-cell>
          <table:table-cell table:formula="of:=([.K177]-[.O177])/[.O177]" office:value-type="percentage" office:value="0.278534296148967">
            <text:p>27.85%</text:p>
          </table:table-cell>
          <table:table-cell table:formula="of:=([.L177]-[.P177])/[.P177]" office:value-type="percentage" office:value="0.903353996289361">
            <text:p>90.34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6.100_25-5-5-5_rd_30.txt</text:p>
          </table:table-cell>
          <table:table-cell office:value-type="string">
            <text:p>true</text:p>
          </table:table-cell>
          <table:table-cell office:value-type="string">
            <text:p>15581,4610,4237,24171,5861,11966,7677,13168,9841,18367,11788,20895,14053,20625,16453,26800,18798,57522,20917,22681,9195,8491</text:p>
          </table:table-cell>
          <table:table-cell office:value-type="float" office:value="6056.2516">
            <text:p>6056.2516</text:p>
          </table:table-cell>
          <table:table-cell office:value-type="float" office:value="6181.9791">
            <text:p>6181.9791</text:p>
          </table:table-cell>
          <table:table-cell office:value-type="float" office:value="878.3386">
            <text:p>878.3386</text:p>
          </table:table-cell>
          <table:table-cell office:value-type="float" office:value="2359.239">
            <text:p>2359.239</text:p>
          </table:table-cell>
          <table:table-cell office:value-type="float" office:value="2982.4712">
            <text:p>2982.4712</text:p>
          </table:table-cell>
          <table:table-cell office:value-type="float" office:value="2406.4559">
            <text:p>2406.4559</text:p>
          </table:table-cell>
          <table:table-cell office:value-type="float" office:value="575.0154">
            <text:p>575.0154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4, 89, 117]</text:p>
          </table:table-cell>
          <table:table-cell office:value-type="string">
            <text:p>[1,2,3,4,5,6]</text:p>
          </table:table-cell>
          <table:table-cell office:value-type="string">
            <text:p>&lt;1,151,61,107,70,72,126|2,115,127|3,32,36,73,88,87,128|4,113,58,129|5,28,54,130|6,91,131|7,83,38,132|8,50,80,133|9,68,125,134|10,45,135|11,64,92,48,43,136|12,46,122,81,137|13,163,62,77,39,40,67,69,51,138|14,120,110,123,139|15,165,75,94,26,52,96,140|16,71,42,85,141|17,167,79,102,29,142|18,168,53,101,103,104,76,56,55,143|19,105,93,144|20,106,145|21,171,84,59,97,86,41,27,65,34,37,78,121,30,108,116,124,111,33,74,99,100,114,118,49,95,146|22,47,112,98,66,147|23,35,173,57,60,148|24,174,63,119,109,31,82,149|25,90,150&gt;</text:p>
          </table:table-cell>
          <table:table-cell table:formula="of:=([.J178]-[.N178])/[.N178]" office:value-type="percentage" office:value="1.03061528305789">
            <text:p>103.06%</text:p>
          </table:table-cell>
          <table:table-cell table:formula="of:=([.K178]-[.O178])/[.O178]" office:value-type="percentage" office:value="1.56891435243006">
            <text:p>156.89%</text:p>
          </table:table-cell>
          <table:table-cell table:formula="of:=([.L178]-[.P178])/[.P178]" office:value-type="percentage" office:value="0.527504480749559">
            <text:p>52.75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6.100_25-5-5-5_rd_50.txt</text:p>
          </table:table-cell>
          <table:table-cell office:value-type="string">
            <text:p>true</text:p>
          </table:table-cell>
          <table:table-cell office:value-type="string">
            <text:p>7834,2819,2872,4653,4112,6283,5473,10422,6784,31019,8575,13684,10312,21023,12163,17771,14011,28070,16372,23556,18356,25741,20799,42014,22847,30871,22642,34882,24297,28254,19312,22508,17812,15634,8721</text:p>
          </table:table-cell>
          <table:table-cell office:value-type="float" office:value="5815.6399">
            <text:p>5815.6399</text:p>
          </table:table-cell>
          <table:table-cell office:value-type="float" office:value="6139.6087">
            <text:p>6139.6087</text:p>
          </table:table-cell>
          <table:table-cell office:value-type="float" office:value="720.076">
            <text:p>720.076</text:p>
          </table:table-cell>
          <table:table-cell office:value-type="float" office:value="2359.239">
            <text:p>2359.239</text:p>
          </table:table-cell>
          <table:table-cell office:value-type="float" office:value="2856.7012">
            <text:p>2856.7012</text:p>
          </table:table-cell>
          <table:table-cell office:value-type="float" office:value="2359.5912">
            <text:p>2359.5912</text:p>
          </table:table-cell>
          <table:table-cell office:value-type="float" office:value="496.1101">
            <text:p>496.1101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42, 63, 65, 79, 105]</text:p>
          </table:table-cell>
          <table:table-cell office:value-type="string">
            <text:p>[1,2,3,4,5,6]</text:p>
          </table:table-cell>
          <table:table-cell office:value-type="string">
            <text:p>&lt;1,91,85,151,118,122,125,126|2,57,45,127|3,88,107,62,116,128|4,154,54,129|5,99,102,29,80,130|6,78,74,71,131|7,157,119,97,59,115,77,106,112,82,111,109,93,81,132|8,60,49,50,133|9,35,43,68,134|10,160,75,135|11,48,92,64,136|12,162,53,87,36,55,76,104,103,137|13,163,56,89,113,28,138|14,41,123,101,120,139|15,165,51,140|16,72,44,37,33,141|17,52,142|18,168,58,46,67,39,117,94,143|19,169,95,144|20,34,145|21,171,61,108,70,84,69,121,110,30,146|22,31,47,66,98,147|23,27,100,173,86,32,40,124,148|24,38,114,83,149|25,175,26,73,90,96,150&gt;</text:p>
          </table:table-cell>
          <table:table-cell table:formula="of:=([.J179]-[.N179])/[.N179]" office:value-type="percentage" office:value="1.03578865721063">
            <text:p>103.58%</text:p>
          </table:table-cell>
          <table:table-cell table:formula="of:=([.K179]-[.O179])/[.O179]" office:value-type="percentage" office:value="1.60197982599698">
            <text:p>160.20%</text:p>
          </table:table-cell>
          <table:table-cell table:formula="of:=([.L179]-[.P179])/[.P179]" office:value-type="percentage" office:value="0.45144394359236">
            <text:p>45.14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6.100_25-5-5-5_rd_70.txt</text:p>
          </table:table-cell>
          <table:table-cell office:value-type="string">
            <text:p>true</text:p>
          </table:table-cell>
          <table:table-cell office:value-type="string">
            <text:p>3535,1915,2005,2994,2846,3885,3692,5801,4761,6734,6045,10338,7167,12761,8760,14927,9837,16337,11158,17829,12826,37220,14571,28995,15963,24191,17598,24669,19274,32325,21422,27950,23406,36367,26154,32349,28354,39401,29376,34440,27267,31142,25166,33228,26833,32288,27672,27647,15339,17113</text:p>
          </table:table-cell>
          <table:table-cell office:value-type="float" office:value="6666.0638">
            <text:p>6666.0638</text:p>
          </table:table-cell>
          <table:table-cell office:value-type="float" office:value="7507.3568">
            <text:p>7507.3568</text:p>
          </table:table-cell>
          <table:table-cell office:value-type="float" office:value="755.3487">
            <text:p>755.3487</text:p>
          </table:table-cell>
          <table:table-cell office:value-type="float" office:value="2359.239">
            <text:p>2359.239</text:p>
          </table:table-cell>
          <table:table-cell office:value-type="float" office:value="2854.8424">
            <text:p>2854.8424</text:p>
          </table:table-cell>
          <table:table-cell office:value-type="float" office:value="2320.1421">
            <text:p>2320.1421</text:p>
          </table:table-cell>
          <table:table-cell office:value-type="float" office:value="533.7003">
            <text:p>533.7003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38, 40, 68, 78, 104, 105, 109, 112]</text:p>
          </table:table-cell>
          <table:table-cell office:value-type="string">
            <text:p>[1,2,3,4,5,6]</text:p>
          </table:table-cell>
          <table:table-cell office:value-type="string">
            <text:p>&lt;1,151,125,118,42,126|2,36,127|3,32,153,121,94,75,88,87,124,115,55,31,46,107,128|4,154,59,129|5,63,41,69,86,111,130|6,96,90,131|7,157,132|8,100,81,47,51,133|9,113,134|10,89,135|11,48,136|12,162,37,137|13,163,117,67,58,54,56,138|14,33,44,139|15,165,73,108,140|16,61,166,53,64,52,72,70,65,103,34,27,66,98,110,122,123,141|17,167,97,82,26,92,29,99,142|18,168,50,79,49,80,143|19,60,144|20,76,106,28,101,145|21,171,62,30,116,84,119,120,146|22,102,93,85,147|23,173,57,74,71,35,45,95,148|24,174,39,77,149|25,43,91,83,114,150&gt;</text:p>
          </table:table-cell>
          <table:table-cell table:formula="of:=([.J180]-[.N180])/[.N180]" office:value-type="percentage" office:value="1.3350023805167">
            <text:p>133.50%</text:p>
          </table:table-cell>
          <table:table-cell table:formula="of:=([.K180]-[.O180])/[.O180]" office:value-type="percentage" office:value="2.23573146662008">
            <text:p>223.57%</text:p>
          </table:table-cell>
          <table:table-cell table:formula="of:=([.L180]-[.P180])/[.P180]" office:value-type="percentage" office:value="0.415304994207423">
            <text:p>41.53%</text:p>
          </table:table-cell>
        </table:table-row>
        <table:table-row table:style-name="ro1">
          <table:table-cell office:value-type="string">
            <text:p>R206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6.100_25-5-5-5_rd_90.txt</text:p>
          </table:table-cell>
          <table:table-cell office:value-type="string">
            <text:p>true</text:p>
          </table:table-cell>
          <table:table-cell office:value-type="string">
            <text:p>1607,20445,3112,3357,598,3582,596,4277,751,6349,817,839,5513,991,6807,1068,1309,1217,1105,1389,8905,1364,10832,1570,2022,1906,13862,2465,2217,2438,2374,16528,15764,22080,2902,19187,2697,2987,3471,3348,3056,4047,3349,4174,3471,4761,3741,4617,3853,4614,3759,5325,3821,5674,3584,4708,4349,5822,4665,6335,5109,5996,5385,6367,4883</text:p>
          </table:table-cell>
          <table:table-cell office:value-type="float" office:value="2069.266">
            <text:p>2069.266</text:p>
          </table:table-cell>
          <table:table-cell office:value-type="float" office:value="2526.724">
            <text:p>2526.724</text:p>
          </table:table-cell>
          <table:table-cell office:value-type="float" office:value="712">
            <text:p>712</text:p>
          </table:table-cell>
          <table:table-cell office:value-type="float" office:value="2359.239">
            <text:p>2359.239</text:p>
          </table:table-cell>
          <table:table-cell office:value-type="float" office:value="1339.9325">
            <text:p>1339.9325</text:p>
          </table:table-cell>
          <table:table-cell office:value-type="float" office:value="1145.3557">
            <text:p>1145.3557</text:p>
          </table:table-cell>
          <table:table-cell office:value-type="float" office:value="193.5767">
            <text:p>193.5767</text:p>
          </table:table-cell>
          <table:table-cell office:value-type="float" office:value="36">
            <text:p>36</text:p>
          </table:table-cell>
          <table:table-cell office:value-type="float" office:value="64">
            <text:p>64.0</text:p>
          </table:table-cell>
          <table:table-cell office:value-type="string">
            <text:p>[26, 27, 28, 29, 30, 32, 33, 34, 38, 39, 40, 43, 44, 46, 48, 49, 51, 54, 56, 57, 58, 59, 60, 61, 62, 63, 64, 66, 67, 69, 72, 73, 75, 76, 77, 78, 80, 82, 83, 84, 85, 87, 90, 92, 94, 96, 98, 100, 103, 106, 107, 108, 109, 110, 111, 115, 116, 118, 119, 120, 121, 123, 124, 125]</text:p>
          </table:table-cell>
          <table:table-cell office:value-type="string">
            <text:p>[1,2,3,4,5,6]</text:p>
          </table:table-cell>
          <table:table-cell office:value-type="string">
            <text:p>&lt;1,151,36,89,55,101,37,53,52,104,113,31,86,41,112,65,122,47,81,79,93,126|2,127|3,88,128|4,102,129|5,97,130|6,74,91,131|7,157,117,132|8,50,133|9,159,42,134|10,45,135|11,136|12,99,137|13,105,138|14,139|15,140|16,70,141|17,142|18,143|19,144|20,145|21,71,114,146|22,68,147|23,35,173,95,148|24,149|25,150&gt;</text:p>
          </table:table-cell>
          <table:table-cell table:formula="of:=([.J181]-[.N181])/[.N181]" office:value-type="percentage" office:value="0.544306149750081">
            <text:p>54.43%</text:p>
          </table:table-cell>
          <table:table-cell table:formula="of:=([.K181]-[.O181])/[.O181]" office:value-type="percentage" office:value="1.20606052774697">
            <text:p>120.61%</text:p>
          </table:table-cell>
          <table:table-cell table:formula="of:=([.L181]-[.P181])/[.P181]" office:value-type="percentage" office:value="2.67812861775203">
            <text:p>267.81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7.100_25-5-5-5_rd_10.txt</text:p>
          </table:table-cell>
          <table:table-cell office:value-type="string">
            <text:p>true</text:p>
          </table:table-cell>
          <table:table-cell office:value-type="string">
            <text:p>27888,7104,6344,16811,9285</text:p>
          </table:table-cell>
          <table:table-cell office:value-type="float" office:value="3659.702">
            <text:p>3659.702</text:p>
          </table:table-cell>
          <table:table-cell office:value-type="float" office:value="9933.3421">
            <text:p>9933.3421</text:p>
          </table:table-cell>
          <table:table-cell office:value-type="float" office:value="755.5731">
            <text:p>755.5731</text:p>
          </table:table-cell>
          <table:table-cell office:value-type="float" office:value="2117.2708">
            <text:p>2117.2708</text:p>
          </table:table-cell>
          <table:table-cell office:value-type="float" office:value="2694.2637">
            <text:p>2694.2637</text:p>
          </table:table-cell>
          <table:table-cell office:value-type="float" office:value="2298.4123">
            <text:p>2298.4123</text:p>
          </table:table-cell>
          <table:table-cell office:value-type="float" office:value="394.8514">
            <text:p>394.8514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69]</text:p>
          </table:table-cell>
          <table:table-cell office:value-type="string">
            <text:p>[1,2,3,4,5,6]</text:p>
          </table:table-cell>
          <table:table-cell office:value-type="string">
            <text:p>&lt;1,151,77,55,114,126|2,109,119,152,91,83,38,127|3,75,26,101,128|4,27,53,46,65,98,51,129|5,155,72,36,74,44,130|6,94,70,71,131|7,64,92,66,132|8,60,133|9,61,89,88,134|10,63,41,111,33,135|11,161,52,103,104,136|12,28,79,105,54,37,102,137|13,68,97,100,47,138|14,82,99,81,139|15,106,95,140|16,166,78,31,93,141|17,110,167,125,118,62,86,84,116,142|18,168,29,50,80,143|19,48,40,39,112,144|20,170,42,43,108,85,107,30,145|21,35,57,115,34,146|22,49,96,59,147|23,173,90,76,45,58,148|24,174,117,122,121,67,124,120,123,149|25,175,87,73,113,32,56,150&gt;</text:p>
          </table:table-cell>
          <table:table-cell table:formula="of:=([.J182]-[.N182])/[.N182]" office:value-type="percentage" office:value="0.358331034931733">
            <text:p>35.83%</text:p>
          </table:table-cell>
          <table:table-cell table:formula="of:=([.K182]-[.O182])/[.O182]" office:value-type="percentage" office:value="3.32182776780302">
            <text:p>332.18%</text:p>
          </table:table-cell>
          <table:table-cell table:formula="of:=([.L182]-[.P182])/[.P182]" office:value-type="percentage" office:value="0.913563178451438">
            <text:p>91.36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7.100_25-5-5-5_rd_30.txt</text:p>
          </table:table-cell>
          <table:table-cell office:value-type="string">
            <text:p>true</text:p>
          </table:table-cell>
          <table:table-cell office:value-type="string">
            <text:p>14403,6063,5392,22774,7534,15798,9917,17093,12053,30848,14719,50528,17221,22755</text:p>
          </table:table-cell>
          <table:table-cell office:value-type="float" office:value="4347.1314">
            <text:p>4347.1314</text:p>
          </table:table-cell>
          <table:table-cell office:value-type="float" office:value="9635.7896">
            <text:p>9635.7896</text:p>
          </table:table-cell>
          <table:table-cell office:value-type="float" office:value="725.2166">
            <text:p>725.2166</text:p>
          </table:table-cell>
          <table:table-cell office:value-type="float" office:value="2117.2708">
            <text:p>2117.2708</text:p>
          </table:table-cell>
          <table:table-cell office:value-type="float" office:value="2574.8546">
            <text:p>2574.8546</text:p>
          </table:table-cell>
          <table:table-cell office:value-type="float" office:value="2257.8481">
            <text:p>2257.8481</text:p>
          </table:table-cell>
          <table:table-cell office:value-type="float" office:value="316.0065">
            <text:p>316.0065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40, 58, 89, 90]</text:p>
          </table:table-cell>
          <table:table-cell office:value-type="string">
            <text:p>[1,2,3,4,5,6]</text:p>
          </table:table-cell>
          <table:table-cell office:value-type="string">
            <text:p>&lt;1,151,55,94,114,126|2,69,109,86,110,127|3,54,104,93,128|4,65,27,129|5,155,87,56,36,113,130|6,44,42,131|7,48,47,66,82,132|8,76,34,45,106,133|9,159,70,107,108,134|10,39,111,67,63,135|11,81,102,51,136|12,162,29,28,79,37,105,137|13,97,99,100,83,138|14,164,72,74,38,139|15,165,31,78,60,91,140|16,166,43,41,30,141|17,167,116,62,68,118,125,142|18,80,50,49,143|19,169,92,64,77,112,144|20,170,26,123,122,121,98,46,32,117,75,33,124,85,84,119,120,145|21,115,35,57,88,146|22,103,96,59,147|23,95,148|24,174,101,52,53,149|25,71,61,73,150&gt;</text:p>
          </table:table-cell>
          <table:table-cell table:formula="of:=([.J183]-[.N183])/[.N183]" office:value-type="percentage" office:value="0.688301700608648">
            <text:p>68.83%</text:p>
          </table:table-cell>
          <table:table-cell table:formula="of:=([.K183]-[.O183])/[.O183]" office:value-type="percentage" office:value="3.26768727267348">
            <text:p>326.77%</text:p>
          </table:table-cell>
          <table:table-cell table:formula="of:=([.L183]-[.P183])/[.P183]" office:value-type="percentage" office:value="1.29494203442018">
            <text:p>129.49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7.100_25-5-5-5_rd_50.txt</text:p>
          </table:table-cell>
          <table:table-cell office:value-type="string">
            <text:p>true</text:p>
          </table:table-cell>
          <table:table-cell office:value-type="string">
            <text:p>8058,5272,4354,11976,6350,10135,8237,14764,10149,24198,11984,31687,13483,21360,14888,22466,15525,19315,11472,13918,11496,10526</text:p>
          </table:table-cell>
          <table:table-cell office:value-type="float" office:value="6026.3363">
            <text:p>6026.3363</text:p>
          </table:table-cell>
          <table:table-cell office:value-type="float" office:value="6596.937">
            <text:p>6596.937</text:p>
          </table:table-cell>
          <table:table-cell office:value-type="float" office:value="843.3725">
            <text:p>843.3725</text:p>
          </table:table-cell>
          <table:table-cell office:value-type="float" office:value="2117.2708">
            <text:p>2117.2708</text:p>
          </table:table-cell>
          <table:table-cell office:value-type="float" office:value="2681.2234">
            <text:p>2681.2234</text:p>
          </table:table-cell>
          <table:table-cell office:value-type="float" office:value="2223.9347">
            <text:p>2223.9347</text:p>
          </table:table-cell>
          <table:table-cell office:value-type="float" office:value="456.2887">
            <text:p>456.2887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8, 87, 95, 112]</text:p>
          </table:table-cell>
          <table:table-cell office:value-type="string">
            <text:p>[1,2,3,4,5,6]</text:p>
          </table:table-cell>
          <table:table-cell office:value-type="string">
            <text:p>&lt;1,151,55,94,126|2,152,119,118,125,127|3,106,45,128|4,43,101,98,46,129|5,88,36,130|6,70,71,131|7,157,78,132|8,93,102,133|9,61,134|10,160,97,49,28,84,111,116,86,69,41,135|11,64,161,122,120,110,108,85,82,44,31,54,91,136|12,81,66,47,79,137|13,38,99,138|14,164,68,27,67,139|15,165,90,140|16,166,37,51,117,121,39,40,92,48,141|17,109,63,142|18,168,80,29,50,143|19,169,123,30,144|20,170,124,107,32,33,89,104,57,76,100,114,35,42,62,60,105,83,145|21,74,113,115,146|22,96,59,147|23,173,65,34,103,148|24,174,26,53,75,77,52,56,149|25,175,72,73,150&gt;</text:p>
          </table:table-cell>
          <table:table-cell table:formula="of:=([.J184]-[.N184])/[.N184]" office:value-type="percentage" office:value="1.24760693196994">
            <text:p>124.76%</text:p>
          </table:table-cell>
          <table:table-cell table:formula="of:=([.K184]-[.O184])/[.O184]" office:value-type="percentage" office:value="1.96633574717819">
            <text:p>196.63%</text:p>
          </table:table-cell>
          <table:table-cell table:formula="of:=([.L184]-[.P184])/[.P184]" office:value-type="percentage" office:value="0.848330892261851">
            <text:p>84.83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7.100_25-5-5-5_rd_70.txt</text:p>
          </table:table-cell>
          <table:table-cell office:value-type="string">
            <text:p>true</text:p>
          </table:table-cell>
          <table:table-cell office:value-type="string">
            <text:p>4214,4145,3179,6695,4623,10071,6206,11652,7908,12931,9952,14684,12219,18757,14691,30533,16796,23740,18897,53228,21875,51546,22574,34039,25456,35072,23413,28772,20541,24849,18935,21784,17110,22332,16965</text:p>
          </table:table-cell>
          <table:table-cell office:value-type="float" office:value="5007.5143">
            <text:p>5007.5143</text:p>
          </table:table-cell>
          <table:table-cell office:value-type="float" office:value="4645.0871">
            <text:p>4645.0871</text:p>
          </table:table-cell>
          <table:table-cell office:value-type="float" office:value="517.6159">
            <text:p>517.6159</text:p>
          </table:table-cell>
          <table:table-cell office:value-type="float" office:value="2117.2708">
            <text:p>2117.2708</text:p>
          </table:table-cell>
          <table:table-cell office:value-type="float" office:value="2667.0124">
            <text:p>2667.0124</text:p>
          </table:table-cell>
          <table:table-cell office:value-type="float" office:value="2278.3322">
            <text:p>2278.3322</text:p>
          </table:table-cell>
          <table:table-cell office:value-type="float" office:value="387.6803">
            <text:p>387.6803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0, 66, 69, 101]</text:p>
          </table:table-cell>
          <table:table-cell office:value-type="string">
            <text:p>[1,2,3,4,5,6]</text:p>
          </table:table-cell>
          <table:table-cell office:value-type="string">
            <text:p>&lt;1,109,43,126|2,36,94,119,114,127|3,60,128|4,104,154,47,91,103,29,129|5,155,56,86,40,97,53,89,34,116,63,62,35,130|6,70,61,131|7,48,157,90,98,112,46,27,65,78,121,31,132|8,93,54,102,105,133|9,33,88,134|10,111,39,41,84,135|11,95,136|12,87,92,64,79,137|13,83,99,100,138|14,37,51,164,58,139|15,165,45,76,140|16,80,81,141|17,38,167,125,118,42,142|18,168,67,68,143|19,169,124,30,144|20,170,55,75,113,77,145|21,74,57,146|22,106,49,59,28,96,147|23,173,26,148|24,174,52,117,123,122,110,149|25,175,115,44,73,107,108,85,32,120,82,72,71,150&gt;</text:p>
          </table:table-cell>
          <table:table-cell table:formula="of:=([.J185]-[.N185])/[.N185]" office:value-type="percentage" office:value="0.877574434974505">
            <text:p>87.76%</text:p>
          </table:table-cell>
          <table:table-cell table:formula="of:=([.K185]-[.O185])/[.O185]" office:value-type="percentage" office:value="1.03881027534088">
            <text:p>103.88%</text:p>
          </table:table-cell>
          <table:table-cell table:formula="of:=([.L185]-[.P185])/[.P185]" office:value-type="percentage" office:value="0.335161729909928">
            <text:p>33.52%</text:p>
          </table:table-cell>
        </table:table-row>
        <table:table-row table:style-name="ro1">
          <table:table-cell office:value-type="string">
            <text:p>R207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7.100_25-5-5-5_rd_90.txt</text:p>
          </table:table-cell>
          <table:table-cell office:value-type="string">
            <text:p>true</text:p>
          </table:table-cell>
          <table:table-cell office:value-type="string">
            <text:p>1698,3401,8157,5448,11065,7379,13684,9225,11696,10870,40132,13206,46400,15071,13985,18445,21281,21049,12180,23283,15586,25226,12997,27951,15631,35199,18660,45008,21363,35230,22860,35608,24770,41635,27730,39522,24090,30171,24638,31557,24978,34791,10923,11906</text:p>
          </table:table-cell>
          <table:table-cell office:value-type="float" office:value="6002.7704">
            <text:p>6002.7704</text:p>
          </table:table-cell>
          <table:table-cell office:value-type="float" office:value="5584.8004">
            <text:p>5584.8004</text:p>
          </table:table-cell>
          <table:table-cell office:value-type="float" office:value="982.2376">
            <text:p>982.2376</text:p>
          </table:table-cell>
          <table:table-cell office:value-type="float" office:value="2117.2708">
            <text:p>2117.2708</text:p>
          </table:table-cell>
          <table:table-cell office:value-type="float" office:value="2200.3313">
            <text:p>2200.3313</text:p>
          </table:table-cell>
          <table:table-cell office:value-type="float" office:value="1842.2964">
            <text:p>1842.2964</text:p>
          </table:table-cell>
          <table:table-cell office:value-type="float" office:value="357.0349">
            <text:p>357.0349</text:p>
          </table:table-cell>
          <table:table-cell office:value-type="float" office:value="85">
            <text:p>85</text:p>
          </table:table-cell>
          <table:table-cell office:value-type="float" office:value="15">
            <text:p>15.0</text:p>
          </table:table-cell>
          <table:table-cell office:value-type="string">
            <text:p>[31, 50, 58, 61, 63, 64, 66, 67, 69, 70, 87, 90, 91, 117, 118]</text:p>
          </table:table-cell>
          <table:table-cell office:value-type="string">
            <text:p>[1,2,3,4,5,6]</text:p>
          </table:table-cell>
          <table:table-cell office:value-type="string">
            <text:p>&lt;1,114,94,126|2,152,125,84,119,83,95,53,38,86,42,111,116,127|3,104,54,101,128|4,78,27,129|5,88,130|6,55,131|7,82,92,157,56,40,132|8,102,105,133|9,96,89,134|10,39,135|11,161,136|12,162,113,28,137|13,100,68,47,97,138|14,164,81,29,99,139|15,165,72,71,140|16,166,76,37,77,110,41,108,30,123,124,112,65,46,103,45,43,33,26,34,93,60,141|17,36,73,142|18,80,143|19,169,121,122,144|20,170,120,98,62,51,48,44,52,107,145|21,74,57,35,115,146|22,109,59,49,147|23,148|24,174,75,106,79,85,149|25,32,150&gt;</text:p>
          </table:table-cell>
          <table:table-cell table:formula="of:=([.J186]-[.N186])/[.N186]" office:value-type="percentage" office:value="1.72812116975294">
            <text:p>172.81%</text:p>
          </table:table-cell>
          <table:table-cell table:formula="of:=([.K186]-[.O186])/[.O186]" office:value-type="percentage" office:value="2.03143424695396">
            <text:p>203.14%</text:p>
          </table:table-cell>
          <table:table-cell table:formula="of:=([.L186]-[.P186])/[.P186]" office:value-type="percentage" office:value="1.75109688156536">
            <text:p>175.11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8.100_25-5-5-5_rd_10.txt</text:p>
          </table:table-cell>
          <table:table-cell office:value-type="string">
            <text:p>true</text:p>
          </table:table-cell>
          <table:table-cell office:value-type="string">
            <text:p>21145,7507,6172,11872,3513</text:p>
          </table:table-cell>
          <table:table-cell office:value-type="float" office:value="4572.4982">
            <text:p>4572.4982</text:p>
          </table:table-cell>
          <table:table-cell office:value-type="float" office:value="5934.9333">
            <text:p>5934.9333</text:p>
          </table:table-cell>
          <table:table-cell office:value-type="float" office:value="768.9181">
            <text:p>768.9181</text:p>
          </table:table-cell>
          <table:table-cell office:value-type="float" office:value="1908.5738">
            <text:p>1908.5738</text:p>
          </table:table-cell>
          <table:table-cell office:value-type="float" office:value="2632.5267">
            <text:p>2632.5267</text:p>
          </table:table-cell>
          <table:table-cell office:value-type="float" office:value="2251.1788">
            <text:p>2251.1788</text:p>
          </table:table-cell>
          <table:table-cell office:value-type="float" office:value="380.348">
            <text:p>380.348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17]</text:p>
          </table:table-cell>
          <table:table-cell office:value-type="string">
            <text:p>[1,2,3,4,5,6]</text:p>
          </table:table-cell>
          <table:table-cell office:value-type="string">
            <text:p>&lt;1,87,35,44,126|2,55,26,101,59,34,91,127|3,153,53,94,95,45,76,60,103,58,75,28,105,64,92,48,81,27,112,63,124,121,31,114,78,46,98,97,100,80,79,128|4,115,88,129|5,50,29,130|6,49,131|7,157,83,132|8,33,43,65,30,86,109,108,85,133|9,37,134|10,116,123,110,125,135|11,89,136|12,162,72,38,99,47,137|13,106,51,138|14,93,102,139|15,57,140|16,107,77,113,141|17,167,82,66,67,142|18,52,168,40,68,39,69,41,42,71,61,74,36,32,73,143|19,56,144|20,96,145|21,70,111,146|22,122,120,147|23,104,54,148|24,119,118,62,84,149|25,90,150&gt;</text:p>
          </table:table-cell>
          <table:table-cell table:formula="of:=([.J187]-[.N187])/[.N187]" office:value-type="percentage" office:value="0.736923769851983">
            <text:p>73.69%</text:p>
          </table:table-cell>
          <table:table-cell table:formula="of:=([.K187]-[.O187])/[.O187]" office:value-type="percentage" office:value="1.63636691141548">
            <text:p>163.64%</text:p>
          </table:table-cell>
          <table:table-cell table:formula="of:=([.L187]-[.P187])/[.P187]" office:value-type="percentage" office:value="1.02161730835971">
            <text:p>102.16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8.100_25-5-5-5_rd_30.txt</text:p>
          </table:table-cell>
          <table:table-cell office:value-type="string">
            <text:p>true</text:p>
          </table:table-cell>
          <table:table-cell office:value-type="string">
            <text:p>14038,7513,5709,7978,8213,14803,10259,22972,13066</text:p>
          </table:table-cell>
          <table:table-cell office:value-type="float" office:value="3634.9876">
            <text:p>3634.9876</text:p>
          </table:table-cell>
          <table:table-cell office:value-type="float" office:value="7444.2098">
            <text:p>7444.2098</text:p>
          </table:table-cell>
          <table:table-cell office:value-type="float" office:value="792.5428">
            <text:p>792.5428</text:p>
          </table:table-cell>
          <table:table-cell office:value-type="float" office:value="1908.5738">
            <text:p>1908.5738</text:p>
          </table:table-cell>
          <table:table-cell office:value-type="float" office:value="2696.6149">
            <text:p>2696.6149</text:p>
          </table:table-cell>
          <table:table-cell office:value-type="float" office:value="2175.5347">
            <text:p>2175.5347</text:p>
          </table:table-cell>
          <table:table-cell office:value-type="float" office:value="520.0802">
            <text:p>520.080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13,87,35,126|2,95,115,57,55,127|3,153,77,32,56,88,37,105,128|4,34,45,59,129|5,50,29,130|6,28,104,131|7,79,80,132|8,89,44,74,133|9,159,66,46,99,97,47,134|10,61,73,107,72,135|11,161,63,116,69,39,136|12,162,40,123,68,82,67,137|13,100,92,81,48,138|14,64,93,54,49,102,139|15,58,165,60,76,103,106,140|16,27,65,98,141|17,167,75,53,101,51,142|18,168,119,114,121,83,31,38,125,143|19,41,117,111,124,110,144|20,91,96,145|21,171,33,109,43,108,70,85,146|22,120,122,84,112,62,147|23,173,26,52,36,94,78,148|24,174,42,86,71,118,30,149|25,90,150&gt;</text:p>
          </table:table-cell>
          <table:table-cell table:formula="of:=([.J188]-[.N188])/[.N188]" office:value-type="percentage" office:value="0.347981723307989">
            <text:p>34.80%</text:p>
          </table:table-cell>
          <table:table-cell table:formula="of:=([.K188]-[.O188])/[.O188]" office:value-type="percentage" office:value="2.42178398717336">
            <text:p>242.18%</text:p>
          </table:table-cell>
          <table:table-cell table:formula="of:=([.L188]-[.P188])/[.P188]" office:value-type="percentage" office:value="0.523885739160999">
            <text:p>52.39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8.100_25-5-5-5_rd_50.txt</text:p>
          </table:table-cell>
          <table:table-cell office:value-type="string">
            <text:p>true</text:p>
          </table:table-cell>
          <table:table-cell office:value-type="string">
            <text:p>10647,7205,4693,12017,38118,16438,48350,22993,9704,21268,8382,15344,9767,11137,9013,14007</text:p>
          </table:table-cell>
          <table:table-cell office:value-type="float" office:value="4200.8875">
            <text:p>4200.8875</text:p>
          </table:table-cell>
          <table:table-cell office:value-type="float" office:value="5235.4037">
            <text:p>5235.4037</text:p>
          </table:table-cell>
          <table:table-cell office:value-type="float" office:value="723.8135">
            <text:p>723.8135</text:p>
          </table:table-cell>
          <table:table-cell office:value-type="float" office:value="1908.5738">
            <text:p>1908.5738</text:p>
          </table:table-cell>
          <table:table-cell office:value-type="float" office:value="2468.3717">
            <text:p>2468.3717</text:p>
          </table:table-cell>
          <table:table-cell office:value-type="float" office:value="2042.6825">
            <text:p>2042.6825</text:p>
          </table:table-cell>
          <table:table-cell office:value-type="float" office:value="424.6891">
            <text:p>424.6891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29, 40, 78, 83, 124]</text:p>
          </table:table-cell>
          <table:table-cell office:value-type="string">
            <text:p>[1,2,3,4,5,6]</text:p>
          </table:table-cell>
          <table:table-cell office:value-type="string">
            <text:p>&lt;1,125,41,116,110,67,86,123,126|2,57,115,127|3,153,117,30,108,43,107,32,35,36,74,42,111,39,69,27,82,128|4,45,129|5,50,130|6,156,92,48,131|7,80,132|8,85,109,33,63,133|9,159,119,114,61,89,37,28,101,49,134|10,160,121,31,135|11,161,71,136|12,162,47,64,97,99,137|13,163,105,51,46,98,68,66,100,81,79,93,75,55,59,104,103,58,138|14,54,102,139|15,95,165,60,140|16,113,88,141|17,167,56,87,77,65,53,142|18,168,52,26,76,94,143|19,169,72,44,73,144|20,96,91,145|21,70,146|22,120,112,122,147|23,34,106,148|24,38,118,62,84,149|25,90,150&gt;</text:p>
          </table:table-cell>
          <table:table-cell table:formula="of:=([.J189]-[.N189])/[.N189]" office:value-type="percentage" office:value="0.701886105727107">
            <text:p>70.19%</text:p>
          </table:table-cell>
          <table:table-cell table:formula="of:=([.K189]-[.O189])/[.O189]" office:value-type="percentage" office:value="1.56300413794116">
            <text:p>156.30%</text:p>
          </table:table-cell>
          <table:table-cell table:formula="of:=([.L189]-[.P189])/[.P189]" office:value-type="percentage" office:value="0.704337361142539">
            <text:p>70.43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8.100_25-5-5-5_rd_70.txt</text:p>
          </table:table-cell>
          <table:table-cell office:value-type="string">
            <text:p>true</text:p>
          </table:table-cell>
          <table:table-cell office:value-type="string">
            <text:p>3656,6470,7900,9681,5840,12750,42545,16129,10403,19897,14569,18184,11086,19886,66255,21052,13143,21966,11648,7766,5514</text:p>
          </table:table-cell>
          <table:table-cell office:value-type="float" office:value="3350.5607">
            <text:p>3350.5607</text:p>
          </table:table-cell>
          <table:table-cell office:value-type="float" office:value="3262.605">
            <text:p>3262.605</text:p>
          </table:table-cell>
          <table:table-cell office:value-type="float" office:value="769.799">
            <text:p>769.799</text:p>
          </table:table-cell>
          <table:table-cell office:value-type="float" office:value="1908.5738">
            <text:p>1908.5738</text:p>
          </table:table-cell>
          <table:table-cell office:value-type="float" office:value="2421.7164">
            <text:p>2421.7164</text:p>
          </table:table-cell>
          <table:table-cell office:value-type="float" office:value="1992.2899">
            <text:p>1992.2899</text:p>
          </table:table-cell>
          <table:table-cell office:value-type="float" office:value="428.4265">
            <text:p>428.4265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33, 34, 40, 50, 63, 78, 83, 104, 112]</text:p>
          </table:table-cell>
          <table:table-cell office:value-type="string">
            <text:p>[1,2,3,4,5,6]</text:p>
          </table:table-cell>
          <table:table-cell office:value-type="string">
            <text:p>&lt;1,80,126|2,99,127|3,93,128|4,129|5,130|6,131|7,132|8,133|9,159,102,134|10,135|11,136|12,137|13,138|14,139|15,140|16,166,53,43,85,30,108,113,87,42,117,39,69,111,116,121,31,122,27,65,98,100,81,92,64,37,29,141|17,142|18,168,52,26,76,55,95,94,32,73,71,74,61,72,36,115,57,91,90,96,59,103,106,101,54,49,51,47,66,67,123,41,110,125,143|19,144|20,145|21,146|22,120,172,107,44,56,45,58,75,28,105,79,97,48,46,82,62,84,124,118,86,109,70,114,77,35,89,88,60,38,119,68,147|23,148|24,149|25,150&gt;</text:p>
          </table:table-cell>
          <table:table-cell table:formula="of:=([.J190]-[.N190])/[.N190]" office:value-type="percentage" office:value="0.383547924934563">
            <text:p>38.35%</text:p>
          </table:table-cell>
          <table:table-cell table:formula="of:=([.K190]-[.O190])/[.O190]" office:value-type="percentage" office:value="0.637615589980153">
            <text:p>63.76%</text:p>
          </table:table-cell>
          <table:table-cell table:formula="of:=([.L190]-[.P190])/[.P190]" office:value-type="percentage" office:value="0.796805286320991">
            <text:p>79.68%</text:p>
          </table:table-cell>
        </table:table-row>
        <table:table-row table:style-name="ro1">
          <table:table-cell office:value-type="string">
            <text:p>R208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8.100_25-5-5-5_rd_90.txt</text:p>
          </table:table-cell>
          <table:table-cell office:value-type="string">
            <text:p>true</text:p>
          </table:table-cell>
          <table:table-cell office:value-type="string">
            <text:p>1663,7037,9051,11382,6601,15862,7414,20550,27731,26835,33263,28526,9937,26532,11364,28304,9148,20772,9788,17568,9032</text:p>
          </table:table-cell>
          <table:table-cell office:value-type="float" office:value="2801.4623">
            <text:p>2801.4623</text:p>
          </table:table-cell>
          <table:table-cell office:value-type="float" office:value="1866.8964">
            <text:p>1866.8964</text:p>
          </table:table-cell>
          <table:table-cell office:value-type="float" office:value="933.5659">
            <text:p>933.5659</text:p>
          </table:table-cell>
          <table:table-cell office:value-type="float" office:value="1908.5738">
            <text:p>1908.5738</text:p>
          </table:table-cell>
          <table:table-cell office:value-type="float" office:value="2465.2428">
            <text:p>2465.2428</text:p>
          </table:table-cell>
          <table:table-cell office:value-type="float" office:value="1988.4275">
            <text:p>1988.4275</text:p>
          </table:table-cell>
          <table:table-cell office:value-type="float" office:value="475.8152">
            <text:p>475.8152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8, 40, 50, 80, 94, 101, 102, 104, 117, 125]</text:p>
          </table:table-cell>
          <table:table-cell office:value-type="string">
            <text:p>[1,2,3,4,5,6]</text:p>
          </table:table-cell>
          <table:table-cell office:value-type="string">
            <text:p>&lt;1,126|2,127|3,153,114,77,113,56,32,87,75,93,79,64,92,48,100,27,112,68,63,69,111,109,124,85,108,70,33,71,44,89,88,57,45,58,103,37,53,65,81,47,82,122,62,84,120,128|4,129|5,130|6,131|7,132|8,133|9,134|10,135|11,136|12,162,51,105,49,54,28,59,60,96,90,91,55,95,35,115,36,74,61,72,73,107,43,52,26,106,34,76,78,119,31,121,118,123,110,30,42,86,41,116,39,67,66,99,97,29,98,46,83,137|13,138|14,139|15,140|16,141|17,142|18,143|19,144|20,145|21,146|22,147|23,148|24,149|25,150&gt;</text:p>
          </table:table-cell>
          <table:table-cell table:formula="of:=([.J191]-[.N191])/[.N191]" office:value-type="percentage" office:value="0.136383929404438">
            <text:p>13.64%</text:p>
          </table:table-cell>
          <table:table-cell table:formula="of:=([.K191]-[.O191])/[.O191]" office:value-type="percentage" office:value="-0.0611192009766511">
            <text:p>-6.11%</text:p>
          </table:table-cell>
          <table:table-cell table:formula="of:=([.L191]-[.P191])/[.P191]" office:value-type="percentage" office:value="0.962034630251409">
            <text:p>96.20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09.100_25-5-5-5_rd_10.txt</text:p>
          </table:table-cell>
          <table:table-cell office:value-type="string">
            <text:p>true</text:p>
          </table:table-cell>
          <table:table-cell office:value-type="string">
            <text:p>28326,23294,31898,11279,41848,14534,51780,19995,61690,20168,8285</text:p>
          </table:table-cell>
          <table:table-cell office:value-type="float" office:value="3572.2106">
            <text:p>3572.2106</text:p>
          </table:table-cell>
          <table:table-cell office:value-type="float" office:value="2720.8143">
            <text:p>2720.8143</text:p>
          </table:table-cell>
          <table:table-cell office:value-type="float" office:value="859.3711">
            <text:p>859.3711</text:p>
          </table:table-cell>
          <table:table-cell office:value-type="float" office:value="2343.2051">
            <text:p>2343.2051</text:p>
          </table:table-cell>
          <table:table-cell office:value-type="float" office:value="3057.6209">
            <text:p>3057.6209</text:p>
          </table:table-cell>
          <table:table-cell office:value-type="float" office:value="2323.6099">
            <text:p>2323.6099</text:p>
          </table:table-cell>
          <table:table-cell office:value-type="float" office:value="733.011">
            <text:p>733.011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2, 35, 39, 40, 41, 69, 73, 102, 110, 123]</text:p>
          </table:table-cell>
          <table:table-cell office:value-type="string">
            <text:p>[1,2,3,4,5,6]</text:p>
          </table:table-cell>
          <table:table-cell office:value-type="string">
            <text:p>&lt;1,126|2,127|3,54,104,106,103,128|4,129|5,130|6,59,131|7,60,34,76,115,45,91,132|8,133|9,134|10,135|11,161,52,94,55,88,44,31,119,81,48,92,64,50,80,29,47,68,122,117,118,62,125,116,136|12,137|13,74,61,138|14,139|15,96,90,140|16,166,120,30,108,107,72,36,87,95,56,77,43,124,84,112,82,66,99,65,78,141|17,142|18,168,53,101,37,46,97,100,98,27,67,63,111,86,109,42,70,71,33,113,75,58,28,93,105,49,79,51,83,38,121,85,114,26,57,143|19,89,144|20,145|21,146|22,147|23,148|24,149|25,150&gt;</text:p>
          </table:table-cell>
          <table:table-cell table:formula="of:=([.J192]-[.N192])/[.N192]" office:value-type="percentage" office:value="0.168297417119303">
            <text:p>16.83%</text:p>
          </table:table-cell>
          <table:table-cell table:formula="of:=([.K192]-[.O192])/[.O192]" office:value-type="percentage" office:value="0.170942807568517">
            <text:p>17.09%</text:p>
          </table:table-cell>
          <table:table-cell table:formula="of:=([.L192]-[.P192])/[.P192]" office:value-type="percentage" office:value="0.172384998315169">
            <text:p>17.24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09.100_25-5-5-5_rd_30.txt</text:p>
          </table:table-cell>
          <table:table-cell office:value-type="string">
            <text:p>true</text:p>
          </table:table-cell>
          <table:table-cell office:value-type="string">
            <text:p>15373,4107,4764,6163,26922,8841,18060,11574,12814,13531,48413,15390,15335,17995,12927,19316,14174,19768,17426,21842,18900,27056,17636,25060,14599,19279,14498,11735</text:p>
          </table:table-cell>
          <table:table-cell office:value-type="float" office:value="6570.4593">
            <text:p>6570.4593</text:p>
          </table:table-cell>
          <table:table-cell office:value-type="float" office:value="5878.1537">
            <text:p>5878.1537</text:p>
          </table:table-cell>
          <table:table-cell office:value-type="float" office:value="890.4942">
            <text:p>890.4942</text:p>
          </table:table-cell>
          <table:table-cell office:value-type="float" office:value="2343.2051">
            <text:p>2343.2051</text:p>
          </table:table-cell>
          <table:table-cell office:value-type="float" office:value="3104.6534">
            <text:p>3104.6534</text:p>
          </table:table-cell>
          <table:table-cell office:value-type="float" office:value="2556.3532">
            <text:p>2556.3532</text:p>
          </table:table-cell>
          <table:table-cell office:value-type="float" office:value="547.3002">
            <text:p>547.3002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30, 45, 47, 58, 72, 90, 92, 94, 104]</text:p>
          </table:table-cell>
          <table:table-cell office:value-type="string">
            <text:p>[1,2,3,4,5,6]</text:p>
          </table:table-cell>
          <table:table-cell office:value-type="string">
            <text:p>&lt;1,37,126|2,57,127|3,66,98,100,128|4,65,154,125,84,123,129|5,155,130|6,156,82,59,121,122,62,83,116,131|7,49,132|8,107,158,44,133|9,159,70,67,117,54,46,33,78,97,111,110,112,101,93,105,28,103,34,95,35,26,75,51,50,80,79,29,99,114,60,134|10,88,135|11,161,52,40,39,77,63,41,69,109,86,118,42,32,124,119,136|12,81,137|13,43,61,74,138|14,164,48,64,139|15,96,140|16,166,56,108,87,36,141|17,167,55,142|18,115,143|19,169,113,144|20,106,102,145|21,38,85,146|22,172,147|23,173,76,31,68,71,73,148|24,174,120,89,53,27,149|25,91,150&gt;</text:p>
          </table:table-cell>
          <table:table-cell table:formula="of:=([.J193]-[.N193])/[.N193]" office:value-type="percentage" office:value="1.11632618958367">
            <text:p>111.63%</text:p>
          </table:table-cell>
          <table:table-cell table:formula="of:=([.K193]-[.O193])/[.O193]" office:value-type="percentage" office:value="1.29942939809726">
            <text:p>129.94%</text:p>
          </table:table-cell>
          <table:table-cell table:formula="of:=([.L193]-[.P193])/[.P193]" office:value-type="percentage" office:value="0.627067192739926">
            <text:p>62.71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09.100_25-5-5-5_rd_50.txt</text:p>
          </table:table-cell>
          <table:table-cell office:value-type="string">
            <text:p>true</text:p>
          </table:table-cell>
          <table:table-cell office:value-type="string">
            <text:p>12201,2528,3002,4392,3061,6012,4007,6657,4146,8003,5518,10637,11227,12540,8092,15231,12009,16550,11105,19951,10686,21181,16434,23581,16896,25884,20243,27112,18284,27903,18091,30767,21914,32203,17665,29630,18436,31404,15864,27303,12186,20322,11812,12198,8478</text:p>
          </table:table-cell>
          <table:table-cell office:value-type="float" office:value="3495.0043">
            <text:p>3495.0043</text:p>
          </table:table-cell>
          <table:table-cell office:value-type="float" office:value="3894.7446">
            <text:p>3894.7446</text:p>
          </table:table-cell>
          <table:table-cell office:value-type="float" office:value="809.6243">
            <text:p>809.6243</text:p>
          </table:table-cell>
          <table:table-cell office:value-type="float" office:value="2343.2051">
            <text:p>2343.2051</text:p>
          </table:table-cell>
          <table:table-cell office:value-type="float" office:value="2602.9079">
            <text:p>2602.9079</text:p>
          </table:table-cell>
          <table:table-cell office:value-type="float" office:value="2117.4408">
            <text:p>2117.4408</text:p>
          </table:table-cell>
          <table:table-cell office:value-type="float" office:value="484.4671">
            <text:p>484.4671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40, 41, 43, 50, 56, 62, 63, 67, 70, 76, 77, 94, 95, 97, 98, 99, 106, 107, 109, 122]</text:p>
          </table:table-cell>
          <table:table-cell office:value-type="string">
            <text:p>[1,2,3,4,5,6]</text:p>
          </table:table-cell>
          <table:table-cell office:value-type="string">
            <text:p>&lt;1,151,117,39,123,108,53,101,58,90,96,88,36,44,32,87,89,74,115,35,75,59,60,34,45,38,29,80,105,126|2,57,127|3,79,128|4,154,114,129|5,130|6,156,52,55,37,120,84,124,30,69,125,27,65,64,92,48,82,118,71,68,83,31,121,116,81,49,102,131|7,132|8,133|9,91,134|10,135|11,161,26,136|12,137|13,138|14,139|15,140|16,141|17,142|18,143|19,169,72,61,100,46,54,103,113,33,111,86,110,119,112,66,47,78,104,28,93,51,85,42,73,144|20,145|21,146|22,147|23,148|24,149|25,150&gt;</text:p>
          </table:table-cell>
          <table:table-cell table:formula="of:=([.J194]-[.N194])/[.N194]" office:value-type="percentage" office:value="0.342730682095974">
            <text:p>34.27%</text:p>
          </table:table-cell>
          <table:table-cell table:formula="of:=([.K194]-[.O194])/[.O194]" office:value-type="percentage" office:value="0.839364104063736">
            <text:p>83.94%</text:p>
          </table:table-cell>
          <table:table-cell table:formula="of:=([.L194]-[.P194])/[.P194]" office:value-type="percentage" office:value="0.671164667322095">
            <text:p>67.12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09.100_25-5-5-5_rd_70.txt</text:p>
          </table:table-cell>
          <table:table-cell office:value-type="string">
            <text:p>true</text:p>
          </table:table-cell>
          <table:table-cell office:value-type="string">
            <text:p>5199,1440,1389,2376,1660,3575,2165,4163,2996,5095,3332,5782,4281,7321,5030,9468,5693,10628,8836,13402,12496,13835,9856,15611,9694,17798,11412,19797,10777,21858,12172,24143,29108,24036,13694,24491,19161,25985,18382,27019,15962,28933,17700,33392,18683,36081,24029,36979,19895,37531,21828,41011,20270,37040,20568,33503,20423,35882,14819,26510,9581,16151</text:p>
          </table:table-cell>
          <table:table-cell office:value-type="float" office:value="3502.9087">
            <text:p>3502.9087</text:p>
          </table:table-cell>
          <table:table-cell office:value-type="float" office:value="2630.3777">
            <text:p>2630.3777</text:p>
          </table:table-cell>
          <table:table-cell office:value-type="float" office:value="871.531">
            <text:p>871.531</text:p>
          </table:table-cell>
          <table:table-cell office:value-type="float" office:value="2343.2051">
            <text:p>2343.2051</text:p>
          </table:table-cell>
          <table:table-cell office:value-type="float" office:value="2496.1954">
            <text:p>2496.1954</text:p>
          </table:table-cell>
          <table:table-cell office:value-type="float" office:value="2009.7504">
            <text:p>2009.7504</text:p>
          </table:table-cell>
          <table:table-cell office:value-type="float" office:value="485.4451">
            <text:p>485.4451</text:p>
          </table:table-cell>
          <table:table-cell office:value-type="float" office:value="74">
            <text:p>74</text:p>
          </table:table-cell>
          <table:table-cell office:value-type="float" office:value="26">
            <text:p>26.0</text:p>
          </table:table-cell>
          <table:table-cell office:value-type="string">
            <text:p>[31, 32, 36, 38, 42, 48, 50, 54, 56, 61, 64, 65, 68, 72, 75, 79, 82, 83, 97, 99, 103, 109, 116, 120, 123, 125]</text:p>
          </table:table-cell>
          <table:table-cell office:value-type="string">
            <text:p>[1,2,3,4,5,6]</text:p>
          </table:table-cell>
          <table:table-cell office:value-type="string">
            <text:p>&lt;1,151,117,40,108,70,88,44,113,86,37,104,58,106,34,55,74,87,35,28,93,122,62,81,80,126|2,127|3,153,124,89,95,76,128|4,57,129|5,130|6,131|7,132|8,133|9,134|10,135|11,136|12,137|13,138|14,139|15,140|16,166,96,90,101,92,46,112,84,43,33,71,115,51,141|17,142|18,168,53,52,94,77,107,30,39,67,100,66,47,98,27,69,63,111,41,110,118,119,78,105,102,45,91,60,59,49,29,121,85,114,26,73,143|19,144|20,145|21,146|22,147|23,148|24,149|25,150&gt;</text:p>
          </table:table-cell>
          <table:table-cell table:formula="of:=([.J195]-[.N195])/[.N195]" office:value-type="percentage" office:value="0.403299076666835">
            <text:p>40.33%</text:p>
          </table:table-cell>
          <table:table-cell table:formula="of:=([.K195]-[.O195])/[.O195]" office:value-type="percentage" office:value="0.308808148514363">
            <text:p>30.88%</text:p>
          </table:table-cell>
          <table:table-cell table:formula="of:=([.L195]-[.P195])/[.P195]" office:value-type="percentage" office:value="0.795323508260769">
            <text:p>79.53%</text:p>
          </table:table-cell>
        </table:table-row>
        <table:table-row table:style-name="ro1">
          <table:table-cell office:value-type="string">
            <text:p>R209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09.100_25-5-5-5_rd_90.txt</text:p>
          </table:table-cell>
          <table:table-cell office:value-type="string">
            <text:p>true</text:p>
          </table:table-cell>
          <table:table-cell office:value-type="string">
            <text:p>1669,519,480,518,648,634,740,822,958,922,1053,1160,1356,1443,1391,1459,1574,1642,1760,1964,13203,2324,2345,2493,17797,3112,3144,3169,3095,3688,3694,3714,4390,4257,4638,4921,4534,5415,6140,6148,5412,6805,6475,7696,6412,8502,8150,8824,7308,10608,8778,11230,9602,12698,9729,14868,10211,14492,10387,14717,10385,13329,10492,14710,11215,15537,12028,17453,12735,18722,12383,18425,11652,16586,10298,11836,7962</text:p>
          </table:table-cell>
          <table:table-cell office:value-type="float" office:value="2687.0225">
            <text:p>2687.0225</text:p>
          </table:table-cell>
          <table:table-cell office:value-type="float" office:value="1947.1619">
            <text:p>1947.1619</text:p>
          </table:table-cell>
          <table:table-cell office:value-type="float" office:value="738.8606">
            <text:p>738.8606</text:p>
          </table:table-cell>
          <table:table-cell office:value-type="float" office:value="2343.2051">
            <text:p>2343.2051</text:p>
          </table:table-cell>
          <table:table-cell office:value-type="float" office:value="2030.7525">
            <text:p>2030.7525</text:p>
          </table:table-cell>
          <table:table-cell office:value-type="float" office:value="1488.1942">
            <text:p>1488.1942</text:p>
          </table:table-cell>
          <table:table-cell office:value-type="float" office:value="541.5583">
            <text:p>541.5583</text:p>
          </table:table-cell>
          <table:table-cell office:value-type="float" office:value="51">
            <text:p>51</text:p>
          </table:table-cell>
          <table:table-cell office:value-type="float" office:value="49">
            <text:p>49.0</text:p>
          </table:table-cell>
          <table:table-cell office:value-type="string">
            <text:p>[30, 32, 34, 37, 38, 39, 42, 44, 47, 49, 52, 53, 55, 58, 60, 64, 66, 67, 69, 72, 73, 75, 76, 78, 80, 83, 86, 87, 88, 89, 91, 94, 96, 97, 98, 99, 102, 105, 106, 107, 109, 110, 111, 112, 117, 119, 120, 123, 124]</text:p>
          </table:table-cell>
          <table:table-cell office:value-type="string">
            <text:p>[1,2,3,4,5,6]</text:p>
          </table:table-cell>
          <table:table-cell office:value-type="string">
            <text:p>&lt;1,126|2,127|3,104,128|4,129|5,130|6,131|7,132|8,133|9,134|10,135|11,27,161,92,48,40,63,41,84,31,113,65,82,81,50,29,59,45,35,71,70,118,62,122,68,125,116,136|12,137|13,138|14,139|15,140|16,166,77,56,36,108,101,54,100,46,43,33,61,74,95,90,93,79,51,114,85,121,141|17,142|18,57,143|19,115,28,103,144|20,26,145|21,146|22,147|23,148|24,149|25,150&gt;</text:p>
          </table:table-cell>
          <table:table-cell table:formula="of:=([.J196]-[.N196])/[.N196]" office:value-type="percentage" office:value="0.323165920022258">
            <text:p>32.32%</text:p>
          </table:table-cell>
          <table:table-cell table:formula="of:=([.K196]-[.O196])/[.O196]" office:value-type="percentage" office:value="0.308405784675145">
            <text:p>30.84%</text:p>
          </table:table-cell>
          <table:table-cell table:formula="of:=([.L196]-[.P196])/[.P196]" office:value-type="percentage" office:value="0.36432328707731">
            <text:p>36.43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0.100_25-5-5-5_rd_10.txt</text:p>
          </table:table-cell>
          <table:table-cell office:value-type="string">
            <text:p>true</text:p>
          </table:table-cell>
          <table:table-cell office:value-type="string">
            <text:p>24065,18959,36574,58173,45412,45679,57440,27307,52927,7397</text:p>
          </table:table-cell>
          <table:table-cell office:value-type="float" office:value="3875.3788">
            <text:p>3875.3788</text:p>
          </table:table-cell>
          <table:table-cell office:value-type="float" office:value="4057.9139">
            <text:p>4057.9139</text:p>
          </table:table-cell>
          <table:table-cell office:value-type="float" office:value="980.8855">
            <text:p>980.8855</text:p>
          </table:table-cell>
          <table:table-cell office:value-type="float" office:value="2428.2682">
            <text:p>2428.2682</text:p>
          </table:table-cell>
          <table:table-cell office:value-type="float" office:value="2810.8742">
            <text:p>2810.8742</text:p>
          </table:table-cell>
          <table:table-cell office:value-type="float" office:value="2380.1565">
            <text:p>2380.1565</text:p>
          </table:table-cell>
          <table:table-cell office:value-type="float" office:value="429.7178">
            <text:p>429.7178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27, 28, 39, 47, 58, 59, 84, 88, 124]</text:p>
          </table:table-cell>
          <table:table-cell office:value-type="string">
            <text:p>[1,2,3,4,5,6]</text:p>
          </table:table-cell>
          <table:table-cell office:value-type="string">
            <text:p>&lt;1,64,92,126|2,90,127|3,128|4,129|5,130|6,131|7,94,53,157,77,32,107,70,41,69,63,111,86,30,109,33,73,72,74,44,35,132|8,133|9,60,134|10,135|11,136|12,137|13,138|14,164,120,117,67,40,48,100,98,46,65,37,101,75,106,76,55,56,139|15,29,50,140|16,141|17,142|18,143|19,144|20,79,49,80,81,99,145|21,171,78,54,104,103,34,96,91,45,115,57,93,110,116,42,85,146|22,147|23,173,38,122,121,118,125,83,51,105,102,26,95,148|24,174,52,113,87,36,89,61,71,108,43,114,31,119,112,82,97,66,68,62,123,149|25,150&gt;</text:p>
          </table:table-cell>
          <table:table-cell table:formula="of:=([.J197]-[.N197])/[.N197]" office:value-type="percentage" office:value="0.378709442066102">
            <text:p>37.87%</text:p>
          </table:table-cell>
          <table:table-cell table:formula="of:=([.K197]-[.O197])/[.O197]" office:value-type="percentage" office:value="0.704893732828072">
            <text:p>70.49%</text:p>
          </table:table-cell>
          <table:table-cell table:formula="of:=([.L197]-[.P197])/[.P197]" office:value-type="percentage" office:value="1.28262711016393">
            <text:p>128.26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0.100_25-5-5-5_rd_30.txt</text:p>
          </table:table-cell>
          <table:table-cell office:value-type="string">
            <text:p>true</text:p>
          </table:table-cell>
          <table:table-cell office:value-type="string">
            <text:p>15667,26163,23948,6309,33604,10127,20705,13188,49180,15716,62457,17016,73712,19021,23455,21056,14559,21612,16866,22630,18980,34462,17848,19379,16152,23690,17542,22499,18418</text:p>
          </table:table-cell>
          <table:table-cell office:value-type="float" office:value="5116.2482">
            <text:p>5116.2482</text:p>
          </table:table-cell>
          <table:table-cell office:value-type="float" office:value="7938.8795">
            <text:p>7938.8795</text:p>
          </table:table-cell>
          <table:table-cell office:value-type="float" office:value="806.2948">
            <text:p>806.2948</text:p>
          </table:table-cell>
          <table:table-cell office:value-type="float" office:value="2428.2682">
            <text:p>2428.2682</text:p>
          </table:table-cell>
          <table:table-cell office:value-type="float" office:value="2728.9689">
            <text:p>2728.9689</text:p>
          </table:table-cell>
          <table:table-cell office:value-type="float" office:value="2250.0132">
            <text:p>2250.0132</text:p>
          </table:table-cell>
          <table:table-cell office:value-type="float" office:value="477.9557">
            <text:p>477.9557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30, 36, 37, 40, 53, 54, 67, 71, 100, 112, 116]</text:p>
          </table:table-cell>
          <table:table-cell office:value-type="string">
            <text:p>[1,2,3,4,5,6]</text:p>
          </table:table-cell>
          <table:table-cell office:value-type="string">
            <text:p>&lt;1,151,66,47,126|2,76,34,57,127|3,153,26,94,98,97,101,28,128|4,92,129|5,84,90,130|6,156,120,39,110,123,86,27,119,43,115,106,103,131|7,45,93,95,132|8,111,109,41,62,133|9,60,59,134|10,160,56,70,61,135|11,161,52,65,46,31,136|12,89,74,88,137|13,105,50,138|14,164,82,122,29,99,81,38,68,102,139|15,55,75,58,140|16,96,91,141|17,167,48,142|18,49,80,143|19,113,87,144|20,63,69,121,124,145|21,171,85,114,42,118,125,146|22,104,78,33,35,147|23,173,117,77,72,32,44,107,73,148|24,64,108,149|25,79,83,51,150&gt;</text:p>
          </table:table-cell>
          <table:table-cell table:formula="of:=([.J198]-[.N198])/[.N198]" office:value-type="percentage" office:value="0.874791684141215">
            <text:p>87.48%</text:p>
          </table:table-cell>
          <table:table-cell table:formula="of:=([.K198]-[.O198])/[.O198]" office:value-type="percentage" office:value="2.52837018911711">
            <text:p>252.84%</text:p>
          </table:table-cell>
          <table:table-cell table:formula="of:=([.L198]-[.P198])/[.P198]" office:value-type="percentage" office:value="0.686965549317646">
            <text:p>68.70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0.100_25-5-5-5_rd_50.txt</text:p>
          </table:table-cell>
          <table:table-cell office:value-type="string">
            <text:p>true</text:p>
          </table:table-cell>
          <table:table-cell office:value-type="string">
            <text:p>9189,14642,7792,11232,20004,5837,24418,38277,29546,25561,34389,29208,43263,18211,44180,27520,50418,78450,54829,16081,59197,27577,63148,49405,70368,27249,74215,118551,78854,62420,80851,134830,42449,30121,15048,31684,31022,27848,97155,27289,53987,25937,20412,25313,13072,17835,11256,9048,7034,8668</text:p>
          </table:table-cell>
          <table:table-cell office:value-type="float" office:value="3228.8289">
            <text:p>3228.8289</text:p>
          </table:table-cell>
          <table:table-cell office:value-type="float" office:value="3007.7877">
            <text:p>3007.7877</text:p>
          </table:table-cell>
          <table:table-cell office:value-type="float" office:value="967.8169">
            <text:p>967.8169</text:p>
          </table:table-cell>
          <table:table-cell office:value-type="float" office:value="2428.2682">
            <text:p>2428.2682</text:p>
          </table:table-cell>
          <table:table-cell office:value-type="float" office:value="1987.1274">
            <text:p>1987.1274</text:p>
          </table:table-cell>
          <table:table-cell office:value-type="float" office:value="1611.75">
            <text:p>1611.75</text:p>
          </table:table-cell>
          <table:table-cell office:value-type="float" office:value="374.3774">
            <text:p>374.3774</text:p>
          </table:table-cell>
          <table:table-cell office:value-type="float" office:value="58">
            <text:p>58</text:p>
          </table:table-cell>
          <table:table-cell office:value-type="float" office:value="42">
            <text:p>42.0</text:p>
          </table:table-cell>
          <table:table-cell office:value-type="string">
            <text:p>[28, 34, 36, 40, 41, 43, 46, 47, 48, 50, 52, 53, 54, 55, 57, 58, 59, 61, 64, 71, 75, 79, 84, 87, 88, 94, 95, 100, 103, 104, 105, 106, 107, 108, 109, 110, 111, 112, 119, 120, 121, 123]</text:p>
          </table:table-cell>
          <table:table-cell office:value-type="string">
            <text:p>[1,2,3,4,5,6]</text:p>
          </table:table-cell>
          <table:table-cell office:value-type="string">
            <text:p>&lt;1,126|2,96,90,127|3,128|4,129|5,130|6,131|7,76,157,81,60,91,45,132|8,133|9,134|10,135|11,136|12,137|13,138|14,164,27,102,139|15,92,140|16,141|17,142|18,143|19,144|20,98,145|21,146|22,147|23,173,117,67,39,89,44,56,26,37,116,69,63,77,32,113,73,33,30,86,72,74,115,35,93,49,80,29,99,51,38,125,118,42,85,114,83,148|24,70,124,174,101,78,65,97,66,82,68,62,122,31,149|25,150&gt;</text:p>
          </table:table-cell>
          <table:table-cell table:formula="of:=([.J199]-[.N199])/[.N199]" office:value-type="percentage" office:value="0.624872617628845">
            <text:p>62.49%</text:p>
          </table:table-cell>
          <table:table-cell table:formula="of:=([.K199]-[.O199])/[.O199]" office:value-type="percentage" office:value="0.866162680316426">
            <text:p>86.62%</text:p>
          </table:table-cell>
          <table:table-cell table:formula="of:=([.L199]-[.P199])/[.P199]" office:value-type="percentage" office:value="1.58513708359532">
            <text:p>158.51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0.100_25-5-5-5_rd_70.txt</text:p>
          </table:table-cell>
          <table:table-cell office:value-type="string">
            <text:p>true</text:p>
          </table:table-cell>
          <table:table-cell office:value-type="string">
            <text:p>4940,1246,1409,1971,1969,2745,2761,3155,3122,4045,19413,4686,4261,5383,5138,6496,4898,7651,5686,8113,5869,10241,7484,11154,7699,11834,8284,12808,9260,15807,9773,17224,11797,19416,13120,22305,14264,23298,16743,24626,17847,24892,19704,28479,21547,28690,24326,33165,27600,37872,30527,45042,33009,37814,31445,36818,32808,40920,27895,30119,25990,14465,7494</text:p>
          </table:table-cell>
          <table:table-cell office:value-type="float" office:value="5850.3158">
            <text:p>5850.3158</text:p>
          </table:table-cell>
          <table:table-cell office:value-type="float" office:value="6214.2636">
            <text:p>6214.2636</text:p>
          </table:table-cell>
          <table:table-cell office:value-type="float" office:value="834.8209">
            <text:p>834.8209</text:p>
          </table:table-cell>
          <table:table-cell office:value-type="float" office:value="2428.2682">
            <text:p>2428.2682</text:p>
          </table:table-cell>
          <table:table-cell office:value-type="float" office:value="2467.677">
            <text:p>2467.677</text:p>
          </table:table-cell>
          <table:table-cell office:value-type="float" office:value="2039.4204">
            <text:p>2039.4204</text:p>
          </table:table-cell>
          <table:table-cell office:value-type="float" office:value="427.2567">
            <text:p>427.2567</text:p>
          </table:table-cell>
          <table:table-cell office:value-type="float" office:value="75">
            <text:p>75</text:p>
          </table:table-cell>
          <table:table-cell office:value-type="float" office:value="25">
            <text:p>25.0</text:p>
          </table:table-cell>
          <table:table-cell office:value-type="string">
            <text:p>[39, 42, 46, 49, 53, 56, 58, 59, 61, 64, 65, 70, 77, 83, 84, 85, 86, 89, 91, 93, 98, 106, 107, 108, 118]</text:p>
          </table:table-cell>
          <table:table-cell office:value-type="string">
            <text:p>[1,2,3,4,5,6]</text:p>
          </table:table-cell>
          <table:table-cell office:value-type="string">
            <text:p>&lt;1,151,66,47,126|2,152,96,127|3,153,75,101,54,128|4,81,154,80,29,105,99,102,129|5,57,130|6,156,94,87,113,43,36,28,26,131|7,73,44,32,115,88,132|8,109,31,133|9,90,134|10,160,123,119,135|11,161,122,38,125,62,136|12,74,71,137|13,104,138|14,164,37,52,139|15,68,50,140|16,166,141|17,92,142|18,103,143|19,169,72,33,124,116,114,79,82,60,95,35,144|20,51,78,145|21,171,45,34,146|22,76,55,147|23,63,69,121,30,112,148|24,174,120,67,117,100,97,41,110,111,149|25,27,48,40,150&gt;</text:p>
          </table:table-cell>
          <table:table-cell table:formula="of:=([.J200]-[.N200])/[.N200]" office:value-type="percentage" office:value="1.37077859055298">
            <text:p>137.08%</text:p>
          </table:table-cell>
          <table:table-cell table:formula="of:=([.K200]-[.O200])/[.O200]" office:value-type="percentage" office:value="2.04707337437637">
            <text:p>204.71%</text:p>
          </table:table-cell>
          <table:table-cell table:formula="of:=([.L200]-[.P200])/[.P200]" office:value-type="percentage" office:value="0.953909441326491">
            <text:p>95.39%</text:p>
          </table:table-cell>
        </table:table-row>
        <table:table-row table:style-name="ro1">
          <table:table-cell office:value-type="string">
            <text:p>R210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0.100_25-5-5-5_rd_90.txt</text:p>
          </table:table-cell>
          <table:table-cell office:value-type="string">
            <text:p>true</text:p>
          </table:table-cell>
          <table:table-cell office:value-type="string">
            <text:p>1662,472,551,573,639,758,934,1150,1203,1367,1842,2968,2057,3208,2311,3324,3064,4393,3940,4993,4022,5580,4309,6817,4999,7251,5498,8057,6157,9339,6029,9218,7271,10847,8974,11731,8721,12506,9522,14622,11099,16317,10958,16077,10615,14854,11181,17225,12382,16023,12426,15736,9084,13054,9285,13316,9977,14144,10168,12441,7045,9186,8389,11004,9814,13361,7686,10174,6207,8079,6402,9141,5991,4556</text:p>
          </table:table-cell>
          <table:table-cell office:value-type="float" office:value="3410.0502">
            <text:p>3410.0502</text:p>
          </table:table-cell>
          <table:table-cell office:value-type="float" office:value="2449.6262">
            <text:p>2449.6262</text:p>
          </table:table-cell>
          <table:table-cell office:value-type="float" office:value="959.424">
            <text:p>959.424</text:p>
          </table:table-cell>
          <table:table-cell office:value-type="float" office:value="2428.2682">
            <text:p>2428.2682</text:p>
          </table:table-cell>
          <table:table-cell office:value-type="float" office:value="2354.2502">
            <text:p>2354.2502</text:p>
          </table:table-cell>
          <table:table-cell office:value-type="float" office:value="1942.6884">
            <text:p>1942.6884</text:p>
          </table:table-cell>
          <table:table-cell office:value-type="float" office:value="410.5619">
            <text:p>410.5619</text:p>
          </table:table-cell>
          <table:table-cell office:value-type="float" office:value="72">
            <text:p>72</text:p>
          </table:table-cell>
          <table:table-cell office:value-type="float" office:value="28">
            <text:p>28.0</text:p>
          </table:table-cell>
          <table:table-cell office:value-type="string">
            <text:p>[28, 34, 39, 40, 43, 46, 48, 53, 55, 56, 58, 59, 63, 74, 75, 82, 88, 90, 96, 97, 99, 104, 105, 107, 117, 119, 122, 125]</text:p>
          </table:table-cell>
          <table:table-cell office:value-type="string">
            <text:p>[1,2,3,4,5,6]</text:p>
          </table:table-cell>
          <table:table-cell office:value-type="string">
            <text:p>&lt;1,64,151,70,61,44,89,87,36,115,101,71,62,112,126|2,60,127|3,128|4,129|5,130|6,131|7,132|8,133|9,134|10,135|11,136|12,137|13,138|14,164,41,98,100,111,106,103,65,51,78,114,121,85,33,109,35,57,93,49,79,80,29,81,68,38,118,42,83,102,95,139|15,50,140|16,141|17,142|18,143|19,144|20,170,27,120,30,32,72,94,76,26,113,86,69,116,124,145|21,146|22,147|23,148|24,84,67,174,37,54,52,108,73,77,92,47,66,110,31,123,45,91,149|25,150&gt;</text:p>
          </table:table-cell>
          <table:table-cell table:formula="of:=([.J201]-[.N201])/[.N201]" office:value-type="percentage" office:value="0.44846550294442">
            <text:p>44.85%</text:p>
          </table:table-cell>
          <table:table-cell table:formula="of:=([.K201]-[.O201])/[.O201]" office:value-type="percentage" office:value="0.26094653162082">
            <text:p>26.09%</text:p>
          </table:table-cell>
          <table:table-cell table:formula="of:=([.L201]-[.P201])/[.P201]" office:value-type="percentage" office:value="1.33685590406708">
            <text:p>133.69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211.100_25-5-5-5_rd_10.txt</text:p>
          </table:table-cell>
          <table:table-cell office:value-type="string">
            <text:p>true</text:p>
          </table:table-cell>
          <table:table-cell office:value-type="string">
            <text:p>30229,7751,35404,12510,46153,16115,54613,19122,12362,16748,8870</text:p>
          </table:table-cell>
          <table:table-cell office:value-type="float" office:value="3878.3237">
            <text:p>3878.3237</text:p>
          </table:table-cell>
          <table:table-cell office:value-type="float" office:value="3044.1523">
            <text:p>3044.1523</text:p>
          </table:table-cell>
          <table:table-cell office:value-type="float" office:value="833.1714">
            <text:p>833.1714</text:p>
          </table:table-cell>
          <table:table-cell office:value-type="float" office:value="2114.6257">
            <text:p>2114.6257</text:p>
          </table:table-cell>
          <table:table-cell office:value-type="float" office:value="2791.594">
            <text:p>2791.594</text:p>
          </table:table-cell>
          <table:table-cell office:value-type="float" office:value="2332.8264">
            <text:p>2332.8264</text:p>
          </table:table-cell>
          <table:table-cell office:value-type="float" office:value="457.7675">
            <text:p>457.7675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45, 49, 74, 106, 116, 118, 123]</text:p>
          </table:table-cell>
          <table:table-cell office:value-type="string">
            <text:p>[1,2,3,4,5,6]</text:p>
          </table:table-cell>
          <table:table-cell office:value-type="string">
            <text:p>&lt;1,57,126|2,152,78,65,46,82,113,40,66,47,100,99,48,92,64,80,50,127|3,91,95,26,153,58,71,72,103,81,59,128|4,129|5,130|6,75,131|7,132|8,133|9,134|10,135|11,136|12,137|13,138|14,139|15,165,52,53,37,101,54,96,104,34,90,76,55,115,88,89,36,35,32,73,107,33,70,108,30,110,122,62,39,140|16,141|17,142|18,143|19,144|20,145|21,146|22,147|23,173,77,94,56,87,44,109,111,98,27,125,86,41,69,68,67,117,120,84,124,121,42,85,114,119,38,83,93,28,102,105,79,51,148|24,149|25,175,61,43,31,63,112,97,60,29,150&gt;</text:p>
          </table:table-cell>
          <table:table-cell table:formula="of:=([.J202]-[.N202])/[.N202]" office:value-type="percentage" office:value="0.389286443515783">
            <text:p>38.93%</text:p>
          </table:table-cell>
          <table:table-cell table:formula="of:=([.K202]-[.O202])/[.O202]" office:value-type="percentage" office:value="0.304920203235011">
            <text:p>30.49%</text:p>
          </table:table-cell>
          <table:table-cell table:formula="of:=([.L202]-[.P202])/[.P202]" office:value-type="percentage" office:value="0.820075474995494">
            <text:p>82.01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211.100_25-5-5-5_rd_30.txt</text:p>
          </table:table-cell>
          <table:table-cell office:value-type="string">
            <text:p>true</text:p>
          </table:table-cell>
          <table:table-cell office:value-type="string">
            <text:p>17092,30703,23954,7827,31024,9954,38811,14098,47325,16292,55511,17593,63925,20257,14736,22555,80682,25546,47020,28527,17313,29068,16827,25811,14338,25309,15680,27713,16139,25265</text:p>
          </table:table-cell>
          <table:table-cell office:value-type="float" office:value="3631.184">
            <text:p>3631.184</text:p>
          </table:table-cell>
          <table:table-cell office:value-type="float" office:value="2750.0946">
            <text:p>2750.0946</text:p>
          </table:table-cell>
          <table:table-cell office:value-type="float" office:value="880.0894">
            <text:p>880.0894</text:p>
          </table:table-cell>
          <table:table-cell office:value-type="float" office:value="2114.6257">
            <text:p>2114.6257</text:p>
          </table:table-cell>
          <table:table-cell office:value-type="float" office:value="2489.0039">
            <text:p>2489.0039</text:p>
          </table:table-cell>
          <table:table-cell office:value-type="float" office:value="2061.0422">
            <text:p>2061.0422</text:p>
          </table:table-cell>
          <table:table-cell office:value-type="float" office:value="426.9617">
            <text:p>426.9617</text:p>
          </table:table-cell>
          <table:table-cell office:value-type="float" office:value="81">
            <text:p>81</text:p>
          </table:table-cell>
          <table:table-cell office:value-type="float" office:value="19">
            <text:p>19.0</text:p>
          </table:table-cell>
          <table:table-cell office:value-type="string">
            <text:p>[35, 36, 37, 39, 42, 50, 62, 69, 71, 72, 73, 81, 83, 91, 93, 94, 110, 112, 123]</text:p>
          </table:table-cell>
          <table:table-cell office:value-type="string">
            <text:p>[1,2,3,4,5,6]</text:p>
          </table:table-cell>
          <table:table-cell office:value-type="string">
            <text:p>&lt;1,151,53,89,101,54,104,76,96,90,88,87,74,61,111,27,68,67,125,119,114,29,45,126|2,127|3,128|4,129|5,70,32,84,82,66,47,48,59,34,106,130|6,131|7,132|8,133|9,134|10,135|11,136|12,137|13,138|14,139|15,165,52,40,46,124,108,44,55,113,107,33,30,41,109,31,120,78,65,51,100,99,38,97,64,80,79,49,105,102,28,75,26,85,122,121,116,140|16,141|17,142|18,143|19,144|20,145|21,146|22,147|23,173,115,58,77,43,56,98,92,63,86,118,117,95,57,103,60,148|24,149|25,150&gt;</text:p>
          </table:table-cell>
          <table:table-cell table:formula="of:=([.J203]-[.N203])/[.N203]" office:value-type="percentage" office:value="0.458890442076045">
            <text:p>45.89%</text:p>
          </table:table-cell>
          <table:table-cell table:formula="of:=([.K203]-[.O203])/[.O203]" office:value-type="percentage" office:value="0.334322315185977">
            <text:p>33.43%</text:p>
          </table:table-cell>
          <table:table-cell table:formula="of:=([.L203]-[.P203])/[.P203]" office:value-type="percentage" office:value="1.06128418544333">
            <text:p>106.13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211.100_25-5-5-5_rd_50.txt</text:p>
          </table:table-cell>
          <table:table-cell office:value-type="string">
            <text:p>true</text:p>
          </table:table-cell>
          <table:table-cell office:value-type="string">
            <text:p>11135,3263,16556,5189,3836,8231,8067,10831,6279,12728,9306,15748,9410,18839,11186,22292,14019,25580,82862,28978,90496,30960,26917,35207,54410,36948,30020,39860,44631,44054,25259,44783,22579,47562,20354,40060,23193,39336,21237,39487,18850,35770</text:p>
          </table:table-cell>
          <table:table-cell office:value-type="float" office:value="3286.4565">
            <text:p>3286.4565</text:p>
          </table:table-cell>
          <table:table-cell office:value-type="float" office:value="2393.0288">
            <text:p>2393.0288</text:p>
          </table:table-cell>
          <table:table-cell office:value-type="float" office:value="892.4277">
            <text:p>892.4277</text:p>
          </table:table-cell>
          <table:table-cell office:value-type="float" office:value="2114.6257">
            <text:p>2114.6257</text:p>
          </table:table-cell>
          <table:table-cell office:value-type="float" office:value="2530.6932">
            <text:p>2530.6932</text:p>
          </table:table-cell>
          <table:table-cell office:value-type="float" office:value="2061.3677">
            <text:p>2061.3677</text:p>
          </table:table-cell>
          <table:table-cell office:value-type="float" office:value="468.3255">
            <text:p>468.3255</text:p>
          </table:table-cell>
          <table:table-cell office:value-type="float" office:value="83">
            <text:p>83</text:p>
          </table:table-cell>
          <table:table-cell office:value-type="float" office:value="17">
            <text:p>17.0</text:p>
          </table:table-cell>
          <table:table-cell office:value-type="string">
            <text:p>[38, 40, 46, 60, 63, 69, 74, 86, 87, 90, 97, 101, 104, 110, 114, 116, 121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34|10,135|11,136|12,137|13,138|14,139|15,140|16,141|17,142|18,168,53,100,64,54,58,76,94,32,31,30,107,72,61,71,115,45,95,77,65,112,84,111,68,51,29,79,143|19,169,52,113,88,37,92,47,82,123,109,33,70,44,36,35,55,34,96,91,106,102,93,105,103,59,57,26,83,122,62,85,80,144|20,145|21,146|22,172,120,39,27,117,124,41,67,48,98,78,108,43,56,89,73,42,118,125,119,66,99,81,75,28,49,50,147|23,148|24,149|25,150&gt;</text:p>
          </table:table-cell>
          <table:table-cell table:formula="of:=([.J204]-[.N204])/[.N204]" office:value-type="percentage" office:value="0.298638847253393">
            <text:p>29.86%</text:p>
          </table:table-cell>
          <table:table-cell table:formula="of:=([.K204]-[.O204])/[.O204]" office:value-type="percentage" office:value="0.160893711490677">
            <text:p>16.09%</text:p>
          </table:table-cell>
          <table:table-cell table:formula="of:=([.L204]-[.P204])/[.P204]" office:value-type="percentage" office:value="0.905571445501046">
            <text:p>90.56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211.100_25-5-5-5_rd_70.txt</text:p>
          </table:table-cell>
          <table:table-cell office:value-type="string">
            <text:p>true</text:p>
          </table:table-cell>
          <table:table-cell office:value-type="string">
            <text:p>5090,1621,1912,2845,2732,3815,8103,5187,3691,6214,6905,7591,6830,9567,7743,11647,15636,13240,8587,15628,12715,16959,20444,18031,25374,19939,27673,22499,23343,23667,13478,25570,25969,28292,36483,29237,18246,33243,20116,37679,22342,41459,20949,41639,24164,45267,23998,49334,23140,47238,26316,48716,22777,40585,23914,44032</text:p>
          </table:table-cell>
          <table:table-cell office:value-type="float" office:value="3155.9454">
            <text:p>3155.9454</text:p>
          </table:table-cell>
          <table:table-cell office:value-type="float" office:value="2291.7447">
            <text:p>2291.7447</text:p>
          </table:table-cell>
          <table:table-cell office:value-type="float" office:value="863.2006">
            <text:p>863.2006</text:p>
          </table:table-cell>
          <table:table-cell office:value-type="float" office:value="2114.6257">
            <text:p>2114.6257</text:p>
          </table:table-cell>
          <table:table-cell office:value-type="float" office:value="2342.1896">
            <text:p>2342.1896</text:p>
          </table:table-cell>
          <table:table-cell office:value-type="float" office:value="1807.9662">
            <text:p>1807.9662</text:p>
          </table:table-cell>
          <table:table-cell office:value-type="float" office:value="533.2233">
            <text:p>533.2233</text:p>
          </table:table-cell>
          <table:table-cell office:value-type="float" office:value="75">
            <text:p>75</text:p>
          </table:table-cell>
          <table:table-cell office:value-type="float" office:value="25">
            <text:p>25.0</text:p>
          </table:table-cell>
          <table:table-cell office:value-type="string">
            <text:p>[33, 34, 39, 44, 45, 47, 50, 56, 61, 65, 68, 70, 73, 77, 78, 82, 86, 89, 92, 100, 101, 102, 108, 112, 123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33|9,159,52,37,87,36,53,46,98,48,64,110,109,43,71,113,35,90,60,59,104,26,114,121,118,99,93,49,134|10,135|11,136|12,137|13,138|14,139|15,140|16,141|17,142|18,143|19,144|20,145|21,146|22,147|23,173,120,30,117,84,41,69,63,67,124,27,31,94,76,58,106,103,54,28,75,55,95,57,88,74,72,42,111,125,62,38,85,79,81,29,51,105,148|24,174,119,66,40,107,32,115,91,96,80,97,83,122,116,149|25,150&gt;</text:p>
          </table:table-cell>
          <table:table-cell table:formula="of:=([.J205]-[.N205])/[.N205]" office:value-type="percentage" office:value="0.347433785889921">
            <text:p>34.74%</text:p>
          </table:table-cell>
          <table:table-cell table:formula="of:=([.K205]-[.O205])/[.O205]" office:value-type="percentage" office:value="0.267581606337552">
            <text:p>26.76%</text:p>
          </table:table-cell>
          <table:table-cell table:formula="of:=([.L205]-[.P205])/[.P205]" office:value-type="percentage" office:value="0.618835110918822">
            <text:p>61.88%</text:p>
          </table:table-cell>
        </table:table-row>
        <table:table-row table:style-name="ro1">
          <table:table-cell office:value-type="string">
            <text:p>R211.100_25-5-5-5</text:p>
          </table:table-cell>
          <table:table-cell office:value-type="string">
            <text:p>R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211.100_25-5-5-5_rd_90.txt</text:p>
          </table:table-cell>
          <table:table-cell office:value-type="string">
            <text:p>true</text:p>
          </table:table-cell>
          <table:table-cell office:value-type="string">
            <text:p>1744,476,4397,535,554,870,1055,1064,1246,1262,1350,1967,1535,1668,1824,2621,2550,3113,2857,3592,3594,4012,3543,4974,4365,6142,5185,7380,8709,8149,6659,9034,7181,10777,8678,13245,9677,13858,12183,14474,11023,16005,11415,18168,12716,19790,15229,22100,13561,22102,14577,24474,15590,26710,15500,26315,16534,28664,17995,29222,18576,30631,20398,31939,19479,32997,19802,31194,19645,35068,20030,32108,22283,32802,23191,34200,21839</text:p>
          </table:table-cell>
          <table:table-cell office:value-type="float" office:value="3070.2633">
            <text:p>3070.2633</text:p>
          </table:table-cell>
          <table:table-cell office:value-type="float" office:value="2337.9868">
            <text:p>2337.9868</text:p>
          </table:table-cell>
          <table:table-cell office:value-type="float" office:value="731.2765">
            <text:p>731.2765</text:p>
          </table:table-cell>
          <table:table-cell office:value-type="float" office:value="2114.6257">
            <text:p>2114.6257</text:p>
          </table:table-cell>
          <table:table-cell office:value-type="float" office:value="2227.8806">
            <text:p>2227.8806</text:p>
          </table:table-cell>
          <table:table-cell office:value-type="float" office:value="1817.9918">
            <text:p>1817.9918</text:p>
          </table:table-cell>
          <table:table-cell office:value-type="float" office:value="408.8889">
            <text:p>408.8889</text:p>
          </table:table-cell>
          <table:table-cell office:value-type="float" office:value="66">
            <text:p>66</text:p>
          </table:table-cell>
          <table:table-cell office:value-type="float" office:value="34">
            <text:p>34.0</text:p>
          </table:table-cell>
          <table:table-cell office:value-type="string">
            <text:p>[27, 28, 30, 34, 36, 38, 39, 41, 47, 51, 52, 53, 54, 56, 63, 66, 67, 73, 80, 83, 84, 89, 90, 92, 94, 95, 98, 102, 108, 110, 111, 115, 117, 123]</text:p>
          </table:table-cell>
          <table:table-cell office:value-type="string">
            <text:p>[1,2,3,4,5,6]</text:p>
          </table:table-cell>
          <table:table-cell office:value-type="string">
            <text:p>&lt;1,35,126|2,50,127|3,153,46,97,48,40,37,58,76,87,113,107,32,72,74,61,33,114,118,116,69,68,82,99,81,29,26,91,60,128|4,45,129|5,112,130|6,122,131|7,157,71,70,120,31,75,49,59,132|8,133|9,134|10,135|11,136|12,137|13,138|14,139|15,140|16,141|17,142|18,143|19,144|20,145|21,146|22,147|23,173,100,64,77,101,55,103,104,106,96,88,44,43,124,109,85,42,86,125,62,121,119,78,65,79,105,93,57,148|24,149|25,150&gt;</text:p>
          </table:table-cell>
          <table:table-cell table:formula="of:=([.J206]-[.N206])/[.N206]" office:value-type="percentage" office:value="0.378109446260271">
            <text:p>37.81%</text:p>
          </table:table-cell>
          <table:table-cell table:formula="of:=([.K206]-[.O206])/[.O206]" office:value-type="percentage" office:value="0.286027142696683">
            <text:p>28.60%</text:p>
          </table:table-cell>
          <table:table-cell table:formula="of:=([.L206]-[.P206])/[.P206]" office:value-type="percentage" office:value="0.788447913357394">
            <text:p>78.84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1.100_25-5-5-5_rd_10.txt</text:p>
          </table:table-cell>
          <table:table-cell office:value-type="string">
            <text:p>true</text:p>
          </table:table-cell>
          <table:table-cell office:value-type="string">
            <text:p>40304,7067,8372,9817,11755,12780,15058,15321,14689,11555,7106</text:p>
          </table:table-cell>
          <table:table-cell office:value-type="float" office:value="4225.3181">
            <text:p>4225.3181</text:p>
          </table:table-cell>
          <table:table-cell office:value-type="float" office:value="4081.6207">
            <text:p>4081.6207</text:p>
          </table:table-cell>
          <table:table-cell office:value-type="float" office:value="142.6974">
            <text:p>142.6974</text:p>
          </table:table-cell>
          <table:table-cell office:value-type="float" office:value="3213.2761">
            <text:p>3213.2761</text:p>
          </table:table-cell>
          <table:table-cell office:value-type="float" office:value="3749.5593">
            <text:p>3749.5593</text:p>
          </table:table-cell>
          <table:table-cell office:value-type="float" office:value="3528.7756">
            <text:p>3528.7756</text:p>
          </table:table-cell>
          <table:table-cell office:value-type="float" office:value="219.7837">
            <text:p>219.783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39,84,100,122,126|2,152,117,58,121,127|3,153,86,106,35,95,128|4,123,37,98,129|5,97,92,96,155,79,130|6,88,44,48,74,102,83,131|7,157,120,59,132|8,30,158,71,26,133|9,56,119,93,134|10,160,89,111,112,99,49,135|11,104,28,29,85,136|12,53,52,75,137|13,163,94,113,78,34,42,38,138|14,164,101,110,81,118,139|15,67,63,140|16,72,36,103,141|17,167,87,76,109,91,80,125,142|18,168,108,46,43,47,45,50,73,143|19,169,90,107,77,124,115,144|20,170,70,27,33,32,31,116,105,145|21,171,41,146|22,64,61,69,65,66,68,62,60,147|23,55,54,148|24,40,82,114,149|25,175,51,57,150&gt;</text:p>
          </table:table-cell>
          <table:table-cell table:formula="of:=([.J207]-[.N207])/[.N207]" office:value-type="percentage" office:value="0.126883924732168">
            <text:p>12.69%</text:p>
          </table:table-cell>
          <table:table-cell table:formula="of:=([.K207]-[.O207])/[.O207]" office:value-type="percentage" office:value="0.156667683827784">
            <text:p>15.67%</text:p>
          </table:table-cell>
          <table:table-cell table:formula="of:=([.L207]-[.P207])/[.P207]" office:value-type="percentage" office:value="-0.350737111077846">
            <text:p>-35.07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1.100_25-5-5-5_rd_30.txt</text:p>
          </table:table-cell>
          <table:table-cell office:value-type="string">
            <text:p>true</text:p>
          </table:table-cell>
          <table:table-cell office:value-type="string">
            <text:p>19835,4961,5434,6347,7601,8946,11104,11235,14457,14209,16691,16195,19608,19953,21981,23113,25210,26104,27325,27104,27079,22903,20303,18578</text:p>
          </table:table-cell>
          <table:table-cell office:value-type="float" office:value="4217.6804">
            <text:p>4217.6804</text:p>
          </table:table-cell>
          <table:table-cell office:value-type="float" office:value="4067.0955">
            <text:p>4067.0955</text:p>
          </table:table-cell>
          <table:table-cell office:value-type="float" office:value="149.5849">
            <text:p>149.5849</text:p>
          </table:table-cell>
          <table:table-cell office:value-type="float" office:value="3213.2761">
            <text:p>3213.2761</text:p>
          </table:table-cell>
          <table:table-cell office:value-type="float" office:value="3719.2894">
            <text:p>3719.2894</text:p>
          </table:table-cell>
          <table:table-cell office:value-type="float" office:value="3504.5984">
            <text:p>3504.5984</text:p>
          </table:table-cell>
          <table:table-cell office:value-type="float" office:value="213.691">
            <text:p>213.691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84,100,122,126|2,152,117,86,119,121,93,95,127|3,153,89,44,47,45,49,105,128|4,39,123,98,129|5,97,96,155,115,79,130|6,88,101,74,102,83,131|7,70,32,68,132|8,30,106,71,133|9,159,40,134|10,48,46,43,99,135|11,104,42,85,136|12,108,76,109,137|13,72,41,31,138|14,164,87,92,75,91,139|15,67,63,140|16,166,94,113,33,28,29,26,125,141|17,167,37,124,34,35,38,142|18,168,58,110,50,73,143|19,169,53,52,59,57,144|20,170,90,107,77,112,111,81,116,118,145|21,171,27,103,78,80,146|22,64,61,69,65,66,60,62,147|23,54,56,55,148|24,36,82,114,149|25,120,175,51,150&gt;</text:p>
          </table:table-cell>
          <table:table-cell table:formula="of:=([.J208]-[.N208])/[.N208]" office:value-type="percentage" office:value="0.134001672470015">
            <text:p>13.40%</text:p>
          </table:table-cell>
          <table:table-cell table:formula="of:=([.K208]-[.O208])/[.O208]" office:value-type="percentage" office:value="0.160502584261866">
            <text:p>16.05%</text:p>
          </table:table-cell>
          <table:table-cell table:formula="of:=([.L208]-[.P208])/[.P208]" office:value-type="percentage" office:value="-0.299994384414879">
            <text:p>-30.00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1.100_25-5-5-5_rd_50.txt</text:p>
          </table:table-cell>
          <table:table-cell office:value-type="string">
            <text:p>true</text:p>
          </table:table-cell>
          <table:table-cell office:value-type="string">
            <text:p>9255,2466,2766,3281,3597,4375,5004,5467,6288,7117,7331,8424,8942,10251,11990,12796,14098,14347,16553,17433,19707,19974,22288,22565,25734,25753,26978,27701,30615,31678,33906,33944,36514,36738,40345,39983,42360,39546,31524,26979,24662,7547</text:p>
          </table:table-cell>
          <table:table-cell office:value-type="float" office:value="4120.0624">
            <text:p>4120.0624</text:p>
          </table:table-cell>
          <table:table-cell office:value-type="float" office:value="3976.2677">
            <text:p>3976.2677</text:p>
          </table:table-cell>
          <table:table-cell office:value-type="float" office:value="142.7947">
            <text:p>142.7947</text:p>
          </table:table-cell>
          <table:table-cell office:value-type="float" office:value="3213.2761">
            <text:p>3213.2761</text:p>
          </table:table-cell>
          <table:table-cell office:value-type="float" office:value="3738.1432">
            <text:p>3738.1432</text:p>
          </table:table-cell>
          <table:table-cell office:value-type="float" office:value="3513.668">
            <text:p>3513.668</text:p>
          </table:table-cell>
          <table:table-cell office:value-type="float" office:value="223.4752">
            <text:p>223.4752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1, 65]</text:p>
          </table:table-cell>
          <table:table-cell office:value-type="string">
            <text:p>[1,2,3,4,5,6]</text:p>
          </table:table-cell>
          <table:table-cell office:value-type="string">
            <text:p>&lt;1,151,108,89,74,47,45,49,102,126|2,58,110,121,93,127|3,70,30,86,128|4,84,100,35,129|5,155,97,106,66,130|6,120,87,76,82,99,73,131|7,96,92,59,57,132|8,158,123,98,133|9,159,40,134|10,160,77,111,112,122,83,50,135|11,72,104,42,136|12,117,52,53,75,137|13,163,113,31,28,85,95,125,138|14,164,51,139|15,67,63,119,140|16,94,166,33,71,29,26,141|17,90,167,37,34,38,142|18,168,88,101,109,91,143|19,169,39,124,115,79,144|20,170,27,32,103,80,116,145|21,171,107,36,78,81,118,105,146|22,61,64,69,62,68,60,147|23,56,55,54,148|24,174,46,43,114,149|25,44,48,150&gt;</text:p>
          </table:table-cell>
          <table:table-cell table:formula="of:=([.J209]-[.N209])/[.N209]" office:value-type="percentage" office:value="0.102168156639906">
            <text:p>10.22%</text:p>
          </table:table-cell>
          <table:table-cell table:formula="of:=([.K209]-[.O209])/[.O209]" office:value-type="percentage" office:value="0.131657202672535">
            <text:p>13.17%</text:p>
          </table:table-cell>
          <table:table-cell table:formula="of:=([.L209]-[.P209])/[.P209]" office:value-type="percentage" office:value="-0.361026637407641">
            <text:p>-36.10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1.100_25-5-5-5_rd_70.txt</text:p>
          </table:table-cell>
          <table:table-cell office:value-type="string">
            <text:p>true</text:p>
          </table:table-cell>
          <table:table-cell office:value-type="string">
            <text:p>4321,1166,1575,2193,2300,3012,3316,3721,4455,5106,5756,6245,7027,7695,9199,9451,10501,11139,13920,15711,16652,16300,19176,20946,23884,24998,27310,25756,26901,26547,27716,28156,29608,30516,33559,33686,34073,31038,33781,33258,25530,26176,26718,22686,17572</text:p>
          </table:table-cell>
          <table:table-cell office:value-type="float" office:value="4309.7396">
            <text:p>4309.7396</text:p>
          </table:table-cell>
          <table:table-cell office:value-type="float" office:value="4132.6362">
            <text:p>4132.6362</text:p>
          </table:table-cell>
          <table:table-cell office:value-type="float" office:value="176.1034">
            <text:p>176.1034</text:p>
          </table:table-cell>
          <table:table-cell office:value-type="float" office:value="3213.2761">
            <text:p>3213.2761</text:p>
          </table:table-cell>
          <table:table-cell office:value-type="float" office:value="3728.3393">
            <text:p>3728.3393</text:p>
          </table:table-cell>
          <table:table-cell office:value-type="float" office:value="3516.6367">
            <text:p>3516.6367</text:p>
          </table:table-cell>
          <table:table-cell office:value-type="float" office:value="210.7025">
            <text:p>210.7025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34]</text:p>
          </table:table-cell>
          <table:table-cell office:value-type="string">
            <text:p>[1,2,3,4,5,6]</text:p>
          </table:table-cell>
          <table:table-cell office:value-type="string">
            <text:p>&lt;1,39,72,40,82,74,49,126|2,152,115,119,121,93,95,127|3,153,86,63,128|4,37,98,35,129|5,155,97,96,106,68,130|6,117,87,76,110,114,131|7,46,48,44,79,132|8,30,31,133|9,159,134|10,88,43,122,83,135|11,36,104,42,85,136|12,53,52,75,57,137|13,90,163,89,101,81,91,125,138|14,164,92,109,59,116,139|15,58,54,51,140|16,166,113,33,28,71,29,26,141|17,84,41,78,80,142|18,168,123,124,111,112,99,102,143|19,169,77,100,45,118,144|20,170,70,27,32,103,38,105,145|21,171,107,94,146|22,64,61,69,65,66,62,147|23,67,173,60,148|24,108,174,47,73,50,149|25,120,56,55,150&gt;</text:p>
          </table:table-cell>
          <table:table-cell table:formula="of:=([.J210]-[.N210])/[.N210]" office:value-type="percentage" office:value="0.15594082330436">
            <text:p>15.59%</text:p>
          </table:table-cell>
          <table:table-cell table:formula="of:=([.K210]-[.O210])/[.O210]" office:value-type="percentage" office:value="0.175167227254382">
            <text:p>17.52%</text:p>
          </table:table-cell>
          <table:table-cell table:formula="of:=([.L210]-[.P210])/[.P210]" office:value-type="percentage" office:value="-0.164208303176279">
            <text:p>-16.42%</text:p>
          </table:table-cell>
        </table:table-row>
        <table:table-row table:style-name="ro1">
          <table:table-cell office:value-type="string">
            <text:p>RC101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1.100_25-5-5-5_rd_90.txt</text:p>
          </table:table-cell>
          <table:table-cell office:value-type="string">
            <text:p>true</text:p>
          </table:table-cell>
          <table:table-cell office:value-type="string">
            <text:p>1654,5107,532,513,5382,652,844,835,1201,1205,1383,1188,1270,1823,2404,2231,3117,3126,3293,4040,3618,4621,5023,5442,6094,6893,6804,7833,7235,8661,8699,9410,9479,9787,11329,11648,12193,12735,13978,13764,16504,16316,16461,16569,18921,17769,20140,18323,20638,19265,18942,18448,19241,12412,7999,5588</text:p>
          </table:table-cell>
          <table:table-cell office:value-type="float" office:value="3912.526">
            <text:p>3912.526</text:p>
          </table:table-cell>
          <table:table-cell office:value-type="float" office:value="3722.719">
            <text:p>3722.719</text:p>
          </table:table-cell>
          <table:table-cell office:value-type="float" office:value="188.807">
            <text:p>188.807</text:p>
          </table:table-cell>
          <table:table-cell office:value-type="float" office:value="3213.2761">
            <text:p>3213.2761</text:p>
          </table:table-cell>
          <table:table-cell office:value-type="float" office:value="2391.2796">
            <text:p>2391.2796</text:p>
          </table:table-cell>
          <table:table-cell office:value-type="float" office:value="2196.7446">
            <text:p>2196.7446</text:p>
          </table:table-cell>
          <table:table-cell office:value-type="float" office:value="193.535">
            <text:p>193.535</text:p>
          </table:table-cell>
          <table:table-cell office:value-type="float" office:value="70">
            <text:p>70</text:p>
          </table:table-cell>
          <table:table-cell office:value-type="float" office:value="30">
            <text:p>30.0</text:p>
          </table:table-cell>
          <table:table-cell office:value-type="string">
            <text:p>[26, 27, 29, 30, 32, 34, 44, 47, 48, 53, 54, 58, 59, 60, 64, 70, 72, 76, 83, 84, 88, 89, 92, 94, 101, 107, 109, 111, 117, 123]</text:p>
          </table:table-cell>
          <table:table-cell office:value-type="string">
            <text:p>[1,2,3,4,5,6]</text:p>
          </table:table-cell>
          <table:table-cell office:value-type="string">
            <text:p>&lt;1,39,40,100,126|2,152,43,91,93,95,127|3,153,69,106,68,128|4,37,98,35,129|5,97,65,66,62,130|6,108,124,82,121,131|7,77,112,79,157,118,132|8,158,113,31,33,71,133|9,67,134|10,46,122,49,135|11,104,42,136|12,52,55,75,137|13,163,103,38,85,125,138|14,164,86,63,139|15,28,140|16,166,96,141|17,87,167,115,142|18,168,74,45,50,102,143|19,120,169,110,81,144|20,90,170,36,78,99,73,145|21,171,41,80,116,105,146|22,61,147|23,173,51,57,148|24,174,119,114,149|25,56,150&gt;</text:p>
          </table:table-cell>
          <table:table-cell table:formula="of:=([.J211]-[.N211])/[.N211]" office:value-type="percentage" office:value="0.636164169175365">
            <text:p>63.62%</text:p>
          </table:table-cell>
          <table:table-cell table:formula="of:=([.K211]-[.O211])/[.O211]" office:value-type="percentage" office:value="0.694652623705095">
            <text:p>69.47%</text:p>
          </table:table-cell>
          <table:table-cell table:formula="of:=([.L211]-[.P211])/[.P211]" office:value-type="percentage" office:value="-0.0244296897202057">
            <text:p>-2.44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2.100_25-5-5-5_rd_10.txt</text:p>
          </table:table-cell>
          <table:table-cell office:value-type="string">
            <text:p>true</text:p>
          </table:table-cell>
          <table:table-cell office:value-type="string">
            <text:p>38219,7625,9336,9318,11723,11505,14330,13445</text:p>
          </table:table-cell>
          <table:table-cell office:value-type="float" office:value="4298.3501">
            <text:p>4298.3501</text:p>
          </table:table-cell>
          <table:table-cell office:value-type="float" office:value="4171.4673">
            <text:p>4171.4673</text:p>
          </table:table-cell>
          <table:table-cell office:value-type="float" office:value="171.5059">
            <text:p>171.5059</text:p>
          </table:table-cell>
          <table:table-cell office:value-type="float" office:value="3043.8627">
            <text:p>3043.8627</text:p>
          </table:table-cell>
          <table:table-cell office:value-type="float" office:value="4089.8456">
            <text:p>4089.8456</text:p>
          </table:table-cell>
          <table:table-cell office:value-type="float" office:value="3854.734">
            <text:p>3854.734</text:p>
          </table:table-cell>
          <table:table-cell office:value-type="float" office:value="234.1117">
            <text:p>234.1117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24,34,107,27,126|2,75,76,109,152,80,127|3,112,99,128|4,88,48,129|5,155,69,65,66,130|6,90,108,131|7,61,63,68,60,132|8,64,133|9,120,58,52,54,51,57,134|10,160,62,135|11,96,121,114,136|12,162,101,46,45,49,137|13,77,163,89,47,73,102,83,138|14,117,110,139|15,39,36,82,111,81,140|16,166,115,84,38,37,141|17,70,103,104,42,142|18,116,168,44,43,74,50,143|19,67,86,106,35,144|20,170,119,53,55,91,123,145|21,171,87,92,56,59,118,97,146|22,100,40,72,41,122,147|23,113,78,173,79,93,105,148|24,174,94,32,33,30,71,85,95,125,149|25,98,31,29,28,26,150&gt;</text:p>
          </table:table-cell>
          <table:table-cell table:formula="of:=([.J212]-[.N212])/[.N212]" office:value-type="percentage" office:value="0.0509810199191871">
            <text:p>5.10%</text:p>
          </table:table-cell>
          <table:table-cell table:formula="of:=([.K212]-[.O212])/[.O212]" office:value-type="percentage" office:value="0.0821673557760407">
            <text:p>8.22%</text:p>
          </table:table-cell>
          <table:table-cell table:formula="of:=([.L212]-[.P212])/[.P212]" office:value-type="percentage" office:value="-0.267418501510177">
            <text:p>-26.74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2.100_25-5-5-5_rd_30.txt</text:p>
          </table:table-cell>
          <table:table-cell office:value-type="string">
            <text:p>true</text:p>
          </table:table-cell>
          <table:table-cell office:value-type="string">
            <text:p>20104,5427,6354,6812,8977,8936,10996,11197,13258,14105,15451,15737,17455,18425,21214,22471,24735,24241,27503,28057,29578,26808,7965,8047</text:p>
          </table:table-cell>
          <table:table-cell office:value-type="float" office:value="4494.2508">
            <text:p>4494.2508</text:p>
          </table:table-cell>
          <table:table-cell office:value-type="float" office:value="4365.4574">
            <text:p>4365.4574</text:p>
          </table:table-cell>
          <table:table-cell office:value-type="float" office:value="127.7934">
            <text:p>127.7934</text:p>
          </table:table-cell>
          <table:table-cell office:value-type="float" office:value="3043.8627">
            <text:p>3043.8627</text:p>
          </table:table-cell>
          <table:table-cell office:value-type="float" office:value="3701.1289">
            <text:p>3701.1289</text:p>
          </table:table-cell>
          <table:table-cell office:value-type="float" office:value="3466.0172">
            <text:p>3466.0172</text:p>
          </table:table-cell>
          <table:table-cell office:value-type="float" office:value="234.1117">
            <text:p>234.1117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85, 117]</text:p>
          </table:table-cell>
          <table:table-cell office:value-type="string">
            <text:p>[1,2,3,4,5,6]</text:p>
          </table:table-cell>
          <table:table-cell office:value-type="string">
            <text:p>&lt;1,151,124,34,35,29,125,126|2,53,152,81,121,118,127|3,153,31,84,128|4,154,55,57,129|5,155,69,65,63,66,130|6,90,156,76,47,91,131|7,64,61,68,62,60,132|8,158,40,41,80,32,133|9,48,44,43,114,46,134|10,160,86,106,135|11,87,75,97,28,136|12,162,113,33,137|13,163,94,123,112,122,100,83,138|14,110,88,92,82,139|15,107,36,104,103,140|16,67,115,71,141|17,78,42,38,142|18,108,168,89,111,77,99,102,143|19,30,26,70,37,93,144|20,116,170,101,74,45,49,73,145|21,59,56,146|22,52,51,50,147|23,58,54,79,119,105,148|24,96,120,109,174,27,95,149|25,39,72,98,150&gt;</text:p>
          </table:table-cell>
          <table:table-cell table:formula="of:=([.J213]-[.N213])/[.N213]" office:value-type="percentage" office:value="0.214291888077716">
            <text:p>21.43%</text:p>
          </table:table-cell>
          <table:table-cell table:formula="of:=([.K213]-[.O213])/[.O213]" office:value-type="percentage" office:value="0.25950252064531">
            <text:p>25.95%</text:p>
          </table:table-cell>
          <table:table-cell table:formula="of:=([.L213]-[.P213])/[.P213]" office:value-type="percentage" office:value="-0.454134927899802">
            <text:p>-45.41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2.100_25-5-5-5_rd_50.txt</text:p>
          </table:table-cell>
          <table:table-cell office:value-type="string">
            <text:p>true</text:p>
          </table:table-cell>
          <table:table-cell office:value-type="string">
            <text:p>13238,3983,4285,4868,5478,6465,6645,8226,9158,9965,11269,11699,13185,13577,16010,15919,19743,20676,21278,23379,23508,25555,26695,29250,31728,30052,33890,30902,32163,28862,32630,27643,23720,20810,23121</text:p>
          </table:table-cell>
          <table:table-cell office:value-type="float" office:value="4329.1231">
            <text:p>4329.1231</text:p>
          </table:table-cell>
          <table:table-cell office:value-type="float" office:value="4190.7488">
            <text:p>4190.7488</text:p>
          </table:table-cell>
          <table:table-cell office:value-type="float" office:value="137.3743">
            <text:p>137.3743</text:p>
          </table:table-cell>
          <table:table-cell office:value-type="float" office:value="3043.8627">
            <text:p>3043.8627</text:p>
          </table:table-cell>
          <table:table-cell office:value-type="float" office:value="3610.3064">
            <text:p>3610.3064</text:p>
          </table:table-cell>
          <table:table-cell office:value-type="float" office:value="3375.1947">
            <text:p>3375.1947</text:p>
          </table:table-cell>
          <table:table-cell office:value-type="float" office:value="234.1117">
            <text:p>234.1117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3, 90]</text:p>
          </table:table-cell>
          <table:table-cell office:value-type="string">
            <text:p>[1,2,3,4,5,6]</text:p>
          </table:table-cell>
          <table:table-cell office:value-type="string">
            <text:p>&lt;1,151,94,104,32,126|2,75,152,44,73,46,114,127|3,153,116,89,74,45,49,84,128|4,154,47,129|5,155,69,66,130|6,92,108,131|7,64,62,61,63,60,132|8,37,98,71,133|9,110,88,48,134|10,160,135|11,161,87,59,136|12,162,27,78,91,95,137|13,163,124,111,112,100,138|14,120,117,30,164,93,105,139|15,107,39,36,103,42,140|16,40,72,41,34,35,141|17,70,28,122,38,142|18,168,119,115,82,99,50,143|19,67,86,106,121,80,85,125,144|20,170,55,53,51,56,57,123,145|21,171,101,76,109,81,118,97,146|22,113,77,102,83,147|23,58,52,54,79,148|24,174,96,65,68,149|25,31,33,29,26,150&gt;</text:p>
          </table:table-cell>
          <table:table-cell table:formula="of:=([.J214]-[.N214])/[.N214]" office:value-type="percentage" office:value="0.199101300654149">
            <text:p>19.91%</text:p>
          </table:table-cell>
          <table:table-cell table:formula="of:=([.K214]-[.O214])/[.O214]" office:value-type="percentage" office:value="0.241631719793824">
            <text:p>24.16%</text:p>
          </table:table-cell>
          <table:table-cell table:formula="of:=([.L214]-[.P214])/[.P214]" office:value-type="percentage" office:value="-0.413210446124649">
            <text:p>-41.32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2.100_25-5-5-5_rd_70.txt</text:p>
          </table:table-cell>
          <table:table-cell office:value-type="string">
            <text:p>true</text:p>
          </table:table-cell>
          <table:table-cell office:value-type="string">
            <text:p>5068,2570,2605,3401,3907,4578,5198,5681,6772,7173,8476,8585,9944,10096,11774,12067,14154,14857,16360,18128,18415,19641,19478,21267,23528,25277,27189,29347,30156,33129,34800,38313,37889,41416,43017,44164,44505,41859,41196,42875,37119,19984</text:p>
          </table:table-cell>
          <table:table-cell office:value-type="float" office:value="4517.1584">
            <text:p>4517.1584</text:p>
          </table:table-cell>
          <table:table-cell office:value-type="float" office:value="4369.3263">
            <text:p>4369.3263</text:p>
          </table:table-cell>
          <table:table-cell office:value-type="float" office:value="146.8321">
            <text:p>146.8321</text:p>
          </table:table-cell>
          <table:table-cell office:value-type="float" office:value="3043.8627">
            <text:p>3043.8627</text:p>
          </table:table-cell>
          <table:table-cell office:value-type="float" office:value="3999.0448">
            <text:p>3999.0448</text:p>
          </table:table-cell>
          <table:table-cell office:value-type="float" office:value="3765.9713">
            <text:p>3765.9713</text:p>
          </table:table-cell>
          <table:table-cell office:value-type="float" office:value="232.0735">
            <text:p>232.0735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116,34,123,95,125,126|2,152,92,59,127|3,153,124,115,99,84,128|4,51,88,154,91,129|5,155,69,63,66,130|6,90,156,76,131|7,56,54,53,60,132|8,62,61,64,158,119,121,79,118,133|9,110,55,57,114,134|10,160,86,78,27,135|11,87,101,109,136|12,162,94,113,112,38,137|13,77,163,47,73,45,49,83,138|14,120,164,65,80,93,105,139|15,107,39,36,140|16,166,108,48,100,37,141|17,28,104,103,142|18,168,89,44,43,74,46,102,143|19,30,26,70,98,71,85,144|20,170,67,106,35,42,145|21,117,171,82,81,97,146|22,72,40,41,111,122,50,147|23,58,52,148|24,75,96,68,149|25,31,33,32,29,150&gt;</text:p>
          </table:table-cell>
          <table:table-cell table:formula="of:=([.J215]-[.N215])/[.N215]" office:value-type="percentage" office:value="0.129559338770098">
            <text:p>12.96%</text:p>
          </table:table-cell>
          <table:table-cell table:formula="of:=([.K215]-[.O215])/[.O215]" office:value-type="percentage" office:value="0.160212320258521">
            <text:p>16.02%</text:p>
          </table:table-cell>
          <table:table-cell table:formula="of:=([.L215]-[.P215])/[.P215]" office:value-type="percentage" office:value="-0.367303462049739">
            <text:p>-36.73%</text:p>
          </table:table-cell>
        </table:table-row>
        <table:table-row table:style-name="ro1">
          <table:table-cell office:value-type="string">
            <text:p>RC102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2.100_25-5-5-5_rd_90.txt</text:p>
          </table:table-cell>
          <table:table-cell office:value-type="string">
            <text:p>true</text:p>
          </table:table-cell>
          <table:table-cell office:value-type="string">
            <text:p>1643,26271,487,563,804,889,1174,1066,1317,1349,1325,1638,1712,2077,2019,2850,2906,3177,3095,3989,4114,4720,5254,5649,6137,6333,6833,7985,9199,9094,10206,9931,12042,11318,13280,13085,15712,15613,18781,15739,14769,15147,12128,12200,11348</text:p>
          </table:table-cell>
          <table:table-cell office:value-type="float" office:value="3677.4605">
            <text:p>3677.4605</text:p>
          </table:table-cell>
          <table:table-cell office:value-type="float" office:value="3458.6223">
            <text:p>3458.6223</text:p>
          </table:table-cell>
          <table:table-cell office:value-type="float" office:value="217.8382">
            <text:p>217.8382</text:p>
          </table:table-cell>
          <table:table-cell office:value-type="float" office:value="3043.8627">
            <text:p>3043.8627</text:p>
          </table:table-cell>
          <table:table-cell office:value-type="float" office:value="2727.8956">
            <text:p>2727.8956</text:p>
          </table:table-cell>
          <table:table-cell office:value-type="float" office:value="2504.8221">
            <text:p>2504.8221</text:p>
          </table:table-cell>
          <table:table-cell office:value-type="float" office:value="222.0735">
            <text:p>222.0735</text:p>
          </table:table-cell>
          <table:table-cell office:value-type="float" office:value="66">
            <text:p>66</text:p>
          </table:table-cell>
          <table:table-cell office:value-type="float" office:value="34">
            <text:p>34.0</text:p>
          </table:table-cell>
          <table:table-cell office:value-type="string">
            <text:p>[26, 27, 28, 30, 32, 34, 41, 46, 49, 51, 53, 54, 56, 59, 61, 62, 67, 70, 72, 75, 76, 77, 83, 84, 91, 96, 97, 107, 110, 113, 116, 119, 120, 121]</text:p>
          </table:table-cell>
          <table:table-cell office:value-type="string">
            <text:p>[1,2,3,4,5,6]</text:p>
          </table:table-cell>
          <table:table-cell office:value-type="string">
            <text:p>&lt;1,151,104,29,126|2,117,101,127|3,99,102,128|4,154,55,57,129|5,66,130|6,90,156,47,131|7,92,60,132|8,158,106,35,85,125,133|9,89,48,74,114,134|10,160,31,135|11,87,136|12,39,162,103,137|13,163,109,45,50,138|14,164,69,65,63,80,105,139|15,64,115,140|16,36,40,98,141|17,167,123,94,86,68,79,142|18,88,143|19,78,71,144|20,170,108,111,112,122,38,42,145|21,171,37,124,82,81,118,146|22,100,147|23,58,52,148|24,174,44,43,73,93,95,149|25,33,150&gt;</text:p>
          </table:table-cell>
          <table:table-cell table:formula="of:=([.J216]-[.N216])/[.N216]" office:value-type="percentage" office:value="0.348094296570587">
            <text:p>34.81%</text:p>
          </table:table-cell>
          <table:table-cell table:formula="of:=([.K216]-[.O216])/[.O216]" office:value-type="percentage" office:value="0.380785605492702">
            <text:p>38.08%</text:p>
          </table:table-cell>
          <table:table-cell table:formula="of:=([.L216]-[.P216])/[.P216]" office:value-type="percentage" office:value="-0.0190716136774536">
            <text:p>-1.91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3.100_25-5-5-5_rd_10.txt</text:p>
          </table:table-cell>
          <table:table-cell office:value-type="string">
            <text:p>true</text:p>
          </table:table-cell>
          <table:table-cell office:value-type="string">
            <text:p>36045,8387,9031,9791,11444,12073,12021,7026</text:p>
          </table:table-cell>
          <table:table-cell office:value-type="float" office:value="3710.601">
            <text:p>3710.601</text:p>
          </table:table-cell>
          <table:table-cell office:value-type="float" office:value="3650.7557">
            <text:p>3650.7557</text:p>
          </table:table-cell>
          <table:table-cell office:value-type="float" office:value="189.6368">
            <text:p>189.6368</text:p>
          </table:table-cell>
          <table:table-cell office:value-type="float" office:value="2583.8972">
            <text:p>2583.8972</text:p>
          </table:table-cell>
          <table:table-cell office:value-type="float" office:value="3205.9557">
            <text:p>3205.9557</text:p>
          </table:table-cell>
          <table:table-cell office:value-type="float" office:value="2972.4074">
            <text:p>2972.4074</text:p>
          </table:table-cell>
          <table:table-cell office:value-type="float" office:value="232.5483">
            <text:p>232.5483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83, 109]</text:p>
          </table:table-cell>
          <table:table-cell office:value-type="string">
            <text:p>[1,2,3,4,5,6]</text:p>
          </table:table-cell>
          <table:table-cell office:value-type="string">
            <text:p>&lt;1,67,63,66,126|2,152,119,116,80,93,121,105,127|3,101,74,50,102,128|4,56,120,106,129|5,28,62,29,30,26,130|6,70,131|7,157,55,57,132|8,97,64,68,69,65,60,96,118,133|9,159,85,113,71,31,27,134|10,52,135|11,161,36,103,39,35,42,72,136|12,162,77,124,82,47,45,76,110,88,137|13,107,122,40,91,138|14,164,86,78,98,41,38,37,139|15,123,165,125,95,140|16,61,141|17,114,46,73,43,48,44,49,142|18,117,168,87,92,108,143|19,169,115,89,53,54,75,144|20,100,111,84,34,112,99,145|21,79,146|22,172,90,94,147|23,59,81,148|24,104,33,32,149|25,58,51,150&gt;</text:p>
          </table:table-cell>
          <table:table-cell table:formula="of:=([.J217]-[.N217])/[.N217]" office:value-type="percentage" office:value="0.157408694075218">
            <text:p>15.74%</text:p>
          </table:table-cell>
          <table:table-cell table:formula="of:=([.K217]-[.O217])/[.O217]" office:value-type="percentage" office:value="0.228215116137848">
            <text:p>22.82%</text:p>
          </table:table-cell>
          <table:table-cell table:formula="of:=([.L217]-[.P217])/[.P217]" office:value-type="percentage" office:value="-0.184527257348258">
            <text:p>-18.45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3.100_25-5-5-5_rd_30.txt</text:p>
          </table:table-cell>
          <table:table-cell office:value-type="string">
            <text:p>true</text:p>
          </table:table-cell>
          <table:table-cell office:value-type="string">
            <text:p>22959,6181,7512,8176,9583,10658,11551,12860,12964,13376,11708,12682,4304</text:p>
          </table:table-cell>
          <table:table-cell office:value-type="float" office:value="4336.874">
            <text:p>4336.874</text:p>
          </table:table-cell>
          <table:table-cell office:value-type="float" office:value="4181.4242">
            <text:p>4181.4242</text:p>
          </table:table-cell>
          <table:table-cell office:value-type="float" office:value="154.4498">
            <text:p>154.4498</text:p>
          </table:table-cell>
          <table:table-cell office:value-type="float" office:value="2583.8972">
            <text:p>2583.8972</text:p>
          </table:table-cell>
          <table:table-cell office:value-type="float" office:value="3186.6343">
            <text:p>3186.6343</text:p>
          </table:table-cell>
          <table:table-cell office:value-type="float" office:value="2949.4438">
            <text:p>2949.4438</text:p>
          </table:table-cell>
          <table:table-cell office:value-type="float" office:value="236.1905">
            <text:p>236.190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65, 117]</text:p>
          </table:table-cell>
          <table:table-cell office:value-type="string">
            <text:p>[1,2,3,4,5,6]</text:p>
          </table:table-cell>
          <table:table-cell office:value-type="string">
            <text:p>&lt;1,67,63,126|2,152,44,97,60,127|3,57,58,55,128|4,120,69,66,129|5,28,30,70,33,26,130|6,72,122,102,83,131|7,157,92,109,82,88,132|8,158,96,110,133|9,159,90,89,108,38,42,37,134|10,52,160,91,119,105,135|11,161,115,107,98,136|12,162,123,94,103,85,93,86,118,137|13,40,41,71,95,138|14,164,113,78,139|15,165,121,39,140|16,68,61,62,80,141|17,114,43,48,73,74,46,49,76,142|18,168,116,45,101,47,111,99,143|19,75,54,169,53,56,144|20,100,36,84,112,50,145|21,106,64,146|22,77,172,34,35,29,125,147|23,59,173,124,81,148|24,32,104,31,27,149|25,51,87,175,79,150&gt;</text:p>
          </table:table-cell>
          <table:table-cell table:formula="of:=([.J218]-[.N218])/[.N218]" office:value-type="percentage" office:value="0.360957546964206">
            <text:p>36.10%</text:p>
          </table:table-cell>
          <table:table-cell table:formula="of:=([.K218]-[.O218])/[.O218]" office:value-type="percentage" office:value="0.417699228579979">
            <text:p>41.77%</text:p>
          </table:table-cell>
          <table:table-cell table:formula="of:=([.L218]-[.P218])/[.P218]" office:value-type="percentage" office:value="-0.346079541725853">
            <text:p>-34.61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3.100_25-5-5-5_rd_50.txt</text:p>
          </table:table-cell>
          <table:table-cell office:value-type="string">
            <text:p>true</text:p>
          </table:table-cell>
          <table:table-cell office:value-type="string">
            <text:p>10321,4589,5384,6055,6983,8115,9309,10298,11027,11568,13864,15138,16524,17412,18984,19235,21503,21029,21851,21198,22953,18714,20308,15698,16323</text:p>
          </table:table-cell>
          <table:table-cell office:value-type="float" office:value="4018.0664">
            <text:p>4018.0664</text:p>
          </table:table-cell>
          <table:table-cell office:value-type="float" office:value="3843.5004">
            <text:p>3843.5004</text:p>
          </table:table-cell>
          <table:table-cell office:value-type="float" office:value="173.566">
            <text:p>173.566</text:p>
          </table:table-cell>
          <table:table-cell office:value-type="float" office:value="2583.8972">
            <text:p>2583.8972</text:p>
          </table:table-cell>
          <table:table-cell office:value-type="float" office:value="3187.0416">
            <text:p>3187.0416</text:p>
          </table:table-cell>
          <table:table-cell office:value-type="float" office:value="2949.8493">
            <text:p>2949.8493</text:p>
          </table:table-cell>
          <table:table-cell office:value-type="float" office:value="236.1923">
            <text:p>236.1923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70, 104, 112]</text:p>
          </table:table-cell>
          <table:table-cell office:value-type="string">
            <text:p>[1,2,3,4,5,6]</text:p>
          </table:table-cell>
          <table:table-cell office:value-type="string">
            <text:p>&lt;1,67,63,66,126|2,152,121,127|3,101,43,50,44,45,128|4,154,64,129|5,61,68,69,65,29,30,28,130|6,116,156,92,119,123,131|7,157,115,124,109,88,132|8,158,73,46,47,74,81,133|9,159,90,113,134|10,160,41,91,107,105,135|11,161,27,98,103,136|12,162,96,97,93,86,118,137|13,117,163,76,82,83,102,138|14,164,89,108,78,37,42,38,139|15,165,72,39,140|16,62,141|17,53,54,52,55,56,51,114,142|18,122,77,60,143|19,169,48,49,75,120,144|20,100,84,36,40,34,35,99,111,145|21,106,79,146|22,172,85,94,26,32,71,147|23,173,87,57,148|24,31,33,80,174,125,95,149|25,58,110,59,150&gt;</text:p>
          </table:table-cell>
          <table:table-cell table:formula="of:=([.J219]-[.N219])/[.N219]" office:value-type="percentage" office:value="0.26075116182983">
            <text:p>26.08%</text:p>
          </table:table-cell>
          <table:table-cell table:formula="of:=([.K219]-[.O219])/[.O219]" office:value-type="percentage" office:value="0.302948052295417">
            <text:p>30.29%</text:p>
          </table:table-cell>
          <table:table-cell table:formula="of:=([.L219]-[.P219])/[.P219]" office:value-type="percentage" office:value="-0.265149625961558">
            <text:p>-26.51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3.100_25-5-5-5_rd_70.txt</text:p>
          </table:table-cell>
          <table:table-cell office:value-type="string">
            <text:p>true</text:p>
          </table:table-cell>
          <table:table-cell office:value-type="string">
            <text:p>4017,3454,4124,4946,5923,6760,7338,7299,9028,9772,11563,11240,13219,13800,14970,15549,16237,16354,20374,20573,23388,25058,26358,27922,27510,24431,25762,22871,13781</text:p>
          </table:table-cell>
          <table:table-cell office:value-type="float" office:value="4261.4742">
            <text:p>4261.4742</text:p>
          </table:table-cell>
          <table:table-cell office:value-type="float" office:value="4127.7309">
            <text:p>4127.7309</text:p>
          </table:table-cell>
          <table:table-cell office:value-type="float" office:value="132.7433">
            <text:p>132.7433</text:p>
          </table:table-cell>
          <table:table-cell office:value-type="float" office:value="2583.8972">
            <text:p>2583.8972</text:p>
          </table:table-cell>
          <table:table-cell office:value-type="float" office:value="3142.7789">
            <text:p>3142.7789</text:p>
          </table:table-cell>
          <table:table-cell office:value-type="float" office:value="2911.519">
            <text:p>2911.519</text:p>
          </table:table-cell>
          <table:table-cell office:value-type="float" office:value="230.2599">
            <text:p>230.2599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8, 67]</text:p>
          </table:table-cell>
          <table:table-cell office:value-type="string">
            <text:p>[1,2,3,4,5,6]</text:p>
          </table:table-cell>
          <table:table-cell office:value-type="string">
            <text:p>&lt;1,63,66,80,95,126|2,152,43,46,44,73,105,127|3,57,58,101,74,50,45,128|4,154,113,78,103,99,129|5,26,28,70,104,33,30,29,130|6,156,72,41,39,131|7,157,88,76,110,132|8,119,77,82,109,81,91,118,133|9,159,40,31,93,125,134|10,160,116,92,135|11,32,161,36,34,37,136|12,162,96,121,137|13,163,108,123,83,102,138|14,164,94,71,85,139|15,61,62,140|16,106,141|17,54,52,55,53,56,114,142|18,168,64,97,65,60,86,143|19,75,169,120,144|20,115,107,124,112,84,145|21,171,27,79,146|22,172,90,111,122,100,35,38,147|23,59,69,68,148|24,174,89,49,47,42,98,149|25,117,87,51,150&gt;</text:p>
          </table:table-cell>
          <table:table-cell table:formula="of:=([.J220]-[.N220])/[.N220]" office:value-type="percentage" office:value="0.355957366265886">
            <text:p>35.60%</text:p>
          </table:table-cell>
          <table:table-cell table:formula="of:=([.K220]-[.O220])/[.O220]" office:value-type="percentage" office:value="0.417724184523611">
            <text:p>41.77%</text:p>
          </table:table-cell>
          <table:table-cell table:formula="of:=([.L220]-[.P220])/[.P220]" office:value-type="percentage" office:value="-0.4235066548713">
            <text:p>-42.35%</text:p>
          </table:table-cell>
        </table:table-row>
        <table:table-row table:style-name="ro1">
          <table:table-cell office:value-type="string">
            <text:p>RC103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3.100_25-5-5-5_rd_90.txt</text:p>
          </table:table-cell>
          <table:table-cell office:value-type="string">
            <text:p>true</text:p>
          </table:table-cell>
          <table:table-cell office:value-type="string">
            <text:p>1691,58703,506,545,553,642,612,716,749,805,885,1076,1026,1348,1562,1672,1953,2177,2312,2707,2498,2968,2964,3626,3657,4291,4353,5205,5180,5196,5071,5211,4939,4597,4017,4089</text:p>
          </table:table-cell>
          <table:table-cell office:value-type="float" office:value="1745.7787">
            <text:p>1745.7787</text:p>
          </table:table-cell>
          <table:table-cell office:value-type="float" office:value="1659.7647">
            <text:p>1659.7647</text:p>
          </table:table-cell>
          <table:table-cell office:value-type="float" office:value="221.2354">
            <text:p>221.2354</text:p>
          </table:table-cell>
          <table:table-cell office:value-type="float" office:value="2583.8972">
            <text:p>2583.8972</text:p>
          </table:table-cell>
          <table:table-cell office:value-type="float" office:value="1628.6558">
            <text:p>1628.6558</text:p>
          </table:table-cell>
          <table:table-cell office:value-type="float" office:value="1425.0721">
            <text:p>1425.0721</text:p>
          </table:table-cell>
          <table:table-cell office:value-type="float" office:value="202.5837">
            <text:p>202.5837</text:p>
          </table:table-cell>
          <table:table-cell office:value-type="float" office:value="40">
            <text:p>40</text:p>
          </table:table-cell>
          <table:table-cell office:value-type="float" office:value="60">
            <text:p>60.0</text:p>
          </table:table-cell>
          <table:table-cell office:value-type="string">
            <text:p>[26, 27, 28, 30, 32, 34, 37, 39, 40, 41, 43, 44, 45, 46, 48, 49, 51, 52, 53, 54, 55, 56, 57, 59, 61, 62, 66, 71, 73, 74, 75, 76, 77, 79, 83, 84, 85, 86, 87, 88, 92, 96, 97, 98, 100, 102, 106, 107, 108, 110, 111, 112, 114, 115, 116, 119, 120, 121, 122, 123]</text:p>
          </table:table-cell>
          <table:table-cell office:value-type="string">
            <text:p>[1,2,3,4,5,6]</text:p>
          </table:table-cell>
          <table:table-cell office:value-type="string">
            <text:p>&lt;1,67,63,126|2,152,93,105,127|3,58,101,47,99,50,128|4,154,36,103,78,129|5,70,104,35,80,130|6,131|7,132|8,133|9,159,89,82,72,38,42,134|10,135|11,161,90,113,31,33,29,95,125,136|12,137|13,138|14,139|15,140|16,141|17,142|18,168,94,124,109,81,91,143|19,144|20,145|21,146|22,172,117,64,69,65,68,60,118,147|23,148|24,149|25,150&gt;</text:p>
          </table:table-cell>
          <table:table-cell table:formula="of:=([.J221]-[.N221])/[.N221]" office:value-type="percentage" office:value="0.0719138445336332">
            <text:p>7.19%</text:p>
          </table:table-cell>
          <table:table-cell table:formula="of:=([.K221]-[.O221])/[.O221]" office:value-type="percentage" office:value="0.164688228756987">
            <text:p>16.47%</text:p>
          </table:table-cell>
          <table:table-cell table:formula="of:=([.L221]-[.P221])/[.P221]" office:value-type="percentage" office:value="0.0920691052636516">
            <text:p>9.21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4.100_25-5-5-5_rd_10.txt</text:p>
          </table:table-cell>
          <table:table-cell office:value-type="string">
            <text:p>true</text:p>
          </table:table-cell>
          <table:table-cell office:value-type="string">
            <text:p>51219,10847,11147,15111,12585,17425,13548,13021</text:p>
          </table:table-cell>
          <table:table-cell office:value-type="float" office:value="3715.9028">
            <text:p>3715.9028</text:p>
          </table:table-cell>
          <table:table-cell office:value-type="float" office:value="3616.0891">
            <text:p>3616.0891</text:p>
          </table:table-cell>
          <table:table-cell office:value-type="float" office:value="174.4826">
            <text:p>174.4826</text:p>
          </table:table-cell>
          <table:table-cell office:value-type="float" office:value="2224.3092">
            <text:p>2224.3092</text:p>
          </table:table-cell>
          <table:table-cell office:value-type="float" office:value="2595.1168">
            <text:p>2595.1168</text:p>
          </table:table-cell>
          <table:table-cell office:value-type="float" office:value="2366.0443">
            <text:p>2366.0443</text:p>
          </table:table-cell>
          <table:table-cell office:value-type="float" office:value="228.0725">
            <text:p>228.0725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102, 104]</text:p>
          </table:table-cell>
          <table:table-cell office:value-type="string">
            <text:p>[1,2,3,4,5,6]</text:p>
          </table:table-cell>
          <table:table-cell office:value-type="string">
            <text:p>&lt;1,151,90,122,112,84,100,83,126|2,69,67,127|3,30,128|4,44,74,47,154,116,73,45,50,129|5,123,155,93,95,28,33,26,71,106,130|6,63,64,131|7,157,46,48,43,99,82,89,132|8,59,52,51,57,53,58,55,133|9,97,79,159,115,124,103,80,125,134|10,49,38,35,111,135|11,119,118,121,105,136|12,162,70,27,29,137|13,163,34,96,138|14,61,139|15,88,110,140|16,120,87,101,114,141|17,39,98,85,142|18,168,76,60,143|19,169,108,91,144|20,75,56,54,92,109,145|21,66,62,68,65,146|22,77,107,36,42,37,41,72,147|23,113,40,148|24,174,117,149|25,175,86,94,78,32,31,81,150&gt;</text:p>
          </table:table-cell>
          <table:table-cell table:formula="of:=([.J222]-[.N222])/[.N222]" office:value-type="percentage" office:value="0.431882680579156">
            <text:p>43.19%</text:p>
          </table:table-cell>
          <table:table-cell table:formula="of:=([.K222]-[.O222])/[.O222]" office:value-type="percentage" office:value="0.528326878748636">
            <text:p>52.83%</text:p>
          </table:table-cell>
          <table:table-cell table:formula="of:=([.L222]-[.P222])/[.P222]" office:value-type="percentage" office:value="-0.234968705126659">
            <text:p>-23.50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4.100_25-5-5-5_rd_30.txt</text:p>
          </table:table-cell>
          <table:table-cell office:value-type="string">
            <text:p>true</text:p>
          </table:table-cell>
          <table:table-cell office:value-type="string">
            <text:p>30900,8684,9019,10310,12358,15846,15409,17628,19063,19746</text:p>
          </table:table-cell>
          <table:table-cell office:value-type="float" office:value="3926.2023">
            <text:p>3926.2023</text:p>
          </table:table-cell>
          <table:table-cell office:value-type="float" office:value="3859.5798">
            <text:p>3859.5798</text:p>
          </table:table-cell>
          <table:table-cell office:value-type="float" office:value="178.5459">
            <text:p>178.5459</text:p>
          </table:table-cell>
          <table:table-cell office:value-type="float" office:value="2224.3092">
            <text:p>2224.3092</text:p>
          </table:table-cell>
          <table:table-cell office:value-type="float" office:value="2689.0421">
            <text:p>2689.0421</text:p>
          </table:table-cell>
          <table:table-cell office:value-type="float" office:value="2456.9602">
            <text:p>2456.9602</text:p>
          </table:table-cell>
          <table:table-cell office:value-type="float" office:value="231.082">
            <text:p>231.082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25]</text:p>
          </table:table-cell>
          <table:table-cell office:value-type="string">
            <text:p>[1,2,3,4,5,6]</text:p>
          </table:table-cell>
          <table:table-cell office:value-type="string">
            <text:p>&lt;1,151,82,91,108,90,126|2,67,64,69,152,61,66,127|3,153,98,128|4,45,44,47,50,74,129|5,103,123,130|6,156,106,63,60,68,121,131|7,100,42,102,43,132|8,97,118,87,88,76,110,133|9,79,96,134|10,37,122,135|11,119,55,52,58,54,51,136|12,162,115,104,28,71,29,137|13,163,138|14,65,59,53,56,139|15,73,49,48,112,111,140|16,57,101,114,83,141|17,117,116,124,78,85,38,39,142|18,62,143|19,169,40,34,84,99,46,144|20,75,120,92,109,105,81,145|21,171,30,26,32,33,70,27,31,86,146|22,77,94,72,35,41,147|23,173,107,148|24,174,93,89,149|25,175,36,113,95,80,150&gt;</text:p>
          </table:table-cell>
          <table:table-cell table:formula="of:=([.J223]-[.N223])/[.N223]" office:value-type="percentage" office:value="0.460074686075015">
            <text:p>46.01%</text:p>
          </table:table-cell>
          <table:table-cell table:formula="of:=([.K223]-[.O223])/[.O223]" office:value-type="percentage" office:value="0.570875995467896">
            <text:p>57.09%</text:p>
          </table:table-cell>
          <table:table-cell table:formula="of:=([.L223]-[.P223])/[.P223]" office:value-type="percentage" office:value="-0.227348300603249">
            <text:p>-22.73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4.100_25-5-5-5_rd_50.txt</text:p>
          </table:table-cell>
          <table:table-cell office:value-type="string">
            <text:p>true</text:p>
          </table:table-cell>
          <table:table-cell office:value-type="string">
            <text:p>16390,7441,7645,8863,10137,11436,11766,13251,14157,16225,17130,19882,18947,18016,14100,16799,15573</text:p>
          </table:table-cell>
          <table:table-cell office:value-type="float" office:value="3905.064">
            <text:p>3905.064</text:p>
          </table:table-cell>
          <table:table-cell office:value-type="float" office:value="3840.1369">
            <text:p>3840.1369</text:p>
          </table:table-cell>
          <table:table-cell office:value-type="float" office:value="133.9022">
            <text:p>133.9022</text:p>
          </table:table-cell>
          <table:table-cell office:value-type="float" office:value="2224.3092">
            <text:p>2224.3092</text:p>
          </table:table-cell>
          <table:table-cell office:value-type="float" office:value="2672.2824">
            <text:p>2672.2824</text:p>
          </table:table-cell>
          <table:table-cell office:value-type="float" office:value="2449.2634">
            <text:p>2449.2634</text:p>
          </table:table-cell>
          <table:table-cell office:value-type="float" office:value="222.019">
            <text:p>222.019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48, 80]</text:p>
          </table:table-cell>
          <table:table-cell office:value-type="string">
            <text:p>[1,2,3,4,5,6]</text:p>
          </table:table-cell>
          <table:table-cell office:value-type="string">
            <text:p>&lt;1,151,36,40,42,41,126|2,66,67,64,68,127|3,153,94,109,120,91,103,128|4,47,88,76,129|5,90,98,123,130|6,156,106,63,60,62,61,65,131|7,44,39,35,34,99,102,82,132|8,58,57,53,133|9,96,69,75,97,134|10,122,37,72,104,38,83,135|11,118,117,110,87,136|12,162,115,70,28,29,71,125,137|13,163,105,92,52,54,138|14,55,56,59,139|15,100,73,50,140|16,114,101,43,141|17,119,78,142|18,168,121,143|19,169,89,108,144|20,81,170,95,116,145|21,171,107,31,30,33,27,26,86,146|22,77,111,124,112,84,147|23,173,51,46,148|24,174,79,93,45,49,74,149|25,175,32,85,113,150&gt;</text:p>
          </table:table-cell>
          <table:table-cell table:formula="of:=([.J224]-[.N224])/[.N224]" office:value-type="percentage" office:value="0.461321602836586">
            <text:p>46.13%</text:p>
          </table:table-cell>
          <table:table-cell table:formula="of:=([.K224]-[.O224])/[.O224]" office:value-type="percentage" office:value="0.567874202505129">
            <text:p>56.79%</text:p>
          </table:table-cell>
          <table:table-cell table:formula="of:=([.L224]-[.P224])/[.P224]" office:value-type="percentage" office:value="-0.396888554583166">
            <text:p>-39.69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4.100_25-5-5-5_rd_70.txt</text:p>
          </table:table-cell>
          <table:table-cell office:value-type="string">
            <text:p>true</text:p>
          </table:table-cell>
          <table:table-cell office:value-type="string">
            <text:p>4666,6489,7426,9259,9457,11173,12225,13848,15478,17974,17744,18878,19527,22378,21468,19882,18692</text:p>
          </table:table-cell>
          <table:table-cell office:value-type="float" office:value="4075.2371">
            <text:p>4075.2371</text:p>
          </table:table-cell>
          <table:table-cell office:value-type="float" office:value="3935.1135">
            <text:p>3935.1135</text:p>
          </table:table-cell>
          <table:table-cell office:value-type="float" office:value="139.1235">
            <text:p>139.1235</text:p>
          </table:table-cell>
          <table:table-cell office:value-type="float" office:value="2224.3092">
            <text:p>2224.3092</text:p>
          </table:table-cell>
          <table:table-cell office:value-type="float" office:value="2679.5363">
            <text:p>2679.5363</text:p>
          </table:table-cell>
          <table:table-cell office:value-type="float" office:value="2449.4886">
            <text:p>2449.4886</text:p>
          </table:table-cell>
          <table:table-cell office:value-type="float" office:value="229.0478">
            <text:p>229.047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151,94,73,43,102,84,126|2,66,68,63,69,64,127|3,153,93,30,33,71,29,125,128|4,55,76,129|5,155,106,90,130|6,97,67,131|7,85,103,34,112,99,132|8,91,81,89,133|9,159,96,134|10,27,104,37,38,111,135|11,161,75,119,136|12,162,40,42,137|13,163,105,92,54,56,51,52,59,138|14,164,95,60,65,62,61,139|15,72,36,122,100,83,50,140|16,58,57,101,114,141|17,86,98,78,113,123,80,142|18,168,118,121,143|19,169,46,48,45,74,47,44,144|20,170,116,117,87,109,120,145|21,171,26,32,70,31,28,146|22,107,115,41,35,39,147|23,173,53,110,88,108,148|24,174,79,49,149|25,175,82,124,77,150&gt;</text:p>
          </table:table-cell>
          <table:table-cell table:formula="of:=([.J225]-[.N225])/[.N225]" office:value-type="percentage" office:value="0.520874003460972">
            <text:p>52.09%</text:p>
          </table:table-cell>
          <table:table-cell table:formula="of:=([.K225]-[.O225])/[.O225]" office:value-type="percentage" office:value="0.606504108653537">
            <text:p>60.65%</text:p>
          </table:table-cell>
          <table:table-cell table:formula="of:=([.L225]-[.P225])/[.P225]" office:value-type="percentage" office:value="-0.392600583808271">
            <text:p>-39.26%</text:p>
          </table:table-cell>
        </table:table-row>
        <table:table-row table:style-name="ro1">
          <table:table-cell office:value-type="string">
            <text:p>RC104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4.100_25-5-5-5_rd_90.txt</text:p>
          </table:table-cell>
          <table:table-cell office:value-type="string">
            <text:p>true</text:p>
          </table:table-cell>
          <table:table-cell office:value-type="string">
            <text:p>1828,130132,541,709,745,1117,1060,1426,1295,1589,1627,1820,2054,2038,1985,2209,2423,2714,2688,2651,2406</text:p>
          </table:table-cell>
          <table:table-cell office:value-type="float" office:value="1272.2069">
            <text:p>1272.2069</text:p>
          </table:table-cell>
          <table:table-cell office:value-type="float" office:value="1031.8883">
            <text:p>1031.8883</text:p>
          </table:table-cell>
          <table:table-cell office:value-type="float" office:value="239.3185">
            <text:p>239.3185</text:p>
          </table:table-cell>
          <table:table-cell office:value-type="float" office:value="2224.3092">
            <text:p>2224.3092</text:p>
          </table:table-cell>
          <table:table-cell office:value-type="float" office:value="1078.2451">
            <text:p>1078.2451</text:p>
          </table:table-cell>
          <table:table-cell office:value-type="float" office:value="898.3469">
            <text:p>898.3469</text:p>
          </table:table-cell>
          <table:table-cell office:value-type="float" office:value="178.8981">
            <text:p>178.8981</text:p>
          </table:table-cell>
          <table:table-cell office:value-type="float" office:value="29">
            <text:p>29</text:p>
          </table:table-cell>
          <table:table-cell office:value-type="float" office:value="71">
            <text:p>71.0</text:p>
          </table:table-cell>
          <table:table-cell office:value-type="string">
            <text:p>[26, 27, 28, 30, 31, 32, 35, 37, 39, 41, 42, 43, 44, 45, 46, 47, 49, 51, 52, 53, 54, 55, 56, 57, 58, 59, 60, 61, 62, 64, 65, 66, 67, 68, 73, 74, 75, 77, 79, 81, 82, 84, 85, 86, 87, 88, 89, 90, 91, 92, 93, 95, 96, 97, 99, 103, 106, 108, 109, 110, 111, 113, 114, 115, 116, 118, 119, 120, 121, 122, 123]</text:p>
          </table:table-cell>
          <table:table-cell office:value-type="string">
            <text:p>[1,2,3,4,5,6]</text:p>
          </table:table-cell>
          <table:table-cell office:value-type="string">
            <text:p>&lt;1,34,126|2,127|3,128|4,129|5,130|6,131|7,132|8,133|9,134|10,38,135|11,136|12,29,137|13,138|14,139|15,48,101,76,50,140|16,141|17,167,107,36,112,100,102,83,142|18,143|19,144|20,105,170,117,124,78,72,98,125,145|21,63,69,146|22,94,70,71,33,80,147|23,40,104,148|24,149|25,150&gt;</text:p>
          </table:table-cell>
          <table:table-cell table:formula="of:=([.J226]-[.N226])/[.N226]" office:value-type="percentage" office:value="0.179886558260269">
            <text:p>17.99%</text:p>
          </table:table-cell>
          <table:table-cell table:formula="of:=([.K226]-[.O226])/[.O226]" office:value-type="percentage" office:value="0.148652374711818">
            <text:p>14.87%</text:p>
          </table:table-cell>
          <table:table-cell table:formula="of:=([.L226]-[.P226])/[.P226]" office:value-type="percentage" office:value="0.337736398541963">
            <text:p>33.77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5.100_25-5-5-5_rd_10.txt</text:p>
          </table:table-cell>
          <table:table-cell office:value-type="string">
            <text:p>true</text:p>
          </table:table-cell>
          <table:table-cell office:value-type="string">
            <text:p>36327,7124,8756,9899,11900,12694,14833,15943,17901,17504,18491</text:p>
          </table:table-cell>
          <table:table-cell office:value-type="float" office:value="3964.802">
            <text:p>3964.802</text:p>
          </table:table-cell>
          <table:table-cell office:value-type="float" office:value="3788.7563">
            <text:p>3788.7563</text:p>
          </table:table-cell>
          <table:table-cell office:value-type="float" office:value="179.8477">
            <text:p>179.8477</text:p>
          </table:table-cell>
          <table:table-cell office:value-type="float" office:value="3003.1676">
            <text:p>3003.1676</text:p>
          </table:table-cell>
          <table:table-cell office:value-type="float" office:value="4032.7523">
            <text:p>4032.7523</text:p>
          </table:table-cell>
          <table:table-cell office:value-type="float" office:value="3799.5263">
            <text:p>3799.5263</text:p>
          </table:table-cell>
          <table:table-cell office:value-type="float" office:value="232.226">
            <text:p>232.226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04]</text:p>
          </table:table-cell>
          <table:table-cell office:value-type="string">
            <text:p>[1,2,3,4,5,6]</text:p>
          </table:table-cell>
          <table:table-cell office:value-type="string">
            <text:p>&lt;1,151,94,124,82,45,46,50,49,126|2,152,86,106,127|3,72,39,41,128|4,53,58,55,57,129|5,61,64,69,66,130|6,156,84,111,112,99,83,131|7,97,96,51,121,132|8,117,158,56,54,59,79,133|9,159,87,35,95,125,134|10,160,90,107,100,122,38,135|11,62,136|12,71,31,137|13,30,70,32,138|14,98,33,28,139|15,165,63,65,68,60,26,140|16,119,115,77,91,93,105,141|17,167,92,109,76,142|18,67,143|19,169,40,34,42,144|20,52,145|21,171,89,47,74,81,116,146|22,37,36,78,27,29,147|23,173,108,48,44,43,73,102,148|24,174,120,88,101,114,110,75,118,149|25,175,113,123,103,80,85,150&gt;</text:p>
          </table:table-cell>
          <table:table-cell table:formula="of:=([.J227]-[.N227])/[.N227]" office:value-type="percentage" office:value="-0.0168496091366683">
            <text:p>-1.68%</text:p>
          </table:table-cell>
          <table:table-cell table:formula="of:=([.K227]-[.O227])/[.O227]" office:value-type="percentage" office:value="-0.0028345638770812">
            <text:p>-0.28%</text:p>
          </table:table-cell>
          <table:table-cell table:formula="of:=([.L227]-[.P227])/[.P227]" office:value-type="percentage" office:value="-0.225548818823043">
            <text:p>-22.55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5.100_25-5-5-5_rd_30.txt</text:p>
          </table:table-cell>
          <table:table-cell office:value-type="string">
            <text:p>true</text:p>
          </table:table-cell>
          <table:table-cell office:value-type="string">
            <text:p>21620,4963,5394,6380,7088,8126,9413,10933,12360,13048,15117,16044,18873,19190,21464,22853,25484,25452,27957,28155,26719,23585,23459,18643,16911</text:p>
          </table:table-cell>
          <table:table-cell office:value-type="float" office:value="4184.5346">
            <text:p>4184.5346</text:p>
          </table:table-cell>
          <table:table-cell office:value-type="float" office:value="4018.5776">
            <text:p>4018.5776</text:p>
          </table:table-cell>
          <table:table-cell office:value-type="float" office:value="164.957">
            <text:p>164.957</text:p>
          </table:table-cell>
          <table:table-cell office:value-type="float" office:value="3003.1676">
            <text:p>3003.1676</text:p>
          </table:table-cell>
          <table:table-cell office:value-type="float" office:value="4157.3115">
            <text:p>4157.3115</text:p>
          </table:table-cell>
          <table:table-cell office:value-type="float" office:value="3925.3386">
            <text:p>3925.3386</text:p>
          </table:table-cell>
          <table:table-cell office:value-type="float" office:value="230.9729">
            <text:p>230.9729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59]</text:p>
          </table:table-cell>
          <table:table-cell office:value-type="string">
            <text:p>[1,2,3,4,5,6]</text:p>
          </table:table-cell>
          <table:table-cell office:value-type="string">
            <text:p>&lt;1,115,151,82,45,50,126|2,76,127|3,153,119,124,122,100,83,128|4,53,58,55,57,129|5,64,61,69,66,116,81,105,130|6,156,87,47,91,131|7,54,92,132|8,117,158,36,37,34,84,99,133|9,159,94,32,33,31,71,29,28,134|10,160,90,101,74,49,135|11,161,86,30,26,62,136|12,39,72,79,93,137|13,70,163,106,121,60,138|14,77,111,112,80,95,125,139|15,27,63,65,68,140|16,41,40,103,98,85,141|17,167,89,109,75,142|18,67,143|19,169,123,107,78,35,38,42,144|20,52,56,145|21,110,51,146|22,97,96,147|23,173,108,48,44,43,73,102,148|24,174,120,88,114,46,118,149|25,175,113,104,150&gt;</text:p>
          </table:table-cell>
          <table:table-cell table:formula="of:=([.J228]-[.N228])/[.N228]" office:value-type="percentage" office:value="0.00654824638471285">
            <text:p>0.65%</text:p>
          </table:table-cell>
          <table:table-cell table:formula="of:=([.K228]-[.O228])/[.O228]" office:value-type="percentage" office:value="0.0237531101138638">
            <text:p>2.38%</text:p>
          </table:table-cell>
          <table:table-cell table:formula="of:=([.L228]-[.P228])/[.P228]" office:value-type="percentage" office:value="-0.285816647753914">
            <text:p>-28.58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5.100_25-5-5-5_rd_50.txt</text:p>
          </table:table-cell>
          <table:table-cell office:value-type="string">
            <text:p>true</text:p>
          </table:table-cell>
          <table:table-cell office:value-type="string">
            <text:p>11288,2998,3209,4094,4318,4979,6057,6643,7514,7928,9198,10284,11136,11987,13233,14672,15683,16490,18759,18789,20657,21287,24161,24139,28528,29171,33942,34903,38065,36509,37556,37948,41735,39681,44594,30006,25760,22201,19644</text:p>
          </table:table-cell>
          <table:table-cell office:value-type="float" office:value="4222.2398">
            <text:p>4222.2398</text:p>
          </table:table-cell>
          <table:table-cell office:value-type="float" office:value="4065.7655">
            <text:p>4065.7655</text:p>
          </table:table-cell>
          <table:table-cell office:value-type="float" office:value="155.4743">
            <text:p>155.4743</text:p>
          </table:table-cell>
          <table:table-cell office:value-type="float" office:value="3003.1676">
            <text:p>3003.1676</text:p>
          </table:table-cell>
          <table:table-cell office:value-type="float" office:value="3887.9019">
            <text:p>3887.9019</text:p>
          </table:table-cell>
          <table:table-cell office:value-type="float" office:value="3660.0157">
            <text:p>3660.0157</text:p>
          </table:table-cell>
          <table:table-cell office:value-type="float" office:value="226.8863">
            <text:p>226.886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27]</text:p>
          </table:table-cell>
          <table:table-cell office:value-type="string">
            <text:p>[1,2,3,4,5,6]</text:p>
          </table:table-cell>
          <table:table-cell office:value-type="string">
            <text:p>&lt;1,87,92,109,76,45,50,126|2,152,110,106,127|3,107,39,41,100,122,38,128|4,58,53,57,129|5,64,62,81,119,105,130|6,156,72,40,112,111,49,83,131|7,61,67,63,65,60,132|8,158,90,77,36,34,84,99,133|9,159,94,32,33,134|10,160,120,124,135|11,96,136|12,37,31,137|13,70,30,26,138|14,89,116,29,28,139|15,165,115,103,85,95,125,140|16,86,47,93,141|17,88,55,54,59,56,142|18,168,71,91,143|19,169,123,78,35,42,144|20,170,82,74,114,145|21,97,52,51,146|22,172,69,66,68,147|23,173,108,48,44,43,46,73,102,148|24,117,174,101,75,79,118,121,149|25,175,113,104,98,80,150&gt;</text:p>
          </table:table-cell>
          <table:table-cell table:formula="of:=([.J229]-[.N229])/[.N229]" office:value-type="percentage" office:value="0.0859944279972703">
            <text:p>8.60%</text:p>
          </table:table-cell>
          <table:table-cell table:formula="of:=([.K229]-[.O229])/[.O229]" office:value-type="percentage" office:value="0.110860125545363">
            <text:p>11.09%</text:p>
          </table:table-cell>
          <table:table-cell table:formula="of:=([.L229]-[.P229])/[.P229]" office:value-type="percentage" office:value="-0.314747959660852">
            <text:p>-31.47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5.100_25-5-5-5_rd_70.txt</text:p>
          </table:table-cell>
          <table:table-cell office:value-type="string">
            <text:p>true</text:p>
          </table:table-cell>
          <table:table-cell office:value-type="string">
            <text:p>5806,1469,1794,2230,2645,3149,3442,4247,4348,5608,6258,6969,7486,8586,9157,11463,12134,12611,14372,14312,16695,17136,19857,21135,23163,22299,25822,24855,28900,29803,33637,33189,39517,36745,44054,40294,44237,39136,47106,43522,50580,42705,42304,29529,28500,14363</text:p>
          </table:table-cell>
          <table:table-cell office:value-type="float" office:value="4424.9926">
            <text:p>4424.9926</text:p>
          </table:table-cell>
          <table:table-cell office:value-type="float" office:value="4238.9701">
            <text:p>4238.9701</text:p>
          </table:table-cell>
          <table:table-cell office:value-type="float" office:value="185.0224">
            <text:p>185.0224</text:p>
          </table:table-cell>
          <table:table-cell office:value-type="float" office:value="3003.1676">
            <text:p>3003.1676</text:p>
          </table:table-cell>
          <table:table-cell office:value-type="float" office:value="3980.7391">
            <text:p>3980.7391</text:p>
          </table:table-cell>
          <table:table-cell office:value-type="float" office:value="3741.8394">
            <text:p>3741.8394</text:p>
          </table:table-cell>
          <table:table-cell office:value-type="float" office:value="237.8997">
            <text:p>237.8997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17]</text:p>
          </table:table-cell>
          <table:table-cell office:value-type="string">
            <text:p>[1,2,3,4,5,6]</text:p>
          </table:table-cell>
          <table:table-cell office:value-type="string">
            <text:p>&lt;1,151,119,109,76,46,50,49,126|2,152,64,31,127|3,107,153,86,115,111,38,128|4,58,53,55,129|5,88,110,54,105,130|6,156,51,59,102,131|7,61,67,69,63,65,97,132|8,158,120,43,74,82,99,133|9,159,101,80,95,125,134|10,160,89,124,135|11,87,96,161,81,116,136|12,113,137|13,30,70,33,138|14,94,106,66,68,60,62,139|15,27,32,41,71,29,28,140|16,77,40,72,103,93,141|17,167,92,75,57,142|18,168,108,34,91,118,143|19,169,123,39,78,35,42,85,144|20,56,52,145|21,44,48,47,45,114,146|22,36,104,26,147|23,173,90,84,112,100,122,83,148|24,73,174,79,121,149|25,175,37,98,150&gt;</text:p>
          </table:table-cell>
          <table:table-cell table:formula="of:=([.J230]-[.N230])/[.N230]" office:value-type="percentage" office:value="0.111600757758779">
            <text:p>11.16%</text:p>
          </table:table-cell>
          <table:table-cell table:formula="of:=([.K230]-[.O230])/[.O230]" office:value-type="percentage" office:value="0.13285730542043">
            <text:p>13.29%</text:p>
          </table:table-cell>
          <table:table-cell table:formula="of:=([.L230]-[.P230])/[.P230]" office:value-type="percentage" office:value="-0.222267199159982">
            <text:p>-22.23%</text:p>
          </table:table-cell>
        </table:table-row>
        <table:table-row table:style-name="ro1">
          <table:table-cell office:value-type="string">
            <text:p>RC105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5.100_25-5-5-5_rd_90.txt</text:p>
          </table:table-cell>
          <table:table-cell office:value-type="string">
            <text:p>true</text:p>
          </table:table-cell>
          <table:table-cell office:value-type="string">
            <text:p>1745,470,4720,756,749,653,7105,751,868,1022,6608,1252,1041,955,1031,1523,12219,1669,1689,2302,2112,2848,3920,3174,2981,4381,3667,4644,4295,6396,5981,7345,6794,8218,8057,9336,8619,11058,9937,12161,11447,14195,14188,15423,14987,16699,14901,16146,12920,14707,13641,15051,12231,14515,12470,14047,12878,1674</text:p>
          </table:table-cell>
          <table:table-cell office:value-type="float" office:value="2887.6688">
            <text:p>2887.6688</text:p>
          </table:table-cell>
          <table:table-cell office:value-type="float" office:value="2647.4116">
            <text:p>2647.4116</text:p>
          </table:table-cell>
          <table:table-cell office:value-type="float" office:value="239.2572">
            <text:p>239.2572</text:p>
          </table:table-cell>
          <table:table-cell office:value-type="float" office:value="3003.1676">
            <text:p>3003.1676</text:p>
          </table:table-cell>
          <table:table-cell office:value-type="float" office:value="2168.9211">
            <text:p>2168.9211</text:p>
          </table:table-cell>
          <table:table-cell office:value-type="float" office:value="1949.8807">
            <text:p>1949.8807</text:p>
          </table:table-cell>
          <table:table-cell office:value-type="float" office:value="218.0405">
            <text:p>218.0405</text:p>
          </table:table-cell>
          <table:table-cell office:value-type="float" office:value="55">
            <text:p>55</text:p>
          </table:table-cell>
          <table:table-cell office:value-type="float" office:value="45">
            <text:p>45.0</text:p>
          </table:table-cell>
          <table:table-cell office:value-type="string">
            <text:p>[27, 30, 33, 37, 38, 39, 40, 43, 48, 51, 52, 53, 54, 56, 58, 61, 64, 65, 67, 70, 71, 73, 75, 77, 78, 79, 81, 83, 84, 90, 91, 96, 97, 102, 103, 104, 107, 108, 112, 113, 117, 120, 122, 123, 124]</text:p>
          </table:table-cell>
          <table:table-cell office:value-type="string">
            <text:p>[1,2,3,4,5,6]</text:p>
          </table:table-cell>
          <table:table-cell office:value-type="string">
            <text:p>&lt;1,87,92,109,50,126|2,152,86,106,66,93,105,127|3,119,115,111,100,128|4,55,129|5,88,46,114,57,59,130|6,156,41,72,60,131|7,69,63,68,132|8,133|9,159,76,44,74,45,49,95,134|10,135|11,62,136|12,85,137|13,138|14,32,98,34,29,28,26,139|15,140|16,94,82,35,42,141|17,89,167,47,99,142|18,143|19,80,144|20,145|21,146|22,147|23,173,110,101,116,121,118,148|24,174,36,31,125,149|25,150&gt;</text:p>
          </table:table-cell>
          <table:table-cell table:formula="of:=([.J231]-[.N231])/[.N231]" office:value-type="percentage" office:value="0.331384899155622">
            <text:p>33.14%</text:p>
          </table:table-cell>
          <table:table-cell table:formula="of:=([.K231]-[.O231])/[.O231]" office:value-type="percentage" office:value="0.357730039586524">
            <text:p>35.77%</text:p>
          </table:table-cell>
          <table:table-cell table:formula="of:=([.L231]-[.P231])/[.P231]" office:value-type="percentage" office:value="0.0973062343922345">
            <text:p>9.73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6.100_25-5-5-5_rd_10.txt</text:p>
          </table:table-cell>
          <table:table-cell office:value-type="string">
            <text:p>true</text:p>
          </table:table-cell>
          <table:table-cell office:value-type="string">
            <text:p>33709,6648,7605,8079,9895,10745,12150,12841,14639,11295</text:p>
          </table:table-cell>
          <table:table-cell office:value-type="float" office:value="4377.1015">
            <text:p>4377.1015</text:p>
          </table:table-cell>
          <table:table-cell office:value-type="float" office:value="4242.6256">
            <text:p>4242.6256</text:p>
          </table:table-cell>
          <table:table-cell office:value-type="float" office:value="133.4758">
            <text:p>133.4758</text:p>
          </table:table-cell>
          <table:table-cell office:value-type="float" office:value="2936.9535">
            <text:p>2936.9535</text:p>
          </table:table-cell>
          <table:table-cell office:value-type="float" office:value="3417.1451">
            <text:p>3417.1451</text:p>
          </table:table-cell>
          <table:table-cell office:value-type="float" office:value="3184.6871">
            <text:p>3184.6871</text:p>
          </table:table-cell>
          <table:table-cell office:value-type="float" office:value="231.458">
            <text:p>231.458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92,119,106,80,95,125,105,126|2,152,78,104,33,29,85,127|3,37,40,72,34,35,93,128|4,154,52,56,57,129|5,155,70,98,103,42,130|6,117,156,107,124,115,91,116,81,131|7,54,76,50,99,132|8,158,90,43,46,79,133|9,39,121,134|10,160,96,75,51,135|11,88,87,136|12,162,31,28,32,26,137|13,100,84,112,122,83,138|14,53,58,55,139|15,77,41,36,38,102,140|16,108,111,109,141|17,167,27,113,82,49,73,142|18,94,86,69,143|19,61,66,63,144|20,170,89,44,48,45,47,74,145|21,171,123,30,71,68,146|22,172,97,59,62,147|23,120,110,148|24,174,64,65,60,149|25,67,175,101,114,118,150&gt;</text:p>
          </table:table-cell>
          <table:table-cell table:formula="of:=([.J232]-[.N232])/[.N232]" office:value-type="percentage" office:value="0.280923511266759">
            <text:p>28.09%</text:p>
          </table:table-cell>
          <table:table-cell table:formula="of:=([.K232]-[.O232])/[.O232]" office:value-type="percentage" office:value="0.332195429811613">
            <text:p>33.22%</text:p>
          </table:table-cell>
          <table:table-cell table:formula="of:=([.L232]-[.P232])/[.P232]" office:value-type="percentage" office:value="-0.423326046194126">
            <text:p>-42.33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6.100_25-5-5-5_rd_30.txt</text:p>
          </table:table-cell>
          <table:table-cell office:value-type="string">
            <text:p>true</text:p>
          </table:table-cell>
          <table:table-cell office:value-type="string">
            <text:p>17818,4154,4920,5714,6328,7036,8464,9148,10327,10857,12692,14382,16227,17037,18025,18055,20579,21752,24166,24571,26119,24589,28800,26339,24282</text:p>
          </table:table-cell>
          <table:table-cell office:value-type="float" office:value="4228.4765">
            <text:p>4228.4765</text:p>
          </table:table-cell>
          <table:table-cell office:value-type="float" office:value="4120.2171">
            <text:p>4120.2171</text:p>
          </table:table-cell>
          <table:table-cell office:value-type="float" office:value="107.2593">
            <text:p>107.2593</text:p>
          </table:table-cell>
          <table:table-cell office:value-type="float" office:value="2936.9535">
            <text:p>2936.9535</text:p>
          </table:table-cell>
          <table:table-cell office:value-type="float" office:value="3396.0449">
            <text:p>3396.0449</text:p>
          </table:table-cell>
          <table:table-cell office:value-type="float" office:value="3175.4127">
            <text:p>3175.4127</text:p>
          </table:table-cell>
          <table:table-cell office:value-type="float" office:value="219.6322">
            <text:p>219.6322</text:p>
          </table:table-cell>
          <table:table-cell office:value-type="float" office:value="100">
            <text:p>100</text:p>
          </table:table-cell>
          <table:table-cell office:value-type="float" office:value="0">
            <text:p>0.0</text:p>
          </table:table-cell>
          <table:table-cell office:value-type="string">
            <text:p>[]</text:p>
          </table:table-cell>
          <table:table-cell office:value-type="string">
            <text:p>[1,2,3,4,5,6]</text:p>
          </table:table-cell>
          <table:table-cell office:value-type="string">
            <text:p>&lt;1,44,47,119,121,116,105,126|2,152,90,39,37,103,98,104,85,95,127|3,108,78,34,125,128|4,52,56,54,57,129|5,155,113,112,130|6,156,32,71,28,93,131|7,40,72,124,82,99,83,102,132|8,158,94,36,41,35,79,133|9,97,65,69,60,134|10,160,92,75,51,135|11,161,46,43,136|12,162,86,115,106,80,26,137|13,88,87,110,91,81,138|14,55,53,58,59,139|15,107,77,100,122,38,42,140|16,166,89,101,114,141|17,63,109,142|18,168,70,27,33,29,143|19,67,61,66,144|20,170,48,74,50,45,49,145|21,123,30,31,146|22,172,117,96,68,62,147|23,120,76,73,148|24,174,64,149|25,175,111,84,118,150&gt;</text:p>
          </table:table-cell>
          <table:table-cell table:formula="of:=([.J233]-[.N233])/[.N233]" office:value-type="percentage" office:value="0.245117960601758">
            <text:p>24.51%</text:p>
          </table:table-cell>
          <table:table-cell table:formula="of:=([.K233]-[.O233])/[.O233]" office:value-type="percentage" office:value="0.297537513785216">
            <text:p>29.75%</text:p>
          </table:table-cell>
          <table:table-cell table:formula="of:=([.L233]-[.P233])/[.P233]" office:value-type="percentage" office:value="-0.51164128028586">
            <text:p>-51.16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6.100_25-5-5-5_rd_50.txt</text:p>
          </table:table-cell>
          <table:table-cell office:value-type="string">
            <text:p>true</text:p>
          </table:table-cell>
          <table:table-cell office:value-type="string">
            <text:p>8981,2595,2953,3630,3858,4980,4998,5913,34122,6667,6688,7888,7893,8600,9973,10507,11184,12116,13062,14372,15238,16074,17665,18576,20130,20784,22318,21262,23849,22451,25417,24503,27636,24130,24304,23208,25068,20451,17356</text:p>
          </table:table-cell>
          <table:table-cell office:value-type="float" office:value="4051.4028">
            <text:p>4051.4028</text:p>
          </table:table-cell>
          <table:table-cell office:value-type="float" office:value="3892.6418">
            <text:p>3892.6418</text:p>
          </table:table-cell>
          <table:table-cell office:value-type="float" office:value="157.7611">
            <text:p>157.7611</text:p>
          </table:table-cell>
          <table:table-cell office:value-type="float" office:value="2936.9535">
            <text:p>2936.9535</text:p>
          </table:table-cell>
          <table:table-cell office:value-type="float" office:value="3310.6854">
            <text:p>3310.6854</text:p>
          </table:table-cell>
          <table:table-cell office:value-type="float" office:value="3096.9774">
            <text:p>3096.9774</text:p>
          </table:table-cell>
          <table:table-cell office:value-type="float" office:value="212.708">
            <text:p>212.708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48, 61, 69, 94, 108, 113]</text:p>
          </table:table-cell>
          <table:table-cell office:value-type="string">
            <text:p>[1,2,3,4,5,6]</text:p>
          </table:table-cell>
          <table:table-cell office:value-type="string">
            <text:p>&lt;1,47,44,45,49,91,105,116,126|2,152,90,84,112,34,35,80,127|3,153,37,119,121,95,125,128|4,56,52,54,57,118,129|5,155,70,98,103,42,130|6,117,156,89,76,73,114,131|7,72,40,39,124,99,83,102,132|8,158,32,66,62,68,133|9,92,134|10,160,115,51,135|11,88,136|12,162,30,31,71,26,28,137|13,120,163,101,138|14,87,55,59,53,139|15,123,77,100,122,38,140|16,166,78,74,141|17,167,97,96,109,142|18,168,86,27,33,29,143|19,63,144|20,170,111,82,81,75,145|21,171,46,43,50,146|22,172,107,36,41,104,85,93,147|23,58,110,148|24,174,64,65,60,149|25,67,175,106,79,150&gt;</text:p>
          </table:table-cell>
          <table:table-cell table:formula="of:=([.J234]-[.N234])/[.N234]" office:value-type="percentage" office:value="0.223735363076177">
            <text:p>22.37%</text:p>
          </table:table-cell>
          <table:table-cell table:formula="of:=([.K234]-[.O234])/[.O234]" office:value-type="percentage" office:value="0.256916437297863">
            <text:p>25.69%</text:p>
          </table:table-cell>
          <table:table-cell table:formula="of:=([.L234]-[.P234])/[.P234]" office:value-type="percentage" office:value="-0.25832079658499">
            <text:p>-25.83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6.100_25-5-5-5_rd_70.txt</text:p>
          </table:table-cell>
          <table:table-cell office:value-type="string">
            <text:p>true</text:p>
          </table:table-cell>
          <table:table-cell office:value-type="string">
            <text:p>4262,1262,1923,1897,2697,2460,2690,2981,3261,3664,5001,4357,4611,5426,5316,6760,7075,7840,8176,9361,10395,10362,12153,12605,14177,15490,16504,16889,17935,17394,20415,20191,22677,23833,26182,25409,28374,27701,31551,30571,34212,32374,35950,33880,35537,33873,37024,32109,32542,21927</text:p>
          </table:table-cell>
          <table:table-cell office:value-type="float" office:value="4294.4093">
            <text:p>4294.4093</text:p>
          </table:table-cell>
          <table:table-cell office:value-type="float" office:value="4160.9646">
            <text:p>4160.9646</text:p>
          </table:table-cell>
          <table:table-cell office:value-type="float" office:value="132.4447">
            <text:p>132.4447</text:p>
          </table:table-cell>
          <table:table-cell office:value-type="float" office:value="2936.9535">
            <text:p>2936.9535</text:p>
          </table:table-cell>
          <table:table-cell office:value-type="float" office:value="3378.3798">
            <text:p>3378.3798</text:p>
          </table:table-cell>
          <table:table-cell office:value-type="float" office:value="3153.6721">
            <text:p>3153.6721</text:p>
          </table:table-cell>
          <table:table-cell office:value-type="float" office:value="223.7078">
            <text:p>223.7078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48, 65, 87, 94, 111]</text:p>
          </table:table-cell>
          <table:table-cell office:value-type="string">
            <text:p>[1,2,3,4,5,6]</text:p>
          </table:table-cell>
          <table:table-cell office:value-type="string">
            <text:p>&lt;1,106,28,26,95,93,105,126|2,152,90,37,84,112,34,35,85,127|3,76,74,44,45,153,80,125,128|4,97,52,129|5,155,27,98,103,42,130|6,117,156,107,36,50,49,131|7,124,102,83,99,132|8,30,32,86,158,68,133|9,54,56,110,114,134|10,160,92,75,59,51,135|11,161,46,43,81,136|12,72,40,31,137|13,163,123,33,104,91,138|14,88,55,53,139|15,89,77,100,122,38,140|16,120,166,109,101,57,141|17,167,82,73,142|18,70,113,78,168,62,143|19,61,66,144|20,170,96,115,119,121,79,118,145|21,108,171,71,146|22,172,41,39,29,116,147|23,58,47,148|24,174,64,63,60,149|25,67,69,150&gt;</text:p>
          </table:table-cell>
          <table:table-cell table:formula="of:=([.J235]-[.N235])/[.N235]" office:value-type="percentage" office:value="0.271144617902345">
            <text:p>27.11%</text:p>
          </table:table-cell>
          <table:table-cell table:formula="of:=([.K235]-[.O235])/[.O235]" office:value-type="percentage" office:value="0.319403053982689">
            <text:p>31.94%</text:p>
          </table:table-cell>
          <table:table-cell table:formula="of:=([.L235]-[.P235])/[.P235]" office:value-type="percentage" office:value="-0.407956718540882">
            <text:p>-40.80%</text:p>
          </table:table-cell>
        </table:table-row>
        <table:table-row table:style-name="ro1">
          <table:table-cell office:value-type="string">
            <text:p>RC106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6.100_25-5-5-5_rd_90.txt</text:p>
          </table:table-cell>
          <table:table-cell office:value-type="string">
            <text:p>true</text:p>
          </table:table-cell>
          <table:table-cell office:value-type="string">
            <text:p>1663,454,471,625,803,994,1410,1417,1395,1907,1906,2519,2730,2910,2971,3182,3323,3884,3861,4308,14108,5099,5620,5677,6175,6310,8080,7056,8059,8806,8344,9673,9761,11726,10899,12480,11859,13603,13130,15456,14783,14884,14002,15391,14611,16972,15547,17682,17049,19624,20437,22385,21003,19623,18496,18330,19400,16865,19900</text:p>
          </table:table-cell>
          <table:table-cell office:value-type="float" office:value="3714.0028">
            <text:p>3714.0028</text:p>
          </table:table-cell>
          <table:table-cell office:value-type="float" office:value="3571.2744">
            <text:p>3571.2744</text:p>
          </table:table-cell>
          <table:table-cell office:value-type="float" office:value="141.7283">
            <text:p>141.7283</text:p>
          </table:table-cell>
          <table:table-cell office:value-type="float" office:value="2936.9535">
            <text:p>2936.9535</text:p>
          </table:table-cell>
          <table:table-cell office:value-type="float" office:value="2778.576">
            <text:p>2778.576</text:p>
          </table:table-cell>
          <table:table-cell office:value-type="float" office:value="2547.3125">
            <text:p>2547.3125</text:p>
          </table:table-cell>
          <table:table-cell office:value-type="float" office:value="230.2634">
            <text:p>230.2634</text:p>
          </table:table-cell>
          <table:table-cell office:value-type="float" office:value="73">
            <text:p>73</text:p>
          </table:table-cell>
          <table:table-cell office:value-type="float" office:value="27">
            <text:p>27.0</text:p>
          </table:table-cell>
          <table:table-cell office:value-type="string">
            <text:p>[36, 37, 39, 41, 50, 53, 57, 58, 59, 60, 62, 64, 65, 68, 71, 76, 87, 90, 96, 106, 113, 115, 116, 118, 119, 122, 124]</text:p>
          </table:table-cell>
          <table:table-cell office:value-type="string">
            <text:p>[1,2,3,4,5,6]</text:p>
          </table:table-cell>
          <table:table-cell office:value-type="string">
            <text:p>&lt;1,69,126|2,67,61,63,66,93,127|3,153,89,48,74,95,125,128|4,97,52,54,129|5,155,98,103,104,85,130|6,156,43,46,45,114,131|7,44,47,99,83,49,132|8,158,94,27,70,30,33,29,79,133|9,56,134|10,160,101,51,135|11,55,136|12,72,162,28,26,137|13,163,107,40,34,35,91,81,138|14,88,139|15,108,100,38,42,140|16,84,112,75,141|17,73,102,142|18,168,77,86,143|19,169,144|20,78,80,105,145|21,123,31,32,146|22,172,117,92,120,147|23,110,109,148|24,174,82,121,149|25,111,150&gt;</text:p>
          </table:table-cell>
          <table:table-cell table:formula="of:=([.J236]-[.N236])/[.N236]" office:value-type="percentage" office:value="0.336656906271414">
            <text:p>33.67%</text:p>
          </table:table-cell>
          <table:table-cell table:formula="of:=([.K236]-[.O236])/[.O236]" office:value-type="percentage" office:value="0.401977338862036">
            <text:p>40.20%</text:p>
          </table:table-cell>
          <table:table-cell table:formula="of:=([.L236]-[.P236])/[.P236]" office:value-type="percentage" office:value="-0.384494887159661">
            <text:p>-38.45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7.100_25-5-5-5_rd_10.txt</text:p>
          </table:table-cell>
          <table:table-cell office:value-type="string">
            <text:p>true</text:p>
          </table:table-cell>
          <table:table-cell office:value-type="string">
            <text:p>38960,8635,9736,12029,11734,14510,14784,16700,15616,19046</text:p>
          </table:table-cell>
          <table:table-cell office:value-type="float" office:value="3341.5913">
            <text:p>3341.5913</text:p>
          </table:table-cell>
          <table:table-cell office:value-type="float" office:value="3108.8843">
            <text:p>3108.8843</text:p>
          </table:table-cell>
          <table:table-cell office:value-type="float" office:value="231.707">
            <text:p>231.707</text:p>
          </table:table-cell>
          <table:table-cell office:value-type="float" office:value="2715.4006">
            <text:p>2715.4006</text:p>
          </table:table-cell>
          <table:table-cell office:value-type="float" office:value="3131.7638">
            <text:p>3131.7638</text:p>
          </table:table-cell>
          <table:table-cell office:value-type="float" office:value="2903.9038">
            <text:p>2903.9038</text:p>
          </table:table-cell>
          <table:table-cell office:value-type="float" office:value="226.8599">
            <text:p>226.8599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87, 114, 118, 122, 125]</text:p>
          </table:table-cell>
          <table:table-cell office:value-type="string">
            <text:p>[1,2,3,4,5,6]</text:p>
          </table:table-cell>
          <table:table-cell office:value-type="string">
            <text:p>&lt;1,151,123,27,32,30,28,71,95,126|2,88,110,89,109,75,127|3,54,56,55,53,51,52,79,128|4,154,98,104,31,33,70,26,129|5,130|6,131|7,117,157,115,111,82,48,73,132|8,133|9,134|10,135|11,161,94,41,72,113,29,80,93,136|12,137|13,96,97,67,69,68,65,62,138|14,40,38,42,103,121,139|15,165,112,84,100,83,102,99,140|16,141|17,167,37,39,36,35,34,142|18,168,106,86,66,63,64,61,60,143|19,108,50,46,44,74,76,144|20,101,120,92,119,81,145|21,77,171,59,57,58,146|22,147|23,90,173,47,43,45,49,116,148|24,174,107,124,91,78,85,105,149|25,150&gt;</text:p>
          </table:table-cell>
          <table:table-cell table:formula="of:=([.J237]-[.N237])/[.N237]" office:value-type="percentage" office:value="0.0669997845942277">
            <text:p>6.70%</text:p>
          </table:table-cell>
          <table:table-cell table:formula="of:=([.K237]-[.O237])/[.O237]" office:value-type="percentage" office:value="0.0705879099713979">
            <text:p>7.06%</text:p>
          </table:table-cell>
          <table:table-cell table:formula="of:=([.L237]-[.P237])/[.P237]" office:value-type="percentage" office:value="0.021366050148131">
            <text:p>2.14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7.100_25-5-5-5_rd_30.txt</text:p>
          </table:table-cell>
          <table:table-cell office:value-type="string">
            <text:p>true</text:p>
          </table:table-cell>
          <table:table-cell office:value-type="string">
            <text:p>22669,5690,5866,7361,7264,8982,9861,11277,11221,13251,12227,14486,14519,15321,16514,16948,19930,21039,22567,24055,24920,25198,26559,28925,30360,33035,33465,36216,36707,26187</text:p>
          </table:table-cell>
          <table:table-cell office:value-type="float" office:value="4256.6484">
            <text:p>4256.6484</text:p>
          </table:table-cell>
          <table:table-cell office:value-type="float" office:value="4101.7068">
            <text:p>4101.7068</text:p>
          </table:table-cell>
          <table:table-cell office:value-type="float" office:value="153.9416">
            <text:p>153.9416</text:p>
          </table:table-cell>
          <table:table-cell office:value-type="float" office:value="2715.4006">
            <text:p>2715.4006</text:p>
          </table:table-cell>
          <table:table-cell office:value-type="float" office:value="3267.1992">
            <text:p>3267.1992</text:p>
          </table:table-cell>
          <table:table-cell office:value-type="float" office:value="3040.0679">
            <text:p>3040.0679</text:p>
          </table:table-cell>
          <table:table-cell office:value-type="float" office:value="226.1312">
            <text:p>226.1312</text:p>
          </table:table-cell>
          <table:table-cell office:value-type="float" office:value="95">
            <text:p>95</text:p>
          </table:table-cell>
          <table:table-cell office:value-type="float" office:value="5">
            <text:p>5.0</text:p>
          </table:table-cell>
          <table:table-cell office:value-type="string">
            <text:p>[36, 43, 56, 64, 66]</text:p>
          </table:table-cell>
          <table:table-cell office:value-type="string">
            <text:p>[1,2,3,4,5,6]</text:p>
          </table:table-cell>
          <table:table-cell office:value-type="string">
            <text:p>&lt;1,151,123,103,98,32,29,71,70,125,126|2,89,88,110,75,127|3,55,52,53,54,51,128|4,124,154,113,78,104,129|5,47,111,112,91,130|6,156,81,109,59,57,131|7,87,58,132|8,158,31,119,121,133|9,117,134|10,160,107,38,42,135|11,161,41,39,37,72,34,105,93,136|12,67,69,137|13,92,96,106,60,62,138|14,48,77,40,35,83,139|15,165,94,30,27,28,26,33,85,80,140|16,166,114,141|17,167,76,122,99,142|18,168,120,63,143|19,169,108,44,46,49,74,45,50,144|20,97,86,95,68,65,79,116,145|21,171,118,101,146|22,172,90,82,147|23,173,84,100,102,73,148|24,174,61,149|25,115,150&gt;</text:p>
          </table:table-cell>
          <table:table-cell table:formula="of:=([.J238]-[.N238])/[.N238]" office:value-type="percentage" office:value="0.302843242615877">
            <text:p>30.28%</text:p>
          </table:table-cell>
          <table:table-cell table:formula="of:=([.K238]-[.O238])/[.O238]" office:value-type="percentage" office:value="0.349215522455929">
            <text:p>34.92%</text:p>
          </table:table-cell>
          <table:table-cell table:formula="of:=([.L238]-[.P238])/[.P238]" office:value-type="percentage" office:value="-0.319237681487561">
            <text:p>-31.92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7.100_25-5-5-5_rd_50.txt</text:p>
          </table:table-cell>
          <table:table-cell office:value-type="string">
            <text:p>true</text:p>
          </table:table-cell>
          <table:table-cell office:value-type="string">
            <text:p>11582,3096,9115,4121,11742,5117,17297,6755,39917,8665,48730,10598,56445,11422,62360,12753,24955,14809,15654,17569,18018,20538,20099,23250,24045,24523,25621,26360,27184,29337,31424,31774,33366,30475,34880,32968,20903</text:p>
          </table:table-cell>
          <table:table-cell office:value-type="float" office:value="4103.8387">
            <text:p>4103.8387</text:p>
          </table:table-cell>
          <table:table-cell office:value-type="float" office:value="3939.3261">
            <text:p>3939.3261</text:p>
          </table:table-cell>
          <table:table-cell office:value-type="float" office:value="163.5126">
            <text:p>163.5126</text:p>
          </table:table-cell>
          <table:table-cell office:value-type="float" office:value="2715.4006">
            <text:p>2715.4006</text:p>
          </table:table-cell>
          <table:table-cell office:value-type="float" office:value="2931.8022">
            <text:p>2931.8022</text:p>
          </table:table-cell>
          <table:table-cell office:value-type="float" office:value="2704.3067">
            <text:p>2704.3067</text:p>
          </table:table-cell>
          <table:table-cell office:value-type="float" office:value="226.4956">
            <text:p>226.4956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27, 33, 36, 40, 43, 46, 62, 90, 97, 100, 102]</text:p>
          </table:table-cell>
          <table:table-cell office:value-type="string">
            <text:p>[1,2,3,4,5,6]</text:p>
          </table:table-cell>
          <table:table-cell office:value-type="string">
            <text:p>&lt;1,151,113,30,31,32,29,70,71,26,126|2,44,109,127|3,92,106,59,51,52,128|4,154,78,28,104,129|5,155,53,130|6,55,57,131|7,157,117,88,101,132|8,158,96,54,75,133|9,107,91,114,134|10,160,77,119,121,118,135|11,161,86,95,80,125,136|12,61,137|13,69,65,67,60,68,138|14,48,89,82,42,38,139|15,165,94,98,41,112,35,140|16,56,141|17,39,167,34,122,83,99,142|18,168,115,63,64,66,143|19,169,144|20,87,120,84,50,145|21,110,76,45,49,146|22,58,172,79,81,116,147|23,108,173,124,111,74,47,73,148|24,174,123,72,37,103,85,93,149|25,175,105,150&gt;</text:p>
          </table:table-cell>
          <table:table-cell table:formula="of:=([.J239]-[.N239])/[.N239]" office:value-type="percentage" office:value="0.399766566789533">
            <text:p>39.98%</text:p>
          </table:table-cell>
          <table:table-cell table:formula="of:=([.K239]-[.O239])/[.O239]" office:value-type="percentage" office:value="0.456686144363729">
            <text:p>45.67%</text:p>
          </table:table-cell>
          <table:table-cell table:formula="of:=([.L239]-[.P239])/[.P239]" office:value-type="percentage" office:value="-0.278076042095299">
            <text:p>-27.81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7.100_25-5-5-5_rd_70.txt</text:p>
          </table:table-cell>
          <table:table-cell office:value-type="string">
            <text:p>true</text:p>
          </table:table-cell>
          <table:table-cell office:value-type="string">
            <text:p>5325,1451,2890,2058,2693,2798,2738,3879,3635,5570,5194,6868,15045,8273,8039,9094,8442,10106,11188,12127,13993,14634,15503,17082,18788,20106,22780,25524,26262,30656,29428,33209,33955,37566,37900,41259,40972,43505,34926,37871</text:p>
          </table:table-cell>
          <table:table-cell office:value-type="float" office:value="4031.1778">
            <text:p>4031.1778</text:p>
          </table:table-cell>
          <table:table-cell office:value-type="float" office:value="3841.283">
            <text:p>3841.283</text:p>
          </table:table-cell>
          <table:table-cell office:value-type="float" office:value="188.8948">
            <text:p>188.8948</text:p>
          </table:table-cell>
          <table:table-cell office:value-type="float" office:value="2715.4006">
            <text:p>2715.4006</text:p>
          </table:table-cell>
          <table:table-cell office:value-type="float" office:value="3132.1428">
            <text:p>3132.1428</text:p>
          </table:table-cell>
          <table:table-cell office:value-type="float" office:value="2899.7399">
            <text:p>2899.7399</text:p>
          </table:table-cell>
          <table:table-cell office:value-type="float" office:value="231.4029">
            <text:p>231.4029</text:p>
          </table:table-cell>
          <table:table-cell office:value-type="float" office:value="91">
            <text:p>91</text:p>
          </table:table-cell>
          <table:table-cell office:value-type="float" office:value="9">
            <text:p>9.0</text:p>
          </table:table-cell>
          <table:table-cell office:value-type="string">
            <text:p>[40, 41, 54, 59, 70, 84, 98, 106, 112]</text:p>
          </table:table-cell>
          <table:table-cell office:value-type="string">
            <text:p>[1,2,3,4,5,6]</text:p>
          </table:table-cell>
          <table:table-cell office:value-type="string">
            <text:p>&lt;1,151,30,29,27,32,28,126|2,117,109,81,152,121,125,127|3,88,101,75,52,51,128|4,154,103,104,71,33,31,26,129|5,47,102,100,73,130|6,114,131|7,157,99,111,82,48,50,132|8,158,133|9,53,55,134|10,124,83,38,135|11,161,113,123,95,93,79,85,80,136|12,110,69,67,61,137|13,96,56,138|14,119,78,42,139|15,77,39,35,140|16,46,44,141|17,167,72,37,36,122,142|18,168,86,60,143|19,169,34,91,105,144|20,94,107,170,115,87,116,145|21,171,120,89,76,74,45,49,146|22,172,92,58,147|23,90,108,43,148|24,174,97,66,65,63,64,62,68,118,149|25,57,150&gt;</text:p>
          </table:table-cell>
          <table:table-cell table:formula="of:=([.J240]-[.N240])/[.N240]" office:value-type="percentage" office:value="0.287035124963012">
            <text:p>28.70%</text:p>
          </table:table-cell>
          <table:table-cell table:formula="of:=([.K240]-[.O240])/[.O240]" office:value-type="percentage" office:value="0.324699156638152">
            <text:p>32.47%</text:p>
          </table:table-cell>
          <table:table-cell table:formula="of:=([.L240]-[.P240])/[.P240]" office:value-type="percentage" office:value="-0.183697352107515">
            <text:p>-18.37%</text:p>
          </table:table-cell>
        </table:table-row>
        <table:table-row table:style-name="ro1">
          <table:table-cell office:value-type="string">
            <text:p>RC107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7.100_25-5-5-5_rd_90.txt</text:p>
          </table:table-cell>
          <table:table-cell office:value-type="string">
            <text:p>true</text:p>
          </table:table-cell>
          <table:table-cell office:value-type="string">
            <text:p>1714,643,4272,527,696,894,668,951,8359,1494,1516,2012,2304,2334,2553,2787,19253,3477,4915,3988,23276,4809,6438,5518,5999,7215,6656,7966,11755,10328,10298,13197,13939,15957,15499,17681,17093,19200,19999,21695,21925,23561,24032,24796,26776,25965,27051,26981,29370,26838,27511,26238,16861</text:p>
          </table:table-cell>
          <table:table-cell office:value-type="float" office:value="3831.899">
            <text:p>3831.899</text:p>
          </table:table-cell>
          <table:table-cell office:value-type="float" office:value="3684.261">
            <text:p>3684.261</text:p>
          </table:table-cell>
          <table:table-cell office:value-type="float" office:value="146.638">
            <text:p>146.638</text:p>
          </table:table-cell>
          <table:table-cell office:value-type="float" office:value="2715.4006">
            <text:p>2715.4006</text:p>
          </table:table-cell>
          <table:table-cell office:value-type="float" office:value="2425.8331">
            <text:p>2425.8331</text:p>
          </table:table-cell>
          <table:table-cell office:value-type="float" office:value="2189.2976">
            <text:p>2189.2976</text:p>
          </table:table-cell>
          <table:table-cell office:value-type="float" office:value="235.5356">
            <text:p>235.5356</text:p>
          </table:table-cell>
          <table:table-cell office:value-type="float" office:value="73">
            <text:p>73</text:p>
          </table:table-cell>
          <table:table-cell office:value-type="float" office:value="27">
            <text:p>27.0</text:p>
          </table:table-cell>
          <table:table-cell office:value-type="string">
            <text:p>[26, 29, 34, 43, 45, 48, 51, 54, 56, 58, 61, 63, 64, 67, 69, 84, 90, 92, 94, 99, 100, 101, 108, 112, 114, 117, 123]</text:p>
          </table:table-cell>
          <table:table-cell office:value-type="string">
            <text:p>[1,2,3,4,5,6]</text:p>
          </table:table-cell>
          <table:table-cell office:value-type="string">
            <text:p>&lt;1,65,86,126|2,118,119,121,116,127|3,47,109,75,59,128|4,154,33,31,28,129|5,106,81,130|6,40,91,131|7,157,120,88,132|8,158,124,133|9,55,52,53,134|10,35,38,83,135|11,161,113,39,41,98,104,85,93,136|12,71,70,137|13,60,68,62,79,138|14,107,42,103,139|15,165,27,30,80,140|16,50,46,57,141|17,167,89,82,142|18,168,110,125,95,143|19,44,74,144|20,97,96,76,145|21,115,87,146|22,172,77,111,73,49,147|23,173,78,37,72,122,102,148|24,174,32,66,149|25,175,36,105,150&gt;</text:p>
          </table:table-cell>
          <table:table-cell table:formula="of:=([.J241]-[.N241])/[.N241]" office:value-type="percentage" office:value="0.579621862691213">
            <text:p>57.96%</text:p>
          </table:table-cell>
          <table:table-cell table:formula="of:=([.K241]-[.O241])/[.O241]" office:value-type="percentage" office:value="0.682850700608268">
            <text:p>68.29%</text:p>
          </table:table-cell>
          <table:table-cell table:formula="of:=([.L241]-[.P241])/[.P241]" office:value-type="percentage" office:value="-0.377427446211953">
            <text:p>-37.74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108.100_25-5-5-5_rd_10.txt</text:p>
          </table:table-cell>
          <table:table-cell office:value-type="string">
            <text:p>true</text:p>
          </table:table-cell>
          <table:table-cell office:value-type="string">
            <text:p>58764,8818,8129,8546,9617,11229,12268,13704,14704,16641,16620</text:p>
          </table:table-cell>
          <table:table-cell office:value-type="float" office:value="3858.4415">
            <text:p>3858.4415</text:p>
          </table:table-cell>
          <table:table-cell office:value-type="float" office:value="3772.8993">
            <text:p>3772.8993</text:p>
          </table:table-cell>
          <table:table-cell office:value-type="float" office:value="137.6639">
            <text:p>137.6639</text:p>
          </table:table-cell>
          <table:table-cell office:value-type="float" office:value="2488.0278">
            <text:p>2488.0278</text:p>
          </table:table-cell>
          <table:table-cell office:value-type="float" office:value="3068.2054">
            <text:p>3068.2054</text:p>
          </table:table-cell>
          <table:table-cell office:value-type="float" office:value="2847.2544">
            <text:p>2847.2544</text:p>
          </table:table-cell>
          <table:table-cell office:value-type="float" office:value="219.9511">
            <text:p>219.9511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56, 67]</text:p>
          </table:table-cell>
          <table:table-cell office:value-type="string">
            <text:p>[1,2,3,4,5,6]</text:p>
          </table:table-cell>
          <table:table-cell office:value-type="string">
            <text:p>&lt;1,151,113,42,37,72,36,39,38,126|2,152,90,124,112,122,100,102,99,127|3,97,60,68,128|4,88,76,109,91,87,81,116,129|5,98,28,130|6,156,29,93,80,121,105,131|7,157,78,32,33,71,27,70,132|8,158,110,101,74,44,133|9,104,26,30,134|10,120,73,45,49,135|11,54,52,59,57,58,75,118,136|12,162,111,86,79,137|13,64,61,65,138|14,164,96,139|15,95,31,125,140|16,166,103,85,117,141|17,167,89,114,142|18,168,82,143|19,169,115,108,47,50,83,84,144|20,92,170,106,119,55,145|21,43,48,46,34,146|22,63,69,66,62,147|23,53,51,148|24,107,77,149|25,123,175,94,41,35,40,150&gt;</text:p>
          </table:table-cell>
          <table:table-cell table:formula="of:=([.J242]-[.N242])/[.N242]" office:value-type="percentage" office:value="0.257556453032773">
            <text:p>25.76%</text:p>
          </table:table-cell>
          <table:table-cell table:formula="of:=([.K242]-[.O242])/[.O242]" office:value-type="percentage" office:value="0.325100876128245">
            <text:p>32.51%</text:p>
          </table:table-cell>
          <table:table-cell table:formula="of:=([.L242]-[.P242])/[.P242]" office:value-type="percentage" office:value="-0.374115883030364">
            <text:p>-37.41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108.100_25-5-5-5_rd_30.txt</text:p>
          </table:table-cell>
          <table:table-cell office:value-type="string">
            <text:p>true</text:p>
          </table:table-cell>
          <table:table-cell office:value-type="string">
            <text:p>25739,5825,17961,8583,7775,10316,9106,10251,11020,13270,14186,16437,17527,20786,21288,23069,24451,26353,30376,31381,30774,30804,32312,29909</text:p>
          </table:table-cell>
          <table:table-cell office:value-type="float" office:value="4457.3295">
            <text:p>4457.3295</text:p>
          </table:table-cell>
          <table:table-cell office:value-type="float" office:value="4321.9917">
            <text:p>4321.9917</text:p>
          </table:table-cell>
          <table:table-cell office:value-type="float" office:value="134.3378">
            <text:p>134.3378</text:p>
          </table:table-cell>
          <table:table-cell office:value-type="float" office:value="2488.0278">
            <text:p>2488.0278</text:p>
          </table:table-cell>
          <table:table-cell office:value-type="float" office:value="3066.1258">
            <text:p>3066.1258</text:p>
          </table:table-cell>
          <table:table-cell office:value-type="float" office:value="2843.6075">
            <text:p>2843.6075</text:p>
          </table:table-cell>
          <table:table-cell office:value-type="float" office:value="221.5183">
            <text:p>221.518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23]</text:p>
          </table:table-cell>
          <table:table-cell office:value-type="string">
            <text:p>[1,2,3,4,5,6]</text:p>
          </table:table-cell>
          <table:table-cell office:value-type="string">
            <text:p>&lt;1,36,85,103,126|2,152,99,41,122,100,127|3,89,96,128|4,54,52,59,55,56,75,87,81,129|5,69,113,98,130|6,156,31,29,131|7,39,40,104,32,132|8,158,47,74,44,133|9,159,30,27,28,134|10,108,88,101,135|11,86,65,60,68,66,62,61,64,136|12,37,107,26,121,137|13,46,48,76,79,138|14,117,164,33,67,97,139|15,102,43,50,84,105,140|16,119,57,53,141|17,167,94,91,109,110,114,142|18,168,120,115,116,34,35,38,143|19,169,78,42,83,144|20,92,170,106,58,145|21,45,82,111,72,146|22,63,118,80,71,70,125,147|23,73,51,148|24,174,112,49,95,93,149|25,175,90,124,77,150&gt;</text:p>
          </table:table-cell>
          <table:table-cell table:formula="of:=([.J243]-[.N243])/[.N243]" office:value-type="percentage" office:value="0.453733405198182">
            <text:p>45.37%</text:p>
          </table:table-cell>
          <table:table-cell table:formula="of:=([.K243]-[.O243])/[.O243]" office:value-type="percentage" office:value="0.519897419035503">
            <text:p>51.99%</text:p>
          </table:table-cell>
          <table:table-cell table:formula="of:=([.L243]-[.P243])/[.P243]" office:value-type="percentage" office:value="-0.393558906871351">
            <text:p>-39.36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108.100_25-5-5-5_rd_50.txt</text:p>
          </table:table-cell>
          <table:table-cell office:value-type="string">
            <text:p>true</text:p>
          </table:table-cell>
          <table:table-cell office:value-type="string">
            <text:p>12613,3317,3754,4628,4191,6159,5439,7622,9698,9025,8310,10096,9692,11560,10006,11225,11009,13101,12402,15520,14625,18031,18814,19939,21301,22882,24714,26934,27156,29909,31431,32543,34969,36043,35160,37468,34717</text:p>
          </table:table-cell>
          <table:table-cell office:value-type="float" office:value="4016.8751">
            <text:p>4016.8751</text:p>
          </table:table-cell>
          <table:table-cell office:value-type="float" office:value="3882.8955">
            <text:p>3882.8955</text:p>
          </table:table-cell>
          <table:table-cell office:value-type="float" office:value="142.5944">
            <text:p>142.5944</text:p>
          </table:table-cell>
          <table:table-cell office:value-type="float" office:value="2488.0278">
            <text:p>2488.0278</text:p>
          </table:table-cell>
          <table:table-cell office:value-type="float" office:value="2922.0531">
            <text:p>2922.0531</text:p>
          </table:table-cell>
          <table:table-cell office:value-type="float" office:value="2684.275">
            <text:p>2684.275</text:p>
          </table:table-cell>
          <table:table-cell office:value-type="float" office:value="236.7782">
            <text:p>236.7782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29, 65, 89, 97, 115, 120]</text:p>
          </table:table-cell>
          <table:table-cell office:value-type="string">
            <text:p>[1,2,3,4,5,6]</text:p>
          </table:table-cell>
          <table:table-cell office:value-type="string">
            <text:p>&lt;1,107,39,103,126|2,152,117,47,43,74,49,45,127|3,123,106,60,128|4,92,118,75,81,109,87,91,129|5,38,98,130|6,156,63,69,66,68,67,62,131|7,31,32,157,93,27,71,132|8,108,44,110,133|9,159,30,26,28,134|10,160,90,112,100,99,135|11,114,52,56,59,136|12,37,162,79,137|13,85,86,61,138|14,50,73,139|15,64,116,121,140|16,101,141|17,167,96,119,88,142|18,168,36,34,143|19,169,111,77,124,83,144|20,170,76,55,57,58,145|21,102,46,48,82,35,42,72,146|22,70,125,95,80,147|23,54,53,51,148|24,174,113,33,104,78,105,149|25,175,94,40,41,84,122,150&gt;</text:p>
          </table:table-cell>
          <table:table-cell table:formula="of:=([.J244]-[.N244])/[.N244]" office:value-type="percentage" office:value="0.374675600522112">
            <text:p>37.47%</text:p>
          </table:table-cell>
          <table:table-cell table:formula="of:=([.K244]-[.O244])/[.O244]" office:value-type="percentage" office:value="0.446534166581293">
            <text:p>44.65%</text:p>
          </table:table-cell>
          <table:table-cell table:formula="of:=([.L244]-[.P244])/[.P244]" office:value-type="percentage" office:value="-0.397772261128769">
            <text:p>-39.78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108.100_25-5-5-5_rd_70.txt</text:p>
          </table:table-cell>
          <table:table-cell office:value-type="string">
            <text:p>true</text:p>
          </table:table-cell>
          <table:table-cell office:value-type="string">
            <text:p>5736,1574,1820,2414,2434,3778,8369,5148,4299,5232,5717,6951,6969,8393,8425,10620,10679,12305,13222,15640,15944,18540,18724,22558,21457,24840,25561,28951,28183,30120,33761,36999,36021,35779,39922,40280,44119,39514,40099,41410</text:p>
          </table:table-cell>
          <table:table-cell office:value-type="float" office:value="4269.0503">
            <text:p>4269.0503</text:p>
          </table:table-cell>
          <table:table-cell office:value-type="float" office:value="4110.7465">
            <text:p>4110.7465</text:p>
          </table:table-cell>
          <table:table-cell office:value-type="float" office:value="157.3039">
            <text:p>157.3039</text:p>
          </table:table-cell>
          <table:table-cell office:value-type="float" office:value="2488.0278">
            <text:p>2488.0278</text:p>
          </table:table-cell>
          <table:table-cell office:value-type="float" office:value="3066.5428">
            <text:p>3066.5428</text:p>
          </table:table-cell>
          <table:table-cell office:value-type="float" office:value="2841.9985">
            <text:p>2841.9985</text:p>
          </table:table-cell>
          <table:table-cell office:value-type="float" office:value="223.5443">
            <text:p>223.5443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110]</text:p>
          </table:table-cell>
          <table:table-cell office:value-type="string">
            <text:p>[1,2,3,4,5,6]</text:p>
          </table:table-cell>
          <table:table-cell office:value-type="string">
            <text:p>&lt;1,151,123,98,30,85,126|2,152,124,77,99,84,122,100,127|3,69,106,121,128|4,96,52,56,75,109,91,81,116,129|5,155,33,130|6,156,40,29,80,95,125,131|7,157,103,71,70,132|8,158,48,44,47,46,50,133|9,159,86,32,28,26,134|10,90,160,102,114,88,135|11,61,64,67,62,60,65,68,136|12,162,31,27,137|13,55,58,82,79,138|14,117,57,139|15,107,104,78,105,140|16,166,115,89,51,53,141|17,101,87,59,142|18,168,49,112,76,45,143|19,169,108,111,83,144|20,92,120,43,73,54,145|21,42,37,72,34,146|22,118,66,63,147|23,97,148|24,94,119,74,93,149|25,175,113,41,39,35,36,38,150&gt;</text:p>
          </table:table-cell>
          <table:table-cell table:formula="of:=([.J245]-[.N245])/[.N245]" office:value-type="percentage" office:value="0.392137849828804">
            <text:p>39.21%</text:p>
          </table:table-cell>
          <table:table-cell table:formula="of:=([.K245]-[.O245])/[.O245]" office:value-type="percentage" office:value="0.446428103322363">
            <text:p>44.64%</text:p>
          </table:table-cell>
          <table:table-cell table:formula="of:=([.L245]-[.P245])/[.P245]" office:value-type="percentage" office:value="-0.296318895180955">
            <text:p>-29.63%</text:p>
          </table:table-cell>
        </table:table-row>
        <table:table-row table:style-name="ro1">
          <table:table-cell office:value-type="string">
            <text:p>RC108.100_25-5-5-5</text:p>
          </table:table-cell>
          <table:table-cell office:value-type="string">
            <text:p>RC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108.100_25-5-5-5_rd_90.txt</text:p>
          </table:table-cell>
          <table:table-cell office:value-type="string">
            <text:p>true</text:p>
          </table:table-cell>
          <table:table-cell office:value-type="string">
            <text:p>1653,457,704,510,5703,646,726,905,1258,1152,1136,1705,1906,2467,2195,2929,5059,3293,3270,3790,4085,4726,5009,5867,13358,8274,6736,9066,8518,9691,9796,10992,10005,12338,10673,12508,10980,13698,12562,16281,14648,17723,16047,18405,18549,20672,19488,22917,20911,23004</text:p>
          </table:table-cell>
          <table:table-cell office:value-type="float" office:value="3059.2658">
            <text:p>3059.2658</text:p>
          </table:table-cell>
          <table:table-cell office:value-type="float" office:value="2898.4925">
            <text:p>2898.4925</text:p>
          </table:table-cell>
          <table:table-cell office:value-type="float" office:value="194.8434">
            <text:p>194.8434</text:p>
          </table:table-cell>
          <table:table-cell office:value-type="float" office:value="2488.0278">
            <text:p>2488.0278</text:p>
          </table:table-cell>
          <table:table-cell office:value-type="float" office:value="2077.6117">
            <text:p>2077.6117</text:p>
          </table:table-cell>
          <table:table-cell office:value-type="float" office:value="1856.249">
            <text:p>1856.249</text:p>
          </table:table-cell>
          <table:table-cell office:value-type="float" office:value="220.3628">
            <text:p>220.3628</text:p>
          </table:table-cell>
          <table:table-cell office:value-type="float" office:value="65">
            <text:p>65</text:p>
          </table:table-cell>
          <table:table-cell office:value-type="float" office:value="35">
            <text:p>35.0</text:p>
          </table:table-cell>
          <table:table-cell office:value-type="string">
            <text:p>[26, 28, 33, 36, 38, 39, 44, 45, 46, 51, 54, 60, 62, 63, 64, 69, 70, 74, 77, 78, 81, 82, 83, 87, 92, 93, 99, 100, 102, 107, 108, 110, 113, 115, 117]</text:p>
          </table:table-cell>
          <table:table-cell office:value-type="string">
            <text:p>[1,2,3,4,5,6]</text:p>
          </table:table-cell>
          <table:table-cell office:value-type="string">
            <text:p>&lt;1,151,86,126|2,152,90,89,47,49,43,50,127|3,121,97,128|4,94,109,116,91,129|5,98,130|6,156,66,106,80,131|7,104,31,32,132|8,101,133|9,30,27,134|10,52,135|11,96,118,136|12,162,84,111,79,61,137|13,65,138|14,164,119,139|15,95,125,140|16,57,141|17,167,48,114,142|18,120,168,124,112,34,143|19,73,144|20,170,53,56,55,145|21,103,72,35,42,37,85,146|22,71,29,147|23,67,68,148|24,174,76,88,58,59,75,105,149|25,175,123,41,122,40,150&gt;</text:p>
          </table:table-cell>
          <table:table-cell table:formula="of:=([.J246]-[.N246])/[.N246]" office:value-type="percentage" office:value="0.472491611401688">
            <text:p>47.25%</text:p>
          </table:table-cell>
          <table:table-cell table:formula="of:=([.K246]-[.O246])/[.O246]" office:value-type="percentage" office:value="0.561478282277862">
            <text:p>56.15%</text:p>
          </table:table-cell>
          <table:table-cell table:formula="of:=([.L246]-[.P246])/[.P246]" office:value-type="percentage" office:value="-0.115806297614661">
            <text:p>-11.58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1.100_25-5-5-5_rd_10.txt</text:p>
          </table:table-cell>
          <table:table-cell office:value-type="string">
            <text:p>true</text:p>
          </table:table-cell>
          <table:table-cell office:value-type="string">
            <text:p>24732,39459,7018,58677,9017,80933,11034,102462,12824,124502,25852</text:p>
          </table:table-cell>
          <table:table-cell office:value-type="float" office:value="3231.4187">
            <text:p>3231.4187</text:p>
          </table:table-cell>
          <table:table-cell office:value-type="float" office:value="4355.1211">
            <text:p>4355.1211</text:p>
          </table:table-cell>
          <table:table-cell office:value-type="float" office:value="930.2807">
            <text:p>930.2807</text:p>
          </table:table-cell>
          <table:table-cell office:value-type="float" office:value="3233.8386">
            <text:p>3233.8386</text:p>
          </table:table-cell>
          <table:table-cell office:value-type="float" office:value="3372.6368">
            <text:p>3372.6368</text:p>
          </table:table-cell>
          <table:table-cell office:value-type="float" office:value="3026.1995">
            <text:p>3026.1995</text:p>
          </table:table-cell>
          <table:table-cell office:value-type="float" office:value="345.4372">
            <text:p>345.4372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0, 39, 40, 61, 89, 100, 113, 117, 122, 124]</text:p>
          </table:table-cell>
          <table:table-cell office:value-type="string">
            <text:p>[1,2,3,4,5,6]</text:p>
          </table:table-cell>
          <table:table-cell office:value-type="string">
            <text:p>&lt;1,66,126|2,152,97,64,67,127|3,36,128|4,129|5,155,86,69,63,65,33,32,31,115,35,71,28,80,29,26,85,42,38,116,105,118,130|6,37,41,98,103,78,82,111,112,34,131|7,99,132|8,133|9,104,134|10,56,54,52,53,55,135|11,70,27,136|12,88,58,137|13,138|14,83,139|15,140|16,166,91,49,114,73,50,102,95,125,141|17,75,142|18,59,57,51,143|19,144|20,170,90,108,84,72,123,94,107,77,48,46,43,44,101,110,76,74,47,145|21,120,96,92,87,146|22,147|23,148|24,149|25,175,106,119,109,45,81,121,79,62,60,68,93,150&gt;</text:p>
          </table:table-cell>
          <table:table-cell table:formula="of:=([.J247]-[.N247])/[.N247]" office:value-type="percentage" office:value="-0.0418717188877261">
            <text:p>-4.19%</text:p>
          </table:table-cell>
          <table:table-cell table:formula="of:=([.K247]-[.O247])/[.O247]" office:value-type="percentage" office:value="0.439138794385499">
            <text:p>43.91%</text:p>
          </table:table-cell>
          <table:table-cell table:formula="of:=([.L247]-[.P247])/[.P247]" office:value-type="percentage" office:value="1.69305303539978">
            <text:p>169.31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1.100_25-5-5-5_rd_30.txt</text:p>
          </table:table-cell>
          <table:table-cell office:value-type="string">
            <text:p>true</text:p>
          </table:table-cell>
          <table:table-cell office:value-type="string">
            <text:p>15021,25810,4301,38040,5782,56041,7603,34334,9001,37672,10536,84872,12266,103451,13943,119174,15640,44056,17533,131324,19037,35383,19669,14767,12246,13692,9700,8404</text:p>
          </table:table-cell>
          <table:table-cell office:value-type="float" office:value="7841.3434">
            <text:p>7841.3434</text:p>
          </table:table-cell>
          <table:table-cell office:value-type="float" office:value="6891.0958">
            <text:p>6891.0958</text:p>
          </table:table-cell>
          <table:table-cell office:value-type="float" office:value="949.2476">
            <text:p>949.2476</text:p>
          </table:table-cell>
          <table:table-cell office:value-type="float" office:value="3233.8386">
            <text:p>3233.8386</text:p>
          </table:table-cell>
          <table:table-cell office:value-type="float" office:value="3564.6767">
            <text:p>3564.6767</text:p>
          </table:table-cell>
          <table:table-cell office:value-type="float" office:value="3028.2584">
            <text:p>3028.2584</text:p>
          </table:table-cell>
          <table:table-cell office:value-type="float" office:value="535.4183">
            <text:p>535.4183</text:p>
          </table:table-cell>
          <table:table-cell office:value-type="float" office:value="89">
            <text:p>89</text:p>
          </table:table-cell>
          <table:table-cell office:value-type="float" office:value="11">
            <text:p>11.0</text:p>
          </table:table-cell>
          <table:table-cell office:value-type="string">
            <text:p>[27, 30, 38, 46, 57, 62, 66, 71, 72, 76, 103]</text:p>
          </table:table-cell>
          <table:table-cell office:value-type="string">
            <text:p>[1,2,3,4,5,6]</text:p>
          </table:table-cell>
          <table:table-cell office:value-type="string">
            <text:p>&lt;1,126|2,152,89,110,124,127|3,41,128|4,154,117,64,67,97,129|5,155,35,68,29,26,85,99,83,116,105,118,125,130|6,39,94,107,77,37,113,123,36,131|7,132|8,158,133|9,159,134|10,52,55,53,56,54,135|11,28,136|12,58,137|13,163,86,31,32,119,109,59,51,122,138|14,164,88,80,42,139|15,165,63,65,33,140|16,166,108,90,141|17,92,115,167,47,142|18,143|19,61,169,40,96,98,104,111,82,144|20,170,43,34,78,106,75,74,81,45,91,49,114,73,50,102,95,145|21,87,120,48,146|22,100,172,101,44,112,147|23,173,69,148|24,84,70,149|25,79,93,121,60,150&gt;</text:p>
          </table:table-cell>
          <table:table-cell table:formula="of:=([.J248]-[.N248])/[.N248]" office:value-type="percentage" office:value="1.19973480343954">
            <text:p>119.97%</text:p>
          </table:table-cell>
          <table:table-cell table:formula="of:=([.K248]-[.O248])/[.O248]" office:value-type="percentage" office:value="1.27559702302815">
            <text:p>127.56%</text:p>
          </table:table-cell>
          <table:table-cell table:formula="of:=([.L248]-[.P248])/[.P248]" office:value-type="percentage" office:value="0.772908397042088">
            <text:p>77.29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1.100_25-5-5-5_rd_50.txt</text:p>
          </table:table-cell>
          <table:table-cell office:value-type="string">
            <text:p>true</text:p>
          </table:table-cell>
          <table:table-cell office:value-type="string">
            <text:p>7156,13391,2304,19634,2998,25288,3734,33981,4919,18806,11177,20327,6154,9808,7394,64243,8669,24224,9704,17351,11110,70304,12144,93334,13618,38553,14698,111023,15707,31083,17833,146839,19163,51986,19754,19409,19301,46155,15426,16876,15761,17345,12951,13818,14449,12538,9543</text:p>
          </table:table-cell>
          <table:table-cell office:value-type="float" office:value="7926.791">
            <text:p>7926.791</text:p>
          </table:table-cell>
          <table:table-cell office:value-type="float" office:value="8617.6227">
            <text:p>8617.6227</text:p>
          </table:table-cell>
          <table:table-cell office:value-type="float" office:value="836.5772">
            <text:p>836.5772</text:p>
          </table:table-cell>
          <table:table-cell office:value-type="float" office:value="3233.8386">
            <text:p>3233.8386</text:p>
          </table:table-cell>
          <table:table-cell office:value-type="float" office:value="3217.5567">
            <text:p>3217.5567</text:p>
          </table:table-cell>
          <table:table-cell office:value-type="float" office:value="2820.1689">
            <text:p>2820.1689</text:p>
          </table:table-cell>
          <table:table-cell office:value-type="float" office:value="396.3877">
            <text:p>396.3877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40, 43, 52, 56, 58, 61, 67, 70, 72, 73, 85, 88, 90, 92, 94, 97, 98, 101, 103, 123]</text:p>
          </table:table-cell>
          <table:table-cell office:value-type="string">
            <text:p>[1,2,3,4,5,6]</text:p>
          </table:table-cell>
          <table:table-cell office:value-type="string">
            <text:p>&lt;1,66,63,151,28,126|2,115,152,124,34,111,74,45,91,68,60,127|3,36,37,41,78,128|4,69,154,75,81,79,93,80,26,99,83,118,129|5,155,76,110,47,82,119,106,130|6,39,84,108,107,77,131|7,157,87,96,89,132|8,30,133|9,159,32,65,104,134|10,54,55,53,135|11,161,112,33,136|12,162,86,137|13,163,42,125,105,138|14,100,109,164,122,35,38,139|15,165,140|16,166,46,44,48,141|17,167,120,117,142|18,57,95,143|19,169,144|20,170,113,145|21,114,102,49,50,146|22,172,51,59,62,121,147|23,173,64,31,148|24,27,149|25,175,71,29,116,150&gt;</text:p>
          </table:table-cell>
          <table:table-cell table:formula="of:=([.J249]-[.N249])/[.N249]" office:value-type="percentage" office:value="1.46360569185929">
            <text:p>146.36%</text:p>
          </table:table-cell>
          <table:table-cell table:formula="of:=([.K249]-[.O249])/[.O249]" office:value-type="percentage" office:value="2.05571155685037">
            <text:p>205.57%</text:p>
          </table:table-cell>
          <table:table-cell table:formula="of:=([.L249]-[.P249])/[.P249]" office:value-type="percentage" office:value="1.11050241972695">
            <text:p>111.05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1.100_25-5-5-5_rd_70.txt</text:p>
          </table:table-cell>
          <table:table-cell office:value-type="string">
            <text:p>true</text:p>
          </table:table-cell>
          <table:table-cell office:value-type="string">
            <text:p>3874,8255,1230,2464,1525,1960,1864,2786,2146,3885,2491,26386,2851,3684,3256,4142,3705,4834,4182,35941,4708,6778,5365,43697,6122,7534,7205,56857,8086,67647,8721,13738,10338,83282,11467,46877,12873,15552,14583,36633,14237,58425,14060,15193,14049,17120,15782,23760,16896,20887,17360,20684,19400,20782,19056,18617,16165,15190,13955,13515,13911,7862,4977</text:p>
          </table:table-cell>
          <table:table-cell office:value-type="float" office:value="6351.4022">
            <text:p>6351.4022</text:p>
          </table:table-cell>
          <table:table-cell office:value-type="float" office:value="6253.5933">
            <text:p>6253.5933</text:p>
          </table:table-cell>
          <table:table-cell office:value-type="float" office:value="797.5862">
            <text:p>797.5862</text:p>
          </table:table-cell>
          <table:table-cell office:value-type="float" office:value="3233.8386">
            <text:p>3233.8386</text:p>
          </table:table-cell>
          <table:table-cell office:value-type="float" office:value="2917.4794">
            <text:p>2917.4794</text:p>
          </table:table-cell>
          <table:table-cell office:value-type="float" office:value="2540.9993">
            <text:p>2540.9993</text:p>
          </table:table-cell>
          <table:table-cell office:value-type="float" office:value="375.4801">
            <text:p>375.4801</text:p>
          </table:table-cell>
          <table:table-cell office:value-type="float" office:value="68">
            <text:p>68</text:p>
          </table:table-cell>
          <table:table-cell office:value-type="float" office:value="32">
            <text:p>32.0</text:p>
          </table:table-cell>
          <table:table-cell office:value-type="string">
            <text:p>[26, 28, 29, 31, 33, 38, 41, 44, 54, 57, 59, 61, 63, 67, 70, 72, 74, 84, 85, 88, 89, 90, 95, 97, 100, 102, 107, 108, 111, 117, 120, 122]</text:p>
          </table:table-cell>
          <table:table-cell office:value-type="string">
            <text:p>[1,2,3,4,5,6]</text:p>
          </table:table-cell>
          <table:table-cell office:value-type="string">
            <text:p>&lt;1,104,126|2,152,55,127|3,37,112,34,128|4,154,64,129|5,155,123,130|6,40,124,131|7,157,78,132|8,30,133|9,39,134|10,52,53,101,135|11,161,136|12,162,137|13,163,42,125,138|14,83,139|15,27,165,106,103,119,35,71,68,62,60,99,49,114,118,140|16,166,113,98,32,115,141|17,167,142|18,56,58,168,46,110,47,82,43,109,75,51,91,81,121,79,93,116,73,50,105,143|19,66,144|20,48,170,77,145|21,87,92,96,146|22,172,45,147|23,80,148|24,94,36,149|25,69,65,86,175,76,150&gt;</text:p>
          </table:table-cell>
          <table:table-cell table:formula="of:=([.J250]-[.N250])/[.N250]" office:value-type="percentage" office:value="1.17701698253636">
            <text:p>117.70%</text:p>
          </table:table-cell>
          <table:table-cell table:formula="of:=([.K250]-[.O250])/[.O250]" office:value-type="percentage" office:value="1.46107635684906">
            <text:p>146.11%</text:p>
          </table:table-cell>
          <table:table-cell table:formula="of:=([.L250]-[.P250])/[.P250]" office:value-type="percentage" office:value="1.12417702030014">
            <text:p>112.42%</text:p>
          </table:table-cell>
        </table:table-row>
        <table:table-row table:style-name="ro1">
          <table:table-cell office:value-type="string">
            <text:p>RC201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1.100_25-5-5-5_rd_90.txt</text:p>
          </table:table-cell>
          <table:table-cell office:value-type="string">
            <text:p>true</text:p>
          </table:table-cell>
          <table:table-cell office:value-type="string">
            <text:p>1647,474,4182,3447,4369,4115,4784,752,798,5167,876,7425,7127,899,6363,6359,6821,7244,7040,1125,8287,8902,9485,11262,1631,1612,10962,12150,1546,1844,13530,2454,13397,20656,2139,3068,14425,17971,16231,22952,2265,2438,2560,2653,23150,3200,18468,20099,2754,23999,20074,25652,2876,21621,20098,24037,2856,22071,2948,25202,3277,27656,4601,28719,4278,5034,3761,32290,4205,34867,4344,34599,4523,39112,3641,4112,3743,4223,4822,4404</text:p>
          </table:table-cell>
          <table:table-cell office:value-type="float" office:value="2753.5415">
            <text:p>2753.5415</text:p>
          </table:table-cell>
          <table:table-cell office:value-type="float" office:value="1964.014">
            <text:p>1964.014</text:p>
          </table:table-cell>
          <table:table-cell office:value-type="float" office:value="788.5275">
            <text:p>788.5275</text:p>
          </table:table-cell>
          <table:table-cell office:value-type="float" office:value="3233.8386">
            <text:p>3233.8386</text:p>
          </table:table-cell>
          <table:table-cell office:value-type="float" office:value="1295.5915">
            <text:p>1295.5915</text:p>
          </table:table-cell>
          <table:table-cell office:value-type="float" office:value="1094.8568">
            <text:p>1094.8568</text:p>
          </table:table-cell>
          <table:table-cell office:value-type="float" office:value="199.7347">
            <text:p>199.7347</text:p>
          </table:table-cell>
          <table:table-cell office:value-type="float" office:value="28">
            <text:p>28</text:p>
          </table:table-cell>
          <table:table-cell office:value-type="float" office:value="72">
            <text:p>72.0</text:p>
          </table:table-cell>
          <table:table-cell office:value-type="string">
            <text:p>[28, 29, 30, 31, 32, 33, 35, 36, 38, 39, 40, 43, 44, 45, 46, 47, 49, 52, 53, 54, 55, 56, 57, 58, 60, 61, 62, 63, 64, 66, 67, 68, 69, 70, 72, 74, 76, 78, 80, 82, 84, 85, 86, 87, 88, 89, 90, 92, 93, 94, 96, 97, 98, 101, 102, 103, 105, 106, 107, 108, 109, 110, 111, 113, 114, 115, 116, 117, 120, 121, 122, 124]</text:p>
          </table:table-cell>
          <table:table-cell office:value-type="string">
            <text:p>[1,2,3,4,5,6]</text:p>
          </table:table-cell>
          <table:table-cell office:value-type="string">
            <text:p>&lt;1,79,126|2,152,127|3,112,34,128|4,65,129|5,118,130|6,37,131|7,132|8,133|9,104,134|10,73,135|11,27,136|12,162,137|13,83,138|14,77,139|15,165,123,59,71,99,42,26,140|16,91,141|17,75,142|18,51,143|19,50,125,95,144|20,48,145|21,81,146|22,100,147|23,148|24,41,149|25,119,150&gt;</text:p>
          </table:table-cell>
          <table:table-cell table:formula="of:=([.J251]-[.N251])/[.N251]" office:value-type="percentage" office:value="1.12531612008878">
            <text:p>112.53%</text:p>
          </table:table-cell>
          <table:table-cell table:formula="of:=([.K251]-[.O251])/[.O251]" office:value-type="percentage" office:value="0.793854684923179">
            <text:p>79.39%</text:p>
          </table:table-cell>
          <table:table-cell table:formula="of:=([.L251]-[.P251])/[.P251]" office:value-type="percentage" office:value="2.94787435533235">
            <text:p>294.79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2.100_25-5-5-5_rd_10.txt</text:p>
          </table:table-cell>
          <table:table-cell office:value-type="string">
            <text:p>true</text:p>
          </table:table-cell>
          <table:table-cell office:value-type="string">
            <text:p>23251,43226,37067,56165,24748,48203,5355,4116</text:p>
          </table:table-cell>
          <table:table-cell office:value-type="float" office:value="4708.2188">
            <text:p>4708.2188</text:p>
          </table:table-cell>
          <table:table-cell office:value-type="float" office:value="4678.698">
            <text:p>4678.698</text:p>
          </table:table-cell>
          <table:table-cell office:value-type="float" office:value="935.3725">
            <text:p>935.3725</text:p>
          </table:table-cell>
          <table:table-cell office:value-type="float" office:value="3055.5208">
            <text:p>3055.5208</text:p>
          </table:table-cell>
          <table:table-cell office:value-type="float" office:value="3520.1591">
            <text:p>3520.1591</text:p>
          </table:table-cell>
          <table:table-cell office:value-type="float" office:value="3124.5294">
            <text:p>3124.5294</text:p>
          </table:table-cell>
          <table:table-cell office:value-type="float" office:value="394.6297">
            <text:p>394.6297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27, 59, 61, 103, 112, 116, 120]</text:p>
          </table:table-cell>
          <table:table-cell office:value-type="string">
            <text:p>[1,2,3,4,5,6]</text:p>
          </table:table-cell>
          <table:table-cell office:value-type="string">
            <text:p>&lt;1,58,88,87,75,56,54,55,151,43,126|2,114,83,127|3,29,128|4,33,129|5,48,44,155,115,124,78,104,31,30,28,71,32,35,122,108,49,84,100,102,50,46,130|6,67,131|7,99,38,132|8,89,76,101,133|9,57,134|10,106,135|11,80,136|12,137|13,85,125,95,138|14,139|15,82,111,140|16,72,39,37,123,94,166,107,36,40,41,98,141|17,63,66,65,142|18,143|19,169,47,73,74,45,81,91,93,79,68,60,62,97,42,77,119,118,144|20,170,105,145|21,117,171,90,70,26,64,69,113,86,121,96,92,109,110,146|22,147|23,148|24,52,51,53,149|25,34,150&gt;</text:p>
          </table:table-cell>
          <table:table-cell table:formula="of:=([.J252]-[.N252])/[.N252]" office:value-type="percentage" office:value="0.337501705533707">
            <text:p>33.75%</text:p>
          </table:table-cell>
          <table:table-cell table:formula="of:=([.K252]-[.O252])/[.O252]" office:value-type="percentage" office:value="0.497408857794713">
            <text:p>49.74%</text:p>
          </table:table-cell>
          <table:table-cell table:formula="of:=([.L252]-[.P252])/[.P252]" office:value-type="percentage" office:value="1.37025368338977">
            <text:p>137.03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2.100_25-5-5-5_rd_30.txt</text:p>
          </table:table-cell>
          <table:table-cell office:value-type="string">
            <text:p>true</text:p>
          </table:table-cell>
          <table:table-cell office:value-type="string">
            <text:p>13767,7436,4394,31810,5935,45684,7324,58819,9277,74917,10801,19726,13097,16758,11915,12481,12147,10960,8310,9292,9017,9191,7711</text:p>
          </table:table-cell>
          <table:table-cell office:value-type="float" office:value="7443.3178">
            <text:p>7443.3178</text:p>
          </table:table-cell>
          <table:table-cell office:value-type="float" office:value="7672.5177">
            <text:p>7672.5177</text:p>
          </table:table-cell>
          <table:table-cell office:value-type="float" office:value="781.3625">
            <text:p>781.3625</text:p>
          </table:table-cell>
          <table:table-cell office:value-type="float" office:value="3055.5208">
            <text:p>3055.5208</text:p>
          </table:table-cell>
          <table:table-cell office:value-type="float" office:value="3331.3955">
            <text:p>3331.3955</text:p>
          </table:table-cell>
          <table:table-cell office:value-type="float" office:value="2959.7443">
            <text:p>2959.7443</text:p>
          </table:table-cell>
          <table:table-cell office:value-type="float" office:value="370.6512">
            <text:p>370.6512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57, 61, 68, 86]</text:p>
          </table:table-cell>
          <table:table-cell office:value-type="string">
            <text:p>[1,2,3,4,5,6]</text:p>
          </table:table-cell>
          <table:table-cell office:value-type="string">
            <text:p>&lt;1,96,55,54,126|2,46,44,73,48,127|3,153,88,56,87,94,27,107,128|4,29,154,125,129|5,77,155,116,130|6,67,69,131|7,157,113,104,62,115,109,132|8,92,76,108,111,82,133|9,41,134|10,160,97,106,135|11,161,80,85,42,49,50,136|12,101,137|13,39,40,72,138|14,114,118,139|15,99,102,83,105,95,140|16,103,98,34,112,47,74,35,37,141|17,63,71,167,122,100,84,38,93,60,142|18,168,43,143|19,169,64,28,70,26,30,144|20,170,36,124,145|21,89,75,146|22,90,172,117,110,147|23,173,32,119,59,65,66,33,78,31,148|24,58,51,53,52,149|25,175,45,91,81,120,121,79,123,150&gt;</text:p>
          </table:table-cell>
          <table:table-cell table:formula="of:=([.J253]-[.N253])/[.N253]" office:value-type="percentage" office:value="1.23429424696047">
            <text:p>123.43%</text:p>
          </table:table-cell>
          <table:table-cell table:formula="of:=([.K253]-[.O253])/[.O253]" office:value-type="percentage" office:value="1.59229072592521">
            <text:p>159.23%</text:p>
          </table:table-cell>
          <table:table-cell table:formula="of:=([.L253]-[.P253])/[.P253]" office:value-type="percentage" office:value="1.10808031917879">
            <text:p>110.81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2.100_25-5-5-5_rd_50.txt</text:p>
          </table:table-cell>
          <table:table-cell office:value-type="string">
            <text:p>true</text:p>
          </table:table-cell>
          <table:table-cell office:value-type="string">
            <text:p>7091,3546,2496,18844,4629,24949,11051,10321,9110,37376,5398,22870,6224,16660,8067,56637,6520,28365,7663,12171,7485,11112,8149,13153,8810,12593,8672,12262,9138,13805,8210,11434,8295,5754,5297,5982,5249,6310,4624,2598</text:p>
          </table:table-cell>
          <table:table-cell office:value-type="float" office:value="6451.6079">
            <text:p>6451.6079</text:p>
          </table:table-cell>
          <table:table-cell office:value-type="float" office:value="6296.6296">
            <text:p>6296.6296</text:p>
          </table:table-cell>
          <table:table-cell office:value-type="float" office:value="909.1339">
            <text:p>909.1339</text:p>
          </table:table-cell>
          <table:table-cell office:value-type="float" office:value="3055.5208">
            <text:p>3055.5208</text:p>
          </table:table-cell>
          <table:table-cell office:value-type="float" office:value="2876.4699">
            <text:p>2876.4699</text:p>
          </table:table-cell>
          <table:table-cell office:value-type="float" office:value="2293.1524">
            <text:p>2293.1524</text:p>
          </table:table-cell>
          <table:table-cell office:value-type="float" office:value="582.3175">
            <text:p>582.3175</text:p>
          </table:table-cell>
          <table:table-cell office:value-type="float" office:value="60">
            <text:p>60</text:p>
          </table:table-cell>
          <table:table-cell office:value-type="float" office:value="40">
            <text:p>40.0</text:p>
          </table:table-cell>
          <table:table-cell office:value-type="string">
            <text:p>[26, 32, 37, 40, 41, 45, 46, 50, 54, 55, 56, 59, 61, 62, 63, 64, 67, 68, 73, 76, 83, 84, 85, 87, 88, 90, 94, 95, 96, 97, 99, 100, 104, 109, 110, 112, 113, 115, 118, 124]</text:p>
          </table:table-cell>
          <table:table-cell office:value-type="string">
            <text:p>[1,2,3,4,5,6]</text:p>
          </table:table-cell>
          <table:table-cell office:value-type="string">
            <text:p>&lt;1,58,126|2,127|3,117,128|4,28,33,129|5,77,39,107,119,155,116,120,89,44,101,48,71,35,80,123,38,49,114,75,105,102,130|6,66,131|7,74,132|8,81,133|9,57,134|10,106,135|11,161,122,136|12,137|13,30,70,27,72,69,86,36,163,34,47,138|14,164,121,139|15,78,108,82,111,140|16,98,103,166,43,141|17,65,142|18,42,29,143|19,169,60,79,144|20,170,93,145|21,92,146|22,172,91,147|23,31,148|24,53,51,52,149|25,175,125,150&gt;</text:p>
          </table:table-cell>
          <table:table-cell table:formula="of:=([.J254]-[.N254])/[.N254]" office:value-type="percentage" office:value="1.24289080862623">
            <text:p>124.29%</text:p>
          </table:table-cell>
          <table:table-cell table:formula="of:=([.K254]-[.O254])/[.O254]" office:value-type="percentage" office:value="1.74584000609816">
            <text:p>174.58%</text:p>
          </table:table-cell>
          <table:table-cell table:formula="of:=([.L254]-[.P254])/[.P254]" office:value-type="percentage" office:value="0.561234034697566">
            <text:p>56.12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2.100_25-5-5-5_rd_70.txt</text:p>
          </table:table-cell>
          <table:table-cell office:value-type="string">
            <text:p>true</text:p>
          </table:table-cell>
          <table:table-cell office:value-type="string">
            <text:p>3565,18301,1078,9590,1729,11941,3500,14678,1922,17605,13525,20564,2584,23827,2943,4521,3259,27395,3644,4975,3915,35984,4133,38368,4677,5449,4563,8511,4622,7865,4894,6625,5200,6890,5737,7769,6288,7724,6644,9332,7805,9908,8551,9952,8452,9641,8163,8755,7960,9043,7940,9445,4808,4891,4216,5147</text:p>
          </table:table-cell>
          <table:table-cell office:value-type="float" office:value="5332.1749">
            <text:p>5332.1749</text:p>
          </table:table-cell>
          <table:table-cell office:value-type="float" office:value="5326.918">
            <text:p>5326.918</text:p>
          </table:table-cell>
          <table:table-cell office:value-type="float" office:value="837.7498">
            <text:p>837.7498</text:p>
          </table:table-cell>
          <table:table-cell office:value-type="float" office:value="3055.5208">
            <text:p>3055.5208</text:p>
          </table:table-cell>
          <table:table-cell office:value-type="float" office:value="2632.4727">
            <text:p>2632.4727</text:p>
          </table:table-cell>
          <table:table-cell office:value-type="float" office:value="2065.9597">
            <text:p>2065.9597</text:p>
          </table:table-cell>
          <table:table-cell office:value-type="float" office:value="565.513">
            <text:p>565.513</text:p>
          </table:table-cell>
          <table:table-cell office:value-type="float" office:value="51">
            <text:p>51</text:p>
          </table:table-cell>
          <table:table-cell office:value-type="float" office:value="49">
            <text:p>49.0</text:p>
          </table:table-cell>
          <table:table-cell office:value-type="string">
            <text:p>[26, 27, 29, 30, 32, 33, 34, 35, 36, 37, 41, 43, 44, 47, 48, 51, 52, 53, 58, 63, 64, 65, 67, 69, 70, 72, 73, 77, 86, 87, 88, 96, 97, 98, 100, 102, 104, 105, 106, 107, 108, 109, 110, 112, 113, 115, 117, 118, 121]</text:p>
          </table:table-cell>
          <table:table-cell office:value-type="string">
            <text:p>[1,2,3,4,5,6]</text:p>
          </table:table-cell>
          <table:table-cell office:value-type="string">
            <text:p>&lt;1,54,126|2,74,127|3,59,153,119,89,94,128|4,90,129|5,155,61,84,120,71,122,79,42,38,99,49,83,50,130|6,68,131|7,55,132|8,111,124,82,133|9,57,134|10,75,135|11,161,62,136|12,101,137|13,85,95,138|14,164,139|15,40,140|16,39,141|17,66,142|18,168,125,143|19,169,92,123,116,28,56,46,45,91,81,60,144|20,170,93,80,145|21,171,103,78,76,146|22,172,147|23,31,148|24,114,149|25,175,150&gt;</text:p>
          </table:table-cell>
          <table:table-cell table:formula="of:=([.J255]-[.N255])/[.N255]" office:value-type="percentage" office:value="1.02553853644902">
            <text:p>102.55%</text:p>
          </table:table-cell>
          <table:table-cell table:formula="of:=([.K255]-[.O255])/[.O255]" office:value-type="percentage" office:value="1.57842299634402">
            <text:p>157.84%</text:p>
          </table:table-cell>
          <table:table-cell table:formula="of:=([.L255]-[.P255])/[.P255]" office:value-type="percentage" office:value="0.481397951948054">
            <text:p>48.14%</text:p>
          </table:table-cell>
        </table:table-row>
        <table:table-row table:style-name="ro1">
          <table:table-cell office:value-type="string">
            <text:p>RC202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2.100_25-5-5-5_rd_90.txt</text:p>
          </table:table-cell>
          <table:table-cell office:value-type="string">
            <text:p>true</text:p>
          </table:table-cell>
          <table:table-cell office:value-type="string">
            <text:p>1659,20406,472,3336,542,3928,901,4721,750,852,1057,1046,936,1128,1057,1309,1388,1620,1710,2153,2103,2726,2393,3027,2737,3492,2814,4699,3039,4250,3371,35139,3858,5541,3846,6331,5150,7277,5870,8502,7043,9544,8129,10755,9547,13673,11009,12320,11287,14853,11488,13804,11626,12142,11283,12134,8027,8050,7633,8873,6398,7392,7862,3104</text:p>
          </table:table-cell>
          <table:table-cell office:value-type="float" office:value="5004.6857">
            <text:p>5004.6857</text:p>
          </table:table-cell>
          <table:table-cell office:value-type="float" office:value="4057.2232">
            <text:p>4057.2232</text:p>
          </table:table-cell>
          <table:table-cell office:value-type="float" office:value="946.4625">
            <text:p>946.4625</text:p>
          </table:table-cell>
          <table:table-cell office:value-type="float" office:value="3055.5208">
            <text:p>3055.5208</text:p>
          </table:table-cell>
          <table:table-cell office:value-type="float" office:value="2297.1906">
            <text:p>2297.1906</text:p>
          </table:table-cell>
          <table:table-cell office:value-type="float" office:value="2037.1557">
            <text:p>2037.1557</text:p>
          </table:table-cell>
          <table:table-cell office:value-type="float" office:value="259.0349">
            <text:p>259.0349</text:p>
          </table:table-cell>
          <table:table-cell office:value-type="float" office:value="59">
            <text:p>59</text:p>
          </table:table-cell>
          <table:table-cell office:value-type="float" office:value="41">
            <text:p>41.0</text:p>
          </table:table-cell>
          <table:table-cell office:value-type="string">
            <text:p>[26, 27, 28, 30, 32, 40, 41, 43, 44, 46, 49, 51, 54, 56, 58, 59, 60, 61, 62, 63, 64, 67, 69, 70, 72, 73, 77, 88, 90, 97, 100, 107, 108, 111, 114, 116, 118, 119, 120, 121, 123]</text:p>
          </table:table-cell>
          <table:table-cell office:value-type="string">
            <text:p>[1,2,3,4,5,6]</text:p>
          </table:table-cell>
          <table:table-cell office:value-type="string">
            <text:p>&lt;1,92,126|2,74,47,127|3,128|4,154,94,129|5,35,42,38,99,50,130|6,96,37,65,131|7,89,132|8,133|9,55,134|10,31,135|11,29,80,136|12,162,137|13,39,138|14,139|15,98,106,140|16,86,141|17,66,142|18,168,143|19,169,144|20,170,36,145|21,101,34,112,146|22,172,147|23,173,148|24,174,84,76,82,33,71,122,68,57,149|25,175,117,110,75,52,53,87,48,113,124,103,104,78,115,109,45,81,91,79,93,85,102,83,105,95,125,150&gt;</text:p>
          </table:table-cell>
          <table:table-cell table:formula="of:=([.J256]-[.N256])/[.N256]" office:value-type="percentage" office:value="1.17861143084949">
            <text:p>117.86%</text:p>
          </table:table-cell>
          <table:table-cell table:formula="of:=([.K256]-[.O256])/[.O256]" office:value-type="percentage" office:value="0.991611735911987">
            <text:p>99.16%</text:p>
          </table:table-cell>
          <table:table-cell table:formula="of:=([.L256]-[.P256])/[.P256]" office:value-type="percentage" office:value="2.65380302036521">
            <text:p>265.38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3.100_25-5-5-5_rd_10.txt</text:p>
          </table:table-cell>
          <table:table-cell office:value-type="string">
            <text:p>true</text:p>
          </table:table-cell>
          <table:table-cell office:value-type="string">
            <text:p>24270,5547,5147,50224,20904,35305,13056</text:p>
          </table:table-cell>
          <table:table-cell office:value-type="float" office:value="3162.4742">
            <text:p>3162.4742</text:p>
          </table:table-cell>
          <table:table-cell office:value-type="float" office:value="3290.4455">
            <text:p>3290.4455</text:p>
          </table:table-cell>
          <table:table-cell office:value-type="float" office:value="931.257">
            <text:p>931.257</text:p>
          </table:table-cell>
          <table:table-cell office:value-type="float" office:value="2619.9921">
            <text:p>2619.9921</text:p>
          </table:table-cell>
          <table:table-cell office:value-type="float" office:value="2990.5505">
            <text:p>2990.5505</text:p>
          </table:table-cell>
          <table:table-cell office:value-type="float" office:value="2560.2336">
            <text:p>2560.2336</text:p>
          </table:table-cell>
          <table:table-cell office:value-type="float" office:value="429.3169">
            <text:p>429.3169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26, 58, 61, 65, 86, 96, 107, 109, 110, 118]</text:p>
          </table:table-cell>
          <table:table-cell office:value-type="string">
            <text:p>[1,2,3,4,5,6]</text:p>
          </table:table-cell>
          <table:table-cell office:value-type="string">
            <text:p>&lt;1,126|2,152,117,59,56,54,52,51,53,57,75,87,92,120,89,82,77,112,34,39,103,31,71,30,127|3,128|4,129|5,67,130|6,131|7,66,63,132|8,133|9,134|10,135|11,36,40,41,72,37,136|12,137|13,138|14,164,115,94,123,113,85,32,33,104,98,78,47,44,74,45,81,91,108,35,38,111,99,84,122,100,83,102,50,46,73,43,139|15,140|16,141|17,142|18,55,143|19,169,93,80,27,29,28,60,62,97,95,125,105,121,119,144|20,42,145|21,146|22,90,147|23,70,148|24,64,68,69,106,79,149|25,175,116,76,88,114,101,48,49,124,150&gt;</text:p>
          </table:table-cell>
          <table:table-cell table:formula="of:=([.J257]-[.N257])/[.N257]" office:value-type="percentage" office:value="0.0574889807077327">
            <text:p>5.75%</text:p>
          </table:table-cell>
          <table:table-cell table:formula="of:=([.K257]-[.O257])/[.O257]" office:value-type="percentage" office:value="0.285212997751455">
            <text:p>28.52%</text:p>
          </table:table-cell>
          <table:table-cell table:formula="of:=([.L257]-[.P257])/[.P257]" office:value-type="percentage" office:value="1.1691598909803">
            <text:p>116.92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3.100_25-5-5-5_rd_30.txt</text:p>
          </table:table-cell>
          <table:table-cell office:value-type="string">
            <text:p>true</text:p>
          </table:table-cell>
          <table:table-cell office:value-type="string">
            <text:p>14916,4395,4348,37026,5975,12247,7618,24543,9245,17516,10608,30272,11493,15973,12411,11486,8500,10793,7258</text:p>
          </table:table-cell>
          <table:table-cell office:value-type="float" office:value="5285.3399">
            <text:p>5285.3399</text:p>
          </table:table-cell>
          <table:table-cell office:value-type="float" office:value="6934.6407">
            <text:p>6934.6407</text:p>
          </table:table-cell>
          <table:table-cell office:value-type="float" office:value="798.7158">
            <text:p>798.7158</text:p>
          </table:table-cell>
          <table:table-cell office:value-type="float" office:value="2619.9921">
            <text:p>2619.9921</text:p>
          </table:table-cell>
          <table:table-cell office:value-type="float" office:value="3030.5929">
            <text:p>3030.5929</text:p>
          </table:table-cell>
          <table:table-cell office:value-type="float" office:value="2658.3072">
            <text:p>2658.3072</text:p>
          </table:table-cell>
          <table:table-cell office:value-type="float" office:value="371.2857">
            <text:p>371.2857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31, 47, 70, 80, 95, 118]</text:p>
          </table:table-cell>
          <table:table-cell office:value-type="string">
            <text:p>[1,2,3,4,5,6]</text:p>
          </table:table-cell>
          <table:table-cell office:value-type="string">
            <text:p>&lt;1,151,125,121,105,126|2,123,32,27,30,127|3,153,77,92,89,128|4,60,96,119,129|5,26,29,130|6,88,87,131|7,63,65,66,132|8,158,110,82,107,97,75,133|9,159,40,115,94,134|10,67,62,64,61,68,135|11,84,100,99,111,122,136|12,69,137|13,76,79,106,138|14,46,164,90,120,73,45,44,43,49,48,139|15,72,36,108,140|16,55,114,141|17,59,167,53,54,56,52,142|18,168,117,51,57,58,143|19,91,81,38,42,50,83,102,144|20,71,37,41,145|21,35,171,86,93,146|22,101,112,74,147|23,113,28,104,33,148|24,116,109,149|25,78,175,124,34,103,39,85,98,150&gt;</text:p>
          </table:table-cell>
          <table:table-cell table:formula="of:=([.J258]-[.N258])/[.N258]" office:value-type="percentage" office:value="0.743995341637605">
            <text:p>74.40%</text:p>
          </table:table-cell>
          <table:table-cell table:formula="of:=([.K258]-[.O258])/[.O258]" office:value-type="percentage" office:value="1.60866791467894">
            <text:p>160.87%</text:p>
          </table:table-cell>
          <table:table-cell table:formula="of:=([.L258]-[.P258])/[.P258]" office:value-type="percentage" office:value="1.15121616587981">
            <text:p>115.12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3.100_25-5-5-5_rd_50.txt</text:p>
          </table:table-cell>
          <table:table-cell office:value-type="string">
            <text:p>true</text:p>
          </table:table-cell>
          <table:table-cell office:value-type="string">
            <text:p>8346,3922,3920,5550,5363,8821,6963,12298,7988,17872,8950,11961,9539,12522,11144,12671,11217,13953,12556,13435,6700,7965,6740,7444</text:p>
          </table:table-cell>
          <table:table-cell office:value-type="float" office:value="7134.0147">
            <text:p>7134.0147</text:p>
          </table:table-cell>
          <table:table-cell office:value-type="float" office:value="6178.0743">
            <text:p>6178.0743</text:p>
          </table:table-cell>
          <table:table-cell office:value-type="float" office:value="954.9403">
            <text:p>954.9403</text:p>
          </table:table-cell>
          <table:table-cell office:value-type="float" office:value="2619.9921">
            <text:p>2619.9921</text:p>
          </table:table-cell>
          <table:table-cell office:value-type="float" office:value="3108.605">
            <text:p>3108.605</text:p>
          </table:table-cell>
          <table:table-cell office:value-type="float" office:value="2736.685">
            <text:p>2736.685</text:p>
          </table:table-cell>
          <table:table-cell office:value-type="float" office:value="370.92">
            <text:p>370.92</text:p>
          </table:table-cell>
          <table:table-cell office:value-type="float" office:value="97">
            <text:p>97</text:p>
          </table:table-cell>
          <table:table-cell office:value-type="float" office:value="3">
            <text:p>3.0</text:p>
          </table:table-cell>
          <table:table-cell office:value-type="string">
            <text:p>[48, 61, 104]</text:p>
          </table:table-cell>
          <table:table-cell office:value-type="string">
            <text:p>[1,2,3,4,5,6]</text:p>
          </table:table-cell>
          <table:table-cell office:value-type="string">
            <text:p>&lt;1,151,126|2,127|3,153,112,124,109,128|4,60,129|5,155,130|6,81,91,38,131|7,70,132|8,158,39,85,79,82,88,49,47,26,133|9,159,111,116,84,134|10,68,64,62,67,135|11,94,36,40,98,72,136|12,162,56,57,87,53,41,30,110,93,27,32,42,99,83,95,118,137|13,51,58,120,76,138|14,46,69,63,139|15,108,73,113,140|16,114,141|17,167,86,106,121,97,75,54,59,52,92,89,55,122,142|18,101,143|19,71,33,31,144|20,170,100,43,44,45,115,37,28,96,119,65,66,74,77,107,35,145|21,171,146|22,125,105,147|23,29,80,50,102,148|24,103,78,34,149|25,175,123,117,90,150&gt;</text:p>
          </table:table-cell>
          <table:table-cell table:formula="of:=([.J259]-[.N259])/[.N259]" office:value-type="percentage" office:value="1.29492479745738">
            <text:p>129.49%</text:p>
          </table:table-cell>
          <table:table-cell table:formula="of:=([.K259]-[.O259])/[.O259]" office:value-type="percentage" office:value="1.25750289127174">
            <text:p>125.75%</text:p>
          </table:table-cell>
          <table:table-cell table:formula="of:=([.L259]-[.P259])/[.P259]" office:value-type="percentage" office:value="1.57451822495417">
            <text:p>157.45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3.100_25-5-5-5_rd_70.txt</text:p>
          </table:table-cell>
          <table:table-cell office:value-type="string">
            <text:p>true</text:p>
          </table:table-cell>
          <table:table-cell office:value-type="string">
            <text:p>3534,3014,2927,5905,4137,7757,5354,10188,6612,12847,8006,17886,9368,18623,10950,17239,12840,16166,13085,17982,15356,123577,16435,23239,17679,21807,16707,20685,15609,19613,13567,12306,11835,12860,5641</text:p>
          </table:table-cell>
          <table:table-cell office:value-type="float" office:value="6367.556">
            <text:p>6367.556</text:p>
          </table:table-cell>
          <table:table-cell office:value-type="float" office:value="7943.0314">
            <text:p>7943.0314</text:p>
          </table:table-cell>
          <table:table-cell office:value-type="float" office:value="806.0523">
            <text:p>806.0523</text:p>
          </table:table-cell>
          <table:table-cell office:value-type="float" office:value="2619.9921">
            <text:p>2619.9921</text:p>
          </table:table-cell>
          <table:table-cell office:value-type="float" office:value="3009.1317">
            <text:p>3009.1317</text:p>
          </table:table-cell>
          <table:table-cell office:value-type="float" office:value="2661.0562">
            <text:p>2661.0562</text:p>
          </table:table-cell>
          <table:table-cell office:value-type="float" office:value="347.0755">
            <text:p>347.0755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29, 42, 58, 63, 67, 81, 93]</text:p>
          </table:table-cell>
          <table:table-cell office:value-type="string">
            <text:p>[1,2,3,4,5,6]</text:p>
          </table:table-cell>
          <table:table-cell office:value-type="string">
            <text:p>&lt;1,151,82,126|2,32,27,152,77,76,110,124,30,127|3,153,87,128|4,96,60,129|5,155,125,95,130|6,112,47,131|7,66,65,132|8,158,53,57,51,54,59,52,133|9,159,74,108,111,134|10,68,160,40,69,135|11,161,102,50,136|12,64,61,137|13,109,114,138|14,46,85,164,90,55,48,44,43,45,139|15,113,104,140|16,91,80,122,100,39,83,141|17,167,116,115,106,86,121,107,94,36,37,89,92,142|18,101,143|19,97,119,144|20,170,145|21,171,105,118,146|22,72,172,62,75,56,73,49,88,33,71,41,84,120,35,38,99,147|23,98,28,26,70,148|24,79,117,149|25,78,175,34,103,31,123,150&gt;</text:p>
          </table:table-cell>
          <table:table-cell table:formula="of:=([.J260]-[.N260])/[.N260]" office:value-type="percentage" office:value="1.11607753824799">
            <text:p>111.61%</text:p>
          </table:table-cell>
          <table:table-cell table:formula="of:=([.K260]-[.O260])/[.O260]" office:value-type="percentage" office:value="1.98491681611234">
            <text:p>198.49%</text:p>
          </table:table-cell>
          <table:table-cell table:formula="of:=([.L260]-[.P260])/[.P260]" office:value-type="percentage" office:value="1.32241198240729">
            <text:p>132.24%</text:p>
          </table:table-cell>
        </table:table-row>
        <table:table-row table:style-name="ro1">
          <table:table-cell office:value-type="string">
            <text:p>RC203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3.100_25-5-5-5_rd_90.txt</text:p>
          </table:table-cell>
          <table:table-cell office:value-type="string">
            <text:p>true</text:p>
          </table:table-cell>
          <table:table-cell office:value-type="string">
            <text:p>1657,83717,479,3358,540,3998,612,4305,650,4671,678,5604,778,5593,765,1039,1050,1461,1257,14514,1504,14356,1546,2555,2088,25182,2146,3432,2199,4322,2524,3215,2668,3220,3067,4068,3535,3869,3604,2106,1620,1952,1776,1571,1840,1401</text:p>
          </table:table-cell>
          <table:table-cell office:value-type="float" office:value="4481.3161">
            <text:p>4481.3161</text:p>
          </table:table-cell>
          <table:table-cell office:value-type="float" office:value="3585.8381">
            <text:p>3585.8381</text:p>
          </table:table-cell>
          <table:table-cell office:value-type="float" office:value="894.478">
            <text:p>894.478</text:p>
          </table:table-cell>
          <table:table-cell office:value-type="float" office:value="2619.9921">
            <text:p>2619.9921</text:p>
          </table:table-cell>
          <table:table-cell office:value-type="float" office:value="1530.8013">
            <text:p>1530.8013</text:p>
          </table:table-cell>
          <table:table-cell office:value-type="float" office:value="1273.4466">
            <text:p>1273.4466</text:p>
          </table:table-cell>
          <table:table-cell office:value-type="float" office:value="256.3547">
            <text:p>256.3547</text:p>
          </table:table-cell>
          <table:table-cell office:value-type="float" office:value="33">
            <text:p>33</text:p>
          </table:table-cell>
          <table:table-cell office:value-type="float" office:value="67">
            <text:p>67.0</text:p>
          </table:table-cell>
          <table:table-cell office:value-type="string">
            <text:p>[26, 27, 28, 30, 33, 34, 36, 37, 39, 41, 43, 44, 45, 46, 48, 49, 51, 54, 57, 58, 59, 61, 62, 64, 65, 66, 67, 68, 69, 70, 71, 72, 73, 75, 76, 77, 79, 80, 82, 84, 85, 86, 87, 88, 90, 93, 97, 98, 100, 104, 106, 107, 108, 110, 111, 113, 114, 115, 116, 117, 118, 119, 120, 121, 122, 124, 125]</text:p>
          </table:table-cell>
          <table:table-cell office:value-type="string">
            <text:p>[1,2,3,4,5,6]</text:p>
          </table:table-cell>
          <table:table-cell office:value-type="string">
            <text:p>&lt;1,151,126|2,35,127|3,153,89,128|4,55,129|5,63,130|6,52,131|7,132|8,133|9,94,134|10,160,60,135|11,40,136|12,137|13,47,138|14,109,139|15,50,140|16,78,141|17,92,142|18,101,168,123,103,32,96,74,81,91,143|19,56,53,144|20,112,145|21,171,38,42,102,105,95,146|22,99,147|23,29,148|24,31,149|25,83,150&gt;</text:p>
          </table:table-cell>
          <table:table-cell table:formula="of:=([.J261]-[.N261])/[.N261]" office:value-type="percentage" office:value="1.92743160069174">
            <text:p>192.74%</text:p>
          </table:table-cell>
          <table:table-cell table:formula="of:=([.K261]-[.O261])/[.O261]" office:value-type="percentage" office:value="1.81585274168544">
            <text:p>181.59%</text:p>
          </table:table-cell>
          <table:table-cell table:formula="of:=([.L261]-[.P261])/[.P261]" office:value-type="percentage" office:value="2.48922020934276">
            <text:p>248.92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4.100_25-5-5-5_rd_10.txt</text:p>
          </table:table-cell>
          <table:table-cell office:value-type="string">
            <text:p>true</text:p>
          </table:table-cell>
          <table:table-cell office:value-type="string">
            <text:p>24488,6818,5525,7521,5181,7114</text:p>
          </table:table-cell>
          <table:table-cell office:value-type="float" office:value="5498.7405">
            <text:p>5498.7405</text:p>
          </table:table-cell>
          <table:table-cell office:value-type="float" office:value="8174.6196">
            <text:p>8174.6196</text:p>
          </table:table-cell>
          <table:table-cell office:value-type="float" office:value="872.8498">
            <text:p>872.8498</text:p>
          </table:table-cell>
          <table:table-cell office:value-type="float" office:value="2319.6376">
            <text:p>2319.6376</text:p>
          </table:table-cell>
          <table:table-cell office:value-type="float" office:value="2894.2586">
            <text:p>2894.2586</text:p>
          </table:table-cell>
          <table:table-cell office:value-type="float" office:value="2389.8476">
            <text:p>2389.8476</text:p>
          </table:table-cell>
          <table:table-cell office:value-type="float" office:value="503.411">
            <text:p>503.411</text:p>
          </table:table-cell>
          <table:table-cell office:value-type="float" office:value="99">
            <text:p>99</text:p>
          </table:table-cell>
          <table:table-cell office:value-type="float" office:value="1">
            <text:p>1.0</text:p>
          </table:table-cell>
          <table:table-cell office:value-type="string">
            <text:p>[80]</text:p>
          </table:table-cell>
          <table:table-cell office:value-type="string">
            <text:p>[1,2,3,4,5,6]</text:p>
          </table:table-cell>
          <table:table-cell office:value-type="string">
            <text:p>&lt;1,114,44,126|2,62,37,78,98,103,127|3,30,27,70,128|4,154,93,85,129|5,155,115,90,107,26,60,86,106,96,92,59,81,109,89,123,34,130|6,43,74,47,131|7,157,28,32,29,132|8,110,120,87,116,118,105,133|9,159,42,36,40,72,134|10,33,31,71,135|11,56,101,75,136|12,48,45,46,137|13,124,112,138|14,164,94,111,108,77,91,82,139|15,66,61,140|16,166,100,84,99,83,49,102,141|17,95,125,142|18,168,117,53,57,52,55,54,58,51,143|19,122,35,41,38,144|20,170,64,63,97,69,121,79,119,145|21,88,76,146|22,113,104,147|23,67,68,65,148|24,73,50,149|25,39,150&gt;</text:p>
          </table:table-cell>
          <table:table-cell table:formula="of:=([.J262]-[.N262])/[.N262]" office:value-type="percentage" office:value="0.899878780700522">
            <text:p>89.99%</text:p>
          </table:table-cell>
          <table:table-cell table:formula="of:=([.K262]-[.O262])/[.O262]" office:value-type="percentage" office:value="2.42056104330669">
            <text:p>242.06%</text:p>
          </table:table-cell>
          <table:table-cell table:formula="of:=([.L262]-[.P262])/[.P262]" office:value-type="percentage" office:value="0.73387113114334">
            <text:p>73.39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4.100_25-5-5-5_rd_30.txt</text:p>
          </table:table-cell>
          <table:table-cell office:value-type="string">
            <text:p>true</text:p>
          </table:table-cell>
          <table:table-cell office:value-type="string">
            <text:p>15502,6196,4994,7826,6742,11974,9031,16071,8723,12843,8178</text:p>
          </table:table-cell>
          <table:table-cell office:value-type="float" office:value="4812.5494">
            <text:p>4812.5494</text:p>
          </table:table-cell>
          <table:table-cell office:value-type="float" office:value="6155.5532">
            <text:p>6155.5532</text:p>
          </table:table-cell>
          <table:table-cell office:value-type="float" office:value="881.821">
            <text:p>881.821</text:p>
          </table:table-cell>
          <table:table-cell office:value-type="float" office:value="2319.6376">
            <text:p>2319.6376</text:p>
          </table:table-cell>
          <table:table-cell office:value-type="float" office:value="2919.7562">
            <text:p>2919.7562</text:p>
          </table:table-cell>
          <table:table-cell office:value-type="float" office:value="2500.2588">
            <text:p>2500.2588</text:p>
          </table:table-cell>
          <table:table-cell office:value-type="float" office:value="418.4974">
            <text:p>418.4974</text:p>
          </table:table-cell>
          <table:table-cell office:value-type="float" office:value="98">
            <text:p>98</text:p>
          </table:table-cell>
          <table:table-cell office:value-type="float" office:value="2">
            <text:p>2.0</text:p>
          </table:table-cell>
          <table:table-cell office:value-type="string">
            <text:p>[29, 69]</text:p>
          </table:table-cell>
          <table:table-cell office:value-type="string">
            <text:p>[1,2,3,4,5,6]</text:p>
          </table:table-cell>
          <table:table-cell office:value-type="string">
            <text:p>&lt;1,81,109,126|2,78,113,127|3,107,91,153,53,94,128|4,154,82,125,93,129|5,155,106,79,96,85,36,40,47,74,114,43,130|6,38,131|7,157,71,28,32,132|8,89,120,105,55,57,133|9,83,100,134|10,31,95,135|11,110,75,87,101,123,92,59,58,136|12,99,111,137|13,163,77,90,108,138|14,164,39,35,42,37,139|15,61,66,60,140|16,166,65,119,103,98,72,121,86,97,62,68,63,64,67,141|17,80,115,142|18,168,45,50,102,44,73,49,46,143|19,41,122,84,144|20,170,117,51,54,52,56,145|21,88,124,76,146|22,104,33,147|23,118,116,148|24,48,34,112,149|25,26,70,27,30,150&gt;</text:p>
          </table:table-cell>
          <table:table-cell table:formula="of:=([.J263]-[.N263])/[.N263]" office:value-type="percentage" office:value="0.648270975501311">
            <text:p>64.83%</text:p>
          </table:table-cell>
          <table:table-cell table:formula="of:=([.K263]-[.O263])/[.O263]" office:value-type="percentage" office:value="1.46196641723649">
            <text:p>146.20%</text:p>
          </table:table-cell>
          <table:table-cell table:formula="of:=([.L263]-[.P263])/[.P263]" office:value-type="percentage" office:value="1.10711225446084">
            <text:p>110.71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4.100_25-5-5-5_rd_50.txt</text:p>
          </table:table-cell>
          <table:table-cell office:value-type="string">
            <text:p>true</text:p>
          </table:table-cell>
          <table:table-cell office:value-type="string">
            <text:p>10976,5507,4634,7550,6532,13976,8546,16230,10658,17884,11719,14380,11201,11258,8895</text:p>
          </table:table-cell>
          <table:table-cell office:value-type="float" office:value="5770.9569">
            <text:p>5770.9569</text:p>
          </table:table-cell>
          <table:table-cell office:value-type="float" office:value="6529.2147">
            <text:p>6529.2147</text:p>
          </table:table-cell>
          <table:table-cell office:value-type="float" office:value="859.8112">
            <text:p>859.8112</text:p>
          </table:table-cell>
          <table:table-cell office:value-type="float" office:value="2319.6376">
            <text:p>2319.6376</text:p>
          </table:table-cell>
          <table:table-cell office:value-type="float" office:value="2966.5699">
            <text:p>2966.5699</text:p>
          </table:table-cell>
          <table:table-cell office:value-type="float" office:value="2527.616">
            <text:p>2527.616</text:p>
          </table:table-cell>
          <table:table-cell office:value-type="float" office:value="437.9539">
            <text:p>437.9539</text:p>
          </table:table-cell>
          <table:table-cell office:value-type="float" office:value="96">
            <text:p>96</text:p>
          </table:table-cell>
          <table:table-cell office:value-type="float" office:value="4">
            <text:p>4.0</text:p>
          </table:table-cell>
          <table:table-cell office:value-type="string">
            <text:p>[29, 109, 112, 117]</text:p>
          </table:table-cell>
          <table:table-cell office:value-type="string">
            <text:p>[1,2,3,4,5,6]</text:p>
          </table:table-cell>
          <table:table-cell office:value-type="string">
            <text:p>&lt;1,151,64,63,97,66,126|2,82,99,83,102,127|3,26,27,30,128|4,38,93,125,129|5,155,114,88,101,54,110,75,130|6,43,74,131|7,157,71,31,28,32,132|8,89,105,120,116,91,133|9,84,100,134|10,95,135|11,58,92,87,52,56,51,136|12,111,46,137|13,48,73,138|14,164,34,124,78,70,33,107,108,90,115,86,59,139|15,118,106,140|16,80,81,141|17,167,61,62,69,60,142|18,168,77,50,45,49,76,47,44,143|19,85,41,35,122,72,36,144|20,170,96,79,119,121,145|21,53,57,55,146|22,113,104,98,103,147|23,67,68,65,148|24,94,123,149|25,42,37,39,40,150&gt;</text:p>
          </table:table-cell>
          <table:table-cell table:formula="of:=([.J264]-[.N264])/[.N264]" office:value-type="percentage" office:value="0.945329823510985">
            <text:p>94.53%</text:p>
          </table:table-cell>
          <table:table-cell table:formula="of:=([.K264]-[.O264])/[.O264]" office:value-type="percentage" office:value="1.58315135685167">
            <text:p>158.32%</text:p>
          </table:table-cell>
          <table:table-cell table:formula="of:=([.L264]-[.P264])/[.P264]" office:value-type="percentage" office:value="0.963245903278861">
            <text:p>96.32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4.100_25-5-5-5_rd_70.txt</text:p>
          </table:table-cell>
          <table:table-cell office:value-type="string">
            <text:p>true</text:p>
          </table:table-cell>
          <table:table-cell office:value-type="string">
            <text:p>4362,6985,4237,10935,11902,14077,7617,17470,7522,17155,7728,16501,8728,19391,9644,14703,9662,11524,9341,13711</text:p>
          </table:table-cell>
          <table:table-cell office:value-type="float" office:value="6104.1152">
            <text:p>6104.1152</text:p>
          </table:table-cell>
          <table:table-cell office:value-type="float" office:value="5922.4177">
            <text:p>5922.4177</text:p>
          </table:table-cell>
          <table:table-cell office:value-type="float" office:value="895.2338">
            <text:p>895.2338</text:p>
          </table:table-cell>
          <table:table-cell office:value-type="float" office:value="2319.6376">
            <text:p>2319.6376</text:p>
          </table:table-cell>
          <table:table-cell office:value-type="float" office:value="2841.2811">
            <text:p>2841.2811</text:p>
          </table:table-cell>
          <table:table-cell office:value-type="float" office:value="2325.2257">
            <text:p>2325.2257</text:p>
          </table:table-cell>
          <table:table-cell office:value-type="float" office:value="515.0554">
            <text:p>515.0554</text:p>
          </table:table-cell>
          <table:table-cell office:value-type="float" office:value="93">
            <text:p>93</text:p>
          </table:table-cell>
          <table:table-cell office:value-type="float" office:value="7">
            <text:p>7.0</text:p>
          </table:table-cell>
          <table:table-cell office:value-type="string">
            <text:p>[29, 33, 36, 78, 109, 112, 117]</text:p>
          </table:table-cell>
          <table:table-cell office:value-type="string">
            <text:p>[1,2,3,4,5,6]</text:p>
          </table:table-cell>
          <table:table-cell office:value-type="string">
            <text:p>&lt;1,151,94,123,108,45,48,46,73,126|2,152,121,118,119,105,116,91,89,120,87,76,110,88,101,47,127|3,153,80,99,51,58,53,128|4,154,69,93,129|5,130|6,156,77,82,124,95,131|7,132|8,133|9,134|10,71,135|11,161,115,107,27,70,30,31,32,72,41,40,59,56,136|12,137|13,163,111,90,86,64,60,42,92,63,138|14,164,28,26,139|15,61,62,140|16,141|17,167,66,65,142|18,168,50,143|19,122,169,113,103,100,84,114,52,75,54,96,79,97,43,44,74,49,85,35,38,102,83,125,144|20,81,145|21,55,57,146|22,98,104,106,147|23,67,68,148|24,34,149|25,39,37,150&gt;</text:p>
          </table:table-cell>
          <table:table-cell table:formula="of:=([.J265]-[.N265])/[.N265]" office:value-type="percentage" office:value="1.14836722772696">
            <text:p>114.84%</text:p>
          </table:table-cell>
          <table:table-cell table:formula="of:=([.K265]-[.O265])/[.O265]" office:value-type="percentage" office:value="1.54702917656553">
            <text:p>154.70%</text:p>
          </table:table-cell>
          <table:table-cell table:formula="of:=([.L265]-[.P265])/[.P265]" office:value-type="percentage" office:value="0.738131082598105">
            <text:p>73.81%</text:p>
          </table:table-cell>
        </table:table-row>
        <table:table-row table:style-name="ro1">
          <table:table-cell office:value-type="string">
            <text:p>RC204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4.100_25-5-5-5_rd_90.txt</text:p>
          </table:table-cell>
          <table:table-cell office:value-type="string">
            <text:p>true</text:p>
          </table:table-cell>
          <table:table-cell office:value-type="string">
            <text:p>1643,5448,24130,9073,11588,12606,14740,16394,25951,19959,20871,21148,10727,21232,10937,19810,11213,19598,10210,17292,9644,9426,3505</text:p>
          </table:table-cell>
          <table:table-cell office:value-type="float" office:value="3229.681">
            <text:p>3229.681</text:p>
          </table:table-cell>
          <table:table-cell office:value-type="float" office:value="2926.1483">
            <text:p>2926.1483</text:p>
          </table:table-cell>
          <table:table-cell office:value-type="float" office:value="869.8977">
            <text:p>869.8977</text:p>
          </table:table-cell>
          <table:table-cell office:value-type="float" office:value="2319.6376">
            <text:p>2319.6376</text:p>
          </table:table-cell>
          <table:table-cell office:value-type="float" office:value="2597.5758">
            <text:p>2597.5758</text:p>
          </table:table-cell>
          <table:table-cell office:value-type="float" office:value="2065.7888">
            <text:p>2065.7888</text:p>
          </table:table-cell>
          <table:table-cell office:value-type="float" office:value="530.7869">
            <text:p>530.7869</text:p>
          </table:table-cell>
          <table:table-cell office:value-type="float" office:value="90">
            <text:p>90</text:p>
          </table:table-cell>
          <table:table-cell office:value-type="float" office:value="10">
            <text:p>10.0</text:p>
          </table:table-cell>
          <table:table-cell office:value-type="string">
            <text:p>[33, 34, 36, 48, 63, 69, 83, 92, 101, 124]</text:p>
          </table:table-cell>
          <table:table-cell office:value-type="string">
            <text:p>[1,2,3,4,5,6]</text:p>
          </table:table-cell>
          <table:table-cell office:value-type="string">
            <text:p>&lt;1,151,91,108,49,47,45,76,88,75,58,57,55,53,51,52,54,59,97,67,66,64,62,61,60,65,68,26,30,27,31,42,126|2,39,127|3,153,80,128|4,125,129|5,130|6,131|7,132|8,133|9,134|10,135|11,136|12,137|13,138|14,139|15,140|16,141|17,142|18,168,105,116,117,118,106,95,94,123,93,86,40,100,112,111,77,98,104,107,81,90,37,71,70,29,99,102,50,44,46,73,143|19,169,121,79,96,119,120,56,87,110,114,43,74,82,89,109,115,78,113,28,32,85,103,72,41,122,84,38,35,144|20,145|21,146|22,147|23,148|24,149|25,150&gt;</text:p>
          </table:table-cell>
          <table:table-cell table:formula="of:=([.J266]-[.N266])/[.N266]" office:value-type="percentage" office:value="0.243344275073705">
            <text:p>24.33%</text:p>
          </table:table-cell>
          <table:table-cell table:formula="of:=([.K266]-[.O266])/[.O266]" office:value-type="percentage" office:value="0.416479893781978">
            <text:p>41.65%</text:p>
          </table:table-cell>
          <table:table-cell table:formula="of:=([.L266]-[.P266])/[.P266]" office:value-type="percentage" office:value="0.638883137470047">
            <text:p>63.89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5.100_25-5-5-5_rd_10.txt</text:p>
          </table:table-cell>
          <table:table-cell office:value-type="string">
            <text:p>true</text:p>
          </table:table-cell>
          <table:table-cell office:value-type="string">
            <text:p>21971,35386,5984,55936,17663,62193,7167,12767,6339,5765,4559</text:p>
          </table:table-cell>
          <table:table-cell office:value-type="float" office:value="5178.8483">
            <text:p>5178.8483</text:p>
          </table:table-cell>
          <table:table-cell office:value-type="float" office:value="5022.2583">
            <text:p>5022.2583</text:p>
          </table:table-cell>
          <table:table-cell office:value-type="float" office:value="890.271">
            <text:p>890.271</text:p>
          </table:table-cell>
          <table:table-cell office:value-type="float" office:value="3041.4454">
            <text:p>3041.4454</text:p>
          </table:table-cell>
          <table:table-cell office:value-type="float" office:value="3875.5996">
            <text:p>3875.5996</text:p>
          </table:table-cell>
          <table:table-cell office:value-type="float" office:value="3192.133">
            <text:p>3192.133</text:p>
          </table:table-cell>
          <table:table-cell office:value-type="float" office:value="682.4666">
            <text:p>682.466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32, 61, 86, 106, 109, 121]</text:p>
          </table:table-cell>
          <table:table-cell office:value-type="string">
            <text:p>[1,2,3,4,5,6]</text:p>
          </table:table-cell>
          <table:table-cell office:value-type="string">
            <text:p>&lt;1,36,40,126|2,152,115,124,112,84,111,82,47,45,74,91,81,110,75,57,51,114,73,102,50,49,83,127|3,65,128|4,117,129|5,155,130|6,70,131|7,157,120,87,89,108,77,41,72,39,37,103,98,33,30,28,71,31,27,35,132|8,62,26,133|9,113,123,78,107,34,100,122,134|10,67,64,135|11,99,38,42,85,136|12,90,137|13,63,66,138|14,29,139|15,165,80,140|16,56,55,59,54,141|17,79,68,60,118,105,125,95,142|18,76,143|19,104,144|20,94,145|21,58,53,52,146|22,93,147|23,88,44,48,46,43,101,148|24,96,119,174,69,97,116,149|25,92,150&gt;</text:p>
          </table:table-cell>
          <table:table-cell table:formula="of:=([.J267]-[.N267])/[.N267]" office:value-type="percentage" office:value="0.33627021222729">
            <text:p>33.63%</text:p>
          </table:table-cell>
          <table:table-cell table:formula="of:=([.K267]-[.O267])/[.O267]" office:value-type="percentage" office:value="0.573323636577799">
            <text:p>57.33%</text:p>
          </table:table-cell>
          <table:table-cell table:formula="of:=([.L267]-[.P267])/[.P267]" office:value-type="percentage" office:value="0.304490212414791">
            <text:p>30.45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5.100_25-5-5-5_rd_30.txt</text:p>
          </table:table-cell>
          <table:table-cell office:value-type="string">
            <text:p>true</text:p>
          </table:table-cell>
          <table:table-cell office:value-type="string">
            <text:p>14271,24311,3797,37218,13396,50433,6788,23869,45245,20000,8621,87247,59652,33926,10796,108777,17068,112101,11914,127242,13952,22325,12281,20743,13097,16842,12362,16605,8824</text:p>
          </table:table-cell>
          <table:table-cell office:value-type="float" office:value="4788.7478">
            <text:p>4788.7478</text:p>
          </table:table-cell>
          <table:table-cell office:value-type="float" office:value="6924.6696">
            <text:p>6924.6696</text:p>
          </table:table-cell>
          <table:table-cell office:value-type="float" office:value="892.2193">
            <text:p>892.2193</text:p>
          </table:table-cell>
          <table:table-cell office:value-type="float" office:value="3041.4454">
            <text:p>3041.4454</text:p>
          </table:table-cell>
          <table:table-cell office:value-type="float" office:value="2971.2203">
            <text:p>2971.2203</text:p>
          </table:table-cell>
          <table:table-cell office:value-type="float" office:value="2603.126">
            <text:p>2603.126</text:p>
          </table:table-cell>
          <table:table-cell office:value-type="float" office:value="367.0943">
            <text:p>367.0943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27, 31, 34, 44, 50, 54, 59, 61, 63, 64, 75, 78, 79, 80, 84, 88, 94, 96, 101, 105, 108, 111]</text:p>
          </table:table-cell>
          <table:table-cell office:value-type="string">
            <text:p>[1,2,3,4,5,6]</text:p>
          </table:table-cell>
          <table:table-cell office:value-type="string">
            <text:p>&lt;1,36,32,126|2,49,91,127|3,153,28,128|4,117,129|5,48,155,115,103,112,130|6,156,131|7,157,70,30,67,89,120,87,55,56,92,119,86,106,33,37,82,122,132|8,62,66,133|9,72,39,107,110,40,41,113,159,123,124,100,47,74,43,46,73,134|10,160,121,60,68,102,83,135|11,85,42,125,95,136|12,90,58,137|13,65,138|14,104,139|15,38,140|16,57,26,118,141|17,97,69,142|18,45,99,114,143|19,169,35,93,144|20,170,71,29,145|21,53,51,146|22,172,76,109,147|23,98,77,148|24,52,149|25,116,81,150&gt;</text:p>
          </table:table-cell>
          <table:table-cell table:formula="of:=([.J268]-[.N268])/[.N268]" office:value-type="percentage" office:value="0.611710784286174">
            <text:p>61.17%</text:p>
          </table:table-cell>
          <table:table-cell table:formula="of:=([.K268]-[.O268])/[.O268]" office:value-type="percentage" office:value="1.66013615937146">
            <text:p>166.01%</text:p>
          </table:table-cell>
          <table:table-cell table:formula="of:=([.L268]-[.P268])/[.P268]" office:value-type="percentage" office:value="1.43049074856243">
            <text:p>143.05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5.100_25-5-5-5_rd_50.txt</text:p>
          </table:table-cell>
          <table:table-cell office:value-type="string">
            <text:p>true</text:p>
          </table:table-cell>
          <table:table-cell office:value-type="string">
            <text:p>9120,14798,14049,21556,5073,9061,3448,7029,4339,39914,5450,27022,34806,8893,6121,32675,7071,14648,8673,80036,8460,22593,12111,15474,9759,13720,9629,83007,10355,14545,11438,15642,13356,17059,14377,20810,14765,19849,14384,17794,13533,16068,13844,12038,9927,6217</text:p>
          </table:table-cell>
          <table:table-cell office:value-type="float" office:value="5130.3399">
            <text:p>5130.3399</text:p>
          </table:table-cell>
          <table:table-cell office:value-type="float" office:value="5223.3924">
            <text:p>5223.3924</text:p>
          </table:table-cell>
          <table:table-cell office:value-type="float" office:value="862.6216">
            <text:p>862.6216</text:p>
          </table:table-cell>
          <table:table-cell office:value-type="float" office:value="3041.4454">
            <text:p>3041.4454</text:p>
          </table:table-cell>
          <table:table-cell office:value-type="float" office:value="2376.5289">
            <text:p>2376.5289</text:p>
          </table:table-cell>
          <table:table-cell office:value-type="float" office:value="2174.8557">
            <text:p>2174.8557</text:p>
          </table:table-cell>
          <table:table-cell office:value-type="float" office:value="200.6732">
            <text:p>200.6732</text:p>
          </table:table-cell>
          <table:table-cell office:value-type="float" office:value="66">
            <text:p>66</text:p>
          </table:table-cell>
          <table:table-cell office:value-type="float" office:value="34">
            <text:p>34.0</text:p>
          </table:table-cell>
          <table:table-cell office:value-type="string">
            <text:p>[26, 30, 36, 38, 41, 42, 46, 53, 55, 56, 58, 60, 67, 68, 69, 70, 73, 78, 83, 86, 87, 90, 94, 95, 100, 106, 107, 108, 112, 117, 120, 122, 123, 125]</text:p>
          </table:table-cell>
          <table:table-cell office:value-type="string">
            <text:p>[1,2,3,4,5,6]</text:p>
          </table:table-cell>
          <table:table-cell office:value-type="string">
            <text:p>&lt;1,111,124,103,34,126|2,35,91,93,127|3,71,128|4,154,79,119,121,80,129|5,155,39,84,89,48,76,97,98,130|6,156,131|7,157,132|8,63,158,109,74,62,133|9,159,61,88,37,134|10,64,135|11,99,85,136|12,162,49,102,50,105,116,137|13,92,65,66,138|14,164,27,139|15,113,165,32,31,28,140|16,59,54,115,166,104,77,82,57,75,141|17,40,72,96,142|18,114,81,45,143|19,29,144|20,33,145|21,101,51,146|22,172,110,147|23,44,43,47,148|24,52,149|25,118,150&gt;</text:p>
          </table:table-cell>
          <table:table-cell table:formula="of:=([.J269]-[.N269])/[.N269]" office:value-type="percentage" office:value="1.15875342395373">
            <text:p>115.88%</text:p>
          </table:table-cell>
          <table:table-cell table:formula="of:=([.K269]-[.O269])/[.O269]" office:value-type="percentage" office:value="1.40171906577526">
            <text:p>140.17%</text:p>
          </table:table-cell>
          <table:table-cell table:formula="of:=([.L269]-[.P269])/[.P269]" office:value-type="percentage" office:value="3.29863878186026">
            <text:p>329.86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5.100_25-5-5-5_rd_70.txt</text:p>
          </table:table-cell>
          <table:table-cell office:value-type="string">
            <text:p>true</text:p>
          </table:table-cell>
          <table:table-cell office:value-type="string">
            <text:p>3846,7024,1107,1615,1493,2514,2095,3415,2689,3434,3418,4367,4346,5830,5342,7108,6545,52918,7675,14538,8674,33229,9583,37680,10648,83036,11287,20756,12450,100273,13833,16491,14257,39578,15520,20935,17061,19998,18102,138687,18663,50753,19938,50938,21828,57955,22998,26195,24396,35060,23909,28267,25316,40844,24849,27588,13814,16087,14619,15204,12228,12444,10595</text:p>
          </table:table-cell>
          <table:table-cell office:value-type="float" office:value="5406.4643">
            <text:p>5406.4643</text:p>
          </table:table-cell>
          <table:table-cell office:value-type="float" office:value="5418.4616">
            <text:p>5418.4616</text:p>
          </table:table-cell>
          <table:table-cell office:value-type="float" office:value="866.2937">
            <text:p>866.2937</text:p>
          </table:table-cell>
          <table:table-cell office:value-type="float" office:value="3041.4454">
            <text:p>3041.4454</text:p>
          </table:table-cell>
          <table:table-cell office:value-type="float" office:value="3268.2902">
            <text:p>3268.2902</text:p>
          </table:table-cell>
          <table:table-cell office:value-type="float" office:value="2906.3994">
            <text:p>2906.3994</text:p>
          </table:table-cell>
          <table:table-cell office:value-type="float" office:value="360.8908">
            <text:p>360.8908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31, 36, 44, 55, 61, 63, 71, 72, 79, 80, 83, 87, 91, 96, 99, 101, 102, 106, 118, 119]</text:p>
          </table:table-cell>
          <table:table-cell office:value-type="string">
            <text:p>[1,2,3,4,5,6]</text:p>
          </table:table-cell>
          <table:table-cell office:value-type="string">
            <text:p>&lt;1,69,126|2,111,124,82,34,112,127|3,153,100,113,37,27,86,121,65,128|4,117,129|5,155,90,130|6,156,53,84,76,110,78,123,109,115,35,122,93,68,131|7,157,32,30,39,103,132|8,62,26,66,133|9,41,40,98,134|10,64,67,135|11,42,38,105,85,125,95,136|12,116,81,137|13,60,138|14,104,33,139|15,165,77,107,140|16,75,29,28,59,57,141|17,97,142|18,114,45,73,143|19,70,144|20,94,89,108,145|21,58,88,92,51,146|22,120,172,54,56,52,147|23,47,43,74,46,148|24,48,149|25,175,50,49,150&gt;</text:p>
          </table:table-cell>
          <table:table-cell table:formula="of:=([.J270]-[.N270])/[.N270]" office:value-type="percentage" office:value="0.654217945517812">
            <text:p>65.42%</text:p>
          </table:table-cell>
          <table:table-cell table:formula="of:=([.K270]-[.O270])/[.O270]" office:value-type="percentage" office:value="0.864321056493474">
            <text:p>86.43%</text:p>
          </table:table-cell>
          <table:table-cell table:formula="of:=([.L270]-[.P270])/[.P270]" office:value-type="percentage" office:value="1.40043165411809">
            <text:p>140.04%</text:p>
          </table:table-cell>
        </table:table-row>
        <table:table-row table:style-name="ro1">
          <table:table-cell office:value-type="string">
            <text:p>RC205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5.100_25-5-5-5_rd_90.txt</text:p>
          </table:table-cell>
          <table:table-cell office:value-type="string">
            <text:p>true</text:p>
          </table:table-cell>
          <table:table-cell office:value-type="string">
            <text:p>1595,3225,615,603,629,5243,866,1093,1107,1325,1261,1542,1571,2280,1963,2586,2364,3547,2747,3667,3357,4668,3911,6866,4316,6037,5395,7151,6577,53497,7558,10805,8911,10332,9425,13632,10591,30369,11249,17076,12048,16684,12509,21263,14119,27440,15532,18083,16869,21013,14462,17040,15516,19461,16635,19921,17732,21726,19423,23323,20971,27376,23964,31469,24975,29204,19872,15514,7435,9388,7408,7549,6507,7794</text:p>
          </table:table-cell>
          <table:table-cell office:value-type="float" office:value="5482.6324">
            <text:p>5482.6324</text:p>
          </table:table-cell>
          <table:table-cell office:value-type="float" office:value="5417.1094">
            <text:p>5417.1094</text:p>
          </table:table-cell>
          <table:table-cell office:value-type="float" office:value="880.4566">
            <text:p>880.4566</text:p>
          </table:table-cell>
          <table:table-cell office:value-type="float" office:value="3041.4454">
            <text:p>3041.4454</text:p>
          </table:table-cell>
          <table:table-cell office:value-type="float" office:value="3133.3173">
            <text:p>3133.3173</text:p>
          </table:table-cell>
          <table:table-cell office:value-type="float" office:value="2733.6232">
            <text:p>2733.6232</text:p>
          </table:table-cell>
          <table:table-cell office:value-type="float" office:value="398.694">
            <text:p>398.694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26, 30, 41, 42, 54, 57, 59, 60, 62, 64, 66, 74, 86, 88, 98, 101, 102, 103, 104, 106, 117, 125]</text:p>
          </table:table-cell>
          <table:table-cell office:value-type="string">
            <text:p>[1,2,3,4,5,6]</text:p>
          </table:table-cell>
          <table:table-cell office:value-type="string">
            <text:p>&lt;1,151,126|2,112,111,34,127|3,71,128|4,154,129|5,40,36,48,130|6,70,131|7,157,39,37,108,89,72,32,27,124,115,119,121,82,122,35,118,132|8,75,92,47,43,158,97,133|9,31,134|10,160,90,135|11,95,85,136|12,162,49,83,105,137|13,69,65,63,138|14,91,29,139|15,113,140|16,56,67,61,94,141|17,93,80,79,142|18,78,107,109,143|19,33,144|20,170,123,145|21,53,52,58,146|22,172,77,96,120,55,28,116,45,73,68,38,99,114,50,147|23,100,44,148|24,174,84,87,110,46,76,51,149|25,81,150&gt;</text:p>
          </table:table-cell>
          <table:table-cell table:formula="of:=([.J271]-[.N271])/[.N271]" office:value-type="percentage" office:value="0.749785251560702">
            <text:p>74.98%</text:p>
          </table:table-cell>
          <table:table-cell table:formula="of:=([.K271]-[.O271])/[.O271]" office:value-type="percentage" office:value="0.981659140147772">
            <text:p>98.17%</text:p>
          </table:table-cell>
          <table:table-cell table:formula="of:=([.L271]-[.P271])/[.P271]" office:value-type="percentage" office:value="1.20835176852423">
            <text:p>120.84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6.100_25-5-5-5_rd_10.txt</text:p>
          </table:table-cell>
          <table:table-cell office:value-type="string">
            <text:p>true</text:p>
          </table:table-cell>
          <table:table-cell office:value-type="string">
            <text:p>26953,40035,36716,62493,9008,75168,9577,97706,10530,19225,9831</text:p>
          </table:table-cell>
          <table:table-cell office:value-type="float" office:value="3756.2611">
            <text:p>3756.2611</text:p>
          </table:table-cell>
          <table:table-cell office:value-type="float" office:value="3520.0318">
            <text:p>3520.0318</text:p>
          </table:table-cell>
          <table:table-cell office:value-type="float" office:value="876.0335">
            <text:p>876.0335</text:p>
          </table:table-cell>
          <table:table-cell office:value-type="float" office:value="2749.7781">
            <text:p>2749.7781</text:p>
          </table:table-cell>
          <table:table-cell office:value-type="float" office:value="3100.6349">
            <text:p>3100.6349</text:p>
          </table:table-cell>
          <table:table-cell office:value-type="float" office:value="2628.5367">
            <text:p>2628.5367</text:p>
          </table:table-cell>
          <table:table-cell office:value-type="float" office:value="471.0982">
            <text:p>471.0982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37, 42, 54, 70, 76, 93, 95, 98]</text:p>
          </table:table-cell>
          <table:table-cell office:value-type="string">
            <text:p>[1,2,3,4,5,6]</text:p>
          </table:table-cell>
          <table:table-cell office:value-type="string">
            <text:p>&lt;1,126|2,127|3,128|4,129|5,41,34,103,130|6,110,109,131|7,157,117,108,90,107,94,27,30,67,64,63,61,69,66,86,106,96,92,115,124,82,111,112,71,29,68,62,79,121,38,132|8,133|9,116,105,134|10,59,83,99,73,50,102,135|11,97,136|12,87,58,55,53,52,56,137|13,138|14,60,139|15,165,120,88,89,77,36,39,72,40,113,78,123,104,32,31,33,65,119,57,51,75,35,122,85,114,140|16,28,141|17,49,142|18,143|19,47,45,74,43,144|20,145|21,26,80,125,146|22,147|23,81,118,91,148|24,84,100,149|25,101,44,48,46,150&gt;</text:p>
          </table:table-cell>
          <table:table-cell table:formula="of:=([.J272]-[.N272])/[.N272]" office:value-type="percentage" office:value="0.211449016457887">
            <text:p>21.14%</text:p>
          </table:table-cell>
          <table:table-cell table:formula="of:=([.K272]-[.O272])/[.O272]" office:value-type="percentage" office:value="0.339160225535371">
            <text:p>33.92%</text:p>
          </table:table-cell>
          <table:table-cell table:formula="of:=([.L272]-[.P272])/[.P272]" office:value-type="percentage" office:value="0.859556033115813">
            <text:p>85.96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6.100_25-5-5-5_rd_30.txt</text:p>
          </table:table-cell>
          <table:table-cell office:value-type="string">
            <text:p>true</text:p>
          </table:table-cell>
          <table:table-cell office:value-type="string">
            <text:p>17572,28403,12873,15117,33149,9010,7303,17327,7915,13539,9171,17115,10537,28386,11858,31259,13892,25763,15089,22751,15305,22955,16111,23927,16807,22917,18059,22409,17139,16603,10179</text:p>
          </table:table-cell>
          <table:table-cell office:value-type="float" office:value="5565.7165">
            <text:p>5565.7165</text:p>
          </table:table-cell>
          <table:table-cell office:value-type="float" office:value="6289.193">
            <text:p>6289.193</text:p>
          </table:table-cell>
          <table:table-cell office:value-type="float" office:value="737.2845">
            <text:p>737.2845</text:p>
          </table:table-cell>
          <table:table-cell office:value-type="float" office:value="2749.7781">
            <text:p>2749.7781</text:p>
          </table:table-cell>
          <table:table-cell office:value-type="float" office:value="2748.1338">
            <text:p>2748.1338</text:p>
          </table:table-cell>
          <table:table-cell office:value-type="float" office:value="2314.5139">
            <text:p>2314.5139</text:p>
          </table:table-cell>
          <table:table-cell office:value-type="float" office:value="432.6199">
            <text:p>432.6199</text:p>
          </table:table-cell>
          <table:table-cell office:value-type="float" office:value="81">
            <text:p>81</text:p>
          </table:table-cell>
          <table:table-cell office:value-type="float" office:value="19">
            <text:p>19.0</text:p>
          </table:table-cell>
          <table:table-cell office:value-type="string">
            <text:p>[39, 59, 72, 73, 76, 82, 89, 90, 93, 94, 96, 99, 107, 109, 110, 111, 112, 113, 120]</text:p>
          </table:table-cell>
          <table:table-cell office:value-type="string">
            <text:p>[1,2,3,4,5,6]</text:p>
          </table:table-cell>
          <table:table-cell office:value-type="string">
            <text:p>&lt;1,42,38,126|2,63,127|3,153,62,118,79,121,128|4,154,92,51,129|5,31,98,41,155,32,104,33,130|6,75,116,105,131|7,157,97,67,70,30,27,123,36,77,132|8,158,133|9,108,134|10,102,83,135|11,68,136|12,117,87,58,53,52,64,162,65,137|13,61,138|14,164,69,66,115,106,119,47,74,45,91,60,139|15,46,44,48,140|16,166,29,28,71,141|17,114,49,50,142|18,54,35,57,143|19,101,43,144|20,95,26,145|21,85,125,80,146|22,172,56,55,86,103,37,34,147|23,124,78,122,81,148|24,40,100,84,149|25,175,88,150&gt;</text:p>
          </table:table-cell>
          <table:table-cell table:formula="of:=([.J273]-[.N273])/[.N273]" office:value-type="percentage" office:value="1.02527129501482">
            <text:p>102.53%</text:p>
          </table:table-cell>
          <table:table-cell table:formula="of:=([.K273]-[.O273])/[.O273]" office:value-type="percentage" office:value="1.71728460995633">
            <text:p>171.73%</text:p>
          </table:table-cell>
          <table:table-cell table:formula="of:=([.L273]-[.P273])/[.P273]" office:value-type="percentage" office:value="0.704231589901436">
            <text:p>70.42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6.100_25-5-5-5_rd_50.txt</text:p>
          </table:table-cell>
          <table:table-cell office:value-type="string">
            <text:p>true</text:p>
          </table:table-cell>
          <table:table-cell office:value-type="string">
            <text:p>7744,14049,14008,23852,7824,29303,6589,36703,25930,13991,30750,17613,12512,29092,39586,63927,11974,68226,14718,76042,17036,29243,28799,91983,61118,30763,16852,22555,12610,22719,10913,17586,12628,16960,13511,22325,14450,18940,13802,20875,15200,19724,15464,20234,10541,14079,12279,10563</text:p>
          </table:table-cell>
          <table:table-cell office:value-type="float" office:value="5738.5177">
            <text:p>5738.5177</text:p>
          </table:table-cell>
          <table:table-cell office:value-type="float" office:value="5192.371">
            <text:p>5192.371</text:p>
          </table:table-cell>
          <table:table-cell office:value-type="float" office:value="714.8221">
            <text:p>714.8221</text:p>
          </table:table-cell>
          <table:table-cell office:value-type="float" office:value="2749.7781">
            <text:p>2749.7781</text:p>
          </table:table-cell>
          <table:table-cell office:value-type="float" office:value="2381.5459">
            <text:p>2381.5459</text:p>
          </table:table-cell>
          <table:table-cell office:value-type="float" office:value="2049.7006">
            <text:p>2049.7006</text:p>
          </table:table-cell>
          <table:table-cell office:value-type="float" office:value="330.8453">
            <text:p>330.8453</text:p>
          </table:table-cell>
          <table:table-cell office:value-type="float" office:value="69">
            <text:p>69</text:p>
          </table:table-cell>
          <table:table-cell office:value-type="float" office:value="31">
            <text:p>31.0</text:p>
          </table:table-cell>
          <table:table-cell office:value-type="string">
            <text:p>[26, 27, 29, 30, 35, 37, 43, 51, 53, 54, 55, 61, 64, 66, 67, 69, 72, 76, 77, 79, 80, 91, 96, 97, 98, 101, 106, 110, 122, 123, 124]</text:p>
          </table:table-cell>
          <table:table-cell office:value-type="string">
            <text:p>[1,2,3,4,5,6]</text:p>
          </table:table-cell>
          <table:table-cell office:value-type="string">
            <text:p>&lt;1,86,126|2,68,127|3,153,52,112,128|4,63,129|5,155,41,130|6,44,87,131|7,90,132|8,158,28,133|9,105,134|10,42,83,102,135|11,161,119,136|12,121,118,62,137|13,71,33,99,49,114,95,125,93,85,138|14,164,70,56,92,113,47,48,82,111,109,59,115,75,57,116,81,60,139|15,46,140|16,32,141|17,65,142|18,88,143|19,45,74,31,50,73,144|20,34,145|21,171,103,146|22,38,147|23,173,120,108,107,89,117,94,39,36,84,104,78,148|24,40,100,149|25,58,150&gt;</text:p>
          </table:table-cell>
          <table:table-cell table:formula="of:=([.J274]-[.N274])/[.N274]" office:value-type="percentage" office:value="1.40957677951956">
            <text:p>140.96%</text:p>
          </table:table-cell>
          <table:table-cell table:formula="of:=([.K274]-[.O274])/[.O274]" office:value-type="percentage" office:value="1.53323387815762">
            <text:p>153.32%</text:p>
          </table:table-cell>
          <table:table-cell table:formula="of:=([.L274]-[.P274])/[.P274]" office:value-type="percentage" office:value="1.16059318358157">
            <text:p>116.06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6.100_25-5-5-5_rd_70.txt</text:p>
          </table:table-cell>
          <table:table-cell office:value-type="string">
            <text:p>true</text:p>
          </table:table-cell>
          <table:table-cell office:value-type="string">
            <text:p>3992,7757,7585,11224,2286,15116,2310,3235,14522,19869,3462,25329,4520,26101,10043,7071,6662,9311,28848,13666,33177,53609,35940,51827,18126,62497,40770,10505,31063,64065,11120,64623,8079,13901,9281,11322,10150,12441,11040,12666,12400,90778,13684,110957,15274,30637,17000,26652,17606,20423,16588,22815,19294,26693,19226,25268,22062,29754,24096,68808,24525,28041,14520,18013,8126</text:p>
          </table:table-cell>
          <table:table-cell office:value-type="float" office:value="4201.7407">
            <text:p>4201.7407</text:p>
          </table:table-cell>
          <table:table-cell office:value-type="float" office:value="4573.1354">
            <text:p>4573.1354</text:p>
          </table:table-cell>
          <table:table-cell office:value-type="float" office:value="626.9203">
            <text:p>626.9203</text:p>
          </table:table-cell>
          <table:table-cell office:value-type="float" office:value="2749.7781">
            <text:p>2749.7781</text:p>
          </table:table-cell>
          <table:table-cell office:value-type="float" office:value="2281.9442">
            <text:p>2281.9442</text:p>
          </table:table-cell>
          <table:table-cell office:value-type="float" office:value="1985.238">
            <text:p>1985.238</text:p>
          </table:table-cell>
          <table:table-cell office:value-type="float" office:value="295.7062">
            <text:p>295.7062</text:p>
          </table:table-cell>
          <table:table-cell office:value-type="float" office:value="63">
            <text:p>63</text:p>
          </table:table-cell>
          <table:table-cell office:value-type="float" office:value="37">
            <text:p>37.0</text:p>
          </table:table-cell>
          <table:table-cell office:value-type="string">
            <text:p>[27, 28, 29, 30, 31, 32, 36, 40, 46, 48, 52, 53, 54, 58, 59, 61, 62, 64, 68, 70, 76, 80, 84, 85, 86, 87, 90, 91, 94, 98, 100, 102, 104, 108, 120, 123, 125]</text:p>
          </table:table-cell>
          <table:table-cell office:value-type="string">
            <text:p>[1,2,3,4,5,6]</text:p>
          </table:table-cell>
          <table:table-cell office:value-type="string">
            <text:p>&lt;1,151,126|2,97,127|3,117,128|4,118,129|5,42,38,130|6,105,116,95,131|7,77,157,107,37,41,39,111,112,132|8,63,133|9,72,134|10,83,99,73,135|11,161,136|12,96,162,113,124,115,106,65,69,71,35,119,137|13,33,138|14,164,67,44,92,103,34,82,109,75,81,45,121,60,139|15,101,140|16,166,141|17,114,51,50,49,142|18,56,168,78,55,143|19,74,43,47,144|20,66,145|21,171,79,26,146|22,172,57,147|23,89,173,88,148|24,122,93,149|25,110,150&gt;</text:p>
          </table:table-cell>
          <table:table-cell table:formula="of:=([.J275]-[.N275])/[.N275]" office:value-type="percentage" office:value="0.841298617205452">
            <text:p>84.13%</text:p>
          </table:table-cell>
          <table:table-cell table:formula="of:=([.K275]-[.O275])/[.O275]" office:value-type="percentage" office:value="1.30357035277382">
            <text:p>130.36%</text:p>
          </table:table-cell>
          <table:table-cell table:formula="of:=([.L275]-[.P275])/[.P275]" office:value-type="percentage" office:value="1.12007830745517">
            <text:p>112.01%</text:p>
          </table:table-cell>
        </table:table-row>
        <table:table-row table:style-name="ro1">
          <table:table-cell office:value-type="string">
            <text:p>RC206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6.100_25-5-5-5_rd_90.txt</text:p>
          </table:table-cell>
          <table:table-cell office:value-type="string">
            <text:p>true</text:p>
          </table:table-cell>
          <table:table-cell office:value-type="string">
            <text:p>1648,2853,469,3331,606,3820,599,7374,730,5189,5453,7396,849,1068,980,7939,1189,1599,1504,12318,1428,10030,1473,2203,1766,13261,1789,1995,15283,2550,2398,18253,18866,3141,3859,3548,3332,3776,3325,3474,3263,3788,3804,5166,4029,4626,4669,36953,5037,6679,6554,7295,6383,8824,7299,10941,8629,9598,8570,10533,9014,18300,9941,18767,10907,17181,11035,12434,10037,11463,9891,12436,8927,10598,7623,9501,8783,9659,7537,9111,7979</text:p>
          </table:table-cell>
          <table:table-cell office:value-type="float" office:value="4062.3484">
            <text:p>4062.3484</text:p>
          </table:table-cell>
          <table:table-cell office:value-type="float" office:value="3762.2985">
            <text:p>3762.2985</text:p>
          </table:table-cell>
          <table:table-cell office:value-type="float" office:value="867.9126">
            <text:p>867.9126</text:p>
          </table:table-cell>
          <table:table-cell office:value-type="float" office:value="2749.7781">
            <text:p>2749.7781</text:p>
          </table:table-cell>
          <table:table-cell office:value-type="float" office:value="1713.9972">
            <text:p>1713.9972</text:p>
          </table:table-cell>
          <table:table-cell office:value-type="float" office:value="1509.4512">
            <text:p>1509.4512</text:p>
          </table:table-cell>
          <table:table-cell office:value-type="float" office:value="203.546">
            <text:p>203.546</text:p>
          </table:table-cell>
          <table:table-cell office:value-type="float" office:value="49">
            <text:p>49</text:p>
          </table:table-cell>
          <table:table-cell office:value-type="float" office:value="51">
            <text:p>51.0</text:p>
          </table:table-cell>
          <table:table-cell office:value-type="string">
            <text:p>[26, 27, 28, 29, 31, 32, 33, 34, 36, 39, 40, 41, 42, 44, 46, 47, 52, 53, 54, 56, 58, 61, 64, 65, 69, 70, 72, 74, 77, 78, 80, 81, 84, 86, 87, 88, 89, 90, 94, 96, 99, 101, 104, 107, 108, 111, 116, 117, 120, 122, 123]</text:p>
          </table:table-cell>
          <table:table-cell office:value-type="string">
            <text:p>[1,2,3,4,5,6]</text:p>
          </table:table-cell>
          <table:table-cell office:value-type="string">
            <text:p>&lt;1,30,126|2,63,127|3,128|4,154,129|5,98,103,130|6,109,131|7,124,132|8,97,133|9,105,134|10,100,135|11,161,119,136|12,51,137|13,138|14,60,68,139|15,140|16,67,141|17,49,142|18,55,143|19,169,106,66,92,115,59,75,110,121,91,35,125,95,85,102,50,144|20,113,145|21,146|22,172,83,147|23,173,82,37,112,43,45,76,93,71,62,79,118,57,114,73,148|24,38,149|25,48,150&gt;</text:p>
          </table:table-cell>
          <table:table-cell table:formula="of:=([.J276]-[.N276])/[.N276]" office:value-type="percentage" office:value="1.37010212152039">
            <text:p>137.01%</text:p>
          </table:table-cell>
          <table:table-cell table:formula="of:=([.K276]-[.O276])/[.O276]" office:value-type="percentage" office:value="1.49249429196519">
            <text:p>149.25%</text:p>
          </table:table-cell>
          <table:table-cell table:formula="of:=([.L276]-[.P276])/[.P276]" office:value-type="percentage" office:value="3.26396293712478">
            <text:p>326.40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7.100_25-5-5-5_rd_10.txt</text:p>
          </table:table-cell>
          <table:table-cell office:value-type="string">
            <text:p>true</text:p>
          </table:table-cell>
          <table:table-cell office:value-type="string">
            <text:p>29253,21924,5701,35546,15985,16480,9274,18401,11416,20000,9729</text:p>
          </table:table-cell>
          <table:table-cell office:value-type="float" office:value="4651.4595">
            <text:p>4651.4595</text:p>
          </table:table-cell>
          <table:table-cell office:value-type="float" office:value="7534.8693">
            <text:p>7534.8693</text:p>
          </table:table-cell>
          <table:table-cell office:value-type="float" office:value="662.0787">
            <text:p>662.0787</text:p>
          </table:table-cell>
          <table:table-cell office:value-type="float" office:value="2644.8334">
            <text:p>2644.8334</text:p>
          </table:table-cell>
          <table:table-cell office:value-type="float" office:value="2926.5741">
            <text:p>2926.5741</text:p>
          </table:table-cell>
          <table:table-cell office:value-type="float" office:value="2554.1166">
            <text:p>2554.1166</text:p>
          </table:table-cell>
          <table:table-cell office:value-type="float" office:value="371.4576">
            <text:p>371.4576</text:p>
          </table:table-cell>
          <table:table-cell office:value-type="float" office:value="94">
            <text:p>94</text:p>
          </table:table-cell>
          <table:table-cell office:value-type="float" office:value="6">
            <text:p>6.0</text:p>
          </table:table-cell>
          <table:table-cell office:value-type="string">
            <text:p>[29, 43, 49, 53, 70, 112]</text:p>
          </table:table-cell>
          <table:table-cell office:value-type="string">
            <text:p>[1,2,3,4,5,6]</text:p>
          </table:table-cell>
          <table:table-cell office:value-type="string">
            <text:p>&lt;1,119,151,51,57,126|2,152,116,127|3,153,94,90,39,107,108,124,77,84,41,40,36,37,72,98,104,103,128|4,154,47,48,44,50,129|5,69,64,63,67,130|6,156,38,35,122,34,83,42,131|7,157,123,113,32,27,95,82,132|8,100,111,102,133|9,60,65,68,134|10,160,115,75,87,85,135|11,92,96,105,136|12,59,137|13,56,55,54,52,138|14,86,30,28,93,125,80,139|15,121,79,140|16,46,110,74,99,141|17,167,78,142|18,168,33,26,31,71,143|19,81,89,144|20,170,58,145|21,114,146|22,97,147|23,173,120,88,101,76,109,118,106,148|24,62,61,66,149|25,91,117,73,45,150&gt;</text:p>
          </table:table-cell>
          <table:table-cell table:formula="of:=([.J277]-[.N277])/[.N277]" office:value-type="percentage" office:value="0.589387229252114">
            <text:p>58.94%</text:p>
          </table:table-cell>
          <table:table-cell table:formula="of:=([.K277]-[.O277])/[.O277]" office:value-type="percentage" office:value="1.95008822228398">
            <text:p>195.01%</text:p>
          </table:table-cell>
          <table:table-cell table:formula="of:=([.L277]-[.P277])/[.P277]" office:value-type="percentage" office:value="0.782380277049117">
            <text:p>78.24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7.100_25-5-5-5_rd_30.txt</text:p>
          </table:table-cell>
          <table:table-cell office:value-type="string">
            <text:p>true</text:p>
          </table:table-cell>
          <table:table-cell office:value-type="string">
            <text:p>16360,28587,4105,9619,8034,10585,38799,12055,8368,19448,55047,18442,11371,35625,73710,20392,14960,23357,83757,24010,84186,24076,92153,25270,13738,21985,13014,20473,13637</text:p>
          </table:table-cell>
          <table:table-cell office:value-type="float" office:value="3391.7421">
            <text:p>3391.7421</text:p>
          </table:table-cell>
          <table:table-cell office:value-type="float" office:value="6162.3297">
            <text:p>6162.3297</text:p>
          </table:table-cell>
          <table:table-cell office:value-type="float" office:value="604.0557">
            <text:p>604.0557</text:p>
          </table:table-cell>
          <table:table-cell office:value-type="float" office:value="2644.8334">
            <text:p>2644.8334</text:p>
          </table:table-cell>
          <table:table-cell office:value-type="float" office:value="2521.5726">
            <text:p>2521.5726</text:p>
          </table:table-cell>
          <table:table-cell office:value-type="float" office:value="2055.3118">
            <text:p>2055.3118</text:p>
          </table:table-cell>
          <table:table-cell office:value-type="float" office:value="465.2608">
            <text:p>465.2608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26, 27, 30, 32, 33, 40, 45, 55, 56, 59, 64, 72, 75, 78, 83, 92, 93, 97, 105, 112, 116, 118]</text:p>
          </table:table-cell>
          <table:table-cell office:value-type="string">
            <text:p>[1,2,3,4,5,6]</text:p>
          </table:table-cell>
          <table:table-cell office:value-type="string">
            <text:p>&lt;1,119,126|2,152,71,28,127|3,123,94,153,107,108,36,39,41,103,98,128|4,44,74,50,129|5,109,110,130|6,156,111,35,82,122,131|7,157,106,86,81,132|8,100,133|9,61,60,65,68,134|10,29,135|11,161,115,121,136|12,66,67,137|13,163,138|14,164,117,120,87,88,101,58,54,53,52,76,96,139|15,99,84,140|16,102,43,141|17,167,85,142|18,31,70,143|19,91,49,73,144|20,51,57,145|21,114,146|22,63,69,147|23,113,173,90,89,124,77,46,48,47,104,37,38,34,42,148|24,79,62,149|25,125,80,95,150&gt;</text:p>
          </table:table-cell>
          <table:table-cell table:formula="of:=([.J278]-[.N278])/[.N278]" office:value-type="percentage" office:value="0.345090004547162">
            <text:p>34.51%</text:p>
          </table:table-cell>
          <table:table-cell table:formula="of:=([.K278]-[.O278])/[.O278]" office:value-type="percentage" office:value="1.99824566764031">
            <text:p>199.82%</text:p>
          </table:table-cell>
          <table:table-cell table:formula="of:=([.L278]-[.P278])/[.P278]" office:value-type="percentage" office:value="0.298316342146168">
            <text:p>29.83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7.100_25-5-5-5_rd_50.txt</text:p>
          </table:table-cell>
          <table:table-cell office:value-type="string">
            <text:p>true</text:p>
          </table:table-cell>
          <table:table-cell office:value-type="string">
            <text:p>10517,16921,4660,7107,19542,6214,7092,13933,14308,9741,6179,68115,6376,12006,8041,45042,9410,98678,26687,106909,29075,31491,14473,18425,35172,24071,12348,23820,14680,21846,15615,20602,12414,18466,11970,19382,13383,20168,13601,21820,15380,23126,17532,26380,18857,23013,12443</text:p>
          </table:table-cell>
          <table:table-cell office:value-type="float" office:value="3906.4416">
            <text:p>3906.4416</text:p>
          </table:table-cell>
          <table:table-cell office:value-type="float" office:value="4957.2417">
            <text:p>4957.2417</text:p>
          </table:table-cell>
          <table:table-cell office:value-type="float" office:value="407.5559">
            <text:p>407.5559</text:p>
          </table:table-cell>
          <table:table-cell office:value-type="float" office:value="2644.8334">
            <text:p>2644.8334</text:p>
          </table:table-cell>
          <table:table-cell office:value-type="float" office:value="2200.0553">
            <text:p>2200.0553</text:p>
          </table:table-cell>
          <table:table-cell office:value-type="float" office:value="1842.0574">
            <text:p>1842.0574</text:p>
          </table:table-cell>
          <table:table-cell office:value-type="float" office:value="356.9979">
            <text:p>356.9979</text:p>
          </table:table-cell>
          <table:table-cell office:value-type="float" office:value="64">
            <text:p>64</text:p>
          </table:table-cell>
          <table:table-cell office:value-type="float" office:value="36">
            <text:p>36.0</text:p>
          </table:table-cell>
          <table:table-cell office:value-type="string">
            <text:p>[27, 29, 34, 36, 38, 42, 43, 48, 51, 52, 60, 61, 63, 64, 66, 70, 72, 75, 77, 82, 83, 84, 86, 87, 88, 89, 92, 94, 100, 105, 107, 111, 113, 118, 120, 125]</text:p>
          </table:table-cell>
          <table:table-cell office:value-type="string">
            <text:p>[1,2,3,4,5,6]</text:p>
          </table:table-cell>
          <table:table-cell office:value-type="string">
            <text:p>&lt;1,119,126|2,152,71,127|3,116,117,91,128|4,109,44,74,129|5,93,80,130|6,104,98,124,131|7,50,157,78,122,132|8,41,37,133|9,65,68,134|10,160,135|11,161,67,96,136|12,110,59,137|13,55,58,138|14,164,108,123,90,46,103,31,32,33,139|15,95,79,140|16,102,99,112,141|17,106,167,115,142|18,168,30,143|19,81,47,49,144|20,57,145|21,101,76,146|22,62,28,26,147|23,35,85,148|24,174,39,40,97,56,53,54,69,149|25,121,73,45,114,150&gt;</text:p>
          </table:table-cell>
          <table:table-cell table:formula="of:=([.J279]-[.N279])/[.N279]" office:value-type="percentage" office:value="0.775610640332541">
            <text:p>77.56%</text:p>
          </table:table-cell>
          <table:table-cell table:formula="of:=([.K279]-[.O279])/[.O279]" office:value-type="percentage" office:value="1.69114398932411">
            <text:p>169.11%</text:p>
          </table:table-cell>
          <table:table-cell table:formula="of:=([.L279]-[.P279])/[.P279]" office:value-type="percentage" office:value="0.141619880677169">
            <text:p>14.16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7.100_25-5-5-5_rd_70.txt</text:p>
          </table:table-cell>
          <table:table-cell office:value-type="string">
            <text:p>true</text:p>
          </table:table-cell>
          <table:table-cell office:value-type="string">
            <text:p>4180,1333,1394,1892,2090,2445,1936,3283,2752,3512,3287,4334,7970,4814,3710,5678,4350,7753,4869,7239,5472,8103,6476,9480,7269,12520,8394,12711,10131,15991,11545,17599,13067,19979,15089,22188,16593,21510,18257,22955,20410,31537,18879,28942,21462,31810,22673,33678,23878,38407,25346,34591,24661,36672,27431,37964,24383,33163,23964,31441,23795,24633</text:p>
          </table:table-cell>
          <table:table-cell office:value-type="float" office:value="5489.6402">
            <text:p>5489.6402</text:p>
          </table:table-cell>
          <table:table-cell office:value-type="float" office:value="5203.6338">
            <text:p>5203.6338</text:p>
          </table:table-cell>
          <table:table-cell office:value-type="float" office:value="847.8905">
            <text:p>847.8905</text:p>
          </table:table-cell>
          <table:table-cell office:value-type="float" office:value="2644.8334">
            <text:p>2644.8334</text:p>
          </table:table-cell>
          <table:table-cell office:value-type="float" office:value="2506.7057">
            <text:p>2506.7057</text:p>
          </table:table-cell>
          <table:table-cell office:value-type="float" office:value="2122.5645">
            <text:p>2122.5645</text:p>
          </table:table-cell>
          <table:table-cell office:value-type="float" office:value="383.1412">
            <text:p>383.1412</text:p>
          </table:table-cell>
          <table:table-cell office:value-type="float" office:value="79">
            <text:p>79</text:p>
          </table:table-cell>
          <table:table-cell office:value-type="float" office:value="21">
            <text:p>21.0</text:p>
          </table:table-cell>
          <table:table-cell office:value-type="string">
            <text:p>[26, 30, 33, 36, 48, 52, 54, 59, 61, 65, 68, 73, 84, 89, 94, 96, 97, 102, 117, 118, 120]</text:p>
          </table:table-cell>
          <table:table-cell office:value-type="string">
            <text:p>[1,2,3,4,5,6]</text:p>
          </table:table-cell>
          <table:table-cell office:value-type="string">
            <text:p>&lt;1,119,126|2,152,127|3,98,99,112,111,128|4,108,154,87,53,55,92,44,129|5,88,130|6,156,70,27,69,67,64,63,77,107,103,34,38,131|7,82,132|8,158,113,123,40,39,72,101,76,37,42,83,50,104,29,28,71,116,57,85,133|9,134|10,160,32,135|11,161,115,60,51,75,121,79,105,136|12,106,137|13,163,90,58,56,138|14,125,86,139|15,41,140|16,45,74,114,141|17,167,78,142|18,31,143|19,47,91,49,81,144|20,110,145|21,46,66,43,146|22,62,147|23,124,100,148|24,35,122,149|25,80,93,95,109,150&gt;</text:p>
          </table:table-cell>
          <table:table-cell table:formula="of:=([.J280]-[.N280])/[.N280]" office:value-type="percentage" office:value="1.18998193525471">
            <text:p>119.00%</text:p>
          </table:table-cell>
          <table:table-cell table:formula="of:=([.K280]-[.O280])/[.O280]" office:value-type="percentage" office:value="1.45157864460656">
            <text:p>145.16%</text:p>
          </table:table-cell>
          <table:table-cell table:formula="of:=([.L280]-[.P280])/[.P280]" office:value-type="percentage" office:value="1.21299745368026">
            <text:p>121.30%</text:p>
          </table:table-cell>
        </table:table-row>
        <table:table-row table:style-name="ro1">
          <table:table-cell office:value-type="string">
            <text:p>RC207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7.100_25-5-5-5_rd_90.txt</text:p>
          </table:table-cell>
          <table:table-cell office:value-type="string">
            <text:p>true</text:p>
          </table:table-cell>
          <table:table-cell office:value-type="string">
            <text:p>1611,449,3715,567,657,827,847,864,907,1022,999,1204,1009,1255,1243,1623,1787,2039,18823,2665,2017,2924,2299,2767,2383,3396,18446,4272,22100,31987,4352,4919,3310,4823,3724,5467,3746,5837,4401,5677,4174,6251,4353,5736,6756,7342,39433,7248,6561,7250,6648,8625,6436,7897,6926,9111,7063,10988,8906,12577,8381,12820,9020,14179,9805,15370,8663,12569,9442,11138,9478,13969,9645,12858,10479,10377,6392,5118</text:p>
          </table:table-cell>
          <table:table-cell office:value-type="float" office:value="2482.7422">
            <text:p>2482.7422</text:p>
          </table:table-cell>
          <table:table-cell office:value-type="float" office:value="1840.4467">
            <text:p>1840.4467</text:p>
          </table:table-cell>
          <table:table-cell office:value-type="float" office:value="641.2956">
            <text:p>641.2956</text:p>
          </table:table-cell>
          <table:table-cell office:value-type="float" office:value="2644.8334">
            <text:p>2644.8334</text:p>
          </table:table-cell>
          <table:table-cell office:value-type="float" office:value="1478.6077">
            <text:p>1478.6077</text:p>
          </table:table-cell>
          <table:table-cell office:value-type="float" office:value="1192.2186">
            <text:p>1192.2186</text:p>
          </table:table-cell>
          <table:table-cell office:value-type="float" office:value="285.3891">
            <text:p>285.3891</text:p>
          </table:table-cell>
          <table:table-cell office:value-type="float" office:value="42">
            <text:p>42</text:p>
          </table:table-cell>
          <table:table-cell office:value-type="float" office:value="58">
            <text:p>58.0</text:p>
          </table:table-cell>
          <table:table-cell office:value-type="string">
            <text:p>[26, 27, 28, 30, 32, 34, 37, 38, 39, 41, 42, 44, 45, 46, 47, 48, 49, 53, 54, 55, 56, 57, 58, 60, 61, 62, 63, 64, 65, 66, 67, 69, 70, 74, 76, 77, 79, 80, 84, 85, 87, 88, 89, 91, 93, 94, 97, 100, 101, 102, 107, 108, 114, 115, 120, 122, 124, 125]</text:p>
          </table:table-cell>
          <table:table-cell office:value-type="string">
            <text:p>[1,2,3,4,5,6]</text:p>
          </table:table-cell>
          <table:table-cell office:value-type="string">
            <text:p>&lt;1,126|2,127|3,103,72,153,117,118,96,92,109,43,50,99,112,36,104,33,71,29,31,95,121,105,116,73,128|4,129|5,130|6,156,106,119,110,111,82,35,83,131|7,132|8,133|9,134|10,135|11,136|12,137|13,138|14,139|15,40,140|16,141|17,142|18,143|19,144|20,145|21,146|22,147|23,123,113,173,52,78,98,86,90,81,75,59,51,148|24,68,149|25,150&gt;</text:p>
          </table:table-cell>
          <table:table-cell table:formula="of:=([.J281]-[.N281])/[.N281]" office:value-type="percentage" office:value="0.679108123135028">
            <text:p>67.91%</text:p>
          </table:table-cell>
          <table:table-cell table:formula="of:=([.K281]-[.O281])/[.O281]" office:value-type="percentage" office:value="0.543715808493509">
            <text:p>54.37%</text:p>
          </table:table-cell>
          <table:table-cell table:formula="of:=([.L281]-[.P281])/[.P281]" office:value-type="percentage" office:value="1.24709212790538">
            <text:p>124.71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RC208.100_25-5-5-5_rd_10.txt</text:p>
          </table:table-cell>
          <table:table-cell office:value-type="string">
            <text:p>true</text:p>
          </table:table-cell>
          <table:table-cell office:value-type="string">
            <text:p>29373,23301,32880,20422,8197,35538,27436,19883,11720,21056,13874</text:p>
          </table:table-cell>
          <table:table-cell office:value-type="float" office:value="3215.1047">
            <text:p>3215.1047</text:p>
          </table:table-cell>
          <table:table-cell office:value-type="float" office:value="3590.9597">
            <text:p>3590.9597</text:p>
          </table:table-cell>
          <table:table-cell office:value-type="float" office:value="796.9755">
            <text:p>796.9755</text:p>
          </table:table-cell>
          <table:table-cell office:value-type="float" office:value="2175.5189">
            <text:p>2175.5189</text:p>
          </table:table-cell>
          <table:table-cell office:value-type="float" office:value="2550.7818">
            <text:p>2550.7818</text:p>
          </table:table-cell>
          <table:table-cell office:value-type="float" office:value="2124.0646">
            <text:p>2124.0646</text:p>
          </table:table-cell>
          <table:table-cell office:value-type="float" office:value="425.7172">
            <text:p>425.7172</text:p>
          </table:table-cell>
          <table:table-cell office:value-type="float" office:value="92">
            <text:p>92</text:p>
          </table:table-cell>
          <table:table-cell office:value-type="float" office:value="8">
            <text:p>8.0</text:p>
          </table:table-cell>
          <table:table-cell office:value-type="string">
            <text:p>[29, 39, 40, 49, 52, 79, 87, 120]</text:p>
          </table:table-cell>
          <table:table-cell office:value-type="string">
            <text:p>[1,2,3,4,5,6]</text:p>
          </table:table-cell>
          <table:table-cell office:value-type="string">
            <text:p>&lt;1,59,57,53,51,126|2,50,74,127|3,128|4,129|5,130|6,131|7,132|8,133|9,134|10,135|11,136|12,100,162,83,102,99,35,34,112,88,109,84,122,137|13,30,28,26,71,138|14,139|15,63,62,61,69,140|16,166,115,90,107,124,82,108,89,47,45,44,48,46,73,43,114,101,76,110,58,75,81,141|17,142|18,143|19,169,94,123,113,77,36,37,41,72,98,104,32,31,33,70,27,125,95,86,67,68,65,60,64,66,97,106,93,80,78,85,103,42,38,91,116,105,144|20,145|21,96,118,119,117,111,92,146|22,147|23,148|24,149|25,121,55,54,56,150&gt;</text:p>
          </table:table-cell>
          <table:table-cell table:formula="of:=([.J282]-[.N282])/[.N282]" office:value-type="percentage" office:value="0.26043893679969">
            <text:p>26.04%</text:p>
          </table:table-cell>
          <table:table-cell table:formula="of:=([.K282]-[.O282])/[.O282]" office:value-type="percentage" office:value="0.69060757379978">
            <text:p>69.06%</text:p>
          </table:table-cell>
          <table:table-cell table:formula="of:=([.L282]-[.P282])/[.P282]" office:value-type="percentage" office:value="0.872077285108518">
            <text:p>87.21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RC208.100_25-5-5-5_rd_30.txt</text:p>
          </table:table-cell>
          <table:table-cell office:value-type="string">
            <text:p>true</text:p>
          </table:table-cell>
          <table:table-cell office:value-type="string">
            <text:p>17643,28884,23602,49162,31401,17129,40959,12900,46426,101032,53242,114967,32274,134034,71036,73300,77154,164444,86475,180996,95769,67691,50334,28720,35033,28239,24101,21967,12836,22711</text:p>
          </table:table-cell>
          <table:table-cell office:value-type="float" office:value="2761.8725">
            <text:p>2761.8725</text:p>
          </table:table-cell>
          <table:table-cell office:value-type="float" office:value="3160.5056">
            <text:p>3160.5056</text:p>
          </table:table-cell>
          <table:table-cell office:value-type="float" office:value="835.4337">
            <text:p>835.4337</text:p>
          </table:table-cell>
          <table:table-cell office:value-type="float" office:value="2175.5189">
            <text:p>2175.5189</text:p>
          </table:table-cell>
          <table:table-cell office:value-type="float" office:value="2221.654">
            <text:p>2221.654</text:p>
          </table:table-cell>
          <table:table-cell office:value-type="float" office:value="1792.3866">
            <text:p>1792.3866</text:p>
          </table:table-cell>
          <table:table-cell office:value-type="float" office:value="428.2674">
            <text:p>428.2674</text:p>
          </table:table-cell>
          <table:table-cell office:value-type="float" office:value="73">
            <text:p>73</text:p>
          </table:table-cell>
          <table:table-cell office:value-type="float" office:value="27">
            <text:p>27.0</text:p>
          </table:table-cell>
          <table:table-cell office:value-type="string">
            <text:p>[33, 34, 37, 40, 48, 50, 59, 63, 64, 65, 67, 71, 74, 75, 78, 79, 81, 90, 101, 103, 105, 107, 108, 111, 115, 119, 121]</text:p>
          </table:table-cell>
          <table:table-cell office:value-type="string">
            <text:p>[1,2,3,4,5,6]</text:p>
          </table:table-cell>
          <table:table-cell office:value-type="string">
            <text:p>&lt;1,52,51,57,126|2,127|3,128|4,129|5,130|6,131|7,132|8,133|9,134|10,135|11,136|12,100,77,35,42,41,38,112,84,122,137|13,30,28,26,29,70,138|14,139|15,69,61,140|16,166,89,87,53,54,58,88,110,56,109,76,55,114,73,49,45,47,44,43,46,99,124,102,83,82,60,62,91,141|17,142|18,143|19,169,94,123,36,39,72,98,104,32,31,27,95,125,85,113,80,93,116,117,120,92,144|20,145|21,96,97,66,68,86,106,118,146|22,147|23,148|24,149|25,150&gt;</text:p>
          </table:table-cell>
          <table:table-cell table:formula="of:=([.J283]-[.N283])/[.N283]" office:value-type="percentage" office:value="0.243160501140142">
            <text:p>24.32%</text:p>
          </table:table-cell>
          <table:table-cell table:formula="of:=([.K283]-[.O283])/[.O283]" office:value-type="percentage" office:value="0.763294592807154">
            <text:p>76.33%</text:p>
          </table:table-cell>
          <table:table-cell table:formula="of:=([.L283]-[.P283])/[.P283]" office:value-type="percentage" office:value="0.950729147257064">
            <text:p>95.07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RC208.100_25-5-5-5_rd_50.txt</text:p>
          </table:table-cell>
          <table:table-cell office:value-type="string">
            <text:p>true</text:p>
          </table:table-cell>
          <table:table-cell office:value-type="string">
            <text:p>8885,16250,7179,4184,6212,5866,11113,7175,11962,8875,11785,10125,9923,12196,6941,14123,8738,15418,15804,17430,10024,19842,11999,20743,13232,21740,15391,26539,16643,27090,18679,30135,20245,29800,22757,34773,25132,35623,27751,42769,30247,40075,32524,48941,36490,46984,38675,56526</text:p>
          </table:table-cell>
          <table:table-cell office:value-type="float" office:value="3331.5537">
            <text:p>3331.5537</text:p>
          </table:table-cell>
          <table:table-cell office:value-type="float" office:value="5377.6011">
            <text:p>5377.6011</text:p>
          </table:table-cell>
          <table:table-cell office:value-type="float" office:value="393.2703">
            <text:p>393.2703</text:p>
          </table:table-cell>
          <table:table-cell office:value-type="float" office:value="2175.5189">
            <text:p>2175.5189</text:p>
          </table:table-cell>
          <table:table-cell office:value-type="float" office:value="2343.0211">
            <text:p>2343.0211</text:p>
          </table:table-cell>
          <table:table-cell office:value-type="float" office:value="1996.8847">
            <text:p>1996.8847</text:p>
          </table:table-cell>
          <table:table-cell office:value-type="float" office:value="345.1364">
            <text:p>345.1364</text:p>
          </table:table-cell>
          <table:table-cell office:value-type="float" office:value="80">
            <text:p>80</text:p>
          </table:table-cell>
          <table:table-cell office:value-type="float" office:value="20">
            <text:p>20.0</text:p>
          </table:table-cell>
          <table:table-cell office:value-type="string">
            <text:p>[27, 31, 40, 42, 50, 51, 58, 62, 65, 66, 67, 70, 73, 79, 80, 88, 92, 94, 95, 97]</text:p>
          </table:table-cell>
          <table:table-cell office:value-type="string">
            <text:p>[1,2,3,4,5,6]</text:p>
          </table:table-cell>
          <table:table-cell office:value-type="string">
            <text:p>&lt;1,43,52,59,126|2,74,111,127|3,153,110,109,87,128|4,154,44,76,129|5,56,54,130|6,55,75,53,57,131|7,157,32,104,103,132|8,116,158,81,133|9,119,96,134|10,160,90,123,135|11,36,41,34,136|12,83,122,99,84,100,112,137|13,125,26,33,28,71,30,29,138|14,101,91,139|15,86,69,61,140|16,166,117,108,89,141|17,98,39,142|18,47,102,46,49,48,45,143|19,106,105,118,144|20,93,113,145|21,68,63,60,64,146|22,172,72,38,37,35,147|23,173,107,85,115,148|24,77,78,82,124,149|25,121,175,120,114,150&gt;</text:p>
          </table:table-cell>
          <table:table-cell table:formula="of:=([.J284]-[.N284])/[.N284]" office:value-type="percentage" office:value="0.421905120700791">
            <text:p>42.19%</text:p>
          </table:table-cell>
          <table:table-cell table:formula="of:=([.K284]-[.O284])/[.O284]" office:value-type="percentage" office:value="1.69299529411989">
            <text:p>169.30%</text:p>
          </table:table-cell>
          <table:table-cell table:formula="of:=([.L284]-[.P284])/[.P284]" office:value-type="percentage" office:value="0.139463412146618">
            <text:p>13.95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string">
            <text:p>RC208.100_25-5-5-5_rd_70.txt</text:p>
          </table:table-cell>
          <table:table-cell office:value-type="string">
            <text:p>true</text:p>
          </table:table-cell>
          <table:table-cell office:value-type="string">
            <text:p>4297,1647,1472,2061,3599,2932,2718,3719,2602,4486,3232,4963,3900,5896,4351,6924,4809,8782,12163,10179,6131,10722,8785,12109,9759,13381,8781,15117,12180,16410,9851,18435,10982,20858,13836,24445,18541,26404,20180,28031,16709,26752,15345,28959,16459,30184,18112,31778,19363,33871,21616,38487,19874,34433,19293,35369,20227,35717,19799</text:p>
          </table:table-cell>
          <table:table-cell office:value-type="float" office:value="3644.1108">
            <text:p>3644.1108</text:p>
          </table:table-cell>
          <table:table-cell office:value-type="float" office:value="5183.831">
            <text:p>5183.831</text:p>
          </table:table-cell>
          <table:table-cell office:value-type="float" office:value="470.3113">
            <text:p>470.3113</text:p>
          </table:table-cell>
          <table:table-cell office:value-type="float" office:value="2175.5189">
            <text:p>2175.5189</text:p>
          </table:table-cell>
          <table:table-cell office:value-type="float" office:value="2353.3965">
            <text:p>2353.3965</text:p>
          </table:table-cell>
          <table:table-cell office:value-type="float" office:value="1862.0227">
            <text:p>1862.0227</text:p>
          </table:table-cell>
          <table:table-cell office:value-type="float" office:value="490.3738">
            <text:p>490.3738</text:p>
          </table:table-cell>
          <table:table-cell office:value-type="float" office:value="74">
            <text:p>74</text:p>
          </table:table-cell>
          <table:table-cell office:value-type="float" office:value="26">
            <text:p>26.0</text:p>
          </table:table-cell>
          <table:table-cell office:value-type="string">
            <text:p>[30, 31, 33, 37, 41, 43, 48, 63, 65, 69, 73, 77, 84, 89, 92, 94, 96, 97, 99, 108, 110, 113, 116, 117, 120, 125]</text:p>
          </table:table-cell>
          <table:table-cell office:value-type="string">
            <text:p>[1,2,3,4,5,6]</text:p>
          </table:table-cell>
          <table:table-cell office:value-type="string">
            <text:p>&lt;1,59,75,126|2,50,111,127|3,124,128|4,45,129|5,155,79,121,130|6,55,156,78,88,87,114,57,131|7,80,95,93,132|8,51,133|9,60,134|10,160,44,74,135|11,161,85,136|12,83,122,137|13,71,28,29,26,138|14,101,139|15,165,107,104,103,140|16,166,61,56,52,53,58,54,76,46,100,112,141|17,167,109,81,142|18,102,47,49,143|19,90,169,123,72,40,36,39,98,70,32,27,86,106,66,64,67,144|20,62,145|21,118,68,146|22,172,38,35,42,34,147|23,173,115,148|24,91,105,82,149|25,119,150&gt;</text:p>
          </table:table-cell>
          <table:table-cell table:formula="of:=([.J285]-[.N285])/[.N285]" office:value-type="percentage" office:value="0.548447446063594">
            <text:p>54.84%</text:p>
          </table:table-cell>
          <table:table-cell table:formula="of:=([.K285]-[.O285])/[.O285]" office:value-type="percentage" office:value="1.78397841229326">
            <text:p>178.40%</text:p>
          </table:table-cell>
          <table:table-cell table:formula="of:=([.L285]-[.P285])/[.P285]" office:value-type="percentage" office:value="-0.0409126670307427">
            <text:p>-4.09%</text:p>
          </table:table-cell>
        </table:table-row>
        <table:table-row table:style-name="ro1">
          <table:table-cell office:value-type="string">
            <text:p>RC208.100_25-5-5-5</text:p>
          </table:table-cell>
          <table:table-cell office:value-type="string">
            <text:p>RC2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RC208.100_25-5-5-5_rd_90.txt</text:p>
          </table:table-cell>
          <table:table-cell office:value-type="string">
            <text:p>true</text:p>
          </table:table-cell>
          <table:table-cell office:value-type="string">
            <text:p>1654,561,584,619,699,769,762,986,952,1257,1189,1529,1400,1936,1764,2603,2238,4059,2935,4582,3579,6208,4538,7548,4981,9170,5932,10730,9227,11771,6974,11776,8143,14116,9055,15691,9903,16633,10019,18521,11698,20530,11487,21214,12364,23193,13731,24637,15590,26953,17164,27738,19000,32144,21088,32621,23509,40758,23289,41751,21334,38923,23971,41715,24080,41055,27281,47832,25376,43268,24395,41303,22540</text:p>
          </table:table-cell>
          <table:table-cell office:value-type="float" office:value="3978.9795">
            <text:p>3978.9795</text:p>
          </table:table-cell>
          <table:table-cell office:value-type="float" office:value="3494.0932">
            <text:p>3494.0932</text:p>
          </table:table-cell>
          <table:table-cell office:value-type="float" office:value="810.7906">
            <text:p>810.7906</text:p>
          </table:table-cell>
          <table:table-cell office:value-type="float" office:value="2175.5189">
            <text:p>2175.5189</text:p>
          </table:table-cell>
          <table:table-cell office:value-type="float" office:value="2251.5955">
            <text:p>2251.5955</text:p>
          </table:table-cell>
          <table:table-cell office:value-type="float" office:value="1872.0087">
            <text:p>1872.0087</text:p>
          </table:table-cell>
          <table:table-cell office:value-type="float" office:value="378.5868">
            <text:p>378.5868</text:p>
          </table:table-cell>
          <table:table-cell office:value-type="float" office:value="78">
            <text:p>78</text:p>
          </table:table-cell>
          <table:table-cell office:value-type="float" office:value="22">
            <text:p>22.0</text:p>
          </table:table-cell>
          <table:table-cell office:value-type="string">
            <text:p>[31, 32, 33, 38, 41, 53, 54, 68, 69, 78, 82, 86, 87, 88, 94, 97, 98, 101, 107, 108, 120, 123]</text:p>
          </table:table-cell>
          <table:table-cell office:value-type="string">
            <text:p>[1,2,3,4,5,6]</text:p>
          </table:table-cell>
          <table:table-cell office:value-type="string">
            <text:p>&lt;1,126|2,127|3,128|4,129|5,130|6,131|7,132|8,158,103,70,30,65,106,95,125,42,35,50,110,119,59,133|9,134|10,135|11,136|12,102,137|13,138|14,139|15,140|16,166,67,64,61,113,124,46,100,112,36,37,104,28,26,80,93,121,62,60,75,109,49,45,73,99,91,81,141|17,142|18,79,143|19,169,117,52,55,56,96,63,66,48,43,74,47,111,77,72,85,29,105,57,144|20,145|21,116,146|22,172,83,147|23,148|24,149|25,175,90,89,58,92,76,44,84,34,40,71,27,39,122,115,118,114,51,150&gt;</text:p>
          </table:table-cell>
          <table:table-cell table:formula="of:=([.J286]-[.N286])/[.N286]" office:value-type="percentage" office:value="0.767182204796554">
            <text:p>76.72%</text:p>
          </table:table-cell>
          <table:table-cell table:formula="of:=([.K286]-[.O286])/[.O286]" office:value-type="percentage" office:value="0.866494103366079">
            <text:p>86.65%</text:p>
          </table:table-cell>
          <table:table-cell table:formula="of:=([.L286]-[.P286])/[.P286]" office:value-type="percentage" office:value="1.14162406084945">
            <text:p>114.16%</text:p>
          </table:table-cell>
        </table:table-row>
      </table:table>
      <table:table table:name="Pivot Table_Sheet1_1" table:style-name="ta1">
        <table:table-column table:style-name="co21" table:default-cell-style-name="ce7"/>
        <table:table-column table:style-name="co20" table:number-columns-repeated="6" table:default-cell-style-name="Default"/>
        <table:table-row table:style-name="ro3">
          <table:table-cell table:style-name="Default" office:value-type="string">
            <text:p>Filter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</table:table-row>
        <table:table-row table:style-name="ro3">
          <table:table-cell table:style-name="ce4"/>
          <table:table-cell table:style-name="ce9" office:value-type="string">
            <text:p>dod</text:p>
          </table:table-cell>
          <table:table-cell table:style-name="ce14" table:number-columns-repeated="4"/>
          <table:table-cell table:style-name="ce22"/>
        </table:table-row>
        <table:table-row table:style-name="ro3">
          <table:table-cell table:style-name="ce5" office:value-type="string">
            <text:p>Data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90">
            <text:p>90</text:p>
          </table:table-cell>
          <table:table-cell table:style-name="ce23" office:value-type="string">
            <text:p>Total Result</text:p>
          </table:table-cell>
        </table:table-row>
        <table:table-row table:style-name="ro3">
          <table:table-cell table:style-name="ce6" office:value-type="string">
            <text:p>Average - rejected_count</text:p>
          </table:table-cell>
          <table:table-cell table:style-name="ce11" office:value-type="float" office:value="3.46428571428571">
            <text:p>3.5</text:p>
          </table:table-cell>
          <table:table-cell table:style-name="ce16" office:value-type="float" office:value="6.30357142857143">
            <text:p>6.3</text:p>
          </table:table-cell>
          <table:table-cell table:style-name="ce16" office:value-type="float" office:value="10.3035714285714">
            <text:p>10.3</text:p>
          </table:table-cell>
          <table:table-cell table:style-name="ce16" office:value-type="float" office:value="13.1785714285714">
            <text:p>13.2</text:p>
          </table:table-cell>
          <table:table-cell table:style-name="ce19" office:value-type="float" office:value="41.3035714285714">
            <text:p>41.3</text:p>
          </table:table-cell>
          <table:table-cell table:style-name="ce24" office:value-type="float" office:value="14.9107142857143">
            <text:p>14.9</text:p>
          </table:table-cell>
        </table:table-row>
        <table:table-row table:style-name="ro3">
          <table:table-cell office:value-type="string">
            <text:p>Average - vi</text:p>
          </table:table-cell>
          <table:table-cell table:style-name="ce12" office:value-type="percentage" office:value="0.265341440029755">
            <text:p>26.53%</text:p>
          </table:table-cell>
          <table:table-cell table:style-name="ce17" office:value-type="percentage" office:value="0.512449597837708">
            <text:p>51.24%</text:p>
          </table:table-cell>
          <table:table-cell table:style-name="ce17" office:value-type="percentage" office:value="0.586469019154875">
            <text:p>58.65%</text:p>
          </table:table-cell>
          <table:table-cell table:style-name="ce17" office:value-type="percentage" office:value="0.614059739914198">
            <text:p>61.41%</text:p>
          </table:table-cell>
          <table:table-cell table:style-name="ce20" office:value-type="percentage" office:value="0.644849814655682">
            <text:p>64.48%</text:p>
          </table:table-cell>
          <table:table-cell table:style-name="ce25" office:value-type="percentage" office:value="0.524633922318444">
            <text:p>52.46%</text:p>
          </table:table-cell>
        </table:table-row>
        <table:table-row table:style-name="ro3">
          <table:table-cell office:value-type="string">
            <text:p>Average - vi_dist</text:p>
          </table:table-cell>
          <table:table-cell table:style-name="ce12" office:value-type="percentage" office:value="0.645671474330088">
            <text:p>64.57%</text:p>
          </table:table-cell>
          <table:table-cell table:style-name="ce17" office:value-type="percentage" office:value="0.965304259874928">
            <text:p>96.53%</text:p>
          </table:table-cell>
          <table:table-cell table:style-name="ce17" office:value-type="percentage" office:value="0.818077945902094">
            <text:p>81.81%</text:p>
          </table:table-cell>
          <table:table-cell table:style-name="ce17" office:value-type="percentage" office:value="0.831294346613206">
            <text:p>83.13%</text:p>
          </table:table-cell>
          <table:table-cell table:style-name="ce20" office:value-type="percentage" office:value="0.757427984449808">
            <text:p>75.74%</text:p>
          </table:table-cell>
          <table:table-cell table:style-name="ce25" office:value-type="percentage" office:value="0.803555202234025">
            <text:p>80.36%</text:p>
          </table:table-cell>
        </table:table-row>
        <table:table-row table:style-name="ro3">
          <table:table-cell table:style-name="ce8" office:value-type="string">
            <text:p>Average - vi_bal</text:p>
          </table:table-cell>
          <table:table-cell table:style-name="ce13" office:value-type="percentage" office:value="0.346791395047151">
            <text:p>34.68%</text:p>
          </table:table-cell>
          <table:table-cell table:style-name="ce18" office:value-type="percentage" office:value="0.344402653946762">
            <text:p>34.44%</text:p>
          </table:table-cell>
          <table:table-cell table:style-name="ce18" office:value-type="percentage" office:value="0.434458082234626">
            <text:p>43.45%</text:p>
          </table:table-cell>
          <table:table-cell table:style-name="ce18" office:value-type="percentage" office:value="0.426254737884059">
            <text:p>42.63%</text:p>
          </table:table-cell>
          <table:table-cell table:style-name="ce21" office:value-type="percentage" office:value="0.960725086898984">
            <text:p>96.07%</text:p>
          </table:table-cell>
          <table:table-cell table:style-name="ce26" office:value-type="percentage" office:value="0.502526391202316">
            <text:p>50.25%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G8" table:buttons="'Pivot Table_Sheet1_1'.A1 'Pivot Table_Sheet1_1'.A4 'Pivot Table_Sheet1_1'.B3" table:grand-total="column">
          <table:source-cell-range table:cell-range-address="Sheet1.A6:Sheet1.X286"/>
          <table:data-pilot-field table:source-field-name="dod" table:orientation="column" table:used-hierarchy="0" table:function="auto">
            <table:data-pilot-level table:show-empty="false">
              <table:data-pilot-members>
                <table:data-pilot-member table:name="10" table:display="true" table:show-details="true"/>
                <table:data-pilot-member table:name="30" table:display="true" table:show-details="true"/>
                <table:data-pilot-member table:name="50" table:display="true" table:show-details="true"/>
                <table:data-pilot-member table:name="70" table:display="true" table:show-details="true"/>
                <table:data-pilot-member table:name="9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rejected_count" table:orientation="data" table:used-hierarchy="0" table:function="average">
            <table:data-pilot-level table:show-empty="false">
              <table:data-pilot-members>
                <table:data-pilot-member table:name="0.0" table:display="true" table:show-details="true"/>
                <table:data-pilot-member table:name="1.0" table:display="true" table:show-details="true"/>
                <table:data-pilot-member table:name="2.0" table:display="true" table:show-details="true"/>
                <table:data-pilot-member table:name="3.0" table:display="true" table:show-details="true"/>
                <table:data-pilot-member table:name="4.0" table:display="true" table:show-details="true"/>
                <table:data-pilot-member table:name="5.0" table:display="true" table:show-details="true"/>
                <table:data-pilot-member table:name="6.0" table:display="true" table:show-details="true"/>
                <table:data-pilot-member table:name="7.0" table:display="true" table:show-details="true"/>
                <table:data-pilot-member table:name="8.0" table:display="true" table:show-details="true"/>
                <table:data-pilot-member table:name="9.0" table:display="true" table:show-details="true"/>
                <table:data-pilot-member table:name="10.0" table:display="true" table:show-details="true"/>
                <table:data-pilot-member table:name="11.0" table:display="true" table:show-details="true"/>
                <table:data-pilot-member table:name="12.0" table:display="true" table:show-details="true"/>
                <table:data-pilot-member table:name="13.0" table:display="true" table:show-details="true"/>
                <table:data-pilot-member table:name="14.0" table:display="true" table:show-details="true"/>
                <table:data-pilot-member table:name="15.0" table:display="true" table:show-details="true"/>
                <table:data-pilot-member table:name="16.0" table:display="true" table:show-details="true"/>
                <table:data-pilot-member table:name="17.0" table:display="true" table:show-details="true"/>
                <table:data-pilot-member table:name="18.0" table:display="true" table:show-details="true"/>
                <table:data-pilot-member table:name="19.0" table:display="true" table:show-details="true"/>
                <table:data-pilot-member table:name="20.0" table:display="true" table:show-details="true"/>
                <table:data-pilot-member table:name="21.0" table:display="true" table:show-details="true"/>
                <table:data-pilot-member table:name="22.0" table:display="true" table:show-details="true"/>
                <table:data-pilot-member table:name="23.0" table:display="true" table:show-details="true"/>
                <table:data-pilot-member table:name="24.0" table:display="true" table:show-details="true"/>
                <table:data-pilot-member table:name="25.0" table:display="true" table:show-details="true"/>
                <table:data-pilot-member table:name="26.0" table:display="true" table:show-details="true"/>
                <table:data-pilot-member table:name="27.0" table:display="true" table:show-details="true"/>
                <table:data-pilot-member table:name="28.0" table:display="true" table:show-details="true"/>
                <table:data-pilot-member table:name="29.0" table:display="true" table:show-details="true"/>
                <table:data-pilot-member table:name="30.0" table:display="true" table:show-details="true"/>
                <table:data-pilot-member table:name="31.0" table:display="true" table:show-details="true"/>
                <table:data-pilot-member table:name="32.0" table:display="true" table:show-details="true"/>
                <table:data-pilot-member table:name="34.0" table:display="true" table:show-details="true"/>
                <table:data-pilot-member table:name="35.0" table:display="true" table:show-details="true"/>
                <table:data-pilot-member table:name="36.0" table:display="true" table:show-details="true"/>
                <table:data-pilot-member table:name="37.0" table:display="true" table:show-details="true"/>
                <table:data-pilot-member table:name="40.0" table:display="true" table:show-details="true"/>
                <table:data-pilot-member table:name="41.0" table:display="true" table:show-details="true"/>
                <table:data-pilot-member table:name="42.0" table:display="true" table:show-details="true"/>
                <table:data-pilot-member table:name="45.0" table:display="true" table:show-details="true"/>
                <table:data-pilot-member table:name="46.0" table:display="true" table:show-details="true"/>
                <table:data-pilot-member table:name="48.0" table:display="true" table:show-details="true"/>
                <table:data-pilot-member table:name="49.0" table:display="true" table:show-details="true"/>
                <table:data-pilot-member table:name="51.0" table:display="true" table:show-details="true"/>
                <table:data-pilot-member table:name="53.0" table:display="true" table:show-details="true"/>
                <table:data-pilot-member table:name="58.0" table:display="true" table:show-details="true"/>
                <table:data-pilot-member table:name="59.0" table:display="true" table:show-details="true"/>
                <table:data-pilot-member table:name="60.0" table:display="true" table:show-details="true"/>
                <table:data-pilot-member table:name="64.0" table:display="true" table:show-details="true"/>
                <table:data-pilot-member table:name="67.0" table:display="true" table:show-details="true"/>
                <table:data-pilot-member table:name="69.0" table:display="true" table:show-details="true"/>
                <table:data-pilot-member table:name="71.0" table:display="true" table:show-details="true"/>
                <table:data-pilot-member table:name="72.0" table:display="true" table:show-details="true"/>
                <table:data-pilot-member table:name="75.0" table:display="true" table:show-details="true"/>
                <table:data-pilot-member table:name="77.0" table:display="true" table:show-details="true"/>
                <table:data-pilot-member table:name="79.0" table:display="true" table:show-details="true"/>
                <table:data-pilot-member table:name="90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" table:orientation="data" table:used-hierarchy="0" table:function="average">
            <table:data-pilot-level table:show-empty="false">
              <table:data-pilot-members>
                <table:data-pilot-member table:name="-10.92%" table:display="true" table:show-details="true"/>
                <table:data-pilot-member table:name="-10.76%" table:display="true" table:show-details="true"/>
                <table:data-pilot-member table:name="-9.55%" table:display="true" table:show-details="true"/>
                <table:data-pilot-member table:name="-7.96%" table:display="true" table:show-details="true"/>
                <table:data-pilot-member table:name="-7.70%" table:display="true" table:show-details="true"/>
                <table:data-pilot-member table:name="-7.25%" table:display="true" table:show-details="true"/>
                <table:data-pilot-member table:name="-6.02%" table:display="true" table:show-details="true"/>
                <table:data-pilot-member table:name="-4.19%" table:display="true" table:show-details="true"/>
                <table:data-pilot-member table:name="-3.84%" table:display="true" table:show-details="true"/>
                <table:data-pilot-member table:name="-3.07%" table:display="true" table:show-details="true"/>
                <table:data-pilot-member table:name="-1.68%" table:display="true" table:show-details="true"/>
                <table:data-pilot-member table:name="-0.89%" table:display="true" table:show-details="true"/>
                <table:data-pilot-member table:name="0.12%" table:display="true" table:show-details="true"/>
                <table:data-pilot-member table:name="0.65%" table:display="true" table:show-details="true"/>
                <table:data-pilot-member table:name="1.29%" table:display="true" table:show-details="true"/>
                <table:data-pilot-member table:name="1.81%" table:display="true" table:show-details="true"/>
                <table:data-pilot-member table:name="2.24%" table:display="true" table:show-details="true"/>
                <table:data-pilot-member table:name="4.81%" table:display="true" table:show-details="true"/>
                <table:data-pilot-member table:name="5.10%" table:display="true" table:show-details="true"/>
                <table:data-pilot-member table:name="5.62%" table:display="true" table:show-details="true"/>
                <table:data-pilot-member table:name="5.75%" table:display="true" table:show-details="true"/>
                <table:data-pilot-member table:name="5.83%" table:display="true" table:show-details="true"/>
                <table:data-pilot-member table:name="6.70%" table:display="true" table:show-details="true"/>
                <table:data-pilot-member table:name="7.19%" table:display="true" table:show-details="true"/>
                <table:data-pilot-member table:name="8.43%" table:display="true" table:show-details="true"/>
                <table:data-pilot-member table:name="8.60%" table:display="true" table:show-details="true"/>
                <table:data-pilot-member table:name="9.06%" table:display="true" table:show-details="true"/>
                <table:data-pilot-member table:name="9.57%" table:display="true" table:show-details="true"/>
                <table:data-pilot-member table:name="9.95%" table:display="true" table:show-details="true"/>
                <table:data-pilot-member table:name="10.18%" table:display="true" table:show-details="true"/>
                <table:data-pilot-member table:name="10.22%" table:display="true" table:show-details="true"/>
                <table:data-pilot-member table:name="10.49%" table:display="true" table:show-details="true"/>
                <table:data-pilot-member table:name="11.16%" table:display="true" table:show-details="true"/>
                <table:data-pilot-member table:name="11.31%" table:display="true" table:show-details="true"/>
                <table:data-pilot-member table:name="11.49%" table:display="true" table:show-details="true"/>
                <table:data-pilot-member table:name="12.69%" table:display="true" table:show-details="true"/>
                <table:data-pilot-member table:name="12.96%" table:display="true" table:show-details="true"/>
                <table:data-pilot-member table:name="13.03%" table:display="true" table:show-details="true"/>
                <table:data-pilot-member table:name="13.40%" table:display="true" table:show-details="true"/>
                <table:data-pilot-member table:name="13.50%" table:display="true" table:show-details="true"/>
                <table:data-pilot-member table:name="13.52%" table:display="true" table:show-details="true"/>
                <table:data-pilot-member table:name="13.64%" table:display="true" table:show-details="true"/>
                <table:data-pilot-member table:name="13.77%" table:display="true" table:show-details="true"/>
                <table:data-pilot-member table:name="13.93%" table:display="true" table:show-details="true"/>
                <table:data-pilot-member table:name="14.96%" table:display="true" table:show-details="true"/>
                <table:data-pilot-member table:name="15.57%" table:display="true" table:show-details="true"/>
                <table:data-pilot-member table:name="15.59%" table:display="true" table:show-details="true"/>
                <table:data-pilot-member table:name="15.74%" table:display="true" table:show-details="true"/>
                <table:data-pilot-member table:name="15.84%" table:display="true" table:show-details="true"/>
                <table:data-pilot-member table:name="16.12%" table:display="true" table:show-details="true"/>
                <table:data-pilot-member table:name="16.35%" table:display="true" table:show-details="true"/>
                <table:data-pilot-member table:name="16.83%" table:display="true" table:show-details="true"/>
                <table:data-pilot-member table:name="16.97%" table:display="true" table:show-details="true"/>
                <table:data-pilot-member table:name="17.63%" table:display="true" table:show-details="true"/>
                <table:data-pilot-member table:name="17.67%" table:display="true" table:show-details="true"/>
                <table:data-pilot-member table:name="17.99%" table:display="true" table:show-details="true"/>
                <table:data-pilot-member table:name="18.94%" table:display="true" table:show-details="true"/>
                <table:data-pilot-member table:name="19.38%" table:display="true" table:show-details="true"/>
                <table:data-pilot-member table:name="19.61%" table:display="true" table:show-details="true"/>
                <table:data-pilot-member table:name="19.91%" table:display="true" table:show-details="true"/>
                <table:data-pilot-member table:name="20.01%" table:display="true" table:show-details="true"/>
                <table:data-pilot-member table:name="20.64%" table:display="true" table:show-details="true"/>
                <table:data-pilot-member table:name="20.72%" table:display="true" table:show-details="true"/>
                <table:data-pilot-member table:name="21.02%" table:display="true" table:show-details="true"/>
                <table:data-pilot-member table:name="21.14%" table:display="true" table:show-details="true"/>
                <table:data-pilot-member table:name="21.43%" table:display="true" table:show-details="true"/>
                <table:data-pilot-member table:name="21.45%" table:display="true" table:show-details="true"/>
                <table:data-pilot-member table:name="21.70%" table:display="true" table:show-details="true"/>
                <table:data-pilot-member table:name="21.72%" table:display="true" table:show-details="true"/>
                <table:data-pilot-member table:name="22.37%" table:display="true" table:show-details="true"/>
                <table:data-pilot-member table:name="22.71%" table:display="true" table:show-details="true"/>
                <table:data-pilot-member table:name="23.04%" table:display="true" table:show-details="true"/>
                <table:data-pilot-member table:name="23.31%" table:display="true" table:show-details="true"/>
                <table:data-pilot-member table:name="23.50%" table:display="true" table:show-details="true"/>
                <table:data-pilot-member table:name="23.57%" table:display="true" table:show-details="true"/>
                <table:data-pilot-member table:name="23.62%" table:display="true" table:show-details="true"/>
                <table:data-pilot-member table:name="23.90%" table:display="true" table:show-details="true"/>
                <table:data-pilot-member table:name="24.32%" table:display="true" table:show-details="true"/>
                <table:data-pilot-member table:name="24.33%" table:display="true" table:show-details="true"/>
                <table:data-pilot-member table:name="24.48%" table:display="true" table:show-details="true"/>
                <table:data-pilot-member table:name="24.51%" table:display="true" table:show-details="true"/>
                <table:data-pilot-member table:name="24.53%" table:display="true" table:show-details="true"/>
                <table:data-pilot-member table:name="25.04%" table:display="true" table:show-details="true"/>
                <table:data-pilot-member table:name="25.76%" table:display="true" table:show-details="true"/>
                <table:data-pilot-member table:name="26.04%" table:display="true" table:show-details="true"/>
                <table:data-pilot-member table:name="26.08%" table:display="true" table:show-details="true"/>
                <table:data-pilot-member table:name="26.39%" table:display="true" table:show-details="true"/>
                <table:data-pilot-member table:name="26.83%" table:display="true" table:show-details="true"/>
                <table:data-pilot-member table:name="27.11%" table:display="true" table:show-details="true"/>
                <table:data-pilot-member table:name="27.42%" table:display="true" table:show-details="true"/>
                <table:data-pilot-member table:name="27.60%" table:display="true" table:show-details="true"/>
                <table:data-pilot-member table:name="28.09%" table:display="true" table:show-details="true"/>
                <table:data-pilot-member table:name="28.31%" table:display="true" table:show-details="true"/>
                <table:data-pilot-member table:name="28.70%" table:display="true" table:show-details="true"/>
                <table:data-pilot-member table:name="28.94%" table:display="true" table:show-details="true"/>
                <table:data-pilot-member table:name="29.07%" table:display="true" table:show-details="true"/>
                <table:data-pilot-member table:name="29.35%" table:display="true" table:show-details="true"/>
                <table:data-pilot-member table:name="29.51%" table:display="true" table:show-details="true"/>
                <table:data-pilot-member table:name="29.86%" table:display="true" table:show-details="true"/>
                <table:data-pilot-member table:name="30.12%" table:display="true" table:show-details="true"/>
                <table:data-pilot-member table:name="30.28%" table:display="true" table:show-details="true"/>
                <table:data-pilot-member table:name="30.32%" table:display="true" table:show-details="true"/>
                <table:data-pilot-member table:name="30.84%" table:display="true" table:show-details="true"/>
                <table:data-pilot-member table:name="31.00%" table:display="true" table:show-details="true"/>
                <table:data-pilot-member table:name="31.02%" table:display="true" table:show-details="true"/>
                <table:data-pilot-member table:name="31.18%" table:display="true" table:show-details="true"/>
                <table:data-pilot-member table:name="31.51%" table:display="true" table:show-details="true"/>
                <table:data-pilot-member table:name="31.53%" table:display="true" table:show-details="true"/>
                <table:data-pilot-member table:name="32.32%" table:display="true" table:show-details="true"/>
                <table:data-pilot-member table:name="32.43%" table:display="true" table:show-details="true"/>
                <table:data-pilot-member table:name="32.47%" table:display="true" table:show-details="true"/>
                <table:data-pilot-member table:name="32.49%" table:display="true" table:show-details="true"/>
                <table:data-pilot-member table:name="32.59%" table:display="true" table:show-details="true"/>
                <table:data-pilot-member table:name="33.14%" table:display="true" table:show-details="true"/>
                <table:data-pilot-member table:name="33.39%" table:display="true" table:show-details="true"/>
                <table:data-pilot-member table:name="33.63%" table:display="true" table:show-details="true"/>
                <table:data-pilot-member table:name="33.67%" table:display="true" table:show-details="true"/>
                <table:data-pilot-member table:name="33.75%" table:display="true" table:show-details="true"/>
                <table:data-pilot-member table:name="33.97%" table:display="true" table:show-details="true"/>
                <table:data-pilot-member table:name="34.27%" table:display="true" table:show-details="true"/>
                <table:data-pilot-member table:name="34.41%" table:display="true" table:show-details="true"/>
                <table:data-pilot-member table:name="34.46%" table:display="true" table:show-details="true"/>
                <table:data-pilot-member table:name="34.49%" table:display="true" table:show-details="true"/>
                <table:data-pilot-member table:name="34.51%" table:display="true" table:show-details="true"/>
                <table:data-pilot-member table:name="34.56%" table:display="true" table:show-details="true"/>
                <table:data-pilot-member table:name="34.72%" table:display="true" table:show-details="true"/>
                <table:data-pilot-member table:name="34.74%" table:display="true" table:show-details="true"/>
                <table:data-pilot-member table:name="34.80%" table:display="true" table:show-details="true"/>
                <table:data-pilot-member table:name="34.81%" table:display="true" table:show-details="true"/>
                <table:data-pilot-member table:name="35.33%" table:display="true" table:show-details="true"/>
                <table:data-pilot-member table:name="35.57%" table:display="true" table:show-details="true"/>
                <table:data-pilot-member table:name="35.60%" table:display="true" table:show-details="true"/>
                <table:data-pilot-member table:name="35.75%" table:display="true" table:show-details="true"/>
                <table:data-pilot-member table:name="35.81%" table:display="true" table:show-details="true"/>
                <table:data-pilot-member table:name="35.83%" table:display="true" table:show-details="true"/>
                <table:data-pilot-member table:name="35.92%" table:display="true" table:show-details="true"/>
                <table:data-pilot-member table:name="36.10%" table:display="true" table:show-details="true"/>
                <table:data-pilot-member table:name="36.31%" table:display="true" table:show-details="true"/>
                <table:data-pilot-member table:name="36.37%" table:display="true" table:show-details="true"/>
                <table:data-pilot-member table:name="36.46%" table:display="true" table:show-details="true"/>
                <table:data-pilot-member table:name="36.57%" table:display="true" table:show-details="true"/>
                <table:data-pilot-member table:name="37.47%" table:display="true" table:show-details="true"/>
                <table:data-pilot-member table:name="37.52%" table:display="true" table:show-details="true"/>
                <table:data-pilot-member table:name="37.61%" table:display="true" table:show-details="true"/>
                <table:data-pilot-member table:name="37.71%" table:display="true" table:show-details="true"/>
                <table:data-pilot-member table:name="37.81%" table:display="true" table:show-details="true"/>
                <table:data-pilot-member table:name="37.87%" table:display="true" table:show-details="true"/>
                <table:data-pilot-member table:name="37.89%" table:display="true" table:show-details="true"/>
                <table:data-pilot-member table:name="38.00%" table:display="true" table:show-details="true"/>
                <table:data-pilot-member table:name="38.35%" table:display="true" table:show-details="true"/>
                <table:data-pilot-member table:name="38.57%" table:display="true" table:show-details="true"/>
                <table:data-pilot-member table:name="38.93%" table:display="true" table:show-details="true"/>
                <table:data-pilot-member table:name="39.21%" table:display="true" table:show-details="true"/>
                <table:data-pilot-member table:name="39.51%" table:display="true" table:show-details="true"/>
                <table:data-pilot-member table:name="39.76%" table:display="true" table:show-details="true"/>
                <table:data-pilot-member table:name="39.98%" table:display="true" table:show-details="true"/>
                <table:data-pilot-member table:name="40.08%" table:display="true" table:show-details="true"/>
                <table:data-pilot-member table:name="40.18%" table:display="true" table:show-details="true"/>
                <table:data-pilot-member table:name="40.33%" table:display="true" table:show-details="true"/>
                <table:data-pilot-member table:name="42.19%" table:display="true" table:show-details="true"/>
                <table:data-pilot-member table:name="43.18%" table:display="true" table:show-details="true"/>
                <table:data-pilot-member table:name="43.19%" table:display="true" table:show-details="true"/>
                <table:data-pilot-member table:name="43.45%" table:display="true" table:show-details="true"/>
                <table:data-pilot-member table:name="44.60%" table:display="true" table:show-details="true"/>
                <table:data-pilot-member table:name="44.85%" table:display="true" table:show-details="true"/>
                <table:data-pilot-member table:name="45.37%" table:display="true" table:show-details="true"/>
                <table:data-pilot-member table:name="45.40%" table:display="true" table:show-details="true"/>
                <table:data-pilot-member table:name="45.89%" table:display="true" table:show-details="true"/>
                <table:data-pilot-member table:name="46.01%" table:display="true" table:show-details="true"/>
                <table:data-pilot-member table:name="46.13%" table:display="true" table:show-details="true"/>
                <table:data-pilot-member table:name="46.75%" table:display="true" table:show-details="true"/>
                <table:data-pilot-member table:name="47.10%" table:display="true" table:show-details="true"/>
                <table:data-pilot-member table:name="47.25%" table:display="true" table:show-details="true"/>
                <table:data-pilot-member table:name="47.50%" table:display="true" table:show-details="true"/>
                <table:data-pilot-member table:name="49.90%" table:display="true" table:show-details="true"/>
                <table:data-pilot-member table:name="50.00%" table:display="true" table:show-details="true"/>
                <table:data-pilot-member table:name="50.58%" table:display="true" table:show-details="true"/>
                <table:data-pilot-member table:name="52.01%" table:display="true" table:show-details="true"/>
                <table:data-pilot-member table:name="52.09%" table:display="true" table:show-details="true"/>
                <table:data-pilot-member table:name="52.21%" table:display="true" table:show-details="true"/>
                <table:data-pilot-member table:name="52.59%" table:display="true" table:show-details="true"/>
                <table:data-pilot-member table:name="54.07%" table:display="true" table:show-details="true"/>
                <table:data-pilot-member table:name="54.43%" table:display="true" table:show-details="true"/>
                <table:data-pilot-member table:name="54.84%" table:display="true" table:show-details="true"/>
                <table:data-pilot-member table:name="57.12%" table:display="true" table:show-details="true"/>
                <table:data-pilot-member table:name="57.96%" table:display="true" table:show-details="true"/>
                <table:data-pilot-member table:name="58.30%" table:display="true" table:show-details="true"/>
                <table:data-pilot-member table:name="58.94%" table:display="true" table:show-details="true"/>
                <table:data-pilot-member table:name="61.17%" table:display="true" table:show-details="true"/>
                <table:data-pilot-member table:name="62.49%" table:display="true" table:show-details="true"/>
                <table:data-pilot-member table:name="63.62%" table:display="true" table:show-details="true"/>
                <table:data-pilot-member table:name="64.83%" table:display="true" table:show-details="true"/>
                <table:data-pilot-member table:name="65.42%" table:display="true" table:show-details="true"/>
                <table:data-pilot-member table:name="66.36%" table:display="true" table:show-details="true"/>
                <table:data-pilot-member table:name="66.57%" table:display="true" table:show-details="true"/>
                <table:data-pilot-member table:name="67.91%" table:display="true" table:show-details="true"/>
                <table:data-pilot-member table:name="68.78%" table:display="true" table:show-details="true"/>
                <table:data-pilot-member table:name="68.83%" table:display="true" table:show-details="true"/>
                <table:data-pilot-member table:name="70.00%" table:display="true" table:show-details="true"/>
                <table:data-pilot-member table:name="70.19%" table:display="true" table:show-details="true"/>
                <table:data-pilot-member table:name="71.19%" table:display="true" table:show-details="true"/>
                <table:data-pilot-member table:name="71.76%" table:display="true" table:show-details="true"/>
                <table:data-pilot-member table:name="73.69%" table:display="true" table:show-details="true"/>
                <table:data-pilot-member table:name="74.40%" table:display="true" table:show-details="true"/>
                <table:data-pilot-member table:name="74.98%" table:display="true" table:show-details="true"/>
                <table:data-pilot-member table:name="76.23%" table:display="true" table:show-details="true"/>
                <table:data-pilot-member table:name="76.72%" table:display="true" table:show-details="true"/>
                <table:data-pilot-member table:name="76.83%" table:display="true" table:show-details="true"/>
                <table:data-pilot-member table:name="77.56%" table:display="true" table:show-details="true"/>
                <table:data-pilot-member table:name="81.15%" table:display="true" table:show-details="true"/>
                <table:data-pilot-member table:name="81.39%" table:display="true" table:show-details="true"/>
                <table:data-pilot-member table:name="81.68%" table:display="true" table:show-details="true"/>
                <table:data-pilot-member table:name="82.62%" table:display="true" table:show-details="true"/>
                <table:data-pilot-member table:name="84.13%" table:display="true" table:show-details="true"/>
                <table:data-pilot-member table:name="86.46%" table:display="true" table:show-details="true"/>
                <table:data-pilot-member table:name="87.31%" table:display="true" table:show-details="true"/>
                <table:data-pilot-member table:name="87.48%" table:display="true" table:show-details="true"/>
                <table:data-pilot-member table:name="87.76%" table:display="true" table:show-details="true"/>
                <table:data-pilot-member table:name="89.64%" table:display="true" table:show-details="true"/>
                <table:data-pilot-member table:name="89.99%" table:display="true" table:show-details="true"/>
                <table:data-pilot-member table:name="90.17%" table:display="true" table:show-details="true"/>
                <table:data-pilot-member table:name="90.74%" table:display="true" table:show-details="true"/>
                <table:data-pilot-member table:name="93.83%" table:display="true" table:show-details="true"/>
                <table:data-pilot-member table:name="94.53%" table:display="true" table:show-details="true"/>
                <table:data-pilot-member table:name="97.22%" table:display="true" table:show-details="true"/>
                <table:data-pilot-member table:name="98.73%" table:display="true" table:show-details="true"/>
                <table:data-pilot-member table:name="100.97%" table:display="true" table:show-details="true"/>
                <table:data-pilot-member table:name="102.53%" table:display="true" table:show-details="true"/>
                <table:data-pilot-member table:name="102.55%" table:display="true" table:show-details="true"/>
                <table:data-pilot-member table:name="103.06%" table:display="true" table:show-details="true"/>
                <table:data-pilot-member table:name="103.58%" table:display="true" table:show-details="true"/>
                <table:data-pilot-member table:name="104.30%" table:display="true" table:show-details="true"/>
                <table:data-pilot-member table:name="104.53%" table:display="true" table:show-details="true"/>
                <table:data-pilot-member table:name="110.67%" table:display="true" table:show-details="true"/>
                <table:data-pilot-member table:name="111.34%" table:display="true" table:show-details="true"/>
                <table:data-pilot-member table:name="111.61%" table:display="true" table:show-details="true"/>
                <table:data-pilot-member table:name="111.63%" table:display="true" table:show-details="true"/>
                <table:data-pilot-member table:name="112.53%" table:display="true" table:show-details="true"/>
                <table:data-pilot-member table:name="114.84%" table:display="true" table:show-details="true"/>
                <table:data-pilot-member table:name="115.88%" table:display="true" table:show-details="true"/>
                <table:data-pilot-member table:name="116.00%" table:display="true" table:show-details="true"/>
                <table:data-pilot-member table:name="117.70%" table:display="true" table:show-details="true"/>
                <table:data-pilot-member table:name="117.86%" table:display="true" table:show-details="true"/>
                <table:data-pilot-member table:name="118.24%" table:display="true" table:show-details="true"/>
                <table:data-pilot-member table:name="118.42%" table:display="true" table:show-details="true"/>
                <table:data-pilot-member table:name="119.00%" table:display="true" table:show-details="true"/>
                <table:data-pilot-member table:name="119.85%" table:display="true" table:show-details="true"/>
                <table:data-pilot-member table:name="119.97%" table:display="true" table:show-details="true"/>
                <table:data-pilot-member table:name="123.03%" table:display="true" table:show-details="true"/>
                <table:data-pilot-member table:name="123.43%" table:display="true" table:show-details="true"/>
                <table:data-pilot-member table:name="124.29%" table:display="true" table:show-details="true"/>
                <table:data-pilot-member table:name="124.76%" table:display="true" table:show-details="true"/>
                <table:data-pilot-member table:name="125.07%" table:display="true" table:show-details="true"/>
                <table:data-pilot-member table:name="128.06%" table:display="true" table:show-details="true"/>
                <table:data-pilot-member table:name="128.31%" table:display="true" table:show-details="true"/>
                <table:data-pilot-member table:name="129.49%" table:display="true" table:show-details="true"/>
                <table:data-pilot-member table:name="133.50%" table:display="true" table:show-details="true"/>
                <table:data-pilot-member table:name="137.01%" table:display="true" table:show-details="true"/>
                <table:data-pilot-member table:name="137.08%" table:display="true" table:show-details="true"/>
                <table:data-pilot-member table:name="137.90%" table:display="true" table:show-details="true"/>
                <table:data-pilot-member table:name="138.79%" table:display="true" table:show-details="true"/>
                <table:data-pilot-member table:name="139.11%" table:display="true" table:show-details="true"/>
                <table:data-pilot-member table:name="139.17%" table:display="true" table:show-details="true"/>
                <table:data-pilot-member table:name="140.96%" table:display="true" table:show-details="true"/>
                <table:data-pilot-member table:name="141.81%" table:display="true" table:show-details="true"/>
                <table:data-pilot-member table:name="142.92%" table:display="true" table:show-details="true"/>
                <table:data-pilot-member table:name="143.76%" table:display="true" table:show-details="true"/>
                <table:data-pilot-member table:name="146.36%" table:display="true" table:show-details="true"/>
                <table:data-pilot-member table:name="154.42%" table:display="true" table:show-details="true"/>
                <table:data-pilot-member table:name="161.66%" table:display="true" table:show-details="true"/>
                <table:data-pilot-member table:name="166.22%" table:display="true" table:show-details="true"/>
                <table:data-pilot-member table:name="169.18%" table:display="true" table:show-details="true"/>
                <table:data-pilot-member table:name="172.81%" table:display="true" table:show-details="true"/>
                <table:data-pilot-member table:name="189.11%" table:display="true" table:show-details="true"/>
                <table:data-pilot-member table:name="192.74%" table:display="true" table:show-details="true"/>
                <table:data-pilot-member table:name="277.52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_dist" table:orientation="data" table:used-hierarchy="0" table:function="average">
            <table:data-pilot-level table:show-empty="false">
              <table:data-pilot-members>
                <table:data-pilot-member table:name="-11.20%" table:display="true" table:show-details="true"/>
                <table:data-pilot-member table:name="-10.42%" table:display="true" table:show-details="true"/>
                <table:data-pilot-member table:name="-10.22%" table:display="true" table:show-details="true"/>
                <table:data-pilot-member table:name="-8.03%" table:display="true" table:show-details="true"/>
                <table:data-pilot-member table:name="-7.12%" table:display="true" table:show-details="true"/>
                <table:data-pilot-member table:name="-6.73%" table:display="true" table:show-details="true"/>
                <table:data-pilot-member table:name="-6.11%" table:display="true" table:show-details="true"/>
                <table:data-pilot-member table:name="-4.44%" table:display="true" table:show-details="true"/>
                <table:data-pilot-member table:name="-2.63%" table:display="true" table:show-details="true"/>
                <table:data-pilot-member table:name="-1.93%" table:display="true" table:show-details="true"/>
                <table:data-pilot-member table:name="-0.51%" table:display="true" table:show-details="true"/>
                <table:data-pilot-member table:name="-0.28%" table:display="true" table:show-details="true"/>
                <table:data-pilot-member table:name="1.40%" table:display="true" table:show-details="true"/>
                <table:data-pilot-member table:name="2.38%" table:display="true" table:show-details="true"/>
                <table:data-pilot-member table:name="2.78%" table:display="true" table:show-details="true"/>
                <table:data-pilot-member table:name="6.78%" table:display="true" table:show-details="true"/>
                <table:data-pilot-member table:name="7.06%" table:display="true" table:show-details="true"/>
                <table:data-pilot-member table:name="7.58%" table:display="true" table:show-details="true"/>
                <table:data-pilot-member table:name="8.22%" table:display="true" table:show-details="true"/>
                <table:data-pilot-member table:name="8.46%" table:display="true" table:show-details="true"/>
                <table:data-pilot-member table:name="9.99%" table:display="true" table:show-details="true"/>
                <table:data-pilot-member table:name="10.72%" table:display="true" table:show-details="true"/>
                <table:data-pilot-member table:name="11.09%" table:display="true" table:show-details="true"/>
                <table:data-pilot-member table:name="12.36%" table:display="true" table:show-details="true"/>
                <table:data-pilot-member table:name="12.62%" table:display="true" table:show-details="true"/>
                <table:data-pilot-member table:name="12.75%" table:display="true" table:show-details="true"/>
                <table:data-pilot-member table:name="13.17%" table:display="true" table:show-details="true"/>
                <table:data-pilot-member table:name="13.29%" table:display="true" table:show-details="true"/>
                <table:data-pilot-member table:name="14.41%" table:display="true" table:show-details="true"/>
                <table:data-pilot-member table:name="14.85%" table:display="true" table:show-details="true"/>
                <table:data-pilot-member table:name="14.87%" table:display="true" table:show-details="true"/>
                <table:data-pilot-member table:name="15.16%" table:display="true" table:show-details="true"/>
                <table:data-pilot-member table:name="15.45%" table:display="true" table:show-details="true"/>
                <table:data-pilot-member table:name="15.67%" table:display="true" table:show-details="true"/>
                <table:data-pilot-member table:name="16.02%" table:display="true" table:show-details="true"/>
                <table:data-pilot-member table:name="16.05%" table:display="true" table:show-details="true"/>
                <table:data-pilot-member table:name="16.09%" table:display="true" table:show-details="true"/>
                <table:data-pilot-member table:name="16.15%" table:display="true" table:show-details="true"/>
                <table:data-pilot-member table:name="16.47%" table:display="true" table:show-details="true"/>
                <table:data-pilot-member table:name="16.64%" table:display="true" table:show-details="true"/>
                <table:data-pilot-member table:name="16.82%" table:display="true" table:show-details="true"/>
                <table:data-pilot-member table:name="17.09%" table:display="true" table:show-details="true"/>
                <table:data-pilot-member table:name="17.52%" table:display="true" table:show-details="true"/>
                <table:data-pilot-member table:name="19.82%" table:display="true" table:show-details="true"/>
                <table:data-pilot-member table:name="21.51%" table:display="true" table:show-details="true"/>
                <table:data-pilot-member table:name="21.53%" table:display="true" table:show-details="true"/>
                <table:data-pilot-member table:name="21.73%" table:display="true" table:show-details="true"/>
                <table:data-pilot-member table:name="21.86%" table:display="true" table:show-details="true"/>
                <table:data-pilot-member table:name="22.82%" table:display="true" table:show-details="true"/>
                <table:data-pilot-member table:name="22.99%" table:display="true" table:show-details="true"/>
                <table:data-pilot-member table:name="23.46%" table:display="true" table:show-details="true"/>
                <table:data-pilot-member table:name="23.66%" table:display="true" table:show-details="true"/>
                <table:data-pilot-member table:name="24.16%" table:display="true" table:show-details="true"/>
                <table:data-pilot-member table:name="25.69%" table:display="true" table:show-details="true"/>
                <table:data-pilot-member table:name="25.86%" table:display="true" table:show-details="true"/>
                <table:data-pilot-member table:name="25.95%" table:display="true" table:show-details="true"/>
                <table:data-pilot-member table:name="26.09%" table:display="true" table:show-details="true"/>
                <table:data-pilot-member table:name="26.38%" table:display="true" table:show-details="true"/>
                <table:data-pilot-member table:name="26.60%" table:display="true" table:show-details="true"/>
                <table:data-pilot-member table:name="26.70%" table:display="true" table:show-details="true"/>
                <table:data-pilot-member table:name="26.76%" table:display="true" table:show-details="true"/>
                <table:data-pilot-member table:name="26.93%" table:display="true" table:show-details="true"/>
                <table:data-pilot-member table:name="27.85%" table:display="true" table:show-details="true"/>
                <table:data-pilot-member table:name="28.24%" table:display="true" table:show-details="true"/>
                <table:data-pilot-member table:name="28.30%" table:display="true" table:show-details="true"/>
                <table:data-pilot-member table:name="28.44%" table:display="true" table:show-details="true"/>
                <table:data-pilot-member table:name="28.47%" table:display="true" table:show-details="true"/>
                <table:data-pilot-member table:name="28.52%" table:display="true" table:show-details="true"/>
                <table:data-pilot-member table:name="28.60%" table:display="true" table:show-details="true"/>
                <table:data-pilot-member table:name="28.78%" table:display="true" table:show-details="true"/>
                <table:data-pilot-member table:name="29.12%" table:display="true" table:show-details="true"/>
                <table:data-pilot-member table:name="29.69%" table:display="true" table:show-details="true"/>
                <table:data-pilot-member table:name="29.75%" table:display="true" table:show-details="true"/>
                <table:data-pilot-member table:name="30.29%" table:display="true" table:show-details="true"/>
                <table:data-pilot-member table:name="30.49%" table:display="true" table:show-details="true"/>
                <table:data-pilot-member table:name="30.84%" table:display="true" table:show-details="true"/>
                <table:data-pilot-member table:name="30.86%" table:display="true" table:show-details="true"/>
                <table:data-pilot-member table:name="30.88%" table:display="true" table:show-details="true"/>
                <table:data-pilot-member table:name="31.15%" table:display="true" table:show-details="true"/>
                <table:data-pilot-member table:name="31.40%" table:display="true" table:show-details="true"/>
                <table:data-pilot-member table:name="31.48%" table:display="true" table:show-details="true"/>
                <table:data-pilot-member table:name="31.66%" table:display="true" table:show-details="true"/>
                <table:data-pilot-member table:name="31.94%" table:display="true" table:show-details="true"/>
                <table:data-pilot-member table:name="32.42%" table:display="true" table:show-details="true"/>
                <table:data-pilot-member table:name="32.47%" table:display="true" table:show-details="true"/>
                <table:data-pilot-member table:name="32.51%" table:display="true" table:show-details="true"/>
                <table:data-pilot-member table:name="32.89%" table:display="true" table:show-details="true"/>
                <table:data-pilot-member table:name="33.20%" table:display="true" table:show-details="true"/>
                <table:data-pilot-member table:name="33.22%" table:display="true" table:show-details="true"/>
                <table:data-pilot-member table:name="33.38%" table:display="true" table:show-details="true"/>
                <table:data-pilot-member table:name="33.43%" table:display="true" table:show-details="true"/>
                <table:data-pilot-member table:name="33.62%" table:display="true" table:show-details="true"/>
                <table:data-pilot-member table:name="33.89%" table:display="true" table:show-details="true"/>
                <table:data-pilot-member table:name="33.92%" table:display="true" table:show-details="true"/>
                <table:data-pilot-member table:name="33.98%" table:display="true" table:show-details="true"/>
                <table:data-pilot-member table:name="34.03%" table:display="true" table:show-details="true"/>
                <table:data-pilot-member table:name="34.70%" table:display="true" table:show-details="true"/>
                <table:data-pilot-member table:name="34.92%" table:display="true" table:show-details="true"/>
                <table:data-pilot-member table:name="35.56%" table:display="true" table:show-details="true"/>
                <table:data-pilot-member table:name="35.77%" table:display="true" table:show-details="true"/>
                <table:data-pilot-member table:name="36.24%" table:display="true" table:show-details="true"/>
                <table:data-pilot-member table:name="36.41%" table:display="true" table:show-details="true"/>
                <table:data-pilot-member table:name="37.38%" table:display="true" table:show-details="true"/>
                <table:data-pilot-member table:name="37.70%" table:display="true" table:show-details="true"/>
                <table:data-pilot-member table:name="37.96%" table:display="true" table:show-details="true"/>
                <table:data-pilot-member table:name="38.08%" table:display="true" table:show-details="true"/>
                <table:data-pilot-member table:name="38.38%" table:display="true" table:show-details="true"/>
                <table:data-pilot-member table:name="38.67%" table:display="true" table:show-details="true"/>
                <table:data-pilot-member table:name="38.77%" table:display="true" table:show-details="true"/>
                <table:data-pilot-member table:name="38.82%" table:display="true" table:show-details="true"/>
                <table:data-pilot-member table:name="39.01%" table:display="true" table:show-details="true"/>
                <table:data-pilot-member table:name="39.98%" table:display="true" table:show-details="true"/>
                <table:data-pilot-member table:name="40.13%" table:display="true" table:show-details="true"/>
                <table:data-pilot-member table:name="40.20%" table:display="true" table:show-details="true"/>
                <table:data-pilot-member table:name="40.33%" table:display="true" table:show-details="true"/>
                <table:data-pilot-member table:name="40.96%" table:display="true" table:show-details="true"/>
                <table:data-pilot-member table:name="41.19%" table:display="true" table:show-details="true"/>
                <table:data-pilot-member table:name="41.59%" table:display="true" table:show-details="true"/>
                <table:data-pilot-member table:name="41.65%" table:display="true" table:show-details="true"/>
                <table:data-pilot-member table:name="41.77%" table:display="true" table:show-details="true"/>
                <table:data-pilot-member table:name="42.05%" table:display="true" table:show-details="true"/>
                <table:data-pilot-member table:name="42.43%" table:display="true" table:show-details="true"/>
                <table:data-pilot-member table:name="42.49%" table:display="true" table:show-details="true"/>
                <table:data-pilot-member table:name="42.81%" table:display="true" table:show-details="true"/>
                <table:data-pilot-member table:name="43.23%" table:display="true" table:show-details="true"/>
                <table:data-pilot-member table:name="43.91%" table:display="true" table:show-details="true"/>
                <table:data-pilot-member table:name="44.10%" table:display="true" table:show-details="true"/>
                <table:data-pilot-member table:name="44.29%" table:display="true" table:show-details="true"/>
                <table:data-pilot-member table:name="44.36%" table:display="true" table:show-details="true"/>
                <table:data-pilot-member table:name="44.53%" table:display="true" table:show-details="true"/>
                <table:data-pilot-member table:name="44.64%" table:display="true" table:show-details="true"/>
                <table:data-pilot-member table:name="44.65%" table:display="true" table:show-details="true"/>
                <table:data-pilot-member table:name="45.22%" table:display="true" table:show-details="true"/>
                <table:data-pilot-member table:name="45.58%" table:display="true" table:show-details="true"/>
                <table:data-pilot-member table:name="45.67%" table:display="true" table:show-details="true"/>
                <table:data-pilot-member table:name="45.81%" table:display="true" table:show-details="true"/>
                <table:data-pilot-member table:name="45.95%" table:display="true" table:show-details="true"/>
                <table:data-pilot-member table:name="46.07%" table:display="true" table:show-details="true"/>
                <table:data-pilot-member table:name="46.83%" table:display="true" table:show-details="true"/>
                <table:data-pilot-member table:name="46.97%" table:display="true" table:show-details="true"/>
                <table:data-pilot-member table:name="47.06%" table:display="true" table:show-details="true"/>
                <table:data-pilot-member table:name="48.01%" table:display="true" table:show-details="true"/>
                <table:data-pilot-member table:name="49.74%" table:display="true" table:show-details="true"/>
                <table:data-pilot-member table:name="49.88%" table:display="true" table:show-details="true"/>
                <table:data-pilot-member table:name="50.96%" table:display="true" table:show-details="true"/>
                <table:data-pilot-member table:name="51.99%" table:display="true" table:show-details="true"/>
                <table:data-pilot-member table:name="52.19%" table:display="true" table:show-details="true"/>
                <table:data-pilot-member table:name="52.63%" table:display="true" table:show-details="true"/>
                <table:data-pilot-member table:name="52.83%" table:display="true" table:show-details="true"/>
                <table:data-pilot-member table:name="54.29%" table:display="true" table:show-details="true"/>
                <table:data-pilot-member table:name="54.35%" table:display="true" table:show-details="true"/>
                <table:data-pilot-member table:name="54.37%" table:display="true" table:show-details="true"/>
                <table:data-pilot-member table:name="55.85%" table:display="true" table:show-details="true"/>
                <table:data-pilot-member table:name="56.15%" table:display="true" table:show-details="true"/>
                <table:data-pilot-member table:name="56.35%" table:display="true" table:show-details="true"/>
                <table:data-pilot-member table:name="56.41%" table:display="true" table:show-details="true"/>
                <table:data-pilot-member table:name="56.57%" table:display="true" table:show-details="true"/>
                <table:data-pilot-member table:name="56.79%" table:display="true" table:show-details="true"/>
                <table:data-pilot-member table:name="57.09%" table:display="true" table:show-details="true"/>
                <table:data-pilot-member table:name="57.33%" table:display="true" table:show-details="true"/>
                <table:data-pilot-member table:name="59.72%" table:display="true" table:show-details="true"/>
                <table:data-pilot-member table:name="60.65%" table:display="true" table:show-details="true"/>
                <table:data-pilot-member table:name="63.76%" table:display="true" table:show-details="true"/>
                <table:data-pilot-member table:name="63.83%" table:display="true" table:show-details="true"/>
                <table:data-pilot-member table:name="68.29%" table:display="true" table:show-details="true"/>
                <table:data-pilot-member table:name="69.06%" table:display="true" table:show-details="true"/>
                <table:data-pilot-member table:name="69.47%" table:display="true" table:show-details="true"/>
                <table:data-pilot-member table:name="69.83%" table:display="true" table:show-details="true"/>
                <table:data-pilot-member table:name="70.49%" table:display="true" table:show-details="true"/>
                <table:data-pilot-member table:name="71.29%" table:display="true" table:show-details="true"/>
                <table:data-pilot-member table:name="76.33%" table:display="true" table:show-details="true"/>
                <table:data-pilot-member table:name="79.39%" table:display="true" table:show-details="true"/>
                <table:data-pilot-member table:name="81.38%" table:display="true" table:show-details="true"/>
                <table:data-pilot-member table:name="81.57%" table:display="true" table:show-details="true"/>
                <table:data-pilot-member table:name="83.94%" table:display="true" table:show-details="true"/>
                <table:data-pilot-member table:name="86.43%" table:display="true" table:show-details="true"/>
                <table:data-pilot-member table:name="86.62%" table:display="true" table:show-details="true"/>
                <table:data-pilot-member table:name="86.65%" table:display="true" table:show-details="true"/>
                <table:data-pilot-member table:name="93.45%" table:display="true" table:show-details="true"/>
                <table:data-pilot-member table:name="93.59%" table:display="true" table:show-details="true"/>
                <table:data-pilot-member table:name="95.17%" table:display="true" table:show-details="true"/>
                <table:data-pilot-member table:name="97.11%" table:display="true" table:show-details="true"/>
                <table:data-pilot-member table:name="98.17%" table:display="true" table:show-details="true"/>
                <table:data-pilot-member table:name="99.12%" table:display="true" table:show-details="true"/>
                <table:data-pilot-member table:name="99.16%" table:display="true" table:show-details="true"/>
                <table:data-pilot-member table:name="100.40%" table:display="true" table:show-details="true"/>
                <table:data-pilot-member table:name="103.88%" table:display="true" table:show-details="true"/>
                <table:data-pilot-member table:name="106.72%" table:display="true" table:show-details="true"/>
                <table:data-pilot-member table:name="114.40%" table:display="true" table:show-details="true"/>
                <table:data-pilot-member table:name="118.24%" table:display="true" table:show-details="true"/>
                <table:data-pilot-member table:name="120.61%" table:display="true" table:show-details="true"/>
                <table:data-pilot-member table:name="121.23%" table:display="true" table:show-details="true"/>
                <table:data-pilot-member table:name="122.62%" table:display="true" table:show-details="true"/>
                <table:data-pilot-member table:name="123.91%" table:display="true" table:show-details="true"/>
                <table:data-pilot-member table:name="124.07%" table:display="true" table:show-details="true"/>
                <table:data-pilot-member table:name="125.66%" table:display="true" table:show-details="true"/>
                <table:data-pilot-member table:name="125.75%" table:display="true" table:show-details="true"/>
                <table:data-pilot-member table:name="125.82%" table:display="true" table:show-details="true"/>
                <table:data-pilot-member table:name="125.84%" table:display="true" table:show-details="true"/>
                <table:data-pilot-member table:name="127.56%" table:display="true" table:show-details="true"/>
                <table:data-pilot-member table:name="127.64%" table:display="true" table:show-details="true"/>
                <table:data-pilot-member table:name="129.26%" table:display="true" table:show-details="true"/>
                <table:data-pilot-member table:name="129.94%" table:display="true" table:show-details="true"/>
                <table:data-pilot-member table:name="130.36%" table:display="true" table:show-details="true"/>
                <table:data-pilot-member table:name="130.83%" table:display="true" table:show-details="true"/>
                <table:data-pilot-member table:name="132.04%" table:display="true" table:show-details="true"/>
                <table:data-pilot-member table:name="133.34%" table:display="true" table:show-details="true"/>
                <table:data-pilot-member table:name="134.42%" table:display="true" table:show-details="true"/>
                <table:data-pilot-member table:name="138.19%" table:display="true" table:show-details="true"/>
                <table:data-pilot-member table:name="140.17%" table:display="true" table:show-details="true"/>
                <table:data-pilot-member table:name="141.51%" table:display="true" table:show-details="true"/>
                <table:data-pilot-member table:name="145.16%" table:display="true" table:show-details="true"/>
                <table:data-pilot-member table:name="146.11%" table:display="true" table:show-details="true"/>
                <table:data-pilot-member table:name="146.20%" table:display="true" table:show-details="true"/>
                <table:data-pilot-member table:name="147.19%" table:display="true" table:show-details="true"/>
                <table:data-pilot-member table:name="149.25%" table:display="true" table:show-details="true"/>
                <table:data-pilot-member table:name="150.38%" table:display="true" table:show-details="true"/>
                <table:data-pilot-member table:name="153.08%" table:display="true" table:show-details="true"/>
                <table:data-pilot-member table:name="153.32%" table:display="true" table:show-details="true"/>
                <table:data-pilot-member table:name="154.70%" table:display="true" table:show-details="true"/>
                <table:data-pilot-member table:name="156.30%" table:display="true" table:show-details="true"/>
                <table:data-pilot-member table:name="156.89%" table:display="true" table:show-details="true"/>
                <table:data-pilot-member table:name="157.84%" table:display="true" table:show-details="true"/>
                <table:data-pilot-member table:name="157.99%" table:display="true" table:show-details="true"/>
                <table:data-pilot-member table:name="158.32%" table:display="true" table:show-details="true"/>
                <table:data-pilot-member table:name="159.23%" table:display="true" table:show-details="true"/>
                <table:data-pilot-member table:name="159.94%" table:display="true" table:show-details="true"/>
                <table:data-pilot-member table:name="160.07%" table:display="true" table:show-details="true"/>
                <table:data-pilot-member table:name="160.20%" table:display="true" table:show-details="true"/>
                <table:data-pilot-member table:name="160.87%" table:display="true" table:show-details="true"/>
                <table:data-pilot-member table:name="162.19%" table:display="true" table:show-details="true"/>
                <table:data-pilot-member table:name="162.71%" table:display="true" table:show-details="true"/>
                <table:data-pilot-member table:name="163.64%" table:display="true" table:show-details="true"/>
                <table:data-pilot-member table:name="163.89%" table:display="true" table:show-details="true"/>
                <table:data-pilot-member table:name="164.22%" table:display="true" table:show-details="true"/>
                <table:data-pilot-member table:name="164.51%" table:display="true" table:show-details="true"/>
                <table:data-pilot-member table:name="164.57%" table:display="true" table:show-details="true"/>
                <table:data-pilot-member table:name="166.01%" table:display="true" table:show-details="true"/>
                <table:data-pilot-member table:name="169.11%" table:display="true" table:show-details="true"/>
                <table:data-pilot-member table:name="169.30%" table:display="true" table:show-details="true"/>
                <table:data-pilot-member table:name="169.73%" table:display="true" table:show-details="true"/>
                <table:data-pilot-member table:name="171.26%" table:display="true" table:show-details="true"/>
                <table:data-pilot-member table:name="171.73%" table:display="true" table:show-details="true"/>
                <table:data-pilot-member table:name="172.81%" table:display="true" table:show-details="true"/>
                <table:data-pilot-member table:name="174.58%" table:display="true" table:show-details="true"/>
                <table:data-pilot-member table:name="177.61%" table:display="true" table:show-details="true"/>
                <table:data-pilot-member table:name="177.70%" table:display="true" table:show-details="true"/>
                <table:data-pilot-member table:name="178.40%" table:display="true" table:show-details="true"/>
                <table:data-pilot-member table:name="179.25%" table:display="true" table:show-details="true"/>
                <table:data-pilot-member table:name="180.67%" table:display="true" table:show-details="true"/>
                <table:data-pilot-member table:name="181.59%" table:display="true" table:show-details="true"/>
                <table:data-pilot-member table:name="189.96%" table:display="true" table:show-details="true"/>
                <table:data-pilot-member table:name="190.70%" table:display="true" table:show-details="true"/>
                <table:data-pilot-member table:name="194.18%" table:display="true" table:show-details="true"/>
                <table:data-pilot-member table:name="195.01%" table:display="true" table:show-details="true"/>
                <table:data-pilot-member table:name="196.22%" table:display="true" table:show-details="true"/>
                <table:data-pilot-member table:name="196.63%" table:display="true" table:show-details="true"/>
                <table:data-pilot-member table:name="198.49%" table:display="true" table:show-details="true"/>
                <table:data-pilot-member table:name="199.22%" table:display="true" table:show-details="true"/>
                <table:data-pilot-member table:name="199.82%" table:display="true" table:show-details="true"/>
                <table:data-pilot-member table:name="203.14%" table:display="true" table:show-details="true"/>
                <table:data-pilot-member table:name="203.76%" table:display="true" table:show-details="true"/>
                <table:data-pilot-member table:name="204.36%" table:display="true" table:show-details="true"/>
                <table:data-pilot-member table:name="204.71%" table:display="true" table:show-details="true"/>
                <table:data-pilot-member table:name="205.57%" table:display="true" table:show-details="true"/>
                <table:data-pilot-member table:name="211.28%" table:display="true" table:show-details="true"/>
                <table:data-pilot-member table:name="213.27%" table:display="true" table:show-details="true"/>
                <table:data-pilot-member table:name="215.49%" table:display="true" table:show-details="true"/>
                <table:data-pilot-member table:name="223.57%" table:display="true" table:show-details="true"/>
                <table:data-pilot-member table:name="241.95%" table:display="true" table:show-details="true"/>
                <table:data-pilot-member table:name="242.06%" table:display="true" table:show-details="true"/>
                <table:data-pilot-member table:name="242.18%" table:display="true" table:show-details="true"/>
                <table:data-pilot-member table:name="252.84%" table:display="true" table:show-details="true"/>
                <table:data-pilot-member table:name="310.10%" table:display="true" table:show-details="true"/>
                <table:data-pilot-member table:name="319.54%" table:display="true" table:show-details="true"/>
                <table:data-pilot-member table:name="326.77%" table:display="true" table:show-details="true"/>
                <table:data-pilot-member table:name="332.18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i_bal" table:orientation="data" table:used-hierarchy="0" table:function="average">
            <table:data-pilot-level table:show-empty="false">
              <table:data-pilot-members>
                <table:data-pilot-member table:name="-60.86%" table:display="true" table:show-details="true"/>
                <table:data-pilot-member table:name="-51.16%" table:display="true" table:show-details="true"/>
                <table:data-pilot-member table:name="-48.75%" table:display="true" table:show-details="true"/>
                <table:data-pilot-member table:name="-45.41%" table:display="true" table:show-details="true"/>
                <table:data-pilot-member table:name="-44.39%" table:display="true" table:show-details="true"/>
                <table:data-pilot-member table:name="-42.81%" table:display="true" table:show-details="true"/>
                <table:data-pilot-member table:name="-42.78%" table:display="true" table:show-details="true"/>
                <table:data-pilot-member table:name="-42.40%" table:display="true" table:show-details="true"/>
                <table:data-pilot-member table:name="-42.35%" table:display="true" table:show-details="true"/>
                <table:data-pilot-member table:name="-42.33%" table:display="true" table:show-details="true"/>
                <table:data-pilot-member table:name="-41.32%" table:display="true" table:show-details="true"/>
                <table:data-pilot-member table:name="-41.23%" table:display="true" table:show-details="true"/>
                <table:data-pilot-member table:name="-41.18%" table:display="true" table:show-details="true"/>
                <table:data-pilot-member table:name="-40.80%" table:display="true" table:show-details="true"/>
                <table:data-pilot-member table:name="-40.65%" table:display="true" table:show-details="true"/>
                <table:data-pilot-member table:name="-39.78%" table:display="true" table:show-details="true"/>
                <table:data-pilot-member table:name="-39.69%" table:display="true" table:show-details="true"/>
                <table:data-pilot-member table:name="-39.36%" table:display="true" table:show-details="true"/>
                <table:data-pilot-member table:name="-39.26%" table:display="true" table:show-details="true"/>
                <table:data-pilot-member table:name="-38.72%" table:display="true" table:show-details="true"/>
                <table:data-pilot-member table:name="-38.58%" table:display="true" table:show-details="true"/>
                <table:data-pilot-member table:name="-38.45%" table:display="true" table:show-details="true"/>
                <table:data-pilot-member table:name="-38.00%" table:display="true" table:show-details="true"/>
                <table:data-pilot-member table:name="-37.74%" table:display="true" table:show-details="true"/>
                <table:data-pilot-member table:name="-37.41%" table:display="true" table:show-details="true"/>
                <table:data-pilot-member table:name="-37.30%" table:display="true" table:show-details="true"/>
                <table:data-pilot-member table:name="-36.73%" table:display="true" table:show-details="true"/>
                <table:data-pilot-member table:name="-36.45%" table:display="true" table:show-details="true"/>
                <table:data-pilot-member table:name="-36.10%" table:display="true" table:show-details="true"/>
                <table:data-pilot-member table:name="-35.13%" table:display="true" table:show-details="true"/>
                <table:data-pilot-member table:name="-35.07%" table:display="true" table:show-details="true"/>
                <table:data-pilot-member table:name="-34.61%" table:display="true" table:show-details="true"/>
                <table:data-pilot-member table:name="-33.29%" table:display="true" table:show-details="true"/>
                <table:data-pilot-member table:name="-31.92%" table:display="true" table:show-details="true"/>
                <table:data-pilot-member table:name="-31.89%" table:display="true" table:show-details="true"/>
                <table:data-pilot-member table:name="-31.75%" table:display="true" table:show-details="true"/>
                <table:data-pilot-member table:name="-31.47%" table:display="true" table:show-details="true"/>
                <table:data-pilot-member table:name="-31.41%" table:display="true" table:show-details="true"/>
                <table:data-pilot-member table:name="-30.08%" table:display="true" table:show-details="true"/>
                <table:data-pilot-member table:name="-30.00%" table:display="true" table:show-details="true"/>
                <table:data-pilot-member table:name="-29.67%" table:display="true" table:show-details="true"/>
                <table:data-pilot-member table:name="-29.63%" table:display="true" table:show-details="true"/>
                <table:data-pilot-member table:name="-28.58%" table:display="true" table:show-details="true"/>
                <table:data-pilot-member table:name="-28.36%" table:display="true" table:show-details="true"/>
                <table:data-pilot-member table:name="-28.27%" table:display="true" table:show-details="true"/>
                <table:data-pilot-member table:name="-28.10%" table:display="true" table:show-details="true"/>
                <table:data-pilot-member table:name="-27.81%" table:display="true" table:show-details="true"/>
                <table:data-pilot-member table:name="-27.59%" table:display="true" table:show-details="true"/>
                <table:data-pilot-member table:name="-27.14%" table:display="true" table:show-details="true"/>
                <table:data-pilot-member table:name="-26.86%" table:display="true" table:show-details="true"/>
                <table:data-pilot-member table:name="-26.74%" table:display="true" table:show-details="true"/>
                <table:data-pilot-member table:name="-26.51%" table:display="true" table:show-details="true"/>
                <table:data-pilot-member table:name="-26.36%" table:display="true" table:show-details="true"/>
                <table:data-pilot-member table:name="-26.23%" table:display="true" table:show-details="true"/>
                <table:data-pilot-member table:name="-26.19%" table:display="true" table:show-details="true"/>
                <table:data-pilot-member table:name="-25.94%" table:display="true" table:show-details="true"/>
                <table:data-pilot-member table:name="-25.83%" table:display="true" table:show-details="true"/>
                <table:data-pilot-member table:name="-24.98%" table:display="true" table:show-details="true"/>
                <table:data-pilot-member table:name="-24.53%" table:display="true" table:show-details="true"/>
                <table:data-pilot-member table:name="-24.06%" table:display="true" table:show-details="true"/>
                <table:data-pilot-member table:name="-23.61%" table:display="true" table:show-details="true"/>
                <table:data-pilot-member table:name="-23.50%" table:display="true" table:show-details="true"/>
                <table:data-pilot-member table:name="-22.73%" table:display="true" table:show-details="true"/>
                <table:data-pilot-member table:name="-22.55%" table:display="true" table:show-details="true"/>
                <table:data-pilot-member table:name="-22.43%" table:display="true" table:show-details="true"/>
                <table:data-pilot-member table:name="-22.23%" table:display="true" table:show-details="true"/>
                <table:data-pilot-member table:name="-21.72%" table:display="true" table:show-details="true"/>
                <table:data-pilot-member table:name="-21.40%" table:display="true" table:show-details="true"/>
                <table:data-pilot-member table:name="-20.93%" table:display="true" table:show-details="true"/>
                <table:data-pilot-member table:name="-20.86%" table:display="true" table:show-details="true"/>
                <table:data-pilot-member table:name="-20.22%" table:display="true" table:show-details="true"/>
                <table:data-pilot-member table:name="-18.91%" table:display="true" table:show-details="true"/>
                <table:data-pilot-member table:name="-18.67%" table:display="true" table:show-details="true"/>
                <table:data-pilot-member table:name="-18.45%" table:display="true" table:show-details="true"/>
                <table:data-pilot-member table:name="-18.37%" table:display="true" table:show-details="true"/>
                <table:data-pilot-member table:name="-16.63%" table:display="true" table:show-details="true"/>
                <table:data-pilot-member table:name="-16.42%" table:display="true" table:show-details="true"/>
                <table:data-pilot-member table:name="-16.27%" table:display="true" table:show-details="true"/>
                <table:data-pilot-member table:name="-15.07%" table:display="true" table:show-details="true"/>
                <table:data-pilot-member table:name="-13.91%" table:display="true" table:show-details="true"/>
                <table:data-pilot-member table:name="-13.88%" table:display="true" table:show-details="true"/>
                <table:data-pilot-member table:name="-13.73%" table:display="true" table:show-details="true"/>
                <table:data-pilot-member table:name="-13.38%" table:display="true" table:show-details="true"/>
                <table:data-pilot-member table:name="-11.75%" table:display="true" table:show-details="true"/>
                <table:data-pilot-member table:name="-11.58%" table:display="true" table:show-details="true"/>
                <table:data-pilot-member table:name="-11.40%" table:display="true" table:show-details="true"/>
                <table:data-pilot-member table:name="-11.34%" table:display="true" table:show-details="true"/>
                <table:data-pilot-member table:name="-10.79%" table:display="true" table:show-details="true"/>
                <table:data-pilot-member table:name="-9.15%" table:display="true" table:show-details="true"/>
                <table:data-pilot-member table:name="-8.59%" table:display="true" table:show-details="true"/>
                <table:data-pilot-member table:name="-6.10%" table:display="true" table:show-details="true"/>
                <table:data-pilot-member table:name="-5.90%" table:display="true" table:show-details="true"/>
                <table:data-pilot-member table:name="-5.39%" table:display="true" table:show-details="true"/>
                <table:data-pilot-member table:name="-5.36%" table:display="true" table:show-details="true"/>
                <table:data-pilot-member table:name="-4.67%" table:display="true" table:show-details="true"/>
                <table:data-pilot-member table:name="-4.36%" table:display="true" table:show-details="true"/>
                <table:data-pilot-member table:name="-4.09%" table:display="true" table:show-details="true"/>
                <table:data-pilot-member table:name="-3.85%" table:display="true" table:show-details="true"/>
                <table:data-pilot-member table:name="-2.44%" table:display="true" table:show-details="true"/>
                <table:data-pilot-member table:name="-2.42%" table:display="true" table:show-details="true"/>
                <table:data-pilot-member table:name="-2.06%" table:display="true" table:show-details="true"/>
                <table:data-pilot-member table:name="-1.91%" table:display="true" table:show-details="true"/>
                <table:data-pilot-member table:name="-0.79%" table:display="true" table:show-details="true"/>
                <table:data-pilot-member table:name="-0.62%" table:display="true" table:show-details="true"/>
                <table:data-pilot-member table:name="-0.47%" table:display="true" table:show-details="true"/>
                <table:data-pilot-member table:name="-0.18%" table:display="true" table:show-details="true"/>
                <table:data-pilot-member table:name="0.36%" table:display="true" table:show-details="true"/>
                <table:data-pilot-member table:name="0.38%" table:display="true" table:show-details="true"/>
                <table:data-pilot-member table:name="0.43%" table:display="true" table:show-details="true"/>
                <table:data-pilot-member table:name="0.84%" table:display="true" table:show-details="true"/>
                <table:data-pilot-member table:name="1.97%" table:display="true" table:show-details="true"/>
                <table:data-pilot-member table:name="2.14%" table:display="true" table:show-details="true"/>
                <table:data-pilot-member table:name="2.85%" table:display="true" table:show-details="true"/>
                <table:data-pilot-member table:name="3.36%" table:display="true" table:show-details="true"/>
                <table:data-pilot-member table:name="4.98%" table:display="true" table:show-details="true"/>
                <table:data-pilot-member table:name="5.04%" table:display="true" table:show-details="true"/>
                <table:data-pilot-member table:name="5.21%" table:display="true" table:show-details="true"/>
                <table:data-pilot-member table:name="5.25%" table:display="true" table:show-details="true"/>
                <table:data-pilot-member table:name="5.57%" table:display="true" table:show-details="true"/>
                <table:data-pilot-member table:name="5.58%" table:display="true" table:show-details="true"/>
                <table:data-pilot-member table:name="5.82%" table:display="true" table:show-details="true"/>
                <table:data-pilot-member table:name="7.03%" table:display="true" table:show-details="true"/>
                <table:data-pilot-member table:name="7.25%" table:display="true" table:show-details="true"/>
                <table:data-pilot-member table:name="7.82%" table:display="true" table:show-details="true"/>
                <table:data-pilot-member table:name="8.25%" table:display="true" table:show-details="true"/>
                <table:data-pilot-member table:name="8.30%" table:display="true" table:show-details="true"/>
                <table:data-pilot-member table:name="8.75%" table:display="true" table:show-details="true"/>
                <table:data-pilot-member table:name="9.21%" table:display="true" table:show-details="true"/>
                <table:data-pilot-member table:name="9.73%" table:display="true" table:show-details="true"/>
                <table:data-pilot-member table:name="10.01%" table:display="true" table:show-details="true"/>
                <table:data-pilot-member table:name="10.25%" table:display="true" table:show-details="true"/>
                <table:data-pilot-member table:name="10.54%" table:display="true" table:show-details="true"/>
                <table:data-pilot-member table:name="11.46%" table:display="true" table:show-details="true"/>
                <table:data-pilot-member table:name="13.39%" table:display="true" table:show-details="true"/>
                <table:data-pilot-member table:name="13.95%" table:display="true" table:show-details="true"/>
                <table:data-pilot-member table:name="14.16%" table:display="true" table:show-details="true"/>
                <table:data-pilot-member table:name="16.28%" table:display="true" table:show-details="true"/>
                <table:data-pilot-member table:name="17.21%" table:display="true" table:show-details="true"/>
                <table:data-pilot-member table:name="17.24%" table:display="true" table:show-details="true"/>
                <table:data-pilot-member table:name="22.77%" table:display="true" table:show-details="true"/>
                <table:data-pilot-member table:name="23.40%" table:display="true" table:show-details="true"/>
                <table:data-pilot-member table:name="24.40%" table:display="true" table:show-details="true"/>
                <table:data-pilot-member table:name="29.83%" table:display="true" table:show-details="true"/>
                <table:data-pilot-member table:name="30.18%" table:display="true" table:show-details="true"/>
                <table:data-pilot-member table:name="30.45%" table:display="true" table:show-details="true"/>
                <table:data-pilot-member table:name="31.64%" table:display="true" table:show-details="true"/>
                <table:data-pilot-member table:name="33.52%" table:display="true" table:show-details="true"/>
                <table:data-pilot-member table:name="33.77%" table:display="true" table:show-details="true"/>
                <table:data-pilot-member table:name="36.43%" table:display="true" table:show-details="true"/>
                <table:data-pilot-member table:name="41.53%" table:display="true" table:show-details="true"/>
                <table:data-pilot-member table:name="43.70%" table:display="true" table:show-details="true"/>
                <table:data-pilot-member table:name="45.14%" table:display="true" table:show-details="true"/>
                <table:data-pilot-member table:name="45.22%" table:display="true" table:show-details="true"/>
                <table:data-pilot-member table:name="46.07%" table:display="true" table:show-details="true"/>
                <table:data-pilot-member table:name="48.14%" table:display="true" table:show-details="true"/>
                <table:data-pilot-member table:name="49.38%" table:display="true" table:show-details="true"/>
                <table:data-pilot-member table:name="52.39%" table:display="true" table:show-details="true"/>
                <table:data-pilot-member table:name="52.75%" table:display="true" table:show-details="true"/>
                <table:data-pilot-member table:name="54.56%" table:display="true" table:show-details="true"/>
                <table:data-pilot-member table:name="56.12%" table:display="true" table:show-details="true"/>
                <table:data-pilot-member table:name="56.33%" table:display="true" table:show-details="true"/>
                <table:data-pilot-member table:name="58.43%" table:display="true" table:show-details="true"/>
                <table:data-pilot-member table:name="61.88%" table:display="true" table:show-details="true"/>
                <table:data-pilot-member table:name="62.71%" table:display="true" table:show-details="true"/>
                <table:data-pilot-member table:name="62.76%" table:display="true" table:show-details="true"/>
                <table:data-pilot-member table:name="63.89%" table:display="true" table:show-details="true"/>
                <table:data-pilot-member table:name="64.29%" table:display="true" table:show-details="true"/>
                <table:data-pilot-member table:name="67.01%" table:display="true" table:show-details="true"/>
                <table:data-pilot-member table:name="67.12%" table:display="true" table:show-details="true"/>
                <table:data-pilot-member table:name="68.70%" table:display="true" table:show-details="true"/>
                <table:data-pilot-member table:name="69.36%" table:display="true" table:show-details="true"/>
                <table:data-pilot-member table:name="70.42%" table:display="true" table:show-details="true"/>
                <table:data-pilot-member table:name="70.43%" table:display="true" table:show-details="true"/>
                <table:data-pilot-member table:name="71.77%" table:display="true" table:show-details="true"/>
                <table:data-pilot-member table:name="73.39%" table:display="true" table:show-details="true"/>
                <table:data-pilot-member table:name="73.81%" table:display="true" table:show-details="true"/>
                <table:data-pilot-member table:name="76.94%" table:display="true" table:show-details="true"/>
                <table:data-pilot-member table:name="77.29%" table:display="true" table:show-details="true"/>
                <table:data-pilot-member table:name="78.24%" table:display="true" table:show-details="true"/>
                <table:data-pilot-member table:name="78.67%" table:display="true" table:show-details="true"/>
                <table:data-pilot-member table:name="78.84%" table:display="true" table:show-details="true"/>
                <table:data-pilot-member table:name="79.53%" table:display="true" table:show-details="true"/>
                <table:data-pilot-member table:name="79.68%" table:display="true" table:show-details="true"/>
                <table:data-pilot-member table:name="82.01%" table:display="true" table:show-details="true"/>
                <table:data-pilot-member table:name="84.83%" table:display="true" table:show-details="true"/>
                <table:data-pilot-member table:name="85.88%" table:display="true" table:show-details="true"/>
                <table:data-pilot-member table:name="85.96%" table:display="true" table:show-details="true"/>
                <table:data-pilot-member table:name="87.21%" table:display="true" table:show-details="true"/>
                <table:data-pilot-member table:name="90.34%" table:display="true" table:show-details="true"/>
                <table:data-pilot-member table:name="90.56%" table:display="true" table:show-details="true"/>
                <table:data-pilot-member table:name="90.59%" table:display="true" table:show-details="true"/>
                <table:data-pilot-member table:name="90.96%" table:display="true" table:show-details="true"/>
                <table:data-pilot-member table:name="91.36%" table:display="true" table:show-details="true"/>
                <table:data-pilot-member table:name="95.07%" table:display="true" table:show-details="true"/>
                <table:data-pilot-member table:name="95.39%" table:display="true" table:show-details="true"/>
                <table:data-pilot-member table:name="96.20%" table:display="true" table:show-details="true"/>
                <table:data-pilot-member table:name="96.32%" table:display="true" table:show-details="true"/>
                <table:data-pilot-member table:name="97.90%" table:display="true" table:show-details="true"/>
                <table:data-pilot-member table:name="99.40%" table:display="true" table:show-details="true"/>
                <table:data-pilot-member table:name="99.56%" table:display="true" table:show-details="true"/>
                <table:data-pilot-member table:name="99.69%" table:display="true" table:show-details="true"/>
                <table:data-pilot-member table:name="102.16%" table:display="true" table:show-details="true"/>
                <table:data-pilot-member table:name="102.67%" table:display="true" table:show-details="true"/>
                <table:data-pilot-member table:name="103.53%" table:display="true" table:show-details="true"/>
                <table:data-pilot-member table:name="104.88%" table:display="true" table:show-details="true"/>
                <table:data-pilot-member table:name="106.13%" table:display="true" table:show-details="true"/>
                <table:data-pilot-member table:name="109.49%" table:display="true" table:show-details="true"/>
                <table:data-pilot-member table:name="110.71%" table:display="true" table:show-details="true"/>
                <table:data-pilot-member table:name="110.81%" table:display="true" table:show-details="true"/>
                <table:data-pilot-member table:name="111.05%" table:display="true" table:show-details="true"/>
                <table:data-pilot-member table:name="112.01%" table:display="true" table:show-details="true"/>
                <table:data-pilot-member table:name="112.42%" table:display="true" table:show-details="true"/>
                <table:data-pilot-member table:name="113.01%" table:display="true" table:show-details="true"/>
                <table:data-pilot-member table:name="114.16%" table:display="true" table:show-details="true"/>
                <table:data-pilot-member table:name="115.12%" table:display="true" table:show-details="true"/>
                <table:data-pilot-member table:name="115.77%" table:display="true" table:show-details="true"/>
                <table:data-pilot-member table:name="115.82%" table:display="true" table:show-details="true"/>
                <table:data-pilot-member table:name="116.06%" table:display="true" table:show-details="true"/>
                <table:data-pilot-member table:name="116.87%" table:display="true" table:show-details="true"/>
                <table:data-pilot-member table:name="116.92%" table:display="true" table:show-details="true"/>
                <table:data-pilot-member table:name="117.13%" table:display="true" table:show-details="true"/>
                <table:data-pilot-member table:name="117.79%" table:display="true" table:show-details="true"/>
                <table:data-pilot-member table:name="118.27%" table:display="true" table:show-details="true"/>
                <table:data-pilot-member table:name="119.05%" table:display="true" table:show-details="true"/>
                <table:data-pilot-member table:name="120.84%" table:display="true" table:show-details="true"/>
                <table:data-pilot-member table:name="121.10%" table:display="true" table:show-details="true"/>
                <table:data-pilot-member table:name="121.30%" table:display="true" table:show-details="true"/>
                <table:data-pilot-member table:name="124.34%" table:display="true" table:show-details="true"/>
                <table:data-pilot-member table:name="124.71%" table:display="true" table:show-details="true"/>
                <table:data-pilot-member table:name="127.06%" table:display="true" table:show-details="true"/>
                <table:data-pilot-member table:name="128.26%" table:display="true" table:show-details="true"/>
                <table:data-pilot-member table:name="129.49%" table:display="true" table:show-details="true"/>
                <table:data-pilot-member table:name="130.91%" table:display="true" table:show-details="true"/>
                <table:data-pilot-member table:name="131.88%" table:display="true" table:show-details="true"/>
                <table:data-pilot-member table:name="132.24%" table:display="true" table:show-details="true"/>
                <table:data-pilot-member table:name="133.69%" table:display="true" table:show-details="true"/>
                <table:data-pilot-member table:name="133.81%" table:display="true" table:show-details="true"/>
                <table:data-pilot-member table:name="137.03%" table:display="true" table:show-details="true"/>
                <table:data-pilot-member table:name="138.73%" table:display="true" table:show-details="true"/>
                <table:data-pilot-member table:name="140.04%" table:display="true" table:show-details="true"/>
                <table:data-pilot-member table:name="140.26%" table:display="true" table:show-details="true"/>
                <table:data-pilot-member table:name="143.05%" table:display="true" table:show-details="true"/>
                <table:data-pilot-member table:name="145.74%" table:display="true" table:show-details="true"/>
                <table:data-pilot-member table:name="146.15%" table:display="true" table:show-details="true"/>
                <table:data-pilot-member table:name="146.38%" table:display="true" table:show-details="true"/>
                <table:data-pilot-member table:name="147.23%" table:display="true" table:show-details="true"/>
                <table:data-pilot-member table:name="148.40%" table:display="true" table:show-details="true"/>
                <table:data-pilot-member table:name="150.97%" table:display="true" table:show-details="true"/>
                <table:data-pilot-member table:name="155.18%" table:display="true" table:show-details="true"/>
                <table:data-pilot-member table:name="155.31%" table:display="true" table:show-details="true"/>
                <table:data-pilot-member table:name="156.27%" table:display="true" table:show-details="true"/>
                <table:data-pilot-member table:name="157.45%" table:display="true" table:show-details="true"/>
                <table:data-pilot-member table:name="158.51%" table:display="true" table:show-details="true"/>
                <table:data-pilot-member table:name="158.77%" table:display="true" table:show-details="true"/>
                <table:data-pilot-member table:name="162.39%" table:display="true" table:show-details="true"/>
                <table:data-pilot-member table:name="162.96%" table:display="true" table:show-details="true"/>
                <table:data-pilot-member table:name="164.86%" table:display="true" table:show-details="true"/>
                <table:data-pilot-member table:name="169.31%" table:display="true" table:show-details="true"/>
                <table:data-pilot-member table:name="170.68%" table:display="true" table:show-details="true"/>
                <table:data-pilot-member table:name="175.11%" table:display="true" table:show-details="true"/>
                <table:data-pilot-member table:name="179.58%" table:display="true" table:show-details="true"/>
                <table:data-pilot-member table:name="191.82%" table:display="true" table:show-details="true"/>
                <table:data-pilot-member table:name="204.85%" table:display="true" table:show-details="true"/>
                <table:data-pilot-member table:name="212.14%" table:display="true" table:show-details="true"/>
                <table:data-pilot-member table:name="215.50%" table:display="true" table:show-details="true"/>
                <table:data-pilot-member table:name="241.95%" table:display="true" table:show-details="true"/>
                <table:data-pilot-member table:name="245.39%" table:display="true" table:show-details="true"/>
                <table:data-pilot-member table:name="247.05%" table:display="true" table:show-details="true"/>
                <table:data-pilot-member table:name="248.92%" table:display="true" table:show-details="true"/>
                <table:data-pilot-member table:name="265.38%" table:display="true" table:show-details="true"/>
                <table:data-pilot-member table:name="267.81%" table:display="true" table:show-details="true"/>
                <table:data-pilot-member table:name="294.79%" table:display="true" table:show-details="true"/>
                <table:data-pilot-member table:name="326.40%" table:display="true" table:show-details="true"/>
                <table:data-pilot-member table:name="329.86%" table:display="true" table:show-details="true"/>
                <table:data-pilot-member table:name="449.83%" table:display="true" table:show-details="true"/>
                <table:data-pilot-member table:name="697.92%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4T09:07:41</dc:date>
    <dc:creator>Victor Pillac</dc:creator>
    <meta:document-statistic meta:table-count="2" meta:cell-count="6784" meta:object-count="0"/>
    <meta:generator>LibreOffice/3.5$Linux_X86_64 LibreOffice_project/350m1$Build-2</meta:generator>
  </office:meta>
</office:document-meta>
</file>